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3.184cm"/>
    </style:style>
    <style:style style:name="co4" style:family="table-column">
      <style:table-column-properties fo:break-before="auto" style:column-width="2.078cm"/>
    </style:style>
    <style:style style:name="co5" style:family="table-column">
      <style:table-column-properties fo:break-before="auto" style:column-width="3.267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3.24cm"/>
    </style:style>
    <style:style style:name="co8" style:family="table-column">
      <style:table-column-properties fo:break-before="auto" style:column-width="2.134cm"/>
    </style:style>
    <style:style style:name="co9" style:family="table-column">
      <style:table-column-properties fo:break-before="auto" style:column-width="3.3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"/>
  </office:automatic-styles>
  <office:body>
    <office:spreadsheet>
      <table:table table:name="STORM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2"/>
        <table:table-column table:style-name="co7" table:default-cell-style-name="ce1"/>
        <table:table-column table:style-name="co8" table:default-cell-style-name="ce2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MpsStaHi</text:p>
          </table:table-cell>
          <table:table-cell office:value-type="string" calcext:value-type="string">
            <text:p><text:s/>SystemCpuStaHi</text:p>
          </table:table-cell>
          <table:table-cell office:value-type="string" calcext:value-type="string">
            <text:p><text:s/>MpsDynHi</text:p>
          </table:table-cell>
          <table:table-cell office:value-type="string" calcext:value-type="string">
            <text:p><text:s/>SystemCpuDynHi</text:p>
          </table:table-cell>
          <table:table-cell office:value-type="string" calcext:value-type="string">
            <text:p><text:s/>MpsStaLo</text:p>
          </table:table-cell>
          <table:table-cell office:value-type="string" calcext:value-type="string">
            <text:p><text:s/>SystemCpuStaLo</text:p>
          </table:table-cell>
          <table:table-cell office:value-type="string" calcext:value-type="string">
            <text:p><text:s/>MpsDynLo</text:p>
          </table:table-cell>
          <table:table-cell office:value-type="string" calcext:value-type="string">
            <text:p><text:s/>SystemCpuDynLo</text:p>
          </table:table-cell>
          <table:table-cell table:number-columns-repeated="1015"/>
        </table:table-row>
        <table:table-row table:style-name="ro2"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,00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,00</text:p>
          </table:table-cell>
          <table:table-cell office:value-type="float" office:value="69686" calcext:value-type="float">
            <text:p>69686</text:p>
          </table:table-cell>
          <table:table-cell office:value-type="float" office:value="0.728658536585366" calcext:value-type="float">
            <text:p>0,73</text:p>
          </table:table-cell>
          <table:table-cell office:value-type="float" office:value="41208" calcext:value-type="float">
            <text:p>41208</text:p>
          </table:table-cell>
          <table:table-cell office:value-type="float" office:value="0.799549549549549" calcext:value-type="float">
            <text:p>0,80</text:p>
          </table:table-cell>
          <table:table-cell office:value-type="float" office:value="8677" calcext:value-type="float">
            <text:p>8677</text:p>
          </table:table-cell>
          <table:table-cell office:value-type="float" office:value="0.959404600811908" calcext:value-type="float">
            <text:p>0,96</text:p>
          </table:table-cell>
          <table:table-cell office:value-type="float" office:value="3705" calcext:value-type="float">
            <text:p>3705</text:p>
          </table:table-cell>
          <table:table-cell office:value-type="float" office:value="0.978764478764479" calcext:value-type="float">
            <text:p>0,98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,00</text:p>
          </table:table-cell>
          <table:table-cell office:value-type="float" office:value="725026" calcext:value-type="float">
            <text:p>725026</text:p>
          </table:table-cell>
          <table:table-cell office:value-type="float" office:value="0.44729907773386" calcext:value-type="float">
            <text:p>0,45</text:p>
          </table:table-cell>
          <table:table-cell office:value-type="float" office:value="680241" calcext:value-type="float">
            <text:p>680241</text:p>
          </table:table-cell>
          <table:table-cell office:value-type="float" office:value="0.562217923920052" calcext:value-type="float">
            <text:p>0,56</text:p>
          </table:table-cell>
          <table:table-cell office:value-type="float" office:value="211923" calcext:value-type="float">
            <text:p>211923</text:p>
          </table:table-cell>
          <table:table-cell office:value-type="float" office:value="0.817369093231162" calcext:value-type="float">
            <text:p>0,82</text:p>
          </table:table-cell>
          <table:table-cell office:value-type="float" office:value="8696" calcext:value-type="float">
            <text:p>8696</text:p>
          </table:table-cell>
          <table:table-cell office:value-type="float" office:value="0.91497461928934" calcext:value-type="float">
            <text:p>0,91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,00</text:p>
          </table:table-cell>
          <table:table-cell office:value-type="float" office:value="740366" calcext:value-type="float">
            <text:p>740366</text:p>
          </table:table-cell>
          <table:table-cell office:value-type="float" office:value="0.45340383344349" calcext:value-type="float">
            <text:p>0,45</text:p>
          </table:table-cell>
          <table:table-cell office:value-type="float" office:value="830952" calcext:value-type="float">
            <text:p>830952</text:p>
          </table:table-cell>
          <table:table-cell office:value-type="float" office:value="0.535973597359736" calcext:value-type="float">
            <text:p>0,54</text:p>
          </table:table-cell>
          <table:table-cell office:value-type="float" office:value="513229" calcext:value-type="float">
            <text:p>513229</text:p>
          </table:table-cell>
          <table:table-cell office:value-type="float" office:value="0.686429512516469" calcext:value-type="float">
            <text:p>0,69</text:p>
          </table:table-cell>
          <table:table-cell office:value-type="float" office:value="46634" calcext:value-type="float">
            <text:p>46634</text:p>
          </table:table-cell>
          <table:table-cell office:value-type="float" office:value="0.901910828025478" calcext:value-type="float">
            <text:p>0,90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,00</text:p>
          </table:table-cell>
          <table:table-cell office:value-type="float" office:value="752009" calcext:value-type="float">
            <text:p>752009</text:p>
          </table:table-cell>
          <table:table-cell office:value-type="float" office:value="0.433962264150943" calcext:value-type="float">
            <text:p>0,43</text:p>
          </table:table-cell>
          <table:table-cell office:value-type="float" office:value="885681" calcext:value-type="float">
            <text:p>885681</text:p>
          </table:table-cell>
          <table:table-cell office:value-type="float" office:value="0.541611624834875" calcext:value-type="float">
            <text:p>0,54</text:p>
          </table:table-cell>
          <table:table-cell office:value-type="float" office:value="569809" calcext:value-type="float">
            <text:p>569809</text:p>
          </table:table-cell>
          <table:table-cell office:value-type="float" office:value="0.655801825293351" calcext:value-type="float">
            <text:p>0,66</text:p>
          </table:table-cell>
          <table:table-cell office:value-type="float" office:value="340052" calcext:value-type="float">
            <text:p>340052</text:p>
          </table:table-cell>
          <table:table-cell office:value-type="float" office:value="0.808618504435995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,00</text:p>
          </table:table-cell>
          <table:table-cell office:value-type="float" office:value="716661" calcext:value-type="float">
            <text:p>716661</text:p>
          </table:table-cell>
          <table:table-cell office:value-type="float" office:value="0.482321547698466" calcext:value-type="float">
            <text:p>0,48</text:p>
          </table:table-cell>
          <table:table-cell office:value-type="float" office:value="876443" calcext:value-type="float">
            <text:p>876443</text:p>
          </table:table-cell>
          <table:table-cell office:value-type="float" office:value="0.535575679172057" calcext:value-type="float">
            <text:p>0,54</text:p>
          </table:table-cell>
          <table:table-cell office:value-type="float" office:value="473681" calcext:value-type="float">
            <text:p>473681</text:p>
          </table:table-cell>
          <table:table-cell office:value-type="float" office:value="0.755154639175258" calcext:value-type="float">
            <text:p>0,76</text:p>
          </table:table-cell>
          <table:table-cell office:value-type="float" office:value="525146" calcext:value-type="float">
            <text:p>525146</text:p>
          </table:table-cell>
          <table:table-cell office:value-type="float" office:value="0.794838709677419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,00</text:p>
          </table:table-cell>
          <table:table-cell office:value-type="float" office:value="735232" calcext:value-type="float">
            <text:p>735232</text:p>
          </table:table-cell>
          <table:table-cell office:value-type="float" office:value="0.446511627906977" calcext:value-type="float">
            <text:p>0,45</text:p>
          </table:table-cell>
          <table:table-cell office:value-type="float" office:value="870767" calcext:value-type="float">
            <text:p>870767</text:p>
          </table:table-cell>
          <table:table-cell office:value-type="float" office:value="0.533682145192937" calcext:value-type="float">
            <text:p>0,53</text:p>
          </table:table-cell>
          <table:table-cell office:value-type="float" office:value="573994" calcext:value-type="float">
            <text:p>573994</text:p>
          </table:table-cell>
          <table:table-cell office:value-type="float" office:value="0.645287958115183" calcext:value-type="float">
            <text:p>0,65</text:p>
          </table:table-cell>
          <table:table-cell office:value-type="float" office:value="545836" calcext:value-type="float">
            <text:p>545836</text:p>
          </table:table-cell>
          <table:table-cell office:value-type="float" office:value="0.831202046035806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,00</text:p>
          </table:table-cell>
          <table:table-cell office:value-type="float" office:value="755303" calcext:value-type="float">
            <text:p>755303</text:p>
          </table:table-cell>
          <table:table-cell office:value-type="float" office:value="0.432576769025367" calcext:value-type="float">
            <text:p>0,43</text:p>
          </table:table-cell>
          <table:table-cell office:value-type="float" office:value="856684" calcext:value-type="float">
            <text:p>856684</text:p>
          </table:table-cell>
          <table:table-cell office:value-type="float" office:value="0.526803441429517" calcext:value-type="float">
            <text:p>0,53</text:p>
          </table:table-cell>
          <table:table-cell office:value-type="float" office:value="564216" calcext:value-type="float">
            <text:p>564216</text:p>
          </table:table-cell>
          <table:table-cell office:value-type="float" office:value="0.648124191461837" calcext:value-type="float">
            <text:p>0,65</text:p>
          </table:table-cell>
          <table:table-cell office:value-type="float" office:value="538009" calcext:value-type="float">
            <text:p>538009</text:p>
          </table:table-cell>
          <table:table-cell office:value-type="float" office:value="0.829299363057325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,00</text:p>
          </table:table-cell>
          <table:table-cell office:value-type="float" office:value="756222" calcext:value-type="float">
            <text:p>756222</text:p>
          </table:table-cell>
          <table:table-cell office:value-type="float" office:value="0.429610046265697" calcext:value-type="float">
            <text:p>0,43</text:p>
          </table:table-cell>
          <table:table-cell office:value-type="float" office:value="872467" calcext:value-type="float">
            <text:p>872467</text:p>
          </table:table-cell>
          <table:table-cell office:value-type="float" office:value="0.534076015727392" calcext:value-type="float">
            <text:p>0,53</text:p>
          </table:table-cell>
          <table:table-cell office:value-type="float" office:value="589209" calcext:value-type="float">
            <text:p>589209</text:p>
          </table:table-cell>
          <table:table-cell office:value-type="float" office:value="0.650773195876289" calcext:value-type="float">
            <text:p>0,65</text:p>
          </table:table-cell>
          <table:table-cell office:value-type="float" office:value="507257" calcext:value-type="float">
            <text:p>507257</text:p>
          </table:table-cell>
          <table:table-cell office:value-type="float" office:value="0.817135549872123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,00</text:p>
          </table:table-cell>
          <table:table-cell office:value-type="float" office:value="745292" calcext:value-type="float">
            <text:p>745292</text:p>
          </table:table-cell>
          <table:table-cell office:value-type="float" office:value="0.431174089068826" calcext:value-type="float">
            <text:p>0,43</text:p>
          </table:table-cell>
          <table:table-cell office:value-type="float" office:value="870972" calcext:value-type="float">
            <text:p>870972</text:p>
          </table:table-cell>
          <table:table-cell office:value-type="float" office:value="0.537549407114625" calcext:value-type="float">
            <text:p>0,54</text:p>
          </table:table-cell>
          <table:table-cell office:value-type="float" office:value="565652" calcext:value-type="float">
            <text:p>565652</text:p>
          </table:table-cell>
          <table:table-cell office:value-type="float" office:value="0.671018276762402" calcext:value-type="float">
            <text:p>0,67</text:p>
          </table:table-cell>
          <table:table-cell office:value-type="float" office:value="541084" calcext:value-type="float">
            <text:p>541084</text:p>
          </table:table-cell>
          <table:table-cell office:value-type="float" office:value="0.829268292682927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,00</text:p>
          </table:table-cell>
          <table:table-cell office:value-type="float" office:value="746059" calcext:value-type="float">
            <text:p>746059</text:p>
          </table:table-cell>
          <table:table-cell office:value-type="float" office:value="0.444074567243675" calcext:value-type="float">
            <text:p>0,44</text:p>
          </table:table-cell>
          <table:table-cell office:value-type="float" office:value="878879" calcext:value-type="float">
            <text:p>878879</text:p>
          </table:table-cell>
          <table:table-cell office:value-type="float" office:value="0.5396201702685" calcext:value-type="float">
            <text:p>0,54</text:p>
          </table:table-cell>
          <table:table-cell office:value-type="float" office:value="565102" calcext:value-type="float">
            <text:p>565102</text:p>
          </table:table-cell>
          <table:table-cell office:value-type="float" office:value="0.654993514915694" calcext:value-type="float">
            <text:p>0,65</text:p>
          </table:table-cell>
          <table:table-cell office:value-type="float" office:value="527661" calcext:value-type="float">
            <text:p>527661</text:p>
          </table:table-cell>
          <table:table-cell office:value-type="float" office:value="0.801546391752577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,00</text:p>
          </table:table-cell>
          <table:table-cell office:value-type="float" office:value="747946" calcext:value-type="float">
            <text:p>747946</text:p>
          </table:table-cell>
          <table:table-cell office:value-type="float" office:value="0.432090545938748" calcext:value-type="float">
            <text:p>0,43</text:p>
          </table:table-cell>
          <table:table-cell office:value-type="float" office:value="851450" calcext:value-type="float">
            <text:p>851450</text:p>
          </table:table-cell>
          <table:table-cell office:value-type="float" office:value="0.534822601839685" calcext:value-type="float">
            <text:p>0,53</text:p>
          </table:table-cell>
          <table:table-cell office:value-type="float" office:value="553084" calcext:value-type="float">
            <text:p>553084</text:p>
          </table:table-cell>
          <table:table-cell office:value-type="float" office:value="0.653645833333333" calcext:value-type="float">
            <text:p>0,65</text:p>
          </table:table-cell>
          <table:table-cell office:value-type="float" office:value="534399" calcext:value-type="float">
            <text:p>534399</text:p>
          </table:table-cell>
          <table:table-cell office:value-type="float" office:value="0.82133676092545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,00</text:p>
          </table:table-cell>
          <table:table-cell office:value-type="float" office:value="749381" calcext:value-type="float">
            <text:p>749381</text:p>
          </table:table-cell>
          <table:table-cell office:value-type="float" office:value="0.427327528466175" calcext:value-type="float">
            <text:p>0,43</text:p>
          </table:table-cell>
          <table:table-cell office:value-type="float" office:value="859245" calcext:value-type="float">
            <text:p>859245</text:p>
          </table:table-cell>
          <table:table-cell office:value-type="float" office:value="0.522318454363757" calcext:value-type="float">
            <text:p>0,52</text:p>
          </table:table-cell>
          <table:table-cell office:value-type="float" office:value="576620" calcext:value-type="float">
            <text:p>576620</text:p>
          </table:table-cell>
          <table:table-cell office:value-type="float" office:value="0.645161290322581" calcext:value-type="float">
            <text:p>0,65</text:p>
          </table:table-cell>
          <table:table-cell office:value-type="float" office:value="545419" calcext:value-type="float">
            <text:p>545419</text:p>
          </table:table-cell>
          <table:table-cell office:value-type="float" office:value="0.822250639386189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,00</text:p>
          </table:table-cell>
          <table:table-cell office:value-type="float" office:value="754106" calcext:value-type="float">
            <text:p>754106</text:p>
          </table:table-cell>
          <table:table-cell office:value-type="float" office:value="0.422535211267606" calcext:value-type="float">
            <text:p>0,42</text:p>
          </table:table-cell>
          <table:table-cell office:value-type="float" office:value="858707" calcext:value-type="float">
            <text:p>858707</text:p>
          </table:table-cell>
          <table:table-cell office:value-type="float" office:value="0.535831689677844" calcext:value-type="float">
            <text:p>0,54</text:p>
          </table:table-cell>
          <table:table-cell office:value-type="float" office:value="571161" calcext:value-type="float">
            <text:p>571161</text:p>
          </table:table-cell>
          <table:table-cell office:value-type="float" office:value="0.648578811369509" calcext:value-type="float">
            <text:p>0,65</text:p>
          </table:table-cell>
          <table:table-cell office:value-type="float" office:value="517678" calcext:value-type="float">
            <text:p>517678</text:p>
          </table:table-cell>
          <table:table-cell office:value-type="float" office:value="0.833759590792839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,00</text:p>
          </table:table-cell>
          <table:table-cell office:value-type="float" office:value="736980" calcext:value-type="float">
            <text:p>736980</text:p>
          </table:table-cell>
          <table:table-cell office:value-type="float" office:value="0.431438127090301" calcext:value-type="float">
            <text:p>0,43</text:p>
          </table:table-cell>
          <table:table-cell office:value-type="float" office:value="857678" calcext:value-type="float">
            <text:p>857678</text:p>
          </table:table-cell>
          <table:table-cell office:value-type="float" office:value="0.522446324007807" calcext:value-type="float">
            <text:p>0,52</text:p>
          </table:table-cell>
          <table:table-cell office:value-type="float" office:value="545852" calcext:value-type="float">
            <text:p>545852</text:p>
          </table:table-cell>
          <table:table-cell office:value-type="float" office:value="0.654947916666667" calcext:value-type="float">
            <text:p>0,65</text:p>
          </table:table-cell>
          <table:table-cell office:value-type="float" office:value="284845" calcext:value-type="float">
            <text:p>284845</text:p>
          </table:table-cell>
          <table:table-cell office:value-type="float" office:value="0.634831460674157" calcext:value-type="float">
            <text:p>0,63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,00</text:p>
          </table:table-cell>
          <table:table-cell office:value-type="float" office:value="757388" calcext:value-type="float">
            <text:p>757388</text:p>
          </table:table-cell>
          <table:table-cell office:value-type="float" office:value="0.4375" calcext:value-type="float">
            <text:p>0,44</text:p>
          </table:table-cell>
          <table:table-cell office:value-type="float" office:value="869683" calcext:value-type="float">
            <text:p>869683</text:p>
          </table:table-cell>
          <table:table-cell office:value-type="float" office:value="0.529840848806366" calcext:value-type="float">
            <text:p>0,53</text:p>
          </table:table-cell>
          <table:table-cell office:value-type="float" office:value="351513" calcext:value-type="float">
            <text:p>351513</text:p>
          </table:table-cell>
          <table:table-cell office:value-type="float" office:value="0.634719710669078" calcext:value-type="float">
            <text:p>0,63</text:p>
          </table:table-cell>
          <table:table-cell office:value-type="float" office:value="510185" calcext:value-type="float">
            <text:p>510185</text:p>
          </table:table-cell>
          <table:table-cell office:value-type="float" office:value="0.800771208226221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,00</text:p>
          </table:table-cell>
          <table:table-cell office:value-type="float" office:value="738806" calcext:value-type="float">
            <text:p>738806</text:p>
          </table:table-cell>
          <table:table-cell office:value-type="float" office:value="0.451333333333333" calcext:value-type="float">
            <text:p>0,45</text:p>
          </table:table-cell>
          <table:table-cell office:value-type="float" office:value="851509" calcext:value-type="float">
            <text:p>851509</text:p>
          </table:table-cell>
          <table:table-cell office:value-type="float" office:value="0.516447368421053" calcext:value-type="float">
            <text:p>0,52</text:p>
          </table:table-cell>
          <table:table-cell office:value-type="float" office:value="549911" calcext:value-type="float">
            <text:p>549911</text:p>
          </table:table-cell>
          <table:table-cell office:value-type="float" office:value="0.65149544863459" calcext:value-type="float">
            <text:p>0,65</text:p>
          </table:table-cell>
          <table:table-cell office:value-type="float" office:value="527756" calcext:value-type="float">
            <text:p>527756</text:p>
          </table:table-cell>
          <table:table-cell office:value-type="float" office:value="0.809462915601023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,00</text:p>
          </table:table-cell>
          <table:table-cell office:value-type="float" office:value="746631" calcext:value-type="float">
            <text:p>746631</text:p>
          </table:table-cell>
          <table:table-cell office:value-type="float" office:value="0.429141716566866" calcext:value-type="float">
            <text:p>0,43</text:p>
          </table:table-cell>
          <table:table-cell office:value-type="float" office:value="836348" calcext:value-type="float">
            <text:p>836348</text:p>
          </table:table-cell>
          <table:table-cell office:value-type="float" office:value="0.530491803278689" calcext:value-type="float">
            <text:p>0,53</text:p>
          </table:table-cell>
          <table:table-cell office:value-type="float" office:value="572230" calcext:value-type="float">
            <text:p>572230</text:p>
          </table:table-cell>
          <table:table-cell office:value-type="float" office:value="0.635890767230169" calcext:value-type="float">
            <text:p>0,64</text:p>
          </table:table-cell>
          <table:table-cell office:value-type="float" office:value="545980" calcext:value-type="float">
            <text:p>545980</text:p>
          </table:table-cell>
          <table:table-cell office:value-type="float" office:value="0.817945383615085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,00</text:p>
          </table:table-cell>
          <table:table-cell office:value-type="float" office:value="746052" calcext:value-type="float">
            <text:p>746052</text:p>
          </table:table-cell>
          <table:table-cell office:value-type="float" office:value="0.441875825627477" calcext:value-type="float">
            <text:p>0,44</text:p>
          </table:table-cell>
          <table:table-cell office:value-type="float" office:value="847510" calcext:value-type="float">
            <text:p>847510</text:p>
          </table:table-cell>
          <table:table-cell office:value-type="float" office:value="0.547132498352011" calcext:value-type="float">
            <text:p>0,55</text:p>
          </table:table-cell>
          <table:table-cell office:value-type="float" office:value="564641" calcext:value-type="float">
            <text:p>564641</text:p>
          </table:table-cell>
          <table:table-cell office:value-type="float" office:value="0.635549872122762" calcext:value-type="float">
            <text:p>0,64</text:p>
          </table:table-cell>
          <table:table-cell office:value-type="float" office:value="510475" calcext:value-type="float">
            <text:p>510475</text:p>
          </table:table-cell>
          <table:table-cell office:value-type="float" office:value="0.815384615384615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,00</text:p>
          </table:table-cell>
          <table:table-cell office:value-type="float" office:value="739660" calcext:value-type="float">
            <text:p>739660</text:p>
          </table:table-cell>
          <table:table-cell office:value-type="float" office:value="0.443931398416887" calcext:value-type="float">
            <text:p>0,44</text:p>
          </table:table-cell>
          <table:table-cell office:value-type="float" office:value="855714" calcext:value-type="float">
            <text:p>855714</text:p>
          </table:table-cell>
          <table:table-cell office:value-type="float" office:value="0.522546419098143" calcext:value-type="float">
            <text:p>0,52</text:p>
          </table:table-cell>
          <table:table-cell office:value-type="float" office:value="564580" calcext:value-type="float">
            <text:p>564580</text:p>
          </table:table-cell>
          <table:table-cell office:value-type="float" office:value="0.649417852522639" calcext:value-type="float">
            <text:p>0,65</text:p>
          </table:table-cell>
          <table:table-cell office:value-type="float" office:value="540034" calcext:value-type="float">
            <text:p>540034</text:p>
          </table:table-cell>
          <table:table-cell office:value-type="float" office:value="0.81656050955414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,00</text:p>
          </table:table-cell>
          <table:table-cell office:value-type="float" office:value="746763" calcext:value-type="float">
            <text:p>746763</text:p>
          </table:table-cell>
          <table:table-cell office:value-type="float" office:value="0.434087882822903" calcext:value-type="float">
            <text:p>0,43</text:p>
          </table:table-cell>
          <table:table-cell office:value-type="float" office:value="842624" calcext:value-type="float">
            <text:p>842624</text:p>
          </table:table-cell>
          <table:table-cell office:value-type="float" office:value="0.536553524804178" calcext:value-type="float">
            <text:p>0,54</text:p>
          </table:table-cell>
          <table:table-cell office:value-type="float" office:value="562208" calcext:value-type="float">
            <text:p>562208</text:p>
          </table:table-cell>
          <table:table-cell office:value-type="float" office:value="0.6328125" calcext:value-type="float">
            <text:p>0,63</text:p>
          </table:table-cell>
          <table:table-cell office:value-type="float" office:value="544387" calcext:value-type="float">
            <text:p>544387</text:p>
          </table:table-cell>
          <table:table-cell office:value-type="float" office:value="0.821428571428572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,00</text:p>
          </table:table-cell>
          <table:table-cell office:value-type="float" office:value="745157" calcext:value-type="float">
            <text:p>745157</text:p>
          </table:table-cell>
          <table:table-cell office:value-type="float" office:value="0.429238985313752" calcext:value-type="float">
            <text:p>0,43</text:p>
          </table:table-cell>
          <table:table-cell office:value-type="float" office:value="846551" calcext:value-type="float">
            <text:p>846551</text:p>
          </table:table-cell>
          <table:table-cell office:value-type="float" office:value="0.518936877076412" calcext:value-type="float">
            <text:p>0,52</text:p>
          </table:table-cell>
          <table:table-cell office:value-type="float" office:value="580201" calcext:value-type="float">
            <text:p>580201</text:p>
          </table:table-cell>
          <table:table-cell office:value-type="float" office:value="0.66023166023166" calcext:value-type="float">
            <text:p>0,66</text:p>
          </table:table-cell>
          <table:table-cell office:value-type="float" office:value="528580" calcext:value-type="float">
            <text:p>528580</text:p>
          </table:table-cell>
          <table:table-cell office:value-type="float" office:value="0.79923273657289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,00</text:p>
          </table:table-cell>
          <table:table-cell office:value-type="float" office:value="741289" calcext:value-type="float">
            <text:p>741289</text:p>
          </table:table-cell>
          <table:table-cell office:value-type="float" office:value="0.429906542056075" calcext:value-type="float">
            <text:p>0,43</text:p>
          </table:table-cell>
          <table:table-cell office:value-type="float" office:value="842142" calcext:value-type="float">
            <text:p>842142</text:p>
          </table:table-cell>
          <table:table-cell office:value-type="float" office:value="0.516214427531436" calcext:value-type="float">
            <text:p>0,52</text:p>
          </table:table-cell>
          <table:table-cell office:value-type="float" office:value="573746" calcext:value-type="float">
            <text:p>573746</text:p>
          </table:table-cell>
          <table:table-cell office:value-type="float" office:value="0.632333767926988" calcext:value-type="float">
            <text:p>0,63</text:p>
          </table:table-cell>
          <table:table-cell office:value-type="float" office:value="524797" calcext:value-type="float">
            <text:p>524797</text:p>
          </table:table-cell>
          <table:table-cell office:value-type="float" office:value="0.790637191157347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,00</text:p>
          </table:table-cell>
          <table:table-cell office:value-type="float" office:value="752618" calcext:value-type="float">
            <text:p>752618</text:p>
          </table:table-cell>
          <table:table-cell office:value-type="float" office:value="0.4254327563249" calcext:value-type="float">
            <text:p>0,43</text:p>
          </table:table-cell>
          <table:table-cell office:value-type="float" office:value="843506" calcext:value-type="float">
            <text:p>843506</text:p>
          </table:table-cell>
          <table:table-cell office:value-type="float" office:value="0.544925662572721" calcext:value-type="float">
            <text:p>0,54</text:p>
          </table:table-cell>
          <table:table-cell office:value-type="float" office:value="567893" calcext:value-type="float">
            <text:p>567893</text:p>
          </table:table-cell>
          <table:table-cell office:value-type="float" office:value="0.641160949868074" calcext:value-type="float">
            <text:p>0,64</text:p>
          </table:table-cell>
          <table:table-cell office:value-type="float" office:value="522511" calcext:value-type="float">
            <text:p>522511</text:p>
          </table:table-cell>
          <table:table-cell office:value-type="float" office:value="0.824203821656051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,00</text:p>
          </table:table-cell>
          <table:table-cell office:value-type="float" office:value="740330" calcext:value-type="float">
            <text:p>740330</text:p>
          </table:table-cell>
          <table:table-cell office:value-type="float" office:value="0.438292194796531" calcext:value-type="float">
            <text:p>0,44</text:p>
          </table:table-cell>
          <table:table-cell office:value-type="float" office:value="854861" calcext:value-type="float">
            <text:p>854861</text:p>
          </table:table-cell>
          <table:table-cell office:value-type="float" office:value="0.522280471821756" calcext:value-type="float">
            <text:p>0,52</text:p>
          </table:table-cell>
          <table:table-cell office:value-type="float" office:value="556136" calcext:value-type="float">
            <text:p>556136</text:p>
          </table:table-cell>
          <table:table-cell office:value-type="float" office:value="0.663171690694626" calcext:value-type="float">
            <text:p>0,66</text:p>
          </table:table-cell>
          <table:table-cell office:value-type="float" office:value="516979" calcext:value-type="float">
            <text:p>516979</text:p>
          </table:table-cell>
          <table:table-cell office:value-type="float" office:value="0.800511508951407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,00</text:p>
          </table:table-cell>
          <table:table-cell office:value-type="float" office:value="742328" calcext:value-type="float">
            <text:p>742328</text:p>
          </table:table-cell>
          <table:table-cell office:value-type="float" office:value="0.435333333333333" calcext:value-type="float">
            <text:p>0,44</text:p>
          </table:table-cell>
          <table:table-cell office:value-type="float" office:value="853448" calcext:value-type="float">
            <text:p>853448</text:p>
          </table:table-cell>
          <table:table-cell office:value-type="float" office:value="0.541422048271363" calcext:value-type="float">
            <text:p>0,54</text:p>
          </table:table-cell>
          <table:table-cell office:value-type="float" office:value="569877" calcext:value-type="float">
            <text:p>569877</text:p>
          </table:table-cell>
          <table:table-cell office:value-type="float" office:value="0.616600790513834" calcext:value-type="float">
            <text:p>0,62</text:p>
          </table:table-cell>
          <table:table-cell office:value-type="float" office:value="523767" calcext:value-type="float">
            <text:p>523767</text:p>
          </table:table-cell>
          <table:table-cell office:value-type="float" office:value="0.785897435897436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,00</text:p>
          </table:table-cell>
          <table:table-cell office:value-type="float" office:value="751541" calcext:value-type="float">
            <text:p>751541</text:p>
          </table:table-cell>
          <table:table-cell office:value-type="float" office:value="0.440476190476191" calcext:value-type="float">
            <text:p>0,44</text:p>
          </table:table-cell>
          <table:table-cell office:value-type="float" office:value="840894" calcext:value-type="float">
            <text:p>840894</text:p>
          </table:table-cell>
          <table:table-cell office:value-type="float" office:value="0.513639387890885" calcext:value-type="float">
            <text:p>0,51</text:p>
          </table:table-cell>
          <table:table-cell office:value-type="float" office:value="563026" calcext:value-type="float">
            <text:p>563026</text:p>
          </table:table-cell>
          <table:table-cell office:value-type="float" office:value="0.641558441558442" calcext:value-type="float">
            <text:p>0,64</text:p>
          </table:table-cell>
          <table:table-cell office:value-type="float" office:value="533602" calcext:value-type="float">
            <text:p>533602</text:p>
          </table:table-cell>
          <table:table-cell office:value-type="float" office:value="0.815245478036175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,00</text:p>
          </table:table-cell>
          <table:table-cell office:value-type="float" office:value="746930" calcext:value-type="float">
            <text:p>746930</text:p>
          </table:table-cell>
          <table:table-cell office:value-type="float" office:value="0.434062292909211" calcext:value-type="float">
            <text:p>0,43</text:p>
          </table:table-cell>
          <table:table-cell office:value-type="float" office:value="847779" calcext:value-type="float">
            <text:p>847779</text:p>
          </table:table-cell>
          <table:table-cell office:value-type="float" office:value="0.543606557377049" calcext:value-type="float">
            <text:p>0,54</text:p>
          </table:table-cell>
          <table:table-cell office:value-type="float" office:value="565432" calcext:value-type="float">
            <text:p>565432</text:p>
          </table:table-cell>
          <table:table-cell office:value-type="float" office:value="0.638569604086845" calcext:value-type="float">
            <text:p>0,64</text:p>
          </table:table-cell>
          <table:table-cell office:value-type="float" office:value="523418" calcext:value-type="float">
            <text:p>523418</text:p>
          </table:table-cell>
          <table:table-cell office:value-type="float" office:value="0.815721649484536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,00</text:p>
          </table:table-cell>
          <table:table-cell office:value-type="float" office:value="747709" calcext:value-type="float">
            <text:p>747709</text:p>
          </table:table-cell>
          <table:table-cell office:value-type="float" office:value="0.422459893048128" calcext:value-type="float">
            <text:p>0,42</text:p>
          </table:table-cell>
          <table:table-cell office:value-type="float" office:value="849232" calcext:value-type="float">
            <text:p>849232</text:p>
          </table:table-cell>
          <table:table-cell office:value-type="float" office:value="0.540822991508818" calcext:value-type="float">
            <text:p>0,54</text:p>
          </table:table-cell>
          <table:table-cell office:value-type="float" office:value="560148" calcext:value-type="float">
            <text:p>560148</text:p>
          </table:table-cell>
          <table:table-cell office:value-type="float" office:value="0.64025974025974" calcext:value-type="float">
            <text:p>0,64</text:p>
          </table:table-cell>
          <table:table-cell office:value-type="float" office:value="522158" calcext:value-type="float">
            <text:p>522158</text:p>
          </table:table-cell>
          <table:table-cell office:value-type="float" office:value="0.803108808290155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,00</text:p>
          </table:table-cell>
          <table:table-cell office:value-type="float" office:value="729822" calcext:value-type="float">
            <text:p>729822</text:p>
          </table:table-cell>
          <table:table-cell office:value-type="float" office:value="0.431543624161074" calcext:value-type="float">
            <text:p>0,43</text:p>
          </table:table-cell>
          <table:table-cell office:value-type="float" office:value="851820" calcext:value-type="float">
            <text:p>851820</text:p>
          </table:table-cell>
          <table:table-cell office:value-type="float" office:value="0.528412802090137" calcext:value-type="float">
            <text:p>0,53</text:p>
          </table:table-cell>
          <table:table-cell office:value-type="float" office:value="555202" calcext:value-type="float">
            <text:p>555202</text:p>
          </table:table-cell>
          <table:table-cell office:value-type="float" office:value="0.646052631578947" calcext:value-type="float">
            <text:p>0,65</text:p>
          </table:table-cell>
          <table:table-cell office:value-type="float" office:value="526756" calcext:value-type="float">
            <text:p>526756</text:p>
          </table:table-cell>
          <table:table-cell office:value-type="float" office:value="0.801790281329923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,00</text:p>
          </table:table-cell>
          <table:table-cell office:value-type="float" office:value="745444" calcext:value-type="float">
            <text:p>745444</text:p>
          </table:table-cell>
          <table:table-cell office:value-type="float" office:value="0.433848220282068" calcext:value-type="float">
            <text:p>0,43</text:p>
          </table:table-cell>
          <table:table-cell office:value-type="float" office:value="841336" calcext:value-type="float">
            <text:p>841336</text:p>
          </table:table-cell>
          <table:table-cell office:value-type="float" office:value="0.526418786692759" calcext:value-type="float">
            <text:p>0,53</text:p>
          </table:table-cell>
          <table:table-cell office:value-type="float" office:value="564665" calcext:value-type="float">
            <text:p>564665</text:p>
          </table:table-cell>
          <table:table-cell office:value-type="float" office:value="0.637997432605905" calcext:value-type="float">
            <text:p>0,64</text:p>
          </table:table-cell>
          <table:table-cell office:value-type="float" office:value="526923" calcext:value-type="float">
            <text:p>526923</text:p>
          </table:table-cell>
          <table:table-cell office:value-type="float" office:value="0.813144329896907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,00</text:p>
          </table:table-cell>
          <table:table-cell office:value-type="float" office:value="728173" calcext:value-type="float">
            <text:p>728173</text:p>
          </table:table-cell>
          <table:table-cell office:value-type="float" office:value="0.436" calcext:value-type="float">
            <text:p>0,44</text:p>
          </table:table-cell>
          <table:table-cell office:value-type="float" office:value="808353" calcext:value-type="float">
            <text:p>808353</text:p>
          </table:table-cell>
          <table:table-cell office:value-type="float" office:value="0.527415143603133" calcext:value-type="float">
            <text:p>0,53</text:p>
          </table:table-cell>
          <table:table-cell office:value-type="float" office:value="528791" calcext:value-type="float">
            <text:p>528791</text:p>
          </table:table-cell>
          <table:table-cell office:value-type="float" office:value="0.656618610747051" calcext:value-type="float">
            <text:p>0,66</text:p>
          </table:table-cell>
          <table:table-cell office:value-type="float" office:value="449007" calcext:value-type="float">
            <text:p>449007</text:p>
          </table:table-cell>
          <table:table-cell office:value-type="float" office:value="0.829048843187661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,00</text:p>
          </table:table-cell>
          <table:table-cell office:value-type="float" office:value="752710" calcext:value-type="float">
            <text:p>752710</text:p>
          </table:table-cell>
          <table:table-cell office:value-type="float" office:value="0.423255813953488" calcext:value-type="float">
            <text:p>0,42</text:p>
          </table:table-cell>
          <table:table-cell office:value-type="float" office:value="831734" calcext:value-type="float">
            <text:p>831734</text:p>
          </table:table-cell>
          <table:table-cell office:value-type="float" office:value="0.528562048588313" calcext:value-type="float">
            <text:p>0,53</text:p>
          </table:table-cell>
          <table:table-cell office:value-type="float" office:value="573135" calcext:value-type="float">
            <text:p>573135</text:p>
          </table:table-cell>
          <table:table-cell office:value-type="float" office:value="0.642023346303502" calcext:value-type="float">
            <text:p>0,64</text:p>
          </table:table-cell>
          <table:table-cell office:value-type="float" office:value="521135" calcext:value-type="float">
            <text:p>521135</text:p>
          </table:table-cell>
          <table:table-cell office:value-type="float" office:value="0.790757381258023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,00</text:p>
          </table:table-cell>
          <table:table-cell office:value-type="float" office:value="746519" calcext:value-type="float">
            <text:p>746519</text:p>
          </table:table-cell>
          <table:table-cell office:value-type="float" office:value="0.433936955063716" calcext:value-type="float">
            <text:p>0,43</text:p>
          </table:table-cell>
          <table:table-cell office:value-type="float" office:value="837335" calcext:value-type="float">
            <text:p>837335</text:p>
          </table:table-cell>
          <table:table-cell office:value-type="float" office:value="0.538461538461538" calcext:value-type="float">
            <text:p>0,54</text:p>
          </table:table-cell>
          <table:table-cell office:value-type="float" office:value="571229" calcext:value-type="float">
            <text:p>571229</text:p>
          </table:table-cell>
          <table:table-cell office:value-type="float" office:value="0.629434954007884" calcext:value-type="float">
            <text:p>0,63</text:p>
          </table:table-cell>
          <table:table-cell office:value-type="float" office:value="526434" calcext:value-type="float">
            <text:p>526434</text:p>
          </table:table-cell>
          <table:table-cell office:value-type="float" office:value="0.807692307692308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,00</text:p>
          </table:table-cell>
          <table:table-cell office:value-type="float" office:value="755528" calcext:value-type="float">
            <text:p>755528</text:p>
          </table:table-cell>
          <table:table-cell office:value-type="float" office:value="0.436925098554533" calcext:value-type="float">
            <text:p>0,44</text:p>
          </table:table-cell>
          <table:table-cell office:value-type="float" office:value="825275" calcext:value-type="float">
            <text:p>825275</text:p>
          </table:table-cell>
          <table:table-cell office:value-type="float" office:value="0.526109660574413" calcext:value-type="float">
            <text:p>0,53</text:p>
          </table:table-cell>
          <table:table-cell office:value-type="float" office:value="565478" calcext:value-type="float">
            <text:p>565478</text:p>
          </table:table-cell>
          <table:table-cell office:value-type="float" office:value="0.645586297760211" calcext:value-type="float">
            <text:p>0,65</text:p>
          </table:table-cell>
          <table:table-cell office:value-type="float" office:value="524225" calcext:value-type="float">
            <text:p>524225</text:p>
          </table:table-cell>
          <table:table-cell office:value-type="float" office:value="0.793893129770992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,00</text:p>
          </table:table-cell>
          <table:table-cell office:value-type="float" office:value="769018" calcext:value-type="float">
            <text:p>769018</text:p>
          </table:table-cell>
          <table:table-cell office:value-type="float" office:value="0.419376244193763" calcext:value-type="float">
            <text:p>0,42</text:p>
          </table:table-cell>
          <table:table-cell office:value-type="float" office:value="839667" calcext:value-type="float">
            <text:p>839667</text:p>
          </table:table-cell>
          <table:table-cell office:value-type="float" office:value="0.546632124352331" calcext:value-type="float">
            <text:p>0,55</text:p>
          </table:table-cell>
          <table:table-cell office:value-type="float" office:value="576582" calcext:value-type="float">
            <text:p>576582</text:p>
          </table:table-cell>
          <table:table-cell office:value-type="float" office:value="0.658097686375321" calcext:value-type="float">
            <text:p>0,66</text:p>
          </table:table-cell>
          <table:table-cell office:value-type="float" office:value="520128" calcext:value-type="float">
            <text:p>520128</text:p>
          </table:table-cell>
          <table:table-cell office:value-type="float" office:value="0.798709677419355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,00</text:p>
          </table:table-cell>
          <table:table-cell office:value-type="float" office:value="761033" calcext:value-type="float">
            <text:p>761033</text:p>
          </table:table-cell>
          <table:table-cell office:value-type="float" office:value="0.444736842105263" calcext:value-type="float">
            <text:p>0,44</text:p>
          </table:table-cell>
          <table:table-cell office:value-type="float" office:value="826838" calcext:value-type="float">
            <text:p>826838</text:p>
          </table:table-cell>
          <table:table-cell office:value-type="float" office:value="0.529908972691808" calcext:value-type="float">
            <text:p>0,53</text:p>
          </table:table-cell>
          <table:table-cell office:value-type="float" office:value="563635" calcext:value-type="float">
            <text:p>563635</text:p>
          </table:table-cell>
          <table:table-cell office:value-type="float" office:value="0.641655886157827" calcext:value-type="float">
            <text:p>0,64</text:p>
          </table:table-cell>
          <table:table-cell office:value-type="float" office:value="529274" calcext:value-type="float">
            <text:p>529274</text:p>
          </table:table-cell>
          <table:table-cell office:value-type="float" office:value="0.80952380952381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,00</text:p>
          </table:table-cell>
          <table:table-cell office:value-type="float" office:value="744335" calcext:value-type="float">
            <text:p>744335</text:p>
          </table:table-cell>
          <table:table-cell office:value-type="float" office:value="0.445400397088021" calcext:value-type="float">
            <text:p>0,45</text:p>
          </table:table-cell>
          <table:table-cell office:value-type="float" office:value="833390" calcext:value-type="float">
            <text:p>833390</text:p>
          </table:table-cell>
          <table:table-cell office:value-type="float" office:value="0.521452145214521" calcext:value-type="float">
            <text:p>0,52</text:p>
          </table:table-cell>
          <table:table-cell office:value-type="float" office:value="577655" calcext:value-type="float">
            <text:p>577655</text:p>
          </table:table-cell>
          <table:table-cell office:value-type="float" office:value="0.638817480719794" calcext:value-type="float">
            <text:p>0,64</text:p>
          </table:table-cell>
          <table:table-cell office:value-type="float" office:value="515708" calcext:value-type="float">
            <text:p>515708</text:p>
          </table:table-cell>
          <table:table-cell office:value-type="float" office:value="0.789133247089263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,00</text:p>
          </table:table-cell>
          <table:table-cell office:value-type="float" office:value="753579" calcext:value-type="float">
            <text:p>753579</text:p>
          </table:table-cell>
          <table:table-cell office:value-type="float" office:value="0.443181818181818" calcext:value-type="float">
            <text:p>0,44</text:p>
          </table:table-cell>
          <table:table-cell office:value-type="float" office:value="832248" calcext:value-type="float">
            <text:p>832248</text:p>
          </table:table-cell>
          <table:table-cell office:value-type="float" office:value="0.528215223097113" calcext:value-type="float">
            <text:p>0,53</text:p>
          </table:table-cell>
          <table:table-cell office:value-type="float" office:value="560674" calcext:value-type="float">
            <text:p>560674</text:p>
          </table:table-cell>
          <table:table-cell office:value-type="float" office:value="0.640052356020942" calcext:value-type="float">
            <text:p>0,64</text:p>
          </table:table-cell>
          <table:table-cell office:value-type="float" office:value="530968" calcext:value-type="float">
            <text:p>530968</text:p>
          </table:table-cell>
          <table:table-cell office:value-type="float" office:value="0.818414322250639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,00</text:p>
          </table:table-cell>
          <table:table-cell office:value-type="float" office:value="753259" calcext:value-type="float">
            <text:p>753259</text:p>
          </table:table-cell>
          <table:table-cell office:value-type="float" office:value="0.41711590296496" calcext:value-type="float">
            <text:p>0,42</text:p>
          </table:table-cell>
          <table:table-cell office:value-type="float" office:value="822866" calcext:value-type="float">
            <text:p>822866</text:p>
          </table:table-cell>
          <table:table-cell office:value-type="float" office:value="0.525969756738988" calcext:value-type="float">
            <text:p>0,53</text:p>
          </table:table-cell>
          <table:table-cell office:value-type="float" office:value="564209" calcext:value-type="float">
            <text:p>564209</text:p>
          </table:table-cell>
          <table:table-cell office:value-type="float" office:value="0.635046113306983" calcext:value-type="float">
            <text:p>0,64</text:p>
          </table:table-cell>
          <table:table-cell office:value-type="float" office:value="532825" calcext:value-type="float">
            <text:p>532825</text:p>
          </table:table-cell>
          <table:table-cell office:value-type="float" office:value="0.803594351732991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,00</text:p>
          </table:table-cell>
          <table:table-cell office:value-type="float" office:value="752368" calcext:value-type="float">
            <text:p>752368</text:p>
          </table:table-cell>
          <table:table-cell office:value-type="float" office:value="0.419933554817276" calcext:value-type="float">
            <text:p>0,42</text:p>
          </table:table-cell>
          <table:table-cell office:value-type="float" office:value="835774" calcext:value-type="float">
            <text:p>835774</text:p>
          </table:table-cell>
          <table:table-cell office:value-type="float" office:value="0.533508541392904" calcext:value-type="float">
            <text:p>0,53</text:p>
          </table:table-cell>
          <table:table-cell office:value-type="float" office:value="575502" calcext:value-type="float">
            <text:p>575502</text:p>
          </table:table-cell>
          <table:table-cell office:value-type="float" office:value="0.62905317769131" calcext:value-type="float">
            <text:p>0,63</text:p>
          </table:table-cell>
          <table:table-cell office:value-type="float" office:value="542002" calcext:value-type="float">
            <text:p>542002</text:p>
          </table:table-cell>
          <table:table-cell office:value-type="float" office:value="0.834386852085967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,00</text:p>
          </table:table-cell>
          <table:table-cell office:value-type="float" office:value="744444" calcext:value-type="float">
            <text:p>744444</text:p>
          </table:table-cell>
          <table:table-cell office:value-type="float" office:value="0.442732752846618" calcext:value-type="float">
            <text:p>0,44</text:p>
          </table:table-cell>
          <table:table-cell office:value-type="float" office:value="825717" calcext:value-type="float">
            <text:p>825717</text:p>
          </table:table-cell>
          <table:table-cell office:value-type="float" office:value="0.51521164021164" calcext:value-type="float">
            <text:p>0,52</text:p>
          </table:table-cell>
          <table:table-cell office:value-type="float" office:value="562970" calcext:value-type="float">
            <text:p>562970</text:p>
          </table:table-cell>
          <table:table-cell office:value-type="float" office:value="0.642392717815345" calcext:value-type="float">
            <text:p>0,64</text:p>
          </table:table-cell>
          <table:table-cell office:value-type="float" office:value="539117" calcext:value-type="float">
            <text:p>539117</text:p>
          </table:table-cell>
          <table:table-cell office:value-type="float" office:value="0.809948979591837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,00</text:p>
          </table:table-cell>
          <table:table-cell office:value-type="float" office:value="740445" calcext:value-type="float">
            <text:p>740445</text:p>
          </table:table-cell>
          <table:table-cell office:value-type="float" office:value="0.449371277299801" calcext:value-type="float">
            <text:p>0,45</text:p>
          </table:table-cell>
          <table:table-cell office:value-type="float" office:value="830060" calcext:value-type="float">
            <text:p>830060</text:p>
          </table:table-cell>
          <table:table-cell office:value-type="float" office:value="0.532450331125828" calcext:value-type="float">
            <text:p>0,53</text:p>
          </table:table-cell>
          <table:table-cell office:value-type="float" office:value="572737" calcext:value-type="float">
            <text:p>572737</text:p>
          </table:table-cell>
          <table:table-cell office:value-type="float" office:value="0.632333767926988" calcext:value-type="float">
            <text:p>0,63</text:p>
          </table:table-cell>
          <table:table-cell office:value-type="float" office:value="523020" calcext:value-type="float">
            <text:p>523020</text:p>
          </table:table-cell>
          <table:table-cell office:value-type="float" office:value="0.799741602067183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,00</text:p>
          </table:table-cell>
          <table:table-cell office:value-type="float" office:value="753677" calcext:value-type="float">
            <text:p>753677</text:p>
          </table:table-cell>
          <table:table-cell office:value-type="float" office:value="0.417721518987342" calcext:value-type="float">
            <text:p>0,42</text:p>
          </table:table-cell>
          <table:table-cell office:value-type="float" office:value="826085" calcext:value-type="float">
            <text:p>826085</text:p>
          </table:table-cell>
          <table:table-cell office:value-type="float" office:value="0.527141922825376" calcext:value-type="float">
            <text:p>0,53</text:p>
          </table:table-cell>
          <table:table-cell office:value-type="float" office:value="568544" calcext:value-type="float">
            <text:p>568544</text:p>
          </table:table-cell>
          <table:table-cell office:value-type="float" office:value="0.646981627296588" calcext:value-type="float">
            <text:p>0,65</text:p>
          </table:table-cell>
          <table:table-cell office:value-type="float" office:value="513099" calcext:value-type="float">
            <text:p>513099</text:p>
          </table:table-cell>
          <table:table-cell office:value-type="float" office:value="0.792307692307692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,00</text:p>
          </table:table-cell>
          <table:table-cell office:value-type="float" office:value="746956" calcext:value-type="float">
            <text:p>746956</text:p>
          </table:table-cell>
          <table:table-cell office:value-type="float" office:value="0.431909212283044" calcext:value-type="float">
            <text:p>0,43</text:p>
          </table:table-cell>
          <table:table-cell office:value-type="float" office:value="824621" calcext:value-type="float">
            <text:p>824621</text:p>
          </table:table-cell>
          <table:table-cell office:value-type="float" office:value="0.525557011795544" calcext:value-type="float">
            <text:p>0,53</text:p>
          </table:table-cell>
          <table:table-cell office:value-type="float" office:value="561683" calcext:value-type="float">
            <text:p>561683</text:p>
          </table:table-cell>
          <table:table-cell office:value-type="float" office:value="0.638743455497382" calcext:value-type="float">
            <text:p>0,64</text:p>
          </table:table-cell>
          <table:table-cell office:value-type="float" office:value="528744" calcext:value-type="float">
            <text:p>528744</text:p>
          </table:table-cell>
          <table:table-cell office:value-type="float" office:value="0.792525773195876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,00</text:p>
          </table:table-cell>
          <table:table-cell office:value-type="float" office:value="740537" calcext:value-type="float">
            <text:p>740537</text:p>
          </table:table-cell>
          <table:table-cell office:value-type="float" office:value="0.427714856762159" calcext:value-type="float">
            <text:p>0,43</text:p>
          </table:table-cell>
          <table:table-cell office:value-type="float" office:value="842501" calcext:value-type="float">
            <text:p>842501</text:p>
          </table:table-cell>
          <table:table-cell office:value-type="float" office:value="0.521653543307087" calcext:value-type="float">
            <text:p>0,52</text:p>
          </table:table-cell>
          <table:table-cell office:value-type="float" office:value="569309" calcext:value-type="float">
            <text:p>569309</text:p>
          </table:table-cell>
          <table:table-cell office:value-type="float" office:value="0.647211413748379" calcext:value-type="float">
            <text:p>0,65</text:p>
          </table:table-cell>
          <table:table-cell office:value-type="float" office:value="525851" calcext:value-type="float">
            <text:p>525851</text:p>
          </table:table-cell>
          <table:table-cell office:value-type="float" office:value="0.80952380952381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46" calcext:value-type="float">
            <text:p>46,00</text:p>
          </table:table-cell>
          <table:table-cell office:value-type="float" office:value="748895" calcext:value-type="float">
            <text:p>748895</text:p>
          </table:table-cell>
          <table:table-cell office:value-type="float" office:value="0.41492938802959" calcext:value-type="float">
            <text:p>0,41</text:p>
          </table:table-cell>
          <table:table-cell office:value-type="float" office:value="814911" calcext:value-type="float">
            <text:p>814911</text:p>
          </table:table-cell>
          <table:table-cell office:value-type="float" office:value="0.519243313763862" calcext:value-type="float">
            <text:p>0,52</text:p>
          </table:table-cell>
          <table:table-cell office:value-type="float" office:value="565623" calcext:value-type="float">
            <text:p>565623</text:p>
          </table:table-cell>
          <table:table-cell office:value-type="float" office:value="0.635770234986945" calcext:value-type="float">
            <text:p>0,64</text:p>
          </table:table-cell>
          <table:table-cell office:value-type="float" office:value="526643" calcext:value-type="float">
            <text:p>526643</text:p>
          </table:table-cell>
          <table:table-cell office:value-type="float" office:value="0.805626598465473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47" calcext:value-type="float">
            <text:p>47,00</text:p>
          </table:table-cell>
          <table:table-cell office:value-type="float" office:value="742237" calcext:value-type="float">
            <text:p>742237</text:p>
          </table:table-cell>
          <table:table-cell office:value-type="float" office:value="0.406207827260459" calcext:value-type="float">
            <text:p>0,41</text:p>
          </table:table-cell>
          <table:table-cell office:value-type="float" office:value="824628" calcext:value-type="float">
            <text:p>824628</text:p>
          </table:table-cell>
          <table:table-cell office:value-type="float" office:value="0.519973804846103" calcext:value-type="float">
            <text:p>0,52</text:p>
          </table:table-cell>
          <table:table-cell office:value-type="float" office:value="562082" calcext:value-type="float">
            <text:p>562082</text:p>
          </table:table-cell>
          <table:table-cell office:value-type="float" office:value="0.637886597938144" calcext:value-type="float">
            <text:p>0,64</text:p>
          </table:table-cell>
          <table:table-cell office:value-type="float" office:value="535349" calcext:value-type="float">
            <text:p>535349</text:p>
          </table:table-cell>
          <table:table-cell office:value-type="float" office:value="0.799482535575679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,00</text:p>
          </table:table-cell>
          <table:table-cell office:value-type="float" office:value="748482" calcext:value-type="float">
            <text:p>748482</text:p>
          </table:table-cell>
          <table:table-cell office:value-type="float" office:value="0.429238985313752" calcext:value-type="float">
            <text:p>0,43</text:p>
          </table:table-cell>
          <table:table-cell office:value-type="float" office:value="822998" calcext:value-type="float">
            <text:p>822998</text:p>
          </table:table-cell>
          <table:table-cell office:value-type="float" office:value="0.525793650793651" calcext:value-type="float">
            <text:p>0,53</text:p>
          </table:table-cell>
          <table:table-cell office:value-type="float" office:value="571362" calcext:value-type="float">
            <text:p>571362</text:p>
          </table:table-cell>
          <table:table-cell office:value-type="float" office:value="0.630350194552529" calcext:value-type="float">
            <text:p>0,63</text:p>
          </table:table-cell>
          <table:table-cell office:value-type="float" office:value="527697" calcext:value-type="float">
            <text:p>527697</text:p>
          </table:table-cell>
          <table:table-cell office:value-type="float" office:value="0.803617571059431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,00</text:p>
          </table:table-cell>
          <table:table-cell office:value-type="float" office:value="750909" calcext:value-type="float">
            <text:p>750909</text:p>
          </table:table-cell>
          <table:table-cell office:value-type="float" office:value="0.423615743829219" calcext:value-type="float">
            <text:p>0,42</text:p>
          </table:table-cell>
          <table:table-cell office:value-type="float" office:value="819240" calcext:value-type="float">
            <text:p>819240</text:p>
          </table:table-cell>
          <table:table-cell office:value-type="float" office:value="0.524060646011866" calcext:value-type="float">
            <text:p>0,52</text:p>
          </table:table-cell>
          <table:table-cell office:value-type="float" office:value="560987" calcext:value-type="float">
            <text:p>560987</text:p>
          </table:table-cell>
          <table:table-cell office:value-type="float" office:value="0.645371577574967" calcext:value-type="float">
            <text:p>0,65</text:p>
          </table:table-cell>
          <table:table-cell office:value-type="float" office:value="531389" calcext:value-type="float">
            <text:p>531389</text:p>
          </table:table-cell>
          <table:table-cell office:value-type="float" office:value="0.791237113402062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,00</text:p>
          </table:table-cell>
          <table:table-cell office:value-type="float" office:value="743981" calcext:value-type="float">
            <text:p>743981</text:p>
          </table:table-cell>
          <table:table-cell office:value-type="float" office:value="0.425876010781671" calcext:value-type="float">
            <text:p>0,43</text:p>
          </table:table-cell>
          <table:table-cell office:value-type="float" office:value="832370" calcext:value-type="float">
            <text:p>832370</text:p>
          </table:table-cell>
          <table:table-cell office:value-type="float" office:value="0.511551155115512" calcext:value-type="float">
            <text:p>0,51</text:p>
          </table:table-cell>
          <table:table-cell office:value-type="float" office:value="564411" calcext:value-type="float">
            <text:p>564411</text:p>
          </table:table-cell>
          <table:table-cell office:value-type="float" office:value="0.644155844155844" calcext:value-type="float">
            <text:p>0,64</text:p>
          </table:table-cell>
          <table:table-cell office:value-type="float" office:value="525182" calcext:value-type="float">
            <text:p>525182</text:p>
          </table:table-cell>
          <table:table-cell office:value-type="float" office:value="0.787839586028461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,00</text:p>
          </table:table-cell>
          <table:table-cell office:value-type="float" office:value="754185" calcext:value-type="float">
            <text:p>754185</text:p>
          </table:table-cell>
          <table:table-cell office:value-type="float" office:value="0.430965147453083" calcext:value-type="float">
            <text:p>0,43</text:p>
          </table:table-cell>
          <table:table-cell office:value-type="float" office:value="831314" calcext:value-type="float">
            <text:p>831314</text:p>
          </table:table-cell>
          <table:table-cell office:value-type="float" office:value="0.530815109343936" calcext:value-type="float">
            <text:p>0,53</text:p>
          </table:table-cell>
          <table:table-cell office:value-type="float" office:value="560498" calcext:value-type="float">
            <text:p>560498</text:p>
          </table:table-cell>
          <table:table-cell office:value-type="float" office:value="0.635170603674541" calcext:value-type="float">
            <text:p>0,64</text:p>
          </table:table-cell>
          <table:table-cell office:value-type="float" office:value="527311" calcext:value-type="float">
            <text:p>527311</text:p>
          </table:table-cell>
          <table:table-cell office:value-type="float" office:value="0.79639175257732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,00</text:p>
          </table:table-cell>
          <table:table-cell office:value-type="float" office:value="758135" calcext:value-type="float">
            <text:p>758135</text:p>
          </table:table-cell>
          <table:table-cell office:value-type="float" office:value="0.420212765957447" calcext:value-type="float">
            <text:p>0,42</text:p>
          </table:table-cell>
          <table:table-cell office:value-type="float" office:value="830964" calcext:value-type="float">
            <text:p>830964</text:p>
          </table:table-cell>
          <table:table-cell office:value-type="float" office:value="0.520628683693517" calcext:value-type="float">
            <text:p>0,52</text:p>
          </table:table-cell>
          <table:table-cell office:value-type="float" office:value="569379" calcext:value-type="float">
            <text:p>569379</text:p>
          </table:table-cell>
          <table:table-cell office:value-type="float" office:value="0.638491547464239" calcext:value-type="float">
            <text:p>0,64</text:p>
          </table:table-cell>
          <table:table-cell office:value-type="float" office:value="532131" calcext:value-type="float">
            <text:p>532131</text:p>
          </table:table-cell>
          <table:table-cell office:value-type="float" office:value="0.803108808290155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,00</text:p>
          </table:table-cell>
          <table:table-cell office:value-type="float" office:value="748729" calcext:value-type="float">
            <text:p>748729</text:p>
          </table:table-cell>
          <table:table-cell office:value-type="float" office:value="0.429718875502008" calcext:value-type="float">
            <text:p>0,43</text:p>
          </table:table-cell>
          <table:table-cell office:value-type="float" office:value="834837" calcext:value-type="float">
            <text:p>834837</text:p>
          </table:table-cell>
          <table:table-cell office:value-type="float" office:value="0.532183145321831" calcext:value-type="float">
            <text:p>0,53</text:p>
          </table:table-cell>
          <table:table-cell office:value-type="float" office:value="581320" calcext:value-type="float">
            <text:p>581320</text:p>
          </table:table-cell>
          <table:table-cell office:value-type="float" office:value="0.644329896907216" calcext:value-type="float">
            <text:p>0,64</text:p>
          </table:table-cell>
          <table:table-cell office:value-type="float" office:value="513160" calcext:value-type="float">
            <text:p>513160</text:p>
          </table:table-cell>
          <table:table-cell office:value-type="float" office:value="0.810810810810811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,00</text:p>
          </table:table-cell>
          <table:table-cell office:value-type="float" office:value="750036" calcext:value-type="float">
            <text:p>750036</text:p>
          </table:table-cell>
          <table:table-cell office:value-type="float" office:value="0.416890080428954" calcext:value-type="float">
            <text:p>0,42</text:p>
          </table:table-cell>
          <table:table-cell office:value-type="float" office:value="829740" calcext:value-type="float">
            <text:p>829740</text:p>
          </table:table-cell>
          <table:table-cell office:value-type="float" office:value="0.524707412223667" calcext:value-type="float">
            <text:p>0,52</text:p>
          </table:table-cell>
          <table:table-cell office:value-type="float" office:value="557765" calcext:value-type="float">
            <text:p>557765</text:p>
          </table:table-cell>
          <table:table-cell office:value-type="float" office:value="0.647594278283485" calcext:value-type="float">
            <text:p>0,65</text:p>
          </table:table-cell>
          <table:table-cell office:value-type="float" office:value="531899" calcext:value-type="float">
            <text:p>531899</text:p>
          </table:table-cell>
          <table:table-cell office:value-type="float" office:value="0.791773778920309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55" calcext:value-type="float">
            <text:p>55,00</text:p>
          </table:table-cell>
          <table:table-cell office:value-type="float" office:value="748768" calcext:value-type="float">
            <text:p>748768</text:p>
          </table:table-cell>
          <table:table-cell office:value-type="float" office:value="0.431893687707641" calcext:value-type="float">
            <text:p>0,43</text:p>
          </table:table-cell>
          <table:table-cell office:value-type="float" office:value="829268" calcext:value-type="float">
            <text:p>829268</text:p>
          </table:table-cell>
          <table:table-cell office:value-type="float" office:value="0.516322451698867" calcext:value-type="float">
            <text:p>0,52</text:p>
          </table:table-cell>
          <table:table-cell office:value-type="float" office:value="562329" calcext:value-type="float">
            <text:p>562329</text:p>
          </table:table-cell>
          <table:table-cell office:value-type="float" office:value="0.630548302872063" calcext:value-type="float">
            <text:p>0,63</text:p>
          </table:table-cell>
          <table:table-cell office:value-type="float" office:value="514601" calcext:value-type="float">
            <text:p>514601</text:p>
          </table:table-cell>
          <table:table-cell office:value-type="float" office:value="0.786259541984733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,00</text:p>
          </table:table-cell>
          <table:table-cell office:value-type="float" office:value="744266" calcext:value-type="float">
            <text:p>744266</text:p>
          </table:table-cell>
          <table:table-cell office:value-type="float" office:value="0.442753143613501" calcext:value-type="float">
            <text:p>0,44</text:p>
          </table:table-cell>
          <table:table-cell office:value-type="float" office:value="833126" calcext:value-type="float">
            <text:p>833126</text:p>
          </table:table-cell>
          <table:table-cell office:value-type="float" office:value="0.532594524119948" calcext:value-type="float">
            <text:p>0,53</text:p>
          </table:table-cell>
          <table:table-cell office:value-type="float" office:value="570672" calcext:value-type="float">
            <text:p>570672</text:p>
          </table:table-cell>
          <table:table-cell office:value-type="float" office:value="0.645699614890886" calcext:value-type="float">
            <text:p>0,65</text:p>
          </table:table-cell>
          <table:table-cell office:value-type="float" office:value="522619" calcext:value-type="float">
            <text:p>522619</text:p>
          </table:table-cell>
          <table:table-cell office:value-type="float" office:value="0.78974358974359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,00</text:p>
          </table:table-cell>
          <table:table-cell office:value-type="float" office:value="746109" calcext:value-type="float">
            <text:p>746109</text:p>
          </table:table-cell>
          <table:table-cell office:value-type="float" office:value="0.440881763527054" calcext:value-type="float">
            <text:p>0,44</text:p>
          </table:table-cell>
          <table:table-cell office:value-type="float" office:value="832942" calcext:value-type="float">
            <text:p>832942</text:p>
          </table:table-cell>
          <table:table-cell office:value-type="float" office:value="0.530263157894737" calcext:value-type="float">
            <text:p>0,53</text:p>
          </table:table-cell>
          <table:table-cell office:value-type="float" office:value="569440" calcext:value-type="float">
            <text:p>569440</text:p>
          </table:table-cell>
          <table:table-cell office:value-type="float" office:value="0.633289986996099" calcext:value-type="float">
            <text:p>0,63</text:p>
          </table:table-cell>
          <table:table-cell office:value-type="float" office:value="537493" calcext:value-type="float">
            <text:p>537493</text:p>
          </table:table-cell>
          <table:table-cell office:value-type="float" office:value="0.816644993498049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,00</text:p>
          </table:table-cell>
          <table:table-cell office:value-type="float" office:value="753973" calcext:value-type="float">
            <text:p>753973</text:p>
          </table:table-cell>
          <table:table-cell office:value-type="float" office:value="0.426382411725516" calcext:value-type="float">
            <text:p>0,43</text:p>
          </table:table-cell>
          <table:table-cell office:value-type="float" office:value="828020" calcext:value-type="float">
            <text:p>828020</text:p>
          </table:table-cell>
          <table:table-cell office:value-type="float" office:value="0.51016393442623" calcext:value-type="float">
            <text:p>0,51</text:p>
          </table:table-cell>
          <table:table-cell office:value-type="float" office:value="556624" calcext:value-type="float">
            <text:p>556624</text:p>
          </table:table-cell>
          <table:table-cell office:value-type="float" office:value="0.625333333333333" calcext:value-type="float">
            <text:p>0,63</text:p>
          </table:table-cell>
          <table:table-cell office:value-type="float" office:value="526222" calcext:value-type="float">
            <text:p>526222</text:p>
          </table:table-cell>
          <table:table-cell office:value-type="float" office:value="0.802835051546392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59" calcext:value-type="float">
            <text:p>59,00</text:p>
          </table:table-cell>
          <table:table-cell office:value-type="float" office:value="750062" calcext:value-type="float">
            <text:p>750062</text:p>
          </table:table-cell>
          <table:table-cell office:value-type="float" office:value="0.421854304635762" calcext:value-type="float">
            <text:p>0,42</text:p>
          </table:table-cell>
          <table:table-cell office:value-type="float" office:value="826757" calcext:value-type="float">
            <text:p>826757</text:p>
          </table:table-cell>
          <table:table-cell office:value-type="float" office:value="0.528985507246377" calcext:value-type="float">
            <text:p>0,53</text:p>
          </table:table-cell>
          <table:table-cell office:value-type="float" office:value="560729" calcext:value-type="float">
            <text:p>560729</text:p>
          </table:table-cell>
          <table:table-cell office:value-type="float" office:value="0.634816753926702" calcext:value-type="float">
            <text:p>0,63</text:p>
          </table:table-cell>
          <table:table-cell office:value-type="float" office:value="526950" calcext:value-type="float">
            <text:p>526950</text:p>
          </table:table-cell>
          <table:table-cell office:value-type="float" office:value="0.793774319066148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,00</text:p>
          </table:table-cell>
          <table:table-cell office:value-type="float" office:value="747388" calcext:value-type="float">
            <text:p>747388</text:p>
          </table:table-cell>
          <table:table-cell office:value-type="float" office:value="0.435301924353019" calcext:value-type="float">
            <text:p>0,44</text:p>
          </table:table-cell>
          <table:table-cell office:value-type="float" office:value="828926" calcext:value-type="float">
            <text:p>828926</text:p>
          </table:table-cell>
          <table:table-cell office:value-type="float" office:value="0.5249343832021" calcext:value-type="float">
            <text:p>0,52</text:p>
          </table:table-cell>
          <table:table-cell office:value-type="float" office:value="564782" calcext:value-type="float">
            <text:p>564782</text:p>
          </table:table-cell>
          <table:table-cell office:value-type="float" office:value="0.636481241914618" calcext:value-type="float">
            <text:p>0,64</text:p>
          </table:table-cell>
          <table:table-cell office:value-type="float" office:value="524826" calcext:value-type="float">
            <text:p>524826</text:p>
          </table:table-cell>
          <table:table-cell office:value-type="float" office:value="0.785806451612903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,00</text:p>
          </table:table-cell>
          <table:table-cell office:value-type="float" office:value="749064" calcext:value-type="float">
            <text:p>749064</text:p>
          </table:table-cell>
          <table:table-cell office:value-type="float" office:value="0.425388251181634" calcext:value-type="float">
            <text:p>0,43</text:p>
          </table:table-cell>
          <table:table-cell office:value-type="float" office:value="826248" calcext:value-type="float">
            <text:p>826248</text:p>
          </table:table-cell>
          <table:table-cell office:value-type="float" office:value="0.533859303090072" calcext:value-type="float">
            <text:p>0,53</text:p>
          </table:table-cell>
          <table:table-cell office:value-type="float" office:value="561177" calcext:value-type="float">
            <text:p>561177</text:p>
          </table:table-cell>
          <table:table-cell office:value-type="float" office:value="0.637319316688568" calcext:value-type="float">
            <text:p>0,64</text:p>
          </table:table-cell>
          <table:table-cell office:value-type="float" office:value="526217" calcext:value-type="float">
            <text:p>526217</text:p>
          </table:table-cell>
          <table:table-cell office:value-type="float" office:value="0.800761421319797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,00</text:p>
          </table:table-cell>
          <table:table-cell office:value-type="float" office:value="753999" calcext:value-type="float">
            <text:p>753999</text:p>
          </table:table-cell>
          <table:table-cell office:value-type="float" office:value="0.438619774386198" calcext:value-type="float">
            <text:p>0,44</text:p>
          </table:table-cell>
          <table:table-cell office:value-type="float" office:value="830720" calcext:value-type="float">
            <text:p>830720</text:p>
          </table:table-cell>
          <table:table-cell office:value-type="float" office:value="0.521996060407091" calcext:value-type="float">
            <text:p>0,52</text:p>
          </table:table-cell>
          <table:table-cell office:value-type="float" office:value="568213" calcext:value-type="float">
            <text:p>568213</text:p>
          </table:table-cell>
          <table:table-cell office:value-type="float" office:value="0.627118644067797" calcext:value-type="float">
            <text:p>0,63</text:p>
          </table:table-cell>
          <table:table-cell office:value-type="float" office:value="505302" calcext:value-type="float">
            <text:p>505302</text:p>
          </table:table-cell>
          <table:table-cell office:value-type="float" office:value="0.792922673656619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,00</text:p>
          </table:table-cell>
          <table:table-cell office:value-type="float" office:value="745980" calcext:value-type="float">
            <text:p>745980</text:p>
          </table:table-cell>
          <table:table-cell office:value-type="float" office:value="0.432468396540253" calcext:value-type="float">
            <text:p>0,43</text:p>
          </table:table-cell>
          <table:table-cell office:value-type="float" office:value="827728" calcext:value-type="float">
            <text:p>827728</text:p>
          </table:table-cell>
          <table:table-cell office:value-type="float" office:value="0.534370946822309" calcext:value-type="float">
            <text:p>0,53</text:p>
          </table:table-cell>
          <table:table-cell office:value-type="float" office:value="570880" calcext:value-type="float">
            <text:p>570880</text:p>
          </table:table-cell>
          <table:table-cell office:value-type="float" office:value="0.631439894319683" calcext:value-type="float">
            <text:p>0,63</text:p>
          </table:table-cell>
          <table:table-cell office:value-type="float" office:value="527384" calcext:value-type="float">
            <text:p>527384</text:p>
          </table:table-cell>
          <table:table-cell office:value-type="float" office:value="0.818532818532819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,00</text:p>
          </table:table-cell>
          <table:table-cell office:value-type="float" office:value="747566" calcext:value-type="float">
            <text:p>747566</text:p>
          </table:table-cell>
          <table:table-cell office:value-type="float" office:value="0.423841059602649" calcext:value-type="float">
            <text:p>0,42</text:p>
          </table:table-cell>
          <table:table-cell office:value-type="float" office:value="826107" calcext:value-type="float">
            <text:p>826107</text:p>
          </table:table-cell>
          <table:table-cell office:value-type="float" office:value="0.531084656084656" calcext:value-type="float">
            <text:p>0,53</text:p>
          </table:table-cell>
          <table:table-cell office:value-type="float" office:value="516274" calcext:value-type="float">
            <text:p>516274</text:p>
          </table:table-cell>
          <table:table-cell office:value-type="float" office:value="0.700787401574803" calcext:value-type="float">
            <text:p>0,70</text:p>
          </table:table-cell>
          <table:table-cell office:value-type="float" office:value="528298" calcext:value-type="float">
            <text:p>528298</text:p>
          </table:table-cell>
          <table:table-cell office:value-type="float" office:value="0.8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,00</text:p>
          </table:table-cell>
          <table:table-cell office:value-type="float" office:value="737728" calcext:value-type="float">
            <text:p>737728</text:p>
          </table:table-cell>
          <table:table-cell office:value-type="float" office:value="0.437086092715232" calcext:value-type="float">
            <text:p>0,44</text:p>
          </table:table-cell>
          <table:table-cell office:value-type="float" office:value="837950" calcext:value-type="float">
            <text:p>837950</text:p>
          </table:table-cell>
          <table:table-cell office:value-type="float" office:value="0.535453943008615" calcext:value-type="float">
            <text:p>0,54</text:p>
          </table:table-cell>
          <table:table-cell office:value-type="float" office:value="520499" calcext:value-type="float">
            <text:p>520499</text:p>
          </table:table-cell>
          <table:table-cell office:value-type="float" office:value="0.684684684684685" calcext:value-type="float">
            <text:p>0,68</text:p>
          </table:table-cell>
          <table:table-cell office:value-type="float" office:value="523461" calcext:value-type="float">
            <text:p>523461</text:p>
          </table:table-cell>
          <table:table-cell office:value-type="float" office:value="0.787839586028461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,00</text:p>
          </table:table-cell>
          <table:table-cell office:value-type="float" office:value="744269" calcext:value-type="float">
            <text:p>744269</text:p>
          </table:table-cell>
          <table:table-cell office:value-type="float" office:value="0.440213760855043" calcext:value-type="float">
            <text:p>0,44</text:p>
          </table:table-cell>
          <table:table-cell office:value-type="float" office:value="840407" calcext:value-type="float">
            <text:p>840407</text:p>
          </table:table-cell>
          <table:table-cell office:value-type="float" office:value="0.525566343042071" calcext:value-type="float">
            <text:p>0,53</text:p>
          </table:table-cell>
          <table:table-cell office:value-type="float" office:value="559437" calcext:value-type="float">
            <text:p>559437</text:p>
          </table:table-cell>
          <table:table-cell office:value-type="float" office:value="0.635170603674541" calcext:value-type="float">
            <text:p>0,64</text:p>
          </table:table-cell>
          <table:table-cell office:value-type="float" office:value="529271" calcext:value-type="float">
            <text:p>529271</text:p>
          </table:table-cell>
          <table:table-cell office:value-type="float" office:value="0.792307692307692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67" calcext:value-type="float">
            <text:p>67,00</text:p>
          </table:table-cell>
          <table:table-cell office:value-type="float" office:value="746683" calcext:value-type="float">
            <text:p>746683</text:p>
          </table:table-cell>
          <table:table-cell office:value-type="float" office:value="0.40994623655914" calcext:value-type="float">
            <text:p>0,41</text:p>
          </table:table-cell>
          <table:table-cell office:value-type="float" office:value="827989" calcext:value-type="float">
            <text:p>827989</text:p>
          </table:table-cell>
          <table:table-cell office:value-type="float" office:value="0.528712871287129" calcext:value-type="float">
            <text:p>0,53</text:p>
          </table:table-cell>
          <table:table-cell office:value-type="float" office:value="542417" calcext:value-type="float">
            <text:p>542417</text:p>
          </table:table-cell>
          <table:table-cell office:value-type="float" office:value="0.650711513583441" calcext:value-type="float">
            <text:p>0,65</text:p>
          </table:table-cell>
          <table:table-cell office:value-type="float" office:value="533381" calcext:value-type="float">
            <text:p>533381</text:p>
          </table:table-cell>
          <table:table-cell office:value-type="float" office:value="0.804568527918782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68" calcext:value-type="float">
            <text:p>68,00</text:p>
          </table:table-cell>
          <table:table-cell office:value-type="float" office:value="746623" calcext:value-type="float">
            <text:p>746623</text:p>
          </table:table-cell>
          <table:table-cell office:value-type="float" office:value="0.437705998681609" calcext:value-type="float">
            <text:p>0,44</text:p>
          </table:table-cell>
          <table:table-cell office:value-type="float" office:value="816850" calcext:value-type="float">
            <text:p>816850</text:p>
          </table:table-cell>
          <table:table-cell office:value-type="float" office:value="0.549903412749517" calcext:value-type="float">
            <text:p>0,55</text:p>
          </table:table-cell>
          <table:table-cell office:value-type="float" office:value="566698" calcext:value-type="float">
            <text:p>566698</text:p>
          </table:table-cell>
          <table:table-cell office:value-type="float" office:value="0.633074935400517" calcext:value-type="float">
            <text:p>0,63</text:p>
          </table:table-cell>
          <table:table-cell office:value-type="float" office:value="508133" calcext:value-type="float">
            <text:p>508133</text:p>
          </table:table-cell>
          <table:table-cell office:value-type="float" office:value="0.822477650063857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,00</text:p>
          </table:table-cell>
          <table:table-cell office:value-type="float" office:value="740164" calcext:value-type="float">
            <text:p>740164</text:p>
          </table:table-cell>
          <table:table-cell office:value-type="float" office:value="0.432666666666667" calcext:value-type="float">
            <text:p>0,43</text:p>
          </table:table-cell>
          <table:table-cell office:value-type="float" office:value="831602" calcext:value-type="float">
            <text:p>831602</text:p>
          </table:table-cell>
          <table:table-cell office:value-type="float" office:value="0.532152230971129" calcext:value-type="float">
            <text:p>0,53</text:p>
          </table:table-cell>
          <table:table-cell office:value-type="float" office:value="551023" calcext:value-type="float">
            <text:p>551023</text:p>
          </table:table-cell>
          <table:table-cell office:value-type="float" office:value="0.657142857142857" calcext:value-type="float">
            <text:p>0,66</text:p>
          </table:table-cell>
          <table:table-cell office:value-type="float" office:value="533959" calcext:value-type="float">
            <text:p>533959</text:p>
          </table:table-cell>
          <table:table-cell office:value-type="float" office:value="0.814193548387097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,00</text:p>
          </table:table-cell>
          <table:table-cell office:value-type="float" office:value="748260" calcext:value-type="float">
            <text:p>748260</text:p>
          </table:table-cell>
          <table:table-cell office:value-type="float" office:value="0.416111850865513" calcext:value-type="float">
            <text:p>0,42</text:p>
          </table:table-cell>
          <table:table-cell office:value-type="float" office:value="826532" calcext:value-type="float">
            <text:p>826532</text:p>
          </table:table-cell>
          <table:table-cell office:value-type="float" office:value="0.527213114754098" calcext:value-type="float">
            <text:p>0,53</text:p>
          </table:table-cell>
          <table:table-cell office:value-type="float" office:value="565678" calcext:value-type="float">
            <text:p>565678</text:p>
          </table:table-cell>
          <table:table-cell office:value-type="float" office:value="0.62532637075718" calcext:value-type="float">
            <text:p>0,63</text:p>
          </table:table-cell>
          <table:table-cell office:value-type="float" office:value="528106" calcext:value-type="float">
            <text:p>528106</text:p>
          </table:table-cell>
          <table:table-cell office:value-type="float" office:value="0.7911227154047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,00</text:p>
          </table:table-cell>
          <table:table-cell office:value-type="float" office:value="755089" calcext:value-type="float">
            <text:p>755089</text:p>
          </table:table-cell>
          <table:table-cell office:value-type="float" office:value="0.433598937583001" calcext:value-type="float">
            <text:p>0,43</text:p>
          </table:table-cell>
          <table:table-cell office:value-type="float" office:value="831603" calcext:value-type="float">
            <text:p>831603</text:p>
          </table:table-cell>
          <table:table-cell office:value-type="float" office:value="0.533682145192937" calcext:value-type="float">
            <text:p>0,53</text:p>
          </table:table-cell>
          <table:table-cell office:value-type="float" office:value="571018" calcext:value-type="float">
            <text:p>571018</text:p>
          </table:table-cell>
          <table:table-cell office:value-type="float" office:value="0.645669291338583" calcext:value-type="float">
            <text:p>0,65</text:p>
          </table:table-cell>
          <table:table-cell office:value-type="float" office:value="527465" calcext:value-type="float">
            <text:p>527465</text:p>
          </table:table-cell>
          <table:table-cell office:value-type="float" office:value="0.793324775353017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,00</text:p>
          </table:table-cell>
          <table:table-cell office:value-type="float" office:value="750140" calcext:value-type="float">
            <text:p>750140</text:p>
          </table:table-cell>
          <table:table-cell office:value-type="float" office:value="0.416389073950699" calcext:value-type="float">
            <text:p>0,42</text:p>
          </table:table-cell>
          <table:table-cell office:value-type="float" office:value="832568" calcext:value-type="float">
            <text:p>832568</text:p>
          </table:table-cell>
          <table:table-cell office:value-type="float" office:value="0.525179856115108" calcext:value-type="float">
            <text:p>0,53</text:p>
          </table:table-cell>
          <table:table-cell office:value-type="float" office:value="569359" calcext:value-type="float">
            <text:p>569359</text:p>
          </table:table-cell>
          <table:table-cell office:value-type="float" office:value="0.631372549019608" calcext:value-type="float">
            <text:p>0,63</text:p>
          </table:table-cell>
          <table:table-cell office:value-type="float" office:value="536361" calcext:value-type="float">
            <text:p>536361</text:p>
          </table:table-cell>
          <table:table-cell office:value-type="float" office:value="0.811855670103093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,00</text:p>
          </table:table-cell>
          <table:table-cell office:value-type="float" office:value="749811" calcext:value-type="float">
            <text:p>749811</text:p>
          </table:table-cell>
          <table:table-cell office:value-type="float" office:value="0.422999327505044" calcext:value-type="float">
            <text:p>0,42</text:p>
          </table:table-cell>
          <table:table-cell office:value-type="float" office:value="825386" calcext:value-type="float">
            <text:p>825386</text:p>
          </table:table-cell>
          <table:table-cell office:value-type="float" office:value="0.51792828685259" calcext:value-type="float">
            <text:p>0,52</text:p>
          </table:table-cell>
          <table:table-cell office:value-type="float" office:value="558893" calcext:value-type="float">
            <text:p>558893</text:p>
          </table:table-cell>
          <table:table-cell office:value-type="float" office:value="0.626315789473684" calcext:value-type="float">
            <text:p>0,63</text:p>
          </table:table-cell>
          <table:table-cell office:value-type="float" office:value="516529" calcext:value-type="float">
            <text:p>516529</text:p>
          </table:table-cell>
          <table:table-cell office:value-type="float" office:value="0.806410256410256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,00</text:p>
          </table:table-cell>
          <table:table-cell office:value-type="float" office:value="739625" calcext:value-type="float">
            <text:p>739625</text:p>
          </table:table-cell>
          <table:table-cell office:value-type="float" office:value="0.450300200133422" calcext:value-type="float">
            <text:p>0,45</text:p>
          </table:table-cell>
          <table:table-cell office:value-type="float" office:value="820037" calcext:value-type="float">
            <text:p>820037</text:p>
          </table:table-cell>
          <table:table-cell office:value-type="float" office:value="0.526178010471204" calcext:value-type="float">
            <text:p>0,53</text:p>
          </table:table-cell>
          <table:table-cell office:value-type="float" office:value="568360" calcext:value-type="float">
            <text:p>568360</text:p>
          </table:table-cell>
          <table:table-cell office:value-type="float" office:value="0.638961038961039" calcext:value-type="float">
            <text:p>0,64</text:p>
          </table:table-cell>
          <table:table-cell office:value-type="float" office:value="544137" calcext:value-type="float">
            <text:p>544137</text:p>
          </table:table-cell>
          <table:table-cell office:value-type="float" office:value="0.810880829015544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75" calcext:value-type="float">
            <text:p>75,00</text:p>
          </table:table-cell>
          <table:table-cell office:value-type="float" office:value="745538" calcext:value-type="float">
            <text:p>745538</text:p>
          </table:table-cell>
          <table:table-cell office:value-type="float" office:value="0.432647644326476" calcext:value-type="float">
            <text:p>0,43</text:p>
          </table:table-cell>
          <table:table-cell office:value-type="float" office:value="832669" calcext:value-type="float">
            <text:p>832669</text:p>
          </table:table-cell>
          <table:table-cell office:value-type="float" office:value="0.531735751295337" calcext:value-type="float">
            <text:p>0,53</text:p>
          </table:table-cell>
          <table:table-cell office:value-type="float" office:value="566900" calcext:value-type="float">
            <text:p>566900</text:p>
          </table:table-cell>
          <table:table-cell office:value-type="float" office:value="0.635309278350515" calcext:value-type="float">
            <text:p>0,64</text:p>
          </table:table-cell>
          <table:table-cell office:value-type="float" office:value="535801" calcext:value-type="float">
            <text:p>535801</text:p>
          </table:table-cell>
          <table:table-cell office:value-type="float" office:value="0.8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76" calcext:value-type="float">
            <text:p>76,00</text:p>
          </table:table-cell>
          <table:table-cell office:value-type="float" office:value="744637" calcext:value-type="float">
            <text:p>744637</text:p>
          </table:table-cell>
          <table:table-cell office:value-type="float" office:value="0.42895263509006" calcext:value-type="float">
            <text:p>0,43</text:p>
          </table:table-cell>
          <table:table-cell office:value-type="float" office:value="830743" calcext:value-type="float">
            <text:p>830743</text:p>
          </table:table-cell>
          <table:table-cell office:value-type="float" office:value="0.504654255319149" calcext:value-type="float">
            <text:p>0,50</text:p>
          </table:table-cell>
          <table:table-cell office:value-type="float" office:value="562086" calcext:value-type="float">
            <text:p>562086</text:p>
          </table:table-cell>
          <table:table-cell office:value-type="float" office:value="0.630829015544041" calcext:value-type="float">
            <text:p>0,63</text:p>
          </table:table-cell>
          <table:table-cell office:value-type="float" office:value="544420" calcext:value-type="float">
            <text:p>544420</text:p>
          </table:table-cell>
          <table:table-cell office:value-type="float" office:value="0.815823605706874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,00</text:p>
          </table:table-cell>
          <table:table-cell office:value-type="float" office:value="750120" calcext:value-type="float">
            <text:p>750120</text:p>
          </table:table-cell>
          <table:table-cell office:value-type="float" office:value="0.430574098798398" calcext:value-type="float">
            <text:p>0,43</text:p>
          </table:table-cell>
          <table:table-cell office:value-type="float" office:value="822176" calcext:value-type="float">
            <text:p>822176</text:p>
          </table:table-cell>
          <table:table-cell office:value-type="float" office:value="0.52890365448505" calcext:value-type="float">
            <text:p>0,53</text:p>
          </table:table-cell>
          <table:table-cell office:value-type="float" office:value="568148" calcext:value-type="float">
            <text:p>568148</text:p>
          </table:table-cell>
          <table:table-cell office:value-type="float" office:value="0.622047244094488" calcext:value-type="float">
            <text:p>0,62</text:p>
          </table:table-cell>
          <table:table-cell office:value-type="float" office:value="521591" calcext:value-type="float">
            <text:p>521591</text:p>
          </table:table-cell>
          <table:table-cell office:value-type="float" office:value="0.797953964194373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78" calcext:value-type="float">
            <text:p>78,00</text:p>
          </table:table-cell>
          <table:table-cell office:value-type="float" office:value="750996" calcext:value-type="float">
            <text:p>750996</text:p>
          </table:table-cell>
          <table:table-cell office:value-type="float" office:value="0.41492938802959" calcext:value-type="float">
            <text:p>0,41</text:p>
          </table:table-cell>
          <table:table-cell office:value-type="float" office:value="835499" calcext:value-type="float">
            <text:p>835499</text:p>
          </table:table-cell>
          <table:table-cell office:value-type="float" office:value="0.5396201702685" calcext:value-type="float">
            <text:p>0,54</text:p>
          </table:table-cell>
          <table:table-cell office:value-type="float" office:value="569017" calcext:value-type="float">
            <text:p>569017</text:p>
          </table:table-cell>
          <table:table-cell office:value-type="float" office:value="0.645536869340233" calcext:value-type="float">
            <text:p>0,65</text:p>
          </table:table-cell>
          <table:table-cell office:value-type="float" office:value="546046" calcext:value-type="float">
            <text:p>546046</text:p>
          </table:table-cell>
          <table:table-cell office:value-type="float" office:value="0.829923273657289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,00</text:p>
          </table:table-cell>
          <table:table-cell office:value-type="float" office:value="740053" calcext:value-type="float">
            <text:p>740053</text:p>
          </table:table-cell>
          <table:table-cell office:value-type="float" office:value="0.429144385026738" calcext:value-type="float">
            <text:p>0,43</text:p>
          </table:table-cell>
          <table:table-cell office:value-type="float" office:value="834791" calcext:value-type="float">
            <text:p>834791</text:p>
          </table:table-cell>
          <table:table-cell office:value-type="float" office:value="0.536363636363636" calcext:value-type="float">
            <text:p>0,54</text:p>
          </table:table-cell>
          <table:table-cell office:value-type="float" office:value="556602" calcext:value-type="float">
            <text:p>556602</text:p>
          </table:table-cell>
          <table:table-cell office:value-type="float" office:value="0.631716906946265" calcext:value-type="float">
            <text:p>0,63</text:p>
          </table:table-cell>
          <table:table-cell office:value-type="float" office:value="527999" calcext:value-type="float">
            <text:p>527999</text:p>
          </table:table-cell>
          <table:table-cell office:value-type="float" office:value="0.794041450777202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,00</text:p>
          </table:table-cell>
          <table:table-cell office:value-type="float" office:value="746504" calcext:value-type="float">
            <text:p>746504</text:p>
          </table:table-cell>
          <table:table-cell office:value-type="float" office:value="0.420982735723772" calcext:value-type="float">
            <text:p>0,42</text:p>
          </table:table-cell>
          <table:table-cell office:value-type="float" office:value="835115" calcext:value-type="float">
            <text:p>835115</text:p>
          </table:table-cell>
          <table:table-cell office:value-type="float" office:value="0.518396846254928" calcext:value-type="float">
            <text:p>0,52</text:p>
          </table:table-cell>
          <table:table-cell office:value-type="float" office:value="566222" calcext:value-type="float">
            <text:p>566222</text:p>
          </table:table-cell>
          <table:table-cell office:value-type="float" office:value="0.624020887728459" calcext:value-type="float">
            <text:p>0,62</text:p>
          </table:table-cell>
          <table:table-cell office:value-type="float" office:value="531341" calcext:value-type="float">
            <text:p>531341</text:p>
          </table:table-cell>
          <table:table-cell office:value-type="float" office:value="0.806161745827985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81" calcext:value-type="float">
            <text:p>81,00</text:p>
          </table:table-cell>
          <table:table-cell office:value-type="float" office:value="764584" calcext:value-type="float">
            <text:p>764584</text:p>
          </table:table-cell>
          <table:table-cell office:value-type="float" office:value="0.444738583719391" calcext:value-type="float">
            <text:p>0,44</text:p>
          </table:table-cell>
          <table:table-cell office:value-type="float" office:value="834460" calcext:value-type="float">
            <text:p>834460</text:p>
          </table:table-cell>
          <table:table-cell office:value-type="float" office:value="0.509765625" calcext:value-type="float">
            <text:p>0,51</text:p>
          </table:table-cell>
          <table:table-cell office:value-type="float" office:value="567854" calcext:value-type="float">
            <text:p>567854</text:p>
          </table:table-cell>
          <table:table-cell office:value-type="float" office:value="0.640826873385013" calcext:value-type="float">
            <text:p>0,64</text:p>
          </table:table-cell>
          <table:table-cell office:value-type="float" office:value="533079" calcext:value-type="float">
            <text:p>533079</text:p>
          </table:table-cell>
          <table:table-cell office:value-type="float" office:value="0.813144329896907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82" calcext:value-type="float">
            <text:p>82,00</text:p>
          </table:table-cell>
          <table:table-cell office:value-type="float" office:value="740223" calcext:value-type="float">
            <text:p>740223</text:p>
          </table:table-cell>
          <table:table-cell office:value-type="float" office:value="0.433774834437086" calcext:value-type="float">
            <text:p>0,43</text:p>
          </table:table-cell>
          <table:table-cell office:value-type="float" office:value="832506" calcext:value-type="float">
            <text:p>832506</text:p>
          </table:table-cell>
          <table:table-cell office:value-type="float" office:value="0.527723418134377" calcext:value-type="float">
            <text:p>0,53</text:p>
          </table:table-cell>
          <table:table-cell office:value-type="float" office:value="570011" calcext:value-type="float">
            <text:p>570011</text:p>
          </table:table-cell>
          <table:table-cell office:value-type="float" office:value="0.638242894056847" calcext:value-type="float">
            <text:p>0,64</text:p>
          </table:table-cell>
          <table:table-cell office:value-type="float" office:value="517994" calcext:value-type="float">
            <text:p>517994</text:p>
          </table:table-cell>
          <table:table-cell office:value-type="float" office:value="0.796344647519582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83" calcext:value-type="float">
            <text:p>83,00</text:p>
          </table:table-cell>
          <table:table-cell office:value-type="float" office:value="738788" calcext:value-type="float">
            <text:p>738788</text:p>
          </table:table-cell>
          <table:table-cell office:value-type="float" office:value="0.443629086057372" calcext:value-type="float">
            <text:p>0,44</text:p>
          </table:table-cell>
          <table:table-cell office:value-type="float" office:value="829187" calcext:value-type="float">
            <text:p>829187</text:p>
          </table:table-cell>
          <table:table-cell office:value-type="float" office:value="0.519549370444003" calcext:value-type="float">
            <text:p>0,52</text:p>
          </table:table-cell>
          <table:table-cell office:value-type="float" office:value="575535" calcext:value-type="float">
            <text:p>575535</text:p>
          </table:table-cell>
          <table:table-cell office:value-type="float" office:value="0.641752577319588" calcext:value-type="float">
            <text:p>0,64</text:p>
          </table:table-cell>
          <table:table-cell office:value-type="float" office:value="524118" calcext:value-type="float">
            <text:p>524118</text:p>
          </table:table-cell>
          <table:table-cell office:value-type="float" office:value="0.800511508951407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84" calcext:value-type="float">
            <text:p>84,00</text:p>
          </table:table-cell>
          <table:table-cell office:value-type="float" office:value="741127" calcext:value-type="float">
            <text:p>741127</text:p>
          </table:table-cell>
          <table:table-cell office:value-type="float" office:value="0.434254888739043" calcext:value-type="float">
            <text:p>0,43</text:p>
          </table:table-cell>
          <table:table-cell office:value-type="float" office:value="829532" calcext:value-type="float">
            <text:p>829532</text:p>
          </table:table-cell>
          <table:table-cell office:value-type="float" office:value="0.52655737704918" calcext:value-type="float">
            <text:p>0,53</text:p>
          </table:table-cell>
          <table:table-cell office:value-type="float" office:value="562172" calcext:value-type="float">
            <text:p>562172</text:p>
          </table:table-cell>
          <table:table-cell office:value-type="float" office:value="0.660668380462725" calcext:value-type="float">
            <text:p>0,66</text:p>
          </table:table-cell>
          <table:table-cell office:value-type="float" office:value="528548" calcext:value-type="float">
            <text:p>528548</text:p>
          </table:table-cell>
          <table:table-cell office:value-type="float" office:value="0.803617571059431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,00</text:p>
          </table:table-cell>
          <table:table-cell office:value-type="float" office:value="745879" calcext:value-type="float">
            <text:p>745879</text:p>
          </table:table-cell>
          <table:table-cell office:value-type="float" office:value="0.430472388556221" calcext:value-type="float">
            <text:p>0,43</text:p>
          </table:table-cell>
          <table:table-cell office:value-type="float" office:value="833259" calcext:value-type="float">
            <text:p>833259</text:p>
          </table:table-cell>
          <table:table-cell office:value-type="float" office:value="0.516699410609037" calcext:value-type="float">
            <text:p>0,52</text:p>
          </table:table-cell>
          <table:table-cell office:value-type="float" office:value="564892" calcext:value-type="float">
            <text:p>564892</text:p>
          </table:table-cell>
          <table:table-cell office:value-type="float" office:value="0.619235836627141" calcext:value-type="float">
            <text:p>0,62</text:p>
          </table:table-cell>
          <table:table-cell office:value-type="float" office:value="528383" calcext:value-type="float">
            <text:p>528383</text:p>
          </table:table-cell>
          <table:table-cell office:value-type="float" office:value="0.804150453955901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,00</text:p>
          </table:table-cell>
          <table:table-cell office:value-type="float" office:value="746972" calcext:value-type="float">
            <text:p>746972</text:p>
          </table:table-cell>
          <table:table-cell office:value-type="float" office:value="0.439706862091939" calcext:value-type="float">
            <text:p>0,44</text:p>
          </table:table-cell>
          <table:table-cell office:value-type="float" office:value="815074" calcext:value-type="float">
            <text:p>815074</text:p>
          </table:table-cell>
          <table:table-cell office:value-type="float" office:value="0.533638145003266" calcext:value-type="float">
            <text:p>0,53</text:p>
          </table:table-cell>
          <table:table-cell office:value-type="float" office:value="565247" calcext:value-type="float">
            <text:p>565247</text:p>
          </table:table-cell>
          <table:table-cell office:value-type="float" office:value="0.631989596879064" calcext:value-type="float">
            <text:p>0,63</text:p>
          </table:table-cell>
          <table:table-cell office:value-type="float" office:value="526448" calcext:value-type="float">
            <text:p>526448</text:p>
          </table:table-cell>
          <table:table-cell office:value-type="float" office:value="0.788931788931789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,00</text:p>
          </table:table-cell>
          <table:table-cell office:value-type="float" office:value="759558" calcext:value-type="float">
            <text:p>759558</text:p>
          </table:table-cell>
          <table:table-cell office:value-type="float" office:value="0.432558139534884" calcext:value-type="float">
            <text:p>0,43</text:p>
          </table:table-cell>
          <table:table-cell office:value-type="float" office:value="834400" calcext:value-type="float">
            <text:p>834400</text:p>
          </table:table-cell>
          <table:table-cell office:value-type="float" office:value="0.525901639344262" calcext:value-type="float">
            <text:p>0,53</text:p>
          </table:table-cell>
          <table:table-cell office:value-type="float" office:value="568087" calcext:value-type="float">
            <text:p>568087</text:p>
          </table:table-cell>
          <table:table-cell office:value-type="float" office:value="0.637065637065637" calcext:value-type="float">
            <text:p>0,64</text:p>
          </table:table-cell>
          <table:table-cell office:value-type="float" office:value="541401" calcext:value-type="float">
            <text:p>541401</text:p>
          </table:table-cell>
          <table:table-cell office:value-type="float" office:value="0.808483290488432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,00</text:p>
          </table:table-cell>
          <table:table-cell office:value-type="float" office:value="742480" calcext:value-type="float">
            <text:p>742480</text:p>
          </table:table-cell>
          <table:table-cell office:value-type="float" office:value="0.433003300330033" calcext:value-type="float">
            <text:p>0,43</text:p>
          </table:table-cell>
          <table:table-cell office:value-type="float" office:value="839569" calcext:value-type="float">
            <text:p>839569</text:p>
          </table:table-cell>
          <table:table-cell office:value-type="float" office:value="0.545808966861598" calcext:value-type="float">
            <text:p>0,55</text:p>
          </table:table-cell>
          <table:table-cell office:value-type="float" office:value="571417" calcext:value-type="float">
            <text:p>571417</text:p>
          </table:table-cell>
          <table:table-cell office:value-type="float" office:value="0.627296587926509" calcext:value-type="float">
            <text:p>0,63</text:p>
          </table:table-cell>
          <table:table-cell office:value-type="float" office:value="554087" calcext:value-type="float">
            <text:p>554087</text:p>
          </table:table-cell>
          <table:table-cell office:value-type="float" office:value="0.831632653061224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89" calcext:value-type="float">
            <text:p>89,00</text:p>
          </table:table-cell>
          <table:table-cell office:value-type="float" office:value="739718" calcext:value-type="float">
            <text:p>739718</text:p>
          </table:table-cell>
          <table:table-cell office:value-type="float" office:value="0.440666666666667" calcext:value-type="float">
            <text:p>0,44</text:p>
          </table:table-cell>
          <table:table-cell office:value-type="float" office:value="824832" calcext:value-type="float">
            <text:p>824832</text:p>
          </table:table-cell>
          <table:table-cell office:value-type="float" office:value="0.515409836065574" calcext:value-type="float">
            <text:p>0,52</text:p>
          </table:table-cell>
          <table:table-cell office:value-type="float" office:value="558589" calcext:value-type="float">
            <text:p>558589</text:p>
          </table:table-cell>
          <table:table-cell office:value-type="float" office:value="0.645586297760211" calcext:value-type="float">
            <text:p>0,65</text:p>
          </table:table-cell>
          <table:table-cell office:value-type="float" office:value="523731" calcext:value-type="float">
            <text:p>523731</text:p>
          </table:table-cell>
          <table:table-cell office:value-type="float" office:value="0.827319587628866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,00</text:p>
          </table:table-cell>
          <table:table-cell office:value-type="float" office:value="748956" calcext:value-type="float">
            <text:p>748956</text:p>
          </table:table-cell>
          <table:table-cell office:value-type="float" office:value="0.431254191817572" calcext:value-type="float">
            <text:p>0,43</text:p>
          </table:table-cell>
          <table:table-cell office:value-type="float" office:value="820737" calcext:value-type="float">
            <text:p>820737</text:p>
          </table:table-cell>
          <table:table-cell office:value-type="float" office:value="0.524752475247525" calcext:value-type="float">
            <text:p>0,52</text:p>
          </table:table-cell>
          <table:table-cell office:value-type="float" office:value="572873" calcext:value-type="float">
            <text:p>572873</text:p>
          </table:table-cell>
          <table:table-cell office:value-type="float" office:value="0.630263157894737" calcext:value-type="float">
            <text:p>0,63</text:p>
          </table:table-cell>
          <table:table-cell office:value-type="float" office:value="526267" calcext:value-type="float">
            <text:p>526267</text:p>
          </table:table-cell>
          <table:table-cell office:value-type="float" office:value="0.787564766839378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91" calcext:value-type="float">
            <text:p>91,00</text:p>
          </table:table-cell>
          <table:table-cell office:value-type="float" office:value="738560" calcext:value-type="float">
            <text:p>738560</text:p>
          </table:table-cell>
          <table:table-cell office:value-type="float" office:value="0.449400798934754" calcext:value-type="float">
            <text:p>0,45</text:p>
          </table:table-cell>
          <table:table-cell office:value-type="float" office:value="823976" calcext:value-type="float">
            <text:p>823976</text:p>
          </table:table-cell>
          <table:table-cell office:value-type="float" office:value="0.508272667107876" calcext:value-type="float">
            <text:p>0,51</text:p>
          </table:table-cell>
          <table:table-cell office:value-type="float" office:value="560984" calcext:value-type="float">
            <text:p>560984</text:p>
          </table:table-cell>
          <table:table-cell office:value-type="float" office:value="0.633766233766234" calcext:value-type="float">
            <text:p>0,63</text:p>
          </table:table-cell>
          <table:table-cell office:value-type="float" office:value="525021" calcext:value-type="float">
            <text:p>525021</text:p>
          </table:table-cell>
          <table:table-cell office:value-type="float" office:value="0.807989690721649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92" calcext:value-type="float">
            <text:p>92,00</text:p>
          </table:table-cell>
          <table:table-cell office:value-type="float" office:value="749332" calcext:value-type="float">
            <text:p>749332</text:p>
          </table:table-cell>
          <table:table-cell office:value-type="float" office:value="0.41728064300067" calcext:value-type="float">
            <text:p>0,42</text:p>
          </table:table-cell>
          <table:table-cell office:value-type="float" office:value="813747" calcext:value-type="float">
            <text:p>813747</text:p>
          </table:table-cell>
          <table:table-cell office:value-type="float" office:value="0.523715415019763" calcext:value-type="float">
            <text:p>0,52</text:p>
          </table:table-cell>
          <table:table-cell office:value-type="float" office:value="569892" calcext:value-type="float">
            <text:p>569892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534451" calcext:value-type="float">
            <text:p>534451</text:p>
          </table:table-cell>
          <table:table-cell office:value-type="float" office:value="0.805161290322581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,00</text:p>
          </table:table-cell>
          <table:table-cell office:value-type="float" office:value="741089" calcext:value-type="float">
            <text:p>741089</text:p>
          </table:table-cell>
          <table:table-cell office:value-type="float" office:value="0.430446194225722" calcext:value-type="float">
            <text:p>0,43</text:p>
          </table:table-cell>
          <table:table-cell office:value-type="float" office:value="821143" calcext:value-type="float">
            <text:p>821143</text:p>
          </table:table-cell>
          <table:table-cell office:value-type="float" office:value="0.539311241065627" calcext:value-type="float">
            <text:p>0,54</text:p>
          </table:table-cell>
          <table:table-cell office:value-type="float" office:value="569782" calcext:value-type="float">
            <text:p>569782</text:p>
          </table:table-cell>
          <table:table-cell office:value-type="float" office:value="0.630065359477124" calcext:value-type="float">
            <text:p>0,63</text:p>
          </table:table-cell>
          <table:table-cell office:value-type="float" office:value="530913" calcext:value-type="float">
            <text:p>530913</text:p>
          </table:table-cell>
          <table:table-cell office:value-type="float" office:value="0.807151979565773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,00</text:p>
          </table:table-cell>
          <table:table-cell office:value-type="float" office:value="738913" calcext:value-type="float">
            <text:p>738913</text:p>
          </table:table-cell>
          <table:table-cell office:value-type="float" office:value="0.43536503683858" calcext:value-type="float">
            <text:p>0,44</text:p>
          </table:table-cell>
          <table:table-cell office:value-type="float" office:value="827584" calcext:value-type="float">
            <text:p>827584</text:p>
          </table:table-cell>
          <table:table-cell office:value-type="float" office:value="0.538260300850229" calcext:value-type="float">
            <text:p>0,54</text:p>
          </table:table-cell>
          <table:table-cell office:value-type="float" office:value="559631" calcext:value-type="float">
            <text:p>559631</text:p>
          </table:table-cell>
          <table:table-cell office:value-type="float" office:value="0.626329787234043" calcext:value-type="float">
            <text:p>0,63</text:p>
          </table:table-cell>
          <table:table-cell office:value-type="float" office:value="527389" calcext:value-type="float">
            <text:p>527389</text:p>
          </table:table-cell>
          <table:table-cell office:value-type="float" office:value="0.807692307692308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95" calcext:value-type="float">
            <text:p>95,00</text:p>
          </table:table-cell>
          <table:table-cell office:value-type="float" office:value="752156" calcext:value-type="float">
            <text:p>752156</text:p>
          </table:table-cell>
          <table:table-cell office:value-type="float" office:value="0.425729442970822" calcext:value-type="float">
            <text:p>0,43</text:p>
          </table:table-cell>
          <table:table-cell office:value-type="float" office:value="819849" calcext:value-type="float">
            <text:p>819849</text:p>
          </table:table-cell>
          <table:table-cell office:value-type="float" office:value="0.525833878351864" calcext:value-type="float">
            <text:p>0,53</text:p>
          </table:table-cell>
          <table:table-cell office:value-type="float" office:value="564035" calcext:value-type="float">
            <text:p>564035</text:p>
          </table:table-cell>
          <table:table-cell office:value-type="float" office:value="0.645161290322581" calcext:value-type="float">
            <text:p>0,65</text:p>
          </table:table-cell>
          <table:table-cell office:value-type="float" office:value="533802" calcext:value-type="float">
            <text:p>533802</text:p>
          </table:table-cell>
          <table:table-cell office:value-type="float" office:value="0.799744897959184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,00</text:p>
          </table:table-cell>
          <table:table-cell office:value-type="float" office:value="741926" calcext:value-type="float">
            <text:p>741926</text:p>
          </table:table-cell>
          <table:table-cell office:value-type="float" office:value="0.419290020093771" calcext:value-type="float">
            <text:p>0,42</text:p>
          </table:table-cell>
          <table:table-cell office:value-type="float" office:value="836393" calcext:value-type="float">
            <text:p>836393</text:p>
          </table:table-cell>
          <table:table-cell office:value-type="float" office:value="0.5236508994004" calcext:value-type="float">
            <text:p>0,52</text:p>
          </table:table-cell>
          <table:table-cell office:value-type="float" office:value="564250" calcext:value-type="float">
            <text:p>564250</text:p>
          </table:table-cell>
          <table:table-cell office:value-type="float" office:value="0.627631578947368" calcext:value-type="float">
            <text:p>0,63</text:p>
          </table:table-cell>
          <table:table-cell office:value-type="float" office:value="543237" calcext:value-type="float">
            <text:p>543237</text:p>
          </table:table-cell>
          <table:table-cell office:value-type="float" office:value="0.81656050955414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,00</text:p>
          </table:table-cell>
          <table:table-cell office:value-type="float" office:value="749622" calcext:value-type="float">
            <text:p>749622</text:p>
          </table:table-cell>
          <table:table-cell office:value-type="float" office:value="0.428571428571429" calcext:value-type="float">
            <text:p>0,43</text:p>
          </table:table-cell>
          <table:table-cell office:value-type="float" office:value="827454" calcext:value-type="float">
            <text:p>827454</text:p>
          </table:table-cell>
          <table:table-cell office:value-type="float" office:value="0.522802379378718" calcext:value-type="float">
            <text:p>0,52</text:p>
          </table:table-cell>
          <table:table-cell office:value-type="float" office:value="570466" calcext:value-type="float">
            <text:p>570466</text:p>
          </table:table-cell>
          <table:table-cell office:value-type="float" office:value="0.636713735558408" calcext:value-type="float">
            <text:p>0,64</text:p>
          </table:table-cell>
          <table:table-cell office:value-type="float" office:value="531950" calcext:value-type="float">
            <text:p>531950</text:p>
          </table:table-cell>
          <table:table-cell office:value-type="float" office:value="0.801801801801802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,00</text:p>
          </table:table-cell>
          <table:table-cell office:value-type="float" office:value="749768" calcext:value-type="float">
            <text:p>749768</text:p>
          </table:table-cell>
          <table:table-cell office:value-type="float" office:value="0.41688829787234" calcext:value-type="float">
            <text:p>0,42</text:p>
          </table:table-cell>
          <table:table-cell office:value-type="float" office:value="830516" calcext:value-type="float">
            <text:p>830516</text:p>
          </table:table-cell>
          <table:table-cell office:value-type="float" office:value="0.519893899204244" calcext:value-type="float">
            <text:p>0,52</text:p>
          </table:table-cell>
          <table:table-cell office:value-type="float" office:value="573628" calcext:value-type="float">
            <text:p>573628</text:p>
          </table:table-cell>
          <table:table-cell office:value-type="float" office:value="0.636363636363636" calcext:value-type="float">
            <text:p>0,64</text:p>
          </table:table-cell>
          <table:table-cell office:value-type="float" office:value="539410" calcext:value-type="float">
            <text:p>539410</text:p>
          </table:table-cell>
          <table:table-cell office:value-type="float" office:value="0.813863928112965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,00</text:p>
          </table:table-cell>
          <table:table-cell office:value-type="float" office:value="748225" calcext:value-type="float">
            <text:p>748225</text:p>
          </table:table-cell>
          <table:table-cell office:value-type="float" office:value="0.426382411725516" calcext:value-type="float">
            <text:p>0,43</text:p>
          </table:table-cell>
          <table:table-cell office:value-type="float" office:value="826174" calcext:value-type="float">
            <text:p>826174</text:p>
          </table:table-cell>
          <table:table-cell office:value-type="float" office:value="0.532637075718016" calcext:value-type="float">
            <text:p>0,53</text:p>
          </table:table-cell>
          <table:table-cell office:value-type="float" office:value="566302" calcext:value-type="float">
            <text:p>566302</text:p>
          </table:table-cell>
          <table:table-cell office:value-type="float" office:value="0.621231979030144" calcext:value-type="float">
            <text:p>0,62</text:p>
          </table:table-cell>
          <table:table-cell office:value-type="float" office:value="535650" calcext:value-type="float">
            <text:p>535650</text:p>
          </table:table-cell>
          <table:table-cell office:value-type="float" office:value="0.807989690721649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,00</text:p>
          </table:table-cell>
          <table:table-cell office:value-type="float" office:value="743417" calcext:value-type="float">
            <text:p>743417</text:p>
          </table:table-cell>
          <table:table-cell office:value-type="float" office:value="0.451058201058201" calcext:value-type="float">
            <text:p>0,45</text:p>
          </table:table-cell>
          <table:table-cell office:value-type="float" office:value="820507" calcext:value-type="float">
            <text:p>820507</text:p>
          </table:table-cell>
          <table:table-cell office:value-type="float" office:value="0.528215223097113" calcext:value-type="float">
            <text:p>0,53</text:p>
          </table:table-cell>
          <table:table-cell office:value-type="float" office:value="553187" calcext:value-type="float">
            <text:p>553187</text:p>
          </table:table-cell>
          <table:table-cell office:value-type="float" office:value="0.632944228274967" calcext:value-type="float">
            <text:p>0,63</text:p>
          </table:table-cell>
          <table:table-cell office:value-type="float" office:value="536653" calcext:value-type="float">
            <text:p>536653</text:p>
          </table:table-cell>
          <table:table-cell office:value-type="float" office:value="0.799748110831234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,00</text:p>
          </table:table-cell>
          <table:table-cell office:value-type="float" office:value="742949" calcext:value-type="float">
            <text:p>742949</text:p>
          </table:table-cell>
          <table:table-cell office:value-type="float" office:value="0.444148936170213" calcext:value-type="float">
            <text:p>0,44</text:p>
          </table:table-cell>
          <table:table-cell office:value-type="float" office:value="814077" calcext:value-type="float">
            <text:p>814077</text:p>
          </table:table-cell>
          <table:table-cell office:value-type="float" office:value="0.524967148488831" calcext:value-type="float">
            <text:p>0,52</text:p>
          </table:table-cell>
          <table:table-cell office:value-type="float" office:value="566622" calcext:value-type="float">
            <text:p>566622</text:p>
          </table:table-cell>
          <table:table-cell office:value-type="float" office:value="0.64025974025974" calcext:value-type="float">
            <text:p>0,64</text:p>
          </table:table-cell>
          <table:table-cell office:value-type="float" office:value="530913" calcext:value-type="float">
            <text:p>530913</text:p>
          </table:table-cell>
          <table:table-cell office:value-type="float" office:value="0.811296534017972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,00</text:p>
          </table:table-cell>
          <table:table-cell office:value-type="float" office:value="748242" calcext:value-type="float">
            <text:p>748242</text:p>
          </table:table-cell>
          <table:table-cell office:value-type="float" office:value="0.43387314439946" calcext:value-type="float">
            <text:p>0,43</text:p>
          </table:table-cell>
          <table:table-cell office:value-type="float" office:value="819393" calcext:value-type="float">
            <text:p>819393</text:p>
          </table:table-cell>
          <table:table-cell office:value-type="float" office:value="0.52437417654809" calcext:value-type="float">
            <text:p>0,52</text:p>
          </table:table-cell>
          <table:table-cell office:value-type="float" office:value="570991" calcext:value-type="float">
            <text:p>570991</text:p>
          </table:table-cell>
          <table:table-cell office:value-type="float" office:value="0.633419689119171" calcext:value-type="float">
            <text:p>0,63</text:p>
          </table:table-cell>
          <table:table-cell office:value-type="float" office:value="531286" calcext:value-type="float">
            <text:p>531286</text:p>
          </table:table-cell>
          <table:table-cell office:value-type="float" office:value="0.801801801801802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,00</text:p>
          </table:table-cell>
          <table:table-cell office:value-type="float" office:value="747938" calcext:value-type="float">
            <text:p>747938</text:p>
          </table:table-cell>
          <table:table-cell office:value-type="float" office:value="0.423963133640553" calcext:value-type="float">
            <text:p>0,42</text:p>
          </table:table-cell>
          <table:table-cell office:value-type="float" office:value="823353" calcext:value-type="float">
            <text:p>823353</text:p>
          </table:table-cell>
          <table:table-cell office:value-type="float" office:value="0.544747081712062" calcext:value-type="float">
            <text:p>0,54</text:p>
          </table:table-cell>
          <table:table-cell office:value-type="float" office:value="566117" calcext:value-type="float">
            <text:p>566117</text:p>
          </table:table-cell>
          <table:table-cell office:value-type="float" office:value="0.633377135348226" calcext:value-type="float">
            <text:p>0,63</text:p>
          </table:table-cell>
          <table:table-cell office:value-type="float" office:value="525893" calcext:value-type="float">
            <text:p>525893</text:p>
          </table:table-cell>
          <table:table-cell office:value-type="float" office:value="0.799743260590501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,00</text:p>
          </table:table-cell>
          <table:table-cell office:value-type="float" office:value="744204" calcext:value-type="float">
            <text:p>744204</text:p>
          </table:table-cell>
          <table:table-cell office:value-type="float" office:value="0.418990703851262" calcext:value-type="float">
            <text:p>0,42</text:p>
          </table:table-cell>
          <table:table-cell office:value-type="float" office:value="817360" calcext:value-type="float">
            <text:p>817360</text:p>
          </table:table-cell>
          <table:table-cell office:value-type="float" office:value="0.533289386947924" calcext:value-type="float">
            <text:p>0,53</text:p>
          </table:table-cell>
          <table:table-cell office:value-type="float" office:value="567705" calcext:value-type="float">
            <text:p>567705</text:p>
          </table:table-cell>
          <table:table-cell office:value-type="float" office:value="0.628947368421053" calcext:value-type="float">
            <text:p>0,63</text:p>
          </table:table-cell>
          <table:table-cell office:value-type="float" office:value="524381" calcext:value-type="float">
            <text:p>524381</text:p>
          </table:table-cell>
          <table:table-cell office:value-type="float" office:value="0.812738853503184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,00</text:p>
          </table:table-cell>
          <table:table-cell office:value-type="float" office:value="747402" calcext:value-type="float">
            <text:p>747402</text:p>
          </table:table-cell>
          <table:table-cell office:value-type="float" office:value="0.44" calcext:value-type="float">
            <text:p>0,44</text:p>
          </table:table-cell>
          <table:table-cell office:value-type="float" office:value="826681" calcext:value-type="float">
            <text:p>826681</text:p>
          </table:table-cell>
          <table:table-cell office:value-type="float" office:value="0.528947368421053" calcext:value-type="float">
            <text:p>0,53</text:p>
          </table:table-cell>
          <table:table-cell office:value-type="float" office:value="574905" calcext:value-type="float">
            <text:p>574905</text:p>
          </table:table-cell>
          <table:table-cell office:value-type="float" office:value="0.659326424870466" calcext:value-type="float">
            <text:p>0,66</text:p>
          </table:table-cell>
          <table:table-cell office:value-type="float" office:value="543348" calcext:value-type="float">
            <text:p>543348</text:p>
          </table:table-cell>
          <table:table-cell office:value-type="float" office:value="0.807938540332906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,00</text:p>
          </table:table-cell>
          <table:table-cell office:value-type="float" office:value="726058" calcext:value-type="float">
            <text:p>726058</text:p>
          </table:table-cell>
          <table:table-cell office:value-type="float" office:value="0.439414114513981" calcext:value-type="float">
            <text:p>0,44</text:p>
          </table:table-cell>
          <table:table-cell office:value-type="float" office:value="820256" calcext:value-type="float">
            <text:p>820256</text:p>
          </table:table-cell>
          <table:table-cell office:value-type="float" office:value="0.523525513585156" calcext:value-type="float">
            <text:p>0,52</text:p>
          </table:table-cell>
          <table:table-cell office:value-type="float" office:value="566954" calcext:value-type="float">
            <text:p>566954</text:p>
          </table:table-cell>
          <table:table-cell office:value-type="float" office:value="0.646074646074646" calcext:value-type="float">
            <text:p>0,65</text:p>
          </table:table-cell>
          <table:table-cell office:value-type="float" office:value="536256" calcext:value-type="float">
            <text:p>536256</text:p>
          </table:table-cell>
          <table:table-cell office:value-type="float" office:value="0.824650571791614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,00</text:p>
          </table:table-cell>
          <table:table-cell office:value-type="float" office:value="754110" calcext:value-type="float">
            <text:p>754110</text:p>
          </table:table-cell>
          <table:table-cell office:value-type="float" office:value="0.436582109479306" calcext:value-type="float">
            <text:p>0,44</text:p>
          </table:table-cell>
          <table:table-cell office:value-type="float" office:value="822034" calcext:value-type="float">
            <text:p>822034</text:p>
          </table:table-cell>
          <table:table-cell office:value-type="float" office:value="0.519028871391076" calcext:value-type="float">
            <text:p>0,52</text:p>
          </table:table-cell>
          <table:table-cell office:value-type="float" office:value="572449" calcext:value-type="float">
            <text:p>572449</text:p>
          </table:table-cell>
          <table:table-cell office:value-type="float" office:value="0.644329896907216" calcext:value-type="float">
            <text:p>0,64</text:p>
          </table:table-cell>
          <table:table-cell office:value-type="float" office:value="524928" calcext:value-type="float">
            <text:p>524928</text:p>
          </table:table-cell>
          <table:table-cell office:value-type="float" office:value="0.79539641943734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,00</text:p>
          </table:table-cell>
          <table:table-cell office:value-type="float" office:value="742521" calcext:value-type="float">
            <text:p>742521</text:p>
          </table:table-cell>
          <table:table-cell office:value-type="float" office:value="0.430942895086321" calcext:value-type="float">
            <text:p>0,43</text:p>
          </table:table-cell>
          <table:table-cell office:value-type="float" office:value="823608" calcext:value-type="float">
            <text:p>823608</text:p>
          </table:table-cell>
          <table:table-cell office:value-type="float" office:value="0.533986928104575" calcext:value-type="float">
            <text:p>0,53</text:p>
          </table:table-cell>
          <table:table-cell office:value-type="float" office:value="568463" calcext:value-type="float">
            <text:p>568463</text:p>
          </table:table-cell>
          <table:table-cell office:value-type="float" office:value="0.626943005181347" calcext:value-type="float">
            <text:p>0,63</text:p>
          </table:table-cell>
          <table:table-cell office:value-type="float" office:value="537793" calcext:value-type="float">
            <text:p>537793</text:p>
          </table:table-cell>
          <table:table-cell office:value-type="float" office:value="0.813624678663239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,00</text:p>
          </table:table-cell>
          <table:table-cell office:value-type="float" office:value="763188" calcext:value-type="float">
            <text:p>763188</text:p>
          </table:table-cell>
          <table:table-cell office:value-type="float" office:value="0.414666666666667" calcext:value-type="float">
            <text:p>0,41</text:p>
          </table:table-cell>
          <table:table-cell office:value-type="float" office:value="809270" calcext:value-type="float">
            <text:p>809270</text:p>
          </table:table-cell>
          <table:table-cell office:value-type="float" office:value="0.520314547837484" calcext:value-type="float">
            <text:p>0,52</text:p>
          </table:table-cell>
          <table:table-cell office:value-type="float" office:value="564171" calcext:value-type="float">
            <text:p>564171</text:p>
          </table:table-cell>
          <table:table-cell office:value-type="float" office:value="0.627756160830091" calcext:value-type="float">
            <text:p>0,63</text:p>
          </table:table-cell>
          <table:table-cell office:value-type="float" office:value="524950" calcext:value-type="float">
            <text:p>524950</text:p>
          </table:table-cell>
          <table:table-cell office:value-type="float" office:value="0.800254452926209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,00</text:p>
          </table:table-cell>
          <table:table-cell office:value-type="float" office:value="759173" calcext:value-type="float">
            <text:p>759173</text:p>
          </table:table-cell>
          <table:table-cell office:value-type="float" office:value="0.429993364299934" calcext:value-type="float">
            <text:p>0,43</text:p>
          </table:table-cell>
          <table:table-cell office:value-type="float" office:value="820876" calcext:value-type="float">
            <text:p>820876</text:p>
          </table:table-cell>
          <table:table-cell office:value-type="float" office:value="0.52765126870527" calcext:value-type="float">
            <text:p>0,53</text:p>
          </table:table-cell>
          <table:table-cell office:value-type="float" office:value="564213" calcext:value-type="float">
            <text:p>564213</text:p>
          </table:table-cell>
          <table:table-cell office:value-type="float" office:value="0.641927083333333" calcext:value-type="float">
            <text:p>0,64</text:p>
          </table:table-cell>
          <table:table-cell office:value-type="float" office:value="527637" calcext:value-type="float">
            <text:p>527637</text:p>
          </table:table-cell>
          <table:table-cell office:value-type="float" office:value="0.804123711340206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,00</text:p>
          </table:table-cell>
          <table:table-cell office:value-type="float" office:value="744508" calcext:value-type="float">
            <text:p>744508</text:p>
          </table:table-cell>
          <table:table-cell office:value-type="float" office:value="0.441610738255034" calcext:value-type="float">
            <text:p>0,44</text:p>
          </table:table-cell>
          <table:table-cell office:value-type="float" office:value="822447" calcext:value-type="float">
            <text:p>822447</text:p>
          </table:table-cell>
          <table:table-cell office:value-type="float" office:value="0.53921568627451" calcext:value-type="float">
            <text:p>0,54</text:p>
          </table:table-cell>
          <table:table-cell office:value-type="float" office:value="568345" calcext:value-type="float">
            <text:p>568345</text:p>
          </table:table-cell>
          <table:table-cell office:value-type="float" office:value="0.638020833333333" calcext:value-type="float">
            <text:p>0,64</text:p>
          </table:table-cell>
          <table:table-cell office:value-type="float" office:value="517871" calcext:value-type="float">
            <text:p>517871</text:p>
          </table:table-cell>
          <table:table-cell office:value-type="float" office:value="0.780645161290323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,00</text:p>
          </table:table-cell>
          <table:table-cell office:value-type="float" office:value="749327" calcext:value-type="float">
            <text:p>749327</text:p>
          </table:table-cell>
          <table:table-cell office:value-type="float" office:value="0.416445623342175" calcext:value-type="float">
            <text:p>0,42</text:p>
          </table:table-cell>
          <table:table-cell office:value-type="float" office:value="823764" calcext:value-type="float">
            <text:p>823764</text:p>
          </table:table-cell>
          <table:table-cell office:value-type="float" office:value="0.529489728296885" calcext:value-type="float">
            <text:p>0,53</text:p>
          </table:table-cell>
          <table:table-cell office:value-type="float" office:value="561614" calcext:value-type="float">
            <text:p>561614</text:p>
          </table:table-cell>
          <table:table-cell office:value-type="float" office:value="0.628758169934641" calcext:value-type="float">
            <text:p>0,63</text:p>
          </table:table-cell>
          <table:table-cell office:value-type="float" office:value="519181" calcext:value-type="float">
            <text:p>519181</text:p>
          </table:table-cell>
          <table:table-cell office:value-type="float" office:value="0.777490297542044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,00</text:p>
          </table:table-cell>
          <table:table-cell office:value-type="float" office:value="743335" calcext:value-type="float">
            <text:p>743335</text:p>
          </table:table-cell>
          <table:table-cell office:value-type="float" office:value="0.431635388739946" calcext:value-type="float">
            <text:p>0,43</text:p>
          </table:table-cell>
          <table:table-cell office:value-type="float" office:value="828130" calcext:value-type="float">
            <text:p>828130</text:p>
          </table:table-cell>
          <table:table-cell office:value-type="float" office:value="0.523339907955293" calcext:value-type="float">
            <text:p>0,52</text:p>
          </table:table-cell>
          <table:table-cell office:value-type="float" office:value="565758" calcext:value-type="float">
            <text:p>565758</text:p>
          </table:table-cell>
          <table:table-cell office:value-type="float" office:value="0.633377135348226" calcext:value-type="float">
            <text:p>0,63</text:p>
          </table:table-cell>
          <table:table-cell office:value-type="float" office:value="524417" calcext:value-type="float">
            <text:p>524417</text:p>
          </table:table-cell>
          <table:table-cell office:value-type="float" office:value="0.799743260590501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,00</text:p>
          </table:table-cell>
          <table:table-cell office:value-type="float" office:value="746880" calcext:value-type="float">
            <text:p>746880</text:p>
          </table:table-cell>
          <table:table-cell office:value-type="float" office:value="0.42866711319491" calcext:value-type="float">
            <text:p>0,43</text:p>
          </table:table-cell>
          <table:table-cell office:value-type="float" office:value="826664" calcext:value-type="float">
            <text:p>826664</text:p>
          </table:table-cell>
          <table:table-cell office:value-type="float" office:value="0.520212060967528" calcext:value-type="float">
            <text:p>0,52</text:p>
          </table:table-cell>
          <table:table-cell office:value-type="float" office:value="563717" calcext:value-type="float">
            <text:p>563717</text:p>
          </table:table-cell>
          <table:table-cell office:value-type="float" office:value="0.617608409986859" calcext:value-type="float">
            <text:p>0,62</text:p>
          </table:table-cell>
          <table:table-cell office:value-type="float" office:value="528462" calcext:value-type="float">
            <text:p>528462</text:p>
          </table:table-cell>
          <table:table-cell office:value-type="float" office:value="0.806369426751592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,00</text:p>
          </table:table-cell>
          <table:table-cell office:value-type="float" office:value="755839" calcext:value-type="float">
            <text:p>755839</text:p>
          </table:table-cell>
          <table:table-cell office:value-type="float" office:value="0.420066889632107" calcext:value-type="float">
            <text:p>0,42</text:p>
          </table:table-cell>
          <table:table-cell office:value-type="float" office:value="819588" calcext:value-type="float">
            <text:p>819588</text:p>
          </table:table-cell>
          <table:table-cell office:value-type="float" office:value="0.52156862745098" calcext:value-type="float">
            <text:p>0,52</text:p>
          </table:table-cell>
          <table:table-cell office:value-type="float" office:value="562294" calcext:value-type="float">
            <text:p>562294</text:p>
          </table:table-cell>
          <table:table-cell office:value-type="float" office:value="0.642297650130548" calcext:value-type="float">
            <text:p>0,64</text:p>
          </table:table-cell>
          <table:table-cell office:value-type="float" office:value="519112" calcext:value-type="float">
            <text:p>519112</text:p>
          </table:table-cell>
          <table:table-cell office:value-type="float" office:value="0.809402795425667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16" calcext:value-type="float">
            <text:p>116,00</text:p>
          </table:table-cell>
          <table:table-cell office:value-type="float" office:value="743051" calcext:value-type="float">
            <text:p>743051</text:p>
          </table:table-cell>
          <table:table-cell office:value-type="float" office:value="0.435301924353019" calcext:value-type="float">
            <text:p>0,44</text:p>
          </table:table-cell>
          <table:table-cell office:value-type="float" office:value="834765" calcext:value-type="float">
            <text:p>834765</text:p>
          </table:table-cell>
          <table:table-cell office:value-type="float" office:value="0.526692708333333" calcext:value-type="float">
            <text:p>0,53</text:p>
          </table:table-cell>
          <table:table-cell office:value-type="float" office:value="569412" calcext:value-type="float">
            <text:p>569412</text:p>
          </table:table-cell>
          <table:table-cell office:value-type="float" office:value="0.64453125" calcext:value-type="float">
            <text:p>0,64</text:p>
          </table:table-cell>
          <table:table-cell office:value-type="float" office:value="523397" calcext:value-type="float">
            <text:p>523397</text:p>
          </table:table-cell>
          <table:table-cell office:value-type="float" office:value="0.783225806451613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17" calcext:value-type="float">
            <text:p>117,00</text:p>
          </table:table-cell>
          <table:table-cell office:value-type="float" office:value="747745" calcext:value-type="float">
            <text:p>747745</text:p>
          </table:table-cell>
          <table:table-cell office:value-type="float" office:value="0.438992042440318" calcext:value-type="float">
            <text:p>0,44</text:p>
          </table:table-cell>
          <table:table-cell office:value-type="float" office:value="821743" calcext:value-type="float">
            <text:p>821743</text:p>
          </table:table-cell>
          <table:table-cell office:value-type="float" office:value="0.518836748182419" calcext:value-type="float">
            <text:p>0,52</text:p>
          </table:table-cell>
          <table:table-cell office:value-type="float" office:value="565197" calcext:value-type="float">
            <text:p>565197</text:p>
          </table:table-cell>
          <table:table-cell office:value-type="float" office:value="0.633986928104575" calcext:value-type="float">
            <text:p>0,63</text:p>
          </table:table-cell>
          <table:table-cell office:value-type="float" office:value="503329" calcext:value-type="float">
            <text:p>503329</text:p>
          </table:table-cell>
          <table:table-cell office:value-type="float" office:value="0.777777777777778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18" calcext:value-type="float">
            <text:p>118,00</text:p>
          </table:table-cell>
          <table:table-cell office:value-type="float" office:value="754055" calcext:value-type="float">
            <text:p>754055</text:p>
          </table:table-cell>
          <table:table-cell office:value-type="float" office:value="0.427627230667548" calcext:value-type="float">
            <text:p>0,43</text:p>
          </table:table-cell>
          <table:table-cell office:value-type="float" office:value="819633" calcext:value-type="float">
            <text:p>819633</text:p>
          </table:table-cell>
          <table:table-cell office:value-type="float" office:value="0.532331809274984" calcext:value-type="float">
            <text:p>0,53</text:p>
          </table:table-cell>
          <table:table-cell office:value-type="float" office:value="572155" calcext:value-type="float">
            <text:p>572155</text:p>
          </table:table-cell>
          <table:table-cell office:value-type="float" office:value="0.637305699481865" calcext:value-type="float">
            <text:p>0,64</text:p>
          </table:table-cell>
          <table:table-cell office:value-type="float" office:value="521579" calcext:value-type="float">
            <text:p>521579</text:p>
          </table:table-cell>
          <table:table-cell office:value-type="float" office:value="0.806161745827985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,00</text:p>
          </table:table-cell>
          <table:table-cell office:value-type="float" office:value="739095" calcext:value-type="float">
            <text:p>739095</text:p>
          </table:table-cell>
          <table:table-cell office:value-type="float" office:value="0.427906976744186" calcext:value-type="float">
            <text:p>0,43</text:p>
          </table:table-cell>
          <table:table-cell office:value-type="float" office:value="822945" calcext:value-type="float">
            <text:p>822945</text:p>
          </table:table-cell>
          <table:table-cell office:value-type="float" office:value="0.530104712041885" calcext:value-type="float">
            <text:p>0,53</text:p>
          </table:table-cell>
          <table:table-cell office:value-type="float" office:value="562283" calcext:value-type="float">
            <text:p>562283</text:p>
          </table:table-cell>
          <table:table-cell office:value-type="float" office:value="0.635416666666667" calcext:value-type="float">
            <text:p>0,64</text:p>
          </table:table-cell>
          <table:table-cell office:value-type="float" office:value="518462" calcext:value-type="float">
            <text:p>518462</text:p>
          </table:table-cell>
          <table:table-cell office:value-type="float" office:value="0.817715019255455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,00</text:p>
          </table:table-cell>
          <table:table-cell office:value-type="float" office:value="746100" calcext:value-type="float">
            <text:p>746100</text:p>
          </table:table-cell>
          <table:table-cell office:value-type="float" office:value="0.43" calcext:value-type="float">
            <text:p>0,43</text:p>
          </table:table-cell>
          <table:table-cell office:value-type="float" office:value="818315" calcext:value-type="float">
            <text:p>818315</text:p>
          </table:table-cell>
          <table:table-cell office:value-type="float" office:value="0.538461538461538" calcext:value-type="float">
            <text:p>0,54</text:p>
          </table:table-cell>
          <table:table-cell office:value-type="float" office:value="557072" calcext:value-type="float">
            <text:p>557072</text:p>
          </table:table-cell>
          <table:table-cell office:value-type="float" office:value="0.637065637065637" calcext:value-type="float">
            <text:p>0,64</text:p>
          </table:table-cell>
          <table:table-cell office:value-type="float" office:value="530293" calcext:value-type="float">
            <text:p>530293</text:p>
          </table:table-cell>
          <table:table-cell office:value-type="float" office:value="0.798223350253807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21" calcext:value-type="float">
            <text:p>121,00</text:p>
          </table:table-cell>
          <table:table-cell office:value-type="float" office:value="744421" calcext:value-type="float">
            <text:p>744421</text:p>
          </table:table-cell>
          <table:table-cell office:value-type="float" office:value="0.420945945945946" calcext:value-type="float">
            <text:p>0,42</text:p>
          </table:table-cell>
          <table:table-cell office:value-type="float" office:value="821151" calcext:value-type="float">
            <text:p>821151</text:p>
          </table:table-cell>
          <table:table-cell office:value-type="float" office:value="0.521710526315789" calcext:value-type="float">
            <text:p>0,52</text:p>
          </table:table-cell>
          <table:table-cell office:value-type="float" office:value="564597" calcext:value-type="float">
            <text:p>564597</text:p>
          </table:table-cell>
          <table:table-cell office:value-type="float" office:value="0.642764015645372" calcext:value-type="float">
            <text:p>0,64</text:p>
          </table:table-cell>
          <table:table-cell office:value-type="float" office:value="532552" calcext:value-type="float">
            <text:p>532552</text:p>
          </table:table-cell>
          <table:table-cell office:value-type="float" office:value="0.806369426751592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22" calcext:value-type="float">
            <text:p>122,00</text:p>
          </table:table-cell>
          <table:table-cell office:value-type="float" office:value="752500" calcext:value-type="float">
            <text:p>752500</text:p>
          </table:table-cell>
          <table:table-cell office:value-type="float" office:value="0.429718875502008" calcext:value-type="float">
            <text:p>0,43</text:p>
          </table:table-cell>
          <table:table-cell office:value-type="float" office:value="826431" calcext:value-type="float">
            <text:p>826431</text:p>
          </table:table-cell>
          <table:table-cell office:value-type="float" office:value="0.519078947368421" calcext:value-type="float">
            <text:p>0,52</text:p>
          </table:table-cell>
          <table:table-cell office:value-type="float" office:value="571753" calcext:value-type="float">
            <text:p>571753</text:p>
          </table:table-cell>
          <table:table-cell office:value-type="float" office:value="0.630890052356021" calcext:value-type="float">
            <text:p>0,63</text:p>
          </table:table-cell>
          <table:table-cell office:value-type="float" office:value="523541" calcext:value-type="float">
            <text:p>523541</text:p>
          </table:table-cell>
          <table:table-cell office:value-type="float" office:value="0.785714285714286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23" calcext:value-type="float">
            <text:p>123,00</text:p>
          </table:table-cell>
          <table:table-cell office:value-type="float" office:value="746221" calcext:value-type="float">
            <text:p>746221</text:p>
          </table:table-cell>
          <table:table-cell office:value-type="float" office:value="0.420838971583221" calcext:value-type="float">
            <text:p>0,42</text:p>
          </table:table-cell>
          <table:table-cell office:value-type="float" office:value="830915" calcext:value-type="float">
            <text:p>830915</text:p>
          </table:table-cell>
          <table:table-cell office:value-type="float" office:value="0.527885862516213" calcext:value-type="float">
            <text:p>0,53</text:p>
          </table:table-cell>
          <table:table-cell office:value-type="float" office:value="564878" calcext:value-type="float">
            <text:p>564878</text:p>
          </table:table-cell>
          <table:table-cell office:value-type="float" office:value="0.636129032258065" calcext:value-type="float">
            <text:p>0,64</text:p>
          </table:table-cell>
          <table:table-cell office:value-type="float" office:value="519013" calcext:value-type="float">
            <text:p>519013</text:p>
          </table:table-cell>
          <table:table-cell office:value-type="float" office:value="0.782216494845361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24" calcext:value-type="float">
            <text:p>124,00</text:p>
          </table:table-cell>
          <table:table-cell office:value-type="float" office:value="739474" calcext:value-type="float">
            <text:p>739474</text:p>
          </table:table-cell>
          <table:table-cell office:value-type="float" office:value="0.422368421052632" calcext:value-type="float">
            <text:p>0,42</text:p>
          </table:table-cell>
          <table:table-cell office:value-type="float" office:value="818917" calcext:value-type="float">
            <text:p>818917</text:p>
          </table:table-cell>
          <table:table-cell office:value-type="float" office:value="0.526732673267327" calcext:value-type="float">
            <text:p>0,53</text:p>
          </table:table-cell>
          <table:table-cell office:value-type="float" office:value="567969" calcext:value-type="float">
            <text:p>567969</text:p>
          </table:table-cell>
          <table:table-cell office:value-type="float" office:value="0.64025974025974" calcext:value-type="float">
            <text:p>0,64</text:p>
          </table:table-cell>
          <table:table-cell office:value-type="float" office:value="523537" calcext:value-type="float">
            <text:p>523537</text:p>
          </table:table-cell>
          <table:table-cell office:value-type="float" office:value="0.811053984575835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25" calcext:value-type="float">
            <text:p>125,00</text:p>
          </table:table-cell>
          <table:table-cell office:value-type="float" office:value="744570" calcext:value-type="float">
            <text:p>744570</text:p>
          </table:table-cell>
          <table:table-cell office:value-type="float" office:value="0.418558077436582" calcext:value-type="float">
            <text:p>0,42</text:p>
          </table:table-cell>
          <table:table-cell office:value-type="float" office:value="818966" calcext:value-type="float">
            <text:p>818966</text:p>
          </table:table-cell>
          <table:table-cell office:value-type="float" office:value="0.534776902887139" calcext:value-type="float">
            <text:p>0,53</text:p>
          </table:table-cell>
          <table:table-cell office:value-type="float" office:value="560130" calcext:value-type="float">
            <text:p>560130</text:p>
          </table:table-cell>
          <table:table-cell office:value-type="float" office:value="0.642765685019206" calcext:value-type="float">
            <text:p>0,64</text:p>
          </table:table-cell>
          <table:table-cell office:value-type="float" office:value="530872" calcext:value-type="float">
            <text:p>530872</text:p>
          </table:table-cell>
          <table:table-cell office:value-type="float" office:value="0.805950840879689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26" calcext:value-type="float">
            <text:p>126,00</text:p>
          </table:table-cell>
          <table:table-cell office:value-type="float" office:value="744979" calcext:value-type="float">
            <text:p>744979</text:p>
          </table:table-cell>
          <table:table-cell office:value-type="float" office:value="0.433646112600536" calcext:value-type="float">
            <text:p>0,43</text:p>
          </table:table-cell>
          <table:table-cell office:value-type="float" office:value="816309" calcext:value-type="float">
            <text:p>816309</text:p>
          </table:table-cell>
          <table:table-cell office:value-type="float" office:value="0.525793650793651" calcext:value-type="float">
            <text:p>0,53</text:p>
          </table:table-cell>
          <table:table-cell office:value-type="float" office:value="568149" calcext:value-type="float">
            <text:p>568149</text:p>
          </table:table-cell>
          <table:table-cell office:value-type="float" office:value="0.631853785900783" calcext:value-type="float">
            <text:p>0,63</text:p>
          </table:table-cell>
          <table:table-cell office:value-type="float" office:value="505148" calcext:value-type="float">
            <text:p>505148</text:p>
          </table:table-cell>
          <table:table-cell office:value-type="float" office:value="0.803149606299213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27" calcext:value-type="float">
            <text:p>127,00</text:p>
          </table:table-cell>
          <table:table-cell office:value-type="float" office:value="747105" calcext:value-type="float">
            <text:p>747105</text:p>
          </table:table-cell>
          <table:table-cell office:value-type="float" office:value="0.42838107928048" calcext:value-type="float">
            <text:p>0,43</text:p>
          </table:table-cell>
          <table:table-cell office:value-type="float" office:value="835038" calcext:value-type="float">
            <text:p>835038</text:p>
          </table:table-cell>
          <table:table-cell office:value-type="float" office:value="0.529142108709889" calcext:value-type="float">
            <text:p>0,53</text:p>
          </table:table-cell>
          <table:table-cell office:value-type="float" office:value="572616" calcext:value-type="float">
            <text:p>572616</text:p>
          </table:table-cell>
          <table:table-cell office:value-type="float" office:value="0.627096774193548" calcext:value-type="float">
            <text:p>0,63</text:p>
          </table:table-cell>
          <table:table-cell office:value-type="float" office:value="502974" calcext:value-type="float">
            <text:p>502974</text:p>
          </table:table-cell>
          <table:table-cell office:value-type="float" office:value="0.786802030456853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28" calcext:value-type="float">
            <text:p>128,00</text:p>
          </table:table-cell>
          <table:table-cell office:value-type="float" office:value="725848" calcext:value-type="float">
            <text:p>725848</text:p>
          </table:table-cell>
          <table:table-cell office:value-type="float" office:value="0.428" calcext:value-type="float">
            <text:p>0,43</text:p>
          </table:table-cell>
          <table:table-cell office:value-type="float" office:value="825853" calcext:value-type="float">
            <text:p>825853</text:p>
          </table:table-cell>
          <table:table-cell office:value-type="float" office:value="0.521796565389696" calcext:value-type="float">
            <text:p>0,52</text:p>
          </table:table-cell>
          <table:table-cell office:value-type="float" office:value="568797" calcext:value-type="float">
            <text:p>568797</text:p>
          </table:table-cell>
          <table:table-cell office:value-type="float" office:value="0.633289986996099" calcext:value-type="float">
            <text:p>0,63</text:p>
          </table:table-cell>
          <table:table-cell office:value-type="float" office:value="516573" calcext:value-type="float">
            <text:p>516573</text:p>
          </table:table-cell>
          <table:table-cell office:value-type="float" office:value="0.809831824062096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29" calcext:value-type="float">
            <text:p>129,00</text:p>
          </table:table-cell>
          <table:table-cell office:value-type="float" office:value="724874" calcext:value-type="float">
            <text:p>724874</text:p>
          </table:table-cell>
          <table:table-cell office:value-type="float" office:value="0.43" calcext:value-type="float">
            <text:p>0,43</text:p>
          </table:table-cell>
          <table:table-cell office:value-type="float" office:value="821640" calcext:value-type="float">
            <text:p>821640</text:p>
          </table:table-cell>
          <table:table-cell office:value-type="float" office:value="0.532331809274984" calcext:value-type="float">
            <text:p>0,53</text:p>
          </table:table-cell>
          <table:table-cell office:value-type="float" office:value="572211" calcext:value-type="float">
            <text:p>572211</text:p>
          </table:table-cell>
          <table:table-cell office:value-type="float" office:value="0.629095674967235" calcext:value-type="float">
            <text:p>0,63</text:p>
          </table:table-cell>
          <table:table-cell office:value-type="float" office:value="498099" calcext:value-type="float">
            <text:p>498099</text:p>
          </table:table-cell>
          <table:table-cell office:value-type="float" office:value="0.787644787644788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30" calcext:value-type="float">
            <text:p>130,00</text:p>
          </table:table-cell>
          <table:table-cell office:value-type="float" office:value="725910" calcext:value-type="float">
            <text:p>725910</text:p>
          </table:table-cell>
          <table:table-cell office:value-type="float" office:value="0.436120401337793" calcext:value-type="float">
            <text:p>0,44</text:p>
          </table:table-cell>
          <table:table-cell office:value-type="float" office:value="811426" calcext:value-type="float">
            <text:p>811426</text:p>
          </table:table-cell>
          <table:table-cell office:value-type="float" office:value="0.530638852672751" calcext:value-type="float">
            <text:p>0,53</text:p>
          </table:table-cell>
          <table:table-cell office:value-type="float" office:value="566105" calcext:value-type="float">
            <text:p>566105</text:p>
          </table:table-cell>
          <table:table-cell office:value-type="float" office:value="0.63262599469496" calcext:value-type="float">
            <text:p>0,63</text:p>
          </table:table-cell>
          <table:table-cell office:value-type="float" office:value="508895" calcext:value-type="float">
            <text:p>508895</text:p>
          </table:table-cell>
          <table:table-cell office:value-type="float" office:value="0.795336787564767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31" calcext:value-type="float">
            <text:p>131,00</text:p>
          </table:table-cell>
          <table:table-cell office:value-type="float" office:value="725833" calcext:value-type="float">
            <text:p>725833</text:p>
          </table:table-cell>
          <table:table-cell office:value-type="float" office:value="0.413862718707941" calcext:value-type="float">
            <text:p>0,41</text:p>
          </table:table-cell>
          <table:table-cell office:value-type="float" office:value="790852" calcext:value-type="float">
            <text:p>790852</text:p>
          </table:table-cell>
          <table:table-cell office:value-type="float" office:value="0.532374100719424" calcext:value-type="float">
            <text:p>0,53</text:p>
          </table:table-cell>
          <table:table-cell office:value-type="float" office:value="564049" calcext:value-type="float">
            <text:p>564049</text:p>
          </table:table-cell>
          <table:table-cell office:value-type="float" office:value="0.627296587926509" calcext:value-type="float">
            <text:p>0,63</text:p>
          </table:table-cell>
          <table:table-cell office:value-type="float" office:value="505103" calcext:value-type="float">
            <text:p>505103</text:p>
          </table:table-cell>
          <table:table-cell office:value-type="float" office:value="0.795165394402036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32" calcext:value-type="float">
            <text:p>132,00</text:p>
          </table:table-cell>
          <table:table-cell office:value-type="float" office:value="734650" calcext:value-type="float">
            <text:p>734650</text:p>
          </table:table-cell>
          <table:table-cell office:value-type="float" office:value="0.429801324503311" calcext:value-type="float">
            <text:p>0,43</text:p>
          </table:table-cell>
          <table:table-cell office:value-type="float" office:value="808501" calcext:value-type="float">
            <text:p>808501</text:p>
          </table:table-cell>
          <table:table-cell office:value-type="float" office:value="0.514851485148515" calcext:value-type="float">
            <text:p>0,51</text:p>
          </table:table-cell>
          <table:table-cell office:value-type="float" office:value="567421" calcext:value-type="float">
            <text:p>567421</text:p>
          </table:table-cell>
          <table:table-cell office:value-type="float" office:value="0.639429312581064" calcext:value-type="float">
            <text:p>0,64</text:p>
          </table:table-cell>
          <table:table-cell office:value-type="float" office:value="515369" calcext:value-type="float">
            <text:p>515369</text:p>
          </table:table-cell>
          <table:table-cell office:value-type="float" office:value="0.798200514138817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33" calcext:value-type="float">
            <text:p>133,00</text:p>
          </table:table-cell>
          <table:table-cell office:value-type="float" office:value="723368" calcext:value-type="float">
            <text:p>723368</text:p>
          </table:table-cell>
          <table:table-cell office:value-type="float" office:value="0.42819324950364" calcext:value-type="float">
            <text:p>0,43</text:p>
          </table:table-cell>
          <table:table-cell office:value-type="float" office:value="798601" calcext:value-type="float">
            <text:p>798601</text:p>
          </table:table-cell>
          <table:table-cell office:value-type="float" office:value="0.525590551181102" calcext:value-type="float">
            <text:p>0,53</text:p>
          </table:table-cell>
          <table:table-cell office:value-type="float" office:value="558449" calcext:value-type="float">
            <text:p>558449</text:p>
          </table:table-cell>
          <table:table-cell office:value-type="float" office:value="0.631716906946265" calcext:value-type="float">
            <text:p>0,63</text:p>
          </table:table-cell>
          <table:table-cell office:value-type="float" office:value="518911" calcext:value-type="float">
            <text:p>518911</text:p>
          </table:table-cell>
          <table:table-cell office:value-type="float" office:value="0.805377720870679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34" calcext:value-type="float">
            <text:p>134,00</text:p>
          </table:table-cell>
          <table:table-cell office:value-type="float" office:value="728939" calcext:value-type="float">
            <text:p>728939</text:p>
          </table:table-cell>
          <table:table-cell office:value-type="float" office:value="0.433311214333112" calcext:value-type="float">
            <text:p>0,43</text:p>
          </table:table-cell>
          <table:table-cell office:value-type="float" office:value="798495" calcext:value-type="float">
            <text:p>798495</text:p>
          </table:table-cell>
          <table:table-cell office:value-type="float" office:value="0.53515625" calcext:value-type="float">
            <text:p>0,54</text:p>
          </table:table-cell>
          <table:table-cell office:value-type="float" office:value="564064" calcext:value-type="float">
            <text:p>564064</text:p>
          </table:table-cell>
          <table:table-cell office:value-type="float" office:value="0.634590377113134" calcext:value-type="float">
            <text:p>0,63</text:p>
          </table:table-cell>
          <table:table-cell office:value-type="float" office:value="505828" calcext:value-type="float">
            <text:p>505828</text:p>
          </table:table-cell>
          <table:table-cell office:value-type="float" office:value="0.802564102564103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35" calcext:value-type="float">
            <text:p>135,00</text:p>
          </table:table-cell>
          <table:table-cell office:value-type="float" office:value="727132" calcext:value-type="float">
            <text:p>727132</text:p>
          </table:table-cell>
          <table:table-cell office:value-type="float" office:value="0.434262948207171" calcext:value-type="float">
            <text:p>0,43</text:p>
          </table:table-cell>
          <table:table-cell office:value-type="float" office:value="797571" calcext:value-type="float">
            <text:p>797571</text:p>
          </table:table-cell>
          <table:table-cell office:value-type="float" office:value="0.516966067864271" calcext:value-type="float">
            <text:p>0,52</text:p>
          </table:table-cell>
          <table:table-cell office:value-type="float" office:value="518066" calcext:value-type="float">
            <text:p>518066</text:p>
          </table:table-cell>
          <table:table-cell office:value-type="float" office:value="0.632894736842105" calcext:value-type="float">
            <text:p>0,63</text:p>
          </table:table-cell>
          <table:table-cell office:value-type="float" office:value="514919" calcext:value-type="float">
            <text:p>514919</text:p>
          </table:table-cell>
          <table:table-cell office:value-type="float" office:value="0.803108808290155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36" calcext:value-type="float">
            <text:p>136,00</text:p>
          </table:table-cell>
          <table:table-cell office:value-type="float" office:value="731567" calcext:value-type="float">
            <text:p>731567</text:p>
          </table:table-cell>
          <table:table-cell office:value-type="float" office:value="0.429047301798801" calcext:value-type="float">
            <text:p>0,43</text:p>
          </table:table-cell>
          <table:table-cell office:value-type="float" office:value="816895" calcext:value-type="float">
            <text:p>816895</text:p>
          </table:table-cell>
          <table:table-cell office:value-type="float" office:value="0.509126466753585" calcext:value-type="float">
            <text:p>0,51</text:p>
          </table:table-cell>
          <table:table-cell office:value-type="float" office:value="542167" calcext:value-type="float">
            <text:p>542167</text:p>
          </table:table-cell>
          <table:table-cell office:value-type="float" office:value="0.633637548891786" calcext:value-type="float">
            <text:p>0,63</text:p>
          </table:table-cell>
          <table:table-cell office:value-type="float" office:value="496924" calcext:value-type="float">
            <text:p>496924</text:p>
          </table:table-cell>
          <table:table-cell office:value-type="float" office:value="0.784516129032258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37" calcext:value-type="float">
            <text:p>137,00</text:p>
          </table:table-cell>
          <table:table-cell office:value-type="float" office:value="730381" calcext:value-type="float">
            <text:p>730381</text:p>
          </table:table-cell>
          <table:table-cell office:value-type="float" office:value="0.426382411725516" calcext:value-type="float">
            <text:p>0,43</text:p>
          </table:table-cell>
          <table:table-cell office:value-type="float" office:value="800381" calcext:value-type="float">
            <text:p>800381</text:p>
          </table:table-cell>
          <table:table-cell office:value-type="float" office:value="0.524119947848761" calcext:value-type="float">
            <text:p>0,52</text:p>
          </table:table-cell>
          <table:table-cell office:value-type="float" office:value="546945" calcext:value-type="float">
            <text:p>546945</text:p>
          </table:table-cell>
          <table:table-cell office:value-type="float" office:value="0.633637548891786" calcext:value-type="float">
            <text:p>0,63</text:p>
          </table:table-cell>
          <table:table-cell office:value-type="float" office:value="504332" calcext:value-type="float">
            <text:p>504332</text:p>
          </table:table-cell>
          <table:table-cell office:value-type="float" office:value="0.792792792792793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38" calcext:value-type="float">
            <text:p>138,00</text:p>
          </table:table-cell>
          <table:table-cell office:value-type="float" office:value="724933" calcext:value-type="float">
            <text:p>724933</text:p>
          </table:table-cell>
          <table:table-cell office:value-type="float" office:value="0.427242524916943" calcext:value-type="float">
            <text:p>0,43</text:p>
          </table:table-cell>
          <table:table-cell office:value-type="float" office:value="798488" calcext:value-type="float">
            <text:p>798488</text:p>
          </table:table-cell>
          <table:table-cell office:value-type="float" office:value="0.517422748191979" calcext:value-type="float">
            <text:p>0,52</text:p>
          </table:table-cell>
          <table:table-cell office:value-type="float" office:value="545851" calcext:value-type="float">
            <text:p>545851</text:p>
          </table:table-cell>
          <table:table-cell office:value-type="float" office:value="0.641558441558442" calcext:value-type="float">
            <text:p>0,64</text:p>
          </table:table-cell>
          <table:table-cell office:value-type="float" office:value="507611" calcext:value-type="float">
            <text:p>507611</text:p>
          </table:table-cell>
          <table:table-cell office:value-type="float" office:value="0.809644670050761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39" calcext:value-type="float">
            <text:p>139,00</text:p>
          </table:table-cell>
          <table:table-cell office:value-type="float" office:value="728499" calcext:value-type="float">
            <text:p>728499</text:p>
          </table:table-cell>
          <table:table-cell office:value-type="float" office:value="0.433823529411765" calcext:value-type="float">
            <text:p>0,43</text:p>
          </table:table-cell>
          <table:table-cell office:value-type="float" office:value="799723" calcext:value-type="float">
            <text:p>799723</text:p>
          </table:table-cell>
          <table:table-cell office:value-type="float" office:value="0.529295589203423" calcext:value-type="float">
            <text:p>0,53</text:p>
          </table:table-cell>
          <table:table-cell office:value-type="float" office:value="544090" calcext:value-type="float">
            <text:p>544090</text:p>
          </table:table-cell>
          <table:table-cell office:value-type="float" office:value="0.63754889178618" calcext:value-type="float">
            <text:p>0,64</text:p>
          </table:table-cell>
          <table:table-cell office:value-type="float" office:value="504490" calcext:value-type="float">
            <text:p>504490</text:p>
          </table:table-cell>
          <table:table-cell office:value-type="float" office:value="0.803594351732991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40" calcext:value-type="float">
            <text:p>140,00</text:p>
          </table:table-cell>
          <table:table-cell office:value-type="float" office:value="724829" calcext:value-type="float">
            <text:p>724829</text:p>
          </table:table-cell>
          <table:table-cell office:value-type="float" office:value="0.420106524633822" calcext:value-type="float">
            <text:p>0,42</text:p>
          </table:table-cell>
          <table:table-cell office:value-type="float" office:value="803372" calcext:value-type="float">
            <text:p>803372</text:p>
          </table:table-cell>
          <table:table-cell office:value-type="float" office:value="0.517082785808147" calcext:value-type="float">
            <text:p>0,52</text:p>
          </table:table-cell>
          <table:table-cell office:value-type="float" office:value="539413" calcext:value-type="float">
            <text:p>539413</text:p>
          </table:table-cell>
          <table:table-cell office:value-type="float" office:value="0.624338624338624" calcext:value-type="float">
            <text:p>0,62</text:p>
          </table:table-cell>
          <table:table-cell office:value-type="float" office:value="506024" calcext:value-type="float">
            <text:p>506024</text:p>
          </table:table-cell>
          <table:table-cell office:value-type="float" office:value="0.781329923273657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41" calcext:value-type="float">
            <text:p>141,00</text:p>
          </table:table-cell>
          <table:table-cell office:value-type="float" office:value="733720" calcext:value-type="float">
            <text:p>733720</text:p>
          </table:table-cell>
          <table:table-cell office:value-type="float" office:value="0.424867021276596" calcext:value-type="float">
            <text:p>0,42</text:p>
          </table:table-cell>
          <table:table-cell office:value-type="float" office:value="805940" calcext:value-type="float">
            <text:p>805940</text:p>
          </table:table-cell>
          <table:table-cell office:value-type="float" office:value="0.520655737704918" calcext:value-type="float">
            <text:p>0,52</text:p>
          </table:table-cell>
          <table:table-cell office:value-type="float" office:value="540135" calcext:value-type="float">
            <text:p>540135</text:p>
          </table:table-cell>
          <table:table-cell office:value-type="float" office:value="0.637075718015666" calcext:value-type="float">
            <text:p>0,64</text:p>
          </table:table-cell>
          <table:table-cell office:value-type="float" office:value="499410" calcext:value-type="float">
            <text:p>499410</text:p>
          </table:table-cell>
          <table:table-cell office:value-type="float" office:value="0.772554002541296" calcext:value-type="float">
            <text:p>0,77</text:p>
          </table:table-cell>
          <table:table-cell table:number-columns-repeated="1015"/>
        </table:table-row>
        <table:table-row table:style-name="ro2">
          <table:table-cell office:value-type="float" office:value="142" calcext:value-type="float">
            <text:p>142,00</text:p>
          </table:table-cell>
          <table:table-cell office:value-type="float" office:value="727466" calcext:value-type="float">
            <text:p>727466</text:p>
          </table:table-cell>
          <table:table-cell office:value-type="float" office:value="0.437623762376238" calcext:value-type="float">
            <text:p>0,44</text:p>
          </table:table-cell>
          <table:table-cell office:value-type="float" office:value="789399" calcext:value-type="float">
            <text:p>789399</text:p>
          </table:table-cell>
          <table:table-cell office:value-type="float" office:value="0.517105263157895" calcext:value-type="float">
            <text:p>0,52</text:p>
          </table:table-cell>
          <table:table-cell office:value-type="float" office:value="543052" calcext:value-type="float">
            <text:p>543052</text:p>
          </table:table-cell>
          <table:table-cell office:value-type="float" office:value="0.62905317769131" calcext:value-type="float">
            <text:p>0,63</text:p>
          </table:table-cell>
          <table:table-cell office:value-type="float" office:value="510943" calcext:value-type="float">
            <text:p>510943</text:p>
          </table:table-cell>
          <table:table-cell office:value-type="float" office:value="0.803571428571429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43" calcext:value-type="float">
            <text:p>143,00</text:p>
          </table:table-cell>
          <table:table-cell office:value-type="float" office:value="727038" calcext:value-type="float">
            <text:p>727038</text:p>
          </table:table-cell>
          <table:table-cell office:value-type="float" office:value="0.423482849604222" calcext:value-type="float">
            <text:p>0,42</text:p>
          </table:table-cell>
          <table:table-cell office:value-type="float" office:value="786767" calcext:value-type="float">
            <text:p>786767</text:p>
          </table:table-cell>
          <table:table-cell office:value-type="float" office:value="0.51487111698612" calcext:value-type="float">
            <text:p>0,51</text:p>
          </table:table-cell>
          <table:table-cell office:value-type="float" office:value="540038" calcext:value-type="float">
            <text:p>540038</text:p>
          </table:table-cell>
          <table:table-cell office:value-type="float" office:value="0.62696335078534" calcext:value-type="float">
            <text:p>0,63</text:p>
          </table:table-cell>
          <table:table-cell office:value-type="float" office:value="512994" calcext:value-type="float">
            <text:p>512994</text:p>
          </table:table-cell>
          <table:table-cell office:value-type="float" office:value="0.794904458598726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44" calcext:value-type="float">
            <text:p>144,00</text:p>
          </table:table-cell>
          <table:table-cell office:value-type="float" office:value="728942" calcext:value-type="float">
            <text:p>728942</text:p>
          </table:table-cell>
          <table:table-cell office:value-type="float" office:value="0.429242119382964" calcext:value-type="float">
            <text:p>0,43</text:p>
          </table:table-cell>
          <table:table-cell office:value-type="float" office:value="800719" calcext:value-type="float">
            <text:p>800719</text:p>
          </table:table-cell>
          <table:table-cell office:value-type="float" office:value="0.527106466361855" calcext:value-type="float">
            <text:p>0,53</text:p>
          </table:table-cell>
          <table:table-cell office:value-type="float" office:value="536389" calcext:value-type="float">
            <text:p>536389</text:p>
          </table:table-cell>
          <table:table-cell office:value-type="float" office:value="0.632198952879581" calcext:value-type="float">
            <text:p>0,63</text:p>
          </table:table-cell>
          <table:table-cell office:value-type="float" office:value="495724" calcext:value-type="float">
            <text:p>495724</text:p>
          </table:table-cell>
          <table:table-cell office:value-type="float" office:value="0.764175257731959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45" calcext:value-type="float">
            <text:p>145,00</text:p>
          </table:table-cell>
          <table:table-cell office:value-type="float" office:value="723149" calcext:value-type="float">
            <text:p>723149</text:p>
          </table:table-cell>
          <table:table-cell office:value-type="float" office:value="0.42186452045607" calcext:value-type="float">
            <text:p>0,42</text:p>
          </table:table-cell>
          <table:table-cell office:value-type="float" office:value="801487" calcext:value-type="float">
            <text:p>801487</text:p>
          </table:table-cell>
          <table:table-cell office:value-type="float" office:value="0.516490765171504" calcext:value-type="float">
            <text:p>0,52</text:p>
          </table:table-cell>
          <table:table-cell office:value-type="float" office:value="533935" calcext:value-type="float">
            <text:p>533935</text:p>
          </table:table-cell>
          <table:table-cell office:value-type="float" office:value="0.634338138925295" calcext:value-type="float">
            <text:p>0,63</text:p>
          </table:table-cell>
          <table:table-cell office:value-type="float" office:value="501654" calcext:value-type="float">
            <text:p>501654</text:p>
          </table:table-cell>
          <table:table-cell office:value-type="float" office:value="0.787096774193548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46" calcext:value-type="float">
            <text:p>146,00</text:p>
          </table:table-cell>
          <table:table-cell office:value-type="float" office:value="728115" calcext:value-type="float">
            <text:p>728115</text:p>
          </table:table-cell>
          <table:table-cell office:value-type="float" office:value="0.446416831032216" calcext:value-type="float">
            <text:p>0,45</text:p>
          </table:table-cell>
          <table:table-cell office:value-type="float" office:value="802737" calcext:value-type="float">
            <text:p>802737</text:p>
          </table:table-cell>
          <table:table-cell office:value-type="float" office:value="0.532856213402733" calcext:value-type="float">
            <text:p>0,53</text:p>
          </table:table-cell>
          <table:table-cell office:value-type="float" office:value="541460" calcext:value-type="float">
            <text:p>541460</text:p>
          </table:table-cell>
          <table:table-cell office:value-type="float" office:value="0.636481241914618" calcext:value-type="float">
            <text:p>0,64</text:p>
          </table:table-cell>
          <table:table-cell office:value-type="float" office:value="509495" calcext:value-type="float">
            <text:p>509495</text:p>
          </table:table-cell>
          <table:table-cell office:value-type="float" office:value="0.791773778920308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,00</text:p>
          </table:table-cell>
          <table:table-cell office:value-type="float" office:value="725515" calcext:value-type="float">
            <text:p>725515</text:p>
          </table:table-cell>
          <table:table-cell office:value-type="float" office:value="0.429919137466307" calcext:value-type="float">
            <text:p>0,43</text:p>
          </table:table-cell>
          <table:table-cell office:value-type="float" office:value="777785" calcext:value-type="float">
            <text:p>777785</text:p>
          </table:table-cell>
          <table:table-cell office:value-type="float" office:value="0.524" calcext:value-type="float">
            <text:p>0,52</text:p>
          </table:table-cell>
          <table:table-cell office:value-type="float" office:value="535488" calcext:value-type="float">
            <text:p>535488</text:p>
          </table:table-cell>
          <table:table-cell office:value-type="float" office:value="0.627450980392157" calcext:value-type="float">
            <text:p>0,63</text:p>
          </table:table-cell>
          <table:table-cell office:value-type="float" office:value="513068" calcext:value-type="float">
            <text:p>513068</text:p>
          </table:table-cell>
          <table:table-cell office:value-type="float" office:value="0.800511508951407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,00</text:p>
          </table:table-cell>
          <table:table-cell office:value-type="float" office:value="727939" calcext:value-type="float">
            <text:p>727939</text:p>
          </table:table-cell>
          <table:table-cell office:value-type="float" office:value="0.426372155287818" calcext:value-type="float">
            <text:p>0,43</text:p>
          </table:table-cell>
          <table:table-cell office:value-type="float" office:value="797248" calcext:value-type="float">
            <text:p>797248</text:p>
          </table:table-cell>
          <table:table-cell office:value-type="float" office:value="0.523148148148148" calcext:value-type="float">
            <text:p>0,52</text:p>
          </table:table-cell>
          <table:table-cell office:value-type="float" office:value="539643" calcext:value-type="float">
            <text:p>539643</text:p>
          </table:table-cell>
          <table:table-cell office:value-type="float" office:value="0.632124352331606" calcext:value-type="float">
            <text:p>0,63</text:p>
          </table:table-cell>
          <table:table-cell office:value-type="float" office:value="522148" calcext:value-type="float">
            <text:p>522148</text:p>
          </table:table-cell>
          <table:table-cell office:value-type="float" office:value="0.820051413881748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49" calcext:value-type="float">
            <text:p>149,00</text:p>
          </table:table-cell>
          <table:table-cell office:value-type="float" office:value="727826" calcext:value-type="float">
            <text:p>727826</text:p>
          </table:table-cell>
          <table:table-cell office:value-type="float" office:value="0.446666666666667" calcext:value-type="float">
            <text:p>0,45</text:p>
          </table:table-cell>
          <table:table-cell office:value-type="float" office:value="801114" calcext:value-type="float">
            <text:p>801114</text:p>
          </table:table-cell>
          <table:table-cell office:value-type="float" office:value="0.525479814692257" calcext:value-type="float">
            <text:p>0,53</text:p>
          </table:table-cell>
          <table:table-cell office:value-type="float" office:value="539371" calcext:value-type="float">
            <text:p>539371</text:p>
          </table:table-cell>
          <table:table-cell office:value-type="float" office:value="0.630350194552529" calcext:value-type="float">
            <text:p>0,63</text:p>
          </table:table-cell>
          <table:table-cell office:value-type="float" office:value="520458" calcext:value-type="float">
            <text:p>520458</text:p>
          </table:table-cell>
          <table:table-cell office:value-type="float" office:value="0.841634738186462" calcext:value-type="float">
            <text:p>0,84</text:p>
          </table:table-cell>
          <table:table-cell table:number-columns-repeated="1015"/>
        </table:table-row>
        <table:table-row table:style-name="ro2">
          <table:table-cell office:value-type="float" office:value="150" calcext:value-type="float">
            <text:p>150,00</text:p>
          </table:table-cell>
          <table:table-cell office:value-type="float" office:value="724967" calcext:value-type="float">
            <text:p>724967</text:p>
          </table:table-cell>
          <table:table-cell office:value-type="float" office:value="0.434811383189941" calcext:value-type="float">
            <text:p>0,43</text:p>
          </table:table-cell>
          <table:table-cell office:value-type="float" office:value="799373" calcext:value-type="float">
            <text:p>799373</text:p>
          </table:table-cell>
          <table:table-cell office:value-type="float" office:value="0.52648790058862" calcext:value-type="float">
            <text:p>0,53</text:p>
          </table:table-cell>
          <table:table-cell office:value-type="float" office:value="535898" calcext:value-type="float">
            <text:p>535898</text:p>
          </table:table-cell>
          <table:table-cell office:value-type="float" office:value="0.632731958762887" calcext:value-type="float">
            <text:p>0,63</text:p>
          </table:table-cell>
          <table:table-cell office:value-type="float" office:value="515080" calcext:value-type="float">
            <text:p>515080</text:p>
          </table:table-cell>
          <table:table-cell office:value-type="float" office:value="0.804150453955901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51" calcext:value-type="float">
            <text:p>151,00</text:p>
          </table:table-cell>
          <table:table-cell office:value-type="float" office:value="723884" calcext:value-type="float">
            <text:p>723884</text:p>
          </table:table-cell>
          <table:table-cell office:value-type="float" office:value="0.420134228187919" calcext:value-type="float">
            <text:p>0,42</text:p>
          </table:table-cell>
          <table:table-cell office:value-type="float" office:value="804579" calcext:value-type="float">
            <text:p>804579</text:p>
          </table:table-cell>
          <table:table-cell office:value-type="float" office:value="0.511243386243386" calcext:value-type="float">
            <text:p>0,51</text:p>
          </table:table-cell>
          <table:table-cell office:value-type="float" office:value="538500" calcext:value-type="float">
            <text:p>538500</text:p>
          </table:table-cell>
          <table:table-cell office:value-type="float" office:value="0.628272251308901" calcext:value-type="float">
            <text:p>0,63</text:p>
          </table:table-cell>
          <table:table-cell office:value-type="float" office:value="510493" calcext:value-type="float">
            <text:p>510493</text:p>
          </table:table-cell>
          <table:table-cell office:value-type="float" office:value="0.79328165374677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52" calcext:value-type="float">
            <text:p>152,00</text:p>
          </table:table-cell>
          <table:table-cell office:value-type="float" office:value="733140" calcext:value-type="float">
            <text:p>733140</text:p>
          </table:table-cell>
          <table:table-cell office:value-type="float" office:value="0.412794612794613" calcext:value-type="float">
            <text:p>0,41</text:p>
          </table:table-cell>
          <table:table-cell office:value-type="float" office:value="806279" calcext:value-type="float">
            <text:p>806279</text:p>
          </table:table-cell>
          <table:table-cell office:value-type="float" office:value="0.521824104234528" calcext:value-type="float">
            <text:p>0,52</text:p>
          </table:table-cell>
          <table:table-cell office:value-type="float" office:value="549939" calcext:value-type="float">
            <text:p>549939</text:p>
          </table:table-cell>
          <table:table-cell office:value-type="float" office:value="0.640102827763496" calcext:value-type="float">
            <text:p>0,64</text:p>
          </table:table-cell>
          <table:table-cell office:value-type="float" office:value="506196" calcext:value-type="float">
            <text:p>506196</text:p>
          </table:table-cell>
          <table:table-cell office:value-type="float" office:value="0.788732394366197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53" calcext:value-type="float">
            <text:p>153,00</text:p>
          </table:table-cell>
          <table:table-cell office:value-type="float" office:value="724408" calcext:value-type="float">
            <text:p>724408</text:p>
          </table:table-cell>
          <table:table-cell office:value-type="float" office:value="0.412357286769644" calcext:value-type="float">
            <text:p>0,41</text:p>
          </table:table-cell>
          <table:table-cell office:value-type="float" office:value="798068" calcext:value-type="float">
            <text:p>798068</text:p>
          </table:table-cell>
          <table:table-cell office:value-type="float" office:value="0.538110749185668" calcext:value-type="float">
            <text:p>0,54</text:p>
          </table:table-cell>
          <table:table-cell office:value-type="float" office:value="560746" calcext:value-type="float">
            <text:p>560746</text:p>
          </table:table-cell>
          <table:table-cell office:value-type="float" office:value="0.63754889178618" calcext:value-type="float">
            <text:p>0,64</text:p>
          </table:table-cell>
          <table:table-cell office:value-type="float" office:value="509016" calcext:value-type="float">
            <text:p>509016</text:p>
          </table:table-cell>
          <table:table-cell office:value-type="float" office:value="0.788860103626943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54" calcext:value-type="float">
            <text:p>154,00</text:p>
          </table:table-cell>
          <table:table-cell office:value-type="float" office:value="738204" calcext:value-type="float">
            <text:p>738204</text:p>
          </table:table-cell>
          <table:table-cell office:value-type="float" office:value="0.444371296905859" calcext:value-type="float">
            <text:p>0,44</text:p>
          </table:table-cell>
          <table:table-cell office:value-type="float" office:value="808681" calcext:value-type="float">
            <text:p>808681</text:p>
          </table:table-cell>
          <table:table-cell office:value-type="float" office:value="0.523370638578012" calcext:value-type="float">
            <text:p>0,52</text:p>
          </table:table-cell>
          <table:table-cell office:value-type="float" office:value="550439" calcext:value-type="float">
            <text:p>550439</text:p>
          </table:table-cell>
          <table:table-cell office:value-type="float" office:value="0.631372549019608" calcext:value-type="float">
            <text:p>0,63</text:p>
          </table:table-cell>
          <table:table-cell office:value-type="float" office:value="495810" calcext:value-type="float">
            <text:p>495810</text:p>
          </table:table-cell>
          <table:table-cell office:value-type="float" office:value="0.771317829457364" calcext:value-type="float">
            <text:p>0,77</text:p>
          </table:table-cell>
          <table:table-cell table:number-columns-repeated="1015"/>
        </table:table-row>
        <table:table-row table:style-name="ro2">
          <table:table-cell office:value-type="float" office:value="155" calcext:value-type="float">
            <text:p>155,00</text:p>
          </table:table-cell>
          <table:table-cell office:value-type="float" office:value="722245" calcext:value-type="float">
            <text:p>722245</text:p>
          </table:table-cell>
          <table:table-cell office:value-type="float" office:value="0.434551495016611" calcext:value-type="float">
            <text:p>0,43</text:p>
          </table:table-cell>
          <table:table-cell office:value-type="float" office:value="804034" calcext:value-type="float">
            <text:p>804034</text:p>
          </table:table-cell>
          <table:table-cell office:value-type="float" office:value="0.511749347258486" calcext:value-type="float">
            <text:p>0,51</text:p>
          </table:table-cell>
          <table:table-cell office:value-type="float" office:value="521457" calcext:value-type="float">
            <text:p>521457</text:p>
          </table:table-cell>
          <table:table-cell office:value-type="float" office:value="0.650649350649351" calcext:value-type="float">
            <text:p>0,65</text:p>
          </table:table-cell>
          <table:table-cell office:value-type="float" office:value="515940" calcext:value-type="float">
            <text:p>515940</text:p>
          </table:table-cell>
          <table:table-cell office:value-type="float" office:value="0.801790281329923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56" calcext:value-type="float">
            <text:p>156,00</text:p>
          </table:table-cell>
          <table:table-cell office:value-type="float" office:value="719465" calcext:value-type="float">
            <text:p>719465</text:p>
          </table:table-cell>
          <table:table-cell office:value-type="float" office:value="0.437333333333333" calcext:value-type="float">
            <text:p>0,44</text:p>
          </table:table-cell>
          <table:table-cell office:value-type="float" office:value="797506" calcext:value-type="float">
            <text:p>797506</text:p>
          </table:table-cell>
          <table:table-cell office:value-type="float" office:value="0.51890482398957" calcext:value-type="float">
            <text:p>0,52</text:p>
          </table:table-cell>
          <table:table-cell office:value-type="float" office:value="547443" calcext:value-type="float">
            <text:p>547443</text:p>
          </table:table-cell>
          <table:table-cell office:value-type="float" office:value="0.643500643500644" calcext:value-type="float">
            <text:p>0,64</text:p>
          </table:table-cell>
          <table:table-cell office:value-type="float" office:value="499809" calcext:value-type="float">
            <text:p>499809</text:p>
          </table:table-cell>
          <table:table-cell office:value-type="float" office:value="0.789542483660131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57" calcext:value-type="float">
            <text:p>157,00</text:p>
          </table:table-cell>
          <table:table-cell office:value-type="float" office:value="721668" calcext:value-type="float">
            <text:p>721668</text:p>
          </table:table-cell>
          <table:table-cell office:value-type="float" office:value="0.42393509127789" calcext:value-type="float">
            <text:p>0,42</text:p>
          </table:table-cell>
          <table:table-cell office:value-type="float" office:value="803421" calcext:value-type="float">
            <text:p>803421</text:p>
          </table:table-cell>
          <table:table-cell office:value-type="float" office:value="0.535737704918033" calcext:value-type="float">
            <text:p>0,54</text:p>
          </table:table-cell>
          <table:table-cell office:value-type="float" office:value="559164" calcext:value-type="float">
            <text:p>559164</text:p>
          </table:table-cell>
          <table:table-cell office:value-type="float" office:value="0.638743455497382" calcext:value-type="float">
            <text:p>0,64</text:p>
          </table:table-cell>
          <table:table-cell office:value-type="float" office:value="500463" calcext:value-type="float">
            <text:p>500463</text:p>
          </table:table-cell>
          <table:table-cell office:value-type="float" office:value="0.794805194805195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58" calcext:value-type="float">
            <text:p>158,00</text:p>
          </table:table-cell>
          <table:table-cell office:value-type="float" office:value="735135" calcext:value-type="float">
            <text:p>735135</text:p>
          </table:table-cell>
          <table:table-cell office:value-type="float" office:value="0.425149700598802" calcext:value-type="float">
            <text:p>0,43</text:p>
          </table:table-cell>
          <table:table-cell office:value-type="float" office:value="795415" calcext:value-type="float">
            <text:p>795415</text:p>
          </table:table-cell>
          <table:table-cell office:value-type="float" office:value="0.509283819628647" calcext:value-type="float">
            <text:p>0,51</text:p>
          </table:table-cell>
          <table:table-cell office:value-type="float" office:value="543201" calcext:value-type="float">
            <text:p>543201</text:p>
          </table:table-cell>
          <table:table-cell office:value-type="float" office:value="0.629726205997392" calcext:value-type="float">
            <text:p>0,63</text:p>
          </table:table-cell>
          <table:table-cell office:value-type="float" office:value="515617" calcext:value-type="float">
            <text:p>515617</text:p>
          </table:table-cell>
          <table:table-cell office:value-type="float" office:value="0.799479166666667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59" calcext:value-type="float">
            <text:p>159,00</text:p>
          </table:table-cell>
          <table:table-cell office:value-type="float" office:value="727767" calcext:value-type="float">
            <text:p>727767</text:p>
          </table:table-cell>
          <table:table-cell office:value-type="float" office:value="0.420560747663551" calcext:value-type="float">
            <text:p>0,42</text:p>
          </table:table-cell>
          <table:table-cell office:value-type="float" office:value="803631" calcext:value-type="float">
            <text:p>803631</text:p>
          </table:table-cell>
          <table:table-cell office:value-type="float" office:value="0.526003949967084" calcext:value-type="float">
            <text:p>0,53</text:p>
          </table:table-cell>
          <table:table-cell office:value-type="float" office:value="547905" calcext:value-type="float">
            <text:p>547905</text:p>
          </table:table-cell>
          <table:table-cell office:value-type="float" office:value="0.638633377135348" calcext:value-type="float">
            <text:p>0,64</text:p>
          </table:table-cell>
          <table:table-cell office:value-type="float" office:value="496539" calcext:value-type="float">
            <text:p>496539</text:p>
          </table:table-cell>
          <table:table-cell office:value-type="float" office:value="0.787451984635083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,00</text:p>
          </table:table-cell>
          <table:table-cell office:value-type="float" office:value="732486" calcext:value-type="float">
            <text:p>732486</text:p>
          </table:table-cell>
          <table:table-cell office:value-type="float" office:value="0.434262948207171" calcext:value-type="float">
            <text:p>0,43</text:p>
          </table:table-cell>
          <table:table-cell office:value-type="float" office:value="792596" calcext:value-type="float">
            <text:p>792596</text:p>
          </table:table-cell>
          <table:table-cell office:value-type="float" office:value="0.523685918234912" calcext:value-type="float">
            <text:p>0,52</text:p>
          </table:table-cell>
          <table:table-cell office:value-type="float" office:value="445474" calcext:value-type="float">
            <text:p>445474</text:p>
          </table:table-cell>
          <table:table-cell office:value-type="float" office:value="0.667515923566879" calcext:value-type="float">
            <text:p>0,67</text:p>
          </table:table-cell>
          <table:table-cell office:value-type="float" office:value="501974" calcext:value-type="float">
            <text:p>501974</text:p>
          </table:table-cell>
          <table:table-cell office:value-type="float" office:value="0.821243523316062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61" calcext:value-type="float">
            <text:p>161,00</text:p>
          </table:table-cell>
          <table:table-cell office:value-type="float" office:value="736926" calcext:value-type="float">
            <text:p>736926</text:p>
          </table:table-cell>
          <table:table-cell office:value-type="float" office:value="0.432845744680851" calcext:value-type="float">
            <text:p>0,43</text:p>
          </table:table-cell>
          <table:table-cell office:value-type="float" office:value="793777" calcext:value-type="float">
            <text:p>793777</text:p>
          </table:table-cell>
          <table:table-cell office:value-type="float" office:value="0.515727391874181" calcext:value-type="float">
            <text:p>0,52</text:p>
          </table:table-cell>
          <table:table-cell office:value-type="float" office:value="537926" calcext:value-type="float">
            <text:p>537926</text:p>
          </table:table-cell>
          <table:table-cell office:value-type="float" office:value="0.629726205997392" calcext:value-type="float">
            <text:p>0,63</text:p>
          </table:table-cell>
          <table:table-cell office:value-type="float" office:value="499984" calcext:value-type="float">
            <text:p>499984</text:p>
          </table:table-cell>
          <table:table-cell office:value-type="float" office:value="0.785897435897436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62" calcext:value-type="float">
            <text:p>162,00</text:p>
          </table:table-cell>
          <table:table-cell office:value-type="float" office:value="735600" calcext:value-type="float">
            <text:p>735600</text:p>
          </table:table-cell>
          <table:table-cell office:value-type="float" office:value="0.41388518024032" calcext:value-type="float">
            <text:p>0,41</text:p>
          </table:table-cell>
          <table:table-cell office:value-type="float" office:value="798690" calcext:value-type="float">
            <text:p>798690</text:p>
          </table:table-cell>
          <table:table-cell office:value-type="float" office:value="0.531147540983606" calcext:value-type="float">
            <text:p>0,53</text:p>
          </table:table-cell>
          <table:table-cell office:value-type="float" office:value="538701" calcext:value-type="float">
            <text:p>538701</text:p>
          </table:table-cell>
          <table:table-cell office:value-type="float" office:value="0.625" calcext:value-type="float">
            <text:p>0,63</text:p>
          </table:table-cell>
          <table:table-cell office:value-type="float" office:value="503698" calcext:value-type="float">
            <text:p>503698</text:p>
          </table:table-cell>
          <table:table-cell office:value-type="float" office:value="0.791348600508906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63" calcext:value-type="float">
            <text:p>163,00</text:p>
          </table:table-cell>
          <table:table-cell office:value-type="float" office:value="734504" calcext:value-type="float">
            <text:p>734504</text:p>
          </table:table-cell>
          <table:table-cell office:value-type="float" office:value="0.424140256237357" calcext:value-type="float">
            <text:p>0,42</text:p>
          </table:table-cell>
          <table:table-cell office:value-type="float" office:value="795202" calcext:value-type="float">
            <text:p>795202</text:p>
          </table:table-cell>
          <table:table-cell office:value-type="float" office:value="0.526965562053281" calcext:value-type="float">
            <text:p>0,53</text:p>
          </table:table-cell>
          <table:table-cell office:value-type="float" office:value="540663" calcext:value-type="float">
            <text:p>540663</text:p>
          </table:table-cell>
          <table:table-cell office:value-type="float" office:value="0.623359580052493" calcext:value-type="float">
            <text:p>0,62</text:p>
          </table:table-cell>
          <table:table-cell office:value-type="float" office:value="515881" calcext:value-type="float">
            <text:p>515881</text:p>
          </table:table-cell>
          <table:table-cell office:value-type="float" office:value="0.806615776081425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64" calcext:value-type="float">
            <text:p>164,00</text:p>
          </table:table-cell>
          <table:table-cell office:value-type="float" office:value="738926" calcext:value-type="float">
            <text:p>738926</text:p>
          </table:table-cell>
          <table:table-cell office:value-type="float" office:value="0.435473196558571" calcext:value-type="float">
            <text:p>0,44</text:p>
          </table:table-cell>
          <table:table-cell office:value-type="float" office:value="804357" calcext:value-type="float">
            <text:p>804357</text:p>
          </table:table-cell>
          <table:table-cell office:value-type="float" office:value="0.526384364820847" calcext:value-type="float">
            <text:p>0,53</text:p>
          </table:table-cell>
          <table:table-cell office:value-type="float" office:value="540473" calcext:value-type="float">
            <text:p>540473</text:p>
          </table:table-cell>
          <table:table-cell office:value-type="float" office:value="0.627814569536424" calcext:value-type="float">
            <text:p>0,63</text:p>
          </table:table-cell>
          <table:table-cell office:value-type="float" office:value="504816" calcext:value-type="float">
            <text:p>504816</text:p>
          </table:table-cell>
          <table:table-cell office:value-type="float" office:value="0.778210116731518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65" calcext:value-type="float">
            <text:p>165,00</text:p>
          </table:table-cell>
          <table:table-cell office:value-type="float" office:value="732773" calcext:value-type="float">
            <text:p>732773</text:p>
          </table:table-cell>
          <table:table-cell office:value-type="float" office:value="0.421895861148198" calcext:value-type="float">
            <text:p>0,42</text:p>
          </table:table-cell>
          <table:table-cell office:value-type="float" office:value="796630" calcext:value-type="float">
            <text:p>796630</text:p>
          </table:table-cell>
          <table:table-cell office:value-type="float" office:value="0.517845554834523" calcext:value-type="float">
            <text:p>0,52</text:p>
          </table:table-cell>
          <table:table-cell office:value-type="float" office:value="538718" calcext:value-type="float">
            <text:p>538718</text:p>
          </table:table-cell>
          <table:table-cell office:value-type="float" office:value="0.63102998696219" calcext:value-type="float">
            <text:p>0,63</text:p>
          </table:table-cell>
          <table:table-cell office:value-type="float" office:value="519650" calcext:value-type="float">
            <text:p>519650</text:p>
          </table:table-cell>
          <table:table-cell office:value-type="float" office:value="0.820742637644046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66" calcext:value-type="float">
            <text:p>166,00</text:p>
          </table:table-cell>
          <table:table-cell office:value-type="float" office:value="725701" calcext:value-type="float">
            <text:p>725701</text:p>
          </table:table-cell>
          <table:table-cell office:value-type="float" office:value="0.430013458950202" calcext:value-type="float">
            <text:p>0,43</text:p>
          </table:table-cell>
          <table:table-cell office:value-type="float" office:value="803843" calcext:value-type="float">
            <text:p>803843</text:p>
          </table:table-cell>
          <table:table-cell office:value-type="float" office:value="0.526588845654994" calcext:value-type="float">
            <text:p>0,53</text:p>
          </table:table-cell>
          <table:table-cell office:value-type="float" office:value="535458" calcext:value-type="float">
            <text:p>535458</text:p>
          </table:table-cell>
          <table:table-cell office:value-type="float" office:value="0.635897435897436" calcext:value-type="float">
            <text:p>0,64</text:p>
          </table:table-cell>
          <table:table-cell office:value-type="float" office:value="517966" calcext:value-type="float">
            <text:p>517966</text:p>
          </table:table-cell>
          <table:table-cell office:value-type="float" office:value="0.800256081946223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67" calcext:value-type="float">
            <text:p>167,00</text:p>
          </table:table-cell>
          <table:table-cell office:value-type="float" office:value="734050" calcext:value-type="float">
            <text:p>734050</text:p>
          </table:table-cell>
          <table:table-cell office:value-type="float" office:value="0.430647291941876" calcext:value-type="float">
            <text:p>0,43</text:p>
          </table:table-cell>
          <table:table-cell office:value-type="float" office:value="793835" calcext:value-type="float">
            <text:p>793835</text:p>
          </table:table-cell>
          <table:table-cell office:value-type="float" office:value="0.512649800266312" calcext:value-type="float">
            <text:p>0,51</text:p>
          </table:table-cell>
          <table:table-cell office:value-type="float" office:value="539487" calcext:value-type="float">
            <text:p>539487</text:p>
          </table:table-cell>
          <table:table-cell office:value-type="float" office:value="0.631647211413748" calcext:value-type="float">
            <text:p>0,63</text:p>
          </table:table-cell>
          <table:table-cell office:value-type="float" office:value="509757" calcext:value-type="float">
            <text:p>509757</text:p>
          </table:table-cell>
          <table:table-cell office:value-type="float" office:value="0.786545924967659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68" calcext:value-type="float">
            <text:p>168,00</text:p>
          </table:table-cell>
          <table:table-cell office:value-type="float" office:value="733056" calcext:value-type="float">
            <text:p>733056</text:p>
          </table:table-cell>
          <table:table-cell office:value-type="float" office:value="0.422402159244265" calcext:value-type="float">
            <text:p>0,42</text:p>
          </table:table-cell>
          <table:table-cell office:value-type="float" office:value="812059" calcext:value-type="float">
            <text:p>812059</text:p>
          </table:table-cell>
          <table:table-cell office:value-type="float" office:value="0.521796565389696" calcext:value-type="float">
            <text:p>0,52</text:p>
          </table:table-cell>
          <table:table-cell office:value-type="float" office:value="540198" calcext:value-type="float">
            <text:p>540198</text:p>
          </table:table-cell>
          <table:table-cell office:value-type="float" office:value="0.629776021080369" calcext:value-type="float">
            <text:p>0,63</text:p>
          </table:table-cell>
          <table:table-cell office:value-type="float" office:value="493187" calcext:value-type="float">
            <text:p>493187</text:p>
          </table:table-cell>
          <table:table-cell office:value-type="float" office:value="0.774936061381074" calcext:value-type="float">
            <text:p>0,77</text:p>
          </table:table-cell>
          <table:table-cell table:number-columns-repeated="1015"/>
        </table:table-row>
        <table:table-row table:style-name="ro2">
          <table:table-cell office:value-type="float" office:value="169" calcext:value-type="float">
            <text:p>169,00</text:p>
          </table:table-cell>
          <table:table-cell office:value-type="float" office:value="727049" calcext:value-type="float">
            <text:p>727049</text:p>
          </table:table-cell>
          <table:table-cell office:value-type="float" office:value="0.429242119382965" calcext:value-type="float">
            <text:p>0,43</text:p>
          </table:table-cell>
          <table:table-cell office:value-type="float" office:value="806803" calcext:value-type="float">
            <text:p>806803</text:p>
          </table:table-cell>
          <table:table-cell office:value-type="float" office:value="0.520860495436767" calcext:value-type="float">
            <text:p>0,52</text:p>
          </table:table-cell>
          <table:table-cell office:value-type="float" office:value="535621" calcext:value-type="float">
            <text:p>535621</text:p>
          </table:table-cell>
          <table:table-cell office:value-type="float" office:value="0.631647211413748" calcext:value-type="float">
            <text:p>0,63</text:p>
          </table:table-cell>
          <table:table-cell office:value-type="float" office:value="515882" calcext:value-type="float">
            <text:p>515882</text:p>
          </table:table-cell>
          <table:table-cell office:value-type="float" office:value="0.783887468030691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70" calcext:value-type="float">
            <text:p>170,00</text:p>
          </table:table-cell>
          <table:table-cell office:value-type="float" office:value="730330" calcext:value-type="float">
            <text:p>730330</text:p>
          </table:table-cell>
          <table:table-cell office:value-type="float" office:value="0.424042272126816" calcext:value-type="float">
            <text:p>0,42</text:p>
          </table:table-cell>
          <table:table-cell office:value-type="float" office:value="805568" calcext:value-type="float">
            <text:p>805568</text:p>
          </table:table-cell>
          <table:table-cell office:value-type="float" office:value="0.524461839530333" calcext:value-type="float">
            <text:p>0,52</text:p>
          </table:table-cell>
          <table:table-cell office:value-type="float" office:value="541091" calcext:value-type="float">
            <text:p>541091</text:p>
          </table:table-cell>
          <table:table-cell office:value-type="float" office:value="0.639257294429708" calcext:value-type="float">
            <text:p>0,64</text:p>
          </table:table-cell>
          <table:table-cell office:value-type="float" office:value="493731" calcext:value-type="float">
            <text:p>493731</text:p>
          </table:table-cell>
          <table:table-cell office:value-type="float" office:value="0.798177083333333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71" calcext:value-type="float">
            <text:p>171,00</text:p>
          </table:table-cell>
          <table:table-cell office:value-type="float" office:value="731857" calcext:value-type="float">
            <text:p>731857</text:p>
          </table:table-cell>
          <table:table-cell office:value-type="float" office:value="0.436205744822979" calcext:value-type="float">
            <text:p>0,44</text:p>
          </table:table-cell>
          <table:table-cell office:value-type="float" office:value="800158" calcext:value-type="float">
            <text:p>800158</text:p>
          </table:table-cell>
          <table:table-cell office:value-type="float" office:value="0.528871391076115" calcext:value-type="float">
            <text:p>0,53</text:p>
          </table:table-cell>
          <table:table-cell office:value-type="float" office:value="545344" calcext:value-type="float">
            <text:p>545344</text:p>
          </table:table-cell>
          <table:table-cell office:value-type="float" office:value="0.633637548891786" calcext:value-type="float">
            <text:p>0,63</text:p>
          </table:table-cell>
          <table:table-cell office:value-type="float" office:value="511258" calcext:value-type="float">
            <text:p>511258</text:p>
          </table:table-cell>
          <table:table-cell office:value-type="float" office:value="0.785529715762274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72" calcext:value-type="float">
            <text:p>172,00</text:p>
          </table:table-cell>
          <table:table-cell office:value-type="float" office:value="722732" calcext:value-type="float">
            <text:p>722732</text:p>
          </table:table-cell>
          <table:table-cell office:value-type="float" office:value="0.433533734134937" calcext:value-type="float">
            <text:p>0,43</text:p>
          </table:table-cell>
          <table:table-cell office:value-type="float" office:value="804206" calcext:value-type="float">
            <text:p>804206</text:p>
          </table:table-cell>
          <table:table-cell office:value-type="float" office:value="0.511318242343542" calcext:value-type="float">
            <text:p>0,51</text:p>
          </table:table-cell>
          <table:table-cell office:value-type="float" office:value="543926" calcext:value-type="float">
            <text:p>543926</text:p>
          </table:table-cell>
          <table:table-cell office:value-type="float" office:value="0.627937336814621" calcext:value-type="float">
            <text:p>0,63</text:p>
          </table:table-cell>
          <table:table-cell office:value-type="float" office:value="507407" calcext:value-type="float">
            <text:p>507407</text:p>
          </table:table-cell>
          <table:table-cell office:value-type="float" office:value="0.785260482846252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73" calcext:value-type="float">
            <text:p>173,00</text:p>
          </table:table-cell>
          <table:table-cell office:value-type="float" office:value="732830" calcext:value-type="float">
            <text:p>732830</text:p>
          </table:table-cell>
          <table:table-cell office:value-type="float" office:value="0.423956931359354" calcext:value-type="float">
            <text:p>0,42</text:p>
          </table:table-cell>
          <table:table-cell office:value-type="float" office:value="812306" calcext:value-type="float">
            <text:p>812306</text:p>
          </table:table-cell>
          <table:table-cell office:value-type="float" office:value="0.521767381416504" calcext:value-type="float">
            <text:p>0,52</text:p>
          </table:table-cell>
          <table:table-cell office:value-type="float" office:value="544498" calcext:value-type="float">
            <text:p>544498</text:p>
          </table:table-cell>
          <table:table-cell office:value-type="float" office:value="0.625823451910408" calcext:value-type="float">
            <text:p>0,63</text:p>
          </table:table-cell>
          <table:table-cell office:value-type="float" office:value="512446" calcext:value-type="float">
            <text:p>512446</text:p>
          </table:table-cell>
          <table:table-cell office:value-type="float" office:value="0.799227799227799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74" calcext:value-type="float">
            <text:p>174,00</text:p>
          </table:table-cell>
          <table:table-cell office:value-type="float" office:value="721087" calcext:value-type="float">
            <text:p>721087</text:p>
          </table:table-cell>
          <table:table-cell office:value-type="float" office:value="0.424932975871314" calcext:value-type="float">
            <text:p>0,42</text:p>
          </table:table-cell>
          <table:table-cell office:value-type="float" office:value="780717" calcext:value-type="float">
            <text:p>780717</text:p>
          </table:table-cell>
          <table:table-cell office:value-type="float" office:value="0.528562048588313" calcext:value-type="float">
            <text:p>0,53</text:p>
          </table:table-cell>
          <table:table-cell office:value-type="float" office:value="543585" calcext:value-type="float">
            <text:p>543585</text:p>
          </table:table-cell>
          <table:table-cell office:value-type="float" office:value="0.620052770448549" calcext:value-type="float">
            <text:p>0,62</text:p>
          </table:table-cell>
          <table:table-cell office:value-type="float" office:value="508161" calcext:value-type="float">
            <text:p>508161</text:p>
          </table:table-cell>
          <table:table-cell office:value-type="float" office:value="0.79305912596401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75" calcext:value-type="float">
            <text:p>175,00</text:p>
          </table:table-cell>
          <table:table-cell office:value-type="float" office:value="730840" calcext:value-type="float">
            <text:p>730840</text:p>
          </table:table-cell>
          <table:table-cell office:value-type="float" office:value="0.421052631578947" calcext:value-type="float">
            <text:p>0,42</text:p>
          </table:table-cell>
          <table:table-cell office:value-type="float" office:value="797609" calcext:value-type="float">
            <text:p>797609</text:p>
          </table:table-cell>
          <table:table-cell office:value-type="float" office:value="0.523622047244094" calcext:value-type="float">
            <text:p>0,52</text:p>
          </table:table-cell>
          <table:table-cell office:value-type="float" office:value="537779" calcext:value-type="float">
            <text:p>537779</text:p>
          </table:table-cell>
          <table:table-cell office:value-type="float" office:value="0.638461538461539" calcext:value-type="float">
            <text:p>0,64</text:p>
          </table:table-cell>
          <table:table-cell office:value-type="float" office:value="519025" calcext:value-type="float">
            <text:p>519025</text:p>
          </table:table-cell>
          <table:table-cell office:value-type="float" office:value="0.80952380952381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76" calcext:value-type="float">
            <text:p>176,00</text:p>
          </table:table-cell>
          <table:table-cell office:value-type="float" office:value="726756" calcext:value-type="float">
            <text:p>726756</text:p>
          </table:table-cell>
          <table:table-cell office:value-type="float" office:value="0.436507936507936" calcext:value-type="float">
            <text:p>0,44</text:p>
          </table:table-cell>
          <table:table-cell office:value-type="float" office:value="789314" calcext:value-type="float">
            <text:p>789314</text:p>
          </table:table-cell>
          <table:table-cell office:value-type="float" office:value="0.525212835625409" calcext:value-type="float">
            <text:p>0,53</text:p>
          </table:table-cell>
          <table:table-cell office:value-type="float" office:value="536966" calcext:value-type="float">
            <text:p>536966</text:p>
          </table:table-cell>
          <table:table-cell office:value-type="float" office:value="0.634491634491635" calcext:value-type="float">
            <text:p>0,63</text:p>
          </table:table-cell>
          <table:table-cell office:value-type="float" office:value="502538" calcext:value-type="float">
            <text:p>502538</text:p>
          </table:table-cell>
          <table:table-cell office:value-type="float" office:value="0.800511508951407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77" calcext:value-type="float">
            <text:p>177,00</text:p>
          </table:table-cell>
          <table:table-cell office:value-type="float" office:value="733921" calcext:value-type="float">
            <text:p>733921</text:p>
          </table:table-cell>
          <table:table-cell office:value-type="float" office:value="0.407506702412869" calcext:value-type="float">
            <text:p>0,41</text:p>
          </table:table-cell>
          <table:table-cell office:value-type="float" office:value="800731" calcext:value-type="float">
            <text:p>800731</text:p>
          </table:table-cell>
          <table:table-cell office:value-type="float" office:value="0.52299605781866" calcext:value-type="float">
            <text:p>0,52</text:p>
          </table:table-cell>
          <table:table-cell office:value-type="float" office:value="540813" calcext:value-type="float">
            <text:p>540813</text:p>
          </table:table-cell>
          <table:table-cell office:value-type="float" office:value="0.63254593175853" calcext:value-type="float">
            <text:p>0,63</text:p>
          </table:table-cell>
          <table:table-cell office:value-type="float" office:value="498045" calcext:value-type="float">
            <text:p>498045</text:p>
          </table:table-cell>
          <table:table-cell office:value-type="float" office:value="0.787289234760052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,00</text:p>
          </table:table-cell>
          <table:table-cell office:value-type="float" office:value="730934" calcext:value-type="float">
            <text:p>730934</text:p>
          </table:table-cell>
          <table:table-cell office:value-type="float" office:value="0.435931307793923" calcext:value-type="float">
            <text:p>0,44</text:p>
          </table:table-cell>
          <table:table-cell office:value-type="float" office:value="795357" calcext:value-type="float">
            <text:p>795357</text:p>
          </table:table-cell>
          <table:table-cell office:value-type="float" office:value="0.521255722694572" calcext:value-type="float">
            <text:p>0,52</text:p>
          </table:table-cell>
          <table:table-cell office:value-type="float" office:value="545608" calcext:value-type="float">
            <text:p>545608</text:p>
          </table:table-cell>
          <table:table-cell office:value-type="float" office:value="0.62696335078534" calcext:value-type="float">
            <text:p>0,63</text:p>
          </table:table-cell>
          <table:table-cell office:value-type="float" office:value="507673" calcext:value-type="float">
            <text:p>507673</text:p>
          </table:table-cell>
          <table:table-cell office:value-type="float" office:value="0.790549169859515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,00</text:p>
          </table:table-cell>
          <table:table-cell office:value-type="float" office:value="722416" calcext:value-type="float">
            <text:p>722416</text:p>
          </table:table-cell>
          <table:table-cell office:value-type="float" office:value="0.435160427807487" calcext:value-type="float">
            <text:p>0,44</text:p>
          </table:table-cell>
          <table:table-cell office:value-type="float" office:value="801413" calcext:value-type="float">
            <text:p>801413</text:p>
          </table:table-cell>
          <table:table-cell office:value-type="float" office:value="0.523127035830619" calcext:value-type="float">
            <text:p>0,52</text:p>
          </table:table-cell>
          <table:table-cell office:value-type="float" office:value="542883" calcext:value-type="float">
            <text:p>542883</text:p>
          </table:table-cell>
          <table:table-cell office:value-type="float" office:value="0.629776021080369" calcext:value-type="float">
            <text:p>0,63</text:p>
          </table:table-cell>
          <table:table-cell office:value-type="float" office:value="488429" calcext:value-type="float">
            <text:p>488429</text:p>
          </table:table-cell>
          <table:table-cell office:value-type="float" office:value="0.776061776061776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,00</text:p>
          </table:table-cell>
          <table:table-cell office:value-type="float" office:value="732230" calcext:value-type="float">
            <text:p>732230</text:p>
          </table:table-cell>
          <table:table-cell office:value-type="float" office:value="0.420134228187919" calcext:value-type="float">
            <text:p>0,42</text:p>
          </table:table-cell>
          <table:table-cell office:value-type="float" office:value="800752" calcext:value-type="float">
            <text:p>800752</text:p>
          </table:table-cell>
          <table:table-cell office:value-type="float" office:value="0.525827814569536" calcext:value-type="float">
            <text:p>0,53</text:p>
          </table:table-cell>
          <table:table-cell office:value-type="float" office:value="539477" calcext:value-type="float">
            <text:p>539477</text:p>
          </table:table-cell>
          <table:table-cell office:value-type="float" office:value="0.645408163265306" calcext:value-type="float">
            <text:p>0,65</text:p>
          </table:table-cell>
          <table:table-cell office:value-type="float" office:value="506491" calcext:value-type="float">
            <text:p>506491</text:p>
          </table:table-cell>
          <table:table-cell office:value-type="float" office:value="0.801273885350318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,00</text:p>
          </table:table-cell>
          <table:table-cell office:value-type="float" office:value="730075" calcext:value-type="float">
            <text:p>730075</text:p>
          </table:table-cell>
          <table:table-cell office:value-type="float" office:value="0.438365194462755" calcext:value-type="float">
            <text:p>0,44</text:p>
          </table:table-cell>
          <table:table-cell office:value-type="float" office:value="794446" calcext:value-type="float">
            <text:p>794446</text:p>
          </table:table-cell>
          <table:table-cell office:value-type="float" office:value="0.527832351015062" calcext:value-type="float">
            <text:p>0,53</text:p>
          </table:table-cell>
          <table:table-cell office:value-type="float" office:value="539349" calcext:value-type="float">
            <text:p>539349</text:p>
          </table:table-cell>
          <table:table-cell office:value-type="float" office:value="0.627140974967062" calcext:value-type="float">
            <text:p>0,63</text:p>
          </table:table-cell>
          <table:table-cell office:value-type="float" office:value="500182" calcext:value-type="float">
            <text:p>500182</text:p>
          </table:table-cell>
          <table:table-cell office:value-type="float" office:value="0.79719387755102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82" calcext:value-type="float">
            <text:p>182,00</text:p>
          </table:table-cell>
          <table:table-cell office:value-type="float" office:value="730227" calcext:value-type="float">
            <text:p>730227</text:p>
          </table:table-cell>
          <table:table-cell office:value-type="float" office:value="0.409549428379287" calcext:value-type="float">
            <text:p>0,41</text:p>
          </table:table-cell>
          <table:table-cell office:value-type="float" office:value="791516" calcext:value-type="float">
            <text:p>791516</text:p>
          </table:table-cell>
          <table:table-cell office:value-type="float" office:value="0.512922465208747" calcext:value-type="float">
            <text:p>0,51</text:p>
          </table:table-cell>
          <table:table-cell office:value-type="float" office:value="536247" calcext:value-type="float">
            <text:p>536247</text:p>
          </table:table-cell>
          <table:table-cell office:value-type="float" office:value="0.614473684210526" calcext:value-type="float">
            <text:p>0,61</text:p>
          </table:table-cell>
          <table:table-cell office:value-type="float" office:value="508102" calcext:value-type="float">
            <text:p>508102</text:p>
          </table:table-cell>
          <table:table-cell office:value-type="float" office:value="0.79296875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83" calcext:value-type="float">
            <text:p>183,00</text:p>
          </table:table-cell>
          <table:table-cell office:value-type="float" office:value="727362" calcext:value-type="float">
            <text:p>727362</text:p>
          </table:table-cell>
          <table:table-cell office:value-type="float" office:value="0.433799068529607" calcext:value-type="float">
            <text:p>0,43</text:p>
          </table:table-cell>
          <table:table-cell office:value-type="float" office:value="791844" calcext:value-type="float">
            <text:p>791844</text:p>
          </table:table-cell>
          <table:table-cell office:value-type="float" office:value="0.519815059445178" calcext:value-type="float">
            <text:p>0,52</text:p>
          </table:table-cell>
          <table:table-cell office:value-type="float" office:value="543471" calcext:value-type="float">
            <text:p>543471</text:p>
          </table:table-cell>
          <table:table-cell office:value-type="float" office:value="0.625" calcext:value-type="float">
            <text:p>0,63</text:p>
          </table:table-cell>
          <table:table-cell office:value-type="float" office:value="512016" calcext:value-type="float">
            <text:p>512016</text:p>
          </table:table-cell>
          <table:table-cell office:value-type="float" office:value="0.800508259212198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84" calcext:value-type="float">
            <text:p>184,00</text:p>
          </table:table-cell>
          <table:table-cell office:value-type="float" office:value="722143" calcext:value-type="float">
            <text:p>722143</text:p>
          </table:table-cell>
          <table:table-cell office:value-type="float" office:value="0.451251646903821" calcext:value-type="float">
            <text:p>0,45</text:p>
          </table:table-cell>
          <table:table-cell office:value-type="float" office:value="799192" calcext:value-type="float">
            <text:p>799192</text:p>
          </table:table-cell>
          <table:table-cell office:value-type="float" office:value="0.534607778510218" calcext:value-type="float">
            <text:p>0,53</text:p>
          </table:table-cell>
          <table:table-cell office:value-type="float" office:value="541745" calcext:value-type="float">
            <text:p>541745</text:p>
          </table:table-cell>
          <table:table-cell office:value-type="float" office:value="0.623169107856192" calcext:value-type="float">
            <text:p>0,62</text:p>
          </table:table-cell>
          <table:table-cell office:value-type="float" office:value="505772" calcext:value-type="float">
            <text:p>505772</text:p>
          </table:table-cell>
          <table:table-cell office:value-type="float" office:value="0.788036410923277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85" calcext:value-type="float">
            <text:p>185,00</text:p>
          </table:table-cell>
          <table:table-cell office:value-type="float" office:value="716194" calcext:value-type="float">
            <text:p>716194</text:p>
          </table:table-cell>
          <table:table-cell office:value-type="float" office:value="0.423435419440746" calcext:value-type="float">
            <text:p>0,42</text:p>
          </table:table-cell>
          <table:table-cell office:value-type="float" office:value="808210" calcext:value-type="float">
            <text:p>808210</text:p>
          </table:table-cell>
          <table:table-cell office:value-type="float" office:value="0.513761467889908" calcext:value-type="float">
            <text:p>0,51</text:p>
          </table:table-cell>
          <table:table-cell office:value-type="float" office:value="529622" calcext:value-type="float">
            <text:p>529622</text:p>
          </table:table-cell>
          <table:table-cell office:value-type="float" office:value="0.636010362694301" calcext:value-type="float">
            <text:p>0,64</text:p>
          </table:table-cell>
          <table:table-cell office:value-type="float" office:value="495265" calcext:value-type="float">
            <text:p>495265</text:p>
          </table:table-cell>
          <table:table-cell office:value-type="float" office:value="0.783505154639175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86" calcext:value-type="float">
            <text:p>186,00</text:p>
          </table:table-cell>
          <table:table-cell office:value-type="float" office:value="730526" calcext:value-type="float">
            <text:p>730526</text:p>
          </table:table-cell>
          <table:table-cell office:value-type="float" office:value="0.435505319148936" calcext:value-type="float">
            <text:p>0,44</text:p>
          </table:table-cell>
          <table:table-cell office:value-type="float" office:value="805612" calcext:value-type="float">
            <text:p>805612</text:p>
          </table:table-cell>
          <table:table-cell office:value-type="float" office:value="0.526627218934911" calcext:value-type="float">
            <text:p>0,53</text:p>
          </table:table-cell>
          <table:table-cell office:value-type="float" office:value="538810" calcext:value-type="float">
            <text:p>538810</text:p>
          </table:table-cell>
          <table:table-cell office:value-type="float" office:value="0.621550591327201" calcext:value-type="float">
            <text:p>0,62</text:p>
          </table:table-cell>
          <table:table-cell office:value-type="float" office:value="511077" calcext:value-type="float">
            <text:p>511077</text:p>
          </table:table-cell>
          <table:table-cell office:value-type="float" office:value="0.798709677419355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87" calcext:value-type="float">
            <text:p>187,00</text:p>
          </table:table-cell>
          <table:table-cell office:value-type="float" office:value="732354" calcext:value-type="float">
            <text:p>732354</text:p>
          </table:table-cell>
          <table:table-cell office:value-type="float" office:value="0.437209302325581" calcext:value-type="float">
            <text:p>0,44</text:p>
          </table:table-cell>
          <table:table-cell office:value-type="float" office:value="806475" calcext:value-type="float">
            <text:p>806475</text:p>
          </table:table-cell>
          <table:table-cell office:value-type="float" office:value="0.534898891063275" calcext:value-type="float">
            <text:p>0,53</text:p>
          </table:table-cell>
          <table:table-cell office:value-type="float" office:value="541355" calcext:value-type="float">
            <text:p>541355</text:p>
          </table:table-cell>
          <table:table-cell office:value-type="float" office:value="0.627937336814621" calcext:value-type="float">
            <text:p>0,63</text:p>
          </table:table-cell>
          <table:table-cell office:value-type="float" office:value="493125" calcext:value-type="float">
            <text:p>493125</text:p>
          </table:table-cell>
          <table:table-cell office:value-type="float" office:value="0.784438775510204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88" calcext:value-type="float">
            <text:p>188,00</text:p>
          </table:table-cell>
          <table:table-cell office:value-type="float" office:value="717350" calcext:value-type="float">
            <text:p>717350</text:p>
          </table:table-cell>
          <table:table-cell office:value-type="float" office:value="0.423898531375167" calcext:value-type="float">
            <text:p>0,42</text:p>
          </table:table-cell>
          <table:table-cell office:value-type="float" office:value="797259" calcext:value-type="float">
            <text:p>797259</text:p>
          </table:table-cell>
          <table:table-cell office:value-type="float" office:value="0.506967485069675" calcext:value-type="float">
            <text:p>0,51</text:p>
          </table:table-cell>
          <table:table-cell office:value-type="float" office:value="541646" calcext:value-type="float">
            <text:p>541646</text:p>
          </table:table-cell>
          <table:table-cell office:value-type="float" office:value="0.620779220779221" calcext:value-type="float">
            <text:p>0,62</text:p>
          </table:table-cell>
          <table:table-cell office:value-type="float" office:value="499482" calcext:value-type="float">
            <text:p>499482</text:p>
          </table:table-cell>
          <table:table-cell office:value-type="float" office:value="0.788860103626943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89" calcext:value-type="float">
            <text:p>189,00</text:p>
          </table:table-cell>
          <table:table-cell office:value-type="float" office:value="727536" calcext:value-type="float">
            <text:p>727536</text:p>
          </table:table-cell>
          <table:table-cell office:value-type="float" office:value="0.436268068331143" calcext:value-type="float">
            <text:p>0,44</text:p>
          </table:table-cell>
          <table:table-cell office:value-type="float" office:value="810232" calcext:value-type="float">
            <text:p>810232</text:p>
          </table:table-cell>
          <table:table-cell office:value-type="float" office:value="0.520954223081883" calcext:value-type="float">
            <text:p>0,52</text:p>
          </table:table-cell>
          <table:table-cell office:value-type="float" office:value="544634" calcext:value-type="float">
            <text:p>544634</text:p>
          </table:table-cell>
          <table:table-cell office:value-type="float" office:value="0.626131953428202" calcext:value-type="float">
            <text:p>0,63</text:p>
          </table:table-cell>
          <table:table-cell office:value-type="float" office:value="505100" calcext:value-type="float">
            <text:p>505100</text:p>
          </table:table-cell>
          <table:table-cell office:value-type="float" office:value="0.790012804097311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,00</text:p>
          </table:table-cell>
          <table:table-cell office:value-type="float" office:value="723835" calcext:value-type="float">
            <text:p>723835</text:p>
          </table:table-cell>
          <table:table-cell office:value-type="float" office:value="0.425517702070808" calcext:value-type="float">
            <text:p>0,43</text:p>
          </table:table-cell>
          <table:table-cell office:value-type="float" office:value="801216" calcext:value-type="float">
            <text:p>801216</text:p>
          </table:table-cell>
          <table:table-cell office:value-type="float" office:value="0.526041666666667" calcext:value-type="float">
            <text:p>0,53</text:p>
          </table:table-cell>
          <table:table-cell office:value-type="float" office:value="545091" calcext:value-type="float">
            <text:p>545091</text:p>
          </table:table-cell>
          <table:table-cell office:value-type="float" office:value="0.644155844155844" calcext:value-type="float">
            <text:p>0,64</text:p>
          </table:table-cell>
          <table:table-cell office:value-type="float" office:value="502280" calcext:value-type="float">
            <text:p>502280</text:p>
          </table:table-cell>
          <table:table-cell office:value-type="float" office:value="0.802853437094682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,00</text:p>
          </table:table-cell>
          <table:table-cell office:value-type="float" office:value="729895" calcext:value-type="float">
            <text:p>729895</text:p>
          </table:table-cell>
          <table:table-cell office:value-type="float" office:value="0.436629064366291" calcext:value-type="float">
            <text:p>0,44</text:p>
          </table:table-cell>
          <table:table-cell office:value-type="float" office:value="802398" calcext:value-type="float">
            <text:p>802398</text:p>
          </table:table-cell>
          <table:table-cell office:value-type="float" office:value="0.524092409240924" calcext:value-type="float">
            <text:p>0,52</text:p>
          </table:table-cell>
          <table:table-cell office:value-type="float" office:value="538856" calcext:value-type="float">
            <text:p>538856</text:p>
          </table:table-cell>
          <table:table-cell office:value-type="float" office:value="0.635294117647059" calcext:value-type="float">
            <text:p>0,64</text:p>
          </table:table-cell>
          <table:table-cell office:value-type="float" office:value="498569" calcext:value-type="float">
            <text:p>498569</text:p>
          </table:table-cell>
          <table:table-cell office:value-type="float" office:value="0.785714285714286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,00</text:p>
          </table:table-cell>
          <table:table-cell office:value-type="float" office:value="731984" calcext:value-type="float">
            <text:p>731984</text:p>
          </table:table-cell>
          <table:table-cell office:value-type="float" office:value="0.436303630363036" calcext:value-type="float">
            <text:p>0,44</text:p>
          </table:table-cell>
          <table:table-cell office:value-type="float" office:value="798154" calcext:value-type="float">
            <text:p>798154</text:p>
          </table:table-cell>
          <table:table-cell office:value-type="float" office:value="0.528104575163399" calcext:value-type="float">
            <text:p>0,53</text:p>
          </table:table-cell>
          <table:table-cell office:value-type="float" office:value="539788" calcext:value-type="float">
            <text:p>539788</text:p>
          </table:table-cell>
          <table:table-cell office:value-type="float" office:value="0.625" calcext:value-type="float">
            <text:p>0,63</text:p>
          </table:table-cell>
          <table:table-cell office:value-type="float" office:value="502639" calcext:value-type="float">
            <text:p>502639</text:p>
          </table:table-cell>
          <table:table-cell office:value-type="float" office:value="0.797709923664122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,00</text:p>
          </table:table-cell>
          <table:table-cell office:value-type="float" office:value="723299" calcext:value-type="float">
            <text:p>723299</text:p>
          </table:table-cell>
          <table:table-cell office:value-type="float" office:value="0.436713055003313" calcext:value-type="float">
            <text:p>0,44</text:p>
          </table:table-cell>
          <table:table-cell office:value-type="float" office:value="792123" calcext:value-type="float">
            <text:p>792123</text:p>
          </table:table-cell>
          <table:table-cell office:value-type="float" office:value="0.513303049967553" calcext:value-type="float">
            <text:p>0,51</text:p>
          </table:table-cell>
          <table:table-cell office:value-type="float" office:value="540173" calcext:value-type="float">
            <text:p>540173</text:p>
          </table:table-cell>
          <table:table-cell office:value-type="float" office:value="0.638743455497382" calcext:value-type="float">
            <text:p>0,64</text:p>
          </table:table-cell>
          <table:table-cell office:value-type="float" office:value="497079" calcext:value-type="float">
            <text:p>497079</text:p>
          </table:table-cell>
          <table:table-cell office:value-type="float" office:value="0.798200514138817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,00</text:p>
          </table:table-cell>
          <table:table-cell office:value-type="float" office:value="719407" calcext:value-type="float">
            <text:p>719407</text:p>
          </table:table-cell>
          <table:table-cell office:value-type="float" office:value="0.423841059602649" calcext:value-type="float">
            <text:p>0,42</text:p>
          </table:table-cell>
          <table:table-cell office:value-type="float" office:value="804023" calcext:value-type="float">
            <text:p>804023</text:p>
          </table:table-cell>
          <table:table-cell office:value-type="float" office:value="0.534505208333333" calcext:value-type="float">
            <text:p>0,53</text:p>
          </table:table-cell>
          <table:table-cell office:value-type="float" office:value="541655" calcext:value-type="float">
            <text:p>541655</text:p>
          </table:table-cell>
          <table:table-cell office:value-type="float" office:value="0.631510416666667" calcext:value-type="float">
            <text:p>0,63</text:p>
          </table:table-cell>
          <table:table-cell office:value-type="float" office:value="502514" calcext:value-type="float">
            <text:p>502514</text:p>
          </table:table-cell>
          <table:table-cell office:value-type="float" office:value="0.786269430051813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95" calcext:value-type="float">
            <text:p>195,00</text:p>
          </table:table-cell>
          <table:table-cell office:value-type="float" office:value="730604" calcext:value-type="float">
            <text:p>730604</text:p>
          </table:table-cell>
          <table:table-cell office:value-type="float" office:value="0.437081659973226" calcext:value-type="float">
            <text:p>0,44</text:p>
          </table:table-cell>
          <table:table-cell office:value-type="float" office:value="794928" calcext:value-type="float">
            <text:p>794928</text:p>
          </table:table-cell>
          <table:table-cell office:value-type="float" office:value="0.526938239159001" calcext:value-type="float">
            <text:p>0,53</text:p>
          </table:table-cell>
          <table:table-cell office:value-type="float" office:value="537034" calcext:value-type="float">
            <text:p>537034</text:p>
          </table:table-cell>
          <table:table-cell office:value-type="float" office:value="0.645914396887159" calcext:value-type="float">
            <text:p>0,65</text:p>
          </table:table-cell>
          <table:table-cell office:value-type="float" office:value="501158" calcext:value-type="float">
            <text:p>501158</text:p>
          </table:table-cell>
          <table:table-cell office:value-type="float" office:value="0.786821705426356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96" calcext:value-type="float">
            <text:p>196,00</text:p>
          </table:table-cell>
          <table:table-cell office:value-type="float" office:value="731128" calcext:value-type="float">
            <text:p>731128</text:p>
          </table:table-cell>
          <table:table-cell office:value-type="float" office:value="0.440239043824701" calcext:value-type="float">
            <text:p>0,44</text:p>
          </table:table-cell>
          <table:table-cell office:value-type="float" office:value="805612" calcext:value-type="float">
            <text:p>805612</text:p>
          </table:table-cell>
          <table:table-cell office:value-type="float" office:value="0.518762343647136" calcext:value-type="float">
            <text:p>0,52</text:p>
          </table:table-cell>
          <table:table-cell office:value-type="float" office:value="539603" calcext:value-type="float">
            <text:p>539603</text:p>
          </table:table-cell>
          <table:table-cell office:value-type="float" office:value="0.631926121372032" calcext:value-type="float">
            <text:p>0,63</text:p>
          </table:table-cell>
          <table:table-cell office:value-type="float" office:value="498533" calcext:value-type="float">
            <text:p>498533</text:p>
          </table:table-cell>
          <table:table-cell office:value-type="float" office:value="0.786736020806242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97" calcext:value-type="float">
            <text:p>197,00</text:p>
          </table:table-cell>
          <table:table-cell office:value-type="float" office:value="721713" calcext:value-type="float">
            <text:p>721713</text:p>
          </table:table-cell>
          <table:table-cell office:value-type="float" office:value="0.435795076513639" calcext:value-type="float">
            <text:p>0,44</text:p>
          </table:table-cell>
          <table:table-cell office:value-type="float" office:value="791768" calcext:value-type="float">
            <text:p>791768</text:p>
          </table:table-cell>
          <table:table-cell office:value-type="float" office:value="0.530214424951267" calcext:value-type="float">
            <text:p>0,53</text:p>
          </table:table-cell>
          <table:table-cell office:value-type="float" office:value="537090" calcext:value-type="float">
            <text:p>537090</text:p>
          </table:table-cell>
          <table:table-cell office:value-type="float" office:value="0.631853785900783" calcext:value-type="float">
            <text:p>0,63</text:p>
          </table:table-cell>
          <table:table-cell office:value-type="float" office:value="508093" calcext:value-type="float">
            <text:p>508093</text:p>
          </table:table-cell>
          <table:table-cell office:value-type="float" office:value="0.787839586028461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98" calcext:value-type="float">
            <text:p>198,00</text:p>
          </table:table-cell>
          <table:table-cell office:value-type="float" office:value="730484" calcext:value-type="float">
            <text:p>730484</text:p>
          </table:table-cell>
          <table:table-cell office:value-type="float" office:value="0.415056628914057" calcext:value-type="float">
            <text:p>0,42</text:p>
          </table:table-cell>
          <table:table-cell office:value-type="float" office:value="803024" calcext:value-type="float">
            <text:p>803024</text:p>
          </table:table-cell>
          <table:table-cell office:value-type="float" office:value="0.514266755142668" calcext:value-type="float">
            <text:p>0,51</text:p>
          </table:table-cell>
          <table:table-cell office:value-type="float" office:value="538808" calcext:value-type="float">
            <text:p>538808</text:p>
          </table:table-cell>
          <table:table-cell office:value-type="float" office:value="0.635309278350516" calcext:value-type="float">
            <text:p>0,64</text:p>
          </table:table-cell>
          <table:table-cell office:value-type="float" office:value="504726" calcext:value-type="float">
            <text:p>504726</text:p>
          </table:table-cell>
          <table:table-cell office:value-type="float" office:value="0.776196636481242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99" calcext:value-type="float">
            <text:p>199,00</text:p>
          </table:table-cell>
          <table:table-cell office:value-type="float" office:value="728986" calcext:value-type="float">
            <text:p>728986</text:p>
          </table:table-cell>
          <table:table-cell office:value-type="float" office:value="0.425249169435216" calcext:value-type="float">
            <text:p>0,43</text:p>
          </table:table-cell>
          <table:table-cell office:value-type="float" office:value="796218" calcext:value-type="float">
            <text:p>796218</text:p>
          </table:table-cell>
          <table:table-cell office:value-type="float" office:value="0.507275132275132" calcext:value-type="float">
            <text:p>0,51</text:p>
          </table:table-cell>
          <table:table-cell office:value-type="float" office:value="548757" calcext:value-type="float">
            <text:p>548757</text:p>
          </table:table-cell>
          <table:table-cell office:value-type="float" office:value="0.632467532467533" calcext:value-type="float">
            <text:p>0,63</text:p>
          </table:table-cell>
          <table:table-cell office:value-type="float" office:value="498985" calcext:value-type="float">
            <text:p>498985</text:p>
          </table:table-cell>
          <table:table-cell office:value-type="float" office:value="0.782216494845361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,00</text:p>
          </table:table-cell>
          <table:table-cell office:value-type="float" office:value="727485" calcext:value-type="float">
            <text:p>727485</text:p>
          </table:table-cell>
          <table:table-cell office:value-type="float" office:value="0.421228304405874" calcext:value-type="float">
            <text:p>0,42</text:p>
          </table:table-cell>
          <table:table-cell office:value-type="float" office:value="791437" calcext:value-type="float">
            <text:p>791437</text:p>
          </table:table-cell>
          <table:table-cell office:value-type="float" office:value="0.50718954248366" calcext:value-type="float">
            <text:p>0,51</text:p>
          </table:table-cell>
          <table:table-cell office:value-type="float" office:value="553279" calcext:value-type="float">
            <text:p>553279</text:p>
          </table:table-cell>
          <table:table-cell office:value-type="float" office:value="0.660621761658031" calcext:value-type="float">
            <text:p>0,66</text:p>
          </table:table-cell>
          <table:table-cell office:value-type="float" office:value="504868" calcext:value-type="float">
            <text:p>504868</text:p>
          </table:table-cell>
          <table:table-cell office:value-type="float" office:value="0.811704834605598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201" calcext:value-type="float">
            <text:p>201,00</text:p>
          </table:table-cell>
          <table:table-cell office:value-type="float" office:value="735980" calcext:value-type="float">
            <text:p>735980</text:p>
          </table:table-cell>
          <table:table-cell office:value-type="float" office:value="0.410582719356999" calcext:value-type="float">
            <text:p>0,41</text:p>
          </table:table-cell>
          <table:table-cell office:value-type="float" office:value="796378" calcext:value-type="float">
            <text:p>796378</text:p>
          </table:table-cell>
          <table:table-cell office:value-type="float" office:value="0.535597648595689" calcext:value-type="float">
            <text:p>0,54</text:p>
          </table:table-cell>
          <table:table-cell office:value-type="float" office:value="543462" calcext:value-type="float">
            <text:p>543462</text:p>
          </table:table-cell>
          <table:table-cell office:value-type="float" office:value="0.630065359477124" calcext:value-type="float">
            <text:p>0,63</text:p>
          </table:table-cell>
          <table:table-cell office:value-type="float" office:value="518944" calcext:value-type="float">
            <text:p>518944</text:p>
          </table:table-cell>
          <table:table-cell office:value-type="float" office:value="0.798223350253807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202" calcext:value-type="float">
            <text:p>202,00</text:p>
          </table:table-cell>
          <table:table-cell office:value-type="float" office:value="724633" calcext:value-type="float">
            <text:p>724633</text:p>
          </table:table-cell>
          <table:table-cell office:value-type="float" office:value="0.417780748663102" calcext:value-type="float">
            <text:p>0,42</text:p>
          </table:table-cell>
          <table:table-cell office:value-type="float" office:value="797713" calcext:value-type="float">
            <text:p>797713</text:p>
          </table:table-cell>
          <table:table-cell office:value-type="float" office:value="0.530223390275953" calcext:value-type="float">
            <text:p>0,53</text:p>
          </table:table-cell>
          <table:table-cell office:value-type="float" office:value="540130" calcext:value-type="float">
            <text:p>540130</text:p>
          </table:table-cell>
          <table:table-cell office:value-type="float" office:value="0.63102998696219" calcext:value-type="float">
            <text:p>0,63</text:p>
          </table:table-cell>
          <table:table-cell office:value-type="float" office:value="497478" calcext:value-type="float">
            <text:p>497478</text:p>
          </table:table-cell>
          <table:table-cell office:value-type="float" office:value="0.781329923273657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203" calcext:value-type="float">
            <text:p>203,00</text:p>
          </table:table-cell>
          <table:table-cell office:value-type="float" office:value="730308" calcext:value-type="float">
            <text:p>730308</text:p>
          </table:table-cell>
          <table:table-cell office:value-type="float" office:value="0.431346282652378" calcext:value-type="float">
            <text:p>0,43</text:p>
          </table:table-cell>
          <table:table-cell office:value-type="float" office:value="806937" calcext:value-type="float">
            <text:p>806937</text:p>
          </table:table-cell>
          <table:table-cell office:value-type="float" office:value="0.516447368421053" calcext:value-type="float">
            <text:p>0,52</text:p>
          </table:table-cell>
          <table:table-cell office:value-type="float" office:value="541313" calcext:value-type="float">
            <text:p>541313</text:p>
          </table:table-cell>
          <table:table-cell office:value-type="float" office:value="0.630154639175258" calcext:value-type="float">
            <text:p>0,63</text:p>
          </table:table-cell>
          <table:table-cell office:value-type="float" office:value="512635" calcext:value-type="float">
            <text:p>512635</text:p>
          </table:table-cell>
          <table:table-cell office:value-type="float" office:value="0.796895213454075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204" calcext:value-type="float">
            <text:p>204,00</text:p>
          </table:table-cell>
          <table:table-cell office:value-type="float" office:value="728854" calcext:value-type="float">
            <text:p>728854</text:p>
          </table:table-cell>
          <table:table-cell office:value-type="float" office:value="0.436544850498339" calcext:value-type="float">
            <text:p>0,44</text:p>
          </table:table-cell>
          <table:table-cell office:value-type="float" office:value="799609" calcext:value-type="float">
            <text:p>799609</text:p>
          </table:table-cell>
          <table:table-cell office:value-type="float" office:value="0.533554817275747" calcext:value-type="float">
            <text:p>0,53</text:p>
          </table:table-cell>
          <table:table-cell office:value-type="float" office:value="540013" calcext:value-type="float">
            <text:p>540013</text:p>
          </table:table-cell>
          <table:table-cell office:value-type="float" office:value="0.621271076523995" calcext:value-type="float">
            <text:p>0,62</text:p>
          </table:table-cell>
          <table:table-cell office:value-type="float" office:value="497717" calcext:value-type="float">
            <text:p>497717</text:p>
          </table:table-cell>
          <table:table-cell office:value-type="float" office:value="0.807106598984772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205" calcext:value-type="float">
            <text:p>205,00</text:p>
          </table:table-cell>
          <table:table-cell office:value-type="float" office:value="726292" calcext:value-type="float">
            <text:p>726292</text:p>
          </table:table-cell>
          <table:table-cell office:value-type="float" office:value="0.433311214333112" calcext:value-type="float">
            <text:p>0,43</text:p>
          </table:table-cell>
          <table:table-cell office:value-type="float" office:value="805819" calcext:value-type="float">
            <text:p>805819</text:p>
          </table:table-cell>
          <table:table-cell office:value-type="float" office:value="0.52327868852459" calcext:value-type="float">
            <text:p>0,52</text:p>
          </table:table-cell>
          <table:table-cell office:value-type="float" office:value="537914" calcext:value-type="float">
            <text:p>537914</text:p>
          </table:table-cell>
          <table:table-cell office:value-type="float" office:value="0.6484375" calcext:value-type="float">
            <text:p>0,65</text:p>
          </table:table-cell>
          <table:table-cell office:value-type="float" office:value="502948" calcext:value-type="float">
            <text:p>502948</text:p>
          </table:table-cell>
          <table:table-cell office:value-type="float" office:value="0.778505897771953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,00</text:p>
          </table:table-cell>
          <table:table-cell office:value-type="float" office:value="718375" calcext:value-type="float">
            <text:p>718375</text:p>
          </table:table-cell>
          <table:table-cell office:value-type="float" office:value="0.411725067385445" calcext:value-type="float">
            <text:p>0,41</text:p>
          </table:table-cell>
          <table:table-cell office:value-type="float" office:value="791996" calcext:value-type="float">
            <text:p>791996</text:p>
          </table:table-cell>
          <table:table-cell office:value-type="float" office:value="0.519463087248322" calcext:value-type="float">
            <text:p>0,52</text:p>
          </table:table-cell>
          <table:table-cell office:value-type="float" office:value="542719" calcext:value-type="float">
            <text:p>542719</text:p>
          </table:table-cell>
          <table:table-cell office:value-type="float" office:value="0.640362225097025" calcext:value-type="float">
            <text:p>0,64</text:p>
          </table:table-cell>
          <table:table-cell office:value-type="float" office:value="510190" calcext:value-type="float">
            <text:p>510190</text:p>
          </table:table-cell>
          <table:table-cell office:value-type="float" office:value="0.793367346938776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,00</text:p>
          </table:table-cell>
          <table:table-cell office:value-type="float" office:value="722969" calcext:value-type="float">
            <text:p>722969</text:p>
          </table:table-cell>
          <table:table-cell office:value-type="float" office:value="0.421895861148198" calcext:value-type="float">
            <text:p>0,42</text:p>
          </table:table-cell>
          <table:table-cell office:value-type="float" office:value="787769" calcext:value-type="float">
            <text:p>787769</text:p>
          </table:table-cell>
          <table:table-cell office:value-type="float" office:value="0.51939513477975" calcext:value-type="float">
            <text:p>0,52</text:p>
          </table:table-cell>
          <table:table-cell office:value-type="float" office:value="537420" calcext:value-type="float">
            <text:p>537420</text:p>
          </table:table-cell>
          <table:table-cell office:value-type="float" office:value="0.621870882740448" calcext:value-type="float">
            <text:p>0,62</text:p>
          </table:table-cell>
          <table:table-cell office:value-type="float" office:value="500991" calcext:value-type="float">
            <text:p>500991</text:p>
          </table:table-cell>
          <table:table-cell office:value-type="float" office:value="0.791989664082687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208" calcext:value-type="float">
            <text:p>208,00</text:p>
          </table:table-cell>
          <table:table-cell office:value-type="float" office:value="718166" calcext:value-type="float">
            <text:p>718166</text:p>
          </table:table-cell>
          <table:table-cell office:value-type="float" office:value="0.412398921832884" calcext:value-type="float">
            <text:p>0,41</text:p>
          </table:table-cell>
          <table:table-cell office:value-type="float" office:value="793927" calcext:value-type="float">
            <text:p>793927</text:p>
          </table:table-cell>
          <table:table-cell office:value-type="float" office:value="0.527687296416938" calcext:value-type="float">
            <text:p>0,53</text:p>
          </table:table-cell>
          <table:table-cell office:value-type="float" office:value="536751" calcext:value-type="float">
            <text:p>536751</text:p>
          </table:table-cell>
          <table:table-cell office:value-type="float" office:value="0.635770234986945" calcext:value-type="float">
            <text:p>0,64</text:p>
          </table:table-cell>
          <table:table-cell office:value-type="float" office:value="519287" calcext:value-type="float">
            <text:p>519287</text:p>
          </table:table-cell>
          <table:table-cell office:value-type="float" office:value="0.806410256410256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209" calcext:value-type="float">
            <text:p>209,00</text:p>
          </table:table-cell>
          <table:table-cell office:value-type="float" office:value="734101" calcext:value-type="float">
            <text:p>734101</text:p>
          </table:table-cell>
          <table:table-cell office:value-type="float" office:value="0.427903871829106" calcext:value-type="float">
            <text:p>0,43</text:p>
          </table:table-cell>
          <table:table-cell office:value-type="float" office:value="804266" calcext:value-type="float">
            <text:p>804266</text:p>
          </table:table-cell>
          <table:table-cell office:value-type="float" office:value="0.525624178712221" calcext:value-type="float">
            <text:p>0,53</text:p>
          </table:table-cell>
          <table:table-cell office:value-type="float" office:value="542326" calcext:value-type="float">
            <text:p>542326</text:p>
          </table:table-cell>
          <table:table-cell office:value-type="float" office:value="0.621409921671018" calcext:value-type="float">
            <text:p>0,62</text:p>
          </table:table-cell>
          <table:table-cell office:value-type="float" office:value="506640" calcext:value-type="float">
            <text:p>506640</text:p>
          </table:table-cell>
          <table:table-cell office:value-type="float" office:value="0.79328165374677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210" calcext:value-type="float">
            <text:p>210,00</text:p>
          </table:table-cell>
          <table:table-cell office:value-type="float" office:value="730346" calcext:value-type="float">
            <text:p>730346</text:p>
          </table:table-cell>
          <table:table-cell office:value-type="float" office:value="0.437417654808959" calcext:value-type="float">
            <text:p>0,44</text:p>
          </table:table-cell>
          <table:table-cell office:value-type="float" office:value="782550" calcext:value-type="float">
            <text:p>782550</text:p>
          </table:table-cell>
          <table:table-cell office:value-type="float" office:value="0.530451866404715" calcext:value-type="float">
            <text:p>0,53</text:p>
          </table:table-cell>
          <table:table-cell office:value-type="float" office:value="545843" calcext:value-type="float">
            <text:p>545843</text:p>
          </table:table-cell>
          <table:table-cell office:value-type="float" office:value="0.647509578544061" calcext:value-type="float">
            <text:p>0,65</text:p>
          </table:table-cell>
          <table:table-cell office:value-type="float" office:value="507922" calcext:value-type="float">
            <text:p>507922</text:p>
          </table:table-cell>
          <table:table-cell office:value-type="float" office:value="0.809768637532133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211" calcext:value-type="float">
            <text:p>211,00</text:p>
          </table:table-cell>
          <table:table-cell office:value-type="float" office:value="726277" calcext:value-type="float">
            <text:p>726277</text:p>
          </table:table-cell>
          <table:table-cell office:value-type="float" office:value="0.441215323645971" calcext:value-type="float">
            <text:p>0,44</text:p>
          </table:table-cell>
          <table:table-cell office:value-type="float" office:value="809094" calcext:value-type="float">
            <text:p>809094</text:p>
          </table:table-cell>
          <table:table-cell office:value-type="float" office:value="0.526592252133946" calcext:value-type="float">
            <text:p>0,53</text:p>
          </table:table-cell>
          <table:table-cell office:value-type="float" office:value="539215" calcext:value-type="float">
            <text:p>539215</text:p>
          </table:table-cell>
          <table:table-cell office:value-type="float" office:value="0.629726205997392" calcext:value-type="float">
            <text:p>0,63</text:p>
          </table:table-cell>
          <table:table-cell office:value-type="float" office:value="508369" calcext:value-type="float">
            <text:p>508369</text:p>
          </table:table-cell>
          <table:table-cell office:value-type="float" office:value="0.79741935483871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212" calcext:value-type="float">
            <text:p>212,00</text:p>
          </table:table-cell>
          <table:table-cell office:value-type="float" office:value="725436" calcext:value-type="float">
            <text:p>725436</text:p>
          </table:table-cell>
          <table:table-cell office:value-type="float" office:value="0.434323432343234" calcext:value-type="float">
            <text:p>0,43</text:p>
          </table:table-cell>
          <table:table-cell office:value-type="float" office:value="789448" calcext:value-type="float">
            <text:p>789448</text:p>
          </table:table-cell>
          <table:table-cell office:value-type="float" office:value="0.512837393021725" calcext:value-type="float">
            <text:p>0,51</text:p>
          </table:table-cell>
          <table:table-cell office:value-type="float" office:value="540936" calcext:value-type="float">
            <text:p>540936</text:p>
          </table:table-cell>
          <table:table-cell office:value-type="float" office:value="0.634838709677419" calcext:value-type="float">
            <text:p>0,63</text:p>
          </table:table-cell>
          <table:table-cell office:value-type="float" office:value="511650" calcext:value-type="float">
            <text:p>511650</text:p>
          </table:table-cell>
          <table:table-cell office:value-type="float" office:value="0.798469387755102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213" calcext:value-type="float">
            <text:p>213,00</text:p>
          </table:table-cell>
          <table:table-cell office:value-type="float" office:value="737004" calcext:value-type="float">
            <text:p>737004</text:p>
          </table:table-cell>
          <table:table-cell office:value-type="float" office:value="0.43046357615894" calcext:value-type="float">
            <text:p>0,43</text:p>
          </table:table-cell>
          <table:table-cell office:value-type="float" office:value="800379" calcext:value-type="float">
            <text:p>800379</text:p>
          </table:table-cell>
          <table:table-cell office:value-type="float" office:value="0.532899022801303" calcext:value-type="float">
            <text:p>0,53</text:p>
          </table:table-cell>
          <table:table-cell office:value-type="float" office:value="540235" calcext:value-type="float">
            <text:p>540235</text:p>
          </table:table-cell>
          <table:table-cell office:value-type="float" office:value="0.621052631578947" calcext:value-type="float">
            <text:p>0,62</text:p>
          </table:table-cell>
          <table:table-cell office:value-type="float" office:value="498048" calcext:value-type="float">
            <text:p>498048</text:p>
          </table:table-cell>
          <table:table-cell office:value-type="float" office:value="0.80253164556962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214" calcext:value-type="float">
            <text:p>214,00</text:p>
          </table:table-cell>
          <table:table-cell office:value-type="float" office:value="723742" calcext:value-type="float">
            <text:p>723742</text:p>
          </table:table-cell>
          <table:table-cell office:value-type="float" office:value="0.433598937583001" calcext:value-type="float">
            <text:p>0,43</text:p>
          </table:table-cell>
          <table:table-cell office:value-type="float" office:value="801244" calcext:value-type="float">
            <text:p>801244</text:p>
          </table:table-cell>
          <table:table-cell office:value-type="float" office:value="0.514416775884666" calcext:value-type="float">
            <text:p>0,51</text:p>
          </table:table-cell>
          <table:table-cell office:value-type="float" office:value="544257" calcext:value-type="float">
            <text:p>544257</text:p>
          </table:table-cell>
          <table:table-cell office:value-type="float" office:value="0.6328125" calcext:value-type="float">
            <text:p>0,63</text:p>
          </table:table-cell>
          <table:table-cell office:value-type="float" office:value="502537" calcext:value-type="float">
            <text:p>502537</text:p>
          </table:table-cell>
          <table:table-cell office:value-type="float" office:value="0.785347043701799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215" calcext:value-type="float">
            <text:p>215,00</text:p>
          </table:table-cell>
          <table:table-cell office:value-type="float" office:value="729354" calcext:value-type="float">
            <text:p>729354</text:p>
          </table:table-cell>
          <table:table-cell office:value-type="float" office:value="0.432468396540253" calcext:value-type="float">
            <text:p>0,43</text:p>
          </table:table-cell>
          <table:table-cell office:value-type="float" office:value="803401" calcext:value-type="float">
            <text:p>803401</text:p>
          </table:table-cell>
          <table:table-cell office:value-type="float" office:value="0.519179894179894" calcext:value-type="float">
            <text:p>0,52</text:p>
          </table:table-cell>
          <table:table-cell office:value-type="float" office:value="531578" calcext:value-type="float">
            <text:p>531578</text:p>
          </table:table-cell>
          <table:table-cell office:value-type="float" office:value="0.632258064516129" calcext:value-type="float">
            <text:p>0,63</text:p>
          </table:table-cell>
          <table:table-cell office:value-type="float" office:value="503788" calcext:value-type="float">
            <text:p>503788</text:p>
          </table:table-cell>
          <table:table-cell office:value-type="float" office:value="0.801790281329923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216" calcext:value-type="float">
            <text:p>216,00</text:p>
          </table:table-cell>
          <table:table-cell office:value-type="float" office:value="736928" calcext:value-type="float">
            <text:p>736928</text:p>
          </table:table-cell>
          <table:table-cell office:value-type="float" office:value="0.422974767596282" calcext:value-type="float">
            <text:p>0,42</text:p>
          </table:table-cell>
          <table:table-cell office:value-type="float" office:value="800665" calcext:value-type="float">
            <text:p>800665</text:p>
          </table:table-cell>
          <table:table-cell office:value-type="float" office:value="0.516129032258065" calcext:value-type="float">
            <text:p>0,52</text:p>
          </table:table-cell>
          <table:table-cell office:value-type="float" office:value="545532" calcext:value-type="float">
            <text:p>545532</text:p>
          </table:table-cell>
          <table:table-cell office:value-type="float" office:value="0.635416666666667" calcext:value-type="float">
            <text:p>0,64</text:p>
          </table:table-cell>
          <table:table-cell office:value-type="float" office:value="512041" calcext:value-type="float">
            <text:p>512041</text:p>
          </table:table-cell>
          <table:table-cell office:value-type="float" office:value="0.802056555269923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217" calcext:value-type="float">
            <text:p>217,00</text:p>
          </table:table-cell>
          <table:table-cell office:value-type="float" office:value="735041" calcext:value-type="float">
            <text:p>735041</text:p>
          </table:table-cell>
          <table:table-cell office:value-type="float" office:value="0.421052631578947" calcext:value-type="float">
            <text:p>0,42</text:p>
          </table:table-cell>
          <table:table-cell office:value-type="float" office:value="803165" calcext:value-type="float">
            <text:p>803165</text:p>
          </table:table-cell>
          <table:table-cell office:value-type="float" office:value="0.52537903757416" calcext:value-type="float">
            <text:p>0,53</text:p>
          </table:table-cell>
          <table:table-cell office:value-type="float" office:value="543312" calcext:value-type="float">
            <text:p>543312</text:p>
          </table:table-cell>
          <table:table-cell office:value-type="float" office:value="0.624505928853755" calcext:value-type="float">
            <text:p>0,62</text:p>
          </table:table-cell>
          <table:table-cell office:value-type="float" office:value="489990" calcext:value-type="float">
            <text:p>489990</text:p>
          </table:table-cell>
          <table:table-cell office:value-type="float" office:value="0.781209781209781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,00</text:p>
          </table:table-cell>
          <table:table-cell office:value-type="float" office:value="725600" calcext:value-type="float">
            <text:p>725600</text:p>
          </table:table-cell>
          <table:table-cell office:value-type="float" office:value="0.433533734134937" calcext:value-type="float">
            <text:p>0,43</text:p>
          </table:table-cell>
          <table:table-cell office:value-type="float" office:value="805660" calcext:value-type="float">
            <text:p>805660</text:p>
          </table:table-cell>
          <table:table-cell office:value-type="float" office:value="0.519003931847969" calcext:value-type="float">
            <text:p>0,52</text:p>
          </table:table-cell>
          <table:table-cell office:value-type="float" office:value="543122" calcext:value-type="float">
            <text:p>543122</text:p>
          </table:table-cell>
          <table:table-cell office:value-type="float" office:value="0.630065359477124" calcext:value-type="float">
            <text:p>0,63</text:p>
          </table:table-cell>
          <table:table-cell office:value-type="float" office:value="517008" calcext:value-type="float">
            <text:p>517008</text:p>
          </table:table-cell>
          <table:table-cell office:value-type="float" office:value="0.794041450777202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,00</text:p>
          </table:table-cell>
          <table:table-cell office:value-type="float" office:value="727060" calcext:value-type="float">
            <text:p>727060</text:p>
          </table:table-cell>
          <table:table-cell office:value-type="float" office:value="0.425033467202142" calcext:value-type="float">
            <text:p>0,43</text:p>
          </table:table-cell>
          <table:table-cell office:value-type="float" office:value="796302" calcext:value-type="float">
            <text:p>796302</text:p>
          </table:table-cell>
          <table:table-cell office:value-type="float" office:value="0.523157208088715" calcext:value-type="float">
            <text:p>0,52</text:p>
          </table:table-cell>
          <table:table-cell office:value-type="float" office:value="538240" calcext:value-type="float">
            <text:p>538240</text:p>
          </table:table-cell>
          <table:table-cell office:value-type="float" office:value="0.635778635778636" calcext:value-type="float">
            <text:p>0,64</text:p>
          </table:table-cell>
          <table:table-cell office:value-type="float" office:value="499532" calcext:value-type="float">
            <text:p>499532</text:p>
          </table:table-cell>
          <table:table-cell office:value-type="float" office:value="0.784974093264249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220" calcext:value-type="float">
            <text:p>220,00</text:p>
          </table:table-cell>
          <table:table-cell office:value-type="float" office:value="723388" calcext:value-type="float">
            <text:p>723388</text:p>
          </table:table-cell>
          <table:table-cell office:value-type="float" office:value="0.427242524916943" calcext:value-type="float">
            <text:p>0,43</text:p>
          </table:table-cell>
          <table:table-cell office:value-type="float" office:value="794245" calcext:value-type="float">
            <text:p>794245</text:p>
          </table:table-cell>
          <table:table-cell office:value-type="float" office:value="0.523934426229508" calcext:value-type="float">
            <text:p>0,52</text:p>
          </table:table-cell>
          <table:table-cell office:value-type="float" office:value="532543" calcext:value-type="float">
            <text:p>532543</text:p>
          </table:table-cell>
          <table:table-cell office:value-type="float" office:value="0.634941329856584" calcext:value-type="float">
            <text:p>0,63</text:p>
          </table:table-cell>
          <table:table-cell office:value-type="float" office:value="499377" calcext:value-type="float">
            <text:p>499377</text:p>
          </table:table-cell>
          <table:table-cell office:value-type="float" office:value="0.791450777202073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221" calcext:value-type="float">
            <text:p>221,00</text:p>
          </table:table-cell>
          <table:table-cell office:value-type="float" office:value="733248" calcext:value-type="float">
            <text:p>733248</text:p>
          </table:table-cell>
          <table:table-cell office:value-type="float" office:value="0.434087882822903" calcext:value-type="float">
            <text:p>0,43</text:p>
          </table:table-cell>
          <table:table-cell office:value-type="float" office:value="801503" calcext:value-type="float">
            <text:p>801503</text:p>
          </table:table-cell>
          <table:table-cell office:value-type="float" office:value="0.518396846254928" calcext:value-type="float">
            <text:p>0,52</text:p>
          </table:table-cell>
          <table:table-cell office:value-type="float" office:value="538192" calcext:value-type="float">
            <text:p>538192</text:p>
          </table:table-cell>
          <table:table-cell office:value-type="float" office:value="0.632467532467532" calcext:value-type="float">
            <text:p>0,63</text:p>
          </table:table-cell>
          <table:table-cell office:value-type="float" office:value="508307" calcext:value-type="float">
            <text:p>508307</text:p>
          </table:table-cell>
          <table:table-cell office:value-type="float" office:value="0.790012804097311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222" calcext:value-type="float">
            <text:p>222,00</text:p>
          </table:table-cell>
          <table:table-cell office:value-type="float" office:value="730559" calcext:value-type="float">
            <text:p>730559</text:p>
          </table:table-cell>
          <table:table-cell office:value-type="float" office:value="0.428095872170439" calcext:value-type="float">
            <text:p>0,43</text:p>
          </table:table-cell>
          <table:table-cell office:value-type="float" office:value="805049" calcext:value-type="float">
            <text:p>805049</text:p>
          </table:table-cell>
          <table:table-cell office:value-type="float" office:value="0.51925630810093" calcext:value-type="float">
            <text:p>0,52</text:p>
          </table:table-cell>
          <table:table-cell office:value-type="float" office:value="544991" calcext:value-type="float">
            <text:p>544991</text:p>
          </table:table-cell>
          <table:table-cell office:value-type="float" office:value="0.635402906208719" calcext:value-type="float">
            <text:p>0,64</text:p>
          </table:table-cell>
          <table:table-cell office:value-type="float" office:value="507465" calcext:value-type="float">
            <text:p>507465</text:p>
          </table:table-cell>
          <table:table-cell office:value-type="float" office:value="0.795657726692209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223" calcext:value-type="float">
            <text:p>223,00</text:p>
          </table:table-cell>
          <table:table-cell office:value-type="float" office:value="722244" calcext:value-type="float">
            <text:p>722244</text:p>
          </table:table-cell>
          <table:table-cell office:value-type="float" office:value="0.4299128101945" calcext:value-type="float">
            <text:p>0,43</text:p>
          </table:table-cell>
          <table:table-cell office:value-type="float" office:value="800907" calcext:value-type="float">
            <text:p>800907</text:p>
          </table:table-cell>
          <table:table-cell office:value-type="float" office:value="0.516490765171504" calcext:value-type="float">
            <text:p>0,52</text:p>
          </table:table-cell>
          <table:table-cell office:value-type="float" office:value="537666" calcext:value-type="float">
            <text:p>537666</text:p>
          </table:table-cell>
          <table:table-cell office:value-type="float" office:value="0.639896373056995" calcext:value-type="float">
            <text:p>0,64</text:p>
          </table:table-cell>
          <table:table-cell office:value-type="float" office:value="519079" calcext:value-type="float">
            <text:p>519079</text:p>
          </table:table-cell>
          <table:table-cell office:value-type="float" office:value="0.807594936708861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224" calcext:value-type="float">
            <text:p>224,00</text:p>
          </table:table-cell>
          <table:table-cell office:value-type="float" office:value="724406" calcext:value-type="float">
            <text:p>724406</text:p>
          </table:table-cell>
          <table:table-cell office:value-type="float" office:value="0.418060200668896" calcext:value-type="float">
            <text:p>0,42</text:p>
          </table:table-cell>
          <table:table-cell office:value-type="float" office:value="796338" calcext:value-type="float">
            <text:p>796338</text:p>
          </table:table-cell>
          <table:table-cell office:value-type="float" office:value="0.514098360655738" calcext:value-type="float">
            <text:p>0,51</text:p>
          </table:table-cell>
          <table:table-cell office:value-type="float" office:value="552970" calcext:value-type="float">
            <text:p>552970</text:p>
          </table:table-cell>
          <table:table-cell office:value-type="float" office:value="0.632258064516129" calcext:value-type="float">
            <text:p>0,63</text:p>
          </table:table-cell>
          <table:table-cell office:value-type="float" office:value="505817" calcext:value-type="float">
            <text:p>505817</text:p>
          </table:table-cell>
          <table:table-cell office:value-type="float" office:value="0.780804150453956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225" calcext:value-type="float">
            <text:p>225,00</text:p>
          </table:table-cell>
          <table:table-cell office:value-type="float" office:value="729154" calcext:value-type="float">
            <text:p>729154</text:p>
          </table:table-cell>
          <table:table-cell office:value-type="float" office:value="0.431241655540721" calcext:value-type="float">
            <text:p>0,43</text:p>
          </table:table-cell>
          <table:table-cell office:value-type="float" office:value="789209" calcext:value-type="float">
            <text:p>789209</text:p>
          </table:table-cell>
          <table:table-cell office:value-type="float" office:value="0.529334212261041" calcext:value-type="float">
            <text:p>0,53</text:p>
          </table:table-cell>
          <table:table-cell office:value-type="float" office:value="540537" calcext:value-type="float">
            <text:p>540537</text:p>
          </table:table-cell>
          <table:table-cell office:value-type="float" office:value="0.62992125984252" calcext:value-type="float">
            <text:p>0,63</text:p>
          </table:table-cell>
          <table:table-cell office:value-type="float" office:value="501019" calcext:value-type="float">
            <text:p>501019</text:p>
          </table:table-cell>
          <table:table-cell office:value-type="float" office:value="0.794041450777202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226" calcext:value-type="float">
            <text:p>226,00</text:p>
          </table:table-cell>
          <table:table-cell office:value-type="float" office:value="733703" calcext:value-type="float">
            <text:p>733703</text:p>
          </table:table-cell>
          <table:table-cell office:value-type="float" office:value="0.428857715430862" calcext:value-type="float">
            <text:p>0,43</text:p>
          </table:table-cell>
          <table:table-cell office:value-type="float" office:value="789196" calcext:value-type="float">
            <text:p>789196</text:p>
          </table:table-cell>
          <table:table-cell office:value-type="float" office:value="0.536890645586298" calcext:value-type="float">
            <text:p>0,54</text:p>
          </table:table-cell>
          <table:table-cell office:value-type="float" office:value="537533" calcext:value-type="float">
            <text:p>537533</text:p>
          </table:table-cell>
          <table:table-cell office:value-type="float" office:value="0.641025641025641" calcext:value-type="float">
            <text:p>0,64</text:p>
          </table:table-cell>
          <table:table-cell office:value-type="float" office:value="508945" calcext:value-type="float">
            <text:p>508945</text:p>
          </table:table-cell>
          <table:table-cell office:value-type="float" office:value="0.801290322580645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227" calcext:value-type="float">
            <text:p>227,00</text:p>
          </table:table-cell>
          <table:table-cell office:value-type="float" office:value="727694" calcext:value-type="float">
            <text:p>727694</text:p>
          </table:table-cell>
          <table:table-cell office:value-type="float" office:value="0.424648359008707" calcext:value-type="float">
            <text:p>0,42</text:p>
          </table:table-cell>
          <table:table-cell office:value-type="float" office:value="791968" calcext:value-type="float">
            <text:p>791968</text:p>
          </table:table-cell>
          <table:table-cell office:value-type="float" office:value="0.525099075297226" calcext:value-type="float">
            <text:p>0,53</text:p>
          </table:table-cell>
          <table:table-cell office:value-type="float" office:value="537009" calcext:value-type="float">
            <text:p>537009</text:p>
          </table:table-cell>
          <table:table-cell office:value-type="float" office:value="0.635064935064935" calcext:value-type="float">
            <text:p>0,64</text:p>
          </table:table-cell>
          <table:table-cell office:value-type="float" office:value="500946" calcext:value-type="float">
            <text:p>500946</text:p>
          </table:table-cell>
          <table:table-cell office:value-type="float" office:value="0.784338896020539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228" calcext:value-type="float">
            <text:p>228,00</text:p>
          </table:table-cell>
          <table:table-cell office:value-type="float" office:value="718752" calcext:value-type="float">
            <text:p>718752</text:p>
          </table:table-cell>
          <table:table-cell office:value-type="float" office:value="0.406813627254509" calcext:value-type="float">
            <text:p>0,41</text:p>
          </table:table-cell>
          <table:table-cell office:value-type="float" office:value="809064" calcext:value-type="float">
            <text:p>809064</text:p>
          </table:table-cell>
          <table:table-cell office:value-type="float" office:value="0.513725490196078" calcext:value-type="float">
            <text:p>0,51</text:p>
          </table:table-cell>
          <table:table-cell office:value-type="float" office:value="542351" calcext:value-type="float">
            <text:p>542351</text:p>
          </table:table-cell>
          <table:table-cell office:value-type="float" office:value="0.629677419354839" calcext:value-type="float">
            <text:p>0,63</text:p>
          </table:table-cell>
          <table:table-cell office:value-type="float" office:value="503393" calcext:value-type="float">
            <text:p>503393</text:p>
          </table:table-cell>
          <table:table-cell office:value-type="float" office:value="0.788535031847134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229" calcext:value-type="float">
            <text:p>229,00</text:p>
          </table:table-cell>
          <table:table-cell office:value-type="float" office:value="731291" calcext:value-type="float">
            <text:p>731291</text:p>
          </table:table-cell>
          <table:table-cell office:value-type="float" office:value="0.413468013468014" calcext:value-type="float">
            <text:p>0,41</text:p>
          </table:table-cell>
          <table:table-cell office:value-type="float" office:value="792963" calcext:value-type="float">
            <text:p>792963</text:p>
          </table:table-cell>
          <table:table-cell office:value-type="float" office:value="0.51487111698612" calcext:value-type="float">
            <text:p>0,51</text:p>
          </table:table-cell>
          <table:table-cell office:value-type="float" office:value="543786" calcext:value-type="float">
            <text:p>543786</text:p>
          </table:table-cell>
          <table:table-cell office:value-type="float" office:value="0.632467532467532" calcext:value-type="float">
            <text:p>0,63</text:p>
          </table:table-cell>
          <table:table-cell office:value-type="float" office:value="505443" calcext:value-type="float">
            <text:p>505443</text:p>
          </table:table-cell>
          <table:table-cell office:value-type="float" office:value="0.780927835051546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230" calcext:value-type="float">
            <text:p>230,00</text:p>
          </table:table-cell>
          <table:table-cell office:value-type="float" office:value="726647" calcext:value-type="float">
            <text:p>726647</text:p>
          </table:table-cell>
          <table:table-cell office:value-type="float" office:value="0.422177688710755" calcext:value-type="float">
            <text:p>0,42</text:p>
          </table:table-cell>
          <table:table-cell office:value-type="float" office:value="805562" calcext:value-type="float">
            <text:p>805562</text:p>
          </table:table-cell>
          <table:table-cell office:value-type="float" office:value="0.532194480946124" calcext:value-type="float">
            <text:p>0,53</text:p>
          </table:table-cell>
          <table:table-cell office:value-type="float" office:value="541523" calcext:value-type="float">
            <text:p>541523</text:p>
          </table:table-cell>
          <table:table-cell office:value-type="float" office:value="0.631372549019608" calcext:value-type="float">
            <text:p>0,63</text:p>
          </table:table-cell>
          <table:table-cell office:value-type="float" office:value="496278" calcext:value-type="float">
            <text:p>496278</text:p>
          </table:table-cell>
          <table:table-cell office:value-type="float" office:value="0.795134443021767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231" calcext:value-type="float">
            <text:p>231,00</text:p>
          </table:table-cell>
          <table:table-cell office:value-type="float" office:value="731474" calcext:value-type="float">
            <text:p>731474</text:p>
          </table:table-cell>
          <table:table-cell office:value-type="float" office:value="0.421588594704684" calcext:value-type="float">
            <text:p>0,42</text:p>
          </table:table-cell>
          <table:table-cell office:value-type="float" office:value="797150" calcext:value-type="float">
            <text:p>797150</text:p>
          </table:table-cell>
          <table:table-cell office:value-type="float" office:value="0.527401676337847" calcext:value-type="float">
            <text:p>0,53</text:p>
          </table:table-cell>
          <table:table-cell office:value-type="float" office:value="538428" calcext:value-type="float">
            <text:p>538428</text:p>
          </table:table-cell>
          <table:table-cell office:value-type="float" office:value="0.630065359477124" calcext:value-type="float">
            <text:p>0,63</text:p>
          </table:table-cell>
          <table:table-cell office:value-type="float" office:value="508202" calcext:value-type="float">
            <text:p>508202</text:p>
          </table:table-cell>
          <table:table-cell office:value-type="float" office:value="0.806201550387597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232" calcext:value-type="float">
            <text:p>232,00</text:p>
          </table:table-cell>
          <table:table-cell office:value-type="float" office:value="729734" calcext:value-type="float">
            <text:p>729734</text:p>
          </table:table-cell>
          <table:table-cell office:value-type="float" office:value="0.426174496644295" calcext:value-type="float">
            <text:p>0,43</text:p>
          </table:table-cell>
          <table:table-cell office:value-type="float" office:value="803836" calcext:value-type="float">
            <text:p>803836</text:p>
          </table:table-cell>
          <table:table-cell office:value-type="float" office:value="0.534391534391534" calcext:value-type="float">
            <text:p>0,53</text:p>
          </table:table-cell>
          <table:table-cell office:value-type="float" office:value="542670" calcext:value-type="float">
            <text:p>542670</text:p>
          </table:table-cell>
          <table:table-cell office:value-type="float" office:value="0.633893919793014" calcext:value-type="float">
            <text:p>0,63</text:p>
          </table:table-cell>
          <table:table-cell office:value-type="float" office:value="498185" calcext:value-type="float">
            <text:p>498185</text:p>
          </table:table-cell>
          <table:table-cell office:value-type="float" office:value="0.786821705426356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233" calcext:value-type="float">
            <text:p>233,00</text:p>
          </table:table-cell>
          <table:table-cell office:value-type="float" office:value="725862" calcext:value-type="float">
            <text:p>725862</text:p>
          </table:table-cell>
          <table:table-cell office:value-type="float" office:value="0.425716189207195" calcext:value-type="float">
            <text:p>0,43</text:p>
          </table:table-cell>
          <table:table-cell office:value-type="float" office:value="795876" calcext:value-type="float">
            <text:p>795876</text:p>
          </table:table-cell>
          <table:table-cell office:value-type="float" office:value="0.523209549071618" calcext:value-type="float">
            <text:p>0,52</text:p>
          </table:table-cell>
          <table:table-cell office:value-type="float" office:value="539031" calcext:value-type="float">
            <text:p>539031</text:p>
          </table:table-cell>
          <table:table-cell office:value-type="float" office:value="0.63102998696219" calcext:value-type="float">
            <text:p>0,63</text:p>
          </table:table-cell>
          <table:table-cell office:value-type="float" office:value="502989" calcext:value-type="float">
            <text:p>502989</text:p>
          </table:table-cell>
          <table:table-cell office:value-type="float" office:value="0.784516129032258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234" calcext:value-type="float">
            <text:p>234,00</text:p>
          </table:table-cell>
          <table:table-cell office:value-type="float" office:value="732876" calcext:value-type="float">
            <text:p>732876</text:p>
          </table:table-cell>
          <table:table-cell office:value-type="float" office:value="0.442828816920026" calcext:value-type="float">
            <text:p>0,44</text:p>
          </table:table-cell>
          <table:table-cell office:value-type="float" office:value="799945" calcext:value-type="float">
            <text:p>799945</text:p>
          </table:table-cell>
          <table:table-cell office:value-type="float" office:value="0.527579493835172" calcext:value-type="float">
            <text:p>0,53</text:p>
          </table:table-cell>
          <table:table-cell office:value-type="float" office:value="538158" calcext:value-type="float">
            <text:p>538158</text:p>
          </table:table-cell>
          <table:table-cell office:value-type="float" office:value="0.629533678756477" calcext:value-type="float">
            <text:p>0,63</text:p>
          </table:table-cell>
          <table:table-cell office:value-type="float" office:value="499300" calcext:value-type="float">
            <text:p>499300</text:p>
          </table:table-cell>
          <table:table-cell office:value-type="float" office:value="0.795657726692209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,00</text:p>
          </table:table-cell>
          <table:table-cell office:value-type="float" office:value="721281" calcext:value-type="float">
            <text:p>721281</text:p>
          </table:table-cell>
          <table:table-cell office:value-type="float" office:value="0.436375749500333" calcext:value-type="float">
            <text:p>0,44</text:p>
          </table:table-cell>
          <table:table-cell office:value-type="float" office:value="795525" calcext:value-type="float">
            <text:p>795525</text:p>
          </table:table-cell>
          <table:table-cell office:value-type="float" office:value="0.531596091205212" calcext:value-type="float">
            <text:p>0,53</text:p>
          </table:table-cell>
          <table:table-cell office:value-type="float" office:value="545980" calcext:value-type="float">
            <text:p>545980</text:p>
          </table:table-cell>
          <table:table-cell office:value-type="float" office:value="0.631853785900783" calcext:value-type="float">
            <text:p>0,63</text:p>
          </table:table-cell>
          <table:table-cell office:value-type="float" office:value="494924" calcext:value-type="float">
            <text:p>494924</text:p>
          </table:table-cell>
          <table:table-cell office:value-type="float" office:value="0.783887468030691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236" calcext:value-type="float">
            <text:p>236,00</text:p>
          </table:table-cell>
          <table:table-cell office:value-type="float" office:value="726629" calcext:value-type="float">
            <text:p>726629</text:p>
          </table:table-cell>
          <table:table-cell office:value-type="float" office:value="0.432378414390406" calcext:value-type="float">
            <text:p>0,43</text:p>
          </table:table-cell>
          <table:table-cell office:value-type="float" office:value="794688" calcext:value-type="float">
            <text:p>794688</text:p>
          </table:table-cell>
          <table:table-cell office:value-type="float" office:value="0.515748031496063" calcext:value-type="float">
            <text:p>0,52</text:p>
          </table:table-cell>
          <table:table-cell office:value-type="float" office:value="528691" calcext:value-type="float">
            <text:p>528691</text:p>
          </table:table-cell>
          <table:table-cell office:value-type="float" office:value="0.643524699599466" calcext:value-type="float">
            <text:p>0,64</text:p>
          </table:table-cell>
          <table:table-cell office:value-type="float" office:value="502435" calcext:value-type="float">
            <text:p>502435</text:p>
          </table:table-cell>
          <table:table-cell office:value-type="float" office:value="0.790155440414508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237" calcext:value-type="float">
            <text:p>237,00</text:p>
          </table:table-cell>
          <table:table-cell office:value-type="float" office:value="725337" calcext:value-type="float">
            <text:p>725337</text:p>
          </table:table-cell>
          <table:table-cell office:value-type="float" office:value="0.420947298198799" calcext:value-type="float">
            <text:p>0,42</text:p>
          </table:table-cell>
          <table:table-cell office:value-type="float" office:value="790524" calcext:value-type="float">
            <text:p>790524</text:p>
          </table:table-cell>
          <table:table-cell office:value-type="float" office:value="0.519710906701708" calcext:value-type="float">
            <text:p>0,52</text:p>
          </table:table-cell>
          <table:table-cell office:value-type="float" office:value="536498" calcext:value-type="float">
            <text:p>536498</text:p>
          </table:table-cell>
          <table:table-cell office:value-type="float" office:value="0.630208333333333" calcext:value-type="float">
            <text:p>0,63</text:p>
          </table:table-cell>
          <table:table-cell office:value-type="float" office:value="492421" calcext:value-type="float">
            <text:p>492421</text:p>
          </table:table-cell>
          <table:table-cell office:value-type="float" office:value="0.77319587628866" calcext:value-type="float">
            <text:p>0,77</text:p>
          </table:table-cell>
          <table:table-cell table:number-columns-repeated="1015"/>
        </table:table-row>
        <table:table-row table:style-name="ro2">
          <table:table-cell office:value-type="float" office:value="238" calcext:value-type="float">
            <text:p>238,00</text:p>
          </table:table-cell>
          <table:table-cell office:value-type="float" office:value="722648" calcext:value-type="float">
            <text:p>722648</text:p>
          </table:table-cell>
          <table:table-cell office:value-type="float" office:value="0.432934926958831" calcext:value-type="float">
            <text:p>0,43</text:p>
          </table:table-cell>
          <table:table-cell office:value-type="float" office:value="789089" calcext:value-type="float">
            <text:p>789089</text:p>
          </table:table-cell>
          <table:table-cell office:value-type="float" office:value="0.529180327868852" calcext:value-type="float">
            <text:p>0,53</text:p>
          </table:table-cell>
          <table:table-cell office:value-type="float" office:value="535183" calcext:value-type="float">
            <text:p>535183</text:p>
          </table:table-cell>
          <table:table-cell office:value-type="float" office:value="0.62402088772846" calcext:value-type="float">
            <text:p>0,62</text:p>
          </table:table-cell>
          <table:table-cell office:value-type="float" office:value="506380" calcext:value-type="float">
            <text:p>506380</text:p>
          </table:table-cell>
          <table:table-cell office:value-type="float" office:value="0.786632390745501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239" calcext:value-type="float">
            <text:p>239,00</text:p>
          </table:table-cell>
          <table:table-cell office:value-type="float" office:value="728465" calcext:value-type="float">
            <text:p>728465</text:p>
          </table:table-cell>
          <table:table-cell office:value-type="float" office:value="0.436290860573716" calcext:value-type="float">
            <text:p>0,44</text:p>
          </table:table-cell>
          <table:table-cell office:value-type="float" office:value="799944" calcext:value-type="float">
            <text:p>799944</text:p>
          </table:table-cell>
          <table:table-cell office:value-type="float" office:value="0.525114155251142" calcext:value-type="float">
            <text:p>0,53</text:p>
          </table:table-cell>
          <table:table-cell office:value-type="float" office:value="541709" calcext:value-type="float">
            <text:p>541709</text:p>
          </table:table-cell>
          <table:table-cell office:value-type="float" office:value="0.622395833333333" calcext:value-type="float">
            <text:p>0,62</text:p>
          </table:table-cell>
          <table:table-cell office:value-type="float" office:value="500704" calcext:value-type="float">
            <text:p>500704</text:p>
          </table:table-cell>
          <table:table-cell office:value-type="float" office:value="0.799485861182519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240" calcext:value-type="float">
            <text:p>240,00</text:p>
          </table:table-cell>
          <table:table-cell office:value-type="float" office:value="727319" calcext:value-type="float">
            <text:p>727319</text:p>
          </table:table-cell>
          <table:table-cell office:value-type="float" office:value="0.431398416886544" calcext:value-type="float">
            <text:p>0,43</text:p>
          </table:table-cell>
          <table:table-cell office:value-type="float" office:value="799540" calcext:value-type="float">
            <text:p>799540</text:p>
          </table:table-cell>
          <table:table-cell office:value-type="float" office:value="0.532013201320132" calcext:value-type="float">
            <text:p>0,53</text:p>
          </table:table-cell>
          <table:table-cell office:value-type="float" office:value="539661" calcext:value-type="float">
            <text:p>539661</text:p>
          </table:table-cell>
          <table:table-cell office:value-type="float" office:value="0.628387096774193" calcext:value-type="float">
            <text:p>0,63</text:p>
          </table:table-cell>
          <table:table-cell office:value-type="float" office:value="505908" calcext:value-type="float">
            <text:p>505908</text:p>
          </table:table-cell>
          <table:table-cell office:value-type="float" office:value="0.813384813384813" calcext:value-type="float">
            <text:p>0,81</text:p>
          </table:table-cell>
          <table:table-cell table:number-columns-repeated="1015"/>
        </table:table-row>
        <table:table-row table:style-name="ro2">
          <table:table-cell/>
          <table:table-cell table:formula="of:=SUM([.B2:.B242])/COUNT([.B2:.B242])" office:value-type="float" office:value="732003.024896266" calcext:value-type="float">
            <text:p>732003</text:p>
          </table:table-cell>
          <table:table-cell table:style-name="ce2" table:formula="of:=SUM([.C2:.C242])/COUNT([.C2:.C242])*100" office:value-type="float" office:value="43.3684382246116" calcext:value-type="float">
            <text:p>43</text:p>
          </table:table-cell>
          <table:table-cell table:formula="of:=SUM([.D2:.D242])/COUNT([.D2:.D242])" office:value-type="float" office:value="810004.639004149" calcext:value-type="float">
            <text:p>810005</text:p>
          </table:table-cell>
          <table:table-cell table:style-name="ce2" table:formula="of:=SUM([.E2:.E242])/COUNT([.E2:.E242])*100" office:value-type="float" office:value="52.888919272109" calcext:value-type="float">
            <text:p>53</text:p>
          </table:table-cell>
          <table:table-cell table:formula="of:=SUM([.F2:.F242])/COUNT([.F2:.F242])" office:value-type="float" office:value="546327.713692946" calcext:value-type="float">
            <text:p>546328</text:p>
          </table:table-cell>
          <table:table-cell table:style-name="ce2" table:formula="of:=SUM([.G2:.G242])/COUNT([.G2:.G242])*100" office:value-type="float" office:value="64.0605303113219" calcext:value-type="float">
            <text:p>64</text:p>
          </table:table-cell>
          <table:table-cell table:formula="of:=SUM([.H2:.H242])/COUNT([.H2:.H242])" office:value-type="float" office:value="506702.605809129" calcext:value-type="float">
            <text:p>506703</text:p>
          </table:table-cell>
          <table:table-cell table:style-name="ce2" table:formula="of:=SUM([.I2:.I242])/COUNT([.I2:.I242])*100" office:value-type="float" office:value="80.1356461383993" calcext:value-type="float">
            <text:p>80</text:p>
          </table:table-cell>
          <table:table-cell table:number-columns-repeated="1015"/>
        </table:table-row>
        <table:table-row table:style-name="ro2" table:number-rows-repeated="10483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FK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<text:s/>MpsStaHi</text:p>
          </table:table-cell>
          <table:table-cell office:value-type="string" calcext:value-type="string">
            <text:p><text:s/>SystemCpuStaHi</text:p>
          </table:table-cell>
          <table:table-cell office:value-type="string" calcext:value-type="string">
            <text:p><text:s/>MpsDynHi</text:p>
          </table:table-cell>
          <table:table-cell office:value-type="string" calcext:value-type="string">
            <text:p><text:s/>SystemCpuDynHi</text:p>
          </table:table-cell>
          <table:table-cell office:value-type="string" calcext:value-type="string">
            <text:p><text:s/>MpsStaLo</text:p>
          </table:table-cell>
          <table:table-cell office:value-type="string" calcext:value-type="string">
            <text:p><text:s/>SystemCpuStaLo</text:p>
          </table:table-cell>
          <table:table-cell office:value-type="string" calcext:value-type="string">
            <text:p><text:s/>MpsDynLo</text:p>
          </table:table-cell>
          <table:table-cell office:value-type="string" calcext:value-type="string">
            <text:p><text:s/>SystemCpuDynLo</text:p>
          </table:table-cell>
          <table:table-cell table:number-columns-repeated="1015"/>
        </table:table-row>
        <table:table-row table:style-name="ro2">
          <table:table-cell table:number-columns-repeated="2" office:value-type="float" office:value="0" calcext:value-type="float">
            <text:p>0,00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,00</text:p>
          </table:table-cell>
          <table:table-cell office:value-type="float" office:value="0.172169337550782" calcext:value-type="float">
            <text:p>0,17</text:p>
          </table:table-cell>
          <table:table-cell office:value-type="float" office:value="0" calcext:value-type="float">
            <text:p>0,00</text:p>
          </table:table-cell>
          <table:table-cell office:value-type="float" office:value="0.0782868551438771" calcext:value-type="float">
            <text:p>0,08</text:p>
          </table:table-cell>
          <table:table-cell office:value-type="float" office:value="0" calcext:value-type="float">
            <text:p>0,00</text:p>
          </table:table-cell>
          <table:table-cell office:value-type="float" office:value="0.0813633205091267" calcext:value-type="float">
            <text:p>0,08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,00</text:p>
          </table:table-cell>
          <table:table-cell office:value-type="float" office:value="16505" calcext:value-type="float">
            <text:p>16505,00</text:p>
          </table:table-cell>
          <table:table-cell office:value-type="float" office:value="0.594129123985285" calcext:value-type="float">
            <text:p>0,59</text:p>
          </table:table-cell>
          <table:table-cell office:value-type="float" office:value="6004" calcext:value-type="float">
            <text:p>6004,00</text:p>
          </table:table-cell>
          <table:table-cell office:value-type="float" office:value="0.554041780199818" calcext:value-type="float">
            <text:p>0,55</text:p>
          </table:table-cell>
          <table:table-cell office:value-type="float" office:value="2932" calcext:value-type="float">
            <text:p>2932,00</text:p>
          </table:table-cell>
          <table:table-cell office:value-type="float" office:value="0.962686567164179" calcext:value-type="float">
            <text:p>0,96</text:p>
          </table:table-cell>
          <table:table-cell office:value-type="float" office:value="2324" calcext:value-type="float">
            <text:p>2324,00</text:p>
          </table:table-cell>
          <table:table-cell office:value-type="float" office:value="0.973058637083994" calcext:value-type="float">
            <text:p>0,97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,00</text:p>
          </table:table-cell>
          <table:table-cell office:value-type="float" office:value="81528" calcext:value-type="float">
            <text:p>81528,00</text:p>
          </table:table-cell>
          <table:table-cell office:value-type="float" office:value="0.457538726767237" calcext:value-type="float">
            <text:p>0,46</text:p>
          </table:table-cell>
          <table:table-cell office:value-type="float" office:value="69970" calcext:value-type="float">
            <text:p>69970,00</text:p>
          </table:table-cell>
          <table:table-cell office:value-type="float" office:value="0.496998799519808" calcext:value-type="float">
            <text:p>0,50</text:p>
          </table:table-cell>
          <table:table-cell office:value-type="float" office:value="6339" calcext:value-type="float">
            <text:p>6339,00</text:p>
          </table:table-cell>
          <table:table-cell office:value-type="float" office:value="0.957393483709273" calcext:value-type="float">
            <text:p>0,96</text:p>
          </table:table-cell>
          <table:table-cell office:value-type="float" office:value="4975" calcext:value-type="float">
            <text:p>4975,00</text:p>
          </table:table-cell>
          <table:table-cell office:value-type="float" office:value="0.995192307692308" calcext:value-type="float">
            <text:p>1,00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,00</text:p>
          </table:table-cell>
          <table:table-cell office:value-type="float" office:value="69633" calcext:value-type="float">
            <text:p>69633,00</text:p>
          </table:table-cell>
          <table:table-cell office:value-type="float" office:value="0.362546592189031" calcext:value-type="float">
            <text:p>0,36</text:p>
          </table:table-cell>
          <table:table-cell office:value-type="float" office:value="97061" calcext:value-type="float">
            <text:p>97061,00</text:p>
          </table:table-cell>
          <table:table-cell office:value-type="float" office:value="0.419753086419753" calcext:value-type="float">
            <text:p>0,42</text:p>
          </table:table-cell>
          <table:table-cell office:value-type="float" office:value="43307" calcext:value-type="float">
            <text:p>43307,00</text:p>
          </table:table-cell>
          <table:table-cell office:value-type="float" office:value="0.8" calcext:value-type="float">
            <text:p>0,80</text:p>
          </table:table-cell>
          <table:table-cell office:value-type="float" office:value="31557" calcext:value-type="float">
            <text:p>31557,00</text:p>
          </table:table-cell>
          <table:table-cell office:value-type="float" office:value="0.85286783042394" calcext:value-type="float">
            <text:p>0,85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,00</text:p>
          </table:table-cell>
          <table:table-cell office:value-type="float" office:value="94478" calcext:value-type="float">
            <text:p>94478,00</text:p>
          </table:table-cell>
          <table:table-cell office:value-type="float" office:value="0.438026288380931" calcext:value-type="float">
            <text:p>0,44</text:p>
          </table:table-cell>
          <table:table-cell office:value-type="float" office:value="93436" calcext:value-type="float">
            <text:p>93436,00</text:p>
          </table:table-cell>
          <table:table-cell office:value-type="float" office:value="0.414091470951792" calcext:value-type="float">
            <text:p>0,41</text:p>
          </table:table-cell>
          <table:table-cell office:value-type="float" office:value="53112" calcext:value-type="float">
            <text:p>53112,00</text:p>
          </table:table-cell>
          <table:table-cell office:value-type="float" office:value="0.708860759493671" calcext:value-type="float">
            <text:p>0,71</text:p>
          </table:table-cell>
          <table:table-cell office:value-type="float" office:value="52837" calcext:value-type="float">
            <text:p>52837,00</text:p>
          </table:table-cell>
          <table:table-cell office:value-type="float" office:value="0.771144278606965" calcext:value-type="float">
            <text:p>0,77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,00</text:p>
          </table:table-cell>
          <table:table-cell office:value-type="float" office:value="110457" calcext:value-type="float">
            <text:p>110457,00</text:p>
          </table:table-cell>
          <table:table-cell office:value-type="float" office:value="0.434120464084077" calcext:value-type="float">
            <text:p>0,43</text:p>
          </table:table-cell>
          <table:table-cell office:value-type="float" office:value="102423" calcext:value-type="float">
            <text:p>102423,00</text:p>
          </table:table-cell>
          <table:table-cell office:value-type="float" office:value="0.391304347826087" calcext:value-type="float">
            <text:p>0,39</text:p>
          </table:table-cell>
          <table:table-cell office:value-type="float" office:value="57754" calcext:value-type="float">
            <text:p>57754,00</text:p>
          </table:table-cell>
          <table:table-cell office:value-type="float" office:value="0.71356783919598" calcext:value-type="float">
            <text:p>0,71</text:p>
          </table:table-cell>
          <table:table-cell office:value-type="float" office:value="52069" calcext:value-type="float">
            <text:p>52069,00</text:p>
          </table:table-cell>
          <table:table-cell office:value-type="float" office:value="0.763819095477387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,00</text:p>
          </table:table-cell>
          <table:table-cell office:value-type="float" office:value="105584" calcext:value-type="float">
            <text:p>105584,00</text:p>
          </table:table-cell>
          <table:table-cell office:value-type="float" office:value="0.443878094900886" calcext:value-type="float">
            <text:p>0,44</text:p>
          </table:table-cell>
          <table:table-cell office:value-type="float" office:value="98035" calcext:value-type="float">
            <text:p>98035,00</text:p>
          </table:table-cell>
          <table:table-cell office:value-type="float" office:value="0.393524283935243" calcext:value-type="float">
            <text:p>0,39</text:p>
          </table:table-cell>
          <table:table-cell office:value-type="float" office:value="55848" calcext:value-type="float">
            <text:p>55848,00</text:p>
          </table:table-cell>
          <table:table-cell office:value-type="float" office:value="0.679487179487179" calcext:value-type="float">
            <text:p>0,68</text:p>
          </table:table-cell>
          <table:table-cell office:value-type="float" office:value="52832" calcext:value-type="float">
            <text:p>52832,00</text:p>
          </table:table-cell>
          <table:table-cell office:value-type="float" office:value="0.756892230576441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7" calcext:value-type="float">
            <text:p>7,00</text:p>
          </table:table-cell>
          <table:table-cell office:value-type="float" office:value="105111" calcext:value-type="float">
            <text:p>105111,00</text:p>
          </table:table-cell>
          <table:table-cell office:value-type="float" office:value="0.436074972181055" calcext:value-type="float">
            <text:p>0,44</text:p>
          </table:table-cell>
          <table:table-cell office:value-type="float" office:value="89742" calcext:value-type="float">
            <text:p>89742,00</text:p>
          </table:table-cell>
          <table:table-cell office:value-type="float" office:value="0.430332922318126" calcext:value-type="float">
            <text:p>0,43</text:p>
          </table:table-cell>
          <table:table-cell office:value-type="float" office:value="55149" calcext:value-type="float">
            <text:p>55149,00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52149" calcext:value-type="float">
            <text:p>52149,00</text:p>
          </table:table-cell>
          <table:table-cell office:value-type="float" office:value="0.812345679012346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8" calcext:value-type="float">
            <text:p>8,00</text:p>
          </table:table-cell>
          <table:table-cell office:value-type="float" office:value="109909" calcext:value-type="float">
            <text:p>109909,00</text:p>
          </table:table-cell>
          <table:table-cell office:value-type="float" office:value="0.402899521415419" calcext:value-type="float">
            <text:p>0,40</text:p>
          </table:table-cell>
          <table:table-cell office:value-type="float" office:value="103744" calcext:value-type="float">
            <text:p>103744,00</text:p>
          </table:table-cell>
          <table:table-cell office:value-type="float" office:value="0.395348837209302" calcext:value-type="float">
            <text:p>0,40</text:p>
          </table:table-cell>
          <table:table-cell office:value-type="float" office:value="59593" calcext:value-type="float">
            <text:p>59593,00</text:p>
          </table:table-cell>
          <table:table-cell office:value-type="float" office:value="0.796482412060301" calcext:value-type="float">
            <text:p>0,80</text:p>
          </table:table-cell>
          <table:table-cell office:value-type="float" office:value="54369" calcext:value-type="float">
            <text:p>54369,00</text:p>
          </table:table-cell>
          <table:table-cell office:value-type="float" office:value="0.74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9" calcext:value-type="float">
            <text:p>9,00</text:p>
          </table:table-cell>
          <table:table-cell office:value-type="float" office:value="111056" calcext:value-type="float">
            <text:p>111056,00</text:p>
          </table:table-cell>
          <table:table-cell office:value-type="float" office:value="0.463392113730507" calcext:value-type="float">
            <text:p>0,46</text:p>
          </table:table-cell>
          <table:table-cell office:value-type="float" office:value="103183" calcext:value-type="float">
            <text:p>103183,00</text:p>
          </table:table-cell>
          <table:table-cell office:value-type="float" office:value="0.380835380835381" calcext:value-type="float">
            <text:p>0,38</text:p>
          </table:table-cell>
          <table:table-cell office:value-type="float" office:value="53332" calcext:value-type="float">
            <text:p>53332,00</text:p>
          </table:table-cell>
          <table:table-cell office:value-type="float" office:value="0.747474747474748" calcext:value-type="float">
            <text:p>0,75</text:p>
          </table:table-cell>
          <table:table-cell office:value-type="float" office:value="58103" calcext:value-type="float">
            <text:p>58103,00</text:p>
          </table:table-cell>
          <table:table-cell office:value-type="float" office:value="0.777777777777778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0" calcext:value-type="float">
            <text:p>10,00</text:p>
          </table:table-cell>
          <table:table-cell office:value-type="float" office:value="113105" calcext:value-type="float">
            <text:p>113105,00</text:p>
          </table:table-cell>
          <table:table-cell office:value-type="float" office:value="0.404854313450023" calcext:value-type="float">
            <text:p>0,40</text:p>
          </table:table-cell>
          <table:table-cell office:value-type="float" office:value="86023" calcext:value-type="float">
            <text:p>86023,00</text:p>
          </table:table-cell>
          <table:table-cell office:value-type="float" office:value="0.43403205918619" calcext:value-type="float">
            <text:p>0,43</text:p>
          </table:table-cell>
          <table:table-cell office:value-type="float" office:value="53150" calcext:value-type="float">
            <text:p>53150,00</text:p>
          </table:table-cell>
          <table:table-cell office:value-type="float" office:value="0.651282051282051" calcext:value-type="float">
            <text:p>0,65</text:p>
          </table:table-cell>
          <table:table-cell office:value-type="float" office:value="68873" calcext:value-type="float">
            <text:p>68873,00</text:p>
          </table:table-cell>
          <table:table-cell office:value-type="float" office:value="0.763681592039801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1" calcext:value-type="float">
            <text:p>11,00</text:p>
          </table:table-cell>
          <table:table-cell office:value-type="float" office:value="109646" calcext:value-type="float">
            <text:p>109646,00</text:p>
          </table:table-cell>
          <table:table-cell office:value-type="float" office:value="0.377547915212223" calcext:value-type="float">
            <text:p>0,38</text:p>
          </table:table-cell>
          <table:table-cell office:value-type="float" office:value="91156" calcext:value-type="float">
            <text:p>91156,00</text:p>
          </table:table-cell>
          <table:table-cell office:value-type="float" office:value="0.388888888888889" calcext:value-type="float">
            <text:p>0,39</text:p>
          </table:table-cell>
          <table:table-cell office:value-type="float" office:value="52626" calcext:value-type="float">
            <text:p>52626,00</text:p>
          </table:table-cell>
          <table:table-cell office:value-type="float" office:value="0.655" calcext:value-type="float">
            <text:p>0,66</text:p>
          </table:table-cell>
          <table:table-cell office:value-type="float" office:value="50710" calcext:value-type="float">
            <text:p>50710,00</text:p>
          </table:table-cell>
          <table:table-cell office:value-type="float" office:value="0.859605911330049" calcext:value-type="float">
            <text:p>0,86</text:p>
          </table:table-cell>
          <table:table-cell table:number-columns-repeated="1015"/>
        </table:table-row>
        <table:table-row table:style-name="ro2">
          <table:table-cell office:value-type="float" office:value="12" calcext:value-type="float">
            <text:p>12,00</text:p>
          </table:table-cell>
          <table:table-cell office:value-type="float" office:value="109756" calcext:value-type="float">
            <text:p>109756,00</text:p>
          </table:table-cell>
          <table:table-cell office:value-type="float" office:value="0.393129866325537" calcext:value-type="float">
            <text:p>0,39</text:p>
          </table:table-cell>
          <table:table-cell office:value-type="float" office:value="104110" calcext:value-type="float">
            <text:p>104110,00</text:p>
          </table:table-cell>
          <table:table-cell office:value-type="float" office:value="0.395320197044335" calcext:value-type="float">
            <text:p>0,40</text:p>
          </table:table-cell>
          <table:table-cell office:value-type="float" office:value="53549" calcext:value-type="float">
            <text:p>53549,00</text:p>
          </table:table-cell>
          <table:table-cell office:value-type="float" office:value="0.80352644836272" calcext:value-type="float">
            <text:p>0,80</text:p>
          </table:table-cell>
          <table:table-cell office:value-type="float" office:value="57282" calcext:value-type="float">
            <text:p>57282,00</text:p>
          </table:table-cell>
          <table:table-cell office:value-type="float" office:value="0.809405940594059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13" calcext:value-type="float">
            <text:p>13,00</text:p>
          </table:table-cell>
          <table:table-cell office:value-type="float" office:value="107184" calcext:value-type="float">
            <text:p>107184,00</text:p>
          </table:table-cell>
          <table:table-cell office:value-type="float" office:value="0.448349527682961" calcext:value-type="float">
            <text:p>0,45</text:p>
          </table:table-cell>
          <table:table-cell office:value-type="float" office:value="100296" calcext:value-type="float">
            <text:p>100296,00</text:p>
          </table:table-cell>
          <table:table-cell office:value-type="float" office:value="0.388409371146732" calcext:value-type="float">
            <text:p>0,39</text:p>
          </table:table-cell>
          <table:table-cell office:value-type="float" office:value="52910" calcext:value-type="float">
            <text:p>52910,00</text:p>
          </table:table-cell>
          <table:table-cell office:value-type="float" office:value="0.6625" calcext:value-type="float">
            <text:p>0,66</text:p>
          </table:table-cell>
          <table:table-cell office:value-type="float" office:value="53894" calcext:value-type="float">
            <text:p>53894,00</text:p>
          </table:table-cell>
          <table:table-cell office:value-type="float" office:value="0.754299754299754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4" calcext:value-type="float">
            <text:p>14,00</text:p>
          </table:table-cell>
          <table:table-cell office:value-type="float" office:value="99977" calcext:value-type="float">
            <text:p>99977,00</text:p>
          </table:table-cell>
          <table:table-cell office:value-type="float" office:value="0.584348992194249" calcext:value-type="float">
            <text:p>0,58</text:p>
          </table:table-cell>
          <table:table-cell office:value-type="float" office:value="103371" calcext:value-type="float">
            <text:p>103371,00</text:p>
          </table:table-cell>
          <table:table-cell office:value-type="float" office:value="0.385943279901356" calcext:value-type="float">
            <text:p>0,39</text:p>
          </table:table-cell>
          <table:table-cell office:value-type="float" office:value="53175" calcext:value-type="float">
            <text:p>53175,00</text:p>
          </table:table-cell>
          <table:table-cell office:value-type="float" office:value="0.711055276381909" calcext:value-type="float">
            <text:p>0,71</text:p>
          </table:table-cell>
          <table:table-cell office:value-type="float" office:value="58302" calcext:value-type="float">
            <text:p>58302,00</text:p>
          </table:table-cell>
          <table:table-cell office:value-type="float" office:value="0.758024691358025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5" calcext:value-type="float">
            <text:p>15,00</text:p>
          </table:table-cell>
          <table:table-cell office:value-type="float" office:value="107952" calcext:value-type="float">
            <text:p>107952,00</text:p>
          </table:table-cell>
          <table:table-cell office:value-type="float" office:value="0.46144137544913" calcext:value-type="float">
            <text:p>0,46</text:p>
          </table:table-cell>
          <table:table-cell office:value-type="float" office:value="103161" calcext:value-type="float">
            <text:p>103161,00</text:p>
          </table:table-cell>
          <table:table-cell office:value-type="float" office:value="0.485889570552147" calcext:value-type="float">
            <text:p>0,49</text:p>
          </table:table-cell>
          <table:table-cell office:value-type="float" office:value="63382" calcext:value-type="float">
            <text:p>63382,00</text:p>
          </table:table-cell>
          <table:table-cell office:value-type="float" office:value="0.694656488549618" calcext:value-type="float">
            <text:p>0,69</text:p>
          </table:table-cell>
          <table:table-cell office:value-type="float" office:value="52977" calcext:value-type="float">
            <text:p>52977,00</text:p>
          </table:table-cell>
          <table:table-cell office:value-type="float" office:value="0.751824817518248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6" calcext:value-type="float">
            <text:p>16,00</text:p>
          </table:table-cell>
          <table:table-cell office:value-type="float" office:value="102145" calcext:value-type="float">
            <text:p>102145,00</text:p>
          </table:table-cell>
          <table:table-cell office:value-type="float" office:value="0.439975814569843" calcext:value-type="float">
            <text:p>0,44</text:p>
          </table:table-cell>
          <table:table-cell office:value-type="float" office:value="104291" calcext:value-type="float">
            <text:p>104291,00</text:p>
          </table:table-cell>
          <table:table-cell office:value-type="float" office:value="0.414091470951792" calcext:value-type="float">
            <text:p>0,41</text:p>
          </table:table-cell>
          <table:table-cell office:value-type="float" office:value="61699" calcext:value-type="float">
            <text:p>61699,00</text:p>
          </table:table-cell>
          <table:table-cell office:value-type="float" office:value="0.72264631043257" calcext:value-type="float">
            <text:p>0,72</text:p>
          </table:table-cell>
          <table:table-cell office:value-type="float" office:value="57050" calcext:value-type="float">
            <text:p>57050,00</text:p>
          </table:table-cell>
          <table:table-cell office:value-type="float" office:value="0.772616136919315" calcext:value-type="float">
            <text:p>0,77</text:p>
          </table:table-cell>
          <table:table-cell table:number-columns-repeated="1015"/>
        </table:table-row>
        <table:table-row table:style-name="ro2">
          <table:table-cell office:value-type="float" office:value="17" calcext:value-type="float">
            <text:p>17,00</text:p>
          </table:table-cell>
          <table:table-cell office:value-type="float" office:value="109576" calcext:value-type="float">
            <text:p>109576,00</text:p>
          </table:table-cell>
          <table:table-cell office:value-type="float" office:value="0.397633855550068" calcext:value-type="float">
            <text:p>0,40</text:p>
          </table:table-cell>
          <table:table-cell office:value-type="float" office:value="102666" calcext:value-type="float">
            <text:p>102666,00</text:p>
          </table:table-cell>
          <table:table-cell office:value-type="float" office:value="0.380716934487021" calcext:value-type="float">
            <text:p>0,38</text:p>
          </table:table-cell>
          <table:table-cell office:value-type="float" office:value="58977" calcext:value-type="float">
            <text:p>58977,00</text:p>
          </table:table-cell>
          <table:table-cell office:value-type="float" office:value="0.719128329297821" calcext:value-type="float">
            <text:p>0,72</text:p>
          </table:table-cell>
          <table:table-cell office:value-type="float" office:value="52076" calcext:value-type="float">
            <text:p>52076,00</text:p>
          </table:table-cell>
          <table:table-cell office:value-type="float" office:value="0.74314214463840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8" calcext:value-type="float">
            <text:p>18,00</text:p>
          </table:table-cell>
          <table:table-cell office:value-type="float" office:value="110828" calcext:value-type="float">
            <text:p>110828,00</text:p>
          </table:table-cell>
          <table:table-cell office:value-type="float" office:value="0.383405355750446" calcext:value-type="float">
            <text:p>0,38</text:p>
          </table:table-cell>
          <table:table-cell office:value-type="float" office:value="103592" calcext:value-type="float">
            <text:p>103592,00</text:p>
          </table:table-cell>
          <table:table-cell office:value-type="float" office:value="0.379480840543881" calcext:value-type="float">
            <text:p>0,38</text:p>
          </table:table-cell>
          <table:table-cell office:value-type="float" office:value="49021" calcext:value-type="float">
            <text:p>49021,00</text:p>
          </table:table-cell>
          <table:table-cell office:value-type="float" office:value="0.612005856515373" calcext:value-type="float">
            <text:p>0,61</text:p>
          </table:table-cell>
          <table:table-cell office:value-type="float" office:value="48020" calcext:value-type="float">
            <text:p>48020,00</text:p>
          </table:table-cell>
          <table:table-cell office:value-type="float" office:value="0.726600985221675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19" calcext:value-type="float">
            <text:p>19,00</text:p>
          </table:table-cell>
          <table:table-cell office:value-type="float" office:value="107526" calcext:value-type="float">
            <text:p>107526,00</text:p>
          </table:table-cell>
          <table:table-cell office:value-type="float" office:value="0.414593054314875" calcext:value-type="float">
            <text:p>0,41</text:p>
          </table:table-cell>
          <table:table-cell office:value-type="float" office:value="102598" calcext:value-type="float">
            <text:p>102598,00</text:p>
          </table:table-cell>
          <table:table-cell office:value-type="float" office:value="0.399258343634116" calcext:value-type="float">
            <text:p>0,40</text:p>
          </table:table-cell>
          <table:table-cell office:value-type="float" office:value="52457" calcext:value-type="float">
            <text:p>52457,00</text:p>
          </table:table-cell>
          <table:table-cell office:value-type="float" office:value="0.827848101265823" calcext:value-type="float">
            <text:p>0,83</text:p>
          </table:table-cell>
          <table:table-cell office:value-type="float" office:value="46733" calcext:value-type="float">
            <text:p>46733,00</text:p>
          </table:table-cell>
          <table:table-cell office:value-type="float" office:value="0.934466019417476" calcext:value-type="float">
            <text:p>0,93</text:p>
          </table:table-cell>
          <table:table-cell table:number-columns-repeated="1015"/>
        </table:table-row>
        <table:table-row table:style-name="ro2">
          <table:table-cell office:value-type="float" office:value="20" calcext:value-type="float">
            <text:p>20,00</text:p>
          </table:table-cell>
          <table:table-cell office:value-type="float" office:value="28553" calcext:value-type="float">
            <text:p>28553,00</text:p>
          </table:table-cell>
          <table:table-cell office:value-type="float" office:value="0.288712008757508" calcext:value-type="float">
            <text:p>0,29</text:p>
          </table:table-cell>
          <table:table-cell office:value-type="float" office:value="103085" calcext:value-type="float">
            <text:p>103085,00</text:p>
          </table:table-cell>
          <table:table-cell office:value-type="float" office:value="0.385276073619632" calcext:value-type="float">
            <text:p>0,39</text:p>
          </table:table-cell>
          <table:table-cell office:value-type="float" office:value="52781" calcext:value-type="float">
            <text:p>52781,00</text:p>
          </table:table-cell>
          <table:table-cell office:value-type="float" office:value="0.65558912386707" calcext:value-type="float">
            <text:p>0,66</text:p>
          </table:table-cell>
          <table:table-cell office:value-type="float" office:value="68441" calcext:value-type="float">
            <text:p>68441,00</text:p>
          </table:table-cell>
          <table:table-cell office:value-type="float" office:value="0.758104738154613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21" calcext:value-type="float">
            <text:p>21,00</text:p>
          </table:table-cell>
          <table:table-cell office:value-type="float" office:value="99450" calcext:value-type="float">
            <text:p>99450,00</text:p>
          </table:table-cell>
          <table:table-cell office:value-type="float" office:value="0.413230364711256" calcext:value-type="float">
            <text:p>0,41</text:p>
          </table:table-cell>
          <table:table-cell office:value-type="float" office:value="104412" calcext:value-type="float">
            <text:p>104412,00</text:p>
          </table:table-cell>
          <table:table-cell office:value-type="float" office:value="0.404907975460123" calcext:value-type="float">
            <text:p>0,40</text:p>
          </table:table-cell>
          <table:table-cell office:value-type="float" office:value="65779" calcext:value-type="float">
            <text:p>65779,00</text:p>
          </table:table-cell>
          <table:table-cell office:value-type="float" office:value="0.901515151515152" calcext:value-type="float">
            <text:p>0,90</text:p>
          </table:table-cell>
          <table:table-cell office:value-type="float" office:value="58262" calcext:value-type="float">
            <text:p>58262,00</text:p>
          </table:table-cell>
          <table:table-cell office:value-type="float" office:value="0.794554455445545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22" calcext:value-type="float">
            <text:p>22,00</text:p>
          </table:table-cell>
          <table:table-cell office:value-type="float" office:value="101114" calcext:value-type="float">
            <text:p>101114,00</text:p>
          </table:table-cell>
          <table:table-cell office:value-type="float" office:value="0.403483345069245" calcext:value-type="float">
            <text:p>0,40</text:p>
          </table:table-cell>
          <table:table-cell office:value-type="float" office:value="103186" calcext:value-type="float">
            <text:p>103186,00</text:p>
          </table:table-cell>
          <table:table-cell office:value-type="float" office:value="0.374536464771323" calcext:value-type="float">
            <text:p>0,37</text:p>
          </table:table-cell>
          <table:table-cell office:value-type="float" office:value="50458" calcext:value-type="float">
            <text:p>50458,00</text:p>
          </table:table-cell>
          <table:table-cell office:value-type="float" office:value="0.517307692307692" calcext:value-type="float">
            <text:p>0,52</text:p>
          </table:table-cell>
          <table:table-cell office:value-type="float" office:value="61834" calcext:value-type="float">
            <text:p>61834,00</text:p>
          </table:table-cell>
          <table:table-cell office:value-type="float" office:value="0.751207729468599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23" calcext:value-type="float">
            <text:p>23,00</text:p>
          </table:table-cell>
          <table:table-cell office:value-type="float" office:value="95079" calcext:value-type="float">
            <text:p>95079,00</text:p>
          </table:table-cell>
          <table:table-cell office:value-type="float" office:value="0.420461855689054" calcext:value-type="float">
            <text:p>0,42</text:p>
          </table:table-cell>
          <table:table-cell office:value-type="float" office:value="101830" calcext:value-type="float">
            <text:p>101830,00</text:p>
          </table:table-cell>
          <table:table-cell office:value-type="float" office:value="0.381481481481482" calcext:value-type="float">
            <text:p>0,38</text:p>
          </table:table-cell>
          <table:table-cell office:value-type="float" office:value="57174" calcext:value-type="float">
            <text:p>57174,00</text:p>
          </table:table-cell>
          <table:table-cell office:value-type="float" office:value="0.896226415094339" calcext:value-type="float">
            <text:p>0,90</text:p>
          </table:table-cell>
          <table:table-cell office:value-type="float" office:value="41750" calcext:value-type="float">
            <text:p>41750,00</text:p>
          </table:table-cell>
          <table:table-cell office:value-type="float" office:value="0.765853658536585" calcext:value-type="float">
            <text:p>0,77</text:p>
          </table:table-cell>
          <table:table-cell table:number-columns-repeated="1015"/>
        </table:table-row>
        <table:table-row table:style-name="ro2">
          <table:table-cell office:value-type="float" office:value="24" calcext:value-type="float">
            <text:p>24,00</text:p>
          </table:table-cell>
          <table:table-cell office:value-type="float" office:value="102651" calcext:value-type="float">
            <text:p>102651,00</text:p>
          </table:table-cell>
          <table:table-cell office:value-type="float" office:value="0.434123643208136" calcext:value-type="float">
            <text:p>0,43</text:p>
          </table:table-cell>
          <table:table-cell office:value-type="float" office:value="103711" calcext:value-type="float">
            <text:p>103711,00</text:p>
          </table:table-cell>
          <table:table-cell office:value-type="float" office:value="0.388683886838868" calcext:value-type="float">
            <text:p>0,39</text:p>
          </table:table-cell>
          <table:table-cell office:value-type="float" office:value="57659" calcext:value-type="float">
            <text:p>57659,00</text:p>
          </table:table-cell>
          <table:table-cell office:value-type="float" office:value="0.834302325581395" calcext:value-type="float">
            <text:p>0,83</text:p>
          </table:table-cell>
          <table:table-cell office:value-type="float" office:value="57713" calcext:value-type="float">
            <text:p>57713,00</text:p>
          </table:table-cell>
          <table:table-cell office:value-type="float" office:value="0.853521126760563" calcext:value-type="float">
            <text:p>0,85</text:p>
          </table:table-cell>
          <table:table-cell table:number-columns-repeated="1015"/>
        </table:table-row>
        <table:table-row table:style-name="ro2">
          <table:table-cell office:value-type="float" office:value="25" calcext:value-type="float">
            <text:p>25,00</text:p>
          </table:table-cell>
          <table:table-cell office:value-type="float" office:value="105081" calcext:value-type="float">
            <text:p>105081,00</text:p>
          </table:table-cell>
          <table:table-cell office:value-type="float" office:value="0.408753473142546" calcext:value-type="float">
            <text:p>0,41</text:p>
          </table:table-cell>
          <table:table-cell office:value-type="float" office:value="105032" calcext:value-type="float">
            <text:p>105032,00</text:p>
          </table:table-cell>
          <table:table-cell office:value-type="float" office:value="0.429548563611491" calcext:value-type="float">
            <text:p>0,43</text:p>
          </table:table-cell>
          <table:table-cell office:value-type="float" office:value="55865" calcext:value-type="float">
            <text:p>55865,00</text:p>
          </table:table-cell>
          <table:table-cell office:value-type="float" office:value="0.762857142857143" calcext:value-type="float">
            <text:p>0,76</text:p>
          </table:table-cell>
          <table:table-cell office:value-type="float" office:value="66268" calcext:value-type="float">
            <text:p>66268,00</text:p>
          </table:table-cell>
          <table:table-cell office:value-type="float" office:value="0.643031784841076" calcext:value-type="float">
            <text:p>0,64</text:p>
          </table:table-cell>
          <table:table-cell table:number-columns-repeated="1015"/>
        </table:table-row>
        <table:table-row table:style-name="ro2">
          <table:table-cell office:value-type="float" office:value="26" calcext:value-type="float">
            <text:p>26,00</text:p>
          </table:table-cell>
          <table:table-cell office:value-type="float" office:value="102884" calcext:value-type="float">
            <text:p>102884,00</text:p>
          </table:table-cell>
          <table:table-cell office:value-type="float" office:value="0.422415676685055" calcext:value-type="float">
            <text:p>0,42</text:p>
          </table:table-cell>
          <table:table-cell office:value-type="float" office:value="104983" calcext:value-type="float">
            <text:p>104983,00</text:p>
          </table:table-cell>
          <table:table-cell office:value-type="float" office:value="0.423705722070845" calcext:value-type="float">
            <text:p>0,42</text:p>
          </table:table-cell>
          <table:table-cell office:value-type="float" office:value="51809" calcext:value-type="float">
            <text:p>51809,00</text:p>
          </table:table-cell>
          <table:table-cell office:value-type="float" office:value="0.65979381443299" calcext:value-type="float">
            <text:p>0,66</text:p>
          </table:table-cell>
          <table:table-cell office:value-type="float" office:value="65298" calcext:value-type="float">
            <text:p>65298,00</text:p>
          </table:table-cell>
          <table:table-cell office:value-type="float" office:value="0.734643734643735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27" calcext:value-type="float">
            <text:p>27,00</text:p>
          </table:table-cell>
          <table:table-cell office:value-type="float" office:value="99340" calcext:value-type="float">
            <text:p>99340,00</text:p>
          </table:table-cell>
          <table:table-cell office:value-type="float" office:value="0.420492904242869" calcext:value-type="float">
            <text:p>0,42</text:p>
          </table:table-cell>
          <table:table-cell office:value-type="float" office:value="104438" calcext:value-type="float">
            <text:p>104438,00</text:p>
          </table:table-cell>
          <table:table-cell office:value-type="float" office:value="0.431034482758621" calcext:value-type="float">
            <text:p>0,43</text:p>
          </table:table-cell>
          <table:table-cell office:value-type="float" office:value="56508" calcext:value-type="float">
            <text:p>56508,00</text:p>
          </table:table-cell>
          <table:table-cell office:value-type="float" office:value="0.71969696969697" calcext:value-type="float">
            <text:p>0,72</text:p>
          </table:table-cell>
          <table:table-cell office:value-type="float" office:value="72518" calcext:value-type="float">
            <text:p>72518,00</text:p>
          </table:table-cell>
          <table:table-cell office:value-type="float" office:value="0.746268656716418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28" calcext:value-type="float">
            <text:p>28,00</text:p>
          </table:table-cell>
          <table:table-cell office:value-type="float" office:value="99671" calcext:value-type="float">
            <text:p>99671,00</text:p>
          </table:table-cell>
          <table:table-cell office:value-type="float" office:value="0.439946774907274" calcext:value-type="float">
            <text:p>0,44</text:p>
          </table:table-cell>
          <table:table-cell office:value-type="float" office:value="102596" calcext:value-type="float">
            <text:p>102596,00</text:p>
          </table:table-cell>
          <table:table-cell office:value-type="float" office:value="0.433103448275862" calcext:value-type="float">
            <text:p>0,43</text:p>
          </table:table-cell>
          <table:table-cell office:value-type="float" office:value="61263" calcext:value-type="float">
            <text:p>61263,00</text:p>
          </table:table-cell>
          <table:table-cell office:value-type="float" office:value="0.695214105793451" calcext:value-type="float">
            <text:p>0,70</text:p>
          </table:table-cell>
          <table:table-cell office:value-type="float" office:value="64169" calcext:value-type="float">
            <text:p>64169,00</text:p>
          </table:table-cell>
          <table:table-cell office:value-type="float" office:value="0.836461126005362" calcext:value-type="float">
            <text:p>0,84</text:p>
          </table:table-cell>
          <table:table-cell table:number-columns-repeated="1015"/>
        </table:table-row>
        <table:table-row table:style-name="ro2">
          <table:table-cell office:value-type="float" office:value="29" calcext:value-type="float">
            <text:p>29,00</text:p>
          </table:table-cell>
          <table:table-cell office:value-type="float" office:value="98010" calcext:value-type="float">
            <text:p>98010,00</text:p>
          </table:table-cell>
          <table:table-cell office:value-type="float" office:value="0.416559483249715" calcext:value-type="float">
            <text:p>0,42</text:p>
          </table:table-cell>
          <table:table-cell office:value-type="float" office:value="104522" calcext:value-type="float">
            <text:p>104522,00</text:p>
          </table:table-cell>
          <table:table-cell office:value-type="float" office:value="0.444600280504909" calcext:value-type="float">
            <text:p>0,44</text:p>
          </table:table-cell>
          <table:table-cell office:value-type="float" office:value="51571" calcext:value-type="float">
            <text:p>51571,00</text:p>
          </table:table-cell>
          <table:table-cell office:value-type="float" office:value="0.71969696969697" calcext:value-type="float">
            <text:p>0,72</text:p>
          </table:table-cell>
          <table:table-cell office:value-type="float" office:value="64059" calcext:value-type="float">
            <text:p>64059,00</text:p>
          </table:table-cell>
          <table:table-cell office:value-type="float" office:value="0.793733681462141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30" calcext:value-type="float">
            <text:p>30,00</text:p>
          </table:table-cell>
          <table:table-cell office:value-type="float" office:value="103691" calcext:value-type="float">
            <text:p>103691,00</text:p>
          </table:table-cell>
          <table:table-cell office:value-type="float" office:value="0.420463245282581" calcext:value-type="float">
            <text:p>0,42</text:p>
          </table:table-cell>
          <table:table-cell office:value-type="float" office:value="104605" calcext:value-type="float">
            <text:p>104605,00</text:p>
          </table:table-cell>
          <table:table-cell office:value-type="float" office:value="0.491577335375191" calcext:value-type="float">
            <text:p>0,49</text:p>
          </table:table-cell>
          <table:table-cell office:value-type="float" office:value="44526" calcext:value-type="float">
            <text:p>44526,00</text:p>
          </table:table-cell>
          <table:table-cell office:value-type="float" office:value="0.804597701149425" calcext:value-type="float">
            <text:p>0,80</text:p>
          </table:table-cell>
          <table:table-cell office:value-type="float" office:value="68248" calcext:value-type="float">
            <text:p>68248,00</text:p>
          </table:table-cell>
          <table:table-cell office:value-type="float" office:value="0.778461538461539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31" calcext:value-type="float">
            <text:p>31,00</text:p>
          </table:table-cell>
          <table:table-cell office:value-type="float" office:value="101785" calcext:value-type="float">
            <text:p>101785,00</text:p>
          </table:table-cell>
          <table:table-cell office:value-type="float" office:value="0.428269211325883" calcext:value-type="float">
            <text:p>0,43</text:p>
          </table:table-cell>
          <table:table-cell office:value-type="float" office:value="105462" calcext:value-type="float">
            <text:p>105462,00</text:p>
          </table:table-cell>
          <table:table-cell office:value-type="float" office:value="0.487730061349693" calcext:value-type="float">
            <text:p>0,49</text:p>
          </table:table-cell>
          <table:table-cell office:value-type="float" office:value="48916" calcext:value-type="float">
            <text:p>48916,00</text:p>
          </table:table-cell>
          <table:table-cell office:value-type="float" office:value="0.225694444444444" calcext:value-type="float">
            <text:p>0,23</text:p>
          </table:table-cell>
          <table:table-cell office:value-type="float" office:value="59594" calcext:value-type="float">
            <text:p>59594,00</text:p>
          </table:table-cell>
          <table:table-cell office:value-type="float" office:value="0.855524079320113" calcext:value-type="float">
            <text:p>0,86</text:p>
          </table:table-cell>
          <table:table-cell table:number-columns-repeated="1015"/>
        </table:table-row>
        <table:table-row table:style-name="ro2">
          <table:table-cell office:value-type="float" office:value="32" calcext:value-type="float">
            <text:p>32,00</text:p>
          </table:table-cell>
          <table:table-cell office:value-type="float" office:value="96670" calcext:value-type="float">
            <text:p>96670,00</text:p>
          </table:table-cell>
          <table:table-cell office:value-type="float" office:value="0.469245512389633" calcext:value-type="float">
            <text:p>0,47</text:p>
          </table:table-cell>
          <table:table-cell office:value-type="float" office:value="104844" calcext:value-type="float">
            <text:p>104844,00</text:p>
          </table:table-cell>
          <table:table-cell office:value-type="float" office:value="0.481426448736998" calcext:value-type="float">
            <text:p>0,48</text:p>
          </table:table-cell>
          <table:table-cell office:value-type="float" office:value="58868" calcext:value-type="float">
            <text:p>58868,00</text:p>
          </table:table-cell>
          <table:table-cell office:value-type="float" office:value="0.689567430025445" calcext:value-type="float">
            <text:p>0,69</text:p>
          </table:table-cell>
          <table:table-cell office:value-type="float" office:value="56835" calcext:value-type="float">
            <text:p>56835,00</text:p>
          </table:table-cell>
          <table:table-cell office:value-type="float" office:value="0.868571428571428" calcext:value-type="float">
            <text:p>0,87</text:p>
          </table:table-cell>
          <table:table-cell table:number-columns-repeated="1015"/>
        </table:table-row>
        <table:table-row table:style-name="ro2">
          <table:table-cell office:value-type="float" office:value="33" calcext:value-type="float">
            <text:p>33,00</text:p>
          </table:table-cell>
          <table:table-cell office:value-type="float" office:value="100296" calcext:value-type="float">
            <text:p>100296,00</text:p>
          </table:table-cell>
          <table:table-cell office:value-type="float" office:value="0.471712756921523" calcext:value-type="float">
            <text:p>0,47</text:p>
          </table:table-cell>
          <table:table-cell office:value-type="float" office:value="101851" calcext:value-type="float">
            <text:p>101851,00</text:p>
          </table:table-cell>
          <table:table-cell office:value-type="float" office:value="0.404645476772616" calcext:value-type="float">
            <text:p>0,40</text:p>
          </table:table-cell>
          <table:table-cell office:value-type="float" office:value="51835" calcext:value-type="float">
            <text:p>51835,00</text:p>
          </table:table-cell>
          <table:table-cell office:value-type="float" office:value="0.682741116751269" calcext:value-type="float">
            <text:p>0,68</text:p>
          </table:table-cell>
          <table:table-cell office:value-type="float" office:value="55511" calcext:value-type="float">
            <text:p>55511,00</text:p>
          </table:table-cell>
          <table:table-cell office:value-type="float" office:value="0.67467248908297" calcext:value-type="float">
            <text:p>0,67</text:p>
          </table:table-cell>
          <table:table-cell table:number-columns-repeated="1015"/>
        </table:table-row>
        <table:table-row table:style-name="ro2">
          <table:table-cell office:value-type="float" office:value="34" calcext:value-type="float">
            <text:p>34,00</text:p>
          </table:table-cell>
          <table:table-cell office:value-type="float" office:value="105369" calcext:value-type="float">
            <text:p>105369,00</text:p>
          </table:table-cell>
          <table:table-cell office:value-type="float" office:value="0.421027579426054" calcext:value-type="float">
            <text:p>0,42</text:p>
          </table:table-cell>
          <table:table-cell office:value-type="float" office:value="102238" calcext:value-type="float">
            <text:p>102238,00</text:p>
          </table:table-cell>
          <table:table-cell office:value-type="float" office:value="0.391358024691358" calcext:value-type="float">
            <text:p>0,39</text:p>
          </table:table-cell>
          <table:table-cell office:value-type="float" office:value="50775" calcext:value-type="float">
            <text:p>50775,00</text:p>
          </table:table-cell>
          <table:table-cell office:value-type="float" office:value="0.772602739726027" calcext:value-type="float">
            <text:p>0,77</text:p>
          </table:table-cell>
          <table:table-cell office:value-type="float" office:value="60960" calcext:value-type="float">
            <text:p>60960,00</text:p>
          </table:table-cell>
          <table:table-cell office:value-type="float" office:value="0.874643874643875" calcext:value-type="float">
            <text:p>0,87</text:p>
          </table:table-cell>
          <table:table-cell table:number-columns-repeated="1015"/>
        </table:table-row>
        <table:table-row table:style-name="ro2">
          <table:table-cell office:value-type="float" office:value="35" calcext:value-type="float">
            <text:p>35,00</text:p>
          </table:table-cell>
          <table:table-cell office:value-type="float" office:value="103648" calcext:value-type="float">
            <text:p>103648,00</text:p>
          </table:table-cell>
          <table:table-cell office:value-type="float" office:value="0.433276716774017" calcext:value-type="float">
            <text:p>0,43</text:p>
          </table:table-cell>
          <table:table-cell office:value-type="float" office:value="103376" calcext:value-type="float">
            <text:p>103376,00</text:p>
          </table:table-cell>
          <table:table-cell office:value-type="float" office:value="0.392900856793146" calcext:value-type="float">
            <text:p>0,39</text:p>
          </table:table-cell>
          <table:table-cell office:value-type="float" office:value="41156" calcext:value-type="float">
            <text:p>41156,00</text:p>
          </table:table-cell>
          <table:table-cell office:value-type="float" office:value="0.602272727272727" calcext:value-type="float">
            <text:p>0,60</text:p>
          </table:table-cell>
          <table:table-cell office:value-type="float" office:value="69505" calcext:value-type="float">
            <text:p>69505,00</text:p>
          </table:table-cell>
          <table:table-cell office:value-type="float" office:value="0.748148148148148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36" calcext:value-type="float">
            <text:p>36,00</text:p>
          </table:table-cell>
          <table:table-cell office:value-type="float" office:value="101758" calcext:value-type="float">
            <text:p>101758,00</text:p>
          </table:table-cell>
          <table:table-cell office:value-type="float" office:value="0.430218593249232" calcext:value-type="float">
            <text:p>0,43</text:p>
          </table:table-cell>
          <table:table-cell office:value-type="float" office:value="95900" calcext:value-type="float">
            <text:p>95900,00</text:p>
          </table:table-cell>
          <table:table-cell office:value-type="float" office:value="0.375153751537515" calcext:value-type="float">
            <text:p>0,38</text:p>
          </table:table-cell>
          <table:table-cell office:value-type="float" office:value="53500" calcext:value-type="float">
            <text:p>53500,00</text:p>
          </table:table-cell>
          <table:table-cell office:value-type="float" office:value="0.232067510548523" calcext:value-type="float">
            <text:p>0,23</text:p>
          </table:table-cell>
          <table:table-cell office:value-type="float" office:value="61379" calcext:value-type="float">
            <text:p>61379,00</text:p>
          </table:table-cell>
          <table:table-cell office:value-type="float" office:value="0.74504950495049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37" calcext:value-type="float">
            <text:p>37,00</text:p>
          </table:table-cell>
          <table:table-cell office:value-type="float" office:value="98262" calcext:value-type="float">
            <text:p>98262,00</text:p>
          </table:table-cell>
          <table:table-cell office:value-type="float" office:value="0.436073338324007" calcext:value-type="float">
            <text:p>0,44</text:p>
          </table:table-cell>
          <table:table-cell office:value-type="float" office:value="105917" calcext:value-type="float">
            <text:p>105917,00</text:p>
          </table:table-cell>
          <table:table-cell office:value-type="float" office:value="0.377777777777778" calcext:value-type="float">
            <text:p>0,38</text:p>
          </table:table-cell>
          <table:table-cell office:value-type="float" office:value="60575" calcext:value-type="float">
            <text:p>60575,00</text:p>
          </table:table-cell>
          <table:table-cell office:value-type="float" office:value="0.61323155216285" calcext:value-type="float">
            <text:p>0,61</text:p>
          </table:table-cell>
          <table:table-cell office:value-type="float" office:value="60033" calcext:value-type="float">
            <text:p>60033,00</text:p>
          </table:table-cell>
          <table:table-cell office:value-type="float" office:value="0.761083743842364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38" calcext:value-type="float">
            <text:p>38,00</text:p>
          </table:table-cell>
          <table:table-cell office:value-type="float" office:value="106255" calcext:value-type="float">
            <text:p>106255,00</text:p>
          </table:table-cell>
          <table:table-cell office:value-type="float" office:value="0.430219731748574" calcext:value-type="float">
            <text:p>0,43</text:p>
          </table:table-cell>
          <table:table-cell office:value-type="float" office:value="105174" calcext:value-type="float">
            <text:p>105174,00</text:p>
          </table:table-cell>
          <table:table-cell office:value-type="float" office:value="0.392373923739237" calcext:value-type="float">
            <text:p>0,39</text:p>
          </table:table-cell>
          <table:table-cell office:value-type="float" office:value="53373" calcext:value-type="float">
            <text:p>53373,00</text:p>
          </table:table-cell>
          <table:table-cell office:value-type="float" office:value="0.648989898989899" calcext:value-type="float">
            <text:p>0,65</text:p>
          </table:table-cell>
          <table:table-cell office:value-type="float" office:value="49242" calcext:value-type="float">
            <text:p>49242,00</text:p>
          </table:table-cell>
          <table:table-cell office:value-type="float" office:value="0.735941320293399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39" calcext:value-type="float">
            <text:p>39,00</text:p>
          </table:table-cell>
          <table:table-cell office:value-type="float" office:value="100707" calcext:value-type="float">
            <text:p>100707,00</text:p>
          </table:table-cell>
          <table:table-cell office:value-type="float" office:value="0.467295298518706" calcext:value-type="float">
            <text:p>0,47</text:p>
          </table:table-cell>
          <table:table-cell office:value-type="float" office:value="104315" calcext:value-type="float">
            <text:p>104315,00</text:p>
          </table:table-cell>
          <table:table-cell office:value-type="float" office:value="0.385749385749386" calcext:value-type="float">
            <text:p>0,39</text:p>
          </table:table-cell>
          <table:table-cell office:value-type="float" office:value="55475" calcext:value-type="float">
            <text:p>55475,00</text:p>
          </table:table-cell>
          <table:table-cell office:value-type="float" office:value="0.711734693877551" calcext:value-type="float">
            <text:p>0,71</text:p>
          </table:table-cell>
          <table:table-cell office:value-type="float" office:value="55262" calcext:value-type="float">
            <text:p>55262,00</text:p>
          </table:table-cell>
          <table:table-cell office:value-type="float" office:value="0.76039119804401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40" calcext:value-type="float">
            <text:p>40,00</text:p>
          </table:table-cell>
          <table:table-cell office:value-type="float" office:value="101068" calcext:value-type="float">
            <text:p>101068,00</text:p>
          </table:table-cell>
          <table:table-cell office:value-type="float" office:value="0.484855732630309" calcext:value-type="float">
            <text:p>0,48</text:p>
          </table:table-cell>
          <table:table-cell office:value-type="float" office:value="105787" calcext:value-type="float">
            <text:p>105787,00</text:p>
          </table:table-cell>
          <table:table-cell office:value-type="float" office:value="0.374074074074074" calcext:value-type="float">
            <text:p>0,37</text:p>
          </table:table-cell>
          <table:table-cell office:value-type="float" office:value="61166" calcext:value-type="float">
            <text:p>61166,00</text:p>
          </table:table-cell>
          <table:table-cell office:value-type="float" office:value="0.700507614213198" calcext:value-type="float">
            <text:p>0,70</text:p>
          </table:table-cell>
          <table:table-cell office:value-type="float" office:value="60224" calcext:value-type="float">
            <text:p>60224,00</text:p>
          </table:table-cell>
          <table:table-cell office:value-type="float" office:value="0.74504950495049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41" calcext:value-type="float">
            <text:p>41,00</text:p>
          </table:table-cell>
          <table:table-cell office:value-type="float" office:value="106410" calcext:value-type="float">
            <text:p>106410,00</text:p>
          </table:table-cell>
          <table:table-cell office:value-type="float" office:value="0.424365512357663" calcext:value-type="float">
            <text:p>0,42</text:p>
          </table:table-cell>
          <table:table-cell office:value-type="float" office:value="103792" calcext:value-type="float">
            <text:p>103792,00</text:p>
          </table:table-cell>
          <table:table-cell office:value-type="float" office:value="0.393827160493827" calcext:value-type="float">
            <text:p>0,39</text:p>
          </table:table-cell>
          <table:table-cell office:value-type="float" office:value="59290" calcext:value-type="float">
            <text:p>59290,00</text:p>
          </table:table-cell>
          <table:table-cell office:value-type="float" office:value="0.638020833333333" calcext:value-type="float">
            <text:p>0,64</text:p>
          </table:table-cell>
          <table:table-cell office:value-type="float" office:value="60104" calcext:value-type="float">
            <text:p>60104,00</text:p>
          </table:table-cell>
          <table:table-cell office:value-type="float" office:value="0.763990267639903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42" calcext:value-type="float">
            <text:p>42,00</text:p>
          </table:table-cell>
          <table:table-cell office:value-type="float" office:value="101310" calcext:value-type="float">
            <text:p>101310,00</text:p>
          </table:table-cell>
          <table:table-cell office:value-type="float" office:value="0.447780754889914" calcext:value-type="float">
            <text:p>0,45</text:p>
          </table:table-cell>
          <table:table-cell office:value-type="float" office:value="97383" calcext:value-type="float">
            <text:p>97383,00</text:p>
          </table:table-cell>
          <table:table-cell office:value-type="float" office:value="0.375930521091811" calcext:value-type="float">
            <text:p>0,38</text:p>
          </table:table-cell>
          <table:table-cell office:value-type="float" office:value="58931" calcext:value-type="float">
            <text:p>58931,00</text:p>
          </table:table-cell>
          <table:table-cell office:value-type="float" office:value="0.616368286445013" calcext:value-type="float">
            <text:p>0,62</text:p>
          </table:table-cell>
          <table:table-cell office:value-type="float" office:value="58864" calcext:value-type="float">
            <text:p>58864,00</text:p>
          </table:table-cell>
          <table:table-cell office:value-type="float" office:value="0.748148148148148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43" calcext:value-type="float">
            <text:p>43,00</text:p>
          </table:table-cell>
          <table:table-cell office:value-type="float" office:value="103320" calcext:value-type="float">
            <text:p>103320,00</text:p>
          </table:table-cell>
          <table:table-cell office:value-type="float" office:value="0.410707777520241" calcext:value-type="float">
            <text:p>0,41</text:p>
          </table:table-cell>
          <table:table-cell office:value-type="float" office:value="103260" calcext:value-type="float">
            <text:p>103260,00</text:p>
          </table:table-cell>
          <table:table-cell office:value-type="float" office:value="0.386114494518879" calcext:value-type="float">
            <text:p>0,39</text:p>
          </table:table-cell>
          <table:table-cell office:value-type="float" office:value="63631" calcext:value-type="float">
            <text:p>63631,00</text:p>
          </table:table-cell>
          <table:table-cell office:value-type="float" office:value="0.672131147540984" calcext:value-type="float">
            <text:p>0,67</text:p>
          </table:table-cell>
          <table:table-cell office:value-type="float" office:value="58988" calcext:value-type="float">
            <text:p>58988,00</text:p>
          </table:table-cell>
          <table:table-cell office:value-type="float" office:value="0.759803921568627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44" calcext:value-type="float">
            <text:p>44,00</text:p>
          </table:table-cell>
          <table:table-cell office:value-type="float" office:value="98372" calcext:value-type="float">
            <text:p>98372,00</text:p>
          </table:table-cell>
          <table:table-cell office:value-type="float" office:value="0.432170498490808" calcext:value-type="float">
            <text:p>0,43</text:p>
          </table:table-cell>
          <table:table-cell office:value-type="float" office:value="103526" calcext:value-type="float">
            <text:p>103526,00</text:p>
          </table:table-cell>
          <table:table-cell office:value-type="float" office:value="0.398757763975155" calcext:value-type="float">
            <text:p>0,40</text:p>
          </table:table-cell>
          <table:table-cell office:value-type="float" office:value="55646" calcext:value-type="float">
            <text:p>55646,00</text:p>
          </table:table-cell>
          <table:table-cell office:value-type="float" office:value="0.772602739726027" calcext:value-type="float">
            <text:p>0,77</text:p>
          </table:table-cell>
          <table:table-cell office:value-type="float" office:value="57631" calcext:value-type="float">
            <text:p>57631,00</text:p>
          </table:table-cell>
          <table:table-cell office:value-type="float" office:value="0.737745098039216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45" calcext:value-type="float">
            <text:p>45,00</text:p>
          </table:table-cell>
          <table:table-cell office:value-type="float" office:value="104436" calcext:value-type="float">
            <text:p>104436,00</text:p>
          </table:table-cell>
          <table:table-cell office:value-type="float" office:value="0.432724140164699" calcext:value-type="float">
            <text:p>0,43</text:p>
          </table:table-cell>
          <table:table-cell office:value-type="float" office:value="101785" calcext:value-type="float">
            <text:p>101785,00</text:p>
          </table:table-cell>
          <table:table-cell office:value-type="float" office:value="0.436111111111111" calcext:value-type="float">
            <text:p>0,44</text:p>
          </table:table-cell>
          <table:table-cell office:value-type="float" office:value="50401" calcext:value-type="float">
            <text:p>50401,00</text:p>
          </table:table-cell>
          <table:table-cell office:value-type="float" office:value="0.831831831831832" calcext:value-type="float">
            <text:p>0,83</text:p>
          </table:table-cell>
          <table:table-cell office:value-type="float" office:value="61685" calcext:value-type="float">
            <text:p>61685,00</text:p>
          </table:table-cell>
          <table:table-cell office:value-type="float" office:value="0.737100737100737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46" calcext:value-type="float">
            <text:p>46,00</text:p>
          </table:table-cell>
          <table:table-cell office:value-type="float" office:value="97726" calcext:value-type="float">
            <text:p>97726,00</text:p>
          </table:table-cell>
          <table:table-cell office:value-type="float" office:value="0.418510473791568" calcext:value-type="float">
            <text:p>0,42</text:p>
          </table:table-cell>
          <table:table-cell office:value-type="float" office:value="103734" calcext:value-type="float">
            <text:p>103734,00</text:p>
          </table:table-cell>
          <table:table-cell office:value-type="float" office:value="0.459084604715673" calcext:value-type="float">
            <text:p>0,46</text:p>
          </table:table-cell>
          <table:table-cell office:value-type="float" office:value="33968" calcext:value-type="float">
            <text:p>33968,00</text:p>
          </table:table-cell>
          <table:table-cell office:value-type="float" office:value="0.136456211812627" calcext:value-type="float">
            <text:p>0,14</text:p>
          </table:table-cell>
          <table:table-cell office:value-type="float" office:value="61442" calcext:value-type="float">
            <text:p>61442,00</text:p>
          </table:table-cell>
          <table:table-cell office:value-type="float" office:value="0.70625" calcext:value-type="float">
            <text:p>0,71</text:p>
          </table:table-cell>
          <table:table-cell table:number-columns-repeated="1015"/>
        </table:table-row>
        <table:table-row table:style-name="ro2">
          <table:table-cell office:value-type="float" office:value="47" calcext:value-type="float">
            <text:p>47,00</text:p>
          </table:table-cell>
          <table:table-cell office:value-type="float" office:value="101520" calcext:value-type="float">
            <text:p>101520,00</text:p>
          </table:table-cell>
          <table:table-cell office:value-type="float" office:value="0.402903041011788" calcext:value-type="float">
            <text:p>0,40</text:p>
          </table:table-cell>
          <table:table-cell office:value-type="float" office:value="105178" calcext:value-type="float">
            <text:p>105178,00</text:p>
          </table:table-cell>
          <table:table-cell office:value-type="float" office:value="0.384291725105189" calcext:value-type="float">
            <text:p>0,38</text:p>
          </table:table-cell>
          <table:table-cell office:value-type="float" office:value="50627" calcext:value-type="float">
            <text:p>50627,00</text:p>
          </table:table-cell>
          <table:table-cell office:value-type="float" office:value="0.7075" calcext:value-type="float">
            <text:p>0,71</text:p>
          </table:table-cell>
          <table:table-cell office:value-type="float" office:value="67771" calcext:value-type="float">
            <text:p>67771,00</text:p>
          </table:table-cell>
          <table:table-cell office:value-type="float" office:value="0.646875" calcext:value-type="float">
            <text:p>0,65</text:p>
          </table:table-cell>
          <table:table-cell table:number-columns-repeated="1015"/>
        </table:table-row>
        <table:table-row table:style-name="ro2">
          <table:table-cell office:value-type="float" office:value="48" calcext:value-type="float">
            <text:p>48,00</text:p>
          </table:table-cell>
          <table:table-cell office:value-type="float" office:value="100857" calcext:value-type="float">
            <text:p>100857,00</text:p>
          </table:table-cell>
          <table:table-cell office:value-type="float" office:value="0.40875337323553" calcext:value-type="float">
            <text:p>0,41</text:p>
          </table:table-cell>
          <table:table-cell office:value-type="float" office:value="100988" calcext:value-type="float">
            <text:p>100988,00</text:p>
          </table:table-cell>
          <table:table-cell office:value-type="float" office:value="0.472972972972973" calcext:value-type="float">
            <text:p>0,47</text:p>
          </table:table-cell>
          <table:table-cell office:value-type="float" office:value="58395" calcext:value-type="float">
            <text:p>58395,00</text:p>
          </table:table-cell>
          <table:table-cell office:value-type="float" office:value="0.735064935064935" calcext:value-type="float">
            <text:p>0,74</text:p>
          </table:table-cell>
          <table:table-cell office:value-type="float" office:value="72230" calcext:value-type="float">
            <text:p>72230,00</text:p>
          </table:table-cell>
          <table:table-cell office:value-type="float" office:value="0.473529411764706" calcext:value-type="float">
            <text:p>0,47</text:p>
          </table:table-cell>
          <table:table-cell table:number-columns-repeated="1015"/>
        </table:table-row>
        <table:table-row table:style-name="ro2">
          <table:table-cell office:value-type="float" office:value="49" calcext:value-type="float">
            <text:p>49,00</text:p>
          </table:table-cell>
          <table:table-cell office:value-type="float" office:value="96845" calcext:value-type="float">
            <text:p>96845,00</text:p>
          </table:table-cell>
          <table:table-cell office:value-type="float" office:value="0.439976218214566" calcext:value-type="float">
            <text:p>0,44</text:p>
          </table:table-cell>
          <table:table-cell office:value-type="float" office:value="99900" calcext:value-type="float">
            <text:p>99900,00</text:p>
          </table:table-cell>
          <table:table-cell office:value-type="float" office:value="0.4858934169279" calcext:value-type="float">
            <text:p>0,49</text:p>
          </table:table-cell>
          <table:table-cell office:value-type="float" office:value="52943" calcext:value-type="float">
            <text:p>52943,00</text:p>
          </table:table-cell>
          <table:table-cell office:value-type="float" office:value="0.742857142857143" calcext:value-type="float">
            <text:p>0,74</text:p>
          </table:table-cell>
          <table:table-cell office:value-type="float" office:value="59545" calcext:value-type="float">
            <text:p>59545,00</text:p>
          </table:table-cell>
          <table:table-cell office:value-type="float" office:value="0.734177215189873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50" calcext:value-type="float">
            <text:p>50,00</text:p>
          </table:table-cell>
          <table:table-cell office:value-type="float" office:value="104323" calcext:value-type="float">
            <text:p>104323,00</text:p>
          </table:table-cell>
          <table:table-cell office:value-type="float" office:value="0.415210850452966" calcext:value-type="float">
            <text:p>0,42</text:p>
          </table:table-cell>
          <table:table-cell office:value-type="float" office:value="101072" calcext:value-type="float">
            <text:p>101072,00</text:p>
          </table:table-cell>
          <table:table-cell office:value-type="float" office:value="0.476744186046512" calcext:value-type="float">
            <text:p>0,48</text:p>
          </table:table-cell>
          <table:table-cell office:value-type="float" office:value="55605" calcext:value-type="float">
            <text:p>55605,00</text:p>
          </table:table-cell>
          <table:table-cell office:value-type="float" office:value="0.574074074074074" calcext:value-type="float">
            <text:p>0,57</text:p>
          </table:table-cell>
          <table:table-cell office:value-type="float" office:value="59843" calcext:value-type="float">
            <text:p>59843,00</text:p>
          </table:table-cell>
          <table:table-cell office:value-type="float" office:value="0.741935483870968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51" calcext:value-type="float">
            <text:p>51,00</text:p>
          </table:table-cell>
          <table:table-cell office:value-type="float" office:value="101365" calcext:value-type="float">
            <text:p>101365,00</text:p>
          </table:table-cell>
          <table:table-cell office:value-type="float" office:value="0.432141905126155" calcext:value-type="float">
            <text:p>0,43</text:p>
          </table:table-cell>
          <table:table-cell office:value-type="float" office:value="102578" calcext:value-type="float">
            <text:p>102578,00</text:p>
          </table:table-cell>
          <table:table-cell office:value-type="float" office:value="0.489263803680982" calcext:value-type="float">
            <text:p>0,49</text:p>
          </table:table-cell>
          <table:table-cell office:value-type="float" office:value="56344" calcext:value-type="float">
            <text:p>56344,00</text:p>
          </table:table-cell>
          <table:table-cell office:value-type="float" office:value="0.592105263157895" calcext:value-type="float">
            <text:p>0,59</text:p>
          </table:table-cell>
          <table:table-cell office:value-type="float" office:value="65318" calcext:value-type="float">
            <text:p>65318,00</text:p>
          </table:table-cell>
          <table:table-cell office:value-type="float" office:value="0.75682382133995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52" calcext:value-type="float">
            <text:p>52,00</text:p>
          </table:table-cell>
          <table:table-cell office:value-type="float" office:value="101660" calcext:value-type="float">
            <text:p>101660,00</text:p>
          </table:table-cell>
          <table:table-cell office:value-type="float" office:value="0.434122160139078" calcext:value-type="float">
            <text:p>0,43</text:p>
          </table:table-cell>
          <table:table-cell office:value-type="float" office:value="98403" calcext:value-type="float">
            <text:p>98403,00</text:p>
          </table:table-cell>
          <table:table-cell office:value-type="float" office:value="0.56989247311828" calcext:value-type="float">
            <text:p>0,57</text:p>
          </table:table-cell>
          <table:table-cell office:value-type="float" office:value="21227" calcext:value-type="float">
            <text:p>21227,00</text:p>
          </table:table-cell>
          <table:table-cell office:value-type="float" office:value="0.2734375" calcext:value-type="float">
            <text:p>0,27</text:p>
          </table:table-cell>
          <table:table-cell office:value-type="float" office:value="66832" calcext:value-type="float">
            <text:p>66832,00</text:p>
          </table:table-cell>
          <table:table-cell office:value-type="float" office:value="0.704678362573099" calcext:value-type="float">
            <text:p>0,70</text:p>
          </table:table-cell>
          <table:table-cell table:number-columns-repeated="1015"/>
        </table:table-row>
        <table:table-row table:style-name="ro2">
          <table:table-cell office:value-type="float" office:value="53" calcext:value-type="float">
            <text:p>53,00</text:p>
          </table:table-cell>
          <table:table-cell office:value-type="float" office:value="110143" calcext:value-type="float">
            <text:p>110143,00</text:p>
          </table:table-cell>
          <table:table-cell office:value-type="float" office:value="0.408754790904607" calcext:value-type="float">
            <text:p>0,41</text:p>
          </table:table-cell>
          <table:table-cell office:value-type="float" office:value="105128" calcext:value-type="float">
            <text:p>105128,00</text:p>
          </table:table-cell>
          <table:table-cell office:value-type="float" office:value="0.428148148148148" calcext:value-type="float">
            <text:p>0,43</text:p>
          </table:table-cell>
          <table:table-cell office:value-type="float" office:value="46210" calcext:value-type="float">
            <text:p>46210,00</text:p>
          </table:table-cell>
          <table:table-cell office:value-type="float" office:value="0.541935483870968" calcext:value-type="float">
            <text:p>0,54</text:p>
          </table:table-cell>
          <table:table-cell office:value-type="float" office:value="62465" calcext:value-type="float">
            <text:p>62465,00</text:p>
          </table:table-cell>
          <table:table-cell office:value-type="float" office:value="0.813218390804598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54" calcext:value-type="float">
            <text:p>54,00</text:p>
          </table:table-cell>
          <table:table-cell office:value-type="float" office:value="101612" calcext:value-type="float">
            <text:p>101612,00</text:p>
          </table:table-cell>
          <table:table-cell office:value-type="float" office:value="0.41851202606525" calcext:value-type="float">
            <text:p>0,42</text:p>
          </table:table-cell>
          <table:table-cell office:value-type="float" office:value="28067" calcext:value-type="float">
            <text:p>28067,00</text:p>
          </table:table-cell>
          <table:table-cell office:value-type="float" office:value="0.103610675039246" calcext:value-type="float">
            <text:p>0,10</text:p>
          </table:table-cell>
          <table:table-cell office:value-type="float" office:value="68322" calcext:value-type="float">
            <text:p>68322,00</text:p>
          </table:table-cell>
          <table:table-cell office:value-type="float" office:value="0.604838709677419" calcext:value-type="float">
            <text:p>0,60</text:p>
          </table:table-cell>
          <table:table-cell office:value-type="float" office:value="69011" calcext:value-type="float">
            <text:p>69011,00</text:p>
          </table:table-cell>
          <table:table-cell office:value-type="float" office:value="0.674556213017751" calcext:value-type="float">
            <text:p>0,67</text:p>
          </table:table-cell>
          <table:table-cell table:number-columns-repeated="1015"/>
        </table:table-row>
        <table:table-row table:style-name="ro2">
          <table:table-cell office:value-type="float" office:value="55" calcext:value-type="float">
            <text:p>55,00</text:p>
          </table:table-cell>
          <table:table-cell office:value-type="float" office:value="102745" calcext:value-type="float">
            <text:p>102745,00</text:p>
          </table:table-cell>
          <table:table-cell office:value-type="float" office:value="0.412657642824659" calcext:value-type="float">
            <text:p>0,41</text:p>
          </table:table-cell>
          <table:table-cell office:value-type="float" office:value="100206" calcext:value-type="float">
            <text:p>100206,00</text:p>
          </table:table-cell>
          <table:table-cell office:value-type="float" office:value="0.496318114874816" calcext:value-type="float">
            <text:p>0,50</text:p>
          </table:table-cell>
          <table:table-cell office:value-type="float" office:value="55759" calcext:value-type="float">
            <text:p>55759,00</text:p>
          </table:table-cell>
          <table:table-cell office:value-type="float" office:value="0.67381974248927" calcext:value-type="float">
            <text:p>0,67</text:p>
          </table:table-cell>
          <table:table-cell office:value-type="float" office:value="59808" calcext:value-type="float">
            <text:p>59808,00</text:p>
          </table:table-cell>
          <table:table-cell office:value-type="float" office:value="0.888544891640867" calcext:value-type="float">
            <text:p>0,89</text:p>
          </table:table-cell>
          <table:table-cell table:number-columns-repeated="1015"/>
        </table:table-row>
        <table:table-row table:style-name="ro2">
          <table:table-cell office:value-type="float" office:value="56" calcext:value-type="float">
            <text:p>56,00</text:p>
          </table:table-cell>
          <table:table-cell office:value-type="float" office:value="97395" calcext:value-type="float">
            <text:p>97395,00</text:p>
          </table:table-cell>
          <table:table-cell office:value-type="float" office:value="0.41460790981043" calcext:value-type="float">
            <text:p>0,41</text:p>
          </table:table-cell>
          <table:table-cell office:value-type="float" office:value="101578" calcext:value-type="float">
            <text:p>101578,00</text:p>
          </table:table-cell>
          <table:table-cell office:value-type="float" office:value="0.501567398119122" calcext:value-type="float">
            <text:p>0,50</text:p>
          </table:table-cell>
          <table:table-cell office:value-type="float" office:value="67902" calcext:value-type="float">
            <text:p>67902,00</text:p>
          </table:table-cell>
          <table:table-cell office:value-type="float" office:value="0.635338345864662" calcext:value-type="float">
            <text:p>0,64</text:p>
          </table:table-cell>
          <table:table-cell office:value-type="float" office:value="58544" calcext:value-type="float">
            <text:p>58544,00</text:p>
          </table:table-cell>
          <table:table-cell office:value-type="float" office:value="0.919753086419753" calcext:value-type="float">
            <text:p>0,92</text:p>
          </table:table-cell>
          <table:table-cell table:number-columns-repeated="1015"/>
        </table:table-row>
        <table:table-row table:style-name="ro2">
          <table:table-cell office:value-type="float" office:value="57" calcext:value-type="float">
            <text:p>57,00</text:p>
          </table:table-cell>
          <table:table-cell office:value-type="float" office:value="102647" calcext:value-type="float">
            <text:p>102647,00</text:p>
          </table:table-cell>
          <table:table-cell office:value-type="float" office:value="0.424367050004491" calcext:value-type="float">
            <text:p>0,42</text:p>
          </table:table-cell>
          <table:table-cell office:value-type="float" office:value="98022" calcext:value-type="float">
            <text:p>98022,00</text:p>
          </table:table-cell>
          <table:table-cell office:value-type="float" office:value="0.477379095163807" calcext:value-type="float">
            <text:p>0,48</text:p>
          </table:table-cell>
          <table:table-cell office:value-type="float" office:value="66833" calcext:value-type="float">
            <text:p>66833,00</text:p>
          </table:table-cell>
          <table:table-cell office:value-type="float" office:value="0.658823529411765" calcext:value-type="float">
            <text:p>0,66</text:p>
          </table:table-cell>
          <table:table-cell office:value-type="float" office:value="70335" calcext:value-type="float">
            <text:p>70335,00</text:p>
          </table:table-cell>
          <table:table-cell office:value-type="float" office:value="0.826086956521739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58" calcext:value-type="float">
            <text:p>58,00</text:p>
          </table:table-cell>
          <table:table-cell office:value-type="float" office:value="100663" calcext:value-type="float">
            <text:p>100663,00</text:p>
          </table:table-cell>
          <table:table-cell office:value-type="float" office:value="0.393737516373687" calcext:value-type="float">
            <text:p>0,39</text:p>
          </table:table-cell>
          <table:table-cell office:value-type="float" office:value="104075" calcext:value-type="float">
            <text:p>104075,00</text:p>
          </table:table-cell>
          <table:table-cell office:value-type="float" office:value="0.430747922437673" calcext:value-type="float">
            <text:p>0,43</text:p>
          </table:table-cell>
          <table:table-cell office:value-type="float" office:value="49481" calcext:value-type="float">
            <text:p>49481,00</text:p>
          </table:table-cell>
          <table:table-cell office:value-type="float" office:value="0.53134328358209" calcext:value-type="float">
            <text:p>0,53</text:p>
          </table:table-cell>
          <table:table-cell office:value-type="float" office:value="23971" calcext:value-type="float">
            <text:p>23971,00</text:p>
          </table:table-cell>
          <table:table-cell office:value-type="float" office:value="0.0974930362116992" calcext:value-type="float">
            <text:p>0,10</text:p>
          </table:table-cell>
          <table:table-cell table:number-columns-repeated="1015"/>
        </table:table-row>
        <table:table-row table:style-name="ro2">
          <table:table-cell office:value-type="float" office:value="59" calcext:value-type="float">
            <text:p>59,00</text:p>
          </table:table-cell>
          <table:table-cell office:value-type="float" office:value="100610" calcext:value-type="float">
            <text:p>100610,00</text:p>
          </table:table-cell>
          <table:table-cell office:value-type="float" office:value="0.441925042288185" calcext:value-type="float">
            <text:p>0,44</text:p>
          </table:table-cell>
          <table:table-cell office:value-type="float" office:value="98734" calcext:value-type="float">
            <text:p>98734,00</text:p>
          </table:table-cell>
          <table:table-cell office:value-type="float" office:value="0.379551820728291" calcext:value-type="float">
            <text:p>0,38</text:p>
          </table:table-cell>
          <table:table-cell office:value-type="float" office:value="62547" calcext:value-type="float">
            <text:p>62547,00</text:p>
          </table:table-cell>
          <table:table-cell office:value-type="float" office:value="0.625" calcext:value-type="float">
            <text:p>0,63</text:p>
          </table:table-cell>
          <table:table-cell office:value-type="float" office:value="66048" calcext:value-type="float">
            <text:p>66048,00</text:p>
          </table:table-cell>
          <table:table-cell office:value-type="float" office:value="0.74489795918367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60" calcext:value-type="float">
            <text:p>60,00</text:p>
          </table:table-cell>
          <table:table-cell office:value-type="float" office:value="105539" calcext:value-type="float">
            <text:p>105539,00</text:p>
          </table:table-cell>
          <table:table-cell office:value-type="float" office:value="0.40681080106867" calcext:value-type="float">
            <text:p>0,41</text:p>
          </table:table-cell>
          <table:table-cell office:value-type="float" office:value="102394" calcext:value-type="float">
            <text:p>102394,00</text:p>
          </table:table-cell>
          <table:table-cell office:value-type="float" office:value="0.491071428571429" calcext:value-type="float">
            <text:p>0,49</text:p>
          </table:table-cell>
          <table:table-cell office:value-type="float" office:value="55178" calcext:value-type="float">
            <text:p>55178,00</text:p>
          </table:table-cell>
          <table:table-cell office:value-type="float" office:value="0.675191815856777" calcext:value-type="float">
            <text:p>0,68</text:p>
          </table:table-cell>
          <table:table-cell office:value-type="float" office:value="67405" calcext:value-type="float">
            <text:p>67405,00</text:p>
          </table:table-cell>
          <table:table-cell office:value-type="float" office:value="0.762376237623762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61" calcext:value-type="float">
            <text:p>61,00</text:p>
          </table:table-cell>
          <table:table-cell office:value-type="float" office:value="103567" calcext:value-type="float">
            <text:p>103567,00</text:p>
          </table:table-cell>
          <table:table-cell office:value-type="float" office:value="0.385332362095384" calcext:value-type="float">
            <text:p>0,39</text:p>
          </table:table-cell>
          <table:table-cell office:value-type="float" office:value="101331" calcext:value-type="float">
            <text:p>101331,00</text:p>
          </table:table-cell>
          <table:table-cell office:value-type="float" office:value="0.477678571428571" calcext:value-type="float">
            <text:p>0,48</text:p>
          </table:table-cell>
          <table:table-cell office:value-type="float" office:value="58748" calcext:value-type="float">
            <text:p>58748,00</text:p>
          </table:table-cell>
          <table:table-cell office:value-type="float" office:value="0.684615384615385" calcext:value-type="float">
            <text:p>0,68</text:p>
          </table:table-cell>
          <table:table-cell office:value-type="float" office:value="61077" calcext:value-type="float">
            <text:p>61077,00</text:p>
          </table:table-cell>
          <table:table-cell office:value-type="float" office:value="0.7369727047146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62" calcext:value-type="float">
            <text:p>62,00</text:p>
          </table:table-cell>
          <table:table-cell office:value-type="float" office:value="101941" calcext:value-type="float">
            <text:p>101941,00</text:p>
          </table:table-cell>
          <table:table-cell office:value-type="float" office:value="0.439976497965002" calcext:value-type="float">
            <text:p>0,44</text:p>
          </table:table-cell>
          <table:table-cell office:value-type="float" office:value="35269" calcext:value-type="float">
            <text:p>35269,00</text:p>
          </table:table-cell>
          <table:table-cell office:value-type="float" office:value="0.0210619994067042" calcext:value-type="float">
            <text:p>0,02</text:p>
          </table:table-cell>
          <table:table-cell office:value-type="float" office:value="49462" calcext:value-type="float">
            <text:p>49462,00</text:p>
          </table:table-cell>
          <table:table-cell office:value-type="float" office:value="0.722921914357683" calcext:value-type="float">
            <text:p>0,72</text:p>
          </table:table-cell>
          <table:table-cell office:value-type="float" office:value="56283" calcext:value-type="float">
            <text:p>56283,00</text:p>
          </table:table-cell>
          <table:table-cell office:value-type="float" office:value="0.758024691358025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63" calcext:value-type="float">
            <text:p>63,00</text:p>
          </table:table-cell>
          <table:table-cell office:value-type="float" office:value="101612" calcext:value-type="float">
            <text:p>101612,00</text:p>
          </table:table-cell>
          <table:table-cell office:value-type="float" office:value="0.414609898284115" calcext:value-type="float">
            <text:p>0,41</text:p>
          </table:table-cell>
          <table:table-cell office:value-type="float" office:value="103521" calcext:value-type="float">
            <text:p>103521,00</text:p>
          </table:table-cell>
          <table:table-cell office:value-type="float" office:value="0.380073800738007" calcext:value-type="float">
            <text:p>0,38</text:p>
          </table:table-cell>
          <table:table-cell office:value-type="float" office:value="60619" calcext:value-type="float">
            <text:p>60619,00</text:p>
          </table:table-cell>
          <table:table-cell office:value-type="float" office:value="0.716112531969309" calcext:value-type="float">
            <text:p>0,72</text:p>
          </table:table-cell>
          <table:table-cell office:value-type="float" office:value="61155" calcext:value-type="float">
            <text:p>61155,00</text:p>
          </table:table-cell>
          <table:table-cell office:value-type="float" office:value="0.753658536585366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64" calcext:value-type="float">
            <text:p>64,00</text:p>
          </table:table-cell>
          <table:table-cell office:value-type="float" office:value="99917" calcext:value-type="float">
            <text:p>99917,00</text:p>
          </table:table-cell>
          <table:table-cell office:value-type="float" office:value="0.465863846639304" calcext:value-type="float">
            <text:p>0,47</text:p>
          </table:table-cell>
          <table:table-cell office:value-type="float" office:value="102728" calcext:value-type="float">
            <text:p>102728,00</text:p>
          </table:table-cell>
          <table:table-cell office:value-type="float" office:value="0.38423645320197" calcext:value-type="float">
            <text:p>0,38</text:p>
          </table:table-cell>
          <table:table-cell office:value-type="float" office:value="53474" calcext:value-type="float">
            <text:p>53474,00</text:p>
          </table:table-cell>
          <table:table-cell office:value-type="float" office:value="0.743386243386243" calcext:value-type="float">
            <text:p>0,74</text:p>
          </table:table-cell>
          <table:table-cell office:value-type="float" office:value="56941" calcext:value-type="float">
            <text:p>56941,00</text:p>
          </table:table-cell>
          <table:table-cell office:value-type="float" office:value="0.745145631067961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65" calcext:value-type="float">
            <text:p>65,00</text:p>
          </table:table-cell>
          <table:table-cell office:value-type="float" office:value="101003" calcext:value-type="float">
            <text:p>101003,00</text:p>
          </table:table-cell>
          <table:table-cell office:value-type="float" office:value="0.473148695229439" calcext:value-type="float">
            <text:p>0,47</text:p>
          </table:table-cell>
          <table:table-cell office:value-type="float" office:value="102775" calcext:value-type="float">
            <text:p>102775,00</text:p>
          </table:table-cell>
          <table:table-cell office:value-type="float" office:value="0.37731196054254" calcext:value-type="float">
            <text:p>0,38</text:p>
          </table:table-cell>
          <table:table-cell office:value-type="float" office:value="63917" calcext:value-type="float">
            <text:p>63917,00</text:p>
          </table:table-cell>
          <table:table-cell office:value-type="float" office:value="0.739811912225705" calcext:value-type="float">
            <text:p>0,74</text:p>
          </table:table-cell>
          <table:table-cell office:value-type="float" office:value="65421" calcext:value-type="float">
            <text:p>65421,00</text:p>
          </table:table-cell>
          <table:table-cell office:value-type="float" office:value="0.750623441396509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66" calcext:value-type="float">
            <text:p>66,00</text:p>
          </table:table-cell>
          <table:table-cell office:value-type="float" office:value="106872" calcext:value-type="float">
            <text:p>106872,00</text:p>
          </table:table-cell>
          <table:table-cell office:value-type="float" office:value="0.475098450773414" calcext:value-type="float">
            <text:p>0,48</text:p>
          </table:table-cell>
          <table:table-cell office:value-type="float" office:value="103874" calcext:value-type="float">
            <text:p>103874,00</text:p>
          </table:table-cell>
          <table:table-cell office:value-type="float" office:value="0.434724091520861" calcext:value-type="float">
            <text:p>0,43</text:p>
          </table:table-cell>
          <table:table-cell office:value-type="float" office:value="55527" calcext:value-type="float">
            <text:p>55527,00</text:p>
          </table:table-cell>
          <table:table-cell office:value-type="float" office:value="0.505263157894737" calcext:value-type="float">
            <text:p>0,51</text:p>
          </table:table-cell>
          <table:table-cell office:value-type="float" office:value="61853" calcext:value-type="float">
            <text:p>61853,00</text:p>
          </table:table-cell>
          <table:table-cell office:value-type="float" office:value="0.7425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67" calcext:value-type="float">
            <text:p>67,00</text:p>
          </table:table-cell>
          <table:table-cell office:value-type="float" office:value="98511" calcext:value-type="float">
            <text:p>98511,00</text:p>
          </table:table-cell>
          <table:table-cell office:value-type="float" office:value="0.488758546145464" calcext:value-type="float">
            <text:p>0,49</text:p>
          </table:table-cell>
          <table:table-cell office:value-type="float" office:value="101449" calcext:value-type="float">
            <text:p>101449,00</text:p>
          </table:table-cell>
          <table:table-cell office:value-type="float" office:value="0.413502109704641" calcext:value-type="float">
            <text:p>0,41</text:p>
          </table:table-cell>
          <table:table-cell office:value-type="float" office:value="70319" calcext:value-type="float">
            <text:p>70319,00</text:p>
          </table:table-cell>
          <table:table-cell office:value-type="float" office:value="0.441340782122905" calcext:value-type="float">
            <text:p>0,44</text:p>
          </table:table-cell>
          <table:table-cell office:value-type="float" office:value="56610" calcext:value-type="float">
            <text:p>56610,00</text:p>
          </table:table-cell>
          <table:table-cell office:value-type="float" office:value="0.761786600496278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68" calcext:value-type="float">
            <text:p>68,00</text:p>
          </table:table-cell>
          <table:table-cell office:value-type="float" office:value="100422" calcext:value-type="float">
            <text:p>100422,00</text:p>
          </table:table-cell>
          <table:table-cell office:value-type="float" office:value="0.458067691347068" calcext:value-type="float">
            <text:p>0,46</text:p>
          </table:table-cell>
          <table:table-cell office:value-type="float" office:value="99931" calcext:value-type="float">
            <text:p>99931,00</text:p>
          </table:table-cell>
          <table:table-cell office:value-type="float" office:value="0.502318392581144" calcext:value-type="float">
            <text:p>0,50</text:p>
          </table:table-cell>
          <table:table-cell office:value-type="float" office:value="67357" calcext:value-type="float">
            <text:p>67357,00</text:p>
          </table:table-cell>
          <table:table-cell office:value-type="float" office:value="0.501519756838906" calcext:value-type="float">
            <text:p>0,50</text:p>
          </table:table-cell>
          <table:table-cell office:value-type="float" office:value="56688" calcext:value-type="float">
            <text:p>56688,00</text:p>
          </table:table-cell>
          <table:table-cell office:value-type="float" office:value="0.764705882352941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69" calcext:value-type="float">
            <text:p>69,00</text:p>
          </table:table-cell>
          <table:table-cell office:value-type="float" office:value="100811" calcext:value-type="float">
            <text:p>100811,00</text:p>
          </table:table-cell>
          <table:table-cell office:value-type="float" office:value="0.457538184812474" calcext:value-type="float">
            <text:p>0,46</text:p>
          </table:table-cell>
          <table:table-cell office:value-type="float" office:value="101885" calcext:value-type="float">
            <text:p>101885,00</text:p>
          </table:table-cell>
          <table:table-cell office:value-type="float" office:value="0.471582181259601" calcext:value-type="float">
            <text:p>0,47</text:p>
          </table:table-cell>
          <table:table-cell office:value-type="float" office:value="54060" calcext:value-type="float">
            <text:p>54060,00</text:p>
          </table:table-cell>
          <table:table-cell office:value-type="float" office:value="0.646907216494845" calcext:value-type="float">
            <text:p>0,65</text:p>
          </table:table-cell>
          <table:table-cell office:value-type="float" office:value="55973" calcext:value-type="float">
            <text:p>55973,00</text:p>
          </table:table-cell>
          <table:table-cell office:value-type="float" office:value="0.826315789473684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70" calcext:value-type="float">
            <text:p>70,00</text:p>
          </table:table-cell>
          <table:table-cell office:value-type="float" office:value="102579" calcext:value-type="float">
            <text:p>102579,00</text:p>
          </table:table-cell>
          <table:table-cell office:value-type="float" office:value="0.475098922744648" calcext:value-type="float">
            <text:p>0,48</text:p>
          </table:table-cell>
          <table:table-cell office:value-type="float" office:value="102005" calcext:value-type="float">
            <text:p>102005,00</text:p>
          </table:table-cell>
          <table:table-cell office:value-type="float" office:value="0.501529051987768" calcext:value-type="float">
            <text:p>0,50</text:p>
          </table:table-cell>
          <table:table-cell office:value-type="float" office:value="51074" calcext:value-type="float">
            <text:p>51074,00</text:p>
          </table:table-cell>
          <table:table-cell office:value-type="float" office:value="0.710455764075067" calcext:value-type="float">
            <text:p>0,71</text:p>
          </table:table-cell>
          <table:table-cell office:value-type="float" office:value="54135" calcext:value-type="float">
            <text:p>54135,00</text:p>
          </table:table-cell>
          <table:table-cell office:value-type="float" office:value="0.841961852861035" calcext:value-type="float">
            <text:p>0,84</text:p>
          </table:table-cell>
          <table:table-cell table:number-columns-repeated="1015"/>
        </table:table-row>
        <table:table-row table:style-name="ro2">
          <table:table-cell office:value-type="float" office:value="71" calcext:value-type="float">
            <text:p>71,00</text:p>
          </table:table-cell>
          <table:table-cell office:value-type="float" office:value="101405" calcext:value-type="float">
            <text:p>101405,00</text:p>
          </table:table-cell>
          <table:table-cell office:value-type="float" office:value="0.434673473665299" calcext:value-type="float">
            <text:p>0,43</text:p>
          </table:table-cell>
          <table:table-cell office:value-type="float" office:value="102305" calcext:value-type="float">
            <text:p>102305,00</text:p>
          </table:table-cell>
          <table:table-cell office:value-type="float" office:value="0.488549618320611" calcext:value-type="float">
            <text:p>0,49</text:p>
          </table:table-cell>
          <table:table-cell office:value-type="float" office:value="44694" calcext:value-type="float">
            <text:p>44694,00</text:p>
          </table:table-cell>
          <table:table-cell office:value-type="float" office:value="0.679389312977099" calcext:value-type="float">
            <text:p>0,68</text:p>
          </table:table-cell>
          <table:table-cell office:value-type="float" office:value="66407" calcext:value-type="float">
            <text:p>66407,00</text:p>
          </table:table-cell>
          <table:table-cell office:value-type="float" office:value="0.88953488372093" calcext:value-type="float">
            <text:p>0,89</text:p>
          </table:table-cell>
          <table:table-cell table:number-columns-repeated="1015"/>
        </table:table-row>
        <table:table-row table:style-name="ro2">
          <table:table-cell office:value-type="float" office:value="72" calcext:value-type="float">
            <text:p>72,00</text:p>
          </table:table-cell>
          <table:table-cell office:value-type="float" office:value="97940" calcext:value-type="float">
            <text:p>97940,00</text:p>
          </table:table-cell>
          <table:table-cell office:value-type="float" office:value="0.447783954758459" calcext:value-type="float">
            <text:p>0,45</text:p>
          </table:table-cell>
          <table:table-cell office:value-type="float" office:value="103467" calcext:value-type="float">
            <text:p>103467,00</text:p>
          </table:table-cell>
          <table:table-cell office:value-type="float" office:value="0.502283105022831" calcext:value-type="float">
            <text:p>0,50</text:p>
          </table:table-cell>
          <table:table-cell office:value-type="float" office:value="65329" calcext:value-type="float">
            <text:p>65329,00</text:p>
          </table:table-cell>
          <table:table-cell office:value-type="float" office:value="0.763265306122449" calcext:value-type="float">
            <text:p>0,76</text:p>
          </table:table-cell>
          <table:table-cell office:value-type="float" office:value="57430" calcext:value-type="float">
            <text:p>57430,00</text:p>
          </table:table-cell>
          <table:table-cell office:value-type="float" office:value="0.848314606741573" calcext:value-type="float">
            <text:p>0,85</text:p>
          </table:table-cell>
          <table:table-cell table:number-columns-repeated="1015"/>
        </table:table-row>
        <table:table-row table:style-name="ro2">
          <table:table-cell office:value-type="float" office:value="73" calcext:value-type="float">
            <text:p>73,00</text:p>
          </table:table-cell>
          <table:table-cell office:value-type="float" office:value="102513" calcext:value-type="float">
            <text:p>102513,00</text:p>
          </table:table-cell>
          <table:table-cell office:value-type="float" office:value="0.492658211711174" calcext:value-type="float">
            <text:p>0,49</text:p>
          </table:table-cell>
          <table:table-cell office:value-type="float" office:value="103013" calcext:value-type="float">
            <text:p>103013,00</text:p>
          </table:table-cell>
          <table:table-cell office:value-type="float" office:value="0.49615975422427" calcext:value-type="float">
            <text:p>0,50</text:p>
          </table:table-cell>
          <table:table-cell office:value-type="float" office:value="31369" calcext:value-type="float">
            <text:p>31369,00</text:p>
          </table:table-cell>
          <table:table-cell office:value-type="float" office:value="0.261904761904762" calcext:value-type="float">
            <text:p>0,26</text:p>
          </table:table-cell>
          <table:table-cell office:value-type="float" office:value="53068" calcext:value-type="float">
            <text:p>53068,00</text:p>
          </table:table-cell>
          <table:table-cell office:value-type="float" office:value="0.875757575757576" calcext:value-type="float">
            <text:p>0,88</text:p>
          </table:table-cell>
          <table:table-cell table:number-columns-repeated="1015"/>
        </table:table-row>
        <table:table-row table:style-name="ro2">
          <table:table-cell office:value-type="float" office:value="74" calcext:value-type="float">
            <text:p>74,00</text:p>
          </table:table-cell>
          <table:table-cell office:value-type="float" office:value="100438" calcext:value-type="float">
            <text:p>100438,00</text:p>
          </table:table-cell>
          <table:table-cell office:value-type="float" office:value="0.519982896094775" calcext:value-type="float">
            <text:p>0,52</text:p>
          </table:table-cell>
          <table:table-cell office:value-type="float" office:value="104562" calcext:value-type="float">
            <text:p>104562,00</text:p>
          </table:table-cell>
          <table:table-cell office:value-type="float" office:value="0.391927083333333" calcext:value-type="float">
            <text:p>0,39</text:p>
          </table:table-cell>
          <table:table-cell office:value-type="float" office:value="51054" calcext:value-type="float">
            <text:p>51054,00</text:p>
          </table:table-cell>
          <table:table-cell office:value-type="float" office:value="0.714285714285714" calcext:value-type="float">
            <text:p>0,71</text:p>
          </table:table-cell>
          <table:table-cell office:value-type="float" office:value="47945" calcext:value-type="float">
            <text:p>47945,00</text:p>
          </table:table-cell>
          <table:table-cell office:value-type="float" office:value="0.756062767475036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75" calcext:value-type="float">
            <text:p>75,00</text:p>
          </table:table-cell>
          <table:table-cell office:value-type="float" office:value="96993" calcext:value-type="float">
            <text:p>96993,00</text:p>
          </table:table-cell>
          <table:table-cell office:value-type="float" office:value="0.44972956102146" calcext:value-type="float">
            <text:p>0,45</text:p>
          </table:table-cell>
          <table:table-cell office:value-type="float" office:value="101866" calcext:value-type="float">
            <text:p>101866,00</text:p>
          </table:table-cell>
          <table:table-cell office:value-type="float" office:value="0.396551724137931" calcext:value-type="float">
            <text:p>0,40</text:p>
          </table:table-cell>
          <table:table-cell office:value-type="float" office:value="51587" calcext:value-type="float">
            <text:p>51587,00</text:p>
          </table:table-cell>
          <table:table-cell office:value-type="float" office:value="0.677966101694915" calcext:value-type="float">
            <text:p>0,68</text:p>
          </table:table-cell>
          <table:table-cell office:value-type="float" office:value="56457" calcext:value-type="float">
            <text:p>56457,00</text:p>
          </table:table-cell>
          <table:table-cell office:value-type="float" office:value="0.843243243243243" calcext:value-type="float">
            <text:p>0,84</text:p>
          </table:table-cell>
          <table:table-cell table:number-columns-repeated="1015"/>
        </table:table-row>
        <table:table-row table:style-name="ro2">
          <table:table-cell office:value-type="float" office:value="76" calcext:value-type="float">
            <text:p>76,00</text:p>
          </table:table-cell>
          <table:table-cell office:value-type="float" office:value="107021" calcext:value-type="float">
            <text:p>107021,00</text:p>
          </table:table-cell>
          <table:table-cell office:value-type="float" office:value="0.451683981992421" calcext:value-type="float">
            <text:p>0,45</text:p>
          </table:table-cell>
          <table:table-cell office:value-type="float" office:value="99467" calcext:value-type="float">
            <text:p>99467,00</text:p>
          </table:table-cell>
          <table:table-cell office:value-type="float" office:value="0.37731196054254" calcext:value-type="float">
            <text:p>0,38</text:p>
          </table:table-cell>
          <table:table-cell office:value-type="float" office:value="52459" calcext:value-type="float">
            <text:p>52459,00</text:p>
          </table:table-cell>
          <table:table-cell office:value-type="float" office:value="0.754807692307692" calcext:value-type="float">
            <text:p>0,75</text:p>
          </table:table-cell>
          <table:table-cell office:value-type="float" office:value="63630" calcext:value-type="float">
            <text:p>63630,00</text:p>
          </table:table-cell>
          <table:table-cell office:value-type="float" office:value="0.824146981627296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77" calcext:value-type="float">
            <text:p>77,00</text:p>
          </table:table-cell>
          <table:table-cell office:value-type="float" office:value="100642" calcext:value-type="float">
            <text:p>100642,00</text:p>
          </table:table-cell>
          <table:table-cell office:value-type="float" office:value="0.428267940358058" calcext:value-type="float">
            <text:p>0,43</text:p>
          </table:table-cell>
          <table:table-cell office:value-type="float" office:value="102787" calcext:value-type="float">
            <text:p>102787,00</text:p>
          </table:table-cell>
          <table:table-cell office:value-type="float" office:value="0.389913899138991" calcext:value-type="float">
            <text:p>0,39</text:p>
          </table:table-cell>
          <table:table-cell office:value-type="float" office:value="52682" calcext:value-type="float">
            <text:p>52682,00</text:p>
          </table:table-cell>
          <table:table-cell office:value-type="float" office:value="1" calcext:value-type="float">
            <text:p>1,00</text:p>
          </table:table-cell>
          <table:table-cell office:value-type="float" office:value="44829" calcext:value-type="float">
            <text:p>44829,00</text:p>
          </table:table-cell>
          <table:table-cell office:value-type="float" office:value="0.625984251968504" calcext:value-type="float">
            <text:p>0,63</text:p>
          </table:table-cell>
          <table:table-cell table:number-columns-repeated="1015"/>
        </table:table-row>
        <table:table-row table:style-name="ro2">
          <table:table-cell office:value-type="float" office:value="78" calcext:value-type="float">
            <text:p>78,00</text:p>
          </table:table-cell>
          <table:table-cell office:value-type="float" office:value="105983" calcext:value-type="float">
            <text:p>105983,00</text:p>
          </table:table-cell>
          <table:table-cell office:value-type="float" office:value="0.442471680865035" calcext:value-type="float">
            <text:p>0,44</text:p>
          </table:table-cell>
          <table:table-cell office:value-type="float" office:value="101470" calcext:value-type="float">
            <text:p>101470,00</text:p>
          </table:table-cell>
          <table:table-cell office:value-type="float" office:value="0.394607843137255" calcext:value-type="float">
            <text:p>0,39</text:p>
          </table:table-cell>
          <table:table-cell office:value-type="float" office:value="50285" calcext:value-type="float">
            <text:p>50285,00</text:p>
          </table:table-cell>
          <table:table-cell office:value-type="float" office:value="0.895569620253164" calcext:value-type="float">
            <text:p>0,90</text:p>
          </table:table-cell>
          <table:table-cell office:value-type="float" office:value="68124" calcext:value-type="float">
            <text:p>68124,00</text:p>
          </table:table-cell>
          <table:table-cell office:value-type="float" office:value="0.160791887976823" calcext:value-type="float">
            <text:p>0,16</text:p>
          </table:table-cell>
          <table:table-cell table:number-columns-repeated="1015"/>
        </table:table-row>
        <table:table-row table:style-name="ro2">
          <table:table-cell office:value-type="float" office:value="79" calcext:value-type="float">
            <text:p>79,00</text:p>
          </table:table-cell>
          <table:table-cell office:value-type="float" office:value="104112" calcext:value-type="float">
            <text:p>104112,00</text:p>
          </table:table-cell>
          <table:table-cell office:value-type="float" office:value="0.438023593418013" calcext:value-type="float">
            <text:p>0,44</text:p>
          </table:table-cell>
          <table:table-cell office:value-type="float" office:value="103747" calcext:value-type="float">
            <text:p>103747,00</text:p>
          </table:table-cell>
          <table:table-cell office:value-type="float" office:value="0.386223862238622" calcext:value-type="float">
            <text:p>0,39</text:p>
          </table:table-cell>
          <table:table-cell office:value-type="float" office:value="52206" calcext:value-type="float">
            <text:p>52206,00</text:p>
          </table:table-cell>
          <table:table-cell office:value-type="float" office:value="0.773638968481375" calcext:value-type="float">
            <text:p>0,77</text:p>
          </table:table-cell>
          <table:table-cell office:value-type="float" office:value="64100" calcext:value-type="float">
            <text:p>64100,00</text:p>
          </table:table-cell>
          <table:table-cell office:value-type="float" office:value="0.747549019607843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80" calcext:value-type="float">
            <text:p>80,00</text:p>
          </table:table-cell>
          <table:table-cell office:value-type="float" office:value="108204" calcext:value-type="float">
            <text:p>108204,00</text:p>
          </table:table-cell>
          <table:table-cell office:value-type="float" office:value="0.395096240601654" calcext:value-type="float">
            <text:p>0,40</text:p>
          </table:table-cell>
          <table:table-cell office:value-type="float" office:value="103316" calcext:value-type="float">
            <text:p>103316,00</text:p>
          </table:table-cell>
          <table:table-cell office:value-type="float" office:value="0.394278606965174" calcext:value-type="float">
            <text:p>0,39</text:p>
          </table:table-cell>
          <table:table-cell office:value-type="float" office:value="50570" calcext:value-type="float">
            <text:p>50570,00</text:p>
          </table:table-cell>
          <table:table-cell office:value-type="float" office:value="0.711392405063291" calcext:value-type="float">
            <text:p>0,71</text:p>
          </table:table-cell>
          <table:table-cell office:value-type="float" office:value="57257" calcext:value-type="float">
            <text:p>57257,00</text:p>
          </table:table-cell>
          <table:table-cell office:value-type="float" office:value="0.727047146401985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81" calcext:value-type="float">
            <text:p>81,00</text:p>
          </table:table-cell>
          <table:table-cell office:value-type="float" office:value="94400" calcext:value-type="float">
            <text:p>94400,00</text:p>
          </table:table-cell>
          <table:table-cell office:value-type="float" office:value="0.488765847729522" calcext:value-type="float">
            <text:p>0,49</text:p>
          </table:table-cell>
          <table:table-cell office:value-type="float" office:value="102890" calcext:value-type="float">
            <text:p>102890,00</text:p>
          </table:table-cell>
          <table:table-cell office:value-type="float" office:value="0.388206388206388" calcext:value-type="float">
            <text:p>0,39</text:p>
          </table:table-cell>
          <table:table-cell office:value-type="float" office:value="45310" calcext:value-type="float">
            <text:p>45310,00</text:p>
          </table:table-cell>
          <table:table-cell office:value-type="float" office:value="0.734177215189873" calcext:value-type="float">
            <text:p>0,73</text:p>
          </table:table-cell>
          <table:table-cell office:value-type="float" office:value="59736" calcext:value-type="float">
            <text:p>59736,00</text:p>
          </table:table-cell>
          <table:table-cell office:value-type="float" office:value="0.761904761904762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82" calcext:value-type="float">
            <text:p>82,00</text:p>
          </table:table-cell>
          <table:table-cell office:value-type="float" office:value="107071" calcext:value-type="float">
            <text:p>107071,00</text:p>
          </table:table-cell>
          <table:table-cell office:value-type="float" office:value="0.45948211697027" calcext:value-type="float">
            <text:p>0,46</text:p>
          </table:table-cell>
          <table:table-cell office:value-type="float" office:value="101776" calcext:value-type="float">
            <text:p>101776,00</text:p>
          </table:table-cell>
          <table:table-cell office:value-type="float" office:value="0.393120393120393" calcext:value-type="float">
            <text:p>0,39</text:p>
          </table:table-cell>
          <table:table-cell office:value-type="float" office:value="51773" calcext:value-type="float">
            <text:p>51773,00</text:p>
          </table:table-cell>
          <table:table-cell office:value-type="float" office:value="0.721518987341772" calcext:value-type="float">
            <text:p>0,72</text:p>
          </table:table-cell>
          <table:table-cell office:value-type="float" office:value="65164" calcext:value-type="float">
            <text:p>65164,00</text:p>
          </table:table-cell>
          <table:table-cell office:value-type="float" office:value="0.745635910224439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83" calcext:value-type="float">
            <text:p>83,00</text:p>
          </table:table-cell>
          <table:table-cell office:value-type="float" office:value="102062" calcext:value-type="float">
            <text:p>102062,00</text:p>
          </table:table-cell>
          <table:table-cell office:value-type="float" office:value="0.40153430809067" calcext:value-type="float">
            <text:p>0,40</text:p>
          </table:table-cell>
          <table:table-cell office:value-type="float" office:value="99741" calcext:value-type="float">
            <text:p>99741,00</text:p>
          </table:table-cell>
          <table:table-cell office:value-type="float" office:value="0.380541871921182" calcext:value-type="float">
            <text:p>0,38</text:p>
          </table:table-cell>
          <table:table-cell office:value-type="float" office:value="54994" calcext:value-type="float">
            <text:p>54994,00</text:p>
          </table:table-cell>
          <table:table-cell office:value-type="float" office:value="0.669270833333333" calcext:value-type="float">
            <text:p>0,67</text:p>
          </table:table-cell>
          <table:table-cell office:value-type="float" office:value="61699" calcext:value-type="float">
            <text:p>61699,00</text:p>
          </table:table-cell>
          <table:table-cell office:value-type="float" office:value="0.7455919395466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84" calcext:value-type="float">
            <text:p>84,00</text:p>
          </table:table-cell>
          <table:table-cell office:value-type="float" office:value="94225" calcext:value-type="float">
            <text:p>94225,00</text:p>
          </table:table-cell>
          <table:table-cell office:value-type="float" office:value="0.50631901573255" calcext:value-type="float">
            <text:p>0,51</text:p>
          </table:table-cell>
          <table:table-cell office:value-type="float" office:value="101588" calcext:value-type="float">
            <text:p>101588,00</text:p>
          </table:table-cell>
          <table:table-cell office:value-type="float" office:value="0.386897404202719" calcext:value-type="float">
            <text:p>0,39</text:p>
          </table:table-cell>
          <table:table-cell office:value-type="float" office:value="58322" calcext:value-type="float">
            <text:p>58322,00</text:p>
          </table:table-cell>
          <table:table-cell office:value-type="float" office:value="0.65038560411311" calcext:value-type="float">
            <text:p>0,65</text:p>
          </table:table-cell>
          <table:table-cell office:value-type="float" office:value="66859" calcext:value-type="float">
            <text:p>66859,00</text:p>
          </table:table-cell>
          <table:table-cell office:value-type="float" office:value="0.738916256157635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85" calcext:value-type="float">
            <text:p>85,00</text:p>
          </table:table-cell>
          <table:table-cell office:value-type="float" office:value="103532" calcext:value-type="float">
            <text:p>103532,00</text:p>
          </table:table-cell>
          <table:table-cell office:value-type="float" office:value="0.420463245282581" calcext:value-type="float">
            <text:p>0,42</text:p>
          </table:table-cell>
          <table:table-cell office:value-type="float" office:value="100512" calcext:value-type="float">
            <text:p>100512,00</text:p>
          </table:table-cell>
          <table:table-cell office:value-type="float" office:value="0.405336721728081" calcext:value-type="float">
            <text:p>0,41</text:p>
          </table:table-cell>
          <table:table-cell office:value-type="float" office:value="55779" calcext:value-type="float">
            <text:p>55779,00</text:p>
          </table:table-cell>
          <table:table-cell office:value-type="float" office:value="0.588039867109635" calcext:value-type="float">
            <text:p>0,59</text:p>
          </table:table-cell>
          <table:table-cell office:value-type="float" office:value="57743" calcext:value-type="float">
            <text:p>57743,00</text:p>
          </table:table-cell>
          <table:table-cell office:value-type="float" office:value="0.735148514851485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86" calcext:value-type="float">
            <text:p>86,00</text:p>
          </table:table-cell>
          <table:table-cell office:value-type="float" office:value="102157" calcext:value-type="float">
            <text:p>102157,00</text:p>
          </table:table-cell>
          <table:table-cell office:value-type="float" office:value="0.444421887582188" calcext:value-type="float">
            <text:p>0,44</text:p>
          </table:table-cell>
          <table:table-cell office:value-type="float" office:value="102394" calcext:value-type="float">
            <text:p>102394,00</text:p>
          </table:table-cell>
          <table:table-cell office:value-type="float" office:value="0.435506241331484" calcext:value-type="float">
            <text:p>0,44</text:p>
          </table:table-cell>
          <table:table-cell office:value-type="float" office:value="67869" calcext:value-type="float">
            <text:p>67869,00</text:p>
          </table:table-cell>
          <table:table-cell office:value-type="float" office:value="0.537216828478964" calcext:value-type="float">
            <text:p>0,54</text:p>
          </table:table-cell>
          <table:table-cell office:value-type="float" office:value="62317" calcext:value-type="float">
            <text:p>62317,00</text:p>
          </table:table-cell>
          <table:table-cell office:value-type="float" office:value="0.758620689655172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87" calcext:value-type="float">
            <text:p>87,00</text:p>
          </table:table-cell>
          <table:table-cell office:value-type="float" office:value="107586" calcext:value-type="float">
            <text:p>107586,00</text:p>
          </table:table-cell>
          <table:table-cell office:value-type="float" office:value="0.447781427368695" calcext:value-type="float">
            <text:p>0,45</text:p>
          </table:table-cell>
          <table:table-cell office:value-type="float" office:value="100085" calcext:value-type="float">
            <text:p>100085,00</text:p>
          </table:table-cell>
          <table:table-cell office:value-type="float" office:value="0.438818565400844" calcext:value-type="float">
            <text:p>0,44</text:p>
          </table:table-cell>
          <table:table-cell office:value-type="float" office:value="64885" calcext:value-type="float">
            <text:p>64885,00</text:p>
          </table:table-cell>
          <table:table-cell office:value-type="float" office:value="0.524725274725275" calcext:value-type="float">
            <text:p>0,52</text:p>
          </table:table-cell>
          <table:table-cell office:value-type="float" office:value="64724" calcext:value-type="float">
            <text:p>64724,00</text:p>
          </table:table-cell>
          <table:table-cell office:value-type="float" office:value="0.74314214463840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88" calcext:value-type="float">
            <text:p>88,00</text:p>
          </table:table-cell>
          <table:table-cell office:value-type="float" office:value="101859" calcext:value-type="float">
            <text:p>101859,00</text:p>
          </table:table-cell>
          <table:table-cell office:value-type="float" office:value="0.447780930835344" calcext:value-type="float">
            <text:p>0,45</text:p>
          </table:table-cell>
          <table:table-cell office:value-type="float" office:value="102149" calcext:value-type="float">
            <text:p>102149,00</text:p>
          </table:table-cell>
          <table:table-cell office:value-type="float" office:value="0.406756756756757" calcext:value-type="float">
            <text:p>0,41</text:p>
          </table:table-cell>
          <table:table-cell office:value-type="float" office:value="48310" calcext:value-type="float">
            <text:p>48310,00</text:p>
          </table:table-cell>
          <table:table-cell office:value-type="float" office:value="0.723785166240409" calcext:value-type="float">
            <text:p>0,72</text:p>
          </table:table-cell>
          <table:table-cell office:value-type="float" office:value="63097" calcext:value-type="float">
            <text:p>63097,00</text:p>
          </table:table-cell>
          <table:table-cell office:value-type="float" office:value="0.748768472906404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89" calcext:value-type="float">
            <text:p>89,00</text:p>
          </table:table-cell>
          <table:table-cell office:value-type="float" office:value="101919" calcext:value-type="float">
            <text:p>101919,00</text:p>
          </table:table-cell>
          <table:table-cell office:value-type="float" office:value="0.496562852390428" calcext:value-type="float">
            <text:p>0,50</text:p>
          </table:table-cell>
          <table:table-cell office:value-type="float" office:value="102743" calcext:value-type="float">
            <text:p>102743,00</text:p>
          </table:table-cell>
          <table:table-cell office:value-type="float" office:value="0.486902927580894" calcext:value-type="float">
            <text:p>0,49</text:p>
          </table:table-cell>
          <table:table-cell office:value-type="float" office:value="43815" calcext:value-type="float">
            <text:p>43815,00</text:p>
          </table:table-cell>
          <table:table-cell office:value-type="float" office:value="0.768041237113402" calcext:value-type="float">
            <text:p>0,77</text:p>
          </table:table-cell>
          <table:table-cell office:value-type="float" office:value="65451" calcext:value-type="float">
            <text:p>65451,00</text:p>
          </table:table-cell>
          <table:table-cell office:value-type="float" office:value="0.819148936170213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90" calcext:value-type="float">
            <text:p>90,00</text:p>
          </table:table-cell>
          <table:table-cell office:value-type="float" office:value="101329" calcext:value-type="float">
            <text:p>101329,00</text:p>
          </table:table-cell>
          <table:table-cell office:value-type="float" office:value="0.438024660177258" calcext:value-type="float">
            <text:p>0,44</text:p>
          </table:table-cell>
          <table:table-cell office:value-type="float" office:value="100886" calcext:value-type="float">
            <text:p>100886,00</text:p>
          </table:table-cell>
          <table:table-cell office:value-type="float" office:value="0.492625368731563" calcext:value-type="float">
            <text:p>0,49</text:p>
          </table:table-cell>
          <table:table-cell office:value-type="float" office:value="53357" calcext:value-type="float">
            <text:p>53357,00</text:p>
          </table:table-cell>
          <table:table-cell office:value-type="float" office:value="0.136614340263046" calcext:value-type="float">
            <text:p>0,14</text:p>
          </table:table-cell>
          <table:table-cell office:value-type="float" office:value="56702" calcext:value-type="float">
            <text:p>56702,00</text:p>
          </table:table-cell>
          <table:table-cell office:value-type="float" office:value="0.757033248081841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91" calcext:value-type="float">
            <text:p>91,00</text:p>
          </table:table-cell>
          <table:table-cell office:value-type="float" office:value="101663" calcext:value-type="float">
            <text:p>101663,00</text:p>
          </table:table-cell>
          <table:table-cell office:value-type="float" office:value="0.451683807996854" calcext:value-type="float">
            <text:p>0,45</text:p>
          </table:table-cell>
          <table:table-cell office:value-type="float" office:value="100933" calcext:value-type="float">
            <text:p>100933,00</text:p>
          </table:table-cell>
          <table:table-cell office:value-type="float" office:value="0.50462962962963" calcext:value-type="float">
            <text:p>0,50</text:p>
          </table:table-cell>
          <table:table-cell office:value-type="float" office:value="58162" calcext:value-type="float">
            <text:p>58162,00</text:p>
          </table:table-cell>
          <table:table-cell office:value-type="float" office:value="0.651399491094147" calcext:value-type="float">
            <text:p>0,65</text:p>
          </table:table-cell>
          <table:table-cell office:value-type="float" office:value="61557" calcext:value-type="float">
            <text:p>61557,00</text:p>
          </table:table-cell>
          <table:table-cell office:value-type="float" office:value="0.768079800498753" calcext:value-type="float">
            <text:p>0,77</text:p>
          </table:table-cell>
          <table:table-cell table:number-columns-repeated="1015"/>
        </table:table-row>
        <table:table-row table:style-name="ro2">
          <table:table-cell office:value-type="float" office:value="92" calcext:value-type="float">
            <text:p>92,00</text:p>
          </table:table-cell>
          <table:table-cell office:value-type="float" office:value="93502" calcext:value-type="float">
            <text:p>93502,00</text:p>
          </table:table-cell>
          <table:table-cell office:value-type="float" office:value="0.430776367885871" calcext:value-type="float">
            <text:p>0,43</text:p>
          </table:table-cell>
          <table:table-cell office:value-type="float" office:value="101920" calcext:value-type="float">
            <text:p>101920,00</text:p>
          </table:table-cell>
          <table:table-cell office:value-type="float" office:value="0.48297213622291" calcext:value-type="float">
            <text:p>0,48</text:p>
          </table:table-cell>
          <table:table-cell office:value-type="float" office:value="60726" calcext:value-type="float">
            <text:p>60726,00</text:p>
          </table:table-cell>
          <table:table-cell office:value-type="float" office:value="0.635658914728682" calcext:value-type="float">
            <text:p>0,64</text:p>
          </table:table-cell>
          <table:table-cell office:value-type="float" office:value="57384" calcext:value-type="float">
            <text:p>57384,00</text:p>
          </table:table-cell>
          <table:table-cell office:value-type="float" office:value="0.815934065934066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93" calcext:value-type="float">
            <text:p>93,00</text:p>
          </table:table-cell>
          <table:table-cell office:value-type="float" office:value="100358" calcext:value-type="float">
            <text:p>100358,00</text:p>
          </table:table-cell>
          <table:table-cell office:value-type="float" office:value="0.406803867229168" calcext:value-type="float">
            <text:p>0,41</text:p>
          </table:table-cell>
          <table:table-cell office:value-type="float" office:value="103969" calcext:value-type="float">
            <text:p>103969,00</text:p>
          </table:table-cell>
          <table:table-cell office:value-type="float" office:value="0.453731343283582" calcext:value-type="float">
            <text:p>0,45</text:p>
          </table:table-cell>
          <table:table-cell office:value-type="float" office:value="64470" calcext:value-type="float">
            <text:p>64470,00</text:p>
          </table:table-cell>
          <table:table-cell office:value-type="float" office:value="0.643589743589744" calcext:value-type="float">
            <text:p>0,64</text:p>
          </table:table-cell>
          <table:table-cell office:value-type="float" office:value="55879" calcext:value-type="float">
            <text:p>55879,00</text:p>
          </table:table-cell>
          <table:table-cell office:value-type="float" office:value="0.817941952506596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94" calcext:value-type="float">
            <text:p>94,00</text:p>
          </table:table-cell>
          <table:table-cell office:value-type="float" office:value="110427" calcext:value-type="float">
            <text:p>110427,00</text:p>
          </table:table-cell>
          <table:table-cell office:value-type="float" office:value="0.432171009060437" calcext:value-type="float">
            <text:p>0,43</text:p>
          </table:table-cell>
          <table:table-cell office:value-type="float" office:value="103584" calcext:value-type="float">
            <text:p>103584,00</text:p>
          </table:table-cell>
          <table:table-cell office:value-type="float" office:value="0.382822085889571" calcext:value-type="float">
            <text:p>0,38</text:p>
          </table:table-cell>
          <table:table-cell office:value-type="float" office:value="54807" calcext:value-type="float">
            <text:p>54807,00</text:p>
          </table:table-cell>
          <table:table-cell office:value-type="float" office:value="0.662337662337662" calcext:value-type="float">
            <text:p>0,66</text:p>
          </table:table-cell>
          <table:table-cell office:value-type="float" office:value="69340" calcext:value-type="float">
            <text:p>69340,00</text:p>
          </table:table-cell>
          <table:table-cell office:value-type="float" office:value="0.781491002570694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95" calcext:value-type="float">
            <text:p>95,00</text:p>
          </table:table-cell>
          <table:table-cell office:value-type="float" office:value="102849" calcext:value-type="float">
            <text:p>102849,00</text:p>
          </table:table-cell>
          <table:table-cell office:value-type="float" office:value="0.455586364570037" calcext:value-type="float">
            <text:p>0,46</text:p>
          </table:table-cell>
          <table:table-cell office:value-type="float" office:value="101626" calcext:value-type="float">
            <text:p>101626,00</text:p>
          </table:table-cell>
          <table:table-cell office:value-type="float" office:value="0.394088669950739" calcext:value-type="float">
            <text:p>0,39</text:p>
          </table:table-cell>
          <table:table-cell office:value-type="float" office:value="57006" calcext:value-type="float">
            <text:p>57006,00</text:p>
          </table:table-cell>
          <table:table-cell office:value-type="float" office:value="0.658974358974359" calcext:value-type="float">
            <text:p>0,66</text:p>
          </table:table-cell>
          <table:table-cell office:value-type="float" office:value="60812" calcext:value-type="float">
            <text:p>60812,00</text:p>
          </table:table-cell>
          <table:table-cell office:value-type="float" office:value="0.634005763688761" calcext:value-type="float">
            <text:p>0,63</text:p>
          </table:table-cell>
          <table:table-cell table:number-columns-repeated="1015"/>
        </table:table-row>
        <table:table-row table:style-name="ro2">
          <table:table-cell office:value-type="float" office:value="96" calcext:value-type="float">
            <text:p>96,00</text:p>
          </table:table-cell>
          <table:table-cell office:value-type="float" office:value="102453" calcext:value-type="float">
            <text:p>102453,00</text:p>
          </table:table-cell>
          <table:table-cell office:value-type="float" office:value="0.44192765118826" calcext:value-type="float">
            <text:p>0,44</text:p>
          </table:table-cell>
          <table:table-cell office:value-type="float" office:value="102414" calcext:value-type="float">
            <text:p>102414,00</text:p>
          </table:table-cell>
          <table:table-cell office:value-type="float" office:value="0.395061728395062" calcext:value-type="float">
            <text:p>0,40</text:p>
          </table:table-cell>
          <table:table-cell office:value-type="float" office:value="57938" calcext:value-type="float">
            <text:p>57938,00</text:p>
          </table:table-cell>
          <table:table-cell office:value-type="float" office:value="0.652173913043478" calcext:value-type="float">
            <text:p>0,65</text:p>
          </table:table-cell>
          <table:table-cell office:value-type="float" office:value="55413" calcext:value-type="float">
            <text:p>55413,00</text:p>
          </table:table-cell>
          <table:table-cell office:value-type="float" office:value="0.75609756097561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97" calcext:value-type="float">
            <text:p>97,00</text:p>
          </table:table-cell>
          <table:table-cell office:value-type="float" office:value="94763" calcext:value-type="float">
            <text:p>94763,00</text:p>
          </table:table-cell>
          <table:table-cell office:value-type="float" office:value="0.51412444167014" calcext:value-type="float">
            <text:p>0,51</text:p>
          </table:table-cell>
          <table:table-cell office:value-type="float" office:value="102837" calcext:value-type="float">
            <text:p>102837,00</text:p>
          </table:table-cell>
          <table:table-cell office:value-type="float" office:value="0.392373923739237" calcext:value-type="float">
            <text:p>0,39</text:p>
          </table:table-cell>
          <table:table-cell office:value-type="float" office:value="58178" calcext:value-type="float">
            <text:p>58178,00</text:p>
          </table:table-cell>
          <table:table-cell office:value-type="float" office:value="0.657430730478589" calcext:value-type="float">
            <text:p>0,66</text:p>
          </table:table-cell>
          <table:table-cell office:value-type="float" office:value="54033" calcext:value-type="float">
            <text:p>54033,00</text:p>
          </table:table-cell>
          <table:table-cell office:value-type="float" office:value="0.750623441396509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98" calcext:value-type="float">
            <text:p>98,00</text:p>
          </table:table-cell>
          <table:table-cell office:value-type="float" office:value="101579" calcext:value-type="float">
            <text:p>101579,00</text:p>
          </table:table-cell>
          <table:table-cell office:value-type="float" office:value="0.532147014529043" calcext:value-type="float">
            <text:p>0,53</text:p>
          </table:table-cell>
          <table:table-cell office:value-type="float" office:value="104744" calcext:value-type="float">
            <text:p>104744,00</text:p>
          </table:table-cell>
          <table:table-cell office:value-type="float" office:value="0.38833746898263" calcext:value-type="float">
            <text:p>0,39</text:p>
          </table:table-cell>
          <table:table-cell office:value-type="float" office:value="56580" calcext:value-type="float">
            <text:p>56580,00</text:p>
          </table:table-cell>
          <table:table-cell office:value-type="float" office:value="0.669211195928753" calcext:value-type="float">
            <text:p>0,67</text:p>
          </table:table-cell>
          <table:table-cell office:value-type="float" office:value="59120" calcext:value-type="float">
            <text:p>59120,00</text:p>
          </table:table-cell>
          <table:table-cell office:value-type="float" office:value="0.797435897435897" calcext:value-type="float">
            <text:p>0,80</text:p>
          </table:table-cell>
          <table:table-cell table:number-columns-repeated="1015"/>
        </table:table-row>
        <table:table-row table:style-name="ro2">
          <table:table-cell office:value-type="float" office:value="99" calcext:value-type="float">
            <text:p>99,00</text:p>
          </table:table-cell>
          <table:table-cell office:value-type="float" office:value="99696" calcext:value-type="float">
            <text:p>99696,00</text:p>
          </table:table-cell>
          <table:table-cell office:value-type="float" office:value="0.447778327378694" calcext:value-type="float">
            <text:p>0,45</text:p>
          </table:table-cell>
          <table:table-cell office:value-type="float" office:value="104582" calcext:value-type="float">
            <text:p>104582,00</text:p>
          </table:table-cell>
          <table:table-cell office:value-type="float" office:value="0.379310344827586" calcext:value-type="float">
            <text:p>0,38</text:p>
          </table:table-cell>
          <table:table-cell office:value-type="float" office:value="51139" calcext:value-type="float">
            <text:p>51139,00</text:p>
          </table:table-cell>
          <table:table-cell office:value-type="float" office:value="0.702842377260982" calcext:value-type="float">
            <text:p>0,70</text:p>
          </table:table-cell>
          <table:table-cell office:value-type="float" office:value="54764" calcext:value-type="float">
            <text:p>54764,00</text:p>
          </table:table-cell>
          <table:table-cell office:value-type="float" office:value="0.820375335120643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00" calcext:value-type="float">
            <text:p>100,00</text:p>
          </table:table-cell>
          <table:table-cell office:value-type="float" office:value="101337" calcext:value-type="float">
            <text:p>101337,00</text:p>
          </table:table-cell>
          <table:table-cell office:value-type="float" office:value="0.489255955009864" calcext:value-type="float">
            <text:p>0,49</text:p>
          </table:table-cell>
          <table:table-cell office:value-type="float" office:value="104427" calcext:value-type="float">
            <text:p>104427,00</text:p>
          </table:table-cell>
          <table:table-cell office:value-type="float" office:value="0.375460122699386" calcext:value-type="float">
            <text:p>0,38</text:p>
          </table:table-cell>
          <table:table-cell office:value-type="float" office:value="38664" calcext:value-type="float">
            <text:p>38664,00</text:p>
          </table:table-cell>
          <table:table-cell office:value-type="float" office:value="0.175270108043217" calcext:value-type="float">
            <text:p>0,18</text:p>
          </table:table-cell>
          <table:table-cell office:value-type="float" office:value="65044" calcext:value-type="float">
            <text:p>65044,00</text:p>
          </table:table-cell>
          <table:table-cell office:value-type="float" office:value="0.895953757225434" calcext:value-type="float">
            <text:p>0,90</text:p>
          </table:table-cell>
          <table:table-cell table:number-columns-repeated="1015"/>
        </table:table-row>
        <table:table-row table:style-name="ro2">
          <table:table-cell office:value-type="float" office:value="101" calcext:value-type="float">
            <text:p>101,00</text:p>
          </table:table-cell>
          <table:table-cell office:value-type="float" office:value="100734" calcext:value-type="float">
            <text:p>100734,00</text:p>
          </table:table-cell>
          <table:table-cell office:value-type="float" office:value="0.496564813960059" calcext:value-type="float">
            <text:p>0,50</text:p>
          </table:table-cell>
          <table:table-cell office:value-type="float" office:value="99600" calcext:value-type="float">
            <text:p>99600,00</text:p>
          </table:table-cell>
          <table:table-cell office:value-type="float" office:value="0.383004926108374" calcext:value-type="float">
            <text:p>0,38</text:p>
          </table:table-cell>
          <table:table-cell office:value-type="float" office:value="54276" calcext:value-type="float">
            <text:p>54276,00</text:p>
          </table:table-cell>
          <table:table-cell office:value-type="float" office:value="0.664961636828645" calcext:value-type="float">
            <text:p>0,66</text:p>
          </table:table-cell>
          <table:table-cell office:value-type="float" office:value="67091" calcext:value-type="float">
            <text:p>67091,00</text:p>
          </table:table-cell>
          <table:table-cell office:value-type="float" office:value="0.748344370860927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02" calcext:value-type="float">
            <text:p>102,00</text:p>
          </table:table-cell>
          <table:table-cell office:value-type="float" office:value="101695" calcext:value-type="float">
            <text:p>101695,00</text:p>
          </table:table-cell>
          <table:table-cell office:value-type="float" office:value="0.485356938960463" calcext:value-type="float">
            <text:p>0,49</text:p>
          </table:table-cell>
          <table:table-cell office:value-type="float" office:value="101233" calcext:value-type="float">
            <text:p>101233,00</text:p>
          </table:table-cell>
          <table:table-cell office:value-type="float" office:value="0.385467980295566" calcext:value-type="float">
            <text:p>0,39</text:p>
          </table:table-cell>
          <table:table-cell office:value-type="float" office:value="59659" calcext:value-type="float">
            <text:p>59659,00</text:p>
          </table:table-cell>
          <table:table-cell office:value-type="float" office:value="0.656410256410257" calcext:value-type="float">
            <text:p>0,66</text:p>
          </table:table-cell>
          <table:table-cell office:value-type="float" office:value="74093" calcext:value-type="float">
            <text:p>74093,00</text:p>
          </table:table-cell>
          <table:table-cell office:value-type="float" office:value="0.442359249329759" calcext:value-type="float">
            <text:p>0,44</text:p>
          </table:table-cell>
          <table:table-cell table:number-columns-repeated="1015"/>
        </table:table-row>
        <table:table-row table:style-name="ro2">
          <table:table-cell office:value-type="float" office:value="103" calcext:value-type="float">
            <text:p>103,00</text:p>
          </table:table-cell>
          <table:table-cell office:value-type="float" office:value="104832" calcext:value-type="float">
            <text:p>104832,00</text:p>
          </table:table-cell>
          <table:table-cell office:value-type="float" office:value="0.488759261214838" calcext:value-type="float">
            <text:p>0,49</text:p>
          </table:table-cell>
          <table:table-cell office:value-type="float" office:value="102191" calcext:value-type="float">
            <text:p>102191,00</text:p>
          </table:table-cell>
          <table:table-cell office:value-type="float" office:value="0.397796817625459" calcext:value-type="float">
            <text:p>0,40</text:p>
          </table:table-cell>
          <table:table-cell office:value-type="float" office:value="59322" calcext:value-type="float">
            <text:p>59322,00</text:p>
          </table:table-cell>
          <table:table-cell office:value-type="float" office:value="0.648293963254593" calcext:value-type="float">
            <text:p>0,65</text:p>
          </table:table-cell>
          <table:table-cell office:value-type="float" office:value="59905" calcext:value-type="float">
            <text:p>59905,00</text:p>
          </table:table-cell>
          <table:table-cell office:value-type="float" office:value="0.678571428571429" calcext:value-type="float">
            <text:p>0,68</text:p>
          </table:table-cell>
          <table:table-cell table:number-columns-repeated="1015"/>
        </table:table-row>
        <table:table-row table:style-name="ro2">
          <table:table-cell office:value-type="float" office:value="104" calcext:value-type="float">
            <text:p>104,00</text:p>
          </table:table-cell>
          <table:table-cell office:value-type="float" office:value="97344" calcext:value-type="float">
            <text:p>97344,00</text:p>
          </table:table-cell>
          <table:table-cell office:value-type="float" office:value="0.543394630167905" calcext:value-type="float">
            <text:p>0,54</text:p>
          </table:table-cell>
          <table:table-cell office:value-type="float" office:value="101469" calcext:value-type="float">
            <text:p>101469,00</text:p>
          </table:table-cell>
          <table:table-cell office:value-type="float" office:value="0.391625615763547" calcext:value-type="float">
            <text:p>0,39</text:p>
          </table:table-cell>
          <table:table-cell office:value-type="float" office:value="48922" calcext:value-type="float">
            <text:p>48922,00</text:p>
          </table:table-cell>
          <table:table-cell office:value-type="float" office:value="0.591093117408907" calcext:value-type="float">
            <text:p>0,59</text:p>
          </table:table-cell>
          <table:table-cell office:value-type="float" office:value="65990" calcext:value-type="float">
            <text:p>65990,00</text:p>
          </table:table-cell>
          <table:table-cell office:value-type="float" office:value="0.577557755775578" calcext:value-type="float">
            <text:p>0,58</text:p>
          </table:table-cell>
          <table:table-cell table:number-columns-repeated="1015"/>
        </table:table-row>
        <table:table-row table:style-name="ro2">
          <table:table-cell office:value-type="float" office:value="105" calcext:value-type="float">
            <text:p>105,00</text:p>
          </table:table-cell>
          <table:table-cell office:value-type="float" office:value="96888" calcext:value-type="float">
            <text:p>96888,00</text:p>
          </table:table-cell>
          <table:table-cell office:value-type="float" office:value="0.535589819785266" calcext:value-type="float">
            <text:p>0,54</text:p>
          </table:table-cell>
          <table:table-cell office:value-type="float" office:value="103337" calcext:value-type="float">
            <text:p>103337,00</text:p>
          </table:table-cell>
          <table:table-cell office:value-type="float" office:value="0.374845869297164" calcext:value-type="float">
            <text:p>0,37</text:p>
          </table:table-cell>
          <table:table-cell office:value-type="float" office:value="70210" calcext:value-type="float">
            <text:p>70210,00</text:p>
          </table:table-cell>
          <table:table-cell office:value-type="float" office:value="0.541379310344828" calcext:value-type="float">
            <text:p>0,54</text:p>
          </table:table-cell>
          <table:table-cell office:value-type="float" office:value="28968" calcext:value-type="float">
            <text:p>28968,00</text:p>
          </table:table-cell>
          <table:table-cell office:value-type="float" office:value="0.125269978401728" calcext:value-type="float">
            <text:p>0,13</text:p>
          </table:table-cell>
          <table:table-cell table:number-columns-repeated="1015"/>
        </table:table-row>
        <table:table-row table:style-name="ro2">
          <table:table-cell office:value-type="float" office:value="106" calcext:value-type="float">
            <text:p>106,00</text:p>
          </table:table-cell>
          <table:table-cell office:value-type="float" office:value="103726" calcext:value-type="float">
            <text:p>103726,00</text:p>
          </table:table-cell>
          <table:table-cell office:value-type="float" office:value="0.526296699672866" calcext:value-type="float">
            <text:p>0,53</text:p>
          </table:table-cell>
          <table:table-cell office:value-type="float" office:value="102556" calcext:value-type="float">
            <text:p>102556,00</text:p>
          </table:table-cell>
          <table:table-cell office:value-type="float" office:value="0.425675675675676" calcext:value-type="float">
            <text:p>0,43</text:p>
          </table:table-cell>
          <table:table-cell office:value-type="float" office:value="67921" calcext:value-type="float">
            <text:p>67921,00</text:p>
          </table:table-cell>
          <table:table-cell office:value-type="float" office:value="0.547368421052632" calcext:value-type="float">
            <text:p>0,55</text:p>
          </table:table-cell>
          <table:table-cell office:value-type="float" office:value="50785" calcext:value-type="float">
            <text:p>50785,00</text:p>
          </table:table-cell>
          <table:table-cell office:value-type="float" office:value="0.43359375" calcext:value-type="float">
            <text:p>0,43</text:p>
          </table:table-cell>
          <table:table-cell table:number-columns-repeated="1015"/>
        </table:table-row>
        <table:table-row table:style-name="ro2">
          <table:table-cell office:value-type="float" office:value="107" calcext:value-type="float">
            <text:p>107,00</text:p>
          </table:table-cell>
          <table:table-cell office:value-type="float" office:value="103816" calcext:value-type="float">
            <text:p>103816,00</text:p>
          </table:table-cell>
          <table:table-cell office:value-type="float" office:value="0.545345274480404" calcext:value-type="float">
            <text:p>0,55</text:p>
          </table:table-cell>
          <table:table-cell office:value-type="float" office:value="96121" calcext:value-type="float">
            <text:p>96121,00</text:p>
          </table:table-cell>
          <table:table-cell office:value-type="float" office:value="0.407859078590786" calcext:value-type="float">
            <text:p>0,41</text:p>
          </table:table-cell>
          <table:table-cell office:value-type="float" office:value="60584" calcext:value-type="float">
            <text:p>60584,00</text:p>
          </table:table-cell>
          <table:table-cell office:value-type="float" office:value="0.640495867768595" calcext:value-type="float">
            <text:p>0,64</text:p>
          </table:table-cell>
          <table:table-cell office:value-type="float" office:value="66809" calcext:value-type="float">
            <text:p>66809,00</text:p>
          </table:table-cell>
          <table:table-cell office:value-type="float" office:value="0.576107899807322" calcext:value-type="float">
            <text:p>0,58</text:p>
          </table:table-cell>
          <table:table-cell table:number-columns-repeated="1015"/>
        </table:table-row>
        <table:table-row table:style-name="ro2">
          <table:table-cell office:value-type="float" office:value="108" calcext:value-type="float">
            <text:p>108,00</text:p>
          </table:table-cell>
          <table:table-cell office:value-type="float" office:value="100239" calcext:value-type="float">
            <text:p>100239,00</text:p>
          </table:table-cell>
          <table:table-cell office:value-type="float" office:value="0.44976237974505" calcext:value-type="float">
            <text:p>0,45</text:p>
          </table:table-cell>
          <table:table-cell office:value-type="float" office:value="100740" calcext:value-type="float">
            <text:p>100740,00</text:p>
          </table:table-cell>
          <table:table-cell office:value-type="float" office:value="0.466569767441861" calcext:value-type="float">
            <text:p>0,47</text:p>
          </table:table-cell>
          <table:table-cell office:value-type="float" office:value="67101" calcext:value-type="float">
            <text:p>67101,00</text:p>
          </table:table-cell>
          <table:table-cell office:value-type="float" office:value="0.59919028340081" calcext:value-type="float">
            <text:p>0,60</text:p>
          </table:table-cell>
          <table:table-cell office:value-type="float" office:value="59317" calcext:value-type="float">
            <text:p>59317,00</text:p>
          </table:table-cell>
          <table:table-cell office:value-type="float" office:value="0.753694581280788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09" calcext:value-type="float">
            <text:p>109,00</text:p>
          </table:table-cell>
          <table:table-cell office:value-type="float" office:value="104891" calcext:value-type="float">
            <text:p>104891,00</text:p>
          </table:table-cell>
          <table:table-cell office:value-type="float" office:value="0.40482192561503" calcext:value-type="float">
            <text:p>0,40</text:p>
          </table:table-cell>
          <table:table-cell office:value-type="float" office:value="102255" calcext:value-type="float">
            <text:p>102255,00</text:p>
          </table:table-cell>
          <table:table-cell office:value-type="float" office:value="0.496875" calcext:value-type="float">
            <text:p>0,50</text:p>
          </table:table-cell>
          <table:table-cell office:value-type="float" office:value="49286" calcext:value-type="float">
            <text:p>49286,00</text:p>
          </table:table-cell>
          <table:table-cell office:value-type="float" office:value="0.572815533980582" calcext:value-type="float">
            <text:p>0,57</text:p>
          </table:table-cell>
          <table:table-cell office:value-type="float" office:value="61981" calcext:value-type="float">
            <text:p>61981,00</text:p>
          </table:table-cell>
          <table:table-cell office:value-type="float" office:value="0.744416873449131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10" calcext:value-type="float">
            <text:p>110,00</text:p>
          </table:table-cell>
          <table:table-cell office:value-type="float" office:value="99882" calcext:value-type="float">
            <text:p>99882,00</text:p>
          </table:table-cell>
          <table:table-cell office:value-type="float" office:value="0.481458177796764" calcext:value-type="float">
            <text:p>0,48</text:p>
          </table:table-cell>
          <table:table-cell office:value-type="float" office:value="103387" calcext:value-type="float">
            <text:p>103387,00</text:p>
          </table:table-cell>
          <table:table-cell office:value-type="float" office:value="0.482442748091603" calcext:value-type="float">
            <text:p>0,48</text:p>
          </table:table-cell>
          <table:table-cell office:value-type="float" office:value="59656" calcext:value-type="float">
            <text:p>59656,00</text:p>
          </table:table-cell>
          <table:table-cell office:value-type="float" office:value="0.613475177304964" calcext:value-type="float">
            <text:p>0,61</text:p>
          </table:table-cell>
          <table:table-cell office:value-type="float" office:value="61873" calcext:value-type="float">
            <text:p>61873,00</text:p>
          </table:table-cell>
          <table:table-cell office:value-type="float" office:value="0.73815461346633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11" calcext:value-type="float">
            <text:p>111,00</text:p>
          </table:table-cell>
          <table:table-cell office:value-type="float" office:value="105948" calcext:value-type="float">
            <text:p>105948,00</text:p>
          </table:table-cell>
          <table:table-cell office:value-type="float" office:value="0.448320631624082" calcext:value-type="float">
            <text:p>0,45</text:p>
          </table:table-cell>
          <table:table-cell office:value-type="float" office:value="103249" calcext:value-type="float">
            <text:p>103249,00</text:p>
          </table:table-cell>
          <table:table-cell office:value-type="float" office:value="0.49306625577812" calcext:value-type="float">
            <text:p>0,49</text:p>
          </table:table-cell>
          <table:table-cell office:value-type="float" office:value="63827" calcext:value-type="float">
            <text:p>63827,00</text:p>
          </table:table-cell>
          <table:table-cell office:value-type="float" office:value="0.766233766233766" calcext:value-type="float">
            <text:p>0,77</text:p>
          </table:table-cell>
          <table:table-cell office:value-type="float" office:value="60494" calcext:value-type="float">
            <text:p>60494,00</text:p>
          </table:table-cell>
          <table:table-cell office:value-type="float" office:value="0.736842105263158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12" calcext:value-type="float">
            <text:p>112,00</text:p>
          </table:table-cell>
          <table:table-cell office:value-type="float" office:value="100208" calcext:value-type="float">
            <text:p>100208,00</text:p>
          </table:table-cell>
          <table:table-cell office:value-type="float" office:value="0.467321322158335" calcext:value-type="float">
            <text:p>0,47</text:p>
          </table:table-cell>
          <table:table-cell office:value-type="float" office:value="101483" calcext:value-type="float">
            <text:p>101483,00</text:p>
          </table:table-cell>
          <table:table-cell office:value-type="float" office:value="0.485407066052227" calcext:value-type="float">
            <text:p>0,49</text:p>
          </table:table-cell>
          <table:table-cell office:value-type="float" office:value="59532" calcext:value-type="float">
            <text:p>59532,00</text:p>
          </table:table-cell>
          <table:table-cell office:value-type="float" office:value="0.805825242718447" calcext:value-type="float">
            <text:p>0,81</text:p>
          </table:table-cell>
          <table:table-cell office:value-type="float" office:value="61304" calcext:value-type="float">
            <text:p>61304,00</text:p>
          </table:table-cell>
          <table:table-cell office:value-type="float" office:value="0.757946210268949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13" calcext:value-type="float">
            <text:p>113,00</text:p>
          </table:table-cell>
          <table:table-cell office:value-type="float" office:value="94277" calcext:value-type="float">
            <text:p>94277,00</text:p>
          </table:table-cell>
          <table:table-cell office:value-type="float" office:value="0.471684551608477" calcext:value-type="float">
            <text:p>0,47</text:p>
          </table:table-cell>
          <table:table-cell office:value-type="float" office:value="104045" calcext:value-type="float">
            <text:p>104045,00</text:p>
          </table:table-cell>
          <table:table-cell office:value-type="float" office:value="0.48103186646434" calcext:value-type="float">
            <text:p>0,48</text:p>
          </table:table-cell>
          <table:table-cell office:value-type="float" office:value="45642" calcext:value-type="float">
            <text:p>45642,00</text:p>
          </table:table-cell>
          <table:table-cell office:value-type="float" office:value="0.664576802507837" calcext:value-type="float">
            <text:p>0,66</text:p>
          </table:table-cell>
          <table:table-cell office:value-type="float" office:value="54521" calcext:value-type="float">
            <text:p>54521,00</text:p>
          </table:table-cell>
          <table:table-cell office:value-type="float" office:value="0.748148148148148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14" calcext:value-type="float">
            <text:p>114,00</text:p>
          </table:table-cell>
          <table:table-cell office:value-type="float" office:value="99620" calcext:value-type="float">
            <text:p>99620,00</text:p>
          </table:table-cell>
          <table:table-cell office:value-type="float" office:value="0.479001743473165" calcext:value-type="float">
            <text:p>0,48</text:p>
          </table:table-cell>
          <table:table-cell office:value-type="float" office:value="103053" calcext:value-type="float">
            <text:p>103053,00</text:p>
          </table:table-cell>
          <table:table-cell office:value-type="float" office:value="0.406084656084656" calcext:value-type="float">
            <text:p>0,41</text:p>
          </table:table-cell>
          <table:table-cell office:value-type="float" office:value="52219" calcext:value-type="float">
            <text:p>52219,00</text:p>
          </table:table-cell>
          <table:table-cell office:value-type="float" office:value="0.697435897435897" calcext:value-type="float">
            <text:p>0,70</text:p>
          </table:table-cell>
          <table:table-cell office:value-type="float" office:value="55036" calcext:value-type="float">
            <text:p>55036,00</text:p>
          </table:table-cell>
          <table:table-cell office:value-type="float" office:value="0.75544794188862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15" calcext:value-type="float">
            <text:p>115,00</text:p>
          </table:table-cell>
          <table:table-cell office:value-type="float" office:value="103119" calcext:value-type="float">
            <text:p>103119,00</text:p>
          </table:table-cell>
          <table:table-cell office:value-type="float" office:value="0.410708230671153" calcext:value-type="float">
            <text:p>0,41</text:p>
          </table:table-cell>
          <table:table-cell office:value-type="float" office:value="100602" calcext:value-type="float">
            <text:p>100602,00</text:p>
          </table:table-cell>
          <table:table-cell office:value-type="float" office:value="0.374692874692875" calcext:value-type="float">
            <text:p>0,37</text:p>
          </table:table-cell>
          <table:table-cell office:value-type="float" office:value="59641" calcext:value-type="float">
            <text:p>59641,00</text:p>
          </table:table-cell>
          <table:table-cell office:value-type="float" office:value="0.66497461928934" calcext:value-type="float">
            <text:p>0,66</text:p>
          </table:table-cell>
          <table:table-cell office:value-type="float" office:value="57980" calcext:value-type="float">
            <text:p>57980,00</text:p>
          </table:table-cell>
          <table:table-cell office:value-type="float" office:value="0.760290556900726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16" calcext:value-type="float">
            <text:p>116,00</text:p>
          </table:table-cell>
          <table:table-cell office:value-type="float" office:value="109773" calcext:value-type="float">
            <text:p>109773,00</text:p>
          </table:table-cell>
          <table:table-cell office:value-type="float" office:value="0.391193077739162" calcext:value-type="float">
            <text:p>0,39</text:p>
          </table:table-cell>
          <table:table-cell office:value-type="float" office:value="103370" calcext:value-type="float">
            <text:p>103370,00</text:p>
          </table:table-cell>
          <table:table-cell office:value-type="float" office:value="0.399014778325123" calcext:value-type="float">
            <text:p>0,40</text:p>
          </table:table-cell>
          <table:table-cell office:value-type="float" office:value="55000" calcext:value-type="float">
            <text:p>55000,00</text:p>
          </table:table-cell>
          <table:table-cell office:value-type="float" office:value="0.653061224489796" calcext:value-type="float">
            <text:p>0,65</text:p>
          </table:table-cell>
          <table:table-cell office:value-type="float" office:value="52405" calcext:value-type="float">
            <text:p>52405,00</text:p>
          </table:table-cell>
          <table:table-cell office:value-type="float" office:value="0.743276283618582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17" calcext:value-type="float">
            <text:p>117,00</text:p>
          </table:table-cell>
          <table:table-cell office:value-type="float" office:value="101183" calcext:value-type="float">
            <text:p>101183,00</text:p>
          </table:table-cell>
          <table:table-cell office:value-type="float" office:value="0.451684136679514" calcext:value-type="float">
            <text:p>0,45</text:p>
          </table:table-cell>
          <table:table-cell office:value-type="float" office:value="102268" calcext:value-type="float">
            <text:p>102268,00</text:p>
          </table:table-cell>
          <table:table-cell office:value-type="float" office:value="0.377750611246944" calcext:value-type="float">
            <text:p>0,38</text:p>
          </table:table-cell>
          <table:table-cell office:value-type="float" office:value="55556" calcext:value-type="float">
            <text:p>55556,00</text:p>
          </table:table-cell>
          <table:table-cell office:value-type="float" office:value="0.648101265822785" calcext:value-type="float">
            <text:p>0,65</text:p>
          </table:table-cell>
          <table:table-cell office:value-type="float" office:value="58157" calcext:value-type="float">
            <text:p>58157,00</text:p>
          </table:table-cell>
          <table:table-cell office:value-type="float" office:value="0.740648379052369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18" calcext:value-type="float">
            <text:p>118,00</text:p>
          </table:table-cell>
          <table:table-cell office:value-type="float" office:value="105022" calcext:value-type="float">
            <text:p>105022,00</text:p>
          </table:table-cell>
          <table:table-cell office:value-type="float" office:value="0.441926101643709" calcext:value-type="float">
            <text:p>0,44</text:p>
          </table:table-cell>
          <table:table-cell office:value-type="float" office:value="100886" calcext:value-type="float">
            <text:p>100886,00</text:p>
          </table:table-cell>
          <table:table-cell office:value-type="float" office:value="0.386223862238622" calcext:value-type="float">
            <text:p>0,39</text:p>
          </table:table-cell>
          <table:table-cell office:value-type="float" office:value="54201" calcext:value-type="float">
            <text:p>54201,00</text:p>
          </table:table-cell>
          <table:table-cell office:value-type="float" office:value="0.69620253164557" calcext:value-type="float">
            <text:p>0,70</text:p>
          </table:table-cell>
          <table:table-cell office:value-type="float" office:value="67638" calcext:value-type="float">
            <text:p>67638,00</text:p>
          </table:table-cell>
          <table:table-cell office:value-type="float" office:value="0.824797843665768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19" calcext:value-type="float">
            <text:p>119,00</text:p>
          </table:table-cell>
          <table:table-cell office:value-type="float" office:value="106663" calcext:value-type="float">
            <text:p>106663,00</text:p>
          </table:table-cell>
          <table:table-cell office:value-type="float" office:value="0.453639671429514" calcext:value-type="float">
            <text:p>0,45</text:p>
          </table:table-cell>
          <table:table-cell office:value-type="float" office:value="102136" calcext:value-type="float">
            <text:p>102136,00</text:p>
          </table:table-cell>
          <table:table-cell office:value-type="float" office:value="0.389913899138991" calcext:value-type="float">
            <text:p>0,39</text:p>
          </table:table-cell>
          <table:table-cell office:value-type="float" office:value="52926" calcext:value-type="float">
            <text:p>52926,00</text:p>
          </table:table-cell>
          <table:table-cell office:value-type="float" office:value="0.703412073490814" calcext:value-type="float">
            <text:p>0,70</text:p>
          </table:table-cell>
          <table:table-cell office:value-type="float" office:value="60121" calcext:value-type="float">
            <text:p>60121,00</text:p>
          </table:table-cell>
          <table:table-cell office:value-type="float" office:value="0.836619718309859" calcext:value-type="float">
            <text:p>0,84</text:p>
          </table:table-cell>
          <table:table-cell table:number-columns-repeated="1015"/>
        </table:table-row>
        <table:table-row table:style-name="ro2">
          <table:table-cell office:value-type="float" office:value="120" calcext:value-type="float">
            <text:p>120,00</text:p>
          </table:table-cell>
          <table:table-cell office:value-type="float" office:value="103833" calcext:value-type="float">
            <text:p>103833,00</text:p>
          </table:table-cell>
          <table:table-cell office:value-type="float" office:value="0.471709757057926" calcext:value-type="float">
            <text:p>0,47</text:p>
          </table:table-cell>
          <table:table-cell office:value-type="float" office:value="104045" calcext:value-type="float">
            <text:p>104045,00</text:p>
          </table:table-cell>
          <table:table-cell office:value-type="float" office:value="0.394124847001224" calcext:value-type="float">
            <text:p>0,39</text:p>
          </table:table-cell>
          <table:table-cell office:value-type="float" office:value="52631" calcext:value-type="float">
            <text:p>52631,00</text:p>
          </table:table-cell>
          <table:table-cell office:value-type="float" office:value="0.734246575342466" calcext:value-type="float">
            <text:p>0,73</text:p>
          </table:table-cell>
          <table:table-cell office:value-type="float" office:value="62272" calcext:value-type="float">
            <text:p>62272,00</text:p>
          </table:table-cell>
          <table:table-cell office:value-type="float" office:value="0.854285714285714" calcext:value-type="float">
            <text:p>0,85</text:p>
          </table:table-cell>
          <table:table-cell table:number-columns-repeated="1015"/>
        </table:table-row>
        <table:table-row table:style-name="ro2">
          <table:table-cell office:value-type="float" office:value="121" calcext:value-type="float">
            <text:p>121,00</text:p>
          </table:table-cell>
          <table:table-cell office:value-type="float" office:value="98640" calcext:value-type="float">
            <text:p>98640,00</text:p>
          </table:table-cell>
          <table:table-cell office:value-type="float" office:value="0.448318308667063" calcext:value-type="float">
            <text:p>0,45</text:p>
          </table:table-cell>
          <table:table-cell office:value-type="float" office:value="102091" calcext:value-type="float">
            <text:p>102091,00</text:p>
          </table:table-cell>
          <table:table-cell office:value-type="float" office:value="0.398034398034398" calcext:value-type="float">
            <text:p>0,40</text:p>
          </table:table-cell>
          <table:table-cell office:value-type="float" office:value="46945" calcext:value-type="float">
            <text:p>46945,00</text:p>
          </table:table-cell>
          <table:table-cell office:value-type="float" office:value="0.720812182741117" calcext:value-type="float">
            <text:p>0,72</text:p>
          </table:table-cell>
          <table:table-cell office:value-type="float" office:value="48483" calcext:value-type="float">
            <text:p>48483,00</text:p>
          </table:table-cell>
          <table:table-cell office:value-type="float" office:value="0.818941504178273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22" calcext:value-type="float">
            <text:p>122,00</text:p>
          </table:table-cell>
          <table:table-cell office:value-type="float" office:value="96666" calcext:value-type="float">
            <text:p>96666,00</text:p>
          </table:table-cell>
          <table:table-cell office:value-type="float" office:value="0.49071007864453" calcext:value-type="float">
            <text:p>0,49</text:p>
          </table:table-cell>
          <table:table-cell office:value-type="float" office:value="103973" calcext:value-type="float">
            <text:p>103973,00</text:p>
          </table:table-cell>
          <table:table-cell office:value-type="float" office:value="0.388278388278388" calcext:value-type="float">
            <text:p>0,39</text:p>
          </table:table-cell>
          <table:table-cell office:value-type="float" office:value="61138" calcext:value-type="float">
            <text:p>61138,00</text:p>
          </table:table-cell>
          <table:table-cell office:value-type="float" office:value="0.647382920110193" calcext:value-type="float">
            <text:p>0,65</text:p>
          </table:table-cell>
          <table:table-cell office:value-type="float" office:value="64143" calcext:value-type="float">
            <text:p>64143,00</text:p>
          </table:table-cell>
          <table:table-cell office:value-type="float" office:value="0.63986013986014" calcext:value-type="float">
            <text:p>0,64</text:p>
          </table:table-cell>
          <table:table-cell table:number-columns-repeated="1015"/>
        </table:table-row>
        <table:table-row table:style-name="ro2">
          <table:table-cell office:value-type="float" office:value="123" calcext:value-type="float">
            <text:p>123,00</text:p>
          </table:table-cell>
          <table:table-cell office:value-type="float" office:value="97812" calcext:value-type="float">
            <text:p>97812,00</text:p>
          </table:table-cell>
          <table:table-cell office:value-type="float" office:value="0.527783952577802" calcext:value-type="float">
            <text:p>0,53</text:p>
          </table:table-cell>
          <table:table-cell office:value-type="float" office:value="104858" calcext:value-type="float">
            <text:p>104858,00</text:p>
          </table:table-cell>
          <table:table-cell office:value-type="float" office:value="0.389975550122249" calcext:value-type="float">
            <text:p>0,39</text:p>
          </table:table-cell>
          <table:table-cell office:value-type="float" office:value="45202" calcext:value-type="float">
            <text:p>45202,00</text:p>
          </table:table-cell>
          <table:table-cell office:value-type="float" office:value="0.621621621621622" calcext:value-type="float">
            <text:p>0,62</text:p>
          </table:table-cell>
          <table:table-cell office:value-type="float" office:value="74376" calcext:value-type="float">
            <text:p>74376,00</text:p>
          </table:table-cell>
          <table:table-cell office:value-type="float" office:value="0.546712802768166" calcext:value-type="float">
            <text:p>0,55</text:p>
          </table:table-cell>
          <table:table-cell table:number-columns-repeated="1015"/>
        </table:table-row>
        <table:table-row table:style-name="ro2">
          <table:table-cell office:value-type="float" office:value="124" calcext:value-type="float">
            <text:p>124,00</text:p>
          </table:table-cell>
          <table:table-cell office:value-type="float" office:value="101059" calcext:value-type="float">
            <text:p>101059,00</text:p>
          </table:table-cell>
          <table:table-cell office:value-type="float" office:value="0.440523322935557" calcext:value-type="float">
            <text:p>0,44</text:p>
          </table:table-cell>
          <table:table-cell office:value-type="float" office:value="101926" calcext:value-type="float">
            <text:p>101926,00</text:p>
          </table:table-cell>
          <table:table-cell office:value-type="float" office:value="0.38282208588957" calcext:value-type="float">
            <text:p>0,38</text:p>
          </table:table-cell>
          <table:table-cell office:value-type="float" office:value="56679" calcext:value-type="float">
            <text:p>56679,00</text:p>
          </table:table-cell>
          <table:table-cell office:value-type="float" office:value="0.806034482758621" calcext:value-type="float">
            <text:p>0,81</text:p>
          </table:table-cell>
          <table:table-cell office:value-type="float" office:value="71004" calcext:value-type="float">
            <text:p>71004,00</text:p>
          </table:table-cell>
          <table:table-cell office:value-type="float" office:value="0.525885558583106" calcext:value-type="float">
            <text:p>0,53</text:p>
          </table:table-cell>
          <table:table-cell table:number-columns-repeated="1015"/>
        </table:table-row>
        <table:table-row table:style-name="ro2">
          <table:table-cell office:value-type="float" office:value="125" calcext:value-type="float">
            <text:p>125,00</text:p>
          </table:table-cell>
          <table:table-cell office:value-type="float" office:value="109170" calcext:value-type="float">
            <text:p>109170,00</text:p>
          </table:table-cell>
          <table:table-cell office:value-type="float" office:value="0.40875337323553" calcext:value-type="float">
            <text:p>0,41</text:p>
          </table:table-cell>
          <table:table-cell office:value-type="float" office:value="102289" calcext:value-type="float">
            <text:p>102289,00</text:p>
          </table:table-cell>
          <table:table-cell office:value-type="float" office:value="0.397310513447433" calcext:value-type="float">
            <text:p>0,40</text:p>
          </table:table-cell>
          <table:table-cell office:value-type="float" office:value="7499" calcext:value-type="float">
            <text:p>7499,00</text:p>
          </table:table-cell>
          <table:table-cell office:value-type="float" office:value="0.0222929936305732" calcext:value-type="float">
            <text:p>0,02</text:p>
          </table:table-cell>
          <table:table-cell office:value-type="float" office:value="55055" calcext:value-type="float">
            <text:p>55055,00</text:p>
          </table:table-cell>
          <table:table-cell office:value-type="float" office:value="0.750605326876513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26" calcext:value-type="float">
            <text:p>126,00</text:p>
          </table:table-cell>
          <table:table-cell office:value-type="float" office:value="101499" calcext:value-type="float">
            <text:p>101499,00</text:p>
          </table:table-cell>
          <table:table-cell office:value-type="float" office:value="0.469245777519219" calcext:value-type="float">
            <text:p>0,47</text:p>
          </table:table-cell>
          <table:table-cell office:value-type="float" office:value="100405" calcext:value-type="float">
            <text:p>100405,00</text:p>
          </table:table-cell>
          <table:table-cell office:value-type="float" office:value="0.398273736128237" calcext:value-type="float">
            <text:p>0,40</text:p>
          </table:table-cell>
          <table:table-cell office:value-type="float" office:value="61671" calcext:value-type="float">
            <text:p>61671,00</text:p>
          </table:table-cell>
          <table:table-cell office:value-type="float" office:value="0.698209718670077" calcext:value-type="float">
            <text:p>0,70</text:p>
          </table:table-cell>
          <table:table-cell office:value-type="float" office:value="56479" calcext:value-type="float">
            <text:p>56479,00</text:p>
          </table:table-cell>
          <table:table-cell office:value-type="float" office:value="0.74874371859296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27" calcext:value-type="float">
            <text:p>127,00</text:p>
          </table:table-cell>
          <table:table-cell office:value-type="float" office:value="102749" calcext:value-type="float">
            <text:p>102749,00</text:p>
          </table:table-cell>
          <table:table-cell office:value-type="float" office:value="0.467814651260929" calcext:value-type="float">
            <text:p>0,47</text:p>
          </table:table-cell>
          <table:table-cell office:value-type="float" office:value="102291" calcext:value-type="float">
            <text:p>102291,00</text:p>
          </table:table-cell>
          <table:table-cell office:value-type="float" office:value="0.431944444444444" calcext:value-type="float">
            <text:p>0,43</text:p>
          </table:table-cell>
          <table:table-cell office:value-type="float" office:value="56525" calcext:value-type="float">
            <text:p>56525,00</text:p>
          </table:table-cell>
          <table:table-cell office:value-type="float" office:value="0.796833773087071" calcext:value-type="float">
            <text:p>0,80</text:p>
          </table:table-cell>
          <table:table-cell office:value-type="float" office:value="52428" calcext:value-type="float">
            <text:p>52428,00</text:p>
          </table:table-cell>
          <table:table-cell office:value-type="float" office:value="0.829842931937173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128" calcext:value-type="float">
            <text:p>128,00</text:p>
          </table:table-cell>
          <table:table-cell office:value-type="float" office:value="99157" calcext:value-type="float">
            <text:p>99157,00</text:p>
          </table:table-cell>
          <table:table-cell office:value-type="float" office:value="0.405431633727032" calcext:value-type="float">
            <text:p>0,41</text:p>
          </table:table-cell>
          <table:table-cell office:value-type="float" office:value="103306" calcext:value-type="float">
            <text:p>103306,00</text:p>
          </table:table-cell>
          <table:table-cell office:value-type="float" office:value="0.440890125173853" calcext:value-type="float">
            <text:p>0,44</text:p>
          </table:table-cell>
          <table:table-cell office:value-type="float" office:value="52571" calcext:value-type="float">
            <text:p>52571,00</text:p>
          </table:table-cell>
          <table:table-cell office:value-type="float" office:value="0.704834605597964" calcext:value-type="float">
            <text:p>0,70</text:p>
          </table:table-cell>
          <table:table-cell office:value-type="float" office:value="60239" calcext:value-type="float">
            <text:p>60239,00</text:p>
          </table:table-cell>
          <table:table-cell office:value-type="float" office:value="0.683673469387755" calcext:value-type="float">
            <text:p>0,68</text:p>
          </table:table-cell>
          <table:table-cell table:number-columns-repeated="1015"/>
        </table:table-row>
        <table:table-row table:style-name="ro2">
          <table:table-cell office:value-type="float" office:value="129" calcext:value-type="float">
            <text:p>129,00</text:p>
          </table:table-cell>
          <table:table-cell office:value-type="float" office:value="108043" calcext:value-type="float">
            <text:p>108043,00</text:p>
          </table:table-cell>
          <table:table-cell office:value-type="float" office:value="0.424926777391793" calcext:value-type="float">
            <text:p>0,42</text:p>
          </table:table-cell>
          <table:table-cell office:value-type="float" office:value="102376" calcext:value-type="float">
            <text:p>102376,00</text:p>
          </table:table-cell>
          <table:table-cell office:value-type="float" office:value="0.414348462664715" calcext:value-type="float">
            <text:p>0,41</text:p>
          </table:table-cell>
          <table:table-cell office:value-type="float" office:value="58828" calcext:value-type="float">
            <text:p>58828,00</text:p>
          </table:table-cell>
          <table:table-cell office:value-type="float" office:value="0.674358974358974" calcext:value-type="float">
            <text:p>0,67</text:p>
          </table:table-cell>
          <table:table-cell office:value-type="float" office:value="60699" calcext:value-type="float">
            <text:p>60699,00</text:p>
          </table:table-cell>
          <table:table-cell office:value-type="float" office:value="0.896666666666667" calcext:value-type="float">
            <text:p>0,90</text:p>
          </table:table-cell>
          <table:table-cell table:number-columns-repeated="1015"/>
        </table:table-row>
        <table:table-row table:style-name="ro2">
          <table:table-cell office:value-type="float" office:value="130" calcext:value-type="float">
            <text:p>130,00</text:p>
          </table:table-cell>
          <table:table-cell office:value-type="float" office:value="103713" calcext:value-type="float">
            <text:p>103713,00</text:p>
          </table:table-cell>
          <table:table-cell office:value-type="float" office:value="0.404856870170856" calcext:value-type="float">
            <text:p>0,40</text:p>
          </table:table-cell>
          <table:table-cell office:value-type="float" office:value="100248" calcext:value-type="float">
            <text:p>100248,00</text:p>
          </table:table-cell>
          <table:table-cell office:value-type="float" office:value="0.499222395023328" calcext:value-type="float">
            <text:p>0,50</text:p>
          </table:table-cell>
          <table:table-cell office:value-type="float" office:value="51421" calcext:value-type="float">
            <text:p>51421,00</text:p>
          </table:table-cell>
          <table:table-cell office:value-type="float" office:value="0.685421994884911" calcext:value-type="float">
            <text:p>0,69</text:p>
          </table:table-cell>
          <table:table-cell office:value-type="float" office:value="59623" calcext:value-type="float">
            <text:p>59623,00</text:p>
          </table:table-cell>
          <table:table-cell office:value-type="float" office:value="0.855457227138643" calcext:value-type="float">
            <text:p>0,86</text:p>
          </table:table-cell>
          <table:table-cell table:number-columns-repeated="1015"/>
        </table:table-row>
        <table:table-row table:style-name="ro2">
          <table:table-cell office:value-type="float" office:value="131" calcext:value-type="float">
            <text:p>131,00</text:p>
          </table:table-cell>
          <table:table-cell office:value-type="float" office:value="98984" calcext:value-type="float">
            <text:p>98984,00</text:p>
          </table:table-cell>
          <table:table-cell office:value-type="float" office:value="0.418509079512409" calcext:value-type="float">
            <text:p>0,42</text:p>
          </table:table-cell>
          <table:table-cell office:value-type="float" office:value="102433" calcext:value-type="float">
            <text:p>102433,00</text:p>
          </table:table-cell>
          <table:table-cell office:value-type="float" office:value="0.476047904191617" calcext:value-type="float">
            <text:p>0,48</text:p>
          </table:table-cell>
          <table:table-cell office:value-type="float" office:value="54397" calcext:value-type="float">
            <text:p>54397,00</text:p>
          </table:table-cell>
          <table:table-cell office:value-type="float" office:value="0.681347150259067" calcext:value-type="float">
            <text:p>0,68</text:p>
          </table:table-cell>
          <table:table-cell office:value-type="float" office:value="70171" calcext:value-type="float">
            <text:p>70171,00</text:p>
          </table:table-cell>
          <table:table-cell office:value-type="float" office:value="0.123420074349442" calcext:value-type="float">
            <text:p>0,12</text:p>
          </table:table-cell>
          <table:table-cell table:number-columns-repeated="1015"/>
        </table:table-row>
        <table:table-row table:style-name="ro2">
          <table:table-cell office:value-type="float" office:value="132" calcext:value-type="float">
            <text:p>132,00</text:p>
          </table:table-cell>
          <table:table-cell office:value-type="float" office:value="101007" calcext:value-type="float">
            <text:p>101007,00</text:p>
          </table:table-cell>
          <table:table-cell office:value-type="float" office:value="0.434122386278977" calcext:value-type="float">
            <text:p>0,43</text:p>
          </table:table-cell>
          <table:table-cell office:value-type="float" office:value="101250" calcext:value-type="float">
            <text:p>101250,00</text:p>
          </table:table-cell>
          <table:table-cell office:value-type="float" office:value="0.488076311605723" calcext:value-type="float">
            <text:p>0,49</text:p>
          </table:table-cell>
          <table:table-cell office:value-type="float" office:value="61032" calcext:value-type="float">
            <text:p>61032,00</text:p>
          </table:table-cell>
          <table:table-cell office:value-type="float" office:value="0.703045685279188" calcext:value-type="float">
            <text:p>0,70</text:p>
          </table:table-cell>
          <table:table-cell office:value-type="float" office:value="54839" calcext:value-type="float">
            <text:p>54839,00</text:p>
          </table:table-cell>
          <table:table-cell office:value-type="float" office:value="0.761786600496278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33" calcext:value-type="float">
            <text:p>133,00</text:p>
          </table:table-cell>
          <table:table-cell office:value-type="float" office:value="97193" calcext:value-type="float">
            <text:p>97193,00</text:p>
          </table:table-cell>
          <table:table-cell office:value-type="float" office:value="0.471710547984993" calcext:value-type="float">
            <text:p>0,47</text:p>
          </table:table-cell>
          <table:table-cell office:value-type="float" office:value="99936" calcext:value-type="float">
            <text:p>99936,00</text:p>
          </table:table-cell>
          <table:table-cell office:value-type="float" office:value="0.432960893854749" calcext:value-type="float">
            <text:p>0,43</text:p>
          </table:table-cell>
          <table:table-cell office:value-type="float" office:value="50687" calcext:value-type="float">
            <text:p>50687,00</text:p>
          </table:table-cell>
          <table:table-cell office:value-type="float" office:value="0.691326530612245" calcext:value-type="float">
            <text:p>0,69</text:p>
          </table:table-cell>
          <table:table-cell office:value-type="float" office:value="64562" calcext:value-type="float">
            <text:p>64562,00</text:p>
          </table:table-cell>
          <table:table-cell office:value-type="float" office:value="0.747524752475248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34" calcext:value-type="float">
            <text:p>134,00</text:p>
          </table:table-cell>
          <table:table-cell office:value-type="float" office:value="100573" calcext:value-type="float">
            <text:p>100573,00</text:p>
          </table:table-cell>
          <table:table-cell office:value-type="float" office:value="0.461441644476605" calcext:value-type="float">
            <text:p>0,46</text:p>
          </table:table-cell>
          <table:table-cell office:value-type="float" office:value="96581" calcext:value-type="float">
            <text:p>96581,00</text:p>
          </table:table-cell>
          <table:table-cell office:value-type="float" office:value="0.413934426229508" calcext:value-type="float">
            <text:p>0,41</text:p>
          </table:table-cell>
          <table:table-cell office:value-type="float" office:value="56502" calcext:value-type="float">
            <text:p>56502,00</text:p>
          </table:table-cell>
          <table:table-cell office:value-type="float" office:value="0.656488549618321" calcext:value-type="float">
            <text:p>0,66</text:p>
          </table:table-cell>
          <table:table-cell office:value-type="float" office:value="67147" calcext:value-type="float">
            <text:p>67147,00</text:p>
          </table:table-cell>
          <table:table-cell office:value-type="float" office:value="0.745679012345679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35" calcext:value-type="float">
            <text:p>135,00</text:p>
          </table:table-cell>
          <table:table-cell office:value-type="float" office:value="105267" calcext:value-type="float">
            <text:p>105267,00</text:p>
          </table:table-cell>
          <table:table-cell office:value-type="float" office:value="0.418511967970719" calcext:value-type="float">
            <text:p>0,42</text:p>
          </table:table-cell>
          <table:table-cell office:value-type="float" office:value="99153" calcext:value-type="float">
            <text:p>99153,00</text:p>
          </table:table-cell>
          <table:table-cell office:value-type="float" office:value="0.4" calcext:value-type="float">
            <text:p>0,40</text:p>
          </table:table-cell>
          <table:table-cell office:value-type="float" office:value="50255" calcext:value-type="float">
            <text:p>50255,00</text:p>
          </table:table-cell>
          <table:table-cell office:value-type="float" office:value="0.486567164179105" calcext:value-type="float">
            <text:p>0,49</text:p>
          </table:table-cell>
          <table:table-cell office:value-type="float" office:value="69618" calcext:value-type="float">
            <text:p>69618,00</text:p>
          </table:table-cell>
          <table:table-cell office:value-type="float" office:value="0.745635910224439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36" calcext:value-type="float">
            <text:p>136,00</text:p>
          </table:table-cell>
          <table:table-cell office:value-type="float" office:value="99267" calcext:value-type="float">
            <text:p>99267,00</text:p>
          </table:table-cell>
          <table:table-cell office:value-type="float" office:value="0.438026344525717" calcext:value-type="float">
            <text:p>0,44</text:p>
          </table:table-cell>
          <table:table-cell office:value-type="float" office:value="103226" calcext:value-type="float">
            <text:p>103226,00</text:p>
          </table:table-cell>
          <table:table-cell office:value-type="float" office:value="0.382063882063882" calcext:value-type="float">
            <text:p>0,38</text:p>
          </table:table-cell>
          <table:table-cell office:value-type="float" office:value="68278" calcext:value-type="float">
            <text:p>68278,00</text:p>
          </table:table-cell>
          <table:table-cell office:value-type="float" office:value="0.532871972318339" calcext:value-type="float">
            <text:p>0,53</text:p>
          </table:table-cell>
          <table:table-cell office:value-type="float" office:value="69964" calcext:value-type="float">
            <text:p>69964,00</text:p>
          </table:table-cell>
          <table:table-cell office:value-type="float" office:value="0.742092457420925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37" calcext:value-type="float">
            <text:p>137,00</text:p>
          </table:table-cell>
          <table:table-cell office:value-type="float" office:value="102173" calcext:value-type="float">
            <text:p>102173,00</text:p>
          </table:table-cell>
          <table:table-cell office:value-type="float" office:value="0.418509602367877" calcext:value-type="float">
            <text:p>0,42</text:p>
          </table:table-cell>
          <table:table-cell office:value-type="float" office:value="102076" calcext:value-type="float">
            <text:p>102076,00</text:p>
          </table:table-cell>
          <table:table-cell office:value-type="float" office:value="0.388957055214724" calcext:value-type="float">
            <text:p>0,39</text:p>
          </table:table-cell>
          <table:table-cell office:value-type="float" office:value="58335" calcext:value-type="float">
            <text:p>58335,00</text:p>
          </table:table-cell>
          <table:table-cell office:value-type="float" office:value="0.507556675062972" calcext:value-type="float">
            <text:p>0,51</text:p>
          </table:table-cell>
          <table:table-cell office:value-type="float" office:value="54021" calcext:value-type="float">
            <text:p>54021,00</text:p>
          </table:table-cell>
          <table:table-cell office:value-type="float" office:value="0.7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38" calcext:value-type="float">
            <text:p>138,00</text:p>
          </table:table-cell>
          <table:table-cell office:value-type="float" office:value="102478" calcext:value-type="float">
            <text:p>102478,00</text:p>
          </table:table-cell>
          <table:table-cell office:value-type="float" office:value="0.41712940741537" calcext:value-type="float">
            <text:p>0,42</text:p>
          </table:table-cell>
          <table:table-cell office:value-type="float" office:value="101565" calcext:value-type="float">
            <text:p>101565,00</text:p>
          </table:table-cell>
          <table:table-cell office:value-type="float" office:value="0.380835380835381" calcext:value-type="float">
            <text:p>0,38</text:p>
          </table:table-cell>
          <table:table-cell office:value-type="float" office:value="57038" calcext:value-type="float">
            <text:p>57038,00</text:p>
          </table:table-cell>
          <table:table-cell office:value-type="float" office:value="0.662371134020619" calcext:value-type="float">
            <text:p>0,66</text:p>
          </table:table-cell>
          <table:table-cell office:value-type="float" office:value="58865" calcext:value-type="float">
            <text:p>58865,00</text:p>
          </table:table-cell>
          <table:table-cell office:value-type="float" office:value="0.74447174447174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39" calcext:value-type="float">
            <text:p>139,00</text:p>
          </table:table-cell>
          <table:table-cell office:value-type="float" office:value="100162" calcext:value-type="float">
            <text:p>100162,00</text:p>
          </table:table-cell>
          <table:table-cell office:value-type="float" office:value="0.412656334421387" calcext:value-type="float">
            <text:p>0,41</text:p>
          </table:table-cell>
          <table:table-cell office:value-type="float" office:value="101039" calcext:value-type="float">
            <text:p>101039,00</text:p>
          </table:table-cell>
          <table:table-cell office:value-type="float" office:value="0.392592592592593" calcext:value-type="float">
            <text:p>0,39</text:p>
          </table:table-cell>
          <table:table-cell office:value-type="float" office:value="52226" calcext:value-type="float">
            <text:p>52226,00</text:p>
          </table:table-cell>
          <table:table-cell office:value-type="float" office:value="0.446308724832215" calcext:value-type="float">
            <text:p>0,45</text:p>
          </table:table-cell>
          <table:table-cell office:value-type="float" office:value="60525" calcext:value-type="float">
            <text:p>60525,00</text:p>
          </table:table-cell>
          <table:table-cell office:value-type="float" office:value="0.7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40" calcext:value-type="float">
            <text:p>140,00</text:p>
          </table:table-cell>
          <table:table-cell office:value-type="float" office:value="103582" calcext:value-type="float">
            <text:p>103582,00</text:p>
          </table:table-cell>
          <table:table-cell office:value-type="float" office:value="0.434123516975759" calcext:value-type="float">
            <text:p>0,43</text:p>
          </table:table-cell>
          <table:table-cell office:value-type="float" office:value="99470" calcext:value-type="float">
            <text:p>99470,00</text:p>
          </table:table-cell>
          <table:table-cell office:value-type="float" office:value="0.394574599260173" calcext:value-type="float">
            <text:p>0,39</text:p>
          </table:table-cell>
          <table:table-cell office:value-type="float" office:value="30019" calcext:value-type="float">
            <text:p>30019,00</text:p>
          </table:table-cell>
          <table:table-cell office:value-type="float" office:value="0.0305654610290372" calcext:value-type="float">
            <text:p>0,03</text:p>
          </table:table-cell>
          <table:table-cell office:value-type="float" office:value="63099" calcext:value-type="float">
            <text:p>63099,00</text:p>
          </table:table-cell>
          <table:table-cell office:value-type="float" office:value="0.744360902255639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41" calcext:value-type="float">
            <text:p>141,00</text:p>
          </table:table-cell>
          <table:table-cell office:value-type="float" office:value="101368" calcext:value-type="float">
            <text:p>101368,00</text:p>
          </table:table-cell>
          <table:table-cell office:value-type="float" office:value="0.447781427368695" calcext:value-type="float">
            <text:p>0,45</text:p>
          </table:table-cell>
          <table:table-cell office:value-type="float" office:value="103986" calcext:value-type="float">
            <text:p>103986,00</text:p>
          </table:table-cell>
          <table:table-cell office:value-type="float" office:value="0.375308641975309" calcext:value-type="float">
            <text:p>0,38</text:p>
          </table:table-cell>
          <table:table-cell office:value-type="float" office:value="61547" calcext:value-type="float">
            <text:p>61547,00</text:p>
          </table:table-cell>
          <table:table-cell office:value-type="float" office:value="0.544117647058824" calcext:value-type="float">
            <text:p>0,54</text:p>
          </table:table-cell>
          <table:table-cell office:value-type="float" office:value="65026" calcext:value-type="float">
            <text:p>65026,00</text:p>
          </table:table-cell>
          <table:table-cell office:value-type="float" office:value="0.758793969849246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42" calcext:value-type="float">
            <text:p>142,00</text:p>
          </table:table-cell>
          <table:table-cell office:value-type="float" office:value="102259" calcext:value-type="float">
            <text:p>102259,00</text:p>
          </table:table-cell>
          <table:table-cell office:value-type="float" office:value="0.436073438230724" calcext:value-type="float">
            <text:p>0,44</text:p>
          </table:table-cell>
          <table:table-cell office:value-type="float" office:value="103291" calcext:value-type="float">
            <text:p>103291,00</text:p>
          </table:table-cell>
          <table:table-cell office:value-type="float" office:value="0.396572827417381" calcext:value-type="float">
            <text:p>0,40</text:p>
          </table:table-cell>
          <table:table-cell office:value-type="float" office:value="55291" calcext:value-type="float">
            <text:p>55291,00</text:p>
          </table:table-cell>
          <table:table-cell office:value-type="float" office:value="0.663212435233161" calcext:value-type="float">
            <text:p>0,66</text:p>
          </table:table-cell>
          <table:table-cell office:value-type="float" office:value="57578" calcext:value-type="float">
            <text:p>57578,00</text:p>
          </table:table-cell>
          <table:table-cell office:value-type="float" office:value="0.725247524752475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143" calcext:value-type="float">
            <text:p>143,00</text:p>
          </table:table-cell>
          <table:table-cell office:value-type="float" office:value="105864" calcext:value-type="float">
            <text:p>105864,00</text:p>
          </table:table-cell>
          <table:table-cell office:value-type="float" office:value="0.418511868064041" calcext:value-type="float">
            <text:p>0,42</text:p>
          </table:table-cell>
          <table:table-cell office:value-type="float" office:value="104109" calcext:value-type="float">
            <text:p>104109,00</text:p>
          </table:table-cell>
          <table:table-cell office:value-type="float" office:value="0.386223862238622" calcext:value-type="float">
            <text:p>0,39</text:p>
          </table:table-cell>
          <table:table-cell office:value-type="float" office:value="53003" calcext:value-type="float">
            <text:p>53003,00</text:p>
          </table:table-cell>
          <table:table-cell office:value-type="float" office:value="0.766404199475066" calcext:value-type="float">
            <text:p>0,77</text:p>
          </table:table-cell>
          <table:table-cell office:value-type="float" office:value="62949" calcext:value-type="float">
            <text:p>62949,00</text:p>
          </table:table-cell>
          <table:table-cell office:value-type="float" office:value="0.74447174447174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44" calcext:value-type="float">
            <text:p>144,00</text:p>
          </table:table-cell>
          <table:table-cell office:value-type="float" office:value="101729" calcext:value-type="float">
            <text:p>101729,00</text:p>
          </table:table-cell>
          <table:table-cell office:value-type="float" office:value="0.404861567344903" calcext:value-type="float">
            <text:p>0,40</text:p>
          </table:table-cell>
          <table:table-cell office:value-type="float" office:value="96627" calcext:value-type="float">
            <text:p>96627,00</text:p>
          </table:table-cell>
          <table:table-cell office:value-type="float" office:value="0.39093137254902" calcext:value-type="float">
            <text:p>0,39</text:p>
          </table:table-cell>
          <table:table-cell office:value-type="float" office:value="55767" calcext:value-type="float">
            <text:p>55767,00</text:p>
          </table:table-cell>
          <table:table-cell office:value-type="float" office:value="0.672544080604534" calcext:value-type="float">
            <text:p>0,67</text:p>
          </table:table-cell>
          <table:table-cell office:value-type="float" office:value="61505" calcext:value-type="float">
            <text:p>61505,00</text:p>
          </table:table-cell>
          <table:table-cell office:value-type="float" office:value="0.745679012345679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45" calcext:value-type="float">
            <text:p>145,00</text:p>
          </table:table-cell>
          <table:table-cell office:value-type="float" office:value="110965" calcext:value-type="float">
            <text:p>110965,00</text:p>
          </table:table-cell>
          <table:table-cell office:value-type="float" office:value="0.406793377266424" calcext:value-type="float">
            <text:p>0,41</text:p>
          </table:table-cell>
          <table:table-cell office:value-type="float" office:value="100196" calcext:value-type="float">
            <text:p>100196,00</text:p>
          </table:table-cell>
          <table:table-cell office:value-type="float" office:value="0.39360393603936" calcext:value-type="float">
            <text:p>0,39</text:p>
          </table:table-cell>
          <table:table-cell office:value-type="float" office:value="62467" calcext:value-type="float">
            <text:p>62467,00</text:p>
          </table:table-cell>
          <table:table-cell office:value-type="float" office:value="0.6426735218509" calcext:value-type="float">
            <text:p>0,64</text:p>
          </table:table-cell>
          <table:table-cell office:value-type="float" office:value="63823" calcext:value-type="float">
            <text:p>63823,00</text:p>
          </table:table-cell>
          <table:table-cell office:value-type="float" office:value="0.757946210268949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46" calcext:value-type="float">
            <text:p>146,00</text:p>
          </table:table-cell>
          <table:table-cell office:value-type="float" office:value="107264" calcext:value-type="float">
            <text:p>107264,00</text:p>
          </table:table-cell>
          <table:table-cell office:value-type="float" office:value="0.42102802595641" calcext:value-type="float">
            <text:p>0,42</text:p>
          </table:table-cell>
          <table:table-cell office:value-type="float" office:value="104288" calcext:value-type="float">
            <text:p>104288,00</text:p>
          </table:table-cell>
          <table:table-cell office:value-type="float" office:value="0.385185185185185" calcext:value-type="float">
            <text:p>0,39</text:p>
          </table:table-cell>
          <table:table-cell office:value-type="float" office:value="64749" calcext:value-type="float">
            <text:p>64749,00</text:p>
          </table:table-cell>
          <table:table-cell office:value-type="float" office:value="0.631713554987212" calcext:value-type="float">
            <text:p>0,63</text:p>
          </table:table-cell>
          <table:table-cell office:value-type="float" office:value="58003" calcext:value-type="float">
            <text:p>58003,00</text:p>
          </table:table-cell>
          <table:table-cell office:value-type="float" office:value="0.766666666666667" calcext:value-type="float">
            <text:p>0,77</text:p>
          </table:table-cell>
          <table:table-cell table:number-columns-repeated="1015"/>
        </table:table-row>
        <table:table-row table:style-name="ro2">
          <table:table-cell office:value-type="float" office:value="147" calcext:value-type="float">
            <text:p>147,00</text:p>
          </table:table-cell>
          <table:table-cell office:value-type="float" office:value="97537" calcext:value-type="float">
            <text:p>97537,00</text:p>
          </table:table-cell>
          <table:table-cell office:value-type="float" office:value="0.417130570930866" calcext:value-type="float">
            <text:p>0,42</text:p>
          </table:table-cell>
          <table:table-cell office:value-type="float" office:value="101398" calcext:value-type="float">
            <text:p>101398,00</text:p>
          </table:table-cell>
          <table:table-cell office:value-type="float" office:value="0.390452876376989" calcext:value-type="float">
            <text:p>0,39</text:p>
          </table:table-cell>
          <table:table-cell office:value-type="float" office:value="60244" calcext:value-type="float">
            <text:p>60244,00</text:p>
          </table:table-cell>
          <table:table-cell office:value-type="float" office:value="0.614795918367347" calcext:value-type="float">
            <text:p>0,61</text:p>
          </table:table-cell>
          <table:table-cell office:value-type="float" office:value="65700" calcext:value-type="float">
            <text:p>65700,00</text:p>
          </table:table-cell>
          <table:table-cell office:value-type="float" office:value="0.823056300268097" calcext:value-type="float">
            <text:p>0,82</text:p>
          </table:table-cell>
          <table:table-cell table:number-columns-repeated="1015"/>
        </table:table-row>
        <table:table-row table:style-name="ro2">
          <table:table-cell office:value-type="float" office:value="148" calcext:value-type="float">
            <text:p>148,00</text:p>
          </table:table-cell>
          <table:table-cell office:value-type="float" office:value="97973" calcext:value-type="float">
            <text:p>97973,00</text:p>
          </table:table-cell>
          <table:table-cell office:value-type="float" office:value="0.424365224808731" calcext:value-type="float">
            <text:p>0,42</text:p>
          </table:table-cell>
          <table:table-cell office:value-type="float" office:value="102470" calcext:value-type="float">
            <text:p>102470,00</text:p>
          </table:table-cell>
          <table:table-cell office:value-type="float" office:value="0.437067773167358" calcext:value-type="float">
            <text:p>0,44</text:p>
          </table:table-cell>
          <table:table-cell office:value-type="float" office:value="56587" calcext:value-type="float">
            <text:p>56587,00</text:p>
          </table:table-cell>
          <table:table-cell office:value-type="float" office:value="0.641025641025641" calcext:value-type="float">
            <text:p>0,64</text:p>
          </table:table-cell>
          <table:table-cell office:value-type="float" office:value="64002" calcext:value-type="float">
            <text:p>64002,00</text:p>
          </table:table-cell>
          <table:table-cell office:value-type="float" office:value="0.734006734006734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149" calcext:value-type="float">
            <text:p>149,00</text:p>
          </table:table-cell>
          <table:table-cell office:value-type="float" office:value="107983" calcext:value-type="float">
            <text:p>107983,00</text:p>
          </table:table-cell>
          <table:table-cell office:value-type="float" office:value="0.428266797957742" calcext:value-type="float">
            <text:p>0,43</text:p>
          </table:table-cell>
          <table:table-cell office:value-type="float" office:value="100608" calcext:value-type="float">
            <text:p>100608,00</text:p>
          </table:table-cell>
          <table:table-cell office:value-type="float" office:value="0.373626373626374" calcext:value-type="float">
            <text:p>0,37</text:p>
          </table:table-cell>
          <table:table-cell office:value-type="float" office:value="59852" calcext:value-type="float">
            <text:p>59852,00</text:p>
          </table:table-cell>
          <table:table-cell office:value-type="float" office:value="0.646153846153846" calcext:value-type="float">
            <text:p>0,65</text:p>
          </table:table-cell>
          <table:table-cell office:value-type="float" office:value="68814" calcext:value-type="float">
            <text:p>68814,00</text:p>
          </table:table-cell>
          <table:table-cell office:value-type="float" office:value="0.617283950617284" calcext:value-type="float">
            <text:p>0,62</text:p>
          </table:table-cell>
          <table:table-cell table:number-columns-repeated="1015"/>
        </table:table-row>
        <table:table-row table:style-name="ro2">
          <table:table-cell office:value-type="float" office:value="150" calcext:value-type="float">
            <text:p>150,00</text:p>
          </table:table-cell>
          <table:table-cell office:value-type="float" office:value="106556" calcext:value-type="float">
            <text:p>106556,00</text:p>
          </table:table-cell>
          <table:table-cell office:value-type="float" office:value="0.393146175864773" calcext:value-type="float">
            <text:p>0,39</text:p>
          </table:table-cell>
          <table:table-cell office:value-type="float" office:value="100495" calcext:value-type="float">
            <text:p>100495,00</text:p>
          </table:table-cell>
          <table:table-cell office:value-type="float" office:value="0.525316455696203" calcext:value-type="float">
            <text:p>0,53</text:p>
          </table:table-cell>
          <table:table-cell office:value-type="float" office:value="64567" calcext:value-type="float">
            <text:p>64567,00</text:p>
          </table:table-cell>
          <table:table-cell office:value-type="float" office:value="0.626943005181347" calcext:value-type="float">
            <text:p>0,63</text:p>
          </table:table-cell>
          <table:table-cell office:value-type="float" office:value="73811" calcext:value-type="float">
            <text:p>73811,00</text:p>
          </table:table-cell>
          <table:table-cell office:value-type="float" office:value="0.519337016574586" calcext:value-type="float">
            <text:p>0,52</text:p>
          </table:table-cell>
          <table:table-cell table:number-columns-repeated="1015"/>
        </table:table-row>
        <table:table-row table:style-name="ro2">
          <table:table-cell office:value-type="float" office:value="151" calcext:value-type="float">
            <text:p>151,00</text:p>
          </table:table-cell>
          <table:table-cell office:value-type="float" office:value="98423" calcext:value-type="float">
            <text:p>98423,00</text:p>
          </table:table-cell>
          <table:table-cell office:value-type="float" office:value="0.426315801567679" calcext:value-type="float">
            <text:p>0,43</text:p>
          </table:table-cell>
          <table:table-cell office:value-type="float" office:value="32098" calcext:value-type="float">
            <text:p>32098,00</text:p>
          </table:table-cell>
          <table:table-cell office:value-type="float" office:value="0.413373860182371" calcext:value-type="float">
            <text:p>0,41</text:p>
          </table:table-cell>
          <table:table-cell office:value-type="float" office:value="55385" calcext:value-type="float">
            <text:p>55385,00</text:p>
          </table:table-cell>
          <table:table-cell office:value-type="float" office:value="0.782608695652174" calcext:value-type="float">
            <text:p>0,78</text:p>
          </table:table-cell>
          <table:table-cell office:value-type="float" office:value="61217" calcext:value-type="float">
            <text:p>61217,00</text:p>
          </table:table-cell>
          <table:table-cell office:value-type="float" office:value="0.754385964912281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52" calcext:value-type="float">
            <text:p>152,00</text:p>
          </table:table-cell>
          <table:table-cell office:value-type="float" office:value="102986" calcext:value-type="float">
            <text:p>102986,00</text:p>
          </table:table-cell>
          <table:table-cell office:value-type="float" office:value="0.43412336053454" calcext:value-type="float">
            <text:p>0,43</text:p>
          </table:table-cell>
          <table:table-cell office:value-type="float" office:value="100075" calcext:value-type="float">
            <text:p>100075,00</text:p>
          </table:table-cell>
          <table:table-cell office:value-type="float" office:value="0.479940564635958" calcext:value-type="float">
            <text:p>0,48</text:p>
          </table:table-cell>
          <table:table-cell office:value-type="float" office:value="55353" calcext:value-type="float">
            <text:p>55353,00</text:p>
          </table:table-cell>
          <table:table-cell office:value-type="float" office:value="0.68299711815562" calcext:value-type="float">
            <text:p>0,68</text:p>
          </table:table-cell>
          <table:table-cell office:value-type="float" office:value="62570" calcext:value-type="float">
            <text:p>62570,00</text:p>
          </table:table-cell>
          <table:table-cell office:value-type="float" office:value="0.793193717277487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53" calcext:value-type="float">
            <text:p>153,00</text:p>
          </table:table-cell>
          <table:table-cell office:value-type="float" office:value="108703" calcext:value-type="float">
            <text:p>108703,00</text:p>
          </table:table-cell>
          <table:table-cell office:value-type="float" office:value="0.414609371924748" calcext:value-type="float">
            <text:p>0,41</text:p>
          </table:table-cell>
          <table:table-cell office:value-type="float" office:value="102392" calcext:value-type="float">
            <text:p>102392,00</text:p>
          </table:table-cell>
          <table:table-cell office:value-type="float" office:value="0.504716981132076" calcext:value-type="float">
            <text:p>0,50</text:p>
          </table:table-cell>
          <table:table-cell office:value-type="float" office:value="64309" calcext:value-type="float">
            <text:p>64309,00</text:p>
          </table:table-cell>
          <table:table-cell office:value-type="float" office:value="0.706666666666667" calcext:value-type="float">
            <text:p>0,71</text:p>
          </table:table-cell>
          <table:table-cell office:value-type="float" office:value="65564" calcext:value-type="float">
            <text:p>65564,00</text:p>
          </table:table-cell>
          <table:table-cell office:value-type="float" office:value="0.861971830985915" calcext:value-type="float">
            <text:p>0,86</text:p>
          </table:table-cell>
          <table:table-cell table:number-columns-repeated="1015"/>
        </table:table-row>
        <table:table-row table:style-name="ro2">
          <table:table-cell office:value-type="float" office:value="154" calcext:value-type="float">
            <text:p>154,00</text:p>
          </table:table-cell>
          <table:table-cell office:value-type="float" office:value="106337" calcext:value-type="float">
            <text:p>106337,00</text:p>
          </table:table-cell>
          <table:table-cell office:value-type="float" office:value="0.416590200311713" calcext:value-type="float">
            <text:p>0,42</text:p>
          </table:table-cell>
          <table:table-cell office:value-type="float" office:value="102822" calcext:value-type="float">
            <text:p>102822,00</text:p>
          </table:table-cell>
          <table:table-cell office:value-type="float" office:value="0.3875" calcext:value-type="float">
            <text:p>0,39</text:p>
          </table:table-cell>
          <table:table-cell office:value-type="float" office:value="69733" calcext:value-type="float">
            <text:p>69733,00</text:p>
          </table:table-cell>
          <table:table-cell office:value-type="float" office:value="0.507082152974504" calcext:value-type="float">
            <text:p>0,51</text:p>
          </table:table-cell>
          <table:table-cell office:value-type="float" office:value="65760" calcext:value-type="float">
            <text:p>65760,00</text:p>
          </table:table-cell>
          <table:table-cell office:value-type="float" office:value="0.638686131386861" calcext:value-type="float">
            <text:p>0,64</text:p>
          </table:table-cell>
          <table:table-cell table:number-columns-repeated="1015"/>
        </table:table-row>
        <table:table-row table:style-name="ro2">
          <table:table-cell office:value-type="float" office:value="155" calcext:value-type="float">
            <text:p>155,00</text:p>
          </table:table-cell>
          <table:table-cell office:value-type="float" office:value="102456" calcext:value-type="float">
            <text:p>102456,00</text:p>
          </table:table-cell>
          <table:table-cell office:value-type="float" office:value="0.418480479026505" calcext:value-type="float">
            <text:p>0,42</text:p>
          </table:table-cell>
          <table:table-cell office:value-type="float" office:value="104076" calcext:value-type="float">
            <text:p>104076,00</text:p>
          </table:table-cell>
          <table:table-cell office:value-type="float" office:value="0.380246913580247" calcext:value-type="float">
            <text:p>0,38</text:p>
          </table:table-cell>
          <table:table-cell office:value-type="float" office:value="52599" calcext:value-type="float">
            <text:p>52599,00</text:p>
          </table:table-cell>
          <table:table-cell office:value-type="float" office:value="0.646464646464646" calcext:value-type="float">
            <text:p>0,65</text:p>
          </table:table-cell>
          <table:table-cell office:value-type="float" office:value="76279" calcext:value-type="float">
            <text:p>76279,00</text:p>
          </table:table-cell>
          <table:table-cell office:value-type="float" office:value="0.635379061371841" calcext:value-type="float">
            <text:p>0,64</text:p>
          </table:table-cell>
          <table:table-cell table:number-columns-repeated="1015"/>
        </table:table-row>
        <table:table-row table:style-name="ro2">
          <table:table-cell office:value-type="float" office:value="156" calcext:value-type="float">
            <text:p>156,00</text:p>
          </table:table-cell>
          <table:table-cell office:value-type="float" office:value="103243" calcext:value-type="float">
            <text:p>103243,00</text:p>
          </table:table-cell>
          <table:table-cell office:value-type="float" office:value="0.408755676944328" calcext:value-type="float">
            <text:p>0,41</text:p>
          </table:table-cell>
          <table:table-cell office:value-type="float" office:value="100141" calcext:value-type="float">
            <text:p>100141,00</text:p>
          </table:table-cell>
          <table:table-cell office:value-type="float" office:value="0.391358024691358" calcext:value-type="float">
            <text:p>0,39</text:p>
          </table:table-cell>
          <table:table-cell office:value-type="float" office:value="78250" calcext:value-type="float">
            <text:p>78250,00</text:p>
          </table:table-cell>
          <table:table-cell office:value-type="float" office:value="0.281407035175879" calcext:value-type="float">
            <text:p>0,28</text:p>
          </table:table-cell>
          <table:table-cell office:value-type="float" office:value="64929" calcext:value-type="float">
            <text:p>64929,00</text:p>
          </table:table-cell>
          <table:table-cell office:value-type="float" office:value="0.748175182481752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57" calcext:value-type="float">
            <text:p>157,00</text:p>
          </table:table-cell>
          <table:table-cell office:value-type="float" office:value="99882" calcext:value-type="float">
            <text:p>99882,00</text:p>
          </table:table-cell>
          <table:table-cell office:value-type="float" office:value="0.397048220209282" calcext:value-type="float">
            <text:p>0,40</text:p>
          </table:table-cell>
          <table:table-cell office:value-type="float" office:value="103311" calcext:value-type="float">
            <text:p>103311,00</text:p>
          </table:table-cell>
          <table:table-cell office:value-type="float" office:value="0.373464373464373" calcext:value-type="float">
            <text:p>0,37</text:p>
          </table:table-cell>
          <table:table-cell office:value-type="float" office:value="77224" calcext:value-type="float">
            <text:p>77224,00</text:p>
          </table:table-cell>
          <table:table-cell office:value-type="float" office:value="0.3046875" calcext:value-type="float">
            <text:p>0,30</text:p>
          </table:table-cell>
          <table:table-cell office:value-type="float" office:value="77032" calcext:value-type="float">
            <text:p>77032,00</text:p>
          </table:table-cell>
          <table:table-cell office:value-type="float" office:value="0.687763713080169" calcext:value-type="float">
            <text:p>0,69</text:p>
          </table:table-cell>
          <table:table-cell table:number-columns-repeated="1015"/>
        </table:table-row>
        <table:table-row table:style-name="ro2">
          <table:table-cell office:value-type="float" office:value="158" calcext:value-type="float">
            <text:p>158,00</text:p>
          </table:table-cell>
          <table:table-cell office:value-type="float" office:value="96268" calcext:value-type="float">
            <text:p>96268,00</text:p>
          </table:table-cell>
          <table:table-cell office:value-type="float" office:value="0.434120929529957" calcext:value-type="float">
            <text:p>0,43</text:p>
          </table:table-cell>
          <table:table-cell office:value-type="float" office:value="103397" calcext:value-type="float">
            <text:p>103397,00</text:p>
          </table:table-cell>
          <table:table-cell office:value-type="float" office:value="0.377914110429448" calcext:value-type="float">
            <text:p>0,38</text:p>
          </table:table-cell>
          <table:table-cell office:value-type="float" office:value="71961" calcext:value-type="float">
            <text:p>71961,00</text:p>
          </table:table-cell>
          <table:table-cell office:value-type="float" office:value="0.289124668435013" calcext:value-type="float">
            <text:p>0,29</text:p>
          </table:table-cell>
          <table:table-cell office:value-type="float" office:value="73109" calcext:value-type="float">
            <text:p>73109,00</text:p>
          </table:table-cell>
          <table:table-cell office:value-type="float" office:value="0.695817490494296" calcext:value-type="float">
            <text:p>0,70</text:p>
          </table:table-cell>
          <table:table-cell table:number-columns-repeated="1015"/>
        </table:table-row>
        <table:table-row table:style-name="ro2">
          <table:table-cell office:value-type="float" office:value="159" calcext:value-type="float">
            <text:p>159,00</text:p>
          </table:table-cell>
          <table:table-cell office:value-type="float" office:value="99639" calcext:value-type="float">
            <text:p>99639,00</text:p>
          </table:table-cell>
          <table:table-cell office:value-type="float" office:value="0.432724423261801" calcext:value-type="float">
            <text:p>0,43</text:p>
          </table:table-cell>
          <table:table-cell office:value-type="float" office:value="102158" calcext:value-type="float">
            <text:p>102158,00</text:p>
          </table:table-cell>
          <table:table-cell office:value-type="float" office:value="0.378676470588235" calcext:value-type="float">
            <text:p>0,38</text:p>
          </table:table-cell>
          <table:table-cell office:value-type="float" office:value="78277" calcext:value-type="float">
            <text:p>78277,00</text:p>
          </table:table-cell>
          <table:table-cell office:value-type="float" office:value="0.384353741496599" calcext:value-type="float">
            <text:p>0,38</text:p>
          </table:table-cell>
          <table:table-cell office:value-type="float" office:value="68695" calcext:value-type="float">
            <text:p>68695,00</text:p>
          </table:table-cell>
          <table:table-cell office:value-type="float" office:value="0.78968253968254" calcext:value-type="float">
            <text:p>0,79</text:p>
          </table:table-cell>
          <table:table-cell table:number-columns-repeated="1015"/>
        </table:table-row>
        <table:table-row table:style-name="ro2">
          <table:table-cell office:value-type="float" office:value="160" calcext:value-type="float">
            <text:p>160,00</text:p>
          </table:table-cell>
          <table:table-cell office:value-type="float" office:value="100231" calcext:value-type="float">
            <text:p>100231,00</text:p>
          </table:table-cell>
          <table:table-cell office:value-type="float" office:value="0.383388230409267" calcext:value-type="float">
            <text:p>0,38</text:p>
          </table:table-cell>
          <table:table-cell office:value-type="float" office:value="102913" calcext:value-type="float">
            <text:p>102913,00</text:p>
          </table:table-cell>
          <table:table-cell office:value-type="float" office:value="0.379436964504284" calcext:value-type="float">
            <text:p>0,38</text:p>
          </table:table-cell>
          <table:table-cell office:value-type="float" office:value="75900" calcext:value-type="float">
            <text:p>75900,00</text:p>
          </table:table-cell>
          <table:table-cell office:value-type="float" office:value="0.36271186440678" calcext:value-type="float">
            <text:p>0,36</text:p>
          </table:table-cell>
          <table:table-cell office:value-type="float" office:value="24206" calcext:value-type="float">
            <text:p>24206,00</text:p>
          </table:table-cell>
          <table:table-cell office:value-type="float" office:value="0.0772058823529412" calcext:value-type="float">
            <text:p>0,08</text:p>
          </table:table-cell>
          <table:table-cell table:number-columns-repeated="1015"/>
        </table:table-row>
        <table:table-row table:style-name="ro2">
          <table:table-cell office:value-type="float" office:value="161" calcext:value-type="float">
            <text:p>161,00</text:p>
          </table:table-cell>
          <table:table-cell office:value-type="float" office:value="103806" calcext:value-type="float">
            <text:p>103806,00</text:p>
          </table:table-cell>
          <table:table-cell office:value-type="float" office:value="0.432725455838255" calcext:value-type="float">
            <text:p>0,43</text:p>
          </table:table-cell>
          <table:table-cell office:value-type="float" office:value="100807" calcext:value-type="float">
            <text:p>100807,00</text:p>
          </table:table-cell>
          <table:table-cell office:value-type="float" office:value="0.388683886838868" calcext:value-type="float">
            <text:p>0,39</text:p>
          </table:table-cell>
          <table:table-cell office:value-type="float" office:value="78165" calcext:value-type="float">
            <text:p>78165,00</text:p>
          </table:table-cell>
          <table:table-cell office:value-type="float" office:value="0.393617021276596" calcext:value-type="float">
            <text:p>0,39</text:p>
          </table:table-cell>
          <table:table-cell office:value-type="float" office:value="65019" calcext:value-type="float">
            <text:p>65019,00</text:p>
          </table:table-cell>
          <table:table-cell office:value-type="float" office:value="0.685279187817259" calcext:value-type="float">
            <text:p>0,69</text:p>
          </table:table-cell>
          <table:table-cell table:number-columns-repeated="1015"/>
        </table:table-row>
        <table:table-row table:style-name="ro2">
          <table:table-cell office:value-type="float" office:value="162" calcext:value-type="float">
            <text:p>162,00</text:p>
          </table:table-cell>
          <table:table-cell office:value-type="float" office:value="105060" calcext:value-type="float">
            <text:p>105060,00</text:p>
          </table:table-cell>
          <table:table-cell office:value-type="float" office:value="0.421028257103501" calcext:value-type="float">
            <text:p>0,42</text:p>
          </table:table-cell>
          <table:table-cell office:value-type="float" office:value="103358" calcext:value-type="float">
            <text:p>103358,00</text:p>
          </table:table-cell>
          <table:table-cell office:value-type="float" office:value="0.37960687960688" calcext:value-type="float">
            <text:p>0,38</text:p>
          </table:table-cell>
          <table:table-cell office:value-type="float" office:value="77896" calcext:value-type="float">
            <text:p>77896,00</text:p>
          </table:table-cell>
          <table:table-cell office:value-type="float" office:value="0.533333333333333" calcext:value-type="float">
            <text:p>0,53</text:p>
          </table:table-cell>
          <table:table-cell office:value-type="float" office:value="62017" calcext:value-type="float">
            <text:p>62017,00</text:p>
          </table:table-cell>
          <table:table-cell office:value-type="float" office:value="0.742574257425743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63" calcext:value-type="float">
            <text:p>163,00</text:p>
          </table:table-cell>
          <table:table-cell office:value-type="float" office:value="100424" calcext:value-type="float">
            <text:p>100424,00</text:p>
          </table:table-cell>
          <table:table-cell office:value-type="float" office:value="0.430218080923044" calcext:value-type="float">
            <text:p>0,43</text:p>
          </table:table-cell>
          <table:table-cell office:value-type="float" office:value="102548" calcext:value-type="float">
            <text:p>102548,00</text:p>
          </table:table-cell>
          <table:table-cell office:value-type="float" office:value="0.38566131025958" calcext:value-type="float">
            <text:p>0,39</text:p>
          </table:table-cell>
          <table:table-cell office:value-type="float" office:value="73810" calcext:value-type="float">
            <text:p>73810,00</text:p>
          </table:table-cell>
          <table:table-cell office:value-type="float" office:value="0.366782006920415" calcext:value-type="float">
            <text:p>0,37</text:p>
          </table:table-cell>
          <table:table-cell office:value-type="float" office:value="57488" calcext:value-type="float">
            <text:p>57488,00</text:p>
          </table:table-cell>
          <table:table-cell office:value-type="float" office:value="0.719806763285024" calcext:value-type="float">
            <text:p>0,72</text:p>
          </table:table-cell>
          <table:table-cell table:number-columns-repeated="1015"/>
        </table:table-row>
        <table:table-row table:style-name="ro2">
          <table:table-cell office:value-type="float" office:value="164" calcext:value-type="float">
            <text:p>164,00</text:p>
          </table:table-cell>
          <table:table-cell office:value-type="float" office:value="106066" calcext:value-type="float">
            <text:p>106066,00</text:p>
          </table:table-cell>
          <table:table-cell office:value-type="float" office:value="0.432172427304587" calcext:value-type="float">
            <text:p>0,43</text:p>
          </table:table-cell>
          <table:table-cell office:value-type="float" office:value="102641" calcext:value-type="float">
            <text:p>102641,00</text:p>
          </table:table-cell>
          <table:table-cell office:value-type="float" office:value="0.382716049382716" calcext:value-type="float">
            <text:p>0,38</text:p>
          </table:table-cell>
          <table:table-cell office:value-type="float" office:value="76677" calcext:value-type="float">
            <text:p>76677,00</text:p>
          </table:table-cell>
          <table:table-cell office:value-type="float" office:value="0.388513513513513" calcext:value-type="float">
            <text:p>0,39</text:p>
          </table:table-cell>
          <table:table-cell office:value-type="float" office:value="54595" calcext:value-type="float">
            <text:p>54595,00</text:p>
          </table:table-cell>
          <table:table-cell office:value-type="float" office:value="0.749397590361446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65" calcext:value-type="float">
            <text:p>165,00</text:p>
          </table:table-cell>
          <table:table-cell office:value-type="float" office:value="98053" calcext:value-type="float">
            <text:p>98053,00</text:p>
          </table:table-cell>
          <table:table-cell office:value-type="float" office:value="0.428267597638442" calcext:value-type="float">
            <text:p>0,43</text:p>
          </table:table-cell>
          <table:table-cell office:value-type="float" office:value="98633" calcext:value-type="float">
            <text:p>98633,00</text:p>
          </table:table-cell>
          <table:table-cell office:value-type="float" office:value="0.388133498145859" calcext:value-type="float">
            <text:p>0,39</text:p>
          </table:table-cell>
          <table:table-cell office:value-type="float" office:value="77719" calcext:value-type="float">
            <text:p>77719,00</text:p>
          </table:table-cell>
          <table:table-cell office:value-type="float" office:value="0.365771812080537" calcext:value-type="float">
            <text:p>0,37</text:p>
          </table:table-cell>
          <table:table-cell office:value-type="float" office:value="65393" calcext:value-type="float">
            <text:p>65393,00</text:p>
          </table:table-cell>
          <table:table-cell office:value-type="float" office:value="0.7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66" calcext:value-type="float">
            <text:p>166,00</text:p>
          </table:table-cell>
          <table:table-cell office:value-type="float" office:value="95470" calcext:value-type="float">
            <text:p>95470,00</text:p>
          </table:table-cell>
          <table:table-cell office:value-type="float" office:value="0.441927774302137" calcext:value-type="float">
            <text:p>0,44</text:p>
          </table:table-cell>
          <table:table-cell office:value-type="float" office:value="102361" calcext:value-type="float">
            <text:p>102361,00</text:p>
          </table:table-cell>
          <table:table-cell office:value-type="float" office:value="0.418693982074264" calcext:value-type="float">
            <text:p>0,42</text:p>
          </table:table-cell>
          <table:table-cell office:value-type="float" office:value="78268" calcext:value-type="float">
            <text:p>78268,00</text:p>
          </table:table-cell>
          <table:table-cell office:value-type="float" office:value="0.286802030456853" calcext:value-type="float">
            <text:p>0,29</text:p>
          </table:table-cell>
          <table:table-cell office:value-type="float" office:value="63388" calcext:value-type="float">
            <text:p>63388,00</text:p>
          </table:table-cell>
          <table:table-cell office:value-type="float" office:value="0.763546798029557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67" calcext:value-type="float">
            <text:p>167,00</text:p>
          </table:table-cell>
          <table:table-cell office:value-type="float" office:value="99495" calcext:value-type="float">
            <text:p>99495,00</text:p>
          </table:table-cell>
          <table:table-cell office:value-type="float" office:value="0.428267083558249" calcext:value-type="float">
            <text:p>0,43</text:p>
          </table:table-cell>
          <table:table-cell office:value-type="float" office:value="103763" calcext:value-type="float">
            <text:p>103763,00</text:p>
          </table:table-cell>
          <table:table-cell office:value-type="float" office:value="0.442415730337079" calcext:value-type="float">
            <text:p>0,44</text:p>
          </table:table-cell>
          <table:table-cell office:value-type="float" office:value="77779" calcext:value-type="float">
            <text:p>77779,00</text:p>
          </table:table-cell>
          <table:table-cell office:value-type="float" office:value="0.29639175257732" calcext:value-type="float">
            <text:p>0,30</text:p>
          </table:table-cell>
          <table:table-cell office:value-type="float" office:value="66982" calcext:value-type="float">
            <text:p>66982,00</text:p>
          </table:table-cell>
          <table:table-cell office:value-type="float" office:value="0.75061124694376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68" calcext:value-type="float">
            <text:p>168,00</text:p>
          </table:table-cell>
          <table:table-cell office:value-type="float" office:value="95528" calcext:value-type="float">
            <text:p>95528,00</text:p>
          </table:table-cell>
          <table:table-cell office:value-type="float" office:value="0.438572046676871" calcext:value-type="float">
            <text:p>0,44</text:p>
          </table:table-cell>
          <table:table-cell office:value-type="float" office:value="101358" calcext:value-type="float">
            <text:p>101358,00</text:p>
          </table:table-cell>
          <table:table-cell office:value-type="float" office:value="0.386271870794078" calcext:value-type="float">
            <text:p>0,39</text:p>
          </table:table-cell>
          <table:table-cell office:value-type="float" office:value="75040" calcext:value-type="float">
            <text:p>75040,00</text:p>
          </table:table-cell>
          <table:table-cell office:value-type="float" office:value="0.298469387755102" calcext:value-type="float">
            <text:p>0,30</text:p>
          </table:table-cell>
          <table:table-cell office:value-type="float" office:value="61694" calcext:value-type="float">
            <text:p>61694,00</text:p>
          </table:table-cell>
          <table:table-cell office:value-type="float" office:value="0.764127764127764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69" calcext:value-type="float">
            <text:p>169,00</text:p>
          </table:table-cell>
          <table:table-cell office:value-type="float" office:value="97964" calcext:value-type="float">
            <text:p>97964,00</text:p>
          </table:table-cell>
          <table:table-cell office:value-type="float" office:value="0.449733804185902" calcext:value-type="float">
            <text:p>0,45</text:p>
          </table:table-cell>
          <table:table-cell office:value-type="float" office:value="99869" calcext:value-type="float">
            <text:p>99869,00</text:p>
          </table:table-cell>
          <table:table-cell office:value-type="float" office:value="0.462773722627737" calcext:value-type="float">
            <text:p>0,46</text:p>
          </table:table-cell>
          <table:table-cell office:value-type="float" office:value="78279" calcext:value-type="float">
            <text:p>78279,00</text:p>
          </table:table-cell>
          <table:table-cell office:value-type="float" office:value="0.272264631043257" calcext:value-type="float">
            <text:p>0,27</text:p>
          </table:table-cell>
          <table:table-cell office:value-type="float" office:value="66228" calcext:value-type="float">
            <text:p>66228,00</text:p>
          </table:table-cell>
          <table:table-cell office:value-type="float" office:value="0.754342431761787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70" calcext:value-type="float">
            <text:p>170,00</text:p>
          </table:table-cell>
          <table:table-cell office:value-type="float" office:value="102019" calcext:value-type="float">
            <text:p>102019,00</text:p>
          </table:table-cell>
          <table:table-cell office:value-type="float" office:value="0.426317177124848" calcext:value-type="float">
            <text:p>0,43</text:p>
          </table:table-cell>
          <table:table-cell office:value-type="float" office:value="98264" calcext:value-type="float">
            <text:p>98264,00</text:p>
          </table:table-cell>
          <table:table-cell office:value-type="float" office:value="0.497702909647779" calcext:value-type="float">
            <text:p>0,50</text:p>
          </table:table-cell>
          <table:table-cell office:value-type="float" office:value="78087" calcext:value-type="float">
            <text:p>78087,00</text:p>
          </table:table-cell>
          <table:table-cell office:value-type="float" office:value="0.283208020050125" calcext:value-type="float">
            <text:p>0,28</text:p>
          </table:table-cell>
          <table:table-cell office:value-type="float" office:value="52358" calcext:value-type="float">
            <text:p>52358,00</text:p>
          </table:table-cell>
          <table:table-cell office:value-type="float" office:value="0.732360097323601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171" calcext:value-type="float">
            <text:p>171,00</text:p>
          </table:table-cell>
          <table:table-cell office:value-type="float" office:value="101911" calcext:value-type="float">
            <text:p>101911,00</text:p>
          </table:table-cell>
          <table:table-cell office:value-type="float" office:value="0.422413137679624" calcext:value-type="float">
            <text:p>0,42</text:p>
          </table:table-cell>
          <table:table-cell office:value-type="float" office:value="102455" calcext:value-type="float">
            <text:p>102455,00</text:p>
          </table:table-cell>
          <table:table-cell office:value-type="float" office:value="0.479940564635958" calcext:value-type="float">
            <text:p>0,48</text:p>
          </table:table-cell>
          <table:table-cell office:value-type="float" office:value="78129" calcext:value-type="float">
            <text:p>78129,00</text:p>
          </table:table-cell>
          <table:table-cell office:value-type="float" office:value="0.273869346733668" calcext:value-type="float">
            <text:p>0,27</text:p>
          </table:table-cell>
          <table:table-cell office:value-type="float" office:value="57846" calcext:value-type="float">
            <text:p>57846,00</text:p>
          </table:table-cell>
          <table:table-cell office:value-type="float" office:value="0.74384236453202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72" calcext:value-type="float">
            <text:p>172,00</text:p>
          </table:table-cell>
          <table:table-cell office:value-type="float" office:value="89540" calcext:value-type="float">
            <text:p>89540,00</text:p>
          </table:table-cell>
          <table:table-cell office:value-type="float" office:value="0.393144357000483" calcext:value-type="float">
            <text:p>0,39</text:p>
          </table:table-cell>
          <table:table-cell office:value-type="float" office:value="103564" calcext:value-type="float">
            <text:p>103564,00</text:p>
          </table:table-cell>
          <table:table-cell office:value-type="float" office:value="0.439252336448598" calcext:value-type="float">
            <text:p>0,44</text:p>
          </table:table-cell>
          <table:table-cell office:value-type="float" office:value="78377" calcext:value-type="float">
            <text:p>78377,00</text:p>
          </table:table-cell>
          <table:table-cell office:value-type="float" office:value="0.28051948051948" calcext:value-type="float">
            <text:p>0,28</text:p>
          </table:table-cell>
          <table:table-cell office:value-type="float" office:value="62992" calcext:value-type="float">
            <text:p>62992,00</text:p>
          </table:table-cell>
          <table:table-cell office:value-type="float" office:value="0.753658536585366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73" calcext:value-type="float">
            <text:p>173,00</text:p>
          </table:table-cell>
          <table:table-cell office:value-type="float" office:value="92771" calcext:value-type="float">
            <text:p>92771,00</text:p>
          </table:table-cell>
          <table:table-cell office:value-type="float" office:value="0.451684136679514" calcext:value-type="float">
            <text:p>0,45</text:p>
          </table:table-cell>
          <table:table-cell office:value-type="float" office:value="104766" calcext:value-type="float">
            <text:p>104766,00</text:p>
          </table:table-cell>
          <table:table-cell office:value-type="float" office:value="0.177941176470588" calcext:value-type="float">
            <text:p>0,18</text:p>
          </table:table-cell>
          <table:table-cell office:value-type="float" office:value="78357" calcext:value-type="float">
            <text:p>78357,00</text:p>
          </table:table-cell>
          <table:table-cell office:value-type="float" office:value="0.284974093264249" calcext:value-type="float">
            <text:p>0,28</text:p>
          </table:table-cell>
          <table:table-cell office:value-type="float" office:value="70669" calcext:value-type="float">
            <text:p>70669,00</text:p>
          </table:table-cell>
          <table:table-cell office:value-type="float" office:value="0.767676767676768" calcext:value-type="float">
            <text:p>0,77</text:p>
          </table:table-cell>
          <table:table-cell table:number-columns-repeated="1015"/>
        </table:table-row>
        <table:table-row table:style-name="ro2">
          <table:table-cell office:value-type="float" office:value="174" calcext:value-type="float">
            <text:p>174,00</text:p>
          </table:table-cell>
          <table:table-cell office:value-type="float" office:value="107272" calcext:value-type="float">
            <text:p>107272,00</text:p>
          </table:table-cell>
          <table:table-cell office:value-type="float" office:value="0.461441590671132" calcext:value-type="float">
            <text:p>0,46</text:p>
          </table:table-cell>
          <table:table-cell office:value-type="float" office:value="105674" calcext:value-type="float">
            <text:p>105674,00</text:p>
          </table:table-cell>
          <table:table-cell office:value-type="float" office:value="0.191836734693878" calcext:value-type="float">
            <text:p>0,19</text:p>
          </table:table-cell>
          <table:table-cell office:value-type="float" office:value="78273" calcext:value-type="float">
            <text:p>78273,00</text:p>
          </table:table-cell>
          <table:table-cell office:value-type="float" office:value="0.282776349614396" calcext:value-type="float">
            <text:p>0,28</text:p>
          </table:table-cell>
          <table:table-cell office:value-type="float" office:value="64898" calcext:value-type="float">
            <text:p>64898,00</text:p>
          </table:table-cell>
          <table:table-cell office:value-type="float" office:value="0.75187969924812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75" calcext:value-type="float">
            <text:p>175,00</text:p>
          </table:table-cell>
          <table:table-cell office:value-type="float" office:value="98024" calcext:value-type="float">
            <text:p>98024,00</text:p>
          </table:table-cell>
          <table:table-cell office:value-type="float" office:value="0.446369380851954" calcext:value-type="float">
            <text:p>0,45</text:p>
          </table:table-cell>
          <table:table-cell office:value-type="float" office:value="106095" calcext:value-type="float">
            <text:p>106095,00</text:p>
          </table:table-cell>
          <table:table-cell office:value-type="float" office:value="0.297633872976339" calcext:value-type="float">
            <text:p>0,30</text:p>
          </table:table-cell>
          <table:table-cell office:value-type="float" office:value="78189" calcext:value-type="float">
            <text:p>78189,00</text:p>
          </table:table-cell>
          <table:table-cell office:value-type="float" office:value="0.284263959390863" calcext:value-type="float">
            <text:p>0,28</text:p>
          </table:table-cell>
          <table:table-cell office:value-type="float" office:value="67377" calcext:value-type="float">
            <text:p>67377,00</text:p>
          </table:table-cell>
          <table:table-cell office:value-type="float" office:value="0.865714285714286" calcext:value-type="float">
            <text:p>0,87</text:p>
          </table:table-cell>
          <table:table-cell table:number-columns-repeated="1015"/>
        </table:table-row>
        <table:table-row table:style-name="ro2">
          <table:table-cell office:value-type="float" office:value="176" calcext:value-type="float">
            <text:p>176,00</text:p>
          </table:table-cell>
          <table:table-cell office:value-type="float" office:value="101788" calcext:value-type="float">
            <text:p>101788,00</text:p>
          </table:table-cell>
          <table:table-cell office:value-type="float" office:value="0.434122569046969" calcext:value-type="float">
            <text:p>0,43</text:p>
          </table:table-cell>
          <table:table-cell office:value-type="float" office:value="99109" calcext:value-type="float">
            <text:p>99109,00</text:p>
          </table:table-cell>
          <table:table-cell office:value-type="float" office:value="0.509756097560976" calcext:value-type="float">
            <text:p>0,51</text:p>
          </table:table-cell>
          <table:table-cell office:value-type="float" office:value="77972" calcext:value-type="float">
            <text:p>77972,00</text:p>
          </table:table-cell>
          <table:table-cell office:value-type="float" office:value="0.287531806615776" calcext:value-type="float">
            <text:p>0,29</text:p>
          </table:table-cell>
          <table:table-cell office:value-type="float" office:value="57399" calcext:value-type="float">
            <text:p>57399,00</text:p>
          </table:table-cell>
          <table:table-cell office:value-type="float" office:value="0.833333333333333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177" calcext:value-type="float">
            <text:p>177,00</text:p>
          </table:table-cell>
          <table:table-cell office:value-type="float" office:value="106915" calcext:value-type="float">
            <text:p>106915,00</text:p>
          </table:table-cell>
          <table:table-cell office:value-type="float" office:value="0.434122442813923" calcext:value-type="float">
            <text:p>0,43</text:p>
          </table:table-cell>
          <table:table-cell office:value-type="float" office:value="105284" calcext:value-type="float">
            <text:p>105284,00</text:p>
          </table:table-cell>
          <table:table-cell office:value-type="float" office:value="0.462759462759463" calcext:value-type="float">
            <text:p>0,46</text:p>
          </table:table-cell>
          <table:table-cell office:value-type="float" office:value="78236" calcext:value-type="float">
            <text:p>78236,00</text:p>
          </table:table-cell>
          <table:table-cell office:value-type="float" office:value="0.283116883116883" calcext:value-type="float">
            <text:p>0,28</text:p>
          </table:table-cell>
          <table:table-cell office:value-type="float" office:value="63045" calcext:value-type="float">
            <text:p>63045,00</text:p>
          </table:table-cell>
          <table:table-cell office:value-type="float" office:value="0.7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78" calcext:value-type="float">
            <text:p>178,00</text:p>
          </table:table-cell>
          <table:table-cell office:value-type="float" office:value="100179" calcext:value-type="float">
            <text:p>100179,00</text:p>
          </table:table-cell>
          <table:table-cell office:value-type="float" office:value="0.430773811258594" calcext:value-type="float">
            <text:p>0,43</text:p>
          </table:table-cell>
          <table:table-cell office:value-type="float" office:value="97266" calcext:value-type="float">
            <text:p>97266,00</text:p>
          </table:table-cell>
          <table:table-cell office:value-type="float" office:value="0.360736196319018" calcext:value-type="float">
            <text:p>0,36</text:p>
          </table:table-cell>
          <table:table-cell office:value-type="float" office:value="78677" calcext:value-type="float">
            <text:p>78677,00</text:p>
          </table:table-cell>
          <table:table-cell office:value-type="float" office:value="0.283887468030691" calcext:value-type="float">
            <text:p>0,28</text:p>
          </table:table-cell>
          <table:table-cell office:value-type="float" office:value="73788" calcext:value-type="float">
            <text:p>73788,00</text:p>
          </table:table-cell>
          <table:table-cell office:value-type="float" office:value="0.614814814814815" calcext:value-type="float">
            <text:p>0,61</text:p>
          </table:table-cell>
          <table:table-cell table:number-columns-repeated="1015"/>
        </table:table-row>
        <table:table-row table:style-name="ro2">
          <table:table-cell office:value-type="float" office:value="179" calcext:value-type="float">
            <text:p>179,00</text:p>
          </table:table-cell>
          <table:table-cell office:value-type="float" office:value="107063" calcext:value-type="float">
            <text:p>107063,00</text:p>
          </table:table-cell>
          <table:table-cell office:value-type="float" office:value="0.406804459871358" calcext:value-type="float">
            <text:p>0,41</text:p>
          </table:table-cell>
          <table:table-cell office:value-type="float" office:value="102568" calcext:value-type="float">
            <text:p>102568,00</text:p>
          </table:table-cell>
          <table:table-cell office:value-type="float" office:value="0.38566131025958" calcext:value-type="float">
            <text:p>0,39</text:p>
          </table:table-cell>
          <table:table-cell office:value-type="float" office:value="78362" calcext:value-type="float">
            <text:p>78362,00</text:p>
          </table:table-cell>
          <table:table-cell office:value-type="float" office:value="0.278772378516624" calcext:value-type="float">
            <text:p>0,28</text:p>
          </table:table-cell>
          <table:table-cell office:value-type="float" office:value="62905" calcext:value-type="float">
            <text:p>62905,00</text:p>
          </table:table-cell>
          <table:table-cell office:value-type="float" office:value="0.696531791907514" calcext:value-type="float">
            <text:p>0,70</text:p>
          </table:table-cell>
          <table:table-cell table:number-columns-repeated="1015"/>
        </table:table-row>
        <table:table-row table:style-name="ro2">
          <table:table-cell office:value-type="float" office:value="180" calcext:value-type="float">
            <text:p>180,00</text:p>
          </table:table-cell>
          <table:table-cell office:value-type="float" office:value="100281" calcext:value-type="float">
            <text:p>100281,00</text:p>
          </table:table-cell>
          <table:table-cell office:value-type="float" office:value="0.469763758669799" calcext:value-type="float">
            <text:p>0,47</text:p>
          </table:table-cell>
          <table:table-cell office:value-type="float" office:value="95959" calcext:value-type="float">
            <text:p>95959,00</text:p>
          </table:table-cell>
          <table:table-cell office:value-type="float" office:value="0.352509179926561" calcext:value-type="float">
            <text:p>0,35</text:p>
          </table:table-cell>
          <table:table-cell office:value-type="float" office:value="77975" calcext:value-type="float">
            <text:p>77975,00</text:p>
          </table:table-cell>
          <table:table-cell office:value-type="float" office:value="0.295165394402036" calcext:value-type="float">
            <text:p>0,30</text:p>
          </table:table-cell>
          <table:table-cell office:value-type="float" office:value="57233" calcext:value-type="float">
            <text:p>57233,00</text:p>
          </table:table-cell>
          <table:table-cell office:value-type="float" office:value="0.84" calcext:value-type="float">
            <text:p>0,84</text:p>
          </table:table-cell>
          <table:table-cell table:number-columns-repeated="1015"/>
        </table:table-row>
        <table:table-row table:style-name="ro2">
          <table:table-cell office:value-type="float" office:value="181" calcext:value-type="float">
            <text:p>181,00</text:p>
          </table:table-cell>
          <table:table-cell office:value-type="float" office:value="103592" calcext:value-type="float">
            <text:p>103592,00</text:p>
          </table:table-cell>
          <table:table-cell office:value-type="float" office:value="0.492660137815611" calcext:value-type="float">
            <text:p>0,49</text:p>
          </table:table-cell>
          <table:table-cell office:value-type="float" office:value="103125" calcext:value-type="float">
            <text:p>103125,00</text:p>
          </table:table-cell>
          <table:table-cell office:value-type="float" office:value="0.399509803921569" calcext:value-type="float">
            <text:p>0,40</text:p>
          </table:table-cell>
          <table:table-cell office:value-type="float" office:value="75817" calcext:value-type="float">
            <text:p>75817,00</text:p>
          </table:table-cell>
          <table:table-cell office:value-type="float" office:value="0.290076335877863" calcext:value-type="float">
            <text:p>0,29</text:p>
          </table:table-cell>
          <table:table-cell office:value-type="float" office:value="61047" calcext:value-type="float">
            <text:p>61047,00</text:p>
          </table:table-cell>
          <table:table-cell office:value-type="float" office:value="0.828337874659401" calcext:value-type="float">
            <text:p>0,83</text:p>
          </table:table-cell>
          <table:table-cell table:number-columns-repeated="1015"/>
        </table:table-row>
        <table:table-row table:style-name="ro2">
          <table:table-cell office:value-type="float" office:value="182" calcext:value-type="float">
            <text:p>182,00</text:p>
          </table:table-cell>
          <table:table-cell office:value-type="float" office:value="100691" calcext:value-type="float">
            <text:p>100691,00</text:p>
          </table:table-cell>
          <table:table-cell office:value-type="float" office:value="0.480953333872164" calcext:value-type="float">
            <text:p>0,48</text:p>
          </table:table-cell>
          <table:table-cell office:value-type="float" office:value="102095" calcext:value-type="float">
            <text:p>102095,00</text:p>
          </table:table-cell>
          <table:table-cell office:value-type="float" office:value="0.389434889434889" calcext:value-type="float">
            <text:p>0,39</text:p>
          </table:table-cell>
          <table:table-cell office:value-type="float" office:value="77326" calcext:value-type="float">
            <text:p>77326,00</text:p>
          </table:table-cell>
          <table:table-cell office:value-type="float" office:value="0.29305912596401" calcext:value-type="float">
            <text:p>0,29</text:p>
          </table:table-cell>
          <table:table-cell office:value-type="float" office:value="57702" calcext:value-type="float">
            <text:p>57702,00</text:p>
          </table:table-cell>
          <table:table-cell office:value-type="float" office:value="0.864265927977839" calcext:value-type="float">
            <text:p>0,86</text:p>
          </table:table-cell>
          <table:table-cell table:number-columns-repeated="1015"/>
        </table:table-row>
        <table:table-row table:style-name="ro2">
          <table:table-cell office:value-type="float" office:value="183" calcext:value-type="float">
            <text:p>183,00</text:p>
          </table:table-cell>
          <table:table-cell office:value-type="float" office:value="105215" calcext:value-type="float">
            <text:p>105215,00</text:p>
          </table:table-cell>
          <table:table-cell office:value-type="float" office:value="0.461440299336539" calcext:value-type="float">
            <text:p>0,46</text:p>
          </table:table-cell>
          <table:table-cell office:value-type="float" office:value="104134" calcext:value-type="float">
            <text:p>104134,00</text:p>
          </table:table-cell>
          <table:table-cell office:value-type="float" office:value="0.376847290640394" calcext:value-type="float">
            <text:p>0,38</text:p>
          </table:table-cell>
          <table:table-cell office:value-type="float" office:value="77609" calcext:value-type="float">
            <text:p>77609,00</text:p>
          </table:table-cell>
          <table:table-cell office:value-type="float" office:value="0.287179487179487" calcext:value-type="float">
            <text:p>0,29</text:p>
          </table:table-cell>
          <table:table-cell office:value-type="float" office:value="57924" calcext:value-type="float">
            <text:p>57924,00</text:p>
          </table:table-cell>
          <table:table-cell office:value-type="float" office:value="0.782747603833866" calcext:value-type="float">
            <text:p>0,78</text:p>
          </table:table-cell>
          <table:table-cell table:number-columns-repeated="1015"/>
        </table:table-row>
        <table:table-row table:style-name="ro2">
          <table:table-cell office:value-type="float" office:value="184" calcext:value-type="float">
            <text:p>184,00</text:p>
          </table:table-cell>
          <table:table-cell office:value-type="float" office:value="103981" calcext:value-type="float">
            <text:p>103981,00</text:p>
          </table:table-cell>
          <table:table-cell office:value-type="float" office:value="0.424365382225307" calcext:value-type="float">
            <text:p>0,42</text:p>
          </table:table-cell>
          <table:table-cell office:value-type="float" office:value="98128" calcext:value-type="float">
            <text:p>98128,00</text:p>
          </table:table-cell>
          <table:table-cell office:value-type="float" office:value="0.42786683107275" calcext:value-type="float">
            <text:p>0,43</text:p>
          </table:table-cell>
          <table:table-cell office:value-type="float" office:value="78538" calcext:value-type="float">
            <text:p>78538,00</text:p>
          </table:table-cell>
          <table:table-cell office:value-type="float" office:value="0.284263959390863" calcext:value-type="float">
            <text:p>0,28</text:p>
          </table:table-cell>
          <table:table-cell office:value-type="float" office:value="52436" calcext:value-type="float">
            <text:p>52436,00</text:p>
          </table:table-cell>
          <table:table-cell office:value-type="float" office:value="0.875" calcext:value-type="float">
            <text:p>0,88</text:p>
          </table:table-cell>
          <table:table-cell table:number-columns-repeated="1015"/>
        </table:table-row>
        <table:table-row table:style-name="ro2">
          <table:table-cell office:value-type="float" office:value="185" calcext:value-type="float">
            <text:p>185,00</text:p>
          </table:table-cell>
          <table:table-cell office:value-type="float" office:value="105580" calcext:value-type="float">
            <text:p>105580,00</text:p>
          </table:table-cell>
          <table:table-cell office:value-type="float" office:value="0.39900063640369" calcext:value-type="float">
            <text:p>0,40</text:p>
          </table:table-cell>
          <table:table-cell office:value-type="float" office:value="103521" calcext:value-type="float">
            <text:p>103521,00</text:p>
          </table:table-cell>
          <table:table-cell office:value-type="float" office:value="0.383108935128519" calcext:value-type="float">
            <text:p>0,38</text:p>
          </table:table-cell>
          <table:table-cell office:value-type="float" office:value="78740" calcext:value-type="float">
            <text:p>78740,00</text:p>
          </table:table-cell>
          <table:table-cell office:value-type="float" office:value="0.280701754385965" calcext:value-type="float">
            <text:p>0,28</text:p>
          </table:table-cell>
          <table:table-cell office:value-type="float" office:value="58378" calcext:value-type="float">
            <text:p>58378,00</text:p>
          </table:table-cell>
          <table:table-cell office:value-type="float" office:value="0.749216300940439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86" calcext:value-type="float">
            <text:p>186,00</text:p>
          </table:table-cell>
          <table:table-cell office:value-type="float" office:value="100625" calcext:value-type="float">
            <text:p>100625,00</text:p>
          </table:table-cell>
          <table:table-cell office:value-type="float" office:value="0.441925599844225" calcext:value-type="float">
            <text:p>0,44</text:p>
          </table:table-cell>
          <table:table-cell office:value-type="float" office:value="94196" calcext:value-type="float">
            <text:p>94196,00</text:p>
          </table:table-cell>
          <table:table-cell office:value-type="float" office:value="0.423267326732673" calcext:value-type="float">
            <text:p>0,42</text:p>
          </table:table-cell>
          <table:table-cell office:value-type="float" office:value="78070" calcext:value-type="float">
            <text:p>78070,00</text:p>
          </table:table-cell>
          <table:table-cell office:value-type="float" office:value="0.282442748091603" calcext:value-type="float">
            <text:p>0,28</text:p>
          </table:table-cell>
          <table:table-cell office:value-type="float" office:value="66533" calcext:value-type="float">
            <text:p>66533,00</text:p>
          </table:table-cell>
          <table:table-cell office:value-type="float" office:value="0.942857142857143" calcext:value-type="float">
            <text:p>0,94</text:p>
          </table:table-cell>
          <table:table-cell table:number-columns-repeated="1015"/>
        </table:table-row>
        <table:table-row table:style-name="ro2">
          <table:table-cell office:value-type="float" office:value="187" calcext:value-type="float">
            <text:p>187,00</text:p>
          </table:table-cell>
          <table:table-cell office:value-type="float" office:value="107861" calcext:value-type="float">
            <text:p>107861,00</text:p>
          </table:table-cell>
          <table:table-cell office:value-type="float" office:value="0.434123516975759" calcext:value-type="float">
            <text:p>0,43</text:p>
          </table:table-cell>
          <table:table-cell office:value-type="float" office:value="103211" calcext:value-type="float">
            <text:p>103211,00</text:p>
          </table:table-cell>
          <table:table-cell office:value-type="float" office:value="0.388278388278388" calcext:value-type="float">
            <text:p>0,39</text:p>
          </table:table-cell>
          <table:table-cell office:value-type="float" office:value="78355" calcext:value-type="float">
            <text:p>78355,00</text:p>
          </table:table-cell>
          <table:table-cell office:value-type="float" office:value="0.291237113402062" calcext:value-type="float">
            <text:p>0,29</text:p>
          </table:table-cell>
          <table:table-cell office:value-type="float" office:value="40625" calcext:value-type="float">
            <text:p>40625,00</text:p>
          </table:table-cell>
          <table:table-cell office:value-type="float" office:value="0.712328767123288" calcext:value-type="float">
            <text:p>0,71</text:p>
          </table:table-cell>
          <table:table-cell table:number-columns-repeated="1015"/>
        </table:table-row>
        <table:table-row table:style-name="ro2">
          <table:table-cell office:value-type="float" office:value="188" calcext:value-type="float">
            <text:p>188,00</text:p>
          </table:table-cell>
          <table:table-cell office:value-type="float" office:value="105033" calcext:value-type="float">
            <text:p>105033,00</text:p>
          </table:table-cell>
          <table:table-cell office:value-type="float" office:value="0.4341222863723" calcext:value-type="float">
            <text:p>0,43</text:p>
          </table:table-cell>
          <table:table-cell office:value-type="float" office:value="101838" calcext:value-type="float">
            <text:p>101838,00</text:p>
          </table:table-cell>
          <table:table-cell office:value-type="float" office:value="0.392900856793146" calcext:value-type="float">
            <text:p>0,39</text:p>
          </table:table-cell>
          <table:table-cell office:value-type="float" office:value="78608" calcext:value-type="float">
            <text:p>78608,00</text:p>
          </table:table-cell>
          <table:table-cell office:value-type="float" office:value="0.283887468030691" calcext:value-type="float">
            <text:p>0,28</text:p>
          </table:table-cell>
          <table:table-cell office:value-type="float" office:value="52231" calcext:value-type="float">
            <text:p>52231,00</text:p>
          </table:table-cell>
          <table:table-cell office:value-type="float" office:value="0.688995215311005" calcext:value-type="float">
            <text:p>0,69</text:p>
          </table:table-cell>
          <table:table-cell table:number-columns-repeated="1015"/>
        </table:table-row>
        <table:table-row table:style-name="ro2">
          <table:table-cell office:value-type="float" office:value="189" calcext:value-type="float">
            <text:p>189,00</text:p>
          </table:table-cell>
          <table:table-cell office:value-type="float" office:value="100156" calcext:value-type="float">
            <text:p>100156,00</text:p>
          </table:table-cell>
          <table:table-cell office:value-type="float" office:value="0.463914790792192" calcext:value-type="float">
            <text:p>0,46</text:p>
          </table:table-cell>
          <table:table-cell office:value-type="float" office:value="101666" calcext:value-type="float">
            <text:p>101666,00</text:p>
          </table:table-cell>
          <table:table-cell office:value-type="float" office:value="0.38964241676942" calcext:value-type="float">
            <text:p>0,39</text:p>
          </table:table-cell>
          <table:table-cell office:value-type="float" office:value="78252" calcext:value-type="float">
            <text:p>78252,00</text:p>
          </table:table-cell>
          <table:table-cell office:value-type="float" office:value="0.28463476070529" calcext:value-type="float">
            <text:p>0,28</text:p>
          </table:table-cell>
          <table:table-cell office:value-type="float" office:value="58571" calcext:value-type="float">
            <text:p>58571,00</text:p>
          </table:table-cell>
          <table:table-cell office:value-type="float" office:value="0.91358024691358" calcext:value-type="float">
            <text:p>0,91</text:p>
          </table:table-cell>
          <table:table-cell table:number-columns-repeated="1015"/>
        </table:table-row>
        <table:table-row table:style-name="ro2">
          <table:table-cell office:value-type="float" office:value="190" calcext:value-type="float">
            <text:p>190,00</text:p>
          </table:table-cell>
          <table:table-cell office:value-type="float" office:value="106872" calcext:value-type="float">
            <text:p>106872,00</text:p>
          </table:table-cell>
          <table:table-cell office:value-type="float" office:value="0.441927595433106" calcext:value-type="float">
            <text:p>0,44</text:p>
          </table:table-cell>
          <table:table-cell office:value-type="float" office:value="105352" calcext:value-type="float">
            <text:p>105352,00</text:p>
          </table:table-cell>
          <table:table-cell office:value-type="float" office:value="0.393382352941176" calcext:value-type="float">
            <text:p>0,39</text:p>
          </table:table-cell>
          <table:table-cell office:value-type="float" office:value="78154" calcext:value-type="float">
            <text:p>78154,00</text:p>
          </table:table-cell>
          <table:table-cell office:value-type="float" office:value="0.280927835051546" calcext:value-type="float">
            <text:p>0,28</text:p>
          </table:table-cell>
          <table:table-cell office:value-type="float" office:value="71551" calcext:value-type="float">
            <text:p>71551,00</text:p>
          </table:table-cell>
          <table:table-cell office:value-type="float" office:value="0.659025787965616" calcext:value-type="float">
            <text:p>0,66</text:p>
          </table:table-cell>
          <table:table-cell table:number-columns-repeated="1015"/>
        </table:table-row>
        <table:table-row table:style-name="ro2">
          <table:table-cell office:value-type="float" office:value="191" calcext:value-type="float">
            <text:p>191,00</text:p>
          </table:table-cell>
          <table:table-cell office:value-type="float" office:value="105847" calcext:value-type="float">
            <text:p>105847,00</text:p>
          </table:table-cell>
          <table:table-cell office:value-type="float" office:value="0.408755086251476" calcext:value-type="float">
            <text:p>0,41</text:p>
          </table:table-cell>
          <table:table-cell office:value-type="float" office:value="101582" calcext:value-type="float">
            <text:p>101582,00</text:p>
          </table:table-cell>
          <table:table-cell office:value-type="float" office:value="0.371463714637146" calcext:value-type="float">
            <text:p>0,37</text:p>
          </table:table-cell>
          <table:table-cell office:value-type="float" office:value="77979" calcext:value-type="float">
            <text:p>77979,00</text:p>
          </table:table-cell>
          <table:table-cell office:value-type="float" office:value="0.283163265306122" calcext:value-type="float">
            <text:p>0,28</text:p>
          </table:table-cell>
          <table:table-cell office:value-type="float" office:value="56962" calcext:value-type="float">
            <text:p>56962,00</text:p>
          </table:table-cell>
          <table:table-cell office:value-type="float" office:value="0.741545893719807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92" calcext:value-type="float">
            <text:p>192,00</text:p>
          </table:table-cell>
          <table:table-cell office:value-type="float" office:value="100209" calcext:value-type="float">
            <text:p>100209,00</text:p>
          </table:table-cell>
          <table:table-cell office:value-type="float" office:value="0.41769490965006" calcext:value-type="float">
            <text:p>0,42</text:p>
          </table:table-cell>
          <table:table-cell office:value-type="float" office:value="99001" calcext:value-type="float">
            <text:p>99001,00</text:p>
          </table:table-cell>
          <table:table-cell office:value-type="float" office:value="0.497530864197531" calcext:value-type="float">
            <text:p>0,50</text:p>
          </table:table-cell>
          <table:table-cell office:value-type="float" office:value="78342" calcext:value-type="float">
            <text:p>78342,00</text:p>
          </table:table-cell>
          <table:table-cell office:value-type="float" office:value="0.284237726098191" calcext:value-type="float">
            <text:p>0,28</text:p>
          </table:table-cell>
          <table:table-cell office:value-type="float" office:value="61143" calcext:value-type="float">
            <text:p>61143,00</text:p>
          </table:table-cell>
          <table:table-cell office:value-type="float" office:value="0.754299754299754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193" calcext:value-type="float">
            <text:p>193,00</text:p>
          </table:table-cell>
          <table:table-cell office:value-type="float" office:value="106126" calcext:value-type="float">
            <text:p>106126,00</text:p>
          </table:table-cell>
          <table:table-cell office:value-type="float" office:value="0.399030296515517" calcext:value-type="float">
            <text:p>0,40</text:p>
          </table:table-cell>
          <table:table-cell office:value-type="float" office:value="101025" calcext:value-type="float">
            <text:p>101025,00</text:p>
          </table:table-cell>
          <table:table-cell office:value-type="float" office:value="0.401699029126214" calcext:value-type="float">
            <text:p>0,40</text:p>
          </table:table-cell>
          <table:table-cell office:value-type="float" office:value="75591" calcext:value-type="float">
            <text:p>75591,00</text:p>
          </table:table-cell>
          <table:table-cell office:value-type="float" office:value="0.293233082706767" calcext:value-type="float">
            <text:p>0,29</text:p>
          </table:table-cell>
          <table:table-cell office:value-type="float" office:value="63097" calcext:value-type="float">
            <text:p>63097,00</text:p>
          </table:table-cell>
          <table:table-cell office:value-type="float" office:value="0.741545893719807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94" calcext:value-type="float">
            <text:p>194,00</text:p>
          </table:table-cell>
          <table:table-cell office:value-type="float" office:value="114297" calcext:value-type="float">
            <text:p>114297,00</text:p>
          </table:table-cell>
          <table:table-cell office:value-type="float" office:value="0.34432915405822" calcext:value-type="float">
            <text:p>0,34</text:p>
          </table:table-cell>
          <table:table-cell office:value-type="float" office:value="102269" calcext:value-type="float">
            <text:p>102269,00</text:p>
          </table:table-cell>
          <table:table-cell office:value-type="float" office:value="0.386138613861386" calcext:value-type="float">
            <text:p>0,39</text:p>
          </table:table-cell>
          <table:table-cell office:value-type="float" office:value="77859" calcext:value-type="float">
            <text:p>77859,00</text:p>
          </table:table-cell>
          <table:table-cell office:value-type="float" office:value="0.282115869017632" calcext:value-type="float">
            <text:p>0,28</text:p>
          </table:table-cell>
          <table:table-cell office:value-type="float" office:value="63428" calcext:value-type="float">
            <text:p>63428,00</text:p>
          </table:table-cell>
          <table:table-cell office:value-type="float" office:value="0.756756756756757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95" calcext:value-type="float">
            <text:p>195,00</text:p>
          </table:table-cell>
          <table:table-cell office:value-type="float" office:value="116381" calcext:value-type="float">
            <text:p>116381,00</text:p>
          </table:table-cell>
          <table:table-cell office:value-type="float" office:value="0.244844278585642" calcext:value-type="float">
            <text:p>0,24</text:p>
          </table:table-cell>
          <table:table-cell office:value-type="float" office:value="94876" calcext:value-type="float">
            <text:p>94876,00</text:p>
          </table:table-cell>
          <table:table-cell office:value-type="float" office:value="0.4148244473342" calcext:value-type="float">
            <text:p>0,41</text:p>
          </table:table-cell>
          <table:table-cell office:value-type="float" office:value="77290" calcext:value-type="float">
            <text:p>77290,00</text:p>
          </table:table-cell>
          <table:table-cell office:value-type="float" office:value="0.283887468030691" calcext:value-type="float">
            <text:p>0,28</text:p>
          </table:table-cell>
          <table:table-cell office:value-type="float" office:value="60643" calcext:value-type="float">
            <text:p>60643,00</text:p>
          </table:table-cell>
          <table:table-cell office:value-type="float" office:value="0.743276283618582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196" calcext:value-type="float">
            <text:p>196,00</text:p>
          </table:table-cell>
          <table:table-cell office:value-type="float" office:value="120104" calcext:value-type="float">
            <text:p>120104,00</text:p>
          </table:table-cell>
          <table:table-cell office:value-type="float" office:value="0.176552358716062" calcext:value-type="float">
            <text:p>0,18</text:p>
          </table:table-cell>
          <table:table-cell office:value-type="float" office:value="101886" calcext:value-type="float">
            <text:p>101886,00</text:p>
          </table:table-cell>
          <table:table-cell office:value-type="float" office:value="0.453277545327755" calcext:value-type="float">
            <text:p>0,45</text:p>
          </table:table-cell>
          <table:table-cell office:value-type="float" office:value="78426" calcext:value-type="float">
            <text:p>78426,00</text:p>
          </table:table-cell>
          <table:table-cell office:value-type="float" office:value="0.280927835051546" calcext:value-type="float">
            <text:p>0,28</text:p>
          </table:table-cell>
          <table:table-cell office:value-type="float" office:value="54628" calcext:value-type="float">
            <text:p>54628,00</text:p>
          </table:table-cell>
          <table:table-cell office:value-type="float" office:value="0.718826405867971" calcext:value-type="float">
            <text:p>0,72</text:p>
          </table:table-cell>
          <table:table-cell table:number-columns-repeated="1015"/>
        </table:table-row>
        <table:table-row table:style-name="ro2">
          <table:table-cell office:value-type="float" office:value="197" calcext:value-type="float">
            <text:p>197,00</text:p>
          </table:table-cell>
          <table:table-cell office:value-type="float" office:value="121808" calcext:value-type="float">
            <text:p>121808,00</text:p>
          </table:table-cell>
          <table:table-cell office:value-type="float" office:value="0.166791067553428" calcext:value-type="float">
            <text:p>0,17</text:p>
          </table:table-cell>
          <table:table-cell office:value-type="float" office:value="102272" calcext:value-type="float">
            <text:p>102272,00</text:p>
          </table:table-cell>
          <table:table-cell office:value-type="float" office:value="0.44039270687237" calcext:value-type="float">
            <text:p>0,44</text:p>
          </table:table-cell>
          <table:table-cell office:value-type="float" office:value="78107" calcext:value-type="float">
            <text:p>78107,00</text:p>
          </table:table-cell>
          <table:table-cell office:value-type="float" office:value="0.287179487179487" calcext:value-type="float">
            <text:p>0,29</text:p>
          </table:table-cell>
          <table:table-cell office:value-type="float" office:value="59387" calcext:value-type="float">
            <text:p>59387,00</text:p>
          </table:table-cell>
          <table:table-cell office:value-type="float" office:value="0.756756756756757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198" calcext:value-type="float">
            <text:p>198,00</text:p>
          </table:table-cell>
          <table:table-cell office:value-type="float" office:value="121057" calcext:value-type="float">
            <text:p>121057,00</text:p>
          </table:table-cell>
          <table:table-cell office:value-type="float" office:value="0.180453530085429" calcext:value-type="float">
            <text:p>0,18</text:p>
          </table:table-cell>
          <table:table-cell office:value-type="float" office:value="100720" calcext:value-type="float">
            <text:p>100720,00</text:p>
          </table:table-cell>
          <table:table-cell office:value-type="float" office:value="0.430327868852459" calcext:value-type="float">
            <text:p>0,43</text:p>
          </table:table-cell>
          <table:table-cell office:value-type="float" office:value="77982" calcext:value-type="float">
            <text:p>77982,00</text:p>
          </table:table-cell>
          <table:table-cell office:value-type="float" office:value="0.287917737789203" calcext:value-type="float">
            <text:p>0,29</text:p>
          </table:table-cell>
          <table:table-cell office:value-type="float" office:value="56100" calcext:value-type="float">
            <text:p>56100,00</text:p>
          </table:table-cell>
          <table:table-cell office:value-type="float" office:value="0.723456790123457" calcext:value-type="float">
            <text:p>0,72</text:p>
          </table:table-cell>
          <table:table-cell table:number-columns-repeated="1015"/>
        </table:table-row>
        <table:table-row table:style-name="ro2">
          <table:table-cell office:value-type="float" office:value="199" calcext:value-type="float">
            <text:p>199,00</text:p>
          </table:table-cell>
          <table:table-cell office:value-type="float" office:value="120884" calcext:value-type="float">
            <text:p>120884,00</text:p>
          </table:table-cell>
          <table:table-cell office:value-type="float" office:value="0.162890506868041" calcext:value-type="float">
            <text:p>0,16</text:p>
          </table:table-cell>
          <table:table-cell office:value-type="float" office:value="104095" calcext:value-type="float">
            <text:p>104095,00</text:p>
          </table:table-cell>
          <table:table-cell office:value-type="float" office:value="0.474497681607419" calcext:value-type="float">
            <text:p>0,47</text:p>
          </table:table-cell>
          <table:table-cell office:value-type="float" office:value="75613" calcext:value-type="float">
            <text:p>75613,00</text:p>
          </table:table-cell>
          <table:table-cell office:value-type="float" office:value="0.292620865139949" calcext:value-type="float">
            <text:p>0,29</text:p>
          </table:table-cell>
          <table:table-cell office:value-type="float" office:value="68721" calcext:value-type="float">
            <text:p>68721,00</text:p>
          </table:table-cell>
          <table:table-cell office:value-type="float" office:value="0.7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200" calcext:value-type="float">
            <text:p>200,00</text:p>
          </table:table-cell>
          <table:table-cell office:value-type="float" office:value="121119" calcext:value-type="float">
            <text:p>121119,00</text:p>
          </table:table-cell>
          <table:table-cell office:value-type="float" office:value="0.160939646745798" calcext:value-type="float">
            <text:p>0,16</text:p>
          </table:table-cell>
          <table:table-cell office:value-type="float" office:value="103211" calcext:value-type="float">
            <text:p>103211,00</text:p>
          </table:table-cell>
          <table:table-cell office:value-type="float" office:value="0.481651376146789" calcext:value-type="float">
            <text:p>0,48</text:p>
          </table:table-cell>
          <table:table-cell office:value-type="float" office:value="78272" calcext:value-type="float">
            <text:p>78272,00</text:p>
          </table:table-cell>
          <table:table-cell office:value-type="float" office:value="0.292620865139949" calcext:value-type="float">
            <text:p>0,29</text:p>
          </table:table-cell>
          <table:table-cell office:value-type="float" office:value="60694" calcext:value-type="float">
            <text:p>60694,00</text:p>
          </table:table-cell>
          <table:table-cell office:value-type="float" office:value="0.805333333333333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201" calcext:value-type="float">
            <text:p>201,00</text:p>
          </table:table-cell>
          <table:table-cell office:value-type="float" office:value="122188" calcext:value-type="float">
            <text:p>122188,00</text:p>
          </table:table-cell>
          <table:table-cell office:value-type="float" office:value="0.15313687200568" calcext:value-type="float">
            <text:p>0,15</text:p>
          </table:table-cell>
          <table:table-cell office:value-type="float" office:value="102022" calcext:value-type="float">
            <text:p>102022,00</text:p>
          </table:table-cell>
          <table:table-cell office:value-type="float" office:value="0.46969696969697" calcext:value-type="float">
            <text:p>0,47</text:p>
          </table:table-cell>
          <table:table-cell office:value-type="float" office:value="78163" calcext:value-type="float">
            <text:p>78163,00</text:p>
          </table:table-cell>
          <table:table-cell office:value-type="float" office:value="0.287531806615776" calcext:value-type="float">
            <text:p>0,29</text:p>
          </table:table-cell>
          <table:table-cell office:value-type="float" office:value="59427" calcext:value-type="float">
            <text:p>59427,00</text:p>
          </table:table-cell>
          <table:table-cell office:value-type="float" office:value="0.845070422535211" calcext:value-type="float">
            <text:p>0,85</text:p>
          </table:table-cell>
          <table:table-cell table:number-columns-repeated="1015"/>
        </table:table-row>
        <table:table-row table:style-name="ro2">
          <table:table-cell office:value-type="float" office:value="202" calcext:value-type="float">
            <text:p>202,00</text:p>
          </table:table-cell>
          <table:table-cell office:value-type="float" office:value="122477" calcext:value-type="float">
            <text:p>122477,00</text:p>
          </table:table-cell>
          <table:table-cell office:value-type="float" office:value="0.176550155120164" calcext:value-type="float">
            <text:p>0,18</text:p>
          </table:table-cell>
          <table:table-cell office:value-type="float" office:value="95924" calcext:value-type="float">
            <text:p>95924,00</text:p>
          </table:table-cell>
          <table:table-cell office:value-type="float" office:value="0.48159509202454" calcext:value-type="float">
            <text:p>0,48</text:p>
          </table:table-cell>
          <table:table-cell office:value-type="float" office:value="78355" calcext:value-type="float">
            <text:p>78355,00</text:p>
          </table:table-cell>
          <table:table-cell office:value-type="float" office:value="0.281329923273657" calcext:value-type="float">
            <text:p>0,28</text:p>
          </table:table-cell>
          <table:table-cell office:value-type="float" office:value="58863" calcext:value-type="float">
            <text:p>58863,00</text:p>
          </table:table-cell>
          <table:table-cell office:value-type="float" office:value="0.81043956043956" calcext:value-type="float">
            <text:p>0,81</text:p>
          </table:table-cell>
          <table:table-cell table:number-columns-repeated="1015"/>
        </table:table-row>
        <table:table-row table:style-name="ro2">
          <table:table-cell office:value-type="float" office:value="203" calcext:value-type="float">
            <text:p>203,00</text:p>
          </table:table-cell>
          <table:table-cell office:value-type="float" office:value="120965" calcext:value-type="float">
            <text:p>120965,00</text:p>
          </table:table-cell>
          <table:table-cell office:value-type="float" office:value="0.175401434063806" calcext:value-type="float">
            <text:p>0,18</text:p>
          </table:table-cell>
          <table:table-cell office:value-type="float" office:value="103388" calcext:value-type="float">
            <text:p>103388,00</text:p>
          </table:table-cell>
          <table:table-cell office:value-type="float" office:value="0.403575989782886" calcext:value-type="float">
            <text:p>0,40</text:p>
          </table:table-cell>
          <table:table-cell office:value-type="float" office:value="78408" calcext:value-type="float">
            <text:p>78408,00</text:p>
          </table:table-cell>
          <table:table-cell office:value-type="float" office:value="0.286082474226804" calcext:value-type="float">
            <text:p>0,29</text:p>
          </table:table-cell>
          <table:table-cell office:value-type="float" office:value="61194" calcext:value-type="float">
            <text:p>61194,00</text:p>
          </table:table-cell>
          <table:table-cell office:value-type="float" office:value="0.844011142061281" calcext:value-type="float">
            <text:p>0,84</text:p>
          </table:table-cell>
          <table:table-cell table:number-columns-repeated="1015"/>
        </table:table-row>
        <table:table-row table:style-name="ro2">
          <table:table-cell office:value-type="float" office:value="204" calcext:value-type="float">
            <text:p>204,00</text:p>
          </table:table-cell>
          <table:table-cell office:value-type="float" office:value="119002" calcext:value-type="float">
            <text:p>119002,00</text:p>
          </table:table-cell>
          <table:table-cell office:value-type="float" office:value="0.164842203318981" calcext:value-type="float">
            <text:p>0,16</text:p>
          </table:table-cell>
          <table:table-cell office:value-type="float" office:value="93464" calcext:value-type="float">
            <text:p>93464,00</text:p>
          </table:table-cell>
          <table:table-cell office:value-type="float" office:value="0.376847290640394" calcext:value-type="float">
            <text:p>0,38</text:p>
          </table:table-cell>
          <table:table-cell office:value-type="float" office:value="78467" calcext:value-type="float">
            <text:p>78467,00</text:p>
          </table:table-cell>
          <table:table-cell office:value-type="float" office:value="0.28498727735369" calcext:value-type="float">
            <text:p>0,28</text:p>
          </table:table-cell>
          <table:table-cell office:value-type="float" office:value="63044" calcext:value-type="float">
            <text:p>63044,00</text:p>
          </table:table-cell>
          <table:table-cell office:value-type="float" office:value="0.66403162055336" calcext:value-type="float">
            <text:p>0,66</text:p>
          </table:table-cell>
          <table:table-cell table:number-columns-repeated="1015"/>
        </table:table-row>
        <table:table-row table:style-name="ro2">
          <table:table-cell office:value-type="float" office:value="205" calcext:value-type="float">
            <text:p>205,00</text:p>
          </table:table-cell>
          <table:table-cell office:value-type="float" office:value="120532" calcext:value-type="float">
            <text:p>120532,00</text:p>
          </table:table-cell>
          <table:table-cell office:value-type="float" office:value="0.157036990265888" calcext:value-type="float">
            <text:p>0,16</text:p>
          </table:table-cell>
          <table:table-cell office:value-type="float" office:value="100721" calcext:value-type="float">
            <text:p>100721,00</text:p>
          </table:table-cell>
          <table:table-cell office:value-type="float" office:value="0.367447595561036" calcext:value-type="float">
            <text:p>0,37</text:p>
          </table:table-cell>
          <table:table-cell office:value-type="float" office:value="77887" calcext:value-type="float">
            <text:p>77887,00</text:p>
          </table:table-cell>
          <table:table-cell office:value-type="float" office:value="0.28974358974359" calcext:value-type="float">
            <text:p>0,29</text:p>
          </table:table-cell>
          <table:table-cell office:value-type="float" office:value="74845" calcext:value-type="float">
            <text:p>74845,00</text:p>
          </table:table-cell>
          <table:table-cell office:value-type="float" office:value="0.688259109311741" calcext:value-type="float">
            <text:p>0,69</text:p>
          </table:table-cell>
          <table:table-cell table:number-columns-repeated="1015"/>
        </table:table-row>
        <table:table-row table:style-name="ro2">
          <table:table-cell office:value-type="float" office:value="206" calcext:value-type="float">
            <text:p>206,00</text:p>
          </table:table-cell>
          <table:table-cell office:value-type="float" office:value="120993" calcext:value-type="float">
            <text:p>120993,00</text:p>
          </table:table-cell>
          <table:table-cell office:value-type="float" office:value="0.166793981062891" calcext:value-type="float">
            <text:p>0,17</text:p>
          </table:table-cell>
          <table:table-cell office:value-type="float" office:value="99533" calcext:value-type="float">
            <text:p>99533,00</text:p>
          </table:table-cell>
          <table:table-cell office:value-type="float" office:value="0.387176325524044" calcext:value-type="float">
            <text:p>0,39</text:p>
          </table:table-cell>
          <table:table-cell office:value-type="float" office:value="78236" calcext:value-type="float">
            <text:p>78236,00</text:p>
          </table:table-cell>
          <table:table-cell office:value-type="float" office:value="0.283505154639175" calcext:value-type="float">
            <text:p>0,28</text:p>
          </table:table-cell>
          <table:table-cell office:value-type="float" office:value="78906" calcext:value-type="float">
            <text:p>78906,00</text:p>
          </table:table-cell>
          <table:table-cell office:value-type="float" office:value="0.542662116040956" calcext:value-type="float">
            <text:p>0,54</text:p>
          </table:table-cell>
          <table:table-cell table:number-columns-repeated="1015"/>
        </table:table-row>
        <table:table-row table:style-name="ro2">
          <table:table-cell office:value-type="float" office:value="207" calcext:value-type="float">
            <text:p>207,00</text:p>
          </table:table-cell>
          <table:table-cell office:value-type="float" office:value="121488" calcext:value-type="float">
            <text:p>121488,00</text:p>
          </table:table-cell>
          <table:table-cell office:value-type="float" office:value="0.158988268552479" calcext:value-type="float">
            <text:p>0,16</text:p>
          </table:table-cell>
          <table:table-cell office:value-type="float" office:value="104828" calcext:value-type="float">
            <text:p>104828,00</text:p>
          </table:table-cell>
          <table:table-cell office:value-type="float" office:value="0.373762376237624" calcext:value-type="float">
            <text:p>0,37</text:p>
          </table:table-cell>
          <table:table-cell office:value-type="float" office:value="77467" calcext:value-type="float">
            <text:p>77467,00</text:p>
          </table:table-cell>
          <table:table-cell office:value-type="float" office:value="0.290488431876607" calcext:value-type="float">
            <text:p>0,29</text:p>
          </table:table-cell>
          <table:table-cell office:value-type="float" office:value="56694" calcext:value-type="float">
            <text:p>56694,00</text:p>
          </table:table-cell>
          <table:table-cell office:value-type="float" office:value="0.732323232323232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208" calcext:value-type="float">
            <text:p>208,00</text:p>
          </table:table-cell>
          <table:table-cell office:value-type="float" office:value="119957" calcext:value-type="float">
            <text:p>119957,00</text:p>
          </table:table-cell>
          <table:table-cell office:value-type="float" office:value="0.16293549895608" calcext:value-type="float">
            <text:p>0,16</text:p>
          </table:table-cell>
          <table:table-cell office:value-type="float" office:value="105073" calcext:value-type="float">
            <text:p>105073,00</text:p>
          </table:table-cell>
          <table:table-cell office:value-type="float" office:value="0.377008652657602" calcext:value-type="float">
            <text:p>0,38</text:p>
          </table:table-cell>
          <table:table-cell office:value-type="float" office:value="77415" calcext:value-type="float">
            <text:p>77415,00</text:p>
          </table:table-cell>
          <table:table-cell office:value-type="float" office:value="0.283505154639175" calcext:value-type="float">
            <text:p>0,28</text:p>
          </table:table-cell>
          <table:table-cell office:value-type="float" office:value="65238" calcext:value-type="float">
            <text:p>65238,00</text:p>
          </table:table-cell>
          <table:table-cell office:value-type="float" office:value="0.752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209" calcext:value-type="float">
            <text:p>209,00</text:p>
          </table:table-cell>
          <table:table-cell office:value-type="float" office:value="117761" calcext:value-type="float">
            <text:p>117761,00</text:p>
          </table:table-cell>
          <table:table-cell office:value-type="float" office:value="0.205777333635467" calcext:value-type="float">
            <text:p>0,21</text:p>
          </table:table-cell>
          <table:table-cell office:value-type="float" office:value="104828" calcext:value-type="float">
            <text:p>104828,00</text:p>
          </table:table-cell>
          <table:table-cell office:value-type="float" office:value="0.398773006134969" calcext:value-type="float">
            <text:p>0,40</text:p>
          </table:table-cell>
          <table:table-cell office:value-type="float" office:value="78430" calcext:value-type="float">
            <text:p>78430,00</text:p>
          </table:table-cell>
          <table:table-cell office:value-type="float" office:value="0.283887468030691" calcext:value-type="float">
            <text:p>0,28</text:p>
          </table:table-cell>
          <table:table-cell office:value-type="float" office:value="61653" calcext:value-type="float">
            <text:p>61653,00</text:p>
          </table:table-cell>
          <table:table-cell office:value-type="float" office:value="0.844262295081967" calcext:value-type="float">
            <text:p>0,84</text:p>
          </table:table-cell>
          <table:table-cell table:number-columns-repeated="1015"/>
        </table:table-row>
        <table:table-row table:style-name="ro2">
          <table:table-cell office:value-type="float" office:value="210" calcext:value-type="float">
            <text:p>210,00</text:p>
          </table:table-cell>
          <table:table-cell office:value-type="float" office:value="120668" calcext:value-type="float">
            <text:p>120668,00</text:p>
          </table:table-cell>
          <table:table-cell office:value-type="float" office:value="0.160942077744193" calcext:value-type="float">
            <text:p>0,16</text:p>
          </table:table-cell>
          <table:table-cell office:value-type="float" office:value="102304" calcext:value-type="float">
            <text:p>102304,00</text:p>
          </table:table-cell>
          <table:table-cell office:value-type="float" office:value="0.395604395604396" calcext:value-type="float">
            <text:p>0,40</text:p>
          </table:table-cell>
          <table:table-cell office:value-type="float" office:value="78172" calcext:value-type="float">
            <text:p>78172,00</text:p>
          </table:table-cell>
          <table:table-cell office:value-type="float" office:value="0.283163265306122" calcext:value-type="float">
            <text:p>0,28</text:p>
          </table:table-cell>
          <table:table-cell office:value-type="float" office:value="63859" calcext:value-type="float">
            <text:p>63859,00</text:p>
          </table:table-cell>
          <table:table-cell office:value-type="float" office:value="0.608695652173913" calcext:value-type="float">
            <text:p>0,61</text:p>
          </table:table-cell>
          <table:table-cell table:number-columns-repeated="1015"/>
        </table:table-row>
        <table:table-row table:style-name="ro2">
          <table:table-cell office:value-type="float" office:value="211" calcext:value-type="float">
            <text:p>211,00</text:p>
          </table:table-cell>
          <table:table-cell office:value-type="float" office:value="121694" calcext:value-type="float">
            <text:p>121694,00</text:p>
          </table:table-cell>
          <table:table-cell office:value-type="float" office:value="0.188255896109543" calcext:value-type="float">
            <text:p>0,19</text:p>
          </table:table-cell>
          <table:table-cell office:value-type="float" office:value="100711" calcext:value-type="float">
            <text:p>100711,00</text:p>
          </table:table-cell>
          <table:table-cell office:value-type="float" office:value="0.395550061804697" calcext:value-type="float">
            <text:p>0,40</text:p>
          </table:table-cell>
          <table:table-cell office:value-type="float" office:value="75954" calcext:value-type="float">
            <text:p>75954,00</text:p>
          </table:table-cell>
          <table:table-cell office:value-type="float" office:value="0.291878172588832" calcext:value-type="float">
            <text:p>0,29</text:p>
          </table:table-cell>
          <table:table-cell office:value-type="float" office:value="69652" calcext:value-type="float">
            <text:p>69652,00</text:p>
          </table:table-cell>
          <table:table-cell office:value-type="float" office:value="0.755813953488372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212" calcext:value-type="float">
            <text:p>212,00</text:p>
          </table:table-cell>
          <table:table-cell office:value-type="float" office:value="120262" calcext:value-type="float">
            <text:p>120262,00</text:p>
          </table:table-cell>
          <table:table-cell office:value-type="float" office:value="0.190210738832748" calcext:value-type="float">
            <text:p>0,19</text:p>
          </table:table-cell>
          <table:table-cell office:value-type="float" office:value="102979" calcext:value-type="float">
            <text:p>102979,00</text:p>
          </table:table-cell>
          <table:table-cell office:value-type="float" office:value="0.384993849938499" calcext:value-type="float">
            <text:p>0,38</text:p>
          </table:table-cell>
          <table:table-cell office:value-type="float" office:value="78865" calcext:value-type="float">
            <text:p>78865,00</text:p>
          </table:table-cell>
          <table:table-cell office:value-type="float" office:value="0.27455919395466" calcext:value-type="float">
            <text:p>0,27</text:p>
          </table:table-cell>
          <table:table-cell office:value-type="float" office:value="71603" calcext:value-type="float">
            <text:p>71603,00</text:p>
          </table:table-cell>
          <table:table-cell office:value-type="float" office:value="0.720306513409962" calcext:value-type="float">
            <text:p>0,72</text:p>
          </table:table-cell>
          <table:table-cell table:number-columns-repeated="1015"/>
        </table:table-row>
        <table:table-row table:style-name="ro2">
          <table:table-cell office:value-type="float" office:value="213" calcext:value-type="float">
            <text:p>213,00</text:p>
          </table:table-cell>
          <table:table-cell office:value-type="float" office:value="118542" calcext:value-type="float">
            <text:p>118542,00</text:p>
          </table:table-cell>
          <table:table-cell office:value-type="float" office:value="0.168416216067456" calcext:value-type="float">
            <text:p>0,17</text:p>
          </table:table-cell>
          <table:table-cell office:value-type="float" office:value="102105" calcext:value-type="float">
            <text:p>102105,00</text:p>
          </table:table-cell>
          <table:table-cell office:value-type="float" office:value="0.3711467324291" calcext:value-type="float">
            <text:p>0,37</text:p>
          </table:table-cell>
          <table:table-cell office:value-type="float" office:value="78531" calcext:value-type="float">
            <text:p>78531,00</text:p>
          </table:table-cell>
          <table:table-cell office:value-type="float" office:value="0.28030303030303" calcext:value-type="float">
            <text:p>0,28</text:p>
          </table:table-cell>
          <table:table-cell office:value-type="float" office:value="72911" calcext:value-type="float">
            <text:p>72911,00</text:p>
          </table:table-cell>
          <table:table-cell office:value-type="float" office:value="0.625" calcext:value-type="float">
            <text:p>0,63</text:p>
          </table:table-cell>
          <table:table-cell table:number-columns-repeated="1015"/>
        </table:table-row>
        <table:table-row table:style-name="ro2">
          <table:table-cell office:value-type="float" office:value="214" calcext:value-type="float">
            <text:p>214,00</text:p>
          </table:table-cell>
          <table:table-cell office:value-type="float" office:value="121544" calcext:value-type="float">
            <text:p>121544,00</text:p>
          </table:table-cell>
          <table:table-cell office:value-type="float" office:value="0.168414657396343" calcext:value-type="float">
            <text:p>0,17</text:p>
          </table:table-cell>
          <table:table-cell office:value-type="float" office:value="100468" calcext:value-type="float">
            <text:p>100468,00</text:p>
          </table:table-cell>
          <table:table-cell office:value-type="float" office:value="0.384710234278668" calcext:value-type="float">
            <text:p>0,38</text:p>
          </table:table-cell>
          <table:table-cell office:value-type="float" office:value="78831" calcext:value-type="float">
            <text:p>78831,00</text:p>
          </table:table-cell>
          <table:table-cell office:value-type="float" office:value="0.275689223057644" calcext:value-type="float">
            <text:p>0,28</text:p>
          </table:table-cell>
          <table:table-cell office:value-type="float" office:value="74680" calcext:value-type="float">
            <text:p>74680,00</text:p>
          </table:table-cell>
          <table:table-cell office:value-type="float" office:value="0.628352490421456" calcext:value-type="float">
            <text:p>0,63</text:p>
          </table:table-cell>
          <table:table-cell table:number-columns-repeated="1015"/>
        </table:table-row>
        <table:table-row table:style-name="ro2">
          <table:table-cell office:value-type="float" office:value="215" calcext:value-type="float">
            <text:p>215,00</text:p>
          </table:table-cell>
          <table:table-cell office:value-type="float" office:value="121139" calcext:value-type="float">
            <text:p>121139,00</text:p>
          </table:table-cell>
          <table:table-cell office:value-type="float" office:value="0.172647829662312" calcext:value-type="float">
            <text:p>0,17</text:p>
          </table:table-cell>
          <table:table-cell office:value-type="float" office:value="103763" calcext:value-type="float">
            <text:p>103763,00</text:p>
          </table:table-cell>
          <table:table-cell office:value-type="float" office:value="0.383663366336634" calcext:value-type="float">
            <text:p>0,38</text:p>
          </table:table-cell>
          <table:table-cell office:value-type="float" office:value="78846" calcext:value-type="float">
            <text:p>78846,00</text:p>
          </table:table-cell>
          <table:table-cell office:value-type="float" office:value="0.272727272727273" calcext:value-type="float">
            <text:p>0,27</text:p>
          </table:table-cell>
          <table:table-cell office:value-type="float" office:value="66022" calcext:value-type="float">
            <text:p>66022,00</text:p>
          </table:table-cell>
          <table:table-cell office:value-type="float" office:value="0.757352941176471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216" calcext:value-type="float">
            <text:p>216,00</text:p>
          </table:table-cell>
          <table:table-cell office:value-type="float" office:value="119798" calcext:value-type="float">
            <text:p>119798,00</text:p>
          </table:table-cell>
          <table:table-cell office:value-type="float" office:value="0.163707371583641" calcext:value-type="float">
            <text:p>0,16</text:p>
          </table:table-cell>
          <table:table-cell office:value-type="float" office:value="98352" calcext:value-type="float">
            <text:p>98352,00</text:p>
          </table:table-cell>
          <table:table-cell office:value-type="float" office:value="0.413612565445026" calcext:value-type="float">
            <text:p>0,41</text:p>
          </table:table-cell>
          <table:table-cell office:value-type="float" office:value="78111" calcext:value-type="float">
            <text:p>78111,00</text:p>
          </table:table-cell>
          <table:table-cell office:value-type="float" office:value="0.283163265306122" calcext:value-type="float">
            <text:p>0,28</text:p>
          </table:table-cell>
          <table:table-cell office:value-type="float" office:value="70843" calcext:value-type="float">
            <text:p>70843,00</text:p>
          </table:table-cell>
          <table:table-cell office:value-type="float" office:value="0.640569395017794" calcext:value-type="float">
            <text:p>0,64</text:p>
          </table:table-cell>
          <table:table-cell table:number-columns-repeated="1015"/>
        </table:table-row>
        <table:table-row table:style-name="ro2">
          <table:table-cell office:value-type="float" office:value="217" calcext:value-type="float">
            <text:p>217,00</text:p>
          </table:table-cell>
          <table:table-cell office:value-type="float" office:value="121087" calcext:value-type="float">
            <text:p>121087,00</text:p>
          </table:table-cell>
          <table:table-cell office:value-type="float" office:value="0.163750372643761" calcext:value-type="float">
            <text:p>0,16</text:p>
          </table:table-cell>
          <table:table-cell office:value-type="float" office:value="105827" calcext:value-type="float">
            <text:p>105827,00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78281" calcext:value-type="float">
            <text:p>78281,00</text:p>
          </table:table-cell>
          <table:table-cell office:value-type="float" office:value="0.27979274611399" calcext:value-type="float">
            <text:p>0,28</text:p>
          </table:table-cell>
          <table:table-cell office:value-type="float" office:value="71693" calcext:value-type="float">
            <text:p>71693,00</text:p>
          </table:table-cell>
          <table:table-cell office:value-type="float" office:value="0.559105431309904" calcext:value-type="float">
            <text:p>0,56</text:p>
          </table:table-cell>
          <table:table-cell table:number-columns-repeated="1015"/>
        </table:table-row>
        <table:table-row table:style-name="ro2">
          <table:table-cell office:value-type="float" office:value="218" calcext:value-type="float">
            <text:p>218,00</text:p>
          </table:table-cell>
          <table:table-cell office:value-type="float" office:value="120590" calcext:value-type="float">
            <text:p>120590,00</text:p>
          </table:table-cell>
          <table:table-cell office:value-type="float" office:value="0.178458424590409" calcext:value-type="float">
            <text:p>0,18</text:p>
          </table:table-cell>
          <table:table-cell office:value-type="float" office:value="100198" calcext:value-type="float">
            <text:p>100198,00</text:p>
          </table:table-cell>
          <table:table-cell office:value-type="float" office:value="0.435146443514644" calcext:value-type="float">
            <text:p>0,44</text:p>
          </table:table-cell>
          <table:table-cell office:value-type="float" office:value="78110" calcext:value-type="float">
            <text:p>78110,00</text:p>
          </table:table-cell>
          <table:table-cell office:value-type="float" office:value="0.284974093264249" calcext:value-type="float">
            <text:p>0,28</text:p>
          </table:table-cell>
          <table:table-cell office:value-type="float" office:value="70942" calcext:value-type="float">
            <text:p>70942,00</text:p>
          </table:table-cell>
          <table:table-cell office:value-type="float" office:value="0.478547854785479" calcext:value-type="float">
            <text:p>0,48</text:p>
          </table:table-cell>
          <table:table-cell table:number-columns-repeated="1015"/>
        </table:table-row>
        <table:table-row table:style-name="ro2">
          <table:table-cell office:value-type="float" office:value="219" calcext:value-type="float">
            <text:p>219,00</text:p>
          </table:table-cell>
          <table:table-cell office:value-type="float" office:value="117714" calcext:value-type="float">
            <text:p>117714,00</text:p>
          </table:table-cell>
          <table:table-cell office:value-type="float" office:value="0.190210738832748" calcext:value-type="float">
            <text:p>0,19</text:p>
          </table:table-cell>
          <table:table-cell office:value-type="float" office:value="101276" calcext:value-type="float">
            <text:p>101276,00</text:p>
          </table:table-cell>
          <table:table-cell office:value-type="float" office:value="0.506828528072838" calcext:value-type="float">
            <text:p>0,51</text:p>
          </table:table-cell>
          <table:table-cell office:value-type="float" office:value="77641" calcext:value-type="float">
            <text:p>77641,00</text:p>
          </table:table-cell>
          <table:table-cell office:value-type="float" office:value="0.289340101522843" calcext:value-type="float">
            <text:p>0,29</text:p>
          </table:table-cell>
          <table:table-cell office:value-type="float" office:value="63816" calcext:value-type="float">
            <text:p>63816,00</text:p>
          </table:table-cell>
          <table:table-cell office:value-type="float" office:value="0.757425742574257" calcext:value-type="float">
            <text:p>0,76</text:p>
          </table:table-cell>
          <table:table-cell table:number-columns-repeated="1015"/>
        </table:table-row>
        <table:table-row table:style-name="ro2">
          <table:table-cell office:value-type="float" office:value="220" calcext:value-type="float">
            <text:p>220,00</text:p>
          </table:table-cell>
          <table:table-cell office:value-type="float" office:value="120685" calcext:value-type="float">
            <text:p>120685,00</text:p>
          </table:table-cell>
          <table:table-cell office:value-type="float" office:value="0.209720703220809" calcext:value-type="float">
            <text:p>0,21</text:p>
          </table:table-cell>
          <table:table-cell office:value-type="float" office:value="102631" calcext:value-type="float">
            <text:p>102631,00</text:p>
          </table:table-cell>
          <table:table-cell office:value-type="float" office:value="0.499231950844854" calcext:value-type="float">
            <text:p>0,50</text:p>
          </table:table-cell>
          <table:table-cell office:value-type="float" office:value="76253" calcext:value-type="float">
            <text:p>76253,00</text:p>
          </table:table-cell>
          <table:table-cell office:value-type="float" office:value="0.28463476070529" calcext:value-type="float">
            <text:p>0,28</text:p>
          </table:table-cell>
          <table:table-cell office:value-type="float" office:value="57093" calcext:value-type="float">
            <text:p>57093,00</text:p>
          </table:table-cell>
          <table:table-cell office:value-type="float" office:value="0.728395061728395" calcext:value-type="float">
            <text:p>0,73</text:p>
          </table:table-cell>
          <table:table-cell table:number-columns-repeated="1015"/>
        </table:table-row>
        <table:table-row table:style-name="ro2">
          <table:table-cell office:value-type="float" office:value="221" calcext:value-type="float">
            <text:p>221,00</text:p>
          </table:table-cell>
          <table:table-cell office:value-type="float" office:value="122841" calcext:value-type="float">
            <text:p>122841,00</text:p>
          </table:table-cell>
          <table:table-cell office:value-type="float" office:value="0.172652293170566" calcext:value-type="float">
            <text:p>0,17</text:p>
          </table:table-cell>
          <table:table-cell office:value-type="float" office:value="103739" calcext:value-type="float">
            <text:p>103739,00</text:p>
          </table:table-cell>
          <table:table-cell office:value-type="float" office:value="0.482388973966309" calcext:value-type="float">
            <text:p>0,48</text:p>
          </table:table-cell>
          <table:table-cell office:value-type="float" office:value="75737" calcext:value-type="float">
            <text:p>75737,00</text:p>
          </table:table-cell>
          <table:table-cell office:value-type="float" office:value="0.278481012658228" calcext:value-type="float">
            <text:p>0,28</text:p>
          </table:table-cell>
          <table:table-cell office:value-type="float" office:value="60045" calcext:value-type="float">
            <text:p>60045,00</text:p>
          </table:table-cell>
          <table:table-cell office:value-type="float" office:value="0.73697270471464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222" calcext:value-type="float">
            <text:p>222,00</text:p>
          </table:table-cell>
          <table:table-cell office:value-type="float" office:value="121135" calcext:value-type="float">
            <text:p>121135,00</text:p>
          </table:table-cell>
          <table:table-cell office:value-type="float" office:value="0.170691746851398" calcext:value-type="float">
            <text:p>0,17</text:p>
          </table:table-cell>
          <table:table-cell office:value-type="float" office:value="102409" calcext:value-type="float">
            <text:p>102409,00</text:p>
          </table:table-cell>
          <table:table-cell office:value-type="float" office:value="0.474302496328928" calcext:value-type="float">
            <text:p>0,47</text:p>
          </table:table-cell>
          <table:table-cell office:value-type="float" office:value="79174" calcext:value-type="float">
            <text:p>79174,00</text:p>
          </table:table-cell>
          <table:table-cell office:value-type="float" office:value="0.280612244897959" calcext:value-type="float">
            <text:p>0,28</text:p>
          </table:table-cell>
          <table:table-cell office:value-type="float" office:value="59575" calcext:value-type="float">
            <text:p>59575,00</text:p>
          </table:table-cell>
          <table:table-cell office:value-type="float" office:value="0.750611246943765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223" calcext:value-type="float">
            <text:p>223,00</text:p>
          </table:table-cell>
          <table:table-cell office:value-type="float" office:value="121821" calcext:value-type="float">
            <text:p>121821,00</text:p>
          </table:table-cell>
          <table:table-cell office:value-type="float" office:value="0.157036569177301" calcext:value-type="float">
            <text:p>0,16</text:p>
          </table:table-cell>
          <table:table-cell office:value-type="float" office:value="104262" calcext:value-type="float">
            <text:p>104262,00</text:p>
          </table:table-cell>
          <table:table-cell office:value-type="float" office:value="0.493808049535604" calcext:value-type="float">
            <text:p>0,49</text:p>
          </table:table-cell>
          <table:table-cell office:value-type="float" office:value="78237" calcext:value-type="float">
            <text:p>78237,00</text:p>
          </table:table-cell>
          <table:table-cell office:value-type="float" office:value="0.286802030456853" calcext:value-type="float">
            <text:p>0,29</text:p>
          </table:table-cell>
          <table:table-cell office:value-type="float" office:value="55768" calcext:value-type="float">
            <text:p>55768,00</text:p>
          </table:table-cell>
          <table:table-cell office:value-type="float" office:value="0.7468671679198" calcext:value-type="float">
            <text:p>0,75</text:p>
          </table:table-cell>
          <table:table-cell table:number-columns-repeated="1015"/>
        </table:table-row>
        <table:table-row table:style-name="ro2">
          <table:table-cell office:value-type="float" office:value="224" calcext:value-type="float">
            <text:p>224,00</text:p>
          </table:table-cell>
          <table:table-cell office:value-type="float" office:value="120701" calcext:value-type="float">
            <text:p>120701,00</text:p>
          </table:table-cell>
          <table:table-cell office:value-type="float" office:value="0.168745590371239" calcext:value-type="float">
            <text:p>0,17</text:p>
          </table:table-cell>
          <table:table-cell office:value-type="float" office:value="103806" calcext:value-type="float">
            <text:p>103806,00</text:p>
          </table:table-cell>
          <table:table-cell office:value-type="float" office:value="0.407651715039578" calcext:value-type="float">
            <text:p>0,41</text:p>
          </table:table-cell>
          <table:table-cell office:value-type="float" office:value="76167" calcext:value-type="float">
            <text:p>76167,00</text:p>
          </table:table-cell>
          <table:table-cell office:value-type="float" office:value="0.289672544080605" calcext:value-type="float">
            <text:p>0,29</text:p>
          </table:table-cell>
          <table:table-cell office:value-type="float" office:value="62602" calcext:value-type="float">
            <text:p>62602,00</text:p>
          </table:table-cell>
          <table:table-cell office:value-type="float" office:value="0.742574257425743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225" calcext:value-type="float">
            <text:p>225,00</text:p>
          </table:table-cell>
          <table:table-cell office:value-type="float" office:value="122446" calcext:value-type="float">
            <text:p>122446,00</text:p>
          </table:table-cell>
          <table:table-cell office:value-type="float" office:value="0.149231862210254" calcext:value-type="float">
            <text:p>0,15</text:p>
          </table:table-cell>
          <table:table-cell office:value-type="float" office:value="100826" calcext:value-type="float">
            <text:p>100826,00</text:p>
          </table:table-cell>
          <table:table-cell office:value-type="float" office:value="0.374384236453202" calcext:value-type="float">
            <text:p>0,37</text:p>
          </table:table-cell>
          <table:table-cell office:value-type="float" office:value="78327" calcext:value-type="float">
            <text:p>78327,00</text:p>
          </table:table-cell>
          <table:table-cell office:value-type="float" office:value="0.275064267352185" calcext:value-type="float">
            <text:p>0,28</text:p>
          </table:table-cell>
          <table:table-cell office:value-type="float" office:value="62337" calcext:value-type="float">
            <text:p>62337,00</text:p>
          </table:table-cell>
          <table:table-cell office:value-type="float" office:value="0.743276283618582" calcext:value-type="float">
            <text:p>0,74</text:p>
          </table:table-cell>
          <table:table-cell table:number-columns-repeated="1015"/>
        </table:table-row>
        <table:table-row table:style-name="ro2">
          <table:table-cell office:value-type="float" office:value="226" calcext:value-type="float">
            <text:p>226,00</text:p>
          </table:table-cell>
          <table:table-cell office:value-type="float" office:value="119712" calcext:value-type="float">
            <text:p>119712,00</text:p>
          </table:table-cell>
          <table:table-cell office:value-type="float" office:value="0.170697795142864" calcext:value-type="float">
            <text:p>0,17</text:p>
          </table:table-cell>
          <table:table-cell office:value-type="float" office:value="102248" calcext:value-type="float">
            <text:p>102248,00</text:p>
          </table:table-cell>
          <table:table-cell office:value-type="float" office:value="0.377289377289377" calcext:value-type="float">
            <text:p>0,38</text:p>
          </table:table-cell>
          <table:table-cell office:value-type="float" office:value="77536" calcext:value-type="float">
            <text:p>77536,00</text:p>
          </table:table-cell>
          <table:table-cell office:value-type="float" office:value="0.288265306122449" calcext:value-type="float">
            <text:p>0,29</text:p>
          </table:table-cell>
          <table:table-cell office:value-type="float" office:value="66235" calcext:value-type="float">
            <text:p>66235,00</text:p>
          </table:table-cell>
          <table:table-cell office:value-type="float" office:value="0.516709511568123" calcext:value-type="float">
            <text:p>0,52</text:p>
          </table:table-cell>
          <table:table-cell table:number-columns-repeated="1015"/>
        </table:table-row>
        <table:table-row table:style-name="ro2">
          <table:table-cell office:value-type="float" office:value="227" calcext:value-type="float">
            <text:p>227,00</text:p>
          </table:table-cell>
          <table:table-cell office:value-type="float" office:value="120774" calcext:value-type="float">
            <text:p>120774,00</text:p>
          </table:table-cell>
          <table:table-cell office:value-type="float" office:value="0.207811030821259" calcext:value-type="float">
            <text:p>0,21</text:p>
          </table:table-cell>
          <table:table-cell office:value-type="float" office:value="101420" calcext:value-type="float">
            <text:p>101420,00</text:p>
          </table:table-cell>
          <table:table-cell office:value-type="float" office:value="0.39360393603936" calcext:value-type="float">
            <text:p>0,39</text:p>
          </table:table-cell>
          <table:table-cell office:value-type="float" office:value="78434" calcext:value-type="float">
            <text:p>78434,00</text:p>
          </table:table-cell>
          <table:table-cell office:value-type="float" office:value="0.27979274611399" calcext:value-type="float">
            <text:p>0,28</text:p>
          </table:table-cell>
          <table:table-cell office:value-type="float" office:value="82276" calcext:value-type="float">
            <text:p>82276,00</text:p>
          </table:table-cell>
          <table:table-cell office:value-type="float" office:value="0.279012345679012" calcext:value-type="float">
            <text:p>0,28</text:p>
          </table:table-cell>
          <table:table-cell table:number-columns-repeated="1015"/>
        </table:table-row>
        <table:table-row table:style-name="ro2">
          <table:table-cell office:value-type="float" office:value="228" calcext:value-type="float">
            <text:p>228,00</text:p>
          </table:table-cell>
          <table:table-cell office:value-type="float" office:value="120511" calcext:value-type="float">
            <text:p>120511,00</text:p>
          </table:table-cell>
          <table:table-cell office:value-type="float" office:value="0.164798229239863" calcext:value-type="float">
            <text:p>0,16</text:p>
          </table:table-cell>
          <table:table-cell office:value-type="float" office:value="105612" calcext:value-type="float">
            <text:p>105612,00</text:p>
          </table:table-cell>
          <table:table-cell office:value-type="float" office:value="0.376543209876543" calcext:value-type="float">
            <text:p>0,38</text:p>
          </table:table-cell>
          <table:table-cell office:value-type="float" office:value="78275" calcext:value-type="float">
            <text:p>78275,00</text:p>
          </table:table-cell>
          <table:table-cell office:value-type="float" office:value="0.282442748091603" calcext:value-type="float">
            <text:p>0,28</text:p>
          </table:table-cell>
          <table:table-cell office:value-type="float" office:value="82106" calcext:value-type="float">
            <text:p>82106,00</text:p>
          </table:table-cell>
          <table:table-cell office:value-type="float" office:value="0.275252525252525" calcext:value-type="float">
            <text:p>0,28</text:p>
          </table:table-cell>
          <table:table-cell table:number-columns-repeated="1015"/>
        </table:table-row>
        <table:table-row table:style-name="ro2">
          <table:table-cell office:value-type="float" office:value="229" calcext:value-type="float">
            <text:p>229,00</text:p>
          </table:table-cell>
          <table:table-cell office:value-type="float" office:value="120459" calcext:value-type="float">
            <text:p>120459,00</text:p>
          </table:table-cell>
          <table:table-cell office:value-type="float" office:value="0.168747268183346" calcext:value-type="float">
            <text:p>0,17</text:p>
          </table:table-cell>
          <table:table-cell office:value-type="float" office:value="97582" calcext:value-type="float">
            <text:p>97582,00</text:p>
          </table:table-cell>
          <table:table-cell office:value-type="float" office:value="0.383763837638376" calcext:value-type="float">
            <text:p>0,38</text:p>
          </table:table-cell>
          <table:table-cell office:value-type="float" office:value="78352" calcext:value-type="float">
            <text:p>78352,00</text:p>
          </table:table-cell>
          <table:table-cell office:value-type="float" office:value="0.287531806615776" calcext:value-type="float">
            <text:p>0,29</text:p>
          </table:table-cell>
          <table:table-cell office:value-type="float" office:value="82356" calcext:value-type="float">
            <text:p>82356,00</text:p>
          </table:table-cell>
          <table:table-cell office:value-type="float" office:value="0.270471464019851" calcext:value-type="float">
            <text:p>0,27</text:p>
          </table:table-cell>
          <table:table-cell table:number-columns-repeated="1015"/>
        </table:table-row>
        <table:table-row table:style-name="ro2">
          <table:table-cell office:value-type="float" office:value="230" calcext:value-type="float">
            <text:p>230,00</text:p>
          </table:table-cell>
          <table:table-cell office:value-type="float" office:value="121783" calcext:value-type="float">
            <text:p>121783,00</text:p>
          </table:table-cell>
          <table:table-cell office:value-type="float" office:value="0.15317663546136" calcext:value-type="float">
            <text:p>0,15</text:p>
          </table:table-cell>
          <table:table-cell office:value-type="float" office:value="103284" calcext:value-type="float">
            <text:p>103284,00</text:p>
          </table:table-cell>
          <table:table-cell office:value-type="float" office:value="0.393865030674847" calcext:value-type="float">
            <text:p>0,39</text:p>
          </table:table-cell>
          <table:table-cell office:value-type="float" office:value="78194" calcext:value-type="float">
            <text:p>78194,00</text:p>
          </table:table-cell>
          <table:table-cell office:value-type="float" office:value="0.27390180878553" calcext:value-type="float">
            <text:p>0,27</text:p>
          </table:table-cell>
          <table:table-cell office:value-type="float" office:value="82537" calcext:value-type="float">
            <text:p>82537,00</text:p>
          </table:table-cell>
          <table:table-cell office:value-type="float" office:value="0.271144278606965" calcext:value-type="float">
            <text:p>0,27</text:p>
          </table:table-cell>
          <table:table-cell table:number-columns-repeated="1015"/>
        </table:table-row>
        <table:table-row table:style-name="ro2">
          <table:table-cell office:value-type="float" office:value="231" calcext:value-type="float">
            <text:p>231,00</text:p>
          </table:table-cell>
          <table:table-cell office:value-type="float" office:value="120426" calcext:value-type="float">
            <text:p>120426,00</text:p>
          </table:table-cell>
          <table:table-cell office:value-type="float" office:value="0.157814443889032" calcext:value-type="float">
            <text:p>0,16</text:p>
          </table:table-cell>
          <table:table-cell office:value-type="float" office:value="95724" calcext:value-type="float">
            <text:p>95724,00</text:p>
          </table:table-cell>
          <table:table-cell office:value-type="float" office:value="0.380541871921182" calcext:value-type="float">
            <text:p>0,38</text:p>
          </table:table-cell>
          <table:table-cell office:value-type="float" office:value="78259" calcext:value-type="float">
            <text:p>78259,00</text:p>
          </table:table-cell>
          <table:table-cell office:value-type="float" office:value="0.284263959390863" calcext:value-type="float">
            <text:p>0,28</text:p>
          </table:table-cell>
          <table:table-cell office:value-type="float" office:value="81634" calcext:value-type="float">
            <text:p>81634,00</text:p>
          </table:table-cell>
          <table:table-cell office:value-type="float" office:value="0.283251231527094" calcext:value-type="float">
            <text:p>0,28</text:p>
          </table:table-cell>
          <table:table-cell table:number-columns-repeated="1015"/>
        </table:table-row>
        <table:table-row table:style-name="ro2">
          <table:table-cell office:value-type="float" office:value="232" calcext:value-type="float">
            <text:p>232,00</text:p>
          </table:table-cell>
          <table:table-cell office:value-type="float" office:value="122347" calcext:value-type="float">
            <text:p>122347,00</text:p>
          </table:table-cell>
          <table:table-cell office:value-type="float" office:value="0.172647829662312" calcext:value-type="float">
            <text:p>0,17</text:p>
          </table:table-cell>
          <table:table-cell office:value-type="float" office:value="99460" calcext:value-type="float">
            <text:p>99460,00</text:p>
          </table:table-cell>
          <table:table-cell office:value-type="float" office:value="0.39360393603936" calcext:value-type="float">
            <text:p>0,39</text:p>
          </table:table-cell>
          <table:table-cell office:value-type="float" office:value="75503" calcext:value-type="float">
            <text:p>75503,00</text:p>
          </table:table-cell>
          <table:table-cell office:value-type="float" office:value="0.297650130548303" calcext:value-type="float">
            <text:p>0,30</text:p>
          </table:table-cell>
          <table:table-cell office:value-type="float" office:value="82636" calcext:value-type="float">
            <text:p>82636,00</text:p>
          </table:table-cell>
          <table:table-cell office:value-type="float" office:value="0.275862068965517" calcext:value-type="float">
            <text:p>0,28</text:p>
          </table:table-cell>
          <table:table-cell table:number-columns-repeated="1015"/>
        </table:table-row>
        <table:table-row table:style-name="ro2">
          <table:table-cell office:value-type="float" office:value="233" calcext:value-type="float">
            <text:p>233,00</text:p>
          </table:table-cell>
          <table:table-cell office:value-type="float" office:value="122990" calcext:value-type="float">
            <text:p>122990,00</text:p>
          </table:table-cell>
          <table:table-cell office:value-type="float" office:value="0.157039095702513" calcext:value-type="float">
            <text:p>0,16</text:p>
          </table:table-cell>
          <table:table-cell office:value-type="float" office:value="98565" calcext:value-type="float">
            <text:p>98565,00</text:p>
          </table:table-cell>
          <table:table-cell office:value-type="float" office:value="0.395550061804697" calcext:value-type="float">
            <text:p>0,40</text:p>
          </table:table-cell>
          <table:table-cell office:value-type="float" office:value="78554" calcext:value-type="float">
            <text:p>78554,00</text:p>
          </table:table-cell>
          <table:table-cell office:value-type="float" office:value="0.280701754385965" calcext:value-type="float">
            <text:p>0,28</text:p>
          </table:table-cell>
          <table:table-cell office:value-type="float" office:value="81501" calcext:value-type="float">
            <text:p>81501,00</text:p>
          </table:table-cell>
          <table:table-cell office:value-type="float" office:value="0.272952853598015" calcext:value-type="float">
            <text:p>0,27</text:p>
          </table:table-cell>
          <table:table-cell table:number-columns-repeated="1015"/>
        </table:table-row>
        <table:table-row table:style-name="ro2">
          <table:table-cell office:value-type="float" office:value="234" calcext:value-type="float">
            <text:p>234,00</text:p>
          </table:table-cell>
          <table:table-cell office:value-type="float" office:value="120433" calcext:value-type="float">
            <text:p>120433,00</text:p>
          </table:table-cell>
          <table:table-cell office:value-type="float" office:value="0.198014433724675" calcext:value-type="float">
            <text:p>0,20</text:p>
          </table:table-cell>
          <table:table-cell office:value-type="float" office:value="103389" calcext:value-type="float">
            <text:p>103389,00</text:p>
          </table:table-cell>
          <table:table-cell office:value-type="float" office:value="0.387730061349693" calcext:value-type="float">
            <text:p>0,39</text:p>
          </table:table-cell>
          <table:table-cell office:value-type="float" office:value="77631" calcext:value-type="float">
            <text:p>77631,00</text:p>
          </table:table-cell>
          <table:table-cell office:value-type="float" office:value="0.278894472361809" calcext:value-type="float">
            <text:p>0,28</text:p>
          </table:table-cell>
          <table:table-cell office:value-type="float" office:value="81627" calcext:value-type="float">
            <text:p>81627,00</text:p>
          </table:table-cell>
          <table:table-cell office:value-type="float" office:value="0.275434243176179" calcext:value-type="float">
            <text:p>0,28</text:p>
          </table:table-cell>
          <table:table-cell table:number-columns-repeated="1015"/>
        </table:table-row>
        <table:table-row table:style-name="ro2">
          <table:table-cell office:value-type="float" office:value="235" calcext:value-type="float">
            <text:p>235,00</text:p>
          </table:table-cell>
          <table:table-cell office:value-type="float" office:value="120771" calcext:value-type="float">
            <text:p>120771,00</text:p>
          </table:table-cell>
          <table:table-cell office:value-type="float" office:value="0.17073862245688" calcext:value-type="float">
            <text:p>0,17</text:p>
          </table:table-cell>
          <table:table-cell office:value-type="float" office:value="105114" calcext:value-type="float">
            <text:p>105114,00</text:p>
          </table:table-cell>
          <table:table-cell office:value-type="float" office:value="0.39360393603936" calcext:value-type="float">
            <text:p>0,39</text:p>
          </table:table-cell>
          <table:table-cell office:value-type="float" office:value="77743" calcext:value-type="float">
            <text:p>77743,00</text:p>
          </table:table-cell>
          <table:table-cell office:value-type="float" office:value="0.283208020050125" calcext:value-type="float">
            <text:p>0,28</text:p>
          </table:table-cell>
          <table:table-cell office:value-type="float" office:value="82921" calcext:value-type="float">
            <text:p>82921,00</text:p>
          </table:table-cell>
          <table:table-cell office:value-type="float" office:value="0.27970297029703" calcext:value-type="float">
            <text:p>0,28</text:p>
          </table:table-cell>
          <table:table-cell table:number-columns-repeated="1015"/>
        </table:table-row>
        <table:table-row table:style-name="ro2">
          <table:table-cell office:value-type="float" office:value="236" calcext:value-type="float">
            <text:p>236,00</text:p>
          </table:table-cell>
          <table:table-cell office:value-type="float" office:value="119221" calcext:value-type="float">
            <text:p>119221,00</text:p>
          </table:table-cell>
          <table:table-cell office:value-type="float" office:value="0.179258271167923" calcext:value-type="float">
            <text:p>0,18</text:p>
          </table:table-cell>
          <table:table-cell office:value-type="float" office:value="97938" calcext:value-type="float">
            <text:p>97938,00</text:p>
          </table:table-cell>
          <table:table-cell office:value-type="float" office:value="0.400255754475703" calcext:value-type="float">
            <text:p>0,40</text:p>
          </table:table-cell>
          <table:table-cell office:value-type="float" office:value="78753" calcext:value-type="float">
            <text:p>78753,00</text:p>
          </table:table-cell>
          <table:table-cell office:value-type="float" office:value="0.279487179487179" calcext:value-type="float">
            <text:p>0,28</text:p>
          </table:table-cell>
          <table:table-cell office:value-type="float" office:value="82719" calcext:value-type="float">
            <text:p>82719,00</text:p>
          </table:table-cell>
          <table:table-cell office:value-type="float" office:value="0.271604938271605" calcext:value-type="float">
            <text:p>0,27</text:p>
          </table:table-cell>
          <table:table-cell table:number-columns-repeated="1015"/>
        </table:table-row>
        <table:table-row table:style-name="ro2">
          <table:table-cell office:value-type="float" office:value="237" calcext:value-type="float">
            <text:p>237,00</text:p>
          </table:table-cell>
          <table:table-cell office:value-type="float" office:value="122674" calcext:value-type="float">
            <text:p>122674,00</text:p>
          </table:table-cell>
          <table:table-cell office:value-type="float" office:value="0.14923347715877" calcext:value-type="float">
            <text:p>0,15</text:p>
          </table:table-cell>
          <table:table-cell office:value-type="float" office:value="103386" calcext:value-type="float">
            <text:p>103386,00</text:p>
          </table:table-cell>
          <table:table-cell office:value-type="float" office:value="0.429548563611491" calcext:value-type="float">
            <text:p>0,43</text:p>
          </table:table-cell>
          <table:table-cell office:value-type="float" office:value="78658" calcext:value-type="float">
            <text:p>78658,00</text:p>
          </table:table-cell>
          <table:table-cell office:value-type="float" office:value="0.276041666666667" calcext:value-type="float">
            <text:p>0,28</text:p>
          </table:table-cell>
          <table:table-cell office:value-type="float" office:value="82968" calcext:value-type="float">
            <text:p>82968,00</text:p>
          </table:table-cell>
          <table:table-cell office:value-type="float" office:value="0.26980198019802" calcext:value-type="float">
            <text:p>0,27</text:p>
          </table:table-cell>
          <table:table-cell table:number-columns-repeated="1015"/>
        </table:table-row>
        <table:table-row table:style-name="ro2">
          <table:table-cell office:value-type="float" office:value="238" calcext:value-type="float">
            <text:p>238,00</text:p>
          </table:table-cell>
          <table:table-cell office:value-type="float" office:value="121998" calcext:value-type="float">
            <text:p>121998,00</text:p>
          </table:table-cell>
          <table:table-cell office:value-type="float" office:value="0.160938389327308" calcext:value-type="float">
            <text:p>0,16</text:p>
          </table:table-cell>
          <table:table-cell office:value-type="float" office:value="103146" calcext:value-type="float">
            <text:p>103146,00</text:p>
          </table:table-cell>
          <table:table-cell office:value-type="float" office:value="0.41049798115747" calcext:value-type="float">
            <text:p>0,41</text:p>
          </table:table-cell>
          <table:table-cell office:value-type="float" office:value="78287" calcext:value-type="float">
            <text:p>78287,00</text:p>
          </table:table-cell>
          <table:table-cell office:value-type="float" office:value="0.279487179487179" calcext:value-type="float">
            <text:p>0,28</text:p>
          </table:table-cell>
          <table:table-cell office:value-type="float" office:value="82404" calcext:value-type="float">
            <text:p>82404,00</text:p>
          </table:table-cell>
          <table:table-cell office:value-type="float" office:value="0.270471464019851" calcext:value-type="float">
            <text:p>0,27</text:p>
          </table:table-cell>
          <table:table-cell table:number-columns-repeated="1015"/>
        </table:table-row>
        <table:table-row table:style-name="ro2">
          <table:table-cell office:value-type="float" office:value="239" calcext:value-type="float">
            <text:p>239,00</text:p>
          </table:table-cell>
          <table:table-cell office:value-type="float" office:value="121489" calcext:value-type="float">
            <text:p>121489,00</text:p>
          </table:table-cell>
          <table:table-cell office:value-type="float" office:value="0.166793564848501" calcext:value-type="float">
            <text:p>0,17</text:p>
          </table:table-cell>
          <table:table-cell office:value-type="float" office:value="103978" calcext:value-type="float">
            <text:p>103978,00</text:p>
          </table:table-cell>
          <table:table-cell office:value-type="float" office:value="0.429521276595745" calcext:value-type="float">
            <text:p>0,43</text:p>
          </table:table-cell>
          <table:table-cell office:value-type="float" office:value="78402" calcext:value-type="float">
            <text:p>78402,00</text:p>
          </table:table-cell>
          <table:table-cell office:value-type="float" office:value="0.297229219143577" calcext:value-type="float">
            <text:p>0,30</text:p>
          </table:table-cell>
          <table:table-cell office:value-type="float" office:value="82452" calcext:value-type="float">
            <text:p>82452,00</text:p>
          </table:table-cell>
          <table:table-cell office:value-type="float" office:value="0.275" calcext:value-type="float">
            <text:p>0,28</text:p>
          </table:table-cell>
          <table:table-cell table:number-columns-repeated="1015"/>
        </table:table-row>
        <table:table-row table:style-name="ro2">
          <table:table-cell office:value-type="float" office:value="240" calcext:value-type="float">
            <text:p>240,00</text:p>
          </table:table-cell>
          <table:table-cell office:value-type="float" office:value="120235" calcext:value-type="float">
            <text:p>120235,00</text:p>
          </table:table-cell>
          <table:table-cell office:value-type="float" office:value="0.155085711979296" calcext:value-type="float">
            <text:p>0,16</text:p>
          </table:table-cell>
          <table:table-cell office:value-type="float" office:value="103463" calcext:value-type="float">
            <text:p>103463,00</text:p>
          </table:table-cell>
          <table:table-cell office:value-type="float" office:value="0.487692307692308" calcext:value-type="float">
            <text:p>0,49</text:p>
          </table:table-cell>
          <table:table-cell office:value-type="float" office:value="78333" calcext:value-type="float">
            <text:p>78333,00</text:p>
          </table:table-cell>
          <table:table-cell office:value-type="float" office:value="0.284237726098191" calcext:value-type="float">
            <text:p>0,28</text:p>
          </table:table-cell>
          <table:table-cell office:value-type="float" office:value="82306" calcext:value-type="float">
            <text:p>82306,00</text:p>
          </table:table-cell>
          <table:table-cell office:value-type="float" office:value="0.276543209876543" calcext:value-type="float">
            <text:p>0,28</text:p>
          </table:table-cell>
          <table:table-cell table:number-columns-repeated="1015"/>
        </table:table-row>
        <table:table-row table:style-name="ro2">
          <table:table-cell/>
          <table:table-cell table:style-name="ce2" table:formula="of:=SUM([.B2:.B242])/COUNT([.B2:.B242])" office:value-type="float" office:value="104570.630705394" calcext:value-type="float">
            <text:p>104571</text:p>
          </table:table-cell>
          <table:table-cell table:style-name="ce2" table:formula="of:=SUM([.C2:.C242])/COUNT([.C2:.C242])*100" office:value-type="float" office:value="39.0756899198719" calcext:value-type="float">
            <text:p>39</text:p>
          </table:table-cell>
          <table:table-cell table:style-name="ce2" table:formula="of:=SUM([.D2:.D242])/COUNT([.D2:.D242])" office:value-type="float" office:value="100008.950207469" calcext:value-type="float">
            <text:p>100009</text:p>
          </table:table-cell>
          <table:table-cell table:style-name="ce2" table:formula="of:=SUM([.E2:.E242])/COUNT([.E2:.E242])*100" office:value-type="float" office:value="41.2075019678555" calcext:value-type="float">
            <text:p>41</text:p>
          </table:table-cell>
          <table:table-cell table:style-name="ce2" table:formula="of:=SUM([.F2:.F242])/COUNT([.F2:.F242])" office:value-type="float" office:value="62423.489626556" calcext:value-type="float">
            <text:p>62423</text:p>
          </table:table-cell>
          <table:table-cell table:style-name="ce2" table:formula="of:=SUM([.G2:.G242])/COUNT([.G2:.G242])*100" office:value-type="float" office:value="52.2718814691818" calcext:value-type="float">
            <text:p>52</text:p>
          </table:table-cell>
          <table:table-cell table:style-name="ce2" table:formula="of:=SUM([.H2:.H242])/COUNT([.H2:.H242])" office:value-type="float" office:value="61344.5975103735" calcext:value-type="float">
            <text:p>61345</text:p>
          </table:table-cell>
          <table:table-cell table:style-name="ce2" table:formula="of:=SUM([.I2:.I242])/COUNT([.I2:.I242])*100" office:value-type="float" office:value="70.719827572953" calcext:value-type="float">
            <text:p>71</text:p>
          </table:table-cell>
          <table:table-cell table:number-columns-repeated="1015"/>
        </table:table-row>
        <table:table-row table:style-name="ro2" table:number-rows-repeated="10483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LU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<text:s/>MpsStaHi</text:p>
          </table:table-cell>
          <table:table-cell table:style-name="Default" office:value-type="string" calcext:value-type="string">
            <text:p><text:s/>SystemCpuStaHi</text:p>
          </table:table-cell>
          <table:table-cell table:style-name="Default" office:value-type="string" calcext:value-type="string">
            <text:p><text:s/>MpsDynHi</text:p>
          </table:table-cell>
          <table:table-cell table:style-name="Default" office:value-type="string" calcext:value-type="string">
            <text:p><text:s/>SystemCpuDynHi</text:p>
          </table:table-cell>
          <table:table-cell table:style-name="Default" office:value-type="string" calcext:value-type="string">
            <text:p><text:s/>MpsStaLo</text:p>
          </table:table-cell>
          <table:table-cell table:style-name="Default" office:value-type="string" calcext:value-type="string">
            <text:p><text:s/>SystemCpuStaLo</text:p>
          </table:table-cell>
          <table:table-cell table:style-name="Default" office:value-type="string" calcext:value-type="string">
            <text:p><text:s/>MpsDynLo</text:p>
          </table:table-cell>
          <table:table-cell table:style-name="Default" office:value-type="string" calcext:value-type="string">
            <text:p><text:s/>SystemCpuDynLo</text:p>
          </table:table-cell>
        </table:table-row>
        <table:table-row table:style-name="ro2">
          <table:table-cell office:value-type="float" office:value="0" calcext:value-type="float">
            <text:p>0,00</text:p>
          </table:table-cell>
          <table:table-cell office:value-type="float" office:value="5401" calcext:value-type="float">
            <text:p>5401,00</text:p>
          </table:table-cell>
          <table:table-cell office:value-type="float" office:value="0.157429665040568" calcext:value-type="float">
            <text:p>0,16</text:p>
          </table:table-cell>
          <table:table-cell office:value-type="float" office:value="4995" calcext:value-type="float">
            <text:p>4995,00</text:p>
          </table:table-cell>
          <table:table-cell office:value-type="float" office:value="0.158542512011681" calcext:value-type="float">
            <text:p>0,16</text:p>
          </table:table-cell>
          <table:table-cell office:value-type="float" office:value="2476" calcext:value-type="float">
            <text:p>2476,00</text:p>
          </table:table-cell>
          <table:table-cell office:value-type="float" office:value="0.0715499103806036" calcext:value-type="float">
            <text:p>0,07</text:p>
          </table:table-cell>
          <table:table-cell office:value-type="float" office:value="4523" calcext:value-type="float">
            <text:p>4523,00</text:p>
          </table:table-cell>
          <table:table-cell office:value-type="float" office:value="0.0785068815776572" calcext:value-type="float">
            <text:p>0,08</text:p>
          </table:table-cell>
        </table:table-row>
        <table:table-row table:style-name="ro2">
          <table:table-cell office:value-type="float" office:value="1" calcext:value-type="float">
            <text:p>1,00</text:p>
          </table:table-cell>
          <table:table-cell office:value-type="float" office:value="48554" calcext:value-type="float">
            <text:p>48554,00</text:p>
          </table:table-cell>
          <table:table-cell office:value-type="float" office:value="0.27455919395466" calcext:value-type="float">
            <text:p>0,27</text:p>
          </table:table-cell>
          <table:table-cell office:value-type="float" office:value="52634" calcext:value-type="float">
            <text:p>52634,00</text:p>
          </table:table-cell>
          <table:table-cell office:value-type="float" office:value="0.352733686067019" calcext:value-type="float">
            <text:p>0,35</text:p>
          </table:table-cell>
          <table:table-cell office:value-type="float" office:value="11546" calcext:value-type="float">
            <text:p>11546,00</text:p>
          </table:table-cell>
          <table:table-cell office:value-type="float" office:value="0.669191919191919" calcext:value-type="float">
            <text:p>0,67</text:p>
          </table:table-cell>
          <table:table-cell office:value-type="float" office:value="9214" calcext:value-type="float">
            <text:p>9214,00</text:p>
          </table:table-cell>
          <table:table-cell office:value-type="float" office:value="0.944625407166124" calcext:value-type="float">
            <text:p>0,94</text:p>
          </table:table-cell>
        </table:table-row>
        <table:table-row table:style-name="ro2">
          <table:table-cell office:value-type="float" office:value="2" calcext:value-type="float">
            <text:p>2,00</text:p>
          </table:table-cell>
          <table:table-cell office:value-type="float" office:value="74114" calcext:value-type="float">
            <text:p>74114,00</text:p>
          </table:table-cell>
          <table:table-cell office:value-type="float" office:value="0.201511335012594" calcext:value-type="float">
            <text:p>0,20</text:p>
          </table:table-cell>
          <table:table-cell office:value-type="float" office:value="72188" calcext:value-type="float">
            <text:p>72188,00</text:p>
          </table:table-cell>
          <table:table-cell office:value-type="float" office:value="0.253416149068323" calcext:value-type="float">
            <text:p>0,25</text:p>
          </table:table-cell>
          <table:table-cell office:value-type="float" office:value="55012" calcext:value-type="float">
            <text:p>55012,00</text:p>
          </table:table-cell>
          <table:table-cell office:value-type="float" office:value="0.421717171717172" calcext:value-type="float">
            <text:p>0,42</text:p>
          </table:table-cell>
          <table:table-cell office:value-type="float" office:value="47772" calcext:value-type="float">
            <text:p>47772,00</text:p>
          </table:table-cell>
          <table:table-cell office:value-type="float" office:value="0.621212121212121" calcext:value-type="float">
            <text:p>0,62</text:p>
          </table:table-cell>
        </table:table-row>
        <table:table-row table:style-name="ro2">
          <table:table-cell office:value-type="float" office:value="3" calcext:value-type="float">
            <text:p>3,00</text:p>
          </table:table-cell>
          <table:table-cell office:value-type="float" office:value="77659" calcext:value-type="float">
            <text:p>77659,00</text:p>
          </table:table-cell>
          <table:table-cell office:value-type="float" office:value="0.190416141235813" calcext:value-type="float">
            <text:p>0,19</text:p>
          </table:table-cell>
          <table:table-cell office:value-type="float" office:value="75466" calcext:value-type="float">
            <text:p>75466,00</text:p>
          </table:table-cell>
          <table:table-cell office:value-type="float" office:value="0.249689440993789" calcext:value-type="float">
            <text:p>0,25</text:p>
          </table:table-cell>
          <table:table-cell office:value-type="float" office:value="64841" calcext:value-type="float">
            <text:p>64841,00</text:p>
          </table:table-cell>
          <table:table-cell office:value-type="float" office:value="0.325699745547074" calcext:value-type="float">
            <text:p>0,33</text:p>
          </table:table-cell>
          <table:table-cell office:value-type="float" office:value="64912" calcext:value-type="float">
            <text:p>64912,00</text:p>
          </table:table-cell>
          <table:table-cell office:value-type="float" office:value="0.446700507614213" calcext:value-type="float">
            <text:p>0,45</text:p>
          </table:table-cell>
        </table:table-row>
        <table:table-row table:style-name="ro2">
          <table:table-cell office:value-type="float" office:value="4" calcext:value-type="float">
            <text:p>4,00</text:p>
          </table:table-cell>
          <table:table-cell office:value-type="float" office:value="81934" calcext:value-type="float">
            <text:p>81934,00</text:p>
          </table:table-cell>
          <table:table-cell office:value-type="float" office:value="0.185750636132316" calcext:value-type="float">
            <text:p>0,19</text:p>
          </table:table-cell>
          <table:table-cell office:value-type="float" office:value="78685" calcext:value-type="float">
            <text:p>78685,00</text:p>
          </table:table-cell>
          <table:table-cell office:value-type="float" office:value="0.24875" calcext:value-type="float">
            <text:p>0,25</text:p>
          </table:table-cell>
          <table:table-cell office:value-type="float" office:value="60968" calcext:value-type="float">
            <text:p>60968,00</text:p>
          </table:table-cell>
          <table:table-cell office:value-type="float" office:value="0.312820512820513" calcext:value-type="float">
            <text:p>0,31</text:p>
          </table:table-cell>
          <table:table-cell office:value-type="float" office:value="65685" calcext:value-type="float">
            <text:p>65685,00</text:p>
          </table:table-cell>
          <table:table-cell office:value-type="float" office:value="0.435114503816794" calcext:value-type="float">
            <text:p>0,44</text:p>
          </table:table-cell>
        </table:table-row>
        <table:table-row table:style-name="ro2">
          <table:table-cell office:value-type="float" office:value="5" calcext:value-type="float">
            <text:p>5,00</text:p>
          </table:table-cell>
          <table:table-cell office:value-type="float" office:value="78257" calcext:value-type="float">
            <text:p>78257,00</text:p>
          </table:table-cell>
          <table:table-cell office:value-type="float" office:value="0.190355329949239" calcext:value-type="float">
            <text:p>0,19</text:p>
          </table:table-cell>
          <table:table-cell office:value-type="float" office:value="81019" calcext:value-type="float">
            <text:p>81019,00</text:p>
          </table:table-cell>
          <table:table-cell office:value-type="float" office:value="0.241895261845387" calcext:value-type="float">
            <text:p>0,24</text:p>
          </table:table-cell>
          <table:table-cell office:value-type="float" office:value="67192" calcext:value-type="float">
            <text:p>67192,00</text:p>
          </table:table-cell>
          <table:table-cell office:value-type="float" office:value="0.330788804071247" calcext:value-type="float">
            <text:p>0,33</text:p>
          </table:table-cell>
          <table:table-cell office:value-type="float" office:value="65944" calcext:value-type="float">
            <text:p>65944,00</text:p>
          </table:table-cell>
          <table:table-cell office:value-type="float" office:value="0.440203562340967" calcext:value-type="float">
            <text:p>0,44</text:p>
          </table:table-cell>
        </table:table-row>
        <table:table-row table:style-name="ro2">
          <table:table-cell office:value-type="float" office:value="6" calcext:value-type="float">
            <text:p>6,00</text:p>
          </table:table-cell>
          <table:table-cell office:value-type="float" office:value="79498" calcext:value-type="float">
            <text:p>79498,00</text:p>
          </table:table-cell>
          <table:table-cell office:value-type="float" office:value="0.189016602809706" calcext:value-type="float">
            <text:p>0,19</text:p>
          </table:table-cell>
          <table:table-cell office:value-type="float" office:value="78307" calcext:value-type="float">
            <text:p>78307,00</text:p>
          </table:table-cell>
          <table:table-cell office:value-type="float" office:value="0.253399258343634" calcext:value-type="float">
            <text:p>0,25</text:p>
          </table:table-cell>
          <table:table-cell office:value-type="float" office:value="67211" calcext:value-type="float">
            <text:p>67211,00</text:p>
          </table:table-cell>
          <table:table-cell office:value-type="float" office:value="0.321428571428571" calcext:value-type="float">
            <text:p>0,32</text:p>
          </table:table-cell>
          <table:table-cell office:value-type="float" office:value="65935" calcext:value-type="float">
            <text:p>65935,00</text:p>
          </table:table-cell>
          <table:table-cell office:value-type="float" office:value="0.440298507462687" calcext:value-type="float">
            <text:p>0,44</text:p>
          </table:table-cell>
        </table:table-row>
        <table:table-row table:style-name="ro2">
          <table:table-cell office:value-type="float" office:value="7" calcext:value-type="float">
            <text:p>7,00</text:p>
          </table:table-cell>
          <table:table-cell office:value-type="float" office:value="81316" calcext:value-type="float">
            <text:p>81316,00</text:p>
          </table:table-cell>
          <table:table-cell office:value-type="float" office:value="0.200504413619168" calcext:value-type="float">
            <text:p>0,20</text:p>
          </table:table-cell>
          <table:table-cell office:value-type="float" office:value="79663" calcext:value-type="float">
            <text:p>79663,00</text:p>
          </table:table-cell>
          <table:table-cell office:value-type="float" office:value="0.244444444444444" calcext:value-type="float">
            <text:p>0,24</text:p>
          </table:table-cell>
          <table:table-cell office:value-type="float" office:value="67099" calcext:value-type="float">
            <text:p>67099,00</text:p>
          </table:table-cell>
          <table:table-cell office:value-type="float" office:value="0.332493702770781" calcext:value-type="float">
            <text:p>0,33</text:p>
          </table:table-cell>
          <table:table-cell office:value-type="float" office:value="65046" calcext:value-type="float">
            <text:p>65046,00</text:p>
          </table:table-cell>
          <table:table-cell office:value-type="float" office:value="0.43609022556391" calcext:value-type="float">
            <text:p>0,44</text:p>
          </table:table-cell>
        </table:table-row>
        <table:table-row table:style-name="ro2">
          <table:table-cell office:value-type="float" office:value="8" calcext:value-type="float">
            <text:p>8,00</text:p>
          </table:table-cell>
          <table:table-cell office:value-type="float" office:value="78763" calcext:value-type="float">
            <text:p>78763,00</text:p>
          </table:table-cell>
          <table:table-cell office:value-type="float" office:value="0.187261146496815" calcext:value-type="float">
            <text:p>0,19</text:p>
          </table:table-cell>
          <table:table-cell office:value-type="float" office:value="82019" calcext:value-type="float">
            <text:p>82019,00</text:p>
          </table:table-cell>
          <table:table-cell office:value-type="float" office:value="0.242312423124231" calcext:value-type="float">
            <text:p>0,24</text:p>
          </table:table-cell>
          <table:table-cell office:value-type="float" office:value="66736" calcext:value-type="float">
            <text:p>66736,00</text:p>
          </table:table-cell>
          <table:table-cell office:value-type="float" office:value="0.335" calcext:value-type="float">
            <text:p>0,34</text:p>
          </table:table-cell>
          <table:table-cell office:value-type="float" office:value="65594" calcext:value-type="float">
            <text:p>65594,00</text:p>
          </table:table-cell>
          <table:table-cell office:value-type="float" office:value="0.437810945273632" calcext:value-type="float">
            <text:p>0,44</text:p>
          </table:table-cell>
        </table:table-row>
        <table:table-row table:style-name="ro2">
          <table:table-cell office:value-type="float" office:value="9" calcext:value-type="float">
            <text:p>9,00</text:p>
          </table:table-cell>
          <table:table-cell office:value-type="float" office:value="81446" calcext:value-type="float">
            <text:p>81446,00</text:p>
          </table:table-cell>
          <table:table-cell office:value-type="float" office:value="0.198232323232323" calcext:value-type="float">
            <text:p>0,20</text:p>
          </table:table-cell>
          <table:table-cell office:value-type="float" office:value="80477" calcext:value-type="float">
            <text:p>80477,00</text:p>
          </table:table-cell>
          <table:table-cell office:value-type="float" office:value="0.233375156838143" calcext:value-type="float">
            <text:p>0,23</text:p>
          </table:table-cell>
          <table:table-cell office:value-type="float" office:value="66887" calcext:value-type="float">
            <text:p>66887,00</text:p>
          </table:table-cell>
          <table:table-cell office:value-type="float" office:value="0.32741116751269" calcext:value-type="float">
            <text:p>0,33</text:p>
          </table:table-cell>
          <table:table-cell office:value-type="float" office:value="65848" calcext:value-type="float">
            <text:p>65848,00</text:p>
          </table:table-cell>
          <table:table-cell office:value-type="float" office:value="0.435768261964735" calcext:value-type="float">
            <text:p>0,44</text:p>
          </table:table-cell>
        </table:table-row>
        <table:table-row table:style-name="ro2">
          <table:table-cell office:value-type="float" office:value="10" calcext:value-type="float">
            <text:p>10,00</text:p>
          </table:table-cell>
          <table:table-cell office:value-type="float" office:value="78655" calcext:value-type="float">
            <text:p>78655,00</text:p>
          </table:table-cell>
          <table:table-cell office:value-type="float" office:value="0.191381495564005" calcext:value-type="float">
            <text:p>0,19</text:p>
          </table:table-cell>
          <table:table-cell office:value-type="float" office:value="81013" calcext:value-type="float">
            <text:p>81013,00</text:p>
          </table:table-cell>
          <table:table-cell office:value-type="float" office:value="0.236453201970443" calcext:value-type="float">
            <text:p>0,24</text:p>
          </table:table-cell>
          <table:table-cell office:value-type="float" office:value="66372" calcext:value-type="float">
            <text:p>66372,00</text:p>
          </table:table-cell>
          <table:table-cell office:value-type="float" office:value="0.327365728900256" calcext:value-type="float">
            <text:p>0,33</text:p>
          </table:table-cell>
          <table:table-cell office:value-type="float" office:value="64628" calcext:value-type="float">
            <text:p>64628,00</text:p>
          </table:table-cell>
          <table:table-cell office:value-type="float" office:value="0.44080604534005" calcext:value-type="float">
            <text:p>0,44</text:p>
          </table:table-cell>
        </table:table-row>
        <table:table-row table:style-name="ro2">
          <table:table-cell office:value-type="float" office:value="11" calcext:value-type="float">
            <text:p>11,00</text:p>
          </table:table-cell>
          <table:table-cell office:value-type="float" office:value="82585" calcext:value-type="float">
            <text:p>82585,00</text:p>
          </table:table-cell>
          <table:table-cell office:value-type="float" office:value="0.198473282442748" calcext:value-type="float">
            <text:p>0,20</text:p>
          </table:table-cell>
          <table:table-cell office:value-type="float" office:value="80122" calcext:value-type="float">
            <text:p>80122,00</text:p>
          </table:table-cell>
          <table:table-cell office:value-type="float" office:value="0.249382716049383" calcext:value-type="float">
            <text:p>0,25</text:p>
          </table:table-cell>
          <table:table-cell office:value-type="float" office:value="66998" calcext:value-type="float">
            <text:p>66998,00</text:p>
          </table:table-cell>
          <table:table-cell office:value-type="float" office:value="0.326530612244898" calcext:value-type="float">
            <text:p>0,33</text:p>
          </table:table-cell>
          <table:table-cell office:value-type="float" office:value="61994" calcext:value-type="float">
            <text:p>61994,00</text:p>
          </table:table-cell>
          <table:table-cell office:value-type="float" office:value="0.437037037037037" calcext:value-type="float">
            <text:p>0,44</text:p>
          </table:table-cell>
        </table:table-row>
        <table:table-row table:style-name="ro2">
          <table:table-cell office:value-type="float" office:value="12" calcext:value-type="float">
            <text:p>12,00</text:p>
          </table:table-cell>
          <table:table-cell office:value-type="float" office:value="82756" calcext:value-type="float">
            <text:p>82756,00</text:p>
          </table:table-cell>
          <table:table-cell office:value-type="float" office:value="0.198986058301648" calcext:value-type="float">
            <text:p>0,20</text:p>
          </table:table-cell>
          <table:table-cell office:value-type="float" office:value="79466" calcext:value-type="float">
            <text:p>79466,00</text:p>
          </table:table-cell>
          <table:table-cell office:value-type="float" office:value="0.241038318912237" calcext:value-type="float">
            <text:p>0,24</text:p>
          </table:table-cell>
          <table:table-cell office:value-type="float" office:value="63402" calcext:value-type="float">
            <text:p>63402,00</text:p>
          </table:table-cell>
          <table:table-cell office:value-type="float" office:value="0.341645885286783" calcext:value-type="float">
            <text:p>0,34</text:p>
          </table:table-cell>
          <table:table-cell office:value-type="float" office:value="62338" calcext:value-type="float">
            <text:p>62338,00</text:p>
          </table:table-cell>
          <table:table-cell office:value-type="float" office:value="0.428571428571429" calcext:value-type="float">
            <text:p>0,43</text:p>
          </table:table-cell>
        </table:table-row>
        <table:table-row table:style-name="ro2">
          <table:table-cell office:value-type="float" office:value="13" calcext:value-type="float">
            <text:p>13,00</text:p>
          </table:table-cell>
          <table:table-cell office:value-type="float" office:value="81777" calcext:value-type="float">
            <text:p>81777,00</text:p>
          </table:table-cell>
          <table:table-cell office:value-type="float" office:value="0.202033036848793" calcext:value-type="float">
            <text:p>0,20</text:p>
          </table:table-cell>
          <table:table-cell office:value-type="float" office:value="82128" calcext:value-type="float">
            <text:p>82128,00</text:p>
          </table:table-cell>
          <table:table-cell office:value-type="float" office:value="0.239802224969098" calcext:value-type="float">
            <text:p>0,24</text:p>
          </table:table-cell>
          <table:table-cell office:value-type="float" office:value="67199" calcext:value-type="float">
            <text:p>67199,00</text:p>
          </table:table-cell>
          <table:table-cell office:value-type="float" office:value="0.321428571428571" calcext:value-type="float">
            <text:p>0,32</text:p>
          </table:table-cell>
          <table:table-cell office:value-type="float" office:value="65590" calcext:value-type="float">
            <text:p>65590,00</text:p>
          </table:table-cell>
          <table:table-cell office:value-type="float" office:value="0.438902743142145" calcext:value-type="float">
            <text:p>0,44</text:p>
          </table:table-cell>
        </table:table-row>
        <table:table-row table:style-name="ro2">
          <table:table-cell office:value-type="float" office:value="14" calcext:value-type="float">
            <text:p>14,00</text:p>
          </table:table-cell>
          <table:table-cell office:value-type="float" office:value="80842" calcext:value-type="float">
            <text:p>80842,00</text:p>
          </table:table-cell>
          <table:table-cell office:value-type="float" office:value="0.193426042983565" calcext:value-type="float">
            <text:p>0,19</text:p>
          </table:table-cell>
          <table:table-cell office:value-type="float" office:value="80190" calcext:value-type="float">
            <text:p>80190,00</text:p>
          </table:table-cell>
          <table:table-cell office:value-type="float" office:value="0.235588972431078" calcext:value-type="float">
            <text:p>0,24</text:p>
          </table:table-cell>
          <table:table-cell office:value-type="float" office:value="66944" calcext:value-type="float">
            <text:p>66944,00</text:p>
          </table:table-cell>
          <table:table-cell office:value-type="float" office:value="0.324808184143222" calcext:value-type="float">
            <text:p>0,32</text:p>
          </table:table-cell>
          <table:table-cell office:value-type="float" office:value="65984" calcext:value-type="float">
            <text:p>65984,00</text:p>
          </table:table-cell>
          <table:table-cell office:value-type="float" office:value="0.438423645320197" calcext:value-type="float">
            <text:p>0,44</text:p>
          </table:table-cell>
        </table:table-row>
        <table:table-row table:style-name="ro2">
          <table:table-cell office:value-type="float" office:value="15" calcext:value-type="float">
            <text:p>15,00</text:p>
          </table:table-cell>
          <table:table-cell office:value-type="float" office:value="80647" calcext:value-type="float">
            <text:p>80647,00</text:p>
          </table:table-cell>
          <table:table-cell office:value-type="float" office:value="0.186785260482846" calcext:value-type="float">
            <text:p>0,19</text:p>
          </table:table-cell>
          <table:table-cell office:value-type="float" office:value="82025" calcext:value-type="float">
            <text:p>82025,00</text:p>
          </table:table-cell>
          <table:table-cell office:value-type="float" office:value="0.245098039215686" calcext:value-type="float">
            <text:p>0,25</text:p>
          </table:table-cell>
          <table:table-cell office:value-type="float" office:value="67164" calcext:value-type="float">
            <text:p>67164,00</text:p>
          </table:table-cell>
          <table:table-cell office:value-type="float" office:value="0.329145728643216" calcext:value-type="float">
            <text:p>0,33</text:p>
          </table:table-cell>
          <table:table-cell office:value-type="float" office:value="64111" calcext:value-type="float">
            <text:p>64111,00</text:p>
          </table:table-cell>
          <table:table-cell office:value-type="float" office:value="0.439205955334988" calcext:value-type="float">
            <text:p>0,44</text:p>
          </table:table-cell>
        </table:table-row>
        <table:table-row table:style-name="ro2">
          <table:table-cell office:value-type="float" office:value="16" calcext:value-type="float">
            <text:p>16,00</text:p>
          </table:table-cell>
          <table:table-cell office:value-type="float" office:value="81705" calcext:value-type="float">
            <text:p>81705,00</text:p>
          </table:table-cell>
          <table:table-cell office:value-type="float" office:value="0.198232323232323" calcext:value-type="float">
            <text:p>0,20</text:p>
          </table:table-cell>
          <table:table-cell office:value-type="float" office:value="80214" calcext:value-type="float">
            <text:p>80214,00</text:p>
          </table:table-cell>
          <table:table-cell office:value-type="float" office:value="0.23370233702337" calcext:value-type="float">
            <text:p>0,23</text:p>
          </table:table-cell>
          <table:table-cell office:value-type="float" office:value="67040" calcext:value-type="float">
            <text:p>67040,00</text:p>
          </table:table-cell>
          <table:table-cell office:value-type="float" office:value="0.330788804071247" calcext:value-type="float">
            <text:p>0,33</text:p>
          </table:table-cell>
          <table:table-cell office:value-type="float" office:value="65804" calcext:value-type="float">
            <text:p>65804,00</text:p>
          </table:table-cell>
          <table:table-cell office:value-type="float" office:value="0.431818181818182" calcext:value-type="float">
            <text:p>0,43</text:p>
          </table:table-cell>
        </table:table-row>
        <table:table-row table:style-name="ro2">
          <table:table-cell office:value-type="float" office:value="17" calcext:value-type="float">
            <text:p>17,00</text:p>
          </table:table-cell>
          <table:table-cell office:value-type="float" office:value="81122" calcext:value-type="float">
            <text:p>81122,00</text:p>
          </table:table-cell>
          <table:table-cell office:value-type="float" office:value="0.200757575757576" calcext:value-type="float">
            <text:p>0,20</text:p>
          </table:table-cell>
          <table:table-cell office:value-type="float" office:value="79470" calcext:value-type="float">
            <text:p>79470,00</text:p>
          </table:table-cell>
          <table:table-cell office:value-type="float" office:value="0.242944785276074" calcext:value-type="float">
            <text:p>0,24</text:p>
          </table:table-cell>
          <table:table-cell office:value-type="float" office:value="66350" calcext:value-type="float">
            <text:p>66350,00</text:p>
          </table:table-cell>
          <table:table-cell office:value-type="float" office:value="0.323979591836735" calcext:value-type="float">
            <text:p>0,32</text:p>
          </table:table-cell>
          <table:table-cell office:value-type="float" office:value="66731" calcext:value-type="float">
            <text:p>66731,00</text:p>
          </table:table-cell>
          <table:table-cell office:value-type="float" office:value="0.426395939086294" calcext:value-type="float">
            <text:p>0,43</text:p>
          </table:table-cell>
        </table:table-row>
        <table:table-row table:style-name="ro2">
          <table:table-cell office:value-type="float" office:value="18" calcext:value-type="float">
            <text:p>18,00</text:p>
          </table:table-cell>
          <table:table-cell office:value-type="float" office:value="81063" calcext:value-type="float">
            <text:p>81063,00</text:p>
          </table:table-cell>
          <table:table-cell office:value-type="float" office:value="0.202547770700637" calcext:value-type="float">
            <text:p>0,20</text:p>
          </table:table-cell>
          <table:table-cell office:value-type="float" office:value="83342" calcext:value-type="float">
            <text:p>83342,00</text:p>
          </table:table-cell>
          <table:table-cell office:value-type="float" office:value="0.241717791411043" calcext:value-type="float">
            <text:p>0,24</text:p>
          </table:table-cell>
          <table:table-cell office:value-type="float" office:value="62142" calcext:value-type="float">
            <text:p>62142,00</text:p>
          </table:table-cell>
          <table:table-cell office:value-type="float" office:value="0.318877551020408" calcext:value-type="float">
            <text:p>0,32</text:p>
          </table:table-cell>
          <table:table-cell office:value-type="float" office:value="64233" calcext:value-type="float">
            <text:p>64233,00</text:p>
          </table:table-cell>
          <table:table-cell office:value-type="float" office:value="0.43" calcext:value-type="float">
            <text:p>0,43</text:p>
          </table:table-cell>
        </table:table-row>
        <table:table-row table:style-name="ro2">
          <table:table-cell office:value-type="float" office:value="19" calcext:value-type="float">
            <text:p>19,00</text:p>
          </table:table-cell>
          <table:table-cell office:value-type="float" office:value="79454" calcext:value-type="float">
            <text:p>79454,00</text:p>
          </table:table-cell>
          <table:table-cell office:value-type="float" office:value="0.190355329949239" calcext:value-type="float">
            <text:p>0,19</text:p>
          </table:table-cell>
          <table:table-cell office:value-type="float" office:value="81678" calcext:value-type="float">
            <text:p>81678,00</text:p>
          </table:table-cell>
          <table:table-cell office:value-type="float" office:value="0.236024844720497" calcext:value-type="float">
            <text:p>0,24</text:p>
          </table:table-cell>
          <table:table-cell office:value-type="float" office:value="57348" calcext:value-type="float">
            <text:p>57348,00</text:p>
          </table:table-cell>
          <table:table-cell office:value-type="float" office:value="0.32133676092545" calcext:value-type="float">
            <text:p>0,32</text:p>
          </table:table-cell>
          <table:table-cell office:value-type="float" office:value="65911" calcext:value-type="float">
            <text:p>65911,00</text:p>
          </table:table-cell>
          <table:table-cell office:value-type="float" office:value="0.430348258706468" calcext:value-type="float">
            <text:p>0,43</text:p>
          </table:table-cell>
        </table:table-row>
        <table:table-row table:style-name="ro2">
          <table:table-cell office:value-type="float" office:value="20" calcext:value-type="float">
            <text:p>20,00</text:p>
          </table:table-cell>
          <table:table-cell office:value-type="float" office:value="82962" calcext:value-type="float">
            <text:p>82962,00</text:p>
          </table:table-cell>
          <table:table-cell office:value-type="float" office:value="0.203026481715006" calcext:value-type="float">
            <text:p>0,20</text:p>
          </table:table-cell>
          <table:table-cell office:value-type="float" office:value="81613" calcext:value-type="float">
            <text:p>81613,00</text:p>
          </table:table-cell>
          <table:table-cell office:value-type="float" office:value="0.24320987654321" calcext:value-type="float">
            <text:p>0,24</text:p>
          </table:table-cell>
          <table:table-cell office:value-type="float" office:value="38896" calcext:value-type="float">
            <text:p>38896,00</text:p>
          </table:table-cell>
          <table:table-cell office:value-type="float" office:value="0.322335025380711" calcext:value-type="float">
            <text:p>0,32</text:p>
          </table:table-cell>
          <table:table-cell office:value-type="float" office:value="64366" calcext:value-type="float">
            <text:p>64366,00</text:p>
          </table:table-cell>
          <table:table-cell office:value-type="float" office:value="0.42713567839196" calcext:value-type="float">
            <text:p>0,43</text:p>
          </table:table-cell>
        </table:table-row>
        <table:table-row table:style-name="ro2">
          <table:table-cell office:value-type="float" office:value="21" calcext:value-type="float">
            <text:p>21,00</text:p>
          </table:table-cell>
          <table:table-cell office:value-type="float" office:value="78830" calcext:value-type="float">
            <text:p>78830,00</text:p>
          </table:table-cell>
          <table:table-cell office:value-type="float" office:value="0.193181818181818" calcext:value-type="float">
            <text:p>0,19</text:p>
          </table:table-cell>
          <table:table-cell office:value-type="float" office:value="81733" calcext:value-type="float">
            <text:p>81733,00</text:p>
          </table:table-cell>
          <table:table-cell office:value-type="float" office:value="0.25030525030525" calcext:value-type="float">
            <text:p>0,25</text:p>
          </table:table-cell>
          <table:table-cell office:value-type="float" office:value="41126" calcext:value-type="float">
            <text:p>41126,00</text:p>
          </table:table-cell>
          <table:table-cell office:value-type="float" office:value="0.32051282051282" calcext:value-type="float">
            <text:p>0,32</text:p>
          </table:table-cell>
          <table:table-cell office:value-type="float" office:value="63384" calcext:value-type="float">
            <text:p>63384,00</text:p>
          </table:table-cell>
          <table:table-cell office:value-type="float" office:value="0.426065162907268" calcext:value-type="float">
            <text:p>0,43</text:p>
          </table:table-cell>
        </table:table-row>
        <table:table-row table:style-name="ro2">
          <table:table-cell office:value-type="float" office:value="22" calcext:value-type="float">
            <text:p>22,00</text:p>
          </table:table-cell>
          <table:table-cell office:value-type="float" office:value="82525" calcext:value-type="float">
            <text:p>82525,00</text:p>
          </table:table-cell>
          <table:table-cell office:value-type="float" office:value="0.19873417721519" calcext:value-type="float">
            <text:p>0,20</text:p>
          </table:table-cell>
          <table:table-cell office:value-type="float" office:value="80653" calcext:value-type="float">
            <text:p>80653,00</text:p>
          </table:table-cell>
          <table:table-cell office:value-type="float" office:value="0.241421568627451" calcext:value-type="float">
            <text:p>0,24</text:p>
          </table:table-cell>
          <table:table-cell office:value-type="float" office:value="41188" calcext:value-type="float">
            <text:p>41188,00</text:p>
          </table:table-cell>
          <table:table-cell office:value-type="float" office:value="0.323076923076923" calcext:value-type="float">
            <text:p>0,32</text:p>
          </table:table-cell>
          <table:table-cell office:value-type="float" office:value="64962" calcext:value-type="float">
            <text:p>64962,00</text:p>
          </table:table-cell>
          <table:table-cell office:value-type="float" office:value="0.437810945273632" calcext:value-type="float">
            <text:p>0,44</text:p>
          </table:table-cell>
        </table:table-row>
        <table:table-row table:style-name="ro2">
          <table:table-cell office:value-type="float" office:value="23" calcext:value-type="float">
            <text:p>23,00</text:p>
          </table:table-cell>
          <table:table-cell office:value-type="float" office:value="83288" calcext:value-type="float">
            <text:p>83288,00</text:p>
          </table:table-cell>
          <table:table-cell office:value-type="float" office:value="0.208596713021492" calcext:value-type="float">
            <text:p>0,21</text:p>
          </table:table-cell>
          <table:table-cell office:value-type="float" office:value="80905" calcext:value-type="float">
            <text:p>80905,00</text:p>
          </table:table-cell>
          <table:table-cell office:value-type="float" office:value="0.236453201970443" calcext:value-type="float">
            <text:p>0,24</text:p>
          </table:table-cell>
          <table:table-cell office:value-type="float" office:value="55113" calcext:value-type="float">
            <text:p>55113,00</text:p>
          </table:table-cell>
          <table:table-cell office:value-type="float" office:value="0.340852130325815" calcext:value-type="float">
            <text:p>0,34</text:p>
          </table:table-cell>
          <table:table-cell office:value-type="float" office:value="65775" calcext:value-type="float">
            <text:p>65775,00</text:p>
          </table:table-cell>
          <table:table-cell office:value-type="float" office:value="0.434567901234568" calcext:value-type="float">
            <text:p>0,43</text:p>
          </table:table-cell>
        </table:table-row>
        <table:table-row table:style-name="ro2">
          <table:table-cell office:value-type="float" office:value="24" calcext:value-type="float">
            <text:p>24,00</text:p>
          </table:table-cell>
          <table:table-cell office:value-type="float" office:value="80477" calcext:value-type="float">
            <text:p>80477,00</text:p>
          </table:table-cell>
          <table:table-cell office:value-type="float" office:value="0.188535031847134" calcext:value-type="float">
            <text:p>0,19</text:p>
          </table:table-cell>
          <table:table-cell office:value-type="float" office:value="76083" calcext:value-type="float">
            <text:p>76083,00</text:p>
          </table:table-cell>
          <table:table-cell office:value-type="float" office:value="0.225281602002503" calcext:value-type="float">
            <text:p>0,23</text:p>
          </table:table-cell>
          <table:table-cell office:value-type="float" office:value="60904" calcext:value-type="float">
            <text:p>60904,00</text:p>
          </table:table-cell>
          <table:table-cell office:value-type="float" office:value="0.322250639386189" calcext:value-type="float">
            <text:p>0,32</text:p>
          </table:table-cell>
          <table:table-cell office:value-type="float" office:value="63684" calcext:value-type="float">
            <text:p>63684,00</text:p>
          </table:table-cell>
          <table:table-cell office:value-type="float" office:value="0.426799007444169" calcext:value-type="float">
            <text:p>0,43</text:p>
          </table:table-cell>
        </table:table-row>
        <table:table-row table:style-name="ro2">
          <table:table-cell office:value-type="float" office:value="25" calcext:value-type="float">
            <text:p>25,00</text:p>
          </table:table-cell>
          <table:table-cell office:value-type="float" office:value="77873" calcext:value-type="float">
            <text:p>77873,00</text:p>
          </table:table-cell>
          <table:table-cell office:value-type="float" office:value="0.185750636132316" calcext:value-type="float">
            <text:p>0,19</text:p>
          </table:table-cell>
          <table:table-cell office:value-type="float" office:value="80765" calcext:value-type="float">
            <text:p>80765,00</text:p>
          </table:table-cell>
          <table:table-cell office:value-type="float" office:value="0.237977805178792" calcext:value-type="float">
            <text:p>0,24</text:p>
          </table:table-cell>
          <table:table-cell office:value-type="float" office:value="66928" calcext:value-type="float">
            <text:p>66928,00</text:p>
          </table:table-cell>
          <table:table-cell office:value-type="float" office:value="0.32741116751269" calcext:value-type="float">
            <text:p>0,33</text:p>
          </table:table-cell>
          <table:table-cell office:value-type="float" office:value="58107" calcext:value-type="float">
            <text:p>58107,00</text:p>
          </table:table-cell>
          <table:table-cell office:value-type="float" office:value="0.4225" calcext:value-type="float">
            <text:p>0,42</text:p>
          </table:table-cell>
        </table:table-row>
        <table:table-row table:style-name="ro2">
          <table:table-cell office:value-type="float" office:value="26" calcext:value-type="float">
            <text:p>26,00</text:p>
          </table:table-cell>
          <table:table-cell office:value-type="float" office:value="81283" calcext:value-type="float">
            <text:p>81283,00</text:p>
          </table:table-cell>
          <table:table-cell office:value-type="float" office:value="0.195431472081218" calcext:value-type="float">
            <text:p>0,20</text:p>
          </table:table-cell>
          <table:table-cell office:value-type="float" office:value="80981" calcext:value-type="float">
            <text:p>80981,00</text:p>
          </table:table-cell>
          <table:table-cell office:value-type="float" office:value="0.245700245700246" calcext:value-type="float">
            <text:p>0,25</text:p>
          </table:table-cell>
          <table:table-cell office:value-type="float" office:value="66979" calcext:value-type="float">
            <text:p>66979,00</text:p>
          </table:table-cell>
          <table:table-cell office:value-type="float" office:value="0.325757575757576" calcext:value-type="float">
            <text:p>0,33</text:p>
          </table:table-cell>
          <table:table-cell office:value-type="float" office:value="64061" calcext:value-type="float">
            <text:p>64061,00</text:p>
          </table:table-cell>
          <table:table-cell office:value-type="float" office:value="0.431761786600496" calcext:value-type="float">
            <text:p>0,43</text:p>
          </table:table-cell>
        </table:table-row>
        <table:table-row table:style-name="ro2">
          <table:table-cell office:value-type="float" office:value="27" calcext:value-type="float">
            <text:p>27,00</text:p>
          </table:table-cell>
          <table:table-cell office:value-type="float" office:value="76845" calcext:value-type="float">
            <text:p>76845,00</text:p>
          </table:table-cell>
          <table:table-cell office:value-type="float" office:value="0.191381495564005" calcext:value-type="float">
            <text:p>0,19</text:p>
          </table:table-cell>
          <table:table-cell office:value-type="float" office:value="83163" calcext:value-type="float">
            <text:p>83163,00</text:p>
          </table:table-cell>
          <table:table-cell office:value-type="float" office:value="0.254926108374384" calcext:value-type="float">
            <text:p>0,25</text:p>
          </table:table-cell>
          <table:table-cell office:value-type="float" office:value="66878" calcext:value-type="float">
            <text:p>66878,00</text:p>
          </table:table-cell>
          <table:table-cell office:value-type="float" office:value="0.326582278481013" calcext:value-type="float">
            <text:p>0,33</text:p>
          </table:table-cell>
          <table:table-cell office:value-type="float" office:value="62181" calcext:value-type="float">
            <text:p>62181,00</text:p>
          </table:table-cell>
          <table:table-cell office:value-type="float" office:value="0.427860696517413" calcext:value-type="float">
            <text:p>0,43</text:p>
          </table:table-cell>
        </table:table-row>
        <table:table-row table:style-name="ro2">
          <table:table-cell office:value-type="float" office:value="28" calcext:value-type="float">
            <text:p>28,00</text:p>
          </table:table-cell>
          <table:table-cell office:value-type="float" office:value="79529" calcext:value-type="float">
            <text:p>79529,00</text:p>
          </table:table-cell>
          <table:table-cell office:value-type="float" office:value="0.194444444444444" calcext:value-type="float">
            <text:p>0,19</text:p>
          </table:table-cell>
          <table:table-cell office:value-type="float" office:value="81624" calcext:value-type="float">
            <text:p>81624,00</text:p>
          </table:table-cell>
          <table:table-cell office:value-type="float" office:value="0.249385749385749" calcext:value-type="float">
            <text:p>0,25</text:p>
          </table:table-cell>
          <table:table-cell office:value-type="float" office:value="48167" calcext:value-type="float">
            <text:p>48167,00</text:p>
          </table:table-cell>
          <table:table-cell office:value-type="float" office:value="0.327365728900256" calcext:value-type="float">
            <text:p>0,33</text:p>
          </table:table-cell>
          <table:table-cell office:value-type="float" office:value="65612" calcext:value-type="float">
            <text:p>65612,00</text:p>
          </table:table-cell>
          <table:table-cell office:value-type="float" office:value="0.445544554455446" calcext:value-type="float">
            <text:p>0,45</text:p>
          </table:table-cell>
        </table:table-row>
        <table:table-row table:style-name="ro2">
          <table:table-cell office:value-type="float" office:value="29" calcext:value-type="float">
            <text:p>29,00</text:p>
          </table:table-cell>
          <table:table-cell office:value-type="float" office:value="81565" calcext:value-type="float">
            <text:p>81565,00</text:p>
          </table:table-cell>
          <table:table-cell office:value-type="float" office:value="0.196700507614213" calcext:value-type="float">
            <text:p>0,20</text:p>
          </table:table-cell>
          <table:table-cell office:value-type="float" office:value="80498" calcext:value-type="float">
            <text:p>80498,00</text:p>
          </table:table-cell>
          <table:table-cell office:value-type="float" office:value="0.262315270935961" calcext:value-type="float">
            <text:p>0,26</text:p>
          </table:table-cell>
          <table:table-cell office:value-type="float" office:value="65438" calcext:value-type="float">
            <text:p>65438,00</text:p>
          </table:table-cell>
          <table:table-cell office:value-type="float" office:value="0.330788804071247" calcext:value-type="float">
            <text:p>0,33</text:p>
          </table:table-cell>
          <table:table-cell office:value-type="float" office:value="66217" calcext:value-type="float">
            <text:p>66217,00</text:p>
          </table:table-cell>
          <table:table-cell office:value-type="float" office:value="0.4375" calcext:value-type="float">
            <text:p>0,44</text:p>
          </table:table-cell>
        </table:table-row>
        <table:table-row table:style-name="ro2">
          <table:table-cell office:value-type="float" office:value="30" calcext:value-type="float">
            <text:p>30,00</text:p>
          </table:table-cell>
          <table:table-cell office:value-type="float" office:value="78510" calcext:value-type="float">
            <text:p>78510,00</text:p>
          </table:table-cell>
          <table:table-cell office:value-type="float" office:value="0.192161820480405" calcext:value-type="float">
            <text:p>0,19</text:p>
          </table:table-cell>
          <table:table-cell office:value-type="float" office:value="81720" calcext:value-type="float">
            <text:p>81720,00</text:p>
          </table:table-cell>
          <table:table-cell office:value-type="float" office:value="0.239506172839506" calcext:value-type="float">
            <text:p>0,24</text:p>
          </table:table-cell>
          <table:table-cell office:value-type="float" office:value="65573" calcext:value-type="float">
            <text:p>65573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60628" calcext:value-type="float">
            <text:p>60628,00</text:p>
          </table:table-cell>
          <table:table-cell office:value-type="float" office:value="0.435323383084577" calcext:value-type="float">
            <text:p>0,44</text:p>
          </table:table-cell>
        </table:table-row>
        <table:table-row table:style-name="ro2">
          <table:table-cell office:value-type="float" office:value="31" calcext:value-type="float">
            <text:p>31,00</text:p>
          </table:table-cell>
          <table:table-cell office:value-type="float" office:value="80828" calcext:value-type="float">
            <text:p>80828,00</text:p>
          </table:table-cell>
          <table:table-cell office:value-type="float" office:value="0.195431472081218" calcext:value-type="float">
            <text:p>0,20</text:p>
          </table:table-cell>
          <table:table-cell office:value-type="float" office:value="79567" calcext:value-type="float">
            <text:p>79567,00</text:p>
          </table:table-cell>
          <table:table-cell office:value-type="float" office:value="0.243243243243243" calcext:value-type="float">
            <text:p>0,24</text:p>
          </table:table-cell>
          <table:table-cell office:value-type="float" office:value="66977" calcext:value-type="float">
            <text:p>66977,00</text:p>
          </table:table-cell>
          <table:table-cell office:value-type="float" office:value="0.330808080808081" calcext:value-type="float">
            <text:p>0,33</text:p>
          </table:table-cell>
          <table:table-cell office:value-type="float" office:value="64816" calcext:value-type="float">
            <text:p>64816,00</text:p>
          </table:table-cell>
          <table:table-cell office:value-type="float" office:value="0.432098765432099" calcext:value-type="float">
            <text:p>0,43</text:p>
          </table:table-cell>
        </table:table-row>
        <table:table-row table:style-name="ro2">
          <table:table-cell office:value-type="float" office:value="32" calcext:value-type="float">
            <text:p>32,00</text:p>
          </table:table-cell>
          <table:table-cell office:value-type="float" office:value="78607" calcext:value-type="float">
            <text:p>78607,00</text:p>
          </table:table-cell>
          <table:table-cell office:value-type="float" office:value="0.180432020330368" calcext:value-type="float">
            <text:p>0,18</text:p>
          </table:table-cell>
          <table:table-cell office:value-type="float" office:value="81205" calcext:value-type="float">
            <text:p>81205,00</text:p>
          </table:table-cell>
          <table:table-cell office:value-type="float" office:value="0.238566131025958" calcext:value-type="float">
            <text:p>0,24</text:p>
          </table:table-cell>
          <table:table-cell office:value-type="float" office:value="66874" calcext:value-type="float">
            <text:p>66874,00</text:p>
          </table:table-cell>
          <table:table-cell office:value-type="float" office:value="0.325699745547074" calcext:value-type="float">
            <text:p>0,33</text:p>
          </table:table-cell>
          <table:table-cell office:value-type="float" office:value="65783" calcext:value-type="float">
            <text:p>65783,00</text:p>
          </table:table-cell>
          <table:table-cell office:value-type="float" office:value="0.43142144638404" calcext:value-type="float">
            <text:p>0,43</text:p>
          </table:table-cell>
        </table:table-row>
        <table:table-row table:style-name="ro2">
          <table:table-cell office:value-type="float" office:value="33" calcext:value-type="float">
            <text:p>33,00</text:p>
          </table:table-cell>
          <table:table-cell office:value-type="float" office:value="78409" calcext:value-type="float">
            <text:p>78409,00</text:p>
          </table:table-cell>
          <table:table-cell office:value-type="float" office:value="0.192161820480405" calcext:value-type="float">
            <text:p>0,19</text:p>
          </table:table-cell>
          <table:table-cell office:value-type="float" office:value="81906" calcext:value-type="float">
            <text:p>81906,00</text:p>
          </table:table-cell>
          <table:table-cell office:value-type="float" office:value="0.238271604938272" calcext:value-type="float">
            <text:p>0,24</text:p>
          </table:table-cell>
          <table:table-cell office:value-type="float" office:value="66910" calcext:value-type="float">
            <text:p>66910,00</text:p>
          </table:table-cell>
          <table:table-cell office:value-type="float" office:value="0.32741116751269" calcext:value-type="float">
            <text:p>0,33</text:p>
          </table:table-cell>
          <table:table-cell office:value-type="float" office:value="63933" calcext:value-type="float">
            <text:p>63933,00</text:p>
          </table:table-cell>
          <table:table-cell office:value-type="float" office:value="0.442211055276382" calcext:value-type="float">
            <text:p>0,44</text:p>
          </table:table-cell>
        </table:table-row>
        <table:table-row table:style-name="ro2">
          <table:table-cell office:value-type="float" office:value="34" calcext:value-type="float">
            <text:p>34,00</text:p>
          </table:table-cell>
          <table:table-cell office:value-type="float" office:value="82260" calcext:value-type="float">
            <text:p>82260,00</text:p>
          </table:table-cell>
          <table:table-cell office:value-type="float" office:value="0.199238578680203" calcext:value-type="float">
            <text:p>0,20</text:p>
          </table:table-cell>
          <table:table-cell office:value-type="float" office:value="82095" calcext:value-type="float">
            <text:p>82095,00</text:p>
          </table:table-cell>
          <table:table-cell office:value-type="float" office:value="0.246305418719212" calcext:value-type="float">
            <text:p>0,25</text:p>
          </table:table-cell>
          <table:table-cell office:value-type="float" office:value="66792" calcext:value-type="float">
            <text:p>66792,00</text:p>
          </table:table-cell>
          <table:table-cell office:value-type="float" office:value="0.328205128205128" calcext:value-type="float">
            <text:p>0,33</text:p>
          </table:table-cell>
          <table:table-cell office:value-type="float" office:value="61745" calcext:value-type="float">
            <text:p>61745,00</text:p>
          </table:table-cell>
          <table:table-cell office:value-type="float" office:value="0.427860696517413" calcext:value-type="float">
            <text:p>0,43</text:p>
          </table:table-cell>
        </table:table-row>
        <table:table-row table:style-name="ro2">
          <table:table-cell office:value-type="float" office:value="35" calcext:value-type="float">
            <text:p>35,00</text:p>
          </table:table-cell>
          <table:table-cell office:value-type="float" office:value="81310" calcext:value-type="float">
            <text:p>81310,00</text:p>
          </table:table-cell>
          <table:table-cell office:value-type="float" office:value="0.197718631178707" calcext:value-type="float">
            <text:p>0,20</text:p>
          </table:table-cell>
          <table:table-cell office:value-type="float" office:value="78422" calcext:value-type="float">
            <text:p>78422,00</text:p>
          </table:table-cell>
          <table:table-cell office:value-type="float" office:value="0.239852398523985" calcext:value-type="float">
            <text:p>0,24</text:p>
          </table:table-cell>
          <table:table-cell office:value-type="float" office:value="67087" calcext:value-type="float">
            <text:p>67087,00</text:p>
          </table:table-cell>
          <table:table-cell office:value-type="float" office:value="0.32133676092545" calcext:value-type="float">
            <text:p>0,32</text:p>
          </table:table-cell>
          <table:table-cell office:value-type="float" office:value="65439" calcext:value-type="float">
            <text:p>65439,00</text:p>
          </table:table-cell>
          <table:table-cell office:value-type="float" office:value="0.43424317617866" calcext:value-type="float">
            <text:p>0,43</text:p>
          </table:table-cell>
        </table:table-row>
        <table:table-row table:style-name="ro2">
          <table:table-cell office:value-type="float" office:value="36" calcext:value-type="float">
            <text:p>36,00</text:p>
          </table:table-cell>
          <table:table-cell office:value-type="float" office:value="83145" calcext:value-type="float">
            <text:p>83145,00</text:p>
          </table:table-cell>
          <table:table-cell office:value-type="float" office:value="0.19949494949495" calcext:value-type="float">
            <text:p>0,20</text:p>
          </table:table-cell>
          <table:table-cell office:value-type="float" office:value="82077" calcext:value-type="float">
            <text:p>82077,00</text:p>
          </table:table-cell>
          <table:table-cell office:value-type="float" office:value="0.237392373923739" calcext:value-type="float">
            <text:p>0,24</text:p>
          </table:table-cell>
          <table:table-cell office:value-type="float" office:value="66902" calcext:value-type="float">
            <text:p>66902,00</text:p>
          </table:table-cell>
          <table:table-cell office:value-type="float" office:value="0.326582278481013" calcext:value-type="float">
            <text:p>0,33</text:p>
          </table:table-cell>
          <table:table-cell office:value-type="float" office:value="57848" calcext:value-type="float">
            <text:p>57848,00</text:p>
          </table:table-cell>
          <table:table-cell office:value-type="float" office:value="0.432835820895522" calcext:value-type="float">
            <text:p>0,43</text:p>
          </table:table-cell>
        </table:table-row>
        <table:table-row table:style-name="ro2">
          <table:table-cell office:value-type="float" office:value="37" calcext:value-type="float">
            <text:p>37,00</text:p>
          </table:table-cell>
          <table:table-cell office:value-type="float" office:value="81298" calcext:value-type="float">
            <text:p>81298,00</text:p>
          </table:table-cell>
          <table:table-cell office:value-type="float" office:value="0.2" calcext:value-type="float">
            <text:p>0,20</text:p>
          </table:table-cell>
          <table:table-cell office:value-type="float" office:value="82302" calcext:value-type="float">
            <text:p>82302,00</text:p>
          </table:table-cell>
          <table:table-cell office:value-type="float" office:value="0.237977805178792" calcext:value-type="float">
            <text:p>0,24</text:p>
          </table:table-cell>
          <table:table-cell office:value-type="float" office:value="67109" calcext:value-type="float">
            <text:p>67109,00</text:p>
          </table:table-cell>
          <table:table-cell office:value-type="float" office:value="0.330788804071247" calcext:value-type="float">
            <text:p>0,33</text:p>
          </table:table-cell>
          <table:table-cell office:value-type="float" office:value="66530" calcext:value-type="float">
            <text:p>66530,00</text:p>
          </table:table-cell>
          <table:table-cell office:value-type="float" office:value="0.446913580246914" calcext:value-type="float">
            <text:p>0,45</text:p>
          </table:table-cell>
        </table:table-row>
        <table:table-row table:style-name="ro2">
          <table:table-cell office:value-type="float" office:value="38" calcext:value-type="float">
            <text:p>38,00</text:p>
          </table:table-cell>
          <table:table-cell office:value-type="float" office:value="82504" calcext:value-type="float">
            <text:p>82504,00</text:p>
          </table:table-cell>
          <table:table-cell office:value-type="float" office:value="0.193670886075949" calcext:value-type="float">
            <text:p>0,19</text:p>
          </table:table-cell>
          <table:table-cell office:value-type="float" office:value="79471" calcext:value-type="float">
            <text:p>79471,00</text:p>
          </table:table-cell>
          <table:table-cell office:value-type="float" office:value="0.246305418719212" calcext:value-type="float">
            <text:p>0,25</text:p>
          </table:table-cell>
          <table:table-cell office:value-type="float" office:value="67181" calcext:value-type="float">
            <text:p>67181,00</text:p>
          </table:table-cell>
          <table:table-cell office:value-type="float" office:value="0.325641025641026" calcext:value-type="float">
            <text:p>0,33</text:p>
          </table:table-cell>
          <table:table-cell office:value-type="float" office:value="58026" calcext:value-type="float">
            <text:p>58026,00</text:p>
          </table:table-cell>
          <table:table-cell office:value-type="float" office:value="0.4225" calcext:value-type="float">
            <text:p>0,42</text:p>
          </table:table-cell>
        </table:table-row>
        <table:table-row table:style-name="ro2">
          <table:table-cell office:value-type="float" office:value="39" calcext:value-type="float">
            <text:p>39,00</text:p>
          </table:table-cell>
          <table:table-cell office:value-type="float" office:value="82093" calcext:value-type="float">
            <text:p>82093,00</text:p>
          </table:table-cell>
          <table:table-cell office:value-type="float" office:value="0.193670886075949" calcext:value-type="float">
            <text:p>0,19</text:p>
          </table:table-cell>
          <table:table-cell office:value-type="float" office:value="81250" calcext:value-type="float">
            <text:p>81250,00</text:p>
          </table:table-cell>
          <table:table-cell office:value-type="float" office:value="0.246609124537608" calcext:value-type="float">
            <text:p>0,25</text:p>
          </table:table-cell>
          <table:table-cell office:value-type="float" office:value="66064" calcext:value-type="float">
            <text:p>66064,00</text:p>
          </table:table-cell>
          <table:table-cell office:value-type="float" office:value="0.334183673469388" calcext:value-type="float">
            <text:p>0,33</text:p>
          </table:table-cell>
          <table:table-cell office:value-type="float" office:value="61988" calcext:value-type="float">
            <text:p>61988,00</text:p>
          </table:table-cell>
          <table:table-cell office:value-type="float" office:value="0.433915211970075" calcext:value-type="float">
            <text:p>0,43</text:p>
          </table:table-cell>
        </table:table-row>
        <table:table-row table:style-name="ro2">
          <table:table-cell office:value-type="float" office:value="40" calcext:value-type="float">
            <text:p>40,00</text:p>
          </table:table-cell>
          <table:table-cell office:value-type="float" office:value="81792" calcext:value-type="float">
            <text:p>81792,00</text:p>
          </table:table-cell>
          <table:table-cell office:value-type="float" office:value="0.201520912547528" calcext:value-type="float">
            <text:p>0,20</text:p>
          </table:table-cell>
          <table:table-cell office:value-type="float" office:value="82321" calcext:value-type="float">
            <text:p>82321,00</text:p>
          </table:table-cell>
          <table:table-cell office:value-type="float" office:value="0.248774509803922" calcext:value-type="float">
            <text:p>0,25</text:p>
          </table:table-cell>
          <table:table-cell office:value-type="float" office:value="64945" calcext:value-type="float">
            <text:p>64945,00</text:p>
          </table:table-cell>
          <table:table-cell office:value-type="float" office:value="0.319693094629156" calcext:value-type="float">
            <text:p>0,32</text:p>
          </table:table-cell>
          <table:table-cell office:value-type="float" office:value="66020" calcext:value-type="float">
            <text:p>66020,00</text:p>
          </table:table-cell>
          <table:table-cell office:value-type="float" office:value="0.435323383084577" calcext:value-type="float">
            <text:p>0,44</text:p>
          </table:table-cell>
        </table:table-row>
        <table:table-row table:style-name="ro2">
          <table:table-cell office:value-type="float" office:value="41" calcext:value-type="float">
            <text:p>41,00</text:p>
          </table:table-cell>
          <table:table-cell office:value-type="float" office:value="82407" calcext:value-type="float">
            <text:p>82407,00</text:p>
          </table:table-cell>
          <table:table-cell office:value-type="float" office:value="0.19746835443038" calcext:value-type="float">
            <text:p>0,20</text:p>
          </table:table-cell>
          <table:table-cell office:value-type="float" office:value="81499" calcext:value-type="float">
            <text:p>81499,00</text:p>
          </table:table-cell>
          <table:table-cell office:value-type="float" office:value="0.238509316770186" calcext:value-type="float">
            <text:p>0,24</text:p>
          </table:table-cell>
          <table:table-cell office:value-type="float" office:value="54692" calcext:value-type="float">
            <text:p>54692,00</text:p>
          </table:table-cell>
          <table:table-cell office:value-type="float" office:value="0.331658291457286" calcext:value-type="float">
            <text:p>0,33</text:p>
          </table:table-cell>
          <table:table-cell office:value-type="float" office:value="65849" calcext:value-type="float">
            <text:p>65849,00</text:p>
          </table:table-cell>
          <table:table-cell office:value-type="float" office:value="0.43" calcext:value-type="float">
            <text:p>0,43</text:p>
          </table:table-cell>
        </table:table-row>
        <table:table-row table:style-name="ro2">
          <table:table-cell office:value-type="float" office:value="42" calcext:value-type="float">
            <text:p>42,00</text:p>
          </table:table-cell>
          <table:table-cell office:value-type="float" office:value="82972" calcext:value-type="float">
            <text:p>82972,00</text:p>
          </table:table-cell>
          <table:table-cell office:value-type="float" office:value="0.20377358490566" calcext:value-type="float">
            <text:p>0,20</text:p>
          </table:table-cell>
          <table:table-cell office:value-type="float" office:value="81692" calcext:value-type="float">
            <text:p>81692,00</text:p>
          </table:table-cell>
          <table:table-cell office:value-type="float" office:value="0.240786240786241" calcext:value-type="float">
            <text:p>0,24</text:p>
          </table:table-cell>
          <table:table-cell office:value-type="float" office:value="49214" calcext:value-type="float">
            <text:p>49214,00</text:p>
          </table:table-cell>
          <table:table-cell office:value-type="float" office:value="0.32994923857868" calcext:value-type="float">
            <text:p>0,33</text:p>
          </table:table-cell>
          <table:table-cell office:value-type="float" office:value="65898" calcext:value-type="float">
            <text:p>65898,00</text:p>
          </table:table-cell>
          <table:table-cell office:value-type="float" office:value="0.42713567839196" calcext:value-type="float">
            <text:p>0,43</text:p>
          </table:table-cell>
        </table:table-row>
        <table:table-row table:style-name="ro2">
          <table:table-cell office:value-type="float" office:value="43" calcext:value-type="float">
            <text:p>43,00</text:p>
          </table:table-cell>
          <table:table-cell office:value-type="float" office:value="81419" calcext:value-type="float">
            <text:p>81419,00</text:p>
          </table:table-cell>
          <table:table-cell office:value-type="float" office:value="0.20251572327044" calcext:value-type="float">
            <text:p>0,20</text:p>
          </table:table-cell>
          <table:table-cell office:value-type="float" office:value="79613" calcext:value-type="float">
            <text:p>79613,00</text:p>
          </table:table-cell>
          <table:table-cell office:value-type="float" office:value="0.230579531442663" calcext:value-type="float">
            <text:p>0,23</text:p>
          </table:table-cell>
          <table:table-cell office:value-type="float" office:value="67026" calcext:value-type="float">
            <text:p>67026,00</text:p>
          </table:table-cell>
          <table:table-cell office:value-type="float" office:value="0.326582278481013" calcext:value-type="float">
            <text:p>0,33</text:p>
          </table:table-cell>
          <table:table-cell office:value-type="float" office:value="66000" calcext:value-type="float">
            <text:p>66000,00</text:p>
          </table:table-cell>
          <table:table-cell office:value-type="float" office:value="0.438118811881188" calcext:value-type="float">
            <text:p>0,44</text:p>
          </table:table-cell>
        </table:table-row>
        <table:table-row table:style-name="ro2">
          <table:table-cell office:value-type="float" office:value="44" calcext:value-type="float">
            <text:p>44,00</text:p>
          </table:table-cell>
          <table:table-cell office:value-type="float" office:value="80020" calcext:value-type="float">
            <text:p>80020,00</text:p>
          </table:table-cell>
          <table:table-cell office:value-type="float" office:value="0.190114068441065" calcext:value-type="float">
            <text:p>0,19</text:p>
          </table:table-cell>
          <table:table-cell office:value-type="float" office:value="81089" calcext:value-type="float">
            <text:p>81089,00</text:p>
          </table:table-cell>
          <table:table-cell office:value-type="float" office:value="0.240396530359356" calcext:value-type="float">
            <text:p>0,24</text:p>
          </table:table-cell>
          <table:table-cell office:value-type="float" office:value="67257" calcext:value-type="float">
            <text:p>67257,00</text:p>
          </table:table-cell>
          <table:table-cell office:value-type="float" office:value="0.328282828282828" calcext:value-type="float">
            <text:p>0,33</text:p>
          </table:table-cell>
          <table:table-cell office:value-type="float" office:value="64432" calcext:value-type="float">
            <text:p>64432,00</text:p>
          </table:table-cell>
          <table:table-cell office:value-type="float" office:value="0.439506172839506" calcext:value-type="float">
            <text:p>0,44</text:p>
          </table:table-cell>
        </table:table-row>
        <table:table-row table:style-name="ro2">
          <table:table-cell office:value-type="float" office:value="45" calcext:value-type="float">
            <text:p>45,00</text:p>
          </table:table-cell>
          <table:table-cell office:value-type="float" office:value="81856" calcext:value-type="float">
            <text:p>81856,00</text:p>
          </table:table-cell>
          <table:table-cell office:value-type="float" office:value="0.20379746835443" calcext:value-type="float">
            <text:p>0,20</text:p>
          </table:table-cell>
          <table:table-cell office:value-type="float" office:value="81105" calcext:value-type="float">
            <text:p>81105,00</text:p>
          </table:table-cell>
          <table:table-cell office:value-type="float" office:value="0.246943765281174" calcext:value-type="float">
            <text:p>0,25</text:p>
          </table:table-cell>
          <table:table-cell office:value-type="float" office:value="66854" calcext:value-type="float">
            <text:p>66854,00</text:p>
          </table:table-cell>
          <table:table-cell office:value-type="float" office:value="0.325581395348837" calcext:value-type="float">
            <text:p>0,33</text:p>
          </table:table-cell>
          <table:table-cell office:value-type="float" office:value="66627" calcext:value-type="float">
            <text:p>66627,00</text:p>
          </table:table-cell>
          <table:table-cell office:value-type="float" office:value="0.444168734491315" calcext:value-type="float">
            <text:p>0,44</text:p>
          </table:table-cell>
        </table:table-row>
        <table:table-row table:style-name="ro2">
          <table:table-cell office:value-type="float" office:value="46" calcext:value-type="float">
            <text:p>46,00</text:p>
          </table:table-cell>
          <table:table-cell office:value-type="float" office:value="82398" calcext:value-type="float">
            <text:p>82398,00</text:p>
          </table:table-cell>
          <table:table-cell office:value-type="float" office:value="0.207286432160804" calcext:value-type="float">
            <text:p>0,21</text:p>
          </table:table-cell>
          <table:table-cell office:value-type="float" office:value="82131" calcext:value-type="float">
            <text:p>82131,00</text:p>
          </table:table-cell>
          <table:table-cell office:value-type="float" office:value="0.238213399503722" calcext:value-type="float">
            <text:p>0,24</text:p>
          </table:table-cell>
          <table:table-cell office:value-type="float" office:value="67126" calcext:value-type="float">
            <text:p>67126,00</text:p>
          </table:table-cell>
          <table:table-cell office:value-type="float" office:value="0.330808080808081" calcext:value-type="float">
            <text:p>0,33</text:p>
          </table:table-cell>
          <table:table-cell office:value-type="float" office:value="65886" calcext:value-type="float">
            <text:p>65886,00</text:p>
          </table:table-cell>
          <table:table-cell office:value-type="float" office:value="0.435643564356436" calcext:value-type="float">
            <text:p>0,44</text:p>
          </table:table-cell>
        </table:table-row>
        <table:table-row table:style-name="ro2">
          <table:table-cell office:value-type="float" office:value="47" calcext:value-type="float">
            <text:p>47,00</text:p>
          </table:table-cell>
          <table:table-cell office:value-type="float" office:value="82165" calcext:value-type="float">
            <text:p>82165,00</text:p>
          </table:table-cell>
          <table:table-cell office:value-type="float" office:value="0.206549118387909" calcext:value-type="float">
            <text:p>0,21</text:p>
          </table:table-cell>
          <table:table-cell office:value-type="float" office:value="82185" calcext:value-type="float">
            <text:p>82185,00</text:p>
          </table:table-cell>
          <table:table-cell office:value-type="float" office:value="0.246323529411765" calcext:value-type="float">
            <text:p>0,25</text:p>
          </table:table-cell>
          <table:table-cell office:value-type="float" office:value="54538" calcext:value-type="float">
            <text:p>54538,00</text:p>
          </table:table-cell>
          <table:table-cell office:value-type="float" office:value="0.320610687022901" calcext:value-type="float">
            <text:p>0,32</text:p>
          </table:table-cell>
          <table:table-cell office:value-type="float" office:value="65582" calcext:value-type="float">
            <text:p>65582,00</text:p>
          </table:table-cell>
          <table:table-cell office:value-type="float" office:value="0.43142144638404" calcext:value-type="float">
            <text:p>0,43</text:p>
          </table:table-cell>
        </table:table-row>
        <table:table-row table:style-name="ro2">
          <table:table-cell office:value-type="float" office:value="48" calcext:value-type="float">
            <text:p>48,00</text:p>
          </table:table-cell>
          <table:table-cell office:value-type="float" office:value="83080" calcext:value-type="float">
            <text:p>83080,00</text:p>
          </table:table-cell>
          <table:table-cell office:value-type="float" office:value="0.201011378002528" calcext:value-type="float">
            <text:p>0,20</text:p>
          </table:table-cell>
          <table:table-cell office:value-type="float" office:value="81412" calcext:value-type="float">
            <text:p>81412,00</text:p>
          </table:table-cell>
          <table:table-cell office:value-type="float" office:value="0.232098765432099" calcext:value-type="float">
            <text:p>0,23</text:p>
          </table:table-cell>
          <table:table-cell office:value-type="float" office:value="63460" calcext:value-type="float">
            <text:p>63460,00</text:p>
          </table:table-cell>
          <table:table-cell office:value-type="float" office:value="0.326582278481013" calcext:value-type="float">
            <text:p>0,33</text:p>
          </table:table-cell>
          <table:table-cell office:value-type="float" office:value="65531" calcext:value-type="float">
            <text:p>65531,00</text:p>
          </table:table-cell>
          <table:table-cell office:value-type="float" office:value="0.432835820895522" calcext:value-type="float">
            <text:p>0,43</text:p>
          </table:table-cell>
        </table:table-row>
        <table:table-row table:style-name="ro2">
          <table:table-cell office:value-type="float" office:value="49" calcext:value-type="float">
            <text:p>49,00</text:p>
          </table:table-cell>
          <table:table-cell office:value-type="float" office:value="82664" calcext:value-type="float">
            <text:p>82664,00</text:p>
          </table:table-cell>
          <table:table-cell office:value-type="float" office:value="0.19949494949495" calcext:value-type="float">
            <text:p>0,20</text:p>
          </table:table-cell>
          <table:table-cell office:value-type="float" office:value="82402" calcext:value-type="float">
            <text:p>82402,00</text:p>
          </table:table-cell>
          <table:table-cell office:value-type="float" office:value="0.2460024600246" calcext:value-type="float">
            <text:p>0,25</text:p>
          </table:table-cell>
          <table:table-cell office:value-type="float" office:value="38961" calcext:value-type="float">
            <text:p>38961,00</text:p>
          </table:table-cell>
          <table:table-cell office:value-type="float" office:value="0.328320802005012" calcext:value-type="float">
            <text:p>0,33</text:p>
          </table:table-cell>
          <table:table-cell office:value-type="float" office:value="60963" calcext:value-type="float">
            <text:p>60963,00</text:p>
          </table:table-cell>
          <table:table-cell office:value-type="float" office:value="0.415189873417722" calcext:value-type="float">
            <text:p>0,42</text:p>
          </table:table-cell>
        </table:table-row>
        <table:table-row table:style-name="ro2">
          <table:table-cell office:value-type="float" office:value="50" calcext:value-type="float">
            <text:p>50,00</text:p>
          </table:table-cell>
          <table:table-cell office:value-type="float" office:value="77388" calcext:value-type="float">
            <text:p>77388,00</text:p>
          </table:table-cell>
          <table:table-cell office:value-type="float" office:value="0.178934010152284" calcext:value-type="float">
            <text:p>0,18</text:p>
          </table:table-cell>
          <table:table-cell office:value-type="float" office:value="78689" calcext:value-type="float">
            <text:p>78689,00</text:p>
          </table:table-cell>
          <table:table-cell office:value-type="float" office:value="0.237100737100737" calcext:value-type="float">
            <text:p>0,24</text:p>
          </table:table-cell>
          <table:table-cell office:value-type="float" office:value="67058" calcext:value-type="float">
            <text:p>67058,00</text:p>
          </table:table-cell>
          <table:table-cell office:value-type="float" office:value="0.3248730964467" calcext:value-type="float">
            <text:p>0,32</text:p>
          </table:table-cell>
          <table:table-cell office:value-type="float" office:value="62525" calcext:value-type="float">
            <text:p>62525,00</text:p>
          </table:table-cell>
          <table:table-cell office:value-type="float" office:value="0.433168316831683" calcext:value-type="float">
            <text:p>0,43</text:p>
          </table:table-cell>
        </table:table-row>
        <table:table-row table:style-name="ro2">
          <table:table-cell office:value-type="float" office:value="51" calcext:value-type="float">
            <text:p>51,00</text:p>
          </table:table-cell>
          <table:table-cell office:value-type="float" office:value="83229" calcext:value-type="float">
            <text:p>83229,00</text:p>
          </table:table-cell>
          <table:table-cell office:value-type="float" office:value="0.193384223918575" calcext:value-type="float">
            <text:p>0,19</text:p>
          </table:table-cell>
          <table:table-cell office:value-type="float" office:value="79896" calcext:value-type="float">
            <text:p>79896,00</text:p>
          </table:table-cell>
          <table:table-cell office:value-type="float" office:value="0.237977805178792" calcext:value-type="float">
            <text:p>0,24</text:p>
          </table:table-cell>
          <table:table-cell office:value-type="float" office:value="67030" calcext:value-type="float">
            <text:p>67030,00</text:p>
          </table:table-cell>
          <table:table-cell office:value-type="float" office:value="0.322997416020672" calcext:value-type="float">
            <text:p>0,32</text:p>
          </table:table-cell>
          <table:table-cell office:value-type="float" office:value="65233" calcext:value-type="float">
            <text:p>65233,00</text:p>
          </table:table-cell>
          <table:table-cell office:value-type="float" office:value="0.43" calcext:value-type="float">
            <text:p>0,43</text:p>
          </table:table-cell>
        </table:table-row>
        <table:table-row table:style-name="ro2">
          <table:table-cell office:value-type="float" office:value="52" calcext:value-type="float">
            <text:p>52,00</text:p>
          </table:table-cell>
          <table:table-cell office:value-type="float" office:value="82988" calcext:value-type="float">
            <text:p>82988,00</text:p>
          </table:table-cell>
          <table:table-cell office:value-type="float" office:value="0.2" calcext:value-type="float">
            <text:p>0,20</text:p>
          </table:table-cell>
          <table:table-cell office:value-type="float" office:value="81346" calcext:value-type="float">
            <text:p>81346,00</text:p>
          </table:table-cell>
          <table:table-cell office:value-type="float" office:value="0.23921085080148" calcext:value-type="float">
            <text:p>0,24</text:p>
          </table:table-cell>
          <table:table-cell office:value-type="float" office:value="67007" calcext:value-type="float">
            <text:p>67007,00</text:p>
          </table:table-cell>
          <table:table-cell office:value-type="float" office:value="0.325757575757576" calcext:value-type="float">
            <text:p>0,33</text:p>
          </table:table-cell>
          <table:table-cell office:value-type="float" office:value="66287" calcext:value-type="float">
            <text:p>66287,00</text:p>
          </table:table-cell>
          <table:table-cell office:value-type="float" office:value="0.442542787286064" calcext:value-type="float">
            <text:p>0,44</text:p>
          </table:table-cell>
        </table:table-row>
        <table:table-row table:style-name="ro2">
          <table:table-cell office:value-type="float" office:value="53" calcext:value-type="float">
            <text:p>53,00</text:p>
          </table:table-cell>
          <table:table-cell office:value-type="float" office:value="76602" calcext:value-type="float">
            <text:p>76602,00</text:p>
          </table:table-cell>
          <table:table-cell office:value-type="float" office:value="0.191381495564005" calcext:value-type="float">
            <text:p>0,19</text:p>
          </table:table-cell>
          <table:table-cell office:value-type="float" office:value="82086" calcext:value-type="float">
            <text:p>82086,00</text:p>
          </table:table-cell>
          <table:table-cell office:value-type="float" office:value="0.25" calcext:value-type="float">
            <text:p>0,25</text:p>
          </table:table-cell>
          <table:table-cell office:value-type="float" office:value="66994" calcext:value-type="float">
            <text:p>66994,00</text:p>
          </table:table-cell>
          <table:table-cell office:value-type="float" office:value="0.329113924050633" calcext:value-type="float">
            <text:p>0,33</text:p>
          </table:table-cell>
          <table:table-cell office:value-type="float" office:value="65727" calcext:value-type="float">
            <text:p>65727,00</text:p>
          </table:table-cell>
          <table:table-cell office:value-type="float" office:value="0.435643564356436" calcext:value-type="float">
            <text:p>0,44</text:p>
          </table:table-cell>
        </table:table-row>
        <table:table-row table:style-name="ro2">
          <table:table-cell office:value-type="float" office:value="54" calcext:value-type="float">
            <text:p>54,00</text:p>
          </table:table-cell>
          <table:table-cell office:value-type="float" office:value="81375" calcext:value-type="float">
            <text:p>81375,00</text:p>
          </table:table-cell>
          <table:table-cell office:value-type="float" office:value="0.198473282442748" calcext:value-type="float">
            <text:p>0,20</text:p>
          </table:table-cell>
          <table:table-cell office:value-type="float" office:value="82829" calcext:value-type="float">
            <text:p>82829,00</text:p>
          </table:table-cell>
          <table:table-cell office:value-type="float" office:value="0.241676942046856" calcext:value-type="float">
            <text:p>0,24</text:p>
          </table:table-cell>
          <table:table-cell office:value-type="float" office:value="60442" calcext:value-type="float">
            <text:p>60442,00</text:p>
          </table:table-cell>
          <table:table-cell office:value-type="float" office:value="0.322418136020151" calcext:value-type="float">
            <text:p>0,32</text:p>
          </table:table-cell>
          <table:table-cell office:value-type="float" office:value="65215" calcext:value-type="float">
            <text:p>65215,00</text:p>
          </table:table-cell>
          <table:table-cell office:value-type="float" office:value="0.431761786600496" calcext:value-type="float">
            <text:p>0,43</text:p>
          </table:table-cell>
        </table:table-row>
        <table:table-row table:style-name="ro2">
          <table:table-cell office:value-type="float" office:value="55" calcext:value-type="float">
            <text:p>55,00</text:p>
          </table:table-cell>
          <table:table-cell office:value-type="float" office:value="81646" calcext:value-type="float">
            <text:p>81646,00</text:p>
          </table:table-cell>
          <table:table-cell office:value-type="float" office:value="0.187341772151899" calcext:value-type="float">
            <text:p>0,19</text:p>
          </table:table-cell>
          <table:table-cell office:value-type="float" office:value="81685" calcext:value-type="float">
            <text:p>81685,00</text:p>
          </table:table-cell>
          <table:table-cell office:value-type="float" office:value="0.245398773006135" calcext:value-type="float">
            <text:p>0,25</text:p>
          </table:table-cell>
          <table:table-cell office:value-type="float" office:value="67172" calcext:value-type="float">
            <text:p>67172,00</text:p>
          </table:table-cell>
          <table:table-cell office:value-type="float" office:value="0.325699745547074" calcext:value-type="float">
            <text:p>0,33</text:p>
          </table:table-cell>
          <table:table-cell office:value-type="float" office:value="64309" calcext:value-type="float">
            <text:p>64309,00</text:p>
          </table:table-cell>
          <table:table-cell office:value-type="float" office:value="0.427860696517413" calcext:value-type="float">
            <text:p>0,43</text:p>
          </table:table-cell>
        </table:table-row>
        <table:table-row table:style-name="ro2">
          <table:table-cell office:value-type="float" office:value="56" calcext:value-type="float">
            <text:p>56,00</text:p>
          </table:table-cell>
          <table:table-cell office:value-type="float" office:value="81511" calcext:value-type="float">
            <text:p>81511,00</text:p>
          </table:table-cell>
          <table:table-cell office:value-type="float" office:value="0.194199243379571" calcext:value-type="float">
            <text:p>0,19</text:p>
          </table:table-cell>
          <table:table-cell office:value-type="float" office:value="80508" calcext:value-type="float">
            <text:p>80508,00</text:p>
          </table:table-cell>
          <table:table-cell office:value-type="float" office:value="0.237684729064039" calcext:value-type="float">
            <text:p>0,24</text:p>
          </table:table-cell>
          <table:table-cell office:value-type="float" office:value="67014" calcext:value-type="float">
            <text:p>67014,00</text:p>
          </table:table-cell>
          <table:table-cell office:value-type="float" office:value="0.31266149870801" calcext:value-type="float">
            <text:p>0,31</text:p>
          </table:table-cell>
          <table:table-cell office:value-type="float" office:value="65575" calcext:value-type="float">
            <text:p>65575,00</text:p>
          </table:table-cell>
          <table:table-cell office:value-type="float" office:value="0.434673366834171" calcext:value-type="float">
            <text:p>0,43</text:p>
          </table:table-cell>
        </table:table-row>
        <table:table-row table:style-name="ro2">
          <table:table-cell office:value-type="float" office:value="57" calcext:value-type="float">
            <text:p>57,00</text:p>
          </table:table-cell>
          <table:table-cell office:value-type="float" office:value="80126" calcext:value-type="float">
            <text:p>80126,00</text:p>
          </table:table-cell>
          <table:table-cell office:value-type="float" office:value="0.193670886075949" calcext:value-type="float">
            <text:p>0,19</text:p>
          </table:table-cell>
          <table:table-cell office:value-type="float" office:value="80893" calcext:value-type="float">
            <text:p>80893,00</text:p>
          </table:table-cell>
          <table:table-cell office:value-type="float" office:value="0.244746600741656" calcext:value-type="float">
            <text:p>0,24</text:p>
          </table:table-cell>
          <table:table-cell office:value-type="float" office:value="66817" calcext:value-type="float">
            <text:p>66817,00</text:p>
          </table:table-cell>
          <table:table-cell office:value-type="float" office:value="0.324808184143222" calcext:value-type="float">
            <text:p>0,32</text:p>
          </table:table-cell>
          <table:table-cell office:value-type="float" office:value="65576" calcext:value-type="float">
            <text:p>65576,00</text:p>
          </table:table-cell>
          <table:table-cell office:value-type="float" office:value="0.433915211970075" calcext:value-type="float">
            <text:p>0,43</text:p>
          </table:table-cell>
        </table:table-row>
        <table:table-row table:style-name="ro2">
          <table:table-cell office:value-type="float" office:value="58" calcext:value-type="float">
            <text:p>58,00</text:p>
          </table:table-cell>
          <table:table-cell office:value-type="float" office:value="79469" calcext:value-type="float">
            <text:p>79469,00</text:p>
          </table:table-cell>
          <table:table-cell office:value-type="float" office:value="0.193138500635324" calcext:value-type="float">
            <text:p>0,19</text:p>
          </table:table-cell>
          <table:table-cell office:value-type="float" office:value="80886" calcext:value-type="float">
            <text:p>80886,00</text:p>
          </table:table-cell>
          <table:table-cell office:value-type="float" office:value="0.236162361623616" calcext:value-type="float">
            <text:p>0,24</text:p>
          </table:table-cell>
          <table:table-cell office:value-type="float" office:value="66784" calcext:value-type="float">
            <text:p>66784,00</text:p>
          </table:table-cell>
          <table:table-cell office:value-type="float" office:value="0.331645569620253" calcext:value-type="float">
            <text:p>0,33</text:p>
          </table:table-cell>
          <table:table-cell office:value-type="float" office:value="64716" calcext:value-type="float">
            <text:p>64716,00</text:p>
          </table:table-cell>
          <table:table-cell office:value-type="float" office:value="0.432835820895522" calcext:value-type="float">
            <text:p>0,43</text:p>
          </table:table-cell>
        </table:table-row>
        <table:table-row table:style-name="ro2">
          <table:table-cell office:value-type="float" office:value="59" calcext:value-type="float">
            <text:p>59,00</text:p>
          </table:table-cell>
          <table:table-cell office:value-type="float" office:value="81224" calcext:value-type="float">
            <text:p>81224,00</text:p>
          </table:table-cell>
          <table:table-cell office:value-type="float" office:value="0.205548549810845" calcext:value-type="float">
            <text:p>0,21</text:p>
          </table:table-cell>
          <table:table-cell office:value-type="float" office:value="80605" calcext:value-type="float">
            <text:p>80605,00</text:p>
          </table:table-cell>
          <table:table-cell office:value-type="float" office:value="0.244746600741656" calcext:value-type="float">
            <text:p>0,24</text:p>
          </table:table-cell>
          <table:table-cell office:value-type="float" office:value="66938" calcext:value-type="float">
            <text:p>66938,00</text:p>
          </table:table-cell>
          <table:table-cell office:value-type="float" office:value="0.314432989690722" calcext:value-type="float">
            <text:p>0,31</text:p>
          </table:table-cell>
          <table:table-cell office:value-type="float" office:value="66279" calcext:value-type="float">
            <text:p>66279,00</text:p>
          </table:table-cell>
          <table:table-cell office:value-type="float" office:value="0.433583959899749" calcext:value-type="float">
            <text:p>0,43</text:p>
          </table:table-cell>
        </table:table-row>
        <table:table-row table:style-name="ro2">
          <table:table-cell office:value-type="float" office:value="60" calcext:value-type="float">
            <text:p>60,00</text:p>
          </table:table-cell>
          <table:table-cell office:value-type="float" office:value="81699" calcext:value-type="float">
            <text:p>81699,00</text:p>
          </table:table-cell>
          <table:table-cell office:value-type="float" office:value="0.196451204055767" calcext:value-type="float">
            <text:p>0,20</text:p>
          </table:table-cell>
          <table:table-cell office:value-type="float" office:value="83124" calcext:value-type="float">
            <text:p>83124,00</text:p>
          </table:table-cell>
          <table:table-cell office:value-type="float" office:value="0.252774352651048" calcext:value-type="float">
            <text:p>0,25</text:p>
          </table:table-cell>
          <table:table-cell office:value-type="float" office:value="63779" calcext:value-type="float">
            <text:p>63779,00</text:p>
          </table:table-cell>
          <table:table-cell office:value-type="float" office:value="0.325699745547074" calcext:value-type="float">
            <text:p>0,33</text:p>
          </table:table-cell>
          <table:table-cell office:value-type="float" office:value="67110" calcext:value-type="float">
            <text:p>67110,00</text:p>
          </table:table-cell>
          <table:table-cell office:value-type="float" office:value="0.444444444444444" calcext:value-type="float">
            <text:p>0,44</text:p>
          </table:table-cell>
        </table:table-row>
        <table:table-row table:style-name="ro2">
          <table:table-cell office:value-type="float" office:value="61" calcext:value-type="float">
            <text:p>61,00</text:p>
          </table:table-cell>
          <table:table-cell office:value-type="float" office:value="82159" calcext:value-type="float">
            <text:p>82159,00</text:p>
          </table:table-cell>
          <table:table-cell office:value-type="float" office:value="0.20253164556962" calcext:value-type="float">
            <text:p>0,20</text:p>
          </table:table-cell>
          <table:table-cell office:value-type="float" office:value="79974" calcext:value-type="float">
            <text:p>79974,00</text:p>
          </table:table-cell>
          <table:table-cell office:value-type="float" office:value="0.234643734643735" calcext:value-type="float">
            <text:p>0,23</text:p>
          </table:table-cell>
          <table:table-cell office:value-type="float" office:value="66995" calcext:value-type="float">
            <text:p>66995,00</text:p>
          </table:table-cell>
          <table:table-cell office:value-type="float" office:value="0.332493702770781" calcext:value-type="float">
            <text:p>0,33</text:p>
          </table:table-cell>
          <table:table-cell office:value-type="float" office:value="61622" calcext:value-type="float">
            <text:p>61622,00</text:p>
          </table:table-cell>
          <table:table-cell office:value-type="float" office:value="0.43" calcext:value-type="float">
            <text:p>0,43</text:p>
          </table:table-cell>
        </table:table-row>
        <table:table-row table:style-name="ro2">
          <table:table-cell office:value-type="float" office:value="62" calcext:value-type="float">
            <text:p>62,00</text:p>
          </table:table-cell>
          <table:table-cell office:value-type="float" office:value="82444" calcext:value-type="float">
            <text:p>82444,00</text:p>
          </table:table-cell>
          <table:table-cell office:value-type="float" office:value="0.202770780856423" calcext:value-type="float">
            <text:p>0,20</text:p>
          </table:table-cell>
          <table:table-cell office:value-type="float" office:value="81914" calcext:value-type="float">
            <text:p>81914,00</text:p>
          </table:table-cell>
          <table:table-cell office:value-type="float" office:value="0.241635687732342" calcext:value-type="float">
            <text:p>0,24</text:p>
          </table:table-cell>
          <table:table-cell office:value-type="float" office:value="66730" calcext:value-type="float">
            <text:p>66730,00</text:p>
          </table:table-cell>
          <table:table-cell office:value-type="float" office:value="0.332493702770781" calcext:value-type="float">
            <text:p>0,33</text:p>
          </table:table-cell>
          <table:table-cell office:value-type="float" office:value="65205" calcext:value-type="float">
            <text:p>65205,00</text:p>
          </table:table-cell>
          <table:table-cell office:value-type="float" office:value="0.431472081218274" calcext:value-type="float">
            <text:p>0,43</text:p>
          </table:table-cell>
        </table:table-row>
        <table:table-row table:style-name="ro2">
          <table:table-cell office:value-type="float" office:value="63" calcext:value-type="float">
            <text:p>63,00</text:p>
          </table:table-cell>
          <table:table-cell office:value-type="float" office:value="82592" calcext:value-type="float">
            <text:p>82592,00</text:p>
          </table:table-cell>
          <table:table-cell office:value-type="float" office:value="0.208020050125313" calcext:value-type="float">
            <text:p>0,21</text:p>
          </table:table-cell>
          <table:table-cell office:value-type="float" office:value="82414" calcext:value-type="float">
            <text:p>82414,00</text:p>
          </table:table-cell>
          <table:table-cell office:value-type="float" office:value="0.246287128712871" calcext:value-type="float">
            <text:p>0,25</text:p>
          </table:table-cell>
          <table:table-cell office:value-type="float" office:value="67158" calcext:value-type="float">
            <text:p>67158,00</text:p>
          </table:table-cell>
          <table:table-cell office:value-type="float" office:value="0.32051282051282" calcext:value-type="float">
            <text:p>0,32</text:p>
          </table:table-cell>
          <table:table-cell office:value-type="float" office:value="65722" calcext:value-type="float">
            <text:p>65722,00</text:p>
          </table:table-cell>
          <table:table-cell office:value-type="float" office:value="0.434567901234568" calcext:value-type="float">
            <text:p>0,43</text:p>
          </table:table-cell>
        </table:table-row>
        <table:table-row table:style-name="ro2">
          <table:table-cell office:value-type="float" office:value="64" calcext:value-type="float">
            <text:p>64,00</text:p>
          </table:table-cell>
          <table:table-cell office:value-type="float" office:value="82362" calcext:value-type="float">
            <text:p>82362,00</text:p>
          </table:table-cell>
          <table:table-cell office:value-type="float" office:value="0.20126582278481" calcext:value-type="float">
            <text:p>0,20</text:p>
          </table:table-cell>
          <table:table-cell office:value-type="float" office:value="82095" calcext:value-type="float">
            <text:p>82095,00</text:p>
          </table:table-cell>
          <table:table-cell office:value-type="float" office:value="0.252760736196319" calcext:value-type="float">
            <text:p>0,25</text:p>
          </table:table-cell>
          <table:table-cell office:value-type="float" office:value="67000" calcext:value-type="float">
            <text:p>67000,00</text:p>
          </table:table-cell>
          <table:table-cell office:value-type="float" office:value="0.329145728643216" calcext:value-type="float">
            <text:p>0,33</text:p>
          </table:table-cell>
          <table:table-cell office:value-type="float" office:value="64361" calcext:value-type="float">
            <text:p>64361,00</text:p>
          </table:table-cell>
          <table:table-cell office:value-type="float" office:value="0.436724565756824" calcext:value-type="float">
            <text:p>0,44</text:p>
          </table:table-cell>
        </table:table-row>
        <table:table-row table:style-name="ro2">
          <table:table-cell office:value-type="float" office:value="65" calcext:value-type="float">
            <text:p>65,00</text:p>
          </table:table-cell>
          <table:table-cell office:value-type="float" office:value="80597" calcext:value-type="float">
            <text:p>80597,00</text:p>
          </table:table-cell>
          <table:table-cell office:value-type="float" office:value="0.196969696969697" calcext:value-type="float">
            <text:p>0,20</text:p>
          </table:table-cell>
          <table:table-cell office:value-type="float" office:value="79460" calcext:value-type="float">
            <text:p>79460,00</text:p>
          </table:table-cell>
          <table:table-cell office:value-type="float" office:value="0.242944785276074" calcext:value-type="float">
            <text:p>0,24</text:p>
          </table:table-cell>
          <table:table-cell office:value-type="float" office:value="65229" calcext:value-type="float">
            <text:p>65229,00</text:p>
          </table:table-cell>
          <table:table-cell office:value-type="float" office:value="0.317135549872123" calcext:value-type="float">
            <text:p>0,32</text:p>
          </table:table-cell>
          <table:table-cell office:value-type="float" office:value="64767" calcext:value-type="float">
            <text:p>64767,00</text:p>
          </table:table-cell>
          <table:table-cell office:value-type="float" office:value="0.434567901234568" calcext:value-type="float">
            <text:p>0,43</text:p>
          </table:table-cell>
        </table:table-row>
        <table:table-row table:style-name="ro2">
          <table:table-cell office:value-type="float" office:value="66" calcext:value-type="float">
            <text:p>66,00</text:p>
          </table:table-cell>
          <table:table-cell office:value-type="float" office:value="82823" calcext:value-type="float">
            <text:p>82823,00</text:p>
          </table:table-cell>
          <table:table-cell office:value-type="float" office:value="0.196700507614213" calcext:value-type="float">
            <text:p>0,20</text:p>
          </table:table-cell>
          <table:table-cell office:value-type="float" office:value="82914" calcext:value-type="float">
            <text:p>82914,00</text:p>
          </table:table-cell>
          <table:table-cell office:value-type="float" office:value="0.244772447724477" calcext:value-type="float">
            <text:p>0,24</text:p>
          </table:table-cell>
          <table:table-cell office:value-type="float" office:value="66007" calcext:value-type="float">
            <text:p>66007,00</text:p>
          </table:table-cell>
          <table:table-cell office:value-type="float" office:value="0.32994923857868" calcext:value-type="float">
            <text:p>0,33</text:p>
          </table:table-cell>
          <table:table-cell office:value-type="float" office:value="58951" calcext:value-type="float">
            <text:p>58951,00</text:p>
          </table:table-cell>
          <table:table-cell office:value-type="float" office:value="0.430693069306931" calcext:value-type="float">
            <text:p>0,43</text:p>
          </table:table-cell>
        </table:table-row>
        <table:table-row table:style-name="ro2">
          <table:table-cell office:value-type="float" office:value="67" calcext:value-type="float">
            <text:p>67,00</text:p>
          </table:table-cell>
          <table:table-cell office:value-type="float" office:value="82324" calcext:value-type="float">
            <text:p>82324,00</text:p>
          </table:table-cell>
          <table:table-cell office:value-type="float" office:value="0.201011378002528" calcext:value-type="float">
            <text:p>0,20</text:p>
          </table:table-cell>
          <table:table-cell office:value-type="float" office:value="81015" calcext:value-type="float">
            <text:p>81015,00</text:p>
          </table:table-cell>
          <table:table-cell office:value-type="float" office:value="0.246913580246914" calcext:value-type="float">
            <text:p>0,25</text:p>
          </table:table-cell>
          <table:table-cell office:value-type="float" office:value="66813" calcext:value-type="float">
            <text:p>66813,00</text:p>
          </table:table-cell>
          <table:table-cell office:value-type="float" office:value="0.319587628865979" calcext:value-type="float">
            <text:p>0,32</text:p>
          </table:table-cell>
          <table:table-cell office:value-type="float" office:value="65321" calcext:value-type="float">
            <text:p>65321,00</text:p>
          </table:table-cell>
          <table:table-cell office:value-type="float" office:value="0.431876606683805" calcext:value-type="float">
            <text:p>0,43</text:p>
          </table:table-cell>
        </table:table-row>
        <table:table-row table:style-name="ro2">
          <table:table-cell office:value-type="float" office:value="68" calcext:value-type="float">
            <text:p>68,00</text:p>
          </table:table-cell>
          <table:table-cell office:value-type="float" office:value="80349" calcext:value-type="float">
            <text:p>80349,00</text:p>
          </table:table-cell>
          <table:table-cell office:value-type="float" office:value="0.187894073139975" calcext:value-type="float">
            <text:p>0,19</text:p>
          </table:table-cell>
          <table:table-cell office:value-type="float" office:value="82235" calcext:value-type="float">
            <text:p>82235,00</text:p>
          </table:table-cell>
          <table:table-cell office:value-type="float" office:value="0.240740740740741" calcext:value-type="float">
            <text:p>0,24</text:p>
          </table:table-cell>
          <table:table-cell office:value-type="float" office:value="46929" calcext:value-type="float">
            <text:p>46929,00</text:p>
          </table:table-cell>
          <table:table-cell office:value-type="float" office:value="0.32824427480916" calcext:value-type="float">
            <text:p>0,33</text:p>
          </table:table-cell>
          <table:table-cell office:value-type="float" office:value="64074" calcext:value-type="float">
            <text:p>64074,00</text:p>
          </table:table-cell>
          <table:table-cell office:value-type="float" office:value="0.425" calcext:value-type="float">
            <text:p>0,43</text:p>
          </table:table-cell>
        </table:table-row>
        <table:table-row table:style-name="ro2">
          <table:table-cell office:value-type="float" office:value="69" calcext:value-type="float">
            <text:p>69,00</text:p>
          </table:table-cell>
          <table:table-cell office:value-type="float" office:value="82575" calcext:value-type="float">
            <text:p>82575,00</text:p>
          </table:table-cell>
          <table:table-cell office:value-type="float" office:value="0.190355329949239" calcext:value-type="float">
            <text:p>0,19</text:p>
          </table:table-cell>
          <table:table-cell office:value-type="float" office:value="82262" calcext:value-type="float">
            <text:p>82262,00</text:p>
          </table:table-cell>
          <table:table-cell office:value-type="float" office:value="0.245398773006135" calcext:value-type="float">
            <text:p>0,25</text:p>
          </table:table-cell>
          <table:table-cell office:value-type="float" office:value="54883" calcext:value-type="float">
            <text:p>54883,00</text:p>
          </table:table-cell>
          <table:table-cell office:value-type="float" office:value="0.323979591836735" calcext:value-type="float">
            <text:p>0,32</text:p>
          </table:table-cell>
          <table:table-cell office:value-type="float" office:value="64906" calcext:value-type="float">
            <text:p>64906,00</text:p>
          </table:table-cell>
          <table:table-cell office:value-type="float" office:value="0.4325" calcext:value-type="float">
            <text:p>0,43</text:p>
          </table:table-cell>
        </table:table-row>
        <table:table-row table:style-name="ro2">
          <table:table-cell office:value-type="float" office:value="70" calcext:value-type="float">
            <text:p>70,00</text:p>
          </table:table-cell>
          <table:table-cell office:value-type="float" office:value="82860" calcext:value-type="float">
            <text:p>82860,00</text:p>
          </table:table-cell>
          <table:table-cell office:value-type="float" office:value="0.206766917293233" calcext:value-type="float">
            <text:p>0,21</text:p>
          </table:table-cell>
          <table:table-cell office:value-type="float" office:value="79599" calcext:value-type="float">
            <text:p>79599,00</text:p>
          </table:table-cell>
          <table:table-cell office:value-type="float" office:value="0.234278668310727" calcext:value-type="float">
            <text:p>0,23</text:p>
          </table:table-cell>
          <table:table-cell office:value-type="float" office:value="66803" calcext:value-type="float">
            <text:p>66803,00</text:p>
          </table:table-cell>
          <table:table-cell office:value-type="float" office:value="0.323076923076923" calcext:value-type="float">
            <text:p>0,32</text:p>
          </table:table-cell>
          <table:table-cell office:value-type="float" office:value="58643" calcext:value-type="float">
            <text:p>58643,00</text:p>
          </table:table-cell>
          <table:table-cell office:value-type="float" office:value="0.428927680798005" calcext:value-type="float">
            <text:p>0,43</text:p>
          </table:table-cell>
        </table:table-row>
        <table:table-row table:style-name="ro2">
          <table:table-cell office:value-type="float" office:value="71" calcext:value-type="float">
            <text:p>71,00</text:p>
          </table:table-cell>
          <table:table-cell office:value-type="float" office:value="82179" calcext:value-type="float">
            <text:p>82179,00</text:p>
          </table:table-cell>
          <table:table-cell office:value-type="float" office:value="0.200757575757576" calcext:value-type="float">
            <text:p>0,20</text:p>
          </table:table-cell>
          <table:table-cell office:value-type="float" office:value="81786" calcext:value-type="float">
            <text:p>81786,00</text:p>
          </table:table-cell>
          <table:table-cell office:value-type="float" office:value="0.246609124537608" calcext:value-type="float">
            <text:p>0,25</text:p>
          </table:table-cell>
          <table:table-cell office:value-type="float" office:value="66984" calcext:value-type="float">
            <text:p>66984,00</text:p>
          </table:table-cell>
          <table:table-cell office:value-type="float" office:value="0.31701030927835" calcext:value-type="float">
            <text:p>0,32</text:p>
          </table:table-cell>
          <table:table-cell office:value-type="float" office:value="65732" calcext:value-type="float">
            <text:p>65732,00</text:p>
          </table:table-cell>
          <table:table-cell office:value-type="float" office:value="0.424242424242424" calcext:value-type="float">
            <text:p>0,42</text:p>
          </table:table-cell>
        </table:table-row>
        <table:table-row table:style-name="ro2">
          <table:table-cell office:value-type="float" office:value="72" calcext:value-type="float">
            <text:p>72,00</text:p>
          </table:table-cell>
          <table:table-cell office:value-type="float" office:value="81446" calcext:value-type="float">
            <text:p>81446,00</text:p>
          </table:table-cell>
          <table:table-cell office:value-type="float" office:value="0.202020202020202" calcext:value-type="float">
            <text:p>0,20</text:p>
          </table:table-cell>
          <table:table-cell office:value-type="float" office:value="81246" calcext:value-type="float">
            <text:p>81246,00</text:p>
          </table:table-cell>
          <table:table-cell office:value-type="float" office:value="0.235221674876847" calcext:value-type="float">
            <text:p>0,24</text:p>
          </table:table-cell>
          <table:table-cell office:value-type="float" office:value="61606" calcext:value-type="float">
            <text:p>61606,00</text:p>
          </table:table-cell>
          <table:table-cell office:value-type="float" office:value="0.322335025380711" calcext:value-type="float">
            <text:p>0,32</text:p>
          </table:table-cell>
          <table:table-cell office:value-type="float" office:value="61370" calcext:value-type="float">
            <text:p>61370,00</text:p>
          </table:table-cell>
          <table:table-cell office:value-type="float" office:value="0.423173803526448" calcext:value-type="float">
            <text:p>0,42</text:p>
          </table:table-cell>
        </table:table-row>
        <table:table-row table:style-name="ro2">
          <table:table-cell office:value-type="float" office:value="73" calcext:value-type="float">
            <text:p>73,00</text:p>
          </table:table-cell>
          <table:table-cell office:value-type="float" office:value="82366" calcext:value-type="float">
            <text:p>82366,00</text:p>
          </table:table-cell>
          <table:table-cell office:value-type="float" office:value="0.200504413619168" calcext:value-type="float">
            <text:p>0,20</text:p>
          </table:table-cell>
          <table:table-cell office:value-type="float" office:value="81256" calcext:value-type="float">
            <text:p>81256,00</text:p>
          </table:table-cell>
          <table:table-cell office:value-type="float" office:value="0.255528255528256" calcext:value-type="float">
            <text:p>0,26</text:p>
          </table:table-cell>
          <table:table-cell office:value-type="float" office:value="35261" calcext:value-type="float">
            <text:p>35261,00</text:p>
          </table:table-cell>
          <table:table-cell office:value-type="float" office:value="0.31457800511509" calcext:value-type="float">
            <text:p>0,31</text:p>
          </table:table-cell>
          <table:table-cell office:value-type="float" office:value="65242" calcext:value-type="float">
            <text:p>65242,00</text:p>
          </table:table-cell>
          <table:table-cell office:value-type="float" office:value="0.435" calcext:value-type="float">
            <text:p>0,44</text:p>
          </table:table-cell>
        </table:table-row>
        <table:table-row table:style-name="ro2">
          <table:table-cell office:value-type="float" office:value="74" calcext:value-type="float">
            <text:p>74,00</text:p>
          </table:table-cell>
          <table:table-cell office:value-type="float" office:value="79503" calcext:value-type="float">
            <text:p>79503,00</text:p>
          </table:table-cell>
          <table:table-cell office:value-type="float" office:value="0.189326556543837" calcext:value-type="float">
            <text:p>0,19</text:p>
          </table:table-cell>
          <table:table-cell office:value-type="float" office:value="82410" calcext:value-type="float">
            <text:p>82410,00</text:p>
          </table:table-cell>
          <table:table-cell office:value-type="float" office:value="0.244471744471744" calcext:value-type="float">
            <text:p>0,24</text:p>
          </table:table-cell>
          <table:table-cell office:value-type="float" office:value="44613" calcext:value-type="float">
            <text:p>44613,00</text:p>
          </table:table-cell>
          <table:table-cell office:value-type="float" office:value="0.327365728900256" calcext:value-type="float">
            <text:p>0,33</text:p>
          </table:table-cell>
          <table:table-cell office:value-type="float" office:value="65795" calcext:value-type="float">
            <text:p>65795,00</text:p>
          </table:table-cell>
          <table:table-cell office:value-type="float" office:value="0.417302798982188" calcext:value-type="float">
            <text:p>0,42</text:p>
          </table:table-cell>
        </table:table-row>
        <table:table-row table:style-name="ro2">
          <table:table-cell office:value-type="float" office:value="75" calcext:value-type="float">
            <text:p>75,00</text:p>
          </table:table-cell>
          <table:table-cell office:value-type="float" office:value="79438" calcext:value-type="float">
            <text:p>79438,00</text:p>
          </table:table-cell>
          <table:table-cell office:value-type="float" office:value="0.20353982300885" calcext:value-type="float">
            <text:p>0,20</text:p>
          </table:table-cell>
          <table:table-cell office:value-type="float" office:value="81968" calcext:value-type="float">
            <text:p>81968,00</text:p>
          </table:table-cell>
          <table:table-cell office:value-type="float" office:value="0.250611246943765" calcext:value-type="float">
            <text:p>0,25</text:p>
          </table:table-cell>
          <table:table-cell office:value-type="float" office:value="57111" calcext:value-type="float">
            <text:p>57111,00</text:p>
          </table:table-cell>
          <table:table-cell office:value-type="float" office:value="0.332493702770781" calcext:value-type="float">
            <text:p>0,33</text:p>
          </table:table-cell>
          <table:table-cell office:value-type="float" office:value="64574" calcext:value-type="float">
            <text:p>64574,00</text:p>
          </table:table-cell>
          <table:table-cell office:value-type="float" office:value="0.425692695214106" calcext:value-type="float">
            <text:p>0,43</text:p>
          </table:table-cell>
        </table:table-row>
        <table:table-row table:style-name="ro2">
          <table:table-cell office:value-type="float" office:value="76" calcext:value-type="float">
            <text:p>76,00</text:p>
          </table:table-cell>
          <table:table-cell office:value-type="float" office:value="80116" calcext:value-type="float">
            <text:p>80116,00</text:p>
          </table:table-cell>
          <table:table-cell office:value-type="float" office:value="0.197704081632653" calcext:value-type="float">
            <text:p>0,20</text:p>
          </table:table-cell>
          <table:table-cell office:value-type="float" office:value="81200" calcext:value-type="float">
            <text:p>81200,00</text:p>
          </table:table-cell>
          <table:table-cell office:value-type="float" office:value="0.24320987654321" calcext:value-type="float">
            <text:p>0,24</text:p>
          </table:table-cell>
          <table:table-cell office:value-type="float" office:value="66769" calcext:value-type="float">
            <text:p>66769,00</text:p>
          </table:table-cell>
          <table:table-cell office:value-type="float" office:value="0.329974811083123" calcext:value-type="float">
            <text:p>0,33</text:p>
          </table:table-cell>
          <table:table-cell office:value-type="float" office:value="65782" calcext:value-type="float">
            <text:p>65782,00</text:p>
          </table:table-cell>
          <table:table-cell office:value-type="float" office:value="0.4321608040201" calcext:value-type="float">
            <text:p>0,43</text:p>
          </table:table-cell>
        </table:table-row>
        <table:table-row table:style-name="ro2">
          <table:table-cell office:value-type="float" office:value="77" calcext:value-type="float">
            <text:p>77,00</text:p>
          </table:table-cell>
          <table:table-cell office:value-type="float" office:value="82184" calcext:value-type="float">
            <text:p>82184,00</text:p>
          </table:table-cell>
          <table:table-cell office:value-type="float" office:value="0.197452229299363" calcext:value-type="float">
            <text:p>0,20</text:p>
          </table:table-cell>
          <table:table-cell office:value-type="float" office:value="80607" calcext:value-type="float">
            <text:p>80607,00</text:p>
          </table:table-cell>
          <table:table-cell office:value-type="float" office:value="0.2460024600246" calcext:value-type="float">
            <text:p>0,25</text:p>
          </table:table-cell>
          <table:table-cell office:value-type="float" office:value="65533" calcext:value-type="float">
            <text:p>65533,00</text:p>
          </table:table-cell>
          <table:table-cell office:value-type="float" office:value="0.3248730964467" calcext:value-type="float">
            <text:p>0,32</text:p>
          </table:table-cell>
          <table:table-cell office:value-type="float" office:value="65647" calcext:value-type="float">
            <text:p>65647,00</text:p>
          </table:table-cell>
          <table:table-cell office:value-type="float" office:value="0.4275" calcext:value-type="float">
            <text:p>0,43</text:p>
          </table:table-cell>
        </table:table-row>
        <table:table-row table:style-name="ro2">
          <table:table-cell office:value-type="float" office:value="78" calcext:value-type="float">
            <text:p>78,00</text:p>
          </table:table-cell>
          <table:table-cell office:value-type="float" office:value="82670" calcext:value-type="float">
            <text:p>82670,00</text:p>
          </table:table-cell>
          <table:table-cell office:value-type="float" office:value="0.19440914866582" calcext:value-type="float">
            <text:p>0,19</text:p>
          </table:table-cell>
          <table:table-cell office:value-type="float" office:value="81208" calcext:value-type="float">
            <text:p>81208,00</text:p>
          </table:table-cell>
          <table:table-cell office:value-type="float" office:value="0.249388753056235" calcext:value-type="float">
            <text:p>0,25</text:p>
          </table:table-cell>
          <table:table-cell office:value-type="float" office:value="66747" calcext:value-type="float">
            <text:p>66747,00</text:p>
          </table:table-cell>
          <table:table-cell office:value-type="float" office:value="0.309895833333333" calcext:value-type="float">
            <text:p>0,31</text:p>
          </table:table-cell>
          <table:table-cell office:value-type="float" office:value="63990" calcext:value-type="float">
            <text:p>63990,00</text:p>
          </table:table-cell>
          <table:table-cell office:value-type="float" office:value="0.422784810126582" calcext:value-type="float">
            <text:p>0,42</text:p>
          </table:table-cell>
        </table:table-row>
        <table:table-row table:style-name="ro2">
          <table:table-cell office:value-type="float" office:value="79" calcext:value-type="float">
            <text:p>79,00</text:p>
          </table:table-cell>
          <table:table-cell office:value-type="float" office:value="83204" calcext:value-type="float">
            <text:p>83204,00</text:p>
          </table:table-cell>
          <table:table-cell office:value-type="float" office:value="0.198986058301648" calcext:value-type="float">
            <text:p>0,20</text:p>
          </table:table-cell>
          <table:table-cell office:value-type="float" office:value="81379" calcext:value-type="float">
            <text:p>81379,00</text:p>
          </table:table-cell>
          <table:table-cell office:value-type="float" office:value="0.248768472906404" calcext:value-type="float">
            <text:p>0,25</text:p>
          </table:table-cell>
          <table:table-cell office:value-type="float" office:value="66157" calcext:value-type="float">
            <text:p>66157,00</text:p>
          </table:table-cell>
          <table:table-cell office:value-type="float" office:value="0.3248730964467" calcext:value-type="float">
            <text:p>0,32</text:p>
          </table:table-cell>
          <table:table-cell office:value-type="float" office:value="62845" calcext:value-type="float">
            <text:p>62845,00</text:p>
          </table:table-cell>
          <table:table-cell office:value-type="float" office:value="0.43424317617866" calcext:value-type="float">
            <text:p>0,43</text:p>
          </table:table-cell>
        </table:table-row>
        <table:table-row table:style-name="ro2">
          <table:table-cell office:value-type="float" office:value="80" calcext:value-type="float">
            <text:p>80,00</text:p>
          </table:table-cell>
          <table:table-cell office:value-type="float" office:value="81492" calcext:value-type="float">
            <text:p>81492,00</text:p>
          </table:table-cell>
          <table:table-cell office:value-type="float" office:value="0.19515306122449" calcext:value-type="float">
            <text:p>0,20</text:p>
          </table:table-cell>
          <table:table-cell office:value-type="float" office:value="79979" calcext:value-type="float">
            <text:p>79979,00</text:p>
          </table:table-cell>
          <table:table-cell office:value-type="float" office:value="0.232961586121437" calcext:value-type="float">
            <text:p>0,23</text:p>
          </table:table-cell>
          <table:table-cell office:value-type="float" office:value="45141" calcext:value-type="float">
            <text:p>45141,00</text:p>
          </table:table-cell>
          <table:table-cell office:value-type="float" office:value="0.322164948453608" calcext:value-type="float">
            <text:p>0,32</text:p>
          </table:table-cell>
          <table:table-cell office:value-type="float" office:value="65711" calcext:value-type="float">
            <text:p>65711,00</text:p>
          </table:table-cell>
          <table:table-cell office:value-type="float" office:value="0.417302798982188" calcext:value-type="float">
            <text:p>0,42</text:p>
          </table:table-cell>
        </table:table-row>
        <table:table-row table:style-name="ro2">
          <table:table-cell office:value-type="float" office:value="81" calcext:value-type="float">
            <text:p>81,00</text:p>
          </table:table-cell>
          <table:table-cell office:value-type="float" office:value="82081" calcext:value-type="float">
            <text:p>82081,00</text:p>
          </table:table-cell>
          <table:table-cell office:value-type="float" office:value="0.207070707070707" calcext:value-type="float">
            <text:p>0,21</text:p>
          </table:table-cell>
          <table:table-cell office:value-type="float" office:value="75136" calcext:value-type="float">
            <text:p>75136,00</text:p>
          </table:table-cell>
          <table:table-cell office:value-type="float" office:value="0.226485148514851" calcext:value-type="float">
            <text:p>0,23</text:p>
          </table:table-cell>
          <table:table-cell office:value-type="float" office:value="66977" calcext:value-type="float">
            <text:p>66977,00</text:p>
          </table:table-cell>
          <table:table-cell office:value-type="float" office:value="0.332493702770781" calcext:value-type="float">
            <text:p>0,33</text:p>
          </table:table-cell>
          <table:table-cell office:value-type="float" office:value="60747" calcext:value-type="float">
            <text:p>60747,00</text:p>
          </table:table-cell>
          <table:table-cell office:value-type="float" office:value="0.42643391521197" calcext:value-type="float">
            <text:p>0,43</text:p>
          </table:table-cell>
        </table:table-row>
        <table:table-row table:style-name="ro2">
          <table:table-cell office:value-type="float" office:value="82" calcext:value-type="float">
            <text:p>82,00</text:p>
          </table:table-cell>
          <table:table-cell office:value-type="float" office:value="83152" calcext:value-type="float">
            <text:p>83152,00</text:p>
          </table:table-cell>
          <table:table-cell office:value-type="float" office:value="0.197969543147208" calcext:value-type="float">
            <text:p>0,20</text:p>
          </table:table-cell>
          <table:table-cell office:value-type="float" office:value="79818" calcext:value-type="float">
            <text:p>79818,00</text:p>
          </table:table-cell>
          <table:table-cell office:value-type="float" office:value="0.233128834355828" calcext:value-type="float">
            <text:p>0,23</text:p>
          </table:table-cell>
          <table:table-cell office:value-type="float" office:value="67113" calcext:value-type="float">
            <text:p>67113,00</text:p>
          </table:table-cell>
          <table:table-cell office:value-type="float" office:value="0.319693094629156" calcext:value-type="float">
            <text:p>0,32</text:p>
          </table:table-cell>
          <table:table-cell office:value-type="float" office:value="66297" calcext:value-type="float">
            <text:p>66297,00</text:p>
          </table:table-cell>
          <table:table-cell office:value-type="float" office:value="0.436724565756824" calcext:value-type="float">
            <text:p>0,44</text:p>
          </table:table-cell>
        </table:table-row>
        <table:table-row table:style-name="ro2">
          <table:table-cell office:value-type="float" office:value="83" calcext:value-type="float">
            <text:p>83,00</text:p>
          </table:table-cell>
          <table:table-cell office:value-type="float" office:value="80798" calcext:value-type="float">
            <text:p>80798,00</text:p>
          </table:table-cell>
          <table:table-cell office:value-type="float" office:value="0.198232323232323" calcext:value-type="float">
            <text:p>0,20</text:p>
          </table:table-cell>
          <table:table-cell office:value-type="float" office:value="80831" calcext:value-type="float">
            <text:p>80831,00</text:p>
          </table:table-cell>
          <table:table-cell office:value-type="float" office:value="0.238916256157635" calcext:value-type="float">
            <text:p>0,24</text:p>
          </table:table-cell>
          <table:table-cell office:value-type="float" office:value="67016" calcext:value-type="float">
            <text:p>67016,00</text:p>
          </table:table-cell>
          <table:table-cell office:value-type="float" office:value="0.332493702770781" calcext:value-type="float">
            <text:p>0,33</text:p>
          </table:table-cell>
          <table:table-cell office:value-type="float" office:value="60691" calcext:value-type="float">
            <text:p>60691,00</text:p>
          </table:table-cell>
          <table:table-cell office:value-type="float" office:value="0.435" calcext:value-type="float">
            <text:p>0,44</text:p>
          </table:table-cell>
        </table:table-row>
        <table:table-row table:style-name="ro2">
          <table:table-cell office:value-type="float" office:value="84" calcext:value-type="float">
            <text:p>84,00</text:p>
          </table:table-cell>
          <table:table-cell office:value-type="float" office:value="83165" calcext:value-type="float">
            <text:p>83165,00</text:p>
          </table:table-cell>
          <table:table-cell office:value-type="float" office:value="0.206766917293233" calcext:value-type="float">
            <text:p>0,21</text:p>
          </table:table-cell>
          <table:table-cell office:value-type="float" office:value="80066" calcext:value-type="float">
            <text:p>80066,00</text:p>
          </table:table-cell>
          <table:table-cell office:value-type="float" office:value="0.258620689655172" calcext:value-type="float">
            <text:p>0,26</text:p>
          </table:table-cell>
          <table:table-cell office:value-type="float" office:value="61030" calcext:value-type="float">
            <text:p>61030,00</text:p>
          </table:table-cell>
          <table:table-cell office:value-type="float" office:value="0.322335025380711" calcext:value-type="float">
            <text:p>0,32</text:p>
          </table:table-cell>
          <table:table-cell office:value-type="float" office:value="60269" calcext:value-type="float">
            <text:p>60269,00</text:p>
          </table:table-cell>
          <table:table-cell office:value-type="float" office:value="0.434567901234568" calcext:value-type="float">
            <text:p>0,43</text:p>
          </table:table-cell>
        </table:table-row>
        <table:table-row table:style-name="ro2">
          <table:table-cell office:value-type="float" office:value="85" calcext:value-type="float">
            <text:p>85,00</text:p>
          </table:table-cell>
          <table:table-cell office:value-type="float" office:value="81891" calcext:value-type="float">
            <text:p>81891,00</text:p>
          </table:table-cell>
          <table:table-cell office:value-type="float" office:value="0.205808080808081" calcext:value-type="float">
            <text:p>0,21</text:p>
          </table:table-cell>
          <table:table-cell office:value-type="float" office:value="80554" calcext:value-type="float">
            <text:p>80554,00</text:p>
          </table:table-cell>
          <table:table-cell office:value-type="float" office:value="0.235221674876847" calcext:value-type="float">
            <text:p>0,24</text:p>
          </table:table-cell>
          <table:table-cell office:value-type="float" office:value="66948" calcext:value-type="float">
            <text:p>66948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64909" calcext:value-type="float">
            <text:p>64909,00</text:p>
          </table:table-cell>
          <table:table-cell office:value-type="float" office:value="0.43609022556391" calcext:value-type="float">
            <text:p>0,44</text:p>
          </table:table-cell>
        </table:table-row>
        <table:table-row table:style-name="ro2">
          <table:table-cell office:value-type="float" office:value="86" calcext:value-type="float">
            <text:p>86,00</text:p>
          </table:table-cell>
          <table:table-cell office:value-type="float" office:value="83318" calcext:value-type="float">
            <text:p>83318,00</text:p>
          </table:table-cell>
          <table:table-cell office:value-type="float" office:value="0.199747155499368" calcext:value-type="float">
            <text:p>0,20</text:p>
          </table:table-cell>
          <table:table-cell office:value-type="float" office:value="82476" calcext:value-type="float">
            <text:p>82476,00</text:p>
          </table:table-cell>
          <table:table-cell office:value-type="float" office:value="0.258142340168878" calcext:value-type="float">
            <text:p>0,26</text:p>
          </table:table-cell>
          <table:table-cell office:value-type="float" office:value="51766" calcext:value-type="float">
            <text:p>51766,00</text:p>
          </table:table-cell>
          <table:table-cell office:value-type="float" office:value="0.324742268041237" calcext:value-type="float">
            <text:p>0,32</text:p>
          </table:table-cell>
          <table:table-cell office:value-type="float" office:value="62295" calcext:value-type="float">
            <text:p>62295,00</text:p>
          </table:table-cell>
          <table:table-cell office:value-type="float" office:value="0.427860696517413" calcext:value-type="float">
            <text:p>0,43</text:p>
          </table:table-cell>
        </table:table-row>
        <table:table-row table:style-name="ro2">
          <table:table-cell office:value-type="float" office:value="87" calcext:value-type="float">
            <text:p>87,00</text:p>
          </table:table-cell>
          <table:table-cell office:value-type="float" office:value="81688" calcext:value-type="float">
            <text:p>81688,00</text:p>
          </table:table-cell>
          <table:table-cell office:value-type="float" office:value="0.195431472081218" calcext:value-type="float">
            <text:p>0,20</text:p>
          </table:table-cell>
          <table:table-cell office:value-type="float" office:value="80875" calcext:value-type="float">
            <text:p>80875,00</text:p>
          </table:table-cell>
          <table:table-cell office:value-type="float" office:value="0.244471744471744" calcext:value-type="float">
            <text:p>0,24</text:p>
          </table:table-cell>
          <table:table-cell office:value-type="float" office:value="63051" calcext:value-type="float">
            <text:p>63051,00</text:p>
          </table:table-cell>
          <table:table-cell office:value-type="float" office:value="0.323979591836735" calcext:value-type="float">
            <text:p>0,32</text:p>
          </table:table-cell>
          <table:table-cell office:value-type="float" office:value="65785" calcext:value-type="float">
            <text:p>65785,00</text:p>
          </table:table-cell>
          <table:table-cell office:value-type="float" office:value="0.43980343980344" calcext:value-type="float">
            <text:p>0,44</text:p>
          </table:table-cell>
        </table:table-row>
        <table:table-row table:style-name="ro2">
          <table:table-cell office:value-type="float" office:value="88" calcext:value-type="float">
            <text:p>88,00</text:p>
          </table:table-cell>
          <table:table-cell office:value-type="float" office:value="80981" calcext:value-type="float">
            <text:p>80981,00</text:p>
          </table:table-cell>
          <table:table-cell office:value-type="float" office:value="0.198992443324937" calcext:value-type="float">
            <text:p>0,20</text:p>
          </table:table-cell>
          <table:table-cell office:value-type="float" office:value="80894" calcext:value-type="float">
            <text:p>80894,00</text:p>
          </table:table-cell>
          <table:table-cell office:value-type="float" office:value="0.23955773955774" calcext:value-type="float">
            <text:p>0,24</text:p>
          </table:table-cell>
          <table:table-cell office:value-type="float" office:value="66935" calcext:value-type="float">
            <text:p>66935,00</text:p>
          </table:table-cell>
          <table:table-cell office:value-type="float" office:value="0.323155216284987" calcext:value-type="float">
            <text:p>0,32</text:p>
          </table:table-cell>
          <table:table-cell office:value-type="float" office:value="61047" calcext:value-type="float">
            <text:p>61047,00</text:p>
          </table:table-cell>
          <table:table-cell office:value-type="float" office:value="0.430693069306931" calcext:value-type="float">
            <text:p>0,43</text:p>
          </table:table-cell>
        </table:table-row>
        <table:table-row table:style-name="ro2">
          <table:table-cell office:value-type="float" office:value="89" calcext:value-type="float">
            <text:p>89,00</text:p>
          </table:table-cell>
          <table:table-cell office:value-type="float" office:value="79781" calcext:value-type="float">
            <text:p>79781,00</text:p>
          </table:table-cell>
          <table:table-cell office:value-type="float" office:value="0.194199243379571" calcext:value-type="float">
            <text:p>0,19</text:p>
          </table:table-cell>
          <table:table-cell office:value-type="float" office:value="82479" calcext:value-type="float">
            <text:p>82479,00</text:p>
          </table:table-cell>
          <table:table-cell office:value-type="float" office:value="0.261083743842365" calcext:value-type="float">
            <text:p>0,26</text:p>
          </table:table-cell>
          <table:table-cell office:value-type="float" office:value="66749" calcext:value-type="float">
            <text:p>66749,00</text:p>
          </table:table-cell>
          <table:table-cell office:value-type="float" office:value="0.323979591836735" calcext:value-type="float">
            <text:p>0,32</text:p>
          </table:table-cell>
          <table:table-cell office:value-type="float" office:value="65280" calcext:value-type="float">
            <text:p>65280,00</text:p>
          </table:table-cell>
          <table:table-cell office:value-type="float" office:value="0.43" calcext:value-type="float">
            <text:p>0,43</text:p>
          </table:table-cell>
        </table:table-row>
        <table:table-row table:style-name="ro2">
          <table:table-cell office:value-type="float" office:value="90" calcext:value-type="float">
            <text:p>90,00</text:p>
          </table:table-cell>
          <table:table-cell office:value-type="float" office:value="81005" calcext:value-type="float">
            <text:p>81005,00</text:p>
          </table:table-cell>
          <table:table-cell office:value-type="float" office:value="0.198482932996207" calcext:value-type="float">
            <text:p>0,20</text:p>
          </table:table-cell>
          <table:table-cell office:value-type="float" office:value="82347" calcext:value-type="float">
            <text:p>82347,00</text:p>
          </table:table-cell>
          <table:table-cell office:value-type="float" office:value="0.242312423124231" calcext:value-type="float">
            <text:p>0,24</text:p>
          </table:table-cell>
          <table:table-cell office:value-type="float" office:value="66874" calcext:value-type="float">
            <text:p>66874,00</text:p>
          </table:table-cell>
          <table:table-cell office:value-type="float" office:value="0.3248730964467" calcext:value-type="float">
            <text:p>0,32</text:p>
          </table:table-cell>
          <table:table-cell office:value-type="float" office:value="59544" calcext:value-type="float">
            <text:p>59544,00</text:p>
          </table:table-cell>
          <table:table-cell office:value-type="float" office:value="0.432835820895522" calcext:value-type="float">
            <text:p>0,43</text:p>
          </table:table-cell>
        </table:table-row>
        <table:table-row table:style-name="ro2">
          <table:table-cell office:value-type="float" office:value="91" calcext:value-type="float">
            <text:p>91,00</text:p>
          </table:table-cell>
          <table:table-cell office:value-type="float" office:value="82911" calcext:value-type="float">
            <text:p>82911,00</text:p>
          </table:table-cell>
          <table:table-cell office:value-type="float" office:value="0.193138500635324" calcext:value-type="float">
            <text:p>0,19</text:p>
          </table:table-cell>
          <table:table-cell office:value-type="float" office:value="80905" calcext:value-type="float">
            <text:p>80905,00</text:p>
          </table:table-cell>
          <table:table-cell office:value-type="float" office:value="0.238970588235294" calcext:value-type="float">
            <text:p>0,24</text:p>
          </table:table-cell>
          <table:table-cell office:value-type="float" office:value="66856" calcext:value-type="float">
            <text:p>66856,00</text:p>
          </table:table-cell>
          <table:table-cell office:value-type="float" office:value="0.31701030927835" calcext:value-type="float">
            <text:p>0,32</text:p>
          </table:table-cell>
          <table:table-cell office:value-type="float" office:value="65605" calcext:value-type="float">
            <text:p>65605,00</text:p>
          </table:table-cell>
          <table:table-cell office:value-type="float" office:value="0.434567901234568" calcext:value-type="float">
            <text:p>0,43</text:p>
          </table:table-cell>
        </table:table-row>
        <table:table-row table:style-name="ro2">
          <table:table-cell office:value-type="float" office:value="92" calcext:value-type="float">
            <text:p>92,00</text:p>
          </table:table-cell>
          <table:table-cell office:value-type="float" office:value="80537" calcext:value-type="float">
            <text:p>80537,00</text:p>
          </table:table-cell>
          <table:table-cell office:value-type="float" office:value="0.191624365482234" calcext:value-type="float">
            <text:p>0,19</text:p>
          </table:table-cell>
          <table:table-cell office:value-type="float" office:value="81602" calcext:value-type="float">
            <text:p>81602,00</text:p>
          </table:table-cell>
          <table:table-cell office:value-type="float" office:value="0.245049504950495" calcext:value-type="float">
            <text:p>0,25</text:p>
          </table:table-cell>
          <table:table-cell office:value-type="float" office:value="66972" calcext:value-type="float">
            <text:p>66972,00</text:p>
          </table:table-cell>
          <table:table-cell office:value-type="float" office:value="0.314432989690722" calcext:value-type="float">
            <text:p>0,31</text:p>
          </table:table-cell>
          <table:table-cell office:value-type="float" office:value="61934" calcext:value-type="float">
            <text:p>61934,00</text:p>
          </table:table-cell>
          <table:table-cell office:value-type="float" office:value="0.430693069306931" calcext:value-type="float">
            <text:p>0,43</text:p>
          </table:table-cell>
        </table:table-row>
        <table:table-row table:style-name="ro2">
          <table:table-cell office:value-type="float" office:value="93" calcext:value-type="float">
            <text:p>93,00</text:p>
          </table:table-cell>
          <table:table-cell office:value-type="float" office:value="79858" calcext:value-type="float">
            <text:p>79858,00</text:p>
          </table:table-cell>
          <table:table-cell office:value-type="float" office:value="0.191139240506329" calcext:value-type="float">
            <text:p>0,19</text:p>
          </table:table-cell>
          <table:table-cell office:value-type="float" office:value="79238" calcext:value-type="float">
            <text:p>79238,00</text:p>
          </table:table-cell>
          <table:table-cell office:value-type="float" office:value="0.233990147783251" calcext:value-type="float">
            <text:p>0,23</text:p>
          </table:table-cell>
          <table:table-cell office:value-type="float" office:value="66921" calcext:value-type="float">
            <text:p>66921,00</text:p>
          </table:table-cell>
          <table:table-cell office:value-type="float" office:value="0.32741116751269" calcext:value-type="float">
            <text:p>0,33</text:p>
          </table:table-cell>
          <table:table-cell office:value-type="float" office:value="64308" calcext:value-type="float">
            <text:p>64308,00</text:p>
          </table:table-cell>
          <table:table-cell office:value-type="float" office:value="0.432098765432099" calcext:value-type="float">
            <text:p>0,43</text:p>
          </table:table-cell>
        </table:table-row>
        <table:table-row table:style-name="ro2">
          <table:table-cell office:value-type="float" office:value="94" calcext:value-type="float">
            <text:p>94,00</text:p>
          </table:table-cell>
          <table:table-cell office:value-type="float" office:value="83186" calcext:value-type="float">
            <text:p>83186,00</text:p>
          </table:table-cell>
          <table:table-cell office:value-type="float" office:value="0.196950444726811" calcext:value-type="float">
            <text:p>0,20</text:p>
          </table:table-cell>
          <table:table-cell office:value-type="float" office:value="82144" calcext:value-type="float">
            <text:p>82144,00</text:p>
          </table:table-cell>
          <table:table-cell office:value-type="float" office:value="0.251225490196078" calcext:value-type="float">
            <text:p>0,25</text:p>
          </table:table-cell>
          <table:table-cell office:value-type="float" office:value="66937" calcext:value-type="float">
            <text:p>66937,00</text:p>
          </table:table-cell>
          <table:table-cell office:value-type="float" office:value="0.323907455012853" calcext:value-type="float">
            <text:p>0,32</text:p>
          </table:table-cell>
          <table:table-cell office:value-type="float" office:value="66207" calcext:value-type="float">
            <text:p>66207,00</text:p>
          </table:table-cell>
          <table:table-cell office:value-type="float" office:value="0.44" calcext:value-type="float">
            <text:p>0,44</text:p>
          </table:table-cell>
        </table:table-row>
        <table:table-row table:style-name="ro2">
          <table:table-cell office:value-type="float" office:value="95" calcext:value-type="float">
            <text:p>95,00</text:p>
          </table:table-cell>
          <table:table-cell office:value-type="float" office:value="82750" calcext:value-type="float">
            <text:p>82750,00</text:p>
          </table:table-cell>
          <table:table-cell office:value-type="float" office:value="0.200504413619168" calcext:value-type="float">
            <text:p>0,20</text:p>
          </table:table-cell>
          <table:table-cell office:value-type="float" office:value="80762" calcext:value-type="float">
            <text:p>80762,00</text:p>
          </table:table-cell>
          <table:table-cell office:value-type="float" office:value="0.245700245700246" calcext:value-type="float">
            <text:p>0,25</text:p>
          </table:table-cell>
          <table:table-cell office:value-type="float" office:value="61457" calcext:value-type="float">
            <text:p>61457,00</text:p>
          </table:table-cell>
          <table:table-cell office:value-type="float" office:value="0.325757575757576" calcext:value-type="float">
            <text:p>0,33</text:p>
          </table:table-cell>
          <table:table-cell office:value-type="float" office:value="66164" calcext:value-type="float">
            <text:p>66164,00</text:p>
          </table:table-cell>
          <table:table-cell office:value-type="float" office:value="0.430730478589421" calcext:value-type="float">
            <text:p>0,43</text:p>
          </table:table-cell>
        </table:table-row>
        <table:table-row table:style-name="ro2">
          <table:table-cell office:value-type="float" office:value="96" calcext:value-type="float">
            <text:p>96,00</text:p>
          </table:table-cell>
          <table:table-cell office:value-type="float" office:value="80202" calcext:value-type="float">
            <text:p>80202,00</text:p>
          </table:table-cell>
          <table:table-cell office:value-type="float" office:value="0.193670886075949" calcext:value-type="float">
            <text:p>0,19</text:p>
          </table:table-cell>
          <table:table-cell office:value-type="float" office:value="81893" calcext:value-type="float">
            <text:p>81893,00</text:p>
          </table:table-cell>
          <table:table-cell office:value-type="float" office:value="0.251225490196078" calcext:value-type="float">
            <text:p>0,25</text:p>
          </table:table-cell>
          <table:table-cell office:value-type="float" office:value="63266" calcext:value-type="float">
            <text:p>63266,00</text:p>
          </table:table-cell>
          <table:table-cell office:value-type="float" office:value="0.31701030927835" calcext:value-type="float">
            <text:p>0,32</text:p>
          </table:table-cell>
          <table:table-cell office:value-type="float" office:value="65740" calcext:value-type="float">
            <text:p>65740,00</text:p>
          </table:table-cell>
          <table:table-cell office:value-type="float" office:value="0.42964824120603" calcext:value-type="float">
            <text:p>0,43</text:p>
          </table:table-cell>
        </table:table-row>
        <table:table-row table:style-name="ro2">
          <table:table-cell office:value-type="float" office:value="97" calcext:value-type="float">
            <text:p>97,00</text:p>
          </table:table-cell>
          <table:table-cell office:value-type="float" office:value="82871" calcext:value-type="float">
            <text:p>82871,00</text:p>
          </table:table-cell>
          <table:table-cell office:value-type="float" office:value="0.19949494949495" calcext:value-type="float">
            <text:p>0,20</text:p>
          </table:table-cell>
          <table:table-cell office:value-type="float" office:value="83129" calcext:value-type="float">
            <text:p>83129,00</text:p>
          </table:table-cell>
          <table:table-cell office:value-type="float" office:value="0.249075215782984" calcext:value-type="float">
            <text:p>0,25</text:p>
          </table:table-cell>
          <table:table-cell office:value-type="float" office:value="53649" calcext:value-type="float">
            <text:p>53649,00</text:p>
          </table:table-cell>
          <table:table-cell office:value-type="float" office:value="0.321428571428571" calcext:value-type="float">
            <text:p>0,32</text:p>
          </table:table-cell>
          <table:table-cell office:value-type="float" office:value="64389" calcext:value-type="float">
            <text:p>64389,00</text:p>
          </table:table-cell>
          <table:table-cell office:value-type="float" office:value="0.428571428571429" calcext:value-type="float">
            <text:p>0,43</text:p>
          </table:table-cell>
        </table:table-row>
        <table:table-row table:style-name="ro2">
          <table:table-cell office:value-type="float" office:value="98" calcext:value-type="float">
            <text:p>98,00</text:p>
          </table:table-cell>
          <table:table-cell office:value-type="float" office:value="82803" calcext:value-type="float">
            <text:p>82803,00</text:p>
          </table:table-cell>
          <table:table-cell office:value-type="float" office:value="0.194162436548223" calcext:value-type="float">
            <text:p>0,19</text:p>
          </table:table-cell>
          <table:table-cell office:value-type="float" office:value="81721" calcext:value-type="float">
            <text:p>81721,00</text:p>
          </table:table-cell>
          <table:table-cell office:value-type="float" office:value="0.244114002478315" calcext:value-type="float">
            <text:p>0,24</text:p>
          </table:table-cell>
          <table:table-cell office:value-type="float" office:value="61382" calcext:value-type="float">
            <text:p>61382,00</text:p>
          </table:table-cell>
          <table:table-cell office:value-type="float" office:value="0.329113924050633" calcext:value-type="float">
            <text:p>0,33</text:p>
          </table:table-cell>
          <table:table-cell office:value-type="float" office:value="59983" calcext:value-type="float">
            <text:p>59983,00</text:p>
          </table:table-cell>
          <table:table-cell office:value-type="float" office:value="0.42716049382716" calcext:value-type="float">
            <text:p>0,43</text:p>
          </table:table-cell>
        </table:table-row>
        <table:table-row table:style-name="ro2">
          <table:table-cell office:value-type="float" office:value="99" calcext:value-type="float">
            <text:p>99,00</text:p>
          </table:table-cell>
          <table:table-cell office:value-type="float" office:value="83158" calcext:value-type="float">
            <text:p>83158,00</text:p>
          </table:table-cell>
          <table:table-cell office:value-type="float" office:value="0.192111959287532" calcext:value-type="float">
            <text:p>0,19</text:p>
          </table:table-cell>
          <table:table-cell office:value-type="float" office:value="80950" calcext:value-type="float">
            <text:p>80950,00</text:p>
          </table:table-cell>
          <table:table-cell office:value-type="float" office:value="0.244471744471744" calcext:value-type="float">
            <text:p>0,24</text:p>
          </table:table-cell>
          <table:table-cell office:value-type="float" office:value="67363" calcext:value-type="float">
            <text:p>67363,00</text:p>
          </table:table-cell>
          <table:table-cell office:value-type="float" office:value="0.32741116751269" calcext:value-type="float">
            <text:p>0,33</text:p>
          </table:table-cell>
          <table:table-cell office:value-type="float" office:value="65066" calcext:value-type="float">
            <text:p>65066,00</text:p>
          </table:table-cell>
          <table:table-cell office:value-type="float" office:value="0.445273631840796" calcext:value-type="float">
            <text:p>0,45</text:p>
          </table:table-cell>
        </table:table-row>
        <table:table-row table:style-name="ro2">
          <table:table-cell office:value-type="float" office:value="100" calcext:value-type="float">
            <text:p>100,00</text:p>
          </table:table-cell>
          <table:table-cell office:value-type="float" office:value="82437" calcext:value-type="float">
            <text:p>82437,00</text:p>
          </table:table-cell>
          <table:table-cell office:value-type="float" office:value="0.19949494949495" calcext:value-type="float">
            <text:p>0,20</text:p>
          </table:table-cell>
          <table:table-cell office:value-type="float" office:value="82929" calcext:value-type="float">
            <text:p>82929,00</text:p>
          </table:table-cell>
          <table:table-cell office:value-type="float" office:value="0.249692496924969" calcext:value-type="float">
            <text:p>0,25</text:p>
          </table:table-cell>
          <table:table-cell office:value-type="float" office:value="64345" calcext:value-type="float">
            <text:p>64345,00</text:p>
          </table:table-cell>
          <table:table-cell office:value-type="float" office:value="0.319693094629156" calcext:value-type="float">
            <text:p>0,32</text:p>
          </table:table-cell>
          <table:table-cell office:value-type="float" office:value="64258" calcext:value-type="float">
            <text:p>64258,00</text:p>
          </table:table-cell>
          <table:table-cell office:value-type="float" office:value="0.433915211970075" calcext:value-type="float">
            <text:p>0,43</text:p>
          </table:table-cell>
        </table:table-row>
        <table:table-row table:style-name="ro2">
          <table:table-cell office:value-type="float" office:value="101" calcext:value-type="float">
            <text:p>101,00</text:p>
          </table:table-cell>
          <table:table-cell office:value-type="float" office:value="81121" calcext:value-type="float">
            <text:p>81121,00</text:p>
          </table:table-cell>
          <table:table-cell office:value-type="float" office:value="0.194690265486726" calcext:value-type="float">
            <text:p>0,19</text:p>
          </table:table-cell>
          <table:table-cell office:value-type="float" office:value="82543" calcext:value-type="float">
            <text:p>82543,00</text:p>
          </table:table-cell>
          <table:table-cell office:value-type="float" office:value="0.248774509803922" calcext:value-type="float">
            <text:p>0,25</text:p>
          </table:table-cell>
          <table:table-cell office:value-type="float" office:value="42430" calcext:value-type="float">
            <text:p>42430,00</text:p>
          </table:table-cell>
          <table:table-cell office:value-type="float" office:value="0.31266149870801" calcext:value-type="float">
            <text:p>0,31</text:p>
          </table:table-cell>
          <table:table-cell office:value-type="float" office:value="65725" calcext:value-type="float">
            <text:p>65725,00</text:p>
          </table:table-cell>
          <table:table-cell office:value-type="float" office:value="0.4275" calcext:value-type="float">
            <text:p>0,43</text:p>
          </table:table-cell>
        </table:table-row>
        <table:table-row table:style-name="ro2">
          <table:table-cell office:value-type="float" office:value="102" calcext:value-type="float">
            <text:p>102,00</text:p>
          </table:table-cell>
          <table:table-cell office:value-type="float" office:value="81874" calcext:value-type="float">
            <text:p>81874,00</text:p>
          </table:table-cell>
          <table:table-cell office:value-type="float" office:value="0.193138500635324" calcext:value-type="float">
            <text:p>0,19</text:p>
          </table:table-cell>
          <table:table-cell office:value-type="float" office:value="81625" calcext:value-type="float">
            <text:p>81625,00</text:p>
          </table:table-cell>
          <table:table-cell office:value-type="float" office:value="0.245700245700246" calcext:value-type="float">
            <text:p>0,25</text:p>
          </table:table-cell>
          <table:table-cell office:value-type="float" office:value="64870" calcext:value-type="float">
            <text:p>64870,00</text:p>
          </table:table-cell>
          <table:table-cell office:value-type="float" office:value="0.327455919395466" calcext:value-type="float">
            <text:p>0,33</text:p>
          </table:table-cell>
          <table:table-cell office:value-type="float" office:value="65391" calcext:value-type="float">
            <text:p>65391,00</text:p>
          </table:table-cell>
          <table:table-cell office:value-type="float" office:value="0.440886699507389" calcext:value-type="float">
            <text:p>0,44</text:p>
          </table:table-cell>
        </table:table-row>
        <table:table-row table:style-name="ro2">
          <table:table-cell office:value-type="float" office:value="103" calcext:value-type="float">
            <text:p>103,00</text:p>
          </table:table-cell>
          <table:table-cell office:value-type="float" office:value="82013" calcext:value-type="float">
            <text:p>82013,00</text:p>
          </table:table-cell>
          <table:table-cell office:value-type="float" office:value="0.19873417721519" calcext:value-type="float">
            <text:p>0,20</text:p>
          </table:table-cell>
          <table:table-cell office:value-type="float" office:value="79804" calcext:value-type="float">
            <text:p>79804,00</text:p>
          </table:table-cell>
          <table:table-cell office:value-type="float" office:value="0.243872549019608" calcext:value-type="float">
            <text:p>0,24</text:p>
          </table:table-cell>
          <table:table-cell office:value-type="float" office:value="47210" calcext:value-type="float">
            <text:p>47210,00</text:p>
          </table:table-cell>
          <table:table-cell office:value-type="float" office:value="0.326582278481013" calcext:value-type="float">
            <text:p>0,33</text:p>
          </table:table-cell>
          <table:table-cell office:value-type="float" office:value="65613" calcext:value-type="float">
            <text:p>65613,00</text:p>
          </table:table-cell>
          <table:table-cell office:value-type="float" office:value="0.435960591133005" calcext:value-type="float">
            <text:p>0,44</text:p>
          </table:table-cell>
        </table:table-row>
        <table:table-row table:style-name="ro2">
          <table:table-cell office:value-type="float" office:value="104" calcext:value-type="float">
            <text:p>104,00</text:p>
          </table:table-cell>
          <table:table-cell office:value-type="float" office:value="82179" calcext:value-type="float">
            <text:p>82179,00</text:p>
          </table:table-cell>
          <table:table-cell office:value-type="float" office:value="0.200504413619168" calcext:value-type="float">
            <text:p>0,20</text:p>
          </table:table-cell>
          <table:table-cell office:value-type="float" office:value="81162" calcext:value-type="float">
            <text:p>81162,00</text:p>
          </table:table-cell>
          <table:table-cell office:value-type="float" office:value="0.239506172839506" calcext:value-type="float">
            <text:p>0,24</text:p>
          </table:table-cell>
          <table:table-cell office:value-type="float" office:value="39898" calcext:value-type="float">
            <text:p>39898,00</text:p>
          </table:table-cell>
          <table:table-cell office:value-type="float" office:value="0.315245478036176" calcext:value-type="float">
            <text:p>0,32</text:p>
          </table:table-cell>
          <table:table-cell office:value-type="float" office:value="64783" calcext:value-type="float">
            <text:p>64783,00</text:p>
          </table:table-cell>
          <table:table-cell office:value-type="float" office:value="0.430348258706468" calcext:value-type="float">
            <text:p>0,43</text:p>
          </table:table-cell>
        </table:table-row>
        <table:table-row table:style-name="ro2">
          <table:table-cell office:value-type="float" office:value="105" calcext:value-type="float">
            <text:p>105,00</text:p>
          </table:table-cell>
          <table:table-cell office:value-type="float" office:value="83280" calcext:value-type="float">
            <text:p>83280,00</text:p>
          </table:table-cell>
          <table:table-cell office:value-type="float" office:value="0.191082802547771" calcext:value-type="float">
            <text:p>0,19</text:p>
          </table:table-cell>
          <table:table-cell office:value-type="float" office:value="80689" calcext:value-type="float">
            <text:p>80689,00</text:p>
          </table:table-cell>
          <table:table-cell office:value-type="float" office:value="0.245700245700246" calcext:value-type="float">
            <text:p>0,25</text:p>
          </table:table-cell>
          <table:table-cell office:value-type="float" office:value="66783" calcext:value-type="float">
            <text:p>66783,00</text:p>
          </table:table-cell>
          <table:table-cell office:value-type="float" office:value="0.323979591836735" calcext:value-type="float">
            <text:p>0,32</text:p>
          </table:table-cell>
          <table:table-cell office:value-type="float" office:value="65584" calcext:value-type="float">
            <text:p>65584,00</text:p>
          </table:table-cell>
          <table:table-cell office:value-type="float" office:value="0.428927680798005" calcext:value-type="float">
            <text:p>0,43</text:p>
          </table:table-cell>
        </table:table-row>
        <table:table-row table:style-name="ro2">
          <table:table-cell office:value-type="float" office:value="106" calcext:value-type="float">
            <text:p>106,00</text:p>
          </table:table-cell>
          <table:table-cell office:value-type="float" office:value="79456" calcext:value-type="float">
            <text:p>79456,00</text:p>
          </table:table-cell>
          <table:table-cell office:value-type="float" office:value="0.191624365482234" calcext:value-type="float">
            <text:p>0,19</text:p>
          </table:table-cell>
          <table:table-cell office:value-type="float" office:value="81868" calcext:value-type="float">
            <text:p>81868,00</text:p>
          </table:table-cell>
          <table:table-cell office:value-type="float" office:value="0.240740740740741" calcext:value-type="float">
            <text:p>0,24</text:p>
          </table:table-cell>
          <table:table-cell office:value-type="float" office:value="67027" calcext:value-type="float">
            <text:p>67027,00</text:p>
          </table:table-cell>
          <table:table-cell office:value-type="float" office:value="0.319693094629156" calcext:value-type="float">
            <text:p>0,32</text:p>
          </table:table-cell>
          <table:table-cell office:value-type="float" office:value="65257" calcext:value-type="float">
            <text:p>65257,00</text:p>
          </table:table-cell>
          <table:table-cell office:value-type="float" office:value="0.428211586901763" calcext:value-type="float">
            <text:p>0,43</text:p>
          </table:table-cell>
        </table:table-row>
        <table:table-row table:style-name="ro2">
          <table:table-cell office:value-type="float" office:value="107" calcext:value-type="float">
            <text:p>107,00</text:p>
          </table:table-cell>
          <table:table-cell office:value-type="float" office:value="82324" calcext:value-type="float">
            <text:p>82324,00</text:p>
          </table:table-cell>
          <table:table-cell office:value-type="float" office:value="0.193384223918575" calcext:value-type="float">
            <text:p>0,19</text:p>
          </table:table-cell>
          <table:table-cell office:value-type="float" office:value="83347" calcext:value-type="float">
            <text:p>83347,00</text:p>
          </table:table-cell>
          <table:table-cell office:value-type="float" office:value="0.24537607891492" calcext:value-type="float">
            <text:p>0,25</text:p>
          </table:table-cell>
          <table:table-cell office:value-type="float" office:value="66615" calcext:value-type="float">
            <text:p>66615,00</text:p>
          </table:table-cell>
          <table:table-cell office:value-type="float" office:value="0.32741116751269" calcext:value-type="float">
            <text:p>0,33</text:p>
          </table:table-cell>
          <table:table-cell office:value-type="float" office:value="65622" calcext:value-type="float">
            <text:p>65622,00</text:p>
          </table:table-cell>
          <table:table-cell office:value-type="float" office:value="0.435960591133005" calcext:value-type="float">
            <text:p>0,44</text:p>
          </table:table-cell>
        </table:table-row>
        <table:table-row table:style-name="ro2">
          <table:table-cell office:value-type="float" office:value="108" calcext:value-type="float">
            <text:p>108,00</text:p>
          </table:table-cell>
          <table:table-cell office:value-type="float" office:value="83270" calcext:value-type="float">
            <text:p>83270,00</text:p>
          </table:table-cell>
          <table:table-cell office:value-type="float" office:value="0.197718631178707" calcext:value-type="float">
            <text:p>0,20</text:p>
          </table:table-cell>
          <table:table-cell office:value-type="float" office:value="79246" calcext:value-type="float">
            <text:p>79246,00</text:p>
          </table:table-cell>
          <table:table-cell office:value-type="float" office:value="0.23114956736712" calcext:value-type="float">
            <text:p>0,23</text:p>
          </table:table-cell>
          <table:table-cell office:value-type="float" office:value="60373" calcext:value-type="float">
            <text:p>60373,00</text:p>
          </table:table-cell>
          <table:table-cell office:value-type="float" office:value="0.323979591836735" calcext:value-type="float">
            <text:p>0,32</text:p>
          </table:table-cell>
          <table:table-cell office:value-type="float" office:value="65389" calcext:value-type="float">
            <text:p>65389,00</text:p>
          </table:table-cell>
          <table:table-cell office:value-type="float" office:value="0.415816326530612" calcext:value-type="float">
            <text:p>0,42</text:p>
          </table:table-cell>
        </table:table-row>
        <table:table-row table:style-name="ro2">
          <table:table-cell office:value-type="float" office:value="109" calcext:value-type="float">
            <text:p>109,00</text:p>
          </table:table-cell>
          <table:table-cell office:value-type="float" office:value="82734" calcext:value-type="float">
            <text:p>82734,00</text:p>
          </table:table-cell>
          <table:table-cell office:value-type="float" office:value="0.195431472081218" calcext:value-type="float">
            <text:p>0,20</text:p>
          </table:table-cell>
          <table:table-cell office:value-type="float" office:value="80002" calcext:value-type="float">
            <text:p>80002,00</text:p>
          </table:table-cell>
          <table:table-cell office:value-type="float" office:value="0.23680981595092" calcext:value-type="float">
            <text:p>0,24</text:p>
          </table:table-cell>
          <table:table-cell office:value-type="float" office:value="49482" calcext:value-type="float">
            <text:p>49482,00</text:p>
          </table:table-cell>
          <table:table-cell office:value-type="float" office:value="0.329113924050633" calcext:value-type="float">
            <text:p>0,33</text:p>
          </table:table-cell>
          <table:table-cell office:value-type="float" office:value="65050" calcext:value-type="float">
            <text:p>65050,00</text:p>
          </table:table-cell>
          <table:table-cell office:value-type="float" office:value="0.43" calcext:value-type="float">
            <text:p>0,43</text:p>
          </table:table-cell>
        </table:table-row>
        <table:table-row table:style-name="ro2">
          <table:table-cell office:value-type="float" office:value="110" calcext:value-type="float">
            <text:p>110,00</text:p>
          </table:table-cell>
          <table:table-cell office:value-type="float" office:value="81080" calcext:value-type="float">
            <text:p>81080,00</text:p>
          </table:table-cell>
          <table:table-cell office:value-type="float" office:value="0.194936708860759" calcext:value-type="float">
            <text:p>0,19</text:p>
          </table:table-cell>
          <table:table-cell office:value-type="float" office:value="77076" calcext:value-type="float">
            <text:p>77076,00</text:p>
          </table:table-cell>
          <table:table-cell office:value-type="float" office:value="0.230012300123001" calcext:value-type="float">
            <text:p>0,23</text:p>
          </table:table-cell>
          <table:table-cell office:value-type="float" office:value="58816" calcext:value-type="float">
            <text:p>58816,00</text:p>
          </table:table-cell>
          <table:table-cell office:value-type="float" office:value="0.323979591836735" calcext:value-type="float">
            <text:p>0,32</text:p>
          </table:table-cell>
          <table:table-cell office:value-type="float" office:value="65643" calcext:value-type="float">
            <text:p>65643,00</text:p>
          </table:table-cell>
          <table:table-cell office:value-type="float" office:value="0.4275" calcext:value-type="float">
            <text:p>0,43</text:p>
          </table:table-cell>
        </table:table-row>
        <table:table-row table:style-name="ro2">
          <table:table-cell office:value-type="float" office:value="111" calcext:value-type="float">
            <text:p>111,00</text:p>
          </table:table-cell>
          <table:table-cell office:value-type="float" office:value="80667" calcext:value-type="float">
            <text:p>80667,00</text:p>
          </table:table-cell>
          <table:table-cell office:value-type="float" office:value="0.198232323232323" calcext:value-type="float">
            <text:p>0,20</text:p>
          </table:table-cell>
          <table:table-cell office:value-type="float" office:value="77361" calcext:value-type="float">
            <text:p>77361,00</text:p>
          </table:table-cell>
          <table:table-cell office:value-type="float" office:value="0.236453201970443" calcext:value-type="float">
            <text:p>0,24</text:p>
          </table:table-cell>
          <table:table-cell office:value-type="float" office:value="67066" calcext:value-type="float">
            <text:p>67066,00</text:p>
          </table:table-cell>
          <table:table-cell office:value-type="float" office:value="0.323979591836735" calcext:value-type="float">
            <text:p>0,32</text:p>
          </table:table-cell>
          <table:table-cell office:value-type="float" office:value="65890" calcext:value-type="float">
            <text:p>65890,00</text:p>
          </table:table-cell>
          <table:table-cell office:value-type="float" office:value="0.431077694235589" calcext:value-type="float">
            <text:p>0,43</text:p>
          </table:table-cell>
        </table:table-row>
        <table:table-row table:style-name="ro2">
          <table:table-cell office:value-type="float" office:value="112" calcext:value-type="float">
            <text:p>112,00</text:p>
          </table:table-cell>
          <table:table-cell office:value-type="float" office:value="82896" calcext:value-type="float">
            <text:p>82896,00</text:p>
          </table:table-cell>
          <table:table-cell office:value-type="float" office:value="0.199491740787802" calcext:value-type="float">
            <text:p>0,20</text:p>
          </table:table-cell>
          <table:table-cell office:value-type="float" office:value="78776" calcext:value-type="float">
            <text:p>78776,00</text:p>
          </table:table-cell>
          <table:table-cell office:value-type="float" office:value="0.245721271393643" calcext:value-type="float">
            <text:p>0,25</text:p>
          </table:table-cell>
          <table:table-cell office:value-type="float" office:value="67087" calcext:value-type="float">
            <text:p>67087,00</text:p>
          </table:table-cell>
          <table:table-cell office:value-type="float" office:value="0.3248730964467" calcext:value-type="float">
            <text:p>0,32</text:p>
          </table:table-cell>
          <table:table-cell office:value-type="float" office:value="65062" calcext:value-type="float">
            <text:p>65062,00</text:p>
          </table:table-cell>
          <table:table-cell office:value-type="float" office:value="0.435323383084577" calcext:value-type="float">
            <text:p>0,44</text:p>
          </table:table-cell>
        </table:table-row>
        <table:table-row table:style-name="ro2">
          <table:table-cell office:value-type="float" office:value="113" calcext:value-type="float">
            <text:p>113,00</text:p>
          </table:table-cell>
          <table:table-cell office:value-type="float" office:value="80254" calcext:value-type="float">
            <text:p>80254,00</text:p>
          </table:table-cell>
          <table:table-cell office:value-type="float" office:value="0.19029374201788" calcext:value-type="float">
            <text:p>0,19</text:p>
          </table:table-cell>
          <table:table-cell office:value-type="float" office:value="79102" calcext:value-type="float">
            <text:p>79102,00</text:p>
          </table:table-cell>
          <table:table-cell office:value-type="float" office:value="0.246882793017456" calcext:value-type="float">
            <text:p>0,25</text:p>
          </table:table-cell>
          <table:table-cell office:value-type="float" office:value="66702" calcext:value-type="float">
            <text:p>66702,00</text:p>
          </table:table-cell>
          <table:table-cell office:value-type="float" office:value="0.32051282051282" calcext:value-type="float">
            <text:p>0,32</text:p>
          </table:table-cell>
          <table:table-cell office:value-type="float" office:value="64614" calcext:value-type="float">
            <text:p>64614,00</text:p>
          </table:table-cell>
          <table:table-cell office:value-type="float" office:value="0.436724565756824" calcext:value-type="float">
            <text:p>0,44</text:p>
          </table:table-cell>
        </table:table-row>
        <table:table-row table:style-name="ro2">
          <table:table-cell office:value-type="float" office:value="114" calcext:value-type="float">
            <text:p>114,00</text:p>
          </table:table-cell>
          <table:table-cell office:value-type="float" office:value="82485" calcext:value-type="float">
            <text:p>82485,00</text:p>
          </table:table-cell>
          <table:table-cell office:value-type="float" office:value="0.200253485424588" calcext:value-type="float">
            <text:p>0,20</text:p>
          </table:table-cell>
          <table:table-cell office:value-type="float" office:value="76792" calcext:value-type="float">
            <text:p>76792,00</text:p>
          </table:table-cell>
          <table:table-cell office:value-type="float" office:value="0.233621755253399" calcext:value-type="float">
            <text:p>0,23</text:p>
          </table:table-cell>
          <table:table-cell office:value-type="float" office:value="58267" calcext:value-type="float">
            <text:p>58267,00</text:p>
          </table:table-cell>
          <table:table-cell office:value-type="float" office:value="0.328282828282828" calcext:value-type="float">
            <text:p>0,33</text:p>
          </table:table-cell>
          <table:table-cell office:value-type="float" office:value="65756" calcext:value-type="float">
            <text:p>65756,00</text:p>
          </table:table-cell>
          <table:table-cell office:value-type="float" office:value="0.432835820895522" calcext:value-type="float">
            <text:p>0,43</text:p>
          </table:table-cell>
        </table:table-row>
        <table:table-row table:style-name="ro2">
          <table:table-cell office:value-type="float" office:value="115" calcext:value-type="float">
            <text:p>115,00</text:p>
          </table:table-cell>
          <table:table-cell office:value-type="float" office:value="81210" calcext:value-type="float">
            <text:p>81210,00</text:p>
          </table:table-cell>
          <table:table-cell office:value-type="float" office:value="0.190051020408163" calcext:value-type="float">
            <text:p>0,19</text:p>
          </table:table-cell>
          <table:table-cell office:value-type="float" office:value="82441" calcext:value-type="float">
            <text:p>82441,00</text:p>
          </table:table-cell>
          <table:table-cell office:value-type="float" office:value="0.25" calcext:value-type="float">
            <text:p>0,25</text:p>
          </table:table-cell>
          <table:table-cell office:value-type="float" office:value="41676" calcext:value-type="float">
            <text:p>41676,00</text:p>
          </table:table-cell>
          <table:table-cell office:value-type="float" office:value="0.328282828282828" calcext:value-type="float">
            <text:p>0,33</text:p>
          </table:table-cell>
          <table:table-cell office:value-type="float" office:value="66110" calcext:value-type="float">
            <text:p>66110,00</text:p>
          </table:table-cell>
          <table:table-cell office:value-type="float" office:value="0.435643564356436" calcext:value-type="float">
            <text:p>0,44</text:p>
          </table:table-cell>
        </table:table-row>
        <table:table-row table:style-name="ro2">
          <table:table-cell office:value-type="float" office:value="116" calcext:value-type="float">
            <text:p>116,00</text:p>
          </table:table-cell>
          <table:table-cell office:value-type="float" office:value="82757" calcext:value-type="float">
            <text:p>82757,00</text:p>
          </table:table-cell>
          <table:table-cell office:value-type="float" office:value="0.192982456140351" calcext:value-type="float">
            <text:p>0,19</text:p>
          </table:table-cell>
          <table:table-cell office:value-type="float" office:value="80375" calcext:value-type="float">
            <text:p>80375,00</text:p>
          </table:table-cell>
          <table:table-cell office:value-type="float" office:value="0.242574257425743" calcext:value-type="float">
            <text:p>0,24</text:p>
          </table:table-cell>
          <table:table-cell office:value-type="float" office:value="66933" calcext:value-type="float">
            <text:p>66933,00</text:p>
          </table:table-cell>
          <table:table-cell office:value-type="float" office:value="0.32824427480916" calcext:value-type="float">
            <text:p>0,33</text:p>
          </table:table-cell>
          <table:table-cell office:value-type="float" office:value="63178" calcext:value-type="float">
            <text:p>63178,00</text:p>
          </table:table-cell>
          <table:table-cell office:value-type="float" office:value="0.428571428571429" calcext:value-type="float">
            <text:p>0,43</text:p>
          </table:table-cell>
        </table:table-row>
        <table:table-row table:style-name="ro2">
          <table:table-cell office:value-type="float" office:value="117" calcext:value-type="float">
            <text:p>117,00</text:p>
          </table:table-cell>
          <table:table-cell office:value-type="float" office:value="80708" calcext:value-type="float">
            <text:p>80708,00</text:p>
          </table:table-cell>
          <table:table-cell office:value-type="float" office:value="0.191326530612245" calcext:value-type="float">
            <text:p>0,19</text:p>
          </table:table-cell>
          <table:table-cell office:value-type="float" office:value="83284" calcext:value-type="float">
            <text:p>83284,00</text:p>
          </table:table-cell>
          <table:table-cell office:value-type="float" office:value="0.253382533825338" calcext:value-type="float">
            <text:p>0,25</text:p>
          </table:table-cell>
          <table:table-cell office:value-type="float" office:value="66868" calcext:value-type="float">
            <text:p>66868,00</text:p>
          </table:table-cell>
          <table:table-cell office:value-type="float" office:value="0.330788804071247" calcext:value-type="float">
            <text:p>0,33</text:p>
          </table:table-cell>
          <table:table-cell office:value-type="float" office:value="65520" calcext:value-type="float">
            <text:p>65520,00</text:p>
          </table:table-cell>
          <table:table-cell office:value-type="float" office:value="0.430693069306931" calcext:value-type="float">
            <text:p>0,43</text:p>
          </table:table-cell>
        </table:table-row>
        <table:table-row table:style-name="ro2">
          <table:table-cell office:value-type="float" office:value="118" calcext:value-type="float">
            <text:p>118,00</text:p>
          </table:table-cell>
          <table:table-cell office:value-type="float" office:value="81868" calcext:value-type="float">
            <text:p>81868,00</text:p>
          </table:table-cell>
          <table:table-cell office:value-type="float" office:value="0.201765447667087" calcext:value-type="float">
            <text:p>0,20</text:p>
          </table:table-cell>
          <table:table-cell office:value-type="float" office:value="82063" calcext:value-type="float">
            <text:p>82063,00</text:p>
          </table:table-cell>
          <table:table-cell office:value-type="float" office:value="0.249689440993789" calcext:value-type="float">
            <text:p>0,25</text:p>
          </table:table-cell>
          <table:table-cell office:value-type="float" office:value="67126" calcext:value-type="float">
            <text:p>67126,00</text:p>
          </table:table-cell>
          <table:table-cell office:value-type="float" office:value="0.317948717948718" calcext:value-type="float">
            <text:p>0,32</text:p>
          </table:table-cell>
          <table:table-cell office:value-type="float" office:value="62998" calcext:value-type="float">
            <text:p>62998,00</text:p>
          </table:table-cell>
          <table:table-cell office:value-type="float" office:value="0.430348258706468" calcext:value-type="float">
            <text:p>0,43</text:p>
          </table:table-cell>
        </table:table-row>
        <table:table-row table:style-name="ro2">
          <table:table-cell office:value-type="float" office:value="119" calcext:value-type="float">
            <text:p>119,00</text:p>
          </table:table-cell>
          <table:table-cell office:value-type="float" office:value="82800" calcext:value-type="float">
            <text:p>82800,00</text:p>
          </table:table-cell>
          <table:table-cell office:value-type="float" office:value="0.20353982300885" calcext:value-type="float">
            <text:p>0,20</text:p>
          </table:table-cell>
          <table:table-cell office:value-type="float" office:value="83310" calcext:value-type="float">
            <text:p>83310,00</text:p>
          </table:table-cell>
          <table:table-cell office:value-type="float" office:value="0.237623762376238" calcext:value-type="float">
            <text:p>0,24</text:p>
          </table:table-cell>
          <table:table-cell office:value-type="float" office:value="44365" calcext:value-type="float">
            <text:p>44365,00</text:p>
          </table:table-cell>
          <table:table-cell office:value-type="float" office:value="0.322250639386189" calcext:value-type="float">
            <text:p>0,32</text:p>
          </table:table-cell>
          <table:table-cell office:value-type="float" office:value="65373" calcext:value-type="float">
            <text:p>65373,00</text:p>
          </table:table-cell>
          <table:table-cell office:value-type="float" office:value="0.438902743142145" calcext:value-type="float">
            <text:p>0,44</text:p>
          </table:table-cell>
        </table:table-row>
        <table:table-row table:style-name="ro2">
          <table:table-cell office:value-type="float" office:value="120" calcext:value-type="float">
            <text:p>120,00</text:p>
          </table:table-cell>
          <table:table-cell office:value-type="float" office:value="82608" calcext:value-type="float">
            <text:p>82608,00</text:p>
          </table:table-cell>
          <table:table-cell office:value-type="float" office:value="0.185840707964602" calcext:value-type="float">
            <text:p>0,19</text:p>
          </table:table-cell>
          <table:table-cell office:value-type="float" office:value="79934" calcext:value-type="float">
            <text:p>79934,00</text:p>
          </table:table-cell>
          <table:table-cell office:value-type="float" office:value="0.245098039215686" calcext:value-type="float">
            <text:p>0,25</text:p>
          </table:table-cell>
          <table:table-cell office:value-type="float" office:value="40487" calcext:value-type="float">
            <text:p>40487,00</text:p>
          </table:table-cell>
          <table:table-cell office:value-type="float" office:value="0.323076923076923" calcext:value-type="float">
            <text:p>0,32</text:p>
          </table:table-cell>
          <table:table-cell office:value-type="float" office:value="65744" calcext:value-type="float">
            <text:p>65744,00</text:p>
          </table:table-cell>
          <table:table-cell office:value-type="float" office:value="0.429292929292929" calcext:value-type="float">
            <text:p>0,43</text:p>
          </table:table-cell>
        </table:table-row>
        <table:table-row table:style-name="ro2">
          <table:table-cell office:value-type="float" office:value="121" calcext:value-type="float">
            <text:p>121,00</text:p>
          </table:table-cell>
          <table:table-cell office:value-type="float" office:value="83077" calcext:value-type="float">
            <text:p>83077,00</text:p>
          </table:table-cell>
          <table:table-cell office:value-type="float" office:value="0.194904458598726" calcext:value-type="float">
            <text:p>0,19</text:p>
          </table:table-cell>
          <table:table-cell office:value-type="float" office:value="77537" calcext:value-type="float">
            <text:p>77537,00</text:p>
          </table:table-cell>
          <table:table-cell office:value-type="float" office:value="0.244498777506112" calcext:value-type="float">
            <text:p>0,24</text:p>
          </table:table-cell>
          <table:table-cell office:value-type="float" office:value="48075" calcext:value-type="float">
            <text:p>48075,00</text:p>
          </table:table-cell>
          <table:table-cell office:value-type="float" office:value="0.329113924050633" calcext:value-type="float">
            <text:p>0,33</text:p>
          </table:table-cell>
          <table:table-cell office:value-type="float" office:value="65700" calcext:value-type="float">
            <text:p>65700,00</text:p>
          </table:table-cell>
          <table:table-cell office:value-type="float" office:value="0.42462311557789" calcext:value-type="float">
            <text:p>0,42</text:p>
          </table:table-cell>
        </table:table-row>
        <table:table-row table:style-name="ro2">
          <table:table-cell office:value-type="float" office:value="122" calcext:value-type="float">
            <text:p>122,00</text:p>
          </table:table-cell>
          <table:table-cell office:value-type="float" office:value="83079" calcext:value-type="float">
            <text:p>83079,00</text:p>
          </table:table-cell>
          <table:table-cell office:value-type="float" office:value="0.19873417721519" calcext:value-type="float">
            <text:p>0,20</text:p>
          </table:table-cell>
          <table:table-cell office:value-type="float" office:value="80777" calcext:value-type="float">
            <text:p>80777,00</text:p>
          </table:table-cell>
          <table:table-cell office:value-type="float" office:value="0.238271604938272" calcext:value-type="float">
            <text:p>0,24</text:p>
          </table:table-cell>
          <table:table-cell office:value-type="float" office:value="66522" calcext:value-type="float">
            <text:p>66522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65833" calcext:value-type="float">
            <text:p>65833,00</text:p>
          </table:table-cell>
          <table:table-cell office:value-type="float" office:value="0.428571428571429" calcext:value-type="float">
            <text:p>0,43</text:p>
          </table:table-cell>
        </table:table-row>
        <table:table-row table:style-name="ro2">
          <table:table-cell office:value-type="float" office:value="123" calcext:value-type="float">
            <text:p>123,00</text:p>
          </table:table-cell>
          <table:table-cell office:value-type="float" office:value="81577" calcext:value-type="float">
            <text:p>81577,00</text:p>
          </table:table-cell>
          <table:table-cell office:value-type="float" office:value="0.192893401015228" calcext:value-type="float">
            <text:p>0,19</text:p>
          </table:table-cell>
          <table:table-cell office:value-type="float" office:value="82815" calcext:value-type="float">
            <text:p>82815,00</text:p>
          </table:table-cell>
          <table:table-cell office:value-type="float" office:value="0.237562189054726" calcext:value-type="float">
            <text:p>0,24</text:p>
          </table:table-cell>
          <table:table-cell office:value-type="float" office:value="46978" calcext:value-type="float">
            <text:p>46978,00</text:p>
          </table:table-cell>
          <table:table-cell office:value-type="float" office:value="0.316195372750643" calcext:value-type="float">
            <text:p>0,32</text:p>
          </table:table-cell>
          <table:table-cell office:value-type="float" office:value="65169" calcext:value-type="float">
            <text:p>65169,00</text:p>
          </table:table-cell>
          <table:table-cell office:value-type="float" office:value="0.435323383084577" calcext:value-type="float">
            <text:p>0,44</text:p>
          </table:table-cell>
        </table:table-row>
        <table:table-row table:style-name="ro2">
          <table:table-cell office:value-type="float" office:value="124" calcext:value-type="float">
            <text:p>124,00</text:p>
          </table:table-cell>
          <table:table-cell office:value-type="float" office:value="74976" calcext:value-type="float">
            <text:p>74976,00</text:p>
          </table:table-cell>
          <table:table-cell office:value-type="float" office:value="0.186868686868687" calcext:value-type="float">
            <text:p>0,19</text:p>
          </table:table-cell>
          <table:table-cell office:value-type="float" office:value="81140" calcext:value-type="float">
            <text:p>81140,00</text:p>
          </table:table-cell>
          <table:table-cell office:value-type="float" office:value="0.242909987669544" calcext:value-type="float">
            <text:p>0,24</text:p>
          </table:table-cell>
          <table:table-cell office:value-type="float" office:value="38290" calcext:value-type="float">
            <text:p>38290,00</text:p>
          </table:table-cell>
          <table:table-cell office:value-type="float" office:value="0.321428571428571" calcext:value-type="float">
            <text:p>0,32</text:p>
          </table:table-cell>
          <table:table-cell office:value-type="float" office:value="64778" calcext:value-type="float">
            <text:p>64778,00</text:p>
          </table:table-cell>
          <table:table-cell office:value-type="float" office:value="0.439205955334988" calcext:value-type="float">
            <text:p>0,44</text:p>
          </table:table-cell>
        </table:table-row>
        <table:table-row table:style-name="ro2">
          <table:table-cell office:value-type="float" office:value="125" calcext:value-type="float">
            <text:p>125,00</text:p>
          </table:table-cell>
          <table:table-cell office:value-type="float" office:value="81450" calcext:value-type="float">
            <text:p>81450,00</text:p>
          </table:table-cell>
          <table:table-cell office:value-type="float" office:value="0.194656488549618" calcext:value-type="float">
            <text:p>0,19</text:p>
          </table:table-cell>
          <table:table-cell office:value-type="float" office:value="81828" calcext:value-type="float">
            <text:p>81828,00</text:p>
          </table:table-cell>
          <table:table-cell office:value-type="float" office:value="0.241676942046856" calcext:value-type="float">
            <text:p>0,24</text:p>
          </table:table-cell>
          <table:table-cell office:value-type="float" office:value="40549" calcext:value-type="float">
            <text:p>40549,00</text:p>
          </table:table-cell>
          <table:table-cell office:value-type="float" office:value="0.322418136020151" calcext:value-type="float">
            <text:p>0,32</text:p>
          </table:table-cell>
          <table:table-cell office:value-type="float" office:value="62004" calcext:value-type="float">
            <text:p>62004,00</text:p>
          </table:table-cell>
          <table:table-cell office:value-type="float" office:value="0.43424317617866" calcext:value-type="float">
            <text:p>0,43</text:p>
          </table:table-cell>
        </table:table-row>
        <table:table-row table:style-name="ro2">
          <table:table-cell office:value-type="float" office:value="126" calcext:value-type="float">
            <text:p>126,00</text:p>
          </table:table-cell>
          <table:table-cell office:value-type="float" office:value="81797" calcext:value-type="float">
            <text:p>81797,00</text:p>
          </table:table-cell>
          <table:table-cell office:value-type="float" office:value="0.194656488549618" calcext:value-type="float">
            <text:p>0,19</text:p>
          </table:table-cell>
          <table:table-cell office:value-type="float" office:value="80140" calcext:value-type="float">
            <text:p>80140,00</text:p>
          </table:table-cell>
          <table:table-cell office:value-type="float" office:value="0.232961586121437" calcext:value-type="float">
            <text:p>0,23</text:p>
          </table:table-cell>
          <table:table-cell office:value-type="float" office:value="66922" calcext:value-type="float">
            <text:p>66922,00</text:p>
          </table:table-cell>
          <table:table-cell office:value-type="float" office:value="0.329974811083123" calcext:value-type="float">
            <text:p>0,33</text:p>
          </table:table-cell>
          <table:table-cell office:value-type="float" office:value="65560" calcext:value-type="float">
            <text:p>65560,00</text:p>
          </table:table-cell>
          <table:table-cell office:value-type="float" office:value="0.4275" calcext:value-type="float">
            <text:p>0,43</text:p>
          </table:table-cell>
        </table:table-row>
        <table:table-row table:style-name="ro2">
          <table:table-cell office:value-type="float" office:value="127" calcext:value-type="float">
            <text:p>127,00</text:p>
          </table:table-cell>
          <table:table-cell office:value-type="float" office:value="82992" calcext:value-type="float">
            <text:p>82992,00</text:p>
          </table:table-cell>
          <table:table-cell office:value-type="float" office:value="0.193384223918575" calcext:value-type="float">
            <text:p>0,19</text:p>
          </table:table-cell>
          <table:table-cell office:value-type="float" office:value="82075" calcext:value-type="float">
            <text:p>82075,00</text:p>
          </table:table-cell>
          <table:table-cell office:value-type="float" office:value="0.245679012345679" calcext:value-type="float">
            <text:p>0,25</text:p>
          </table:table-cell>
          <table:table-cell office:value-type="float" office:value="66271" calcext:value-type="float">
            <text:p>66271,00</text:p>
          </table:table-cell>
          <table:table-cell office:value-type="float" office:value="0.326582278481013" calcext:value-type="float">
            <text:p>0,33</text:p>
          </table:table-cell>
          <table:table-cell office:value-type="float" office:value="64911" calcext:value-type="float">
            <text:p>64911,00</text:p>
          </table:table-cell>
          <table:table-cell office:value-type="float" office:value="0.43640897755611" calcext:value-type="float">
            <text:p>0,44</text:p>
          </table:table-cell>
        </table:table-row>
        <table:table-row table:style-name="ro2">
          <table:table-cell office:value-type="float" office:value="128" calcext:value-type="float">
            <text:p>128,00</text:p>
          </table:table-cell>
          <table:table-cell office:value-type="float" office:value="80724" calcext:value-type="float">
            <text:p>80724,00</text:p>
          </table:table-cell>
          <table:table-cell office:value-type="float" office:value="0.193426042983565" calcext:value-type="float">
            <text:p>0,19</text:p>
          </table:table-cell>
          <table:table-cell office:value-type="float" office:value="82852" calcext:value-type="float">
            <text:p>82852,00</text:p>
          </table:table-cell>
          <table:table-cell office:value-type="float" office:value="0.246609124537608" calcext:value-type="float">
            <text:p>0,25</text:p>
          </table:table-cell>
          <table:table-cell office:value-type="float" office:value="66881" calcext:value-type="float">
            <text:p>66881,00</text:p>
          </table:table-cell>
          <table:table-cell office:value-type="float" office:value="0.32824427480916" calcext:value-type="float">
            <text:p>0,33</text:p>
          </table:table-cell>
          <table:table-cell office:value-type="float" office:value="65296" calcext:value-type="float">
            <text:p>65296,00</text:p>
          </table:table-cell>
          <table:table-cell office:value-type="float" office:value="0.42962962962963" calcext:value-type="float">
            <text:p>0,43</text:p>
          </table:table-cell>
        </table:table-row>
        <table:table-row table:style-name="ro2">
          <table:table-cell office:value-type="float" office:value="129" calcext:value-type="float">
            <text:p>129,00</text:p>
          </table:table-cell>
          <table:table-cell office:value-type="float" office:value="81759" calcext:value-type="float">
            <text:p>81759,00</text:p>
          </table:table-cell>
          <table:table-cell office:value-type="float" office:value="0.199491740787802" calcext:value-type="float">
            <text:p>0,20</text:p>
          </table:table-cell>
          <table:table-cell office:value-type="float" office:value="79932" calcext:value-type="float">
            <text:p>79932,00</text:p>
          </table:table-cell>
          <table:table-cell office:value-type="float" office:value="0.231722428748451" calcext:value-type="float">
            <text:p>0,23</text:p>
          </table:table-cell>
          <table:table-cell office:value-type="float" office:value="46435" calcext:value-type="float">
            <text:p>46435,00</text:p>
          </table:table-cell>
          <table:table-cell office:value-type="float" office:value="0.323979591836735" calcext:value-type="float">
            <text:p>0,32</text:p>
          </table:table-cell>
          <table:table-cell office:value-type="float" office:value="65652" calcext:value-type="float">
            <text:p>65652,00</text:p>
          </table:table-cell>
          <table:table-cell office:value-type="float" office:value="0.43980343980344" calcext:value-type="float">
            <text:p>0,44</text:p>
          </table:table-cell>
        </table:table-row>
        <table:table-row table:style-name="ro2">
          <table:table-cell office:value-type="float" office:value="130" calcext:value-type="float">
            <text:p>130,00</text:p>
          </table:table-cell>
          <table:table-cell office:value-type="float" office:value="82897" calcext:value-type="float">
            <text:p>82897,00</text:p>
          </table:table-cell>
          <table:table-cell office:value-type="float" office:value="0.197218710493047" calcext:value-type="float">
            <text:p>0,20</text:p>
          </table:table-cell>
          <table:table-cell office:value-type="float" office:value="79866" calcext:value-type="float">
            <text:p>79866,00</text:p>
          </table:table-cell>
          <table:table-cell office:value-type="float" office:value="0.241421568627451" calcext:value-type="float">
            <text:p>0,24</text:p>
          </table:table-cell>
          <table:table-cell office:value-type="float" office:value="66839" calcext:value-type="float">
            <text:p>66839,00</text:p>
          </table:table-cell>
          <table:table-cell office:value-type="float" office:value="0.325757575757576" calcext:value-type="float">
            <text:p>0,33</text:p>
          </table:table-cell>
          <table:table-cell office:value-type="float" office:value="65827" calcext:value-type="float">
            <text:p>65827,00</text:p>
          </table:table-cell>
          <table:table-cell office:value-type="float" office:value="0.430025445292621" calcext:value-type="float">
            <text:p>0,43</text:p>
          </table:table-cell>
        </table:table-row>
        <table:table-row table:style-name="ro2">
          <table:table-cell office:value-type="float" office:value="131" calcext:value-type="float">
            <text:p>131,00</text:p>
          </table:table-cell>
          <table:table-cell office:value-type="float" office:value="82543" calcext:value-type="float">
            <text:p>82543,00</text:p>
          </table:table-cell>
          <table:table-cell office:value-type="float" office:value="0.199747155499368" calcext:value-type="float">
            <text:p>0,20</text:p>
          </table:table-cell>
          <table:table-cell office:value-type="float" office:value="77340" calcext:value-type="float">
            <text:p>77340,00</text:p>
          </table:table-cell>
          <table:table-cell office:value-type="float" office:value="0.238622386223862" calcext:value-type="float">
            <text:p>0,24</text:p>
          </table:table-cell>
          <table:table-cell office:value-type="float" office:value="64749" calcext:value-type="float">
            <text:p>64749,00</text:p>
          </table:table-cell>
          <table:table-cell office:value-type="float" office:value="0.328282828282828" calcext:value-type="float">
            <text:p>0,33</text:p>
          </table:table-cell>
          <table:table-cell office:value-type="float" office:value="65341" calcext:value-type="float">
            <text:p>65341,00</text:p>
          </table:table-cell>
          <table:table-cell office:value-type="float" office:value="0.435323383084577" calcext:value-type="float">
            <text:p>0,44</text:p>
          </table:table-cell>
        </table:table-row>
        <table:table-row table:style-name="ro2">
          <table:table-cell office:value-type="float" office:value="132" calcext:value-type="float">
            <text:p>132,00</text:p>
          </table:table-cell>
          <table:table-cell office:value-type="float" office:value="82907" calcext:value-type="float">
            <text:p>82907,00</text:p>
          </table:table-cell>
          <table:table-cell office:value-type="float" office:value="0.200251889168766" calcext:value-type="float">
            <text:p>0,20</text:p>
          </table:table-cell>
          <table:table-cell office:value-type="float" office:value="81421" calcext:value-type="float">
            <text:p>81421,00</text:p>
          </table:table-cell>
          <table:table-cell office:value-type="float" office:value="0.244444444444444" calcext:value-type="float">
            <text:p>0,24</text:p>
          </table:table-cell>
          <table:table-cell office:value-type="float" office:value="41431" calcext:value-type="float">
            <text:p>41431,00</text:p>
          </table:table-cell>
          <table:table-cell office:value-type="float" office:value="0.312020460358056" calcext:value-type="float">
            <text:p>0,31</text:p>
          </table:table-cell>
          <table:table-cell office:value-type="float" office:value="65317" calcext:value-type="float">
            <text:p>65317,00</text:p>
          </table:table-cell>
          <table:table-cell office:value-type="float" office:value="0.428927680798005" calcext:value-type="float">
            <text:p>0,43</text:p>
          </table:table-cell>
        </table:table-row>
        <table:table-row table:style-name="ro2">
          <table:table-cell office:value-type="float" office:value="133" calcext:value-type="float">
            <text:p>133,00</text:p>
          </table:table-cell>
          <table:table-cell office:value-type="float" office:value="79613" calcext:value-type="float">
            <text:p>79613,00</text:p>
          </table:table-cell>
          <table:table-cell office:value-type="float" office:value="0.193670886075949" calcext:value-type="float">
            <text:p>0,19</text:p>
          </table:table-cell>
          <table:table-cell office:value-type="float" office:value="80204" calcext:value-type="float">
            <text:p>80204,00</text:p>
          </table:table-cell>
          <table:table-cell office:value-type="float" office:value="0.236024844720497" calcext:value-type="float">
            <text:p>0,24</text:p>
          </table:table-cell>
          <table:table-cell office:value-type="float" office:value="51672" calcext:value-type="float">
            <text:p>51672,00</text:p>
          </table:table-cell>
          <table:table-cell office:value-type="float" office:value="0.318877551020408" calcext:value-type="float">
            <text:p>0,32</text:p>
          </table:table-cell>
          <table:table-cell office:value-type="float" office:value="63432" calcext:value-type="float">
            <text:p>63432,00</text:p>
          </table:table-cell>
          <table:table-cell office:value-type="float" office:value="0.426065162907268" calcext:value-type="float">
            <text:p>0,43</text:p>
          </table:table-cell>
        </table:table-row>
        <table:table-row table:style-name="ro2">
          <table:table-cell office:value-type="float" office:value="134" calcext:value-type="float">
            <text:p>134,00</text:p>
          </table:table-cell>
          <table:table-cell office:value-type="float" office:value="78783" calcext:value-type="float">
            <text:p>78783,00</text:p>
          </table:table-cell>
          <table:table-cell office:value-type="float" office:value="0.184810126582279" calcext:value-type="float">
            <text:p>0,18</text:p>
          </table:table-cell>
          <table:table-cell office:value-type="float" office:value="81230" calcext:value-type="float">
            <text:p>81230,00</text:p>
          </table:table-cell>
          <table:table-cell office:value-type="float" office:value="0.241676942046856" calcext:value-type="float">
            <text:p>0,24</text:p>
          </table:table-cell>
          <table:table-cell office:value-type="float" office:value="67061" calcext:value-type="float">
            <text:p>67061,00</text:p>
          </table:table-cell>
          <table:table-cell office:value-type="float" office:value="0.31701030927835" calcext:value-type="float">
            <text:p>0,32</text:p>
          </table:table-cell>
          <table:table-cell office:value-type="float" office:value="65119" calcext:value-type="float">
            <text:p>65119,00</text:p>
          </table:table-cell>
          <table:table-cell office:value-type="float" office:value="0.436724565756824" calcext:value-type="float">
            <text:p>0,44</text:p>
          </table:table-cell>
        </table:table-row>
        <table:table-row table:style-name="ro2">
          <table:table-cell office:value-type="float" office:value="135" calcext:value-type="float">
            <text:p>135,00</text:p>
          </table:table-cell>
          <table:table-cell office:value-type="float" office:value="76955" calcext:value-type="float">
            <text:p>76955,00</text:p>
          </table:table-cell>
          <table:table-cell office:value-type="float" office:value="0.187261146496815" calcext:value-type="float">
            <text:p>0,19</text:p>
          </table:table-cell>
          <table:table-cell office:value-type="float" office:value="81194" calcext:value-type="float">
            <text:p>81194,00</text:p>
          </table:table-cell>
          <table:table-cell office:value-type="float" office:value="0.240396530359356" calcext:value-type="float">
            <text:p>0,24</text:p>
          </table:table-cell>
          <table:table-cell office:value-type="float" office:value="66800" calcext:value-type="float">
            <text:p>66800,00</text:p>
          </table:table-cell>
          <table:table-cell office:value-type="float" office:value="0.316195372750643" calcext:value-type="float">
            <text:p>0,32</text:p>
          </table:table-cell>
          <table:table-cell office:value-type="float" office:value="66039" calcext:value-type="float">
            <text:p>66039,00</text:p>
          </table:table-cell>
          <table:table-cell office:value-type="float" office:value="0.443627450980392" calcext:value-type="float">
            <text:p>0,44</text:p>
          </table:table-cell>
        </table:table-row>
        <table:table-row table:style-name="ro2">
          <table:table-cell office:value-type="float" office:value="136" calcext:value-type="float">
            <text:p>136,00</text:p>
          </table:table-cell>
          <table:table-cell office:value-type="float" office:value="82259" calcext:value-type="float">
            <text:p>82259,00</text:p>
          </table:table-cell>
          <table:table-cell office:value-type="float" office:value="0.198986058301648" calcext:value-type="float">
            <text:p>0,20</text:p>
          </table:table-cell>
          <table:table-cell office:value-type="float" office:value="81896" calcext:value-type="float">
            <text:p>81896,00</text:p>
          </table:table-cell>
          <table:table-cell office:value-type="float" office:value="0.245679012345679" calcext:value-type="float">
            <text:p>0,25</text:p>
          </table:table-cell>
          <table:table-cell office:value-type="float" office:value="51120" calcext:value-type="float">
            <text:p>51120,00</text:p>
          </table:table-cell>
          <table:table-cell office:value-type="float" office:value="0.32741116751269" calcext:value-type="float">
            <text:p>0,33</text:p>
          </table:table-cell>
          <table:table-cell office:value-type="float" office:value="65558" calcext:value-type="float">
            <text:p>65558,00</text:p>
          </table:table-cell>
          <table:table-cell office:value-type="float" office:value="0.431761786600496" calcext:value-type="float">
            <text:p>0,43</text:p>
          </table:table-cell>
        </table:table-row>
        <table:table-row table:style-name="ro2">
          <table:table-cell office:value-type="float" office:value="137" calcext:value-type="float">
            <text:p>137,00</text:p>
          </table:table-cell>
          <table:table-cell office:value-type="float" office:value="82806" calcext:value-type="float">
            <text:p>82806,00</text:p>
          </table:table-cell>
          <table:table-cell office:value-type="float" office:value="0.197718631178707" calcext:value-type="float">
            <text:p>0,20</text:p>
          </table:table-cell>
          <table:table-cell office:value-type="float" office:value="75565" calcext:value-type="float">
            <text:p>75565,00</text:p>
          </table:table-cell>
          <table:table-cell office:value-type="float" office:value="0.238036809815951" calcext:value-type="float">
            <text:p>0,24</text:p>
          </table:table-cell>
          <table:table-cell office:value-type="float" office:value="60134" calcext:value-type="float">
            <text:p>60134,00</text:p>
          </table:table-cell>
          <table:table-cell office:value-type="float" office:value="0.3375" calcext:value-type="float">
            <text:p>0,34</text:p>
          </table:table-cell>
          <table:table-cell office:value-type="float" office:value="66054" calcext:value-type="float">
            <text:p>66054,00</text:p>
          </table:table-cell>
          <table:table-cell office:value-type="float" office:value="0.434343434343434" calcext:value-type="float">
            <text:p>0,43</text:p>
          </table:table-cell>
        </table:table-row>
        <table:table-row table:style-name="ro2">
          <table:table-cell office:value-type="float" office:value="138" calcext:value-type="float">
            <text:p>138,00</text:p>
          </table:table-cell>
          <table:table-cell office:value-type="float" office:value="78607" calcext:value-type="float">
            <text:p>78607,00</text:p>
          </table:table-cell>
          <table:table-cell office:value-type="float" office:value="0.189086294416244" calcext:value-type="float">
            <text:p>0,19</text:p>
          </table:table-cell>
          <table:table-cell office:value-type="float" office:value="81469" calcext:value-type="float">
            <text:p>81469,00</text:p>
          </table:table-cell>
          <table:table-cell office:value-type="float" office:value="0.248148148148148" calcext:value-type="float">
            <text:p>0,25</text:p>
          </table:table-cell>
          <table:table-cell office:value-type="float" office:value="45566" calcext:value-type="float">
            <text:p>45566,00</text:p>
          </table:table-cell>
          <table:table-cell office:value-type="float" office:value="0.315384615384615" calcext:value-type="float">
            <text:p>0,32</text:p>
          </table:table-cell>
          <table:table-cell office:value-type="float" office:value="65472" calcext:value-type="float">
            <text:p>65472,00</text:p>
          </table:table-cell>
          <table:table-cell office:value-type="float" office:value="0.432835820895522" calcext:value-type="float">
            <text:p>0,43</text:p>
          </table:table-cell>
        </table:table-row>
        <table:table-row table:style-name="ro2">
          <table:table-cell office:value-type="float" office:value="139" calcext:value-type="float">
            <text:p>139,00</text:p>
          </table:table-cell>
          <table:table-cell office:value-type="float" office:value="82166" calcext:value-type="float">
            <text:p>82166,00</text:p>
          </table:table-cell>
          <table:table-cell office:value-type="float" office:value="0.198492462311558" calcext:value-type="float">
            <text:p>0,20</text:p>
          </table:table-cell>
          <table:table-cell office:value-type="float" office:value="79271" calcext:value-type="float">
            <text:p>79271,00</text:p>
          </table:table-cell>
          <table:table-cell office:value-type="float" office:value="0.239902080783354" calcext:value-type="float">
            <text:p>0,24</text:p>
          </table:table-cell>
          <table:table-cell office:value-type="float" office:value="51655" calcext:value-type="float">
            <text:p>51655,00</text:p>
          </table:table-cell>
          <table:table-cell office:value-type="float" office:value="0.330788804071247" calcext:value-type="float">
            <text:p>0,33</text:p>
          </table:table-cell>
          <table:table-cell office:value-type="float" office:value="58826" calcext:value-type="float">
            <text:p>58826,00</text:p>
          </table:table-cell>
          <table:table-cell office:value-type="float" office:value="0.432098765432099" calcext:value-type="float">
            <text:p>0,43</text:p>
          </table:table-cell>
        </table:table-row>
        <table:table-row table:style-name="ro2">
          <table:table-cell office:value-type="float" office:value="140" calcext:value-type="float">
            <text:p>140,00</text:p>
          </table:table-cell>
          <table:table-cell office:value-type="float" office:value="80621" calcext:value-type="float">
            <text:p>80621,00</text:p>
          </table:table-cell>
          <table:table-cell office:value-type="float" office:value="0.196679438058748" calcext:value-type="float">
            <text:p>0,20</text:p>
          </table:table-cell>
          <table:table-cell office:value-type="float" office:value="79781" calcext:value-type="float">
            <text:p>79781,00</text:p>
          </table:table-cell>
          <table:table-cell office:value-type="float" office:value="0.23921085080148" calcext:value-type="float">
            <text:p>0,24</text:p>
          </table:table-cell>
          <table:table-cell office:value-type="float" office:value="48842" calcext:value-type="float">
            <text:p>48842,00</text:p>
          </table:table-cell>
          <table:table-cell office:value-type="float" office:value="0.323076923076923" calcext:value-type="float">
            <text:p>0,32</text:p>
          </table:table-cell>
          <table:table-cell office:value-type="float" office:value="63731" calcext:value-type="float">
            <text:p>63731,00</text:p>
          </table:table-cell>
          <table:table-cell office:value-type="float" office:value="0.428927680798005" calcext:value-type="float">
            <text:p>0,43</text:p>
          </table:table-cell>
        </table:table-row>
        <table:table-row table:style-name="ro2">
          <table:table-cell office:value-type="float" office:value="141" calcext:value-type="float">
            <text:p>141,00</text:p>
          </table:table-cell>
          <table:table-cell office:value-type="float" office:value="79383" calcext:value-type="float">
            <text:p>79383,00</text:p>
          </table:table-cell>
          <table:table-cell office:value-type="float" office:value="0.194936708860759" calcext:value-type="float">
            <text:p>0,19</text:p>
          </table:table-cell>
          <table:table-cell office:value-type="float" office:value="78702" calcext:value-type="float">
            <text:p>78702,00</text:p>
          </table:table-cell>
          <table:table-cell office:value-type="float" office:value="0.242274412855377" calcext:value-type="float">
            <text:p>0,24</text:p>
          </table:table-cell>
          <table:table-cell office:value-type="float" office:value="64186" calcext:value-type="float">
            <text:p>64186,00</text:p>
          </table:table-cell>
          <table:table-cell office:value-type="float" office:value="0.329974811083123" calcext:value-type="float">
            <text:p>0,33</text:p>
          </table:table-cell>
          <table:table-cell office:value-type="float" office:value="66570" calcext:value-type="float">
            <text:p>66570,00</text:p>
          </table:table-cell>
          <table:table-cell office:value-type="float" office:value="0.441687344913151" calcext:value-type="float">
            <text:p>0,44</text:p>
          </table:table-cell>
        </table:table-row>
        <table:table-row table:style-name="ro2">
          <table:table-cell office:value-type="float" office:value="142" calcext:value-type="float">
            <text:p>142,00</text:p>
          </table:table-cell>
          <table:table-cell office:value-type="float" office:value="82467" calcext:value-type="float">
            <text:p>82467,00</text:p>
          </table:table-cell>
          <table:table-cell office:value-type="float" office:value="0.198986058301648" calcext:value-type="float">
            <text:p>0,20</text:p>
          </table:table-cell>
          <table:table-cell office:value-type="float" office:value="81259" calcext:value-type="float">
            <text:p>81259,00</text:p>
          </table:table-cell>
          <table:table-cell office:value-type="float" office:value="0.242874845105328" calcext:value-type="float">
            <text:p>0,24</text:p>
          </table:table-cell>
          <table:table-cell office:value-type="float" office:value="45422" calcext:value-type="float">
            <text:p>45422,00</text:p>
          </table:table-cell>
          <table:table-cell office:value-type="float" office:value="0.324050632911392" calcext:value-type="float">
            <text:p>0,32</text:p>
          </table:table-cell>
          <table:table-cell office:value-type="float" office:value="65059" calcext:value-type="float">
            <text:p>65059,00</text:p>
          </table:table-cell>
          <table:table-cell office:value-type="float" office:value="0.435768261964735" calcext:value-type="float">
            <text:p>0,44</text:p>
          </table:table-cell>
        </table:table-row>
        <table:table-row table:style-name="ro2">
          <table:table-cell office:value-type="float" office:value="143" calcext:value-type="float">
            <text:p>143,00</text:p>
          </table:table-cell>
          <table:table-cell office:value-type="float" office:value="81655" calcext:value-type="float">
            <text:p>81655,00</text:p>
          </table:table-cell>
          <table:table-cell office:value-type="float" office:value="0.196700507614213" calcext:value-type="float">
            <text:p>0,20</text:p>
          </table:table-cell>
          <table:table-cell office:value-type="float" office:value="83663" calcext:value-type="float">
            <text:p>83663,00</text:p>
          </table:table-cell>
          <table:table-cell office:value-type="float" office:value="0.249379652605459" calcext:value-type="float">
            <text:p>0,25</text:p>
          </table:table-cell>
          <table:table-cell office:value-type="float" office:value="65081" calcext:value-type="float">
            <text:p>65081,00</text:p>
          </table:table-cell>
          <table:table-cell office:value-type="float" office:value="0.330808080808081" calcext:value-type="float">
            <text:p>0,33</text:p>
          </table:table-cell>
          <table:table-cell office:value-type="float" office:value="64265" calcext:value-type="float">
            <text:p>64265,00</text:p>
          </table:table-cell>
          <table:table-cell office:value-type="float" office:value="0.434567901234568" calcext:value-type="float">
            <text:p>0,43</text:p>
          </table:table-cell>
        </table:table-row>
        <table:table-row table:style-name="ro2">
          <table:table-cell office:value-type="float" office:value="144" calcext:value-type="float">
            <text:p>144,00</text:p>
          </table:table-cell>
          <table:table-cell office:value-type="float" office:value="77855" calcext:value-type="float">
            <text:p>77855,00</text:p>
          </table:table-cell>
          <table:table-cell office:value-type="float" office:value="0.191381495564005" calcext:value-type="float">
            <text:p>0,19</text:p>
          </table:table-cell>
          <table:table-cell office:value-type="float" office:value="81075" calcext:value-type="float">
            <text:p>81075,00</text:p>
          </table:table-cell>
          <table:table-cell office:value-type="float" office:value="0.24009900990099" calcext:value-type="float">
            <text:p>0,24</text:p>
          </table:table-cell>
          <table:table-cell office:value-type="float" office:value="39533" calcext:value-type="float">
            <text:p>39533,00</text:p>
          </table:table-cell>
          <table:table-cell office:value-type="float" office:value="0.319796954314721" calcext:value-type="float">
            <text:p>0,32</text:p>
          </table:table-cell>
          <table:table-cell office:value-type="float" office:value="65828" calcext:value-type="float">
            <text:p>65828,00</text:p>
          </table:table-cell>
          <table:table-cell office:value-type="float" office:value="0.432098765432099" calcext:value-type="float">
            <text:p>0,43</text:p>
          </table:table-cell>
        </table:table-row>
        <table:table-row table:style-name="ro2">
          <table:table-cell office:value-type="float" office:value="145" calcext:value-type="float">
            <text:p>145,00</text:p>
          </table:table-cell>
          <table:table-cell office:value-type="float" office:value="80981" calcext:value-type="float">
            <text:p>80981,00</text:p>
          </table:table-cell>
          <table:table-cell office:value-type="float" office:value="0.190597204574333" calcext:value-type="float">
            <text:p>0,19</text:p>
          </table:table-cell>
          <table:table-cell office:value-type="float" office:value="80672" calcext:value-type="float">
            <text:p>80672,00</text:p>
          </table:table-cell>
          <table:table-cell office:value-type="float" office:value="0.237918215613383" calcext:value-type="float">
            <text:p>0,24</text:p>
          </table:table-cell>
          <table:table-cell office:value-type="float" office:value="65119" calcext:value-type="float">
            <text:p>65119,00</text:p>
          </table:table-cell>
          <table:table-cell office:value-type="float" office:value="0.332480818414322" calcext:value-type="float">
            <text:p>0,33</text:p>
          </table:table-cell>
          <table:table-cell office:value-type="float" office:value="60328" calcext:value-type="float">
            <text:p>60328,00</text:p>
          </table:table-cell>
          <table:table-cell office:value-type="float" office:value="0.432835820895522" calcext:value-type="float">
            <text:p>0,43</text:p>
          </table:table-cell>
        </table:table-row>
        <table:table-row table:style-name="ro2">
          <table:table-cell office:value-type="float" office:value="146" calcext:value-type="float">
            <text:p>146,00</text:p>
          </table:table-cell>
          <table:table-cell office:value-type="float" office:value="82623" calcext:value-type="float">
            <text:p>82623,00</text:p>
          </table:table-cell>
          <table:table-cell office:value-type="float" office:value="0.19746835443038" calcext:value-type="float">
            <text:p>0,20</text:p>
          </table:table-cell>
          <table:table-cell office:value-type="float" office:value="81257" calcext:value-type="float">
            <text:p>81257,00</text:p>
          </table:table-cell>
          <table:table-cell office:value-type="float" office:value="0.23680981595092" calcext:value-type="float">
            <text:p>0,24</text:p>
          </table:table-cell>
          <table:table-cell office:value-type="float" office:value="67086" calcext:value-type="float">
            <text:p>67086,00</text:p>
          </table:table-cell>
          <table:table-cell office:value-type="float" office:value="0.322164948453608" calcext:value-type="float">
            <text:p>0,32</text:p>
          </table:table-cell>
          <table:table-cell office:value-type="float" office:value="66261" calcext:value-type="float">
            <text:p>66261,00</text:p>
          </table:table-cell>
          <table:table-cell office:value-type="float" office:value="0.442786069651741" calcext:value-type="float">
            <text:p>0,44</text:p>
          </table:table-cell>
        </table:table-row>
        <table:table-row table:style-name="ro2">
          <table:table-cell office:value-type="float" office:value="147" calcext:value-type="float">
            <text:p>147,00</text:p>
          </table:table-cell>
          <table:table-cell office:value-type="float" office:value="82451" calcext:value-type="float">
            <text:p>82451,00</text:p>
          </table:table-cell>
          <table:table-cell office:value-type="float" office:value="0.19949494949495" calcext:value-type="float">
            <text:p>0,20</text:p>
          </table:table-cell>
          <table:table-cell office:value-type="float" office:value="82631" calcext:value-type="float">
            <text:p>82631,00</text:p>
          </table:table-cell>
          <table:table-cell office:value-type="float" office:value="0.243872549019608" calcext:value-type="float">
            <text:p>0,24</text:p>
          </table:table-cell>
          <table:table-cell office:value-type="float" office:value="66769" calcext:value-type="float">
            <text:p>66769,00</text:p>
          </table:table-cell>
          <table:table-cell office:value-type="float" office:value="0.343283582089552" calcext:value-type="float">
            <text:p>0,34</text:p>
          </table:table-cell>
          <table:table-cell office:value-type="float" office:value="62781" calcext:value-type="float">
            <text:p>62781,00</text:p>
          </table:table-cell>
          <table:table-cell office:value-type="float" office:value="0.428571428571429" calcext:value-type="float">
            <text:p>0,43</text:p>
          </table:table-cell>
        </table:table-row>
        <table:table-row table:style-name="ro2">
          <table:table-cell office:value-type="float" office:value="148" calcext:value-type="float">
            <text:p>148,00</text:p>
          </table:table-cell>
          <table:table-cell office:value-type="float" office:value="82670" calcext:value-type="float">
            <text:p>82670,00</text:p>
          </table:table-cell>
          <table:table-cell office:value-type="float" office:value="0.194656488549618" calcext:value-type="float">
            <text:p>0,19</text:p>
          </table:table-cell>
          <table:table-cell office:value-type="float" office:value="80676" calcext:value-type="float">
            <text:p>80676,00</text:p>
          </table:table-cell>
          <table:table-cell office:value-type="float" office:value="0.240740740740741" calcext:value-type="float">
            <text:p>0,24</text:p>
          </table:table-cell>
          <table:table-cell office:value-type="float" office:value="60720" calcext:value-type="float">
            <text:p>60720,00</text:p>
          </table:table-cell>
          <table:table-cell office:value-type="float" office:value="0.31701030927835" calcext:value-type="float">
            <text:p>0,32</text:p>
          </table:table-cell>
          <table:table-cell office:value-type="float" office:value="64137" calcext:value-type="float">
            <text:p>64137,00</text:p>
          </table:table-cell>
          <table:table-cell office:value-type="float" office:value="0.439205955334988" calcext:value-type="float">
            <text:p>0,44</text:p>
          </table:table-cell>
        </table:table-row>
        <table:table-row table:style-name="ro2">
          <table:table-cell office:value-type="float" office:value="149" calcext:value-type="float">
            <text:p>149,00</text:p>
          </table:table-cell>
          <table:table-cell office:value-type="float" office:value="82538" calcext:value-type="float">
            <text:p>82538,00</text:p>
          </table:table-cell>
          <table:table-cell office:value-type="float" office:value="0.196700507614213" calcext:value-type="float">
            <text:p>0,20</text:p>
          </table:table-cell>
          <table:table-cell office:value-type="float" office:value="81995" calcext:value-type="float">
            <text:p>81995,00</text:p>
          </table:table-cell>
          <table:table-cell office:value-type="float" office:value="0.244444444444444" calcext:value-type="float">
            <text:p>0,24</text:p>
          </table:table-cell>
          <table:table-cell office:value-type="float" office:value="44394" calcext:value-type="float">
            <text:p>44394,00</text:p>
          </table:table-cell>
          <table:table-cell office:value-type="float" office:value="0.326530612244898" calcext:value-type="float">
            <text:p>0,33</text:p>
          </table:table-cell>
          <table:table-cell office:value-type="float" office:value="63736" calcext:value-type="float">
            <text:p>63736,00</text:p>
          </table:table-cell>
          <table:table-cell office:value-type="float" office:value="0.431034482758621" calcext:value-type="float">
            <text:p>0,43</text:p>
          </table:table-cell>
        </table:table-row>
        <table:table-row table:style-name="ro2">
          <table:table-cell office:value-type="float" office:value="150" calcext:value-type="float">
            <text:p>150,00</text:p>
          </table:table-cell>
          <table:table-cell office:value-type="float" office:value="81332" calcext:value-type="float">
            <text:p>81332,00</text:p>
          </table:table-cell>
          <table:table-cell office:value-type="float" office:value="0.20251572327044" calcext:value-type="float">
            <text:p>0,20</text:p>
          </table:table-cell>
          <table:table-cell office:value-type="float" office:value="80761" calcext:value-type="float">
            <text:p>80761,00</text:p>
          </table:table-cell>
          <table:table-cell office:value-type="float" office:value="0.240147783251232" calcext:value-type="float">
            <text:p>0,24</text:p>
          </table:table-cell>
          <table:table-cell office:value-type="float" office:value="55904" calcext:value-type="float">
            <text:p>55904,00</text:p>
          </table:table-cell>
          <table:table-cell office:value-type="float" office:value="0.32824427480916" calcext:value-type="float">
            <text:p>0,33</text:p>
          </table:table-cell>
          <table:table-cell office:value-type="float" office:value="65725" calcext:value-type="float">
            <text:p>65725,00</text:p>
          </table:table-cell>
          <table:table-cell office:value-type="float" office:value="0.426065162907268" calcext:value-type="float">
            <text:p>0,43</text:p>
          </table:table-cell>
        </table:table-row>
        <table:table-row table:style-name="ro2">
          <table:table-cell office:value-type="float" office:value="151" calcext:value-type="float">
            <text:p>151,00</text:p>
          </table:table-cell>
          <table:table-cell office:value-type="float" office:value="81952" calcext:value-type="float">
            <text:p>81952,00</text:p>
          </table:table-cell>
          <table:table-cell office:value-type="float" office:value="0.198482932996207" calcext:value-type="float">
            <text:p>0,20</text:p>
          </table:table-cell>
          <table:table-cell office:value-type="float" office:value="82651" calcext:value-type="float">
            <text:p>82651,00</text:p>
          </table:table-cell>
          <table:table-cell office:value-type="float" office:value="0.249385749385749" calcext:value-type="float">
            <text:p>0,25</text:p>
          </table:table-cell>
          <table:table-cell office:value-type="float" office:value="38762" calcext:value-type="float">
            <text:p>38762,00</text:p>
          </table:table-cell>
          <table:table-cell office:value-type="float" office:value="0.316883116883117" calcext:value-type="float">
            <text:p>0,32</text:p>
          </table:table-cell>
          <table:table-cell office:value-type="float" office:value="65125" calcext:value-type="float">
            <text:p>65125,00</text:p>
          </table:table-cell>
          <table:table-cell office:value-type="float" office:value="0.43424317617866" calcext:value-type="float">
            <text:p>0,43</text:p>
          </table:table-cell>
        </table:table-row>
        <table:table-row table:style-name="ro2">
          <table:table-cell office:value-type="float" office:value="152" calcext:value-type="float">
            <text:p>152,00</text:p>
          </table:table-cell>
          <table:table-cell office:value-type="float" office:value="82763" calcext:value-type="float">
            <text:p>82763,00</text:p>
          </table:table-cell>
          <table:table-cell office:value-type="float" office:value="0.19873417721519" calcext:value-type="float">
            <text:p>0,20</text:p>
          </table:table-cell>
          <table:table-cell office:value-type="float" office:value="80113" calcext:value-type="float">
            <text:p>80113,00</text:p>
          </table:table-cell>
          <table:table-cell office:value-type="float" office:value="0.23838630806846" calcext:value-type="float">
            <text:p>0,24</text:p>
          </table:table-cell>
          <table:table-cell office:value-type="float" office:value="53190" calcext:value-type="float">
            <text:p>53190,00</text:p>
          </table:table-cell>
          <table:table-cell office:value-type="float" office:value="0.322250639386189" calcext:value-type="float">
            <text:p>0,32</text:p>
          </table:table-cell>
          <table:table-cell office:value-type="float" office:value="63718" calcext:value-type="float">
            <text:p>63718,00</text:p>
          </table:table-cell>
          <table:table-cell office:value-type="float" office:value="0.440097799511003" calcext:value-type="float">
            <text:p>0,44</text:p>
          </table:table-cell>
        </table:table-row>
        <table:table-row table:style-name="ro2">
          <table:table-cell office:value-type="float" office:value="153" calcext:value-type="float">
            <text:p>153,00</text:p>
          </table:table-cell>
          <table:table-cell office:value-type="float" office:value="82357" calcext:value-type="float">
            <text:p>82357,00</text:p>
          </table:table-cell>
          <table:table-cell office:value-type="float" office:value="0.20506329113924" calcext:value-type="float">
            <text:p>0,21</text:p>
          </table:table-cell>
          <table:table-cell office:value-type="float" office:value="82209" calcext:value-type="float">
            <text:p>82209,00</text:p>
          </table:table-cell>
          <table:table-cell office:value-type="float" office:value="0.244444444444444" calcext:value-type="float">
            <text:p>0,24</text:p>
          </table:table-cell>
          <table:table-cell office:value-type="float" office:value="63659" calcext:value-type="float">
            <text:p>63659,00</text:p>
          </table:table-cell>
          <table:table-cell office:value-type="float" office:value="0.324808184143222" calcext:value-type="float">
            <text:p>0,32</text:p>
          </table:table-cell>
          <table:table-cell office:value-type="float" office:value="57317" calcext:value-type="float">
            <text:p>57317,00</text:p>
          </table:table-cell>
          <table:table-cell office:value-type="float" office:value="0.4275" calcext:value-type="float">
            <text:p>0,43</text:p>
          </table:table-cell>
        </table:table-row>
        <table:table-row table:style-name="ro2">
          <table:table-cell office:value-type="float" office:value="154" calcext:value-type="float">
            <text:p>154,00</text:p>
          </table:table-cell>
          <table:table-cell office:value-type="float" office:value="82442" calcext:value-type="float">
            <text:p>82442,00</text:p>
          </table:table-cell>
          <table:table-cell office:value-type="float" office:value="0.193877551020408" calcext:value-type="float">
            <text:p>0,19</text:p>
          </table:table-cell>
          <table:table-cell office:value-type="float" office:value="79244" calcext:value-type="float">
            <text:p>79244,00</text:p>
          </table:table-cell>
          <table:table-cell office:value-type="float" office:value="0.244171779141104" calcext:value-type="float">
            <text:p>0,24</text:p>
          </table:table-cell>
          <table:table-cell office:value-type="float" office:value="66309" calcext:value-type="float">
            <text:p>66309,00</text:p>
          </table:table-cell>
          <table:table-cell office:value-type="float" office:value="0.325641025641026" calcext:value-type="float">
            <text:p>0,33</text:p>
          </table:table-cell>
          <table:table-cell office:value-type="float" office:value="58916" calcext:value-type="float">
            <text:p>58916,00</text:p>
          </table:table-cell>
          <table:table-cell office:value-type="float" office:value="0.42716049382716" calcext:value-type="float">
            <text:p>0,43</text:p>
          </table:table-cell>
        </table:table-row>
        <table:table-row table:style-name="ro2">
          <table:table-cell office:value-type="float" office:value="155" calcext:value-type="float">
            <text:p>155,00</text:p>
          </table:table-cell>
          <table:table-cell office:value-type="float" office:value="79523" calcext:value-type="float">
            <text:p>79523,00</text:p>
          </table:table-cell>
          <table:table-cell office:value-type="float" office:value="0.191381495564005" calcext:value-type="float">
            <text:p>0,19</text:p>
          </table:table-cell>
          <table:table-cell office:value-type="float" office:value="82427" calcext:value-type="float">
            <text:p>82427,00</text:p>
          </table:table-cell>
          <table:table-cell office:value-type="float" office:value="0.248157248157248" calcext:value-type="float">
            <text:p>0,25</text:p>
          </table:table-cell>
          <table:table-cell office:value-type="float" office:value="43004" calcext:value-type="float">
            <text:p>43004,00</text:p>
          </table:table-cell>
          <table:table-cell office:value-type="float" office:value="0.328282828282828" calcext:value-type="float">
            <text:p>0,33</text:p>
          </table:table-cell>
          <table:table-cell office:value-type="float" office:value="58130" calcext:value-type="float">
            <text:p>58130,00</text:p>
          </table:table-cell>
          <table:table-cell office:value-type="float" office:value="0.431034482758621" calcext:value-type="float">
            <text:p>0,43</text:p>
          </table:table-cell>
        </table:table-row>
        <table:table-row table:style-name="ro2">
          <table:table-cell office:value-type="float" office:value="156" calcext:value-type="float">
            <text:p>156,00</text:p>
          </table:table-cell>
          <table:table-cell office:value-type="float" office:value="80811" calcext:value-type="float">
            <text:p>80811,00</text:p>
          </table:table-cell>
          <table:table-cell office:value-type="float" office:value="0.188535031847134" calcext:value-type="float">
            <text:p>0,19</text:p>
          </table:table-cell>
          <table:table-cell office:value-type="float" office:value="81651" calcext:value-type="float">
            <text:p>81651,00</text:p>
          </table:table-cell>
          <table:table-cell office:value-type="float" office:value="0.239506172839506" calcext:value-type="float">
            <text:p>0,24</text:p>
          </table:table-cell>
          <table:table-cell office:value-type="float" office:value="66606" calcext:value-type="float">
            <text:p>66606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56675" calcext:value-type="float">
            <text:p>56675,00</text:p>
          </table:table-cell>
          <table:table-cell office:value-type="float" office:value="0.4214463840399" calcext:value-type="float">
            <text:p>0,42</text:p>
          </table:table-cell>
        </table:table-row>
        <table:table-row table:style-name="ro2">
          <table:table-cell office:value-type="float" office:value="157" calcext:value-type="float">
            <text:p>157,00</text:p>
          </table:table-cell>
          <table:table-cell office:value-type="float" office:value="83080" calcext:value-type="float">
            <text:p>83080,00</text:p>
          </table:table-cell>
          <table:table-cell office:value-type="float" office:value="0.198986058301648" calcext:value-type="float">
            <text:p>0,20</text:p>
          </table:table-cell>
          <table:table-cell office:value-type="float" office:value="80779" calcext:value-type="float">
            <text:p>80779,00</text:p>
          </table:table-cell>
          <table:table-cell office:value-type="float" office:value="0.23921085080148" calcext:value-type="float">
            <text:p>0,24</text:p>
          </table:table-cell>
          <table:table-cell office:value-type="float" office:value="52069" calcext:value-type="float">
            <text:p>52069,00</text:p>
          </table:table-cell>
          <table:table-cell office:value-type="float" office:value="0.335839598997494" calcext:value-type="float">
            <text:p>0,34</text:p>
          </table:table-cell>
          <table:table-cell office:value-type="float" office:value="63818" calcext:value-type="float">
            <text:p>63818,00</text:p>
          </table:table-cell>
          <table:table-cell office:value-type="float" office:value="0.433168316831683" calcext:value-type="float">
            <text:p>0,43</text:p>
          </table:table-cell>
        </table:table-row>
        <table:table-row table:style-name="ro2">
          <table:table-cell office:value-type="float" office:value="158" calcext:value-type="float">
            <text:p>158,00</text:p>
          </table:table-cell>
          <table:table-cell office:value-type="float" office:value="81102" calcext:value-type="float">
            <text:p>81102,00</text:p>
          </table:table-cell>
          <table:table-cell office:value-type="float" office:value="0.19949494949495" calcext:value-type="float">
            <text:p>0,20</text:p>
          </table:table-cell>
          <table:table-cell office:value-type="float" office:value="77193" calcext:value-type="float">
            <text:p>77193,00</text:p>
          </table:table-cell>
          <table:table-cell office:value-type="float" office:value="0.231920199501247" calcext:value-type="float">
            <text:p>0,23</text:p>
          </table:table-cell>
          <table:table-cell office:value-type="float" office:value="67134" calcext:value-type="float">
            <text:p>67134,00</text:p>
          </table:table-cell>
          <table:table-cell office:value-type="float" office:value="0.328282828282828" calcext:value-type="float">
            <text:p>0,33</text:p>
          </table:table-cell>
          <table:table-cell office:value-type="float" office:value="64565" calcext:value-type="float">
            <text:p>64565,00</text:p>
          </table:table-cell>
          <table:table-cell office:value-type="float" office:value="0.435323383084577" calcext:value-type="float">
            <text:p>0,44</text:p>
          </table:table-cell>
        </table:table-row>
        <table:table-row table:style-name="ro2">
          <table:table-cell office:value-type="float" office:value="159" calcext:value-type="float">
            <text:p>159,00</text:p>
          </table:table-cell>
          <table:table-cell office:value-type="float" office:value="82604" calcext:value-type="float">
            <text:p>82604,00</text:p>
          </table:table-cell>
          <table:table-cell office:value-type="float" office:value="0.203282828282828" calcext:value-type="float">
            <text:p>0,20</text:p>
          </table:table-cell>
          <table:table-cell office:value-type="float" office:value="81732" calcext:value-type="float">
            <text:p>81732,00</text:p>
          </table:table-cell>
          <table:table-cell office:value-type="float" office:value="0.247232472324723" calcext:value-type="float">
            <text:p>0,25</text:p>
          </table:table-cell>
          <table:table-cell office:value-type="float" office:value="66984" calcext:value-type="float">
            <text:p>66984,00</text:p>
          </table:table-cell>
          <table:table-cell office:value-type="float" office:value="0.324808184143223" calcext:value-type="float">
            <text:p>0,32</text:p>
          </table:table-cell>
          <table:table-cell office:value-type="float" office:value="65358" calcext:value-type="float">
            <text:p>65358,00</text:p>
          </table:table-cell>
          <table:table-cell office:value-type="float" office:value="0.437810945273632" calcext:value-type="float">
            <text:p>0,44</text:p>
          </table:table-cell>
        </table:table-row>
        <table:table-row table:style-name="ro2">
          <table:table-cell office:value-type="float" office:value="160" calcext:value-type="float">
            <text:p>160,00</text:p>
          </table:table-cell>
          <table:table-cell office:value-type="float" office:value="83025" calcext:value-type="float">
            <text:p>83025,00</text:p>
          </table:table-cell>
          <table:table-cell office:value-type="float" office:value="0.201765447667087" calcext:value-type="float">
            <text:p>0,20</text:p>
          </table:table-cell>
          <table:table-cell office:value-type="float" office:value="81403" calcext:value-type="float">
            <text:p>81403,00</text:p>
          </table:table-cell>
          <table:table-cell office:value-type="float" office:value="0.246658566221142" calcext:value-type="float">
            <text:p>0,25</text:p>
          </table:table-cell>
          <table:table-cell office:value-type="float" office:value="66934" calcext:value-type="float">
            <text:p>66934,00</text:p>
          </table:table-cell>
          <table:table-cell office:value-type="float" office:value="0.321428571428571" calcext:value-type="float">
            <text:p>0,32</text:p>
          </table:table-cell>
          <table:table-cell office:value-type="float" office:value="62737" calcext:value-type="float">
            <text:p>62737,00</text:p>
          </table:table-cell>
          <table:table-cell office:value-type="float" office:value="0.428927680798005" calcext:value-type="float">
            <text:p>0,43</text:p>
          </table:table-cell>
        </table:table-row>
        <table:table-row table:style-name="ro2">
          <table:table-cell office:value-type="float" office:value="161" calcext:value-type="float">
            <text:p>161,00</text:p>
          </table:table-cell>
          <table:table-cell office:value-type="float" office:value="83125" calcext:value-type="float">
            <text:p>83125,00</text:p>
          </table:table-cell>
          <table:table-cell office:value-type="float" office:value="0.202020202020202" calcext:value-type="float">
            <text:p>0,20</text:p>
          </table:table-cell>
          <table:table-cell office:value-type="float" office:value="83202" calcext:value-type="float">
            <text:p>83202,00</text:p>
          </table:table-cell>
          <table:table-cell office:value-type="float" office:value="0.240694789081886" calcext:value-type="float">
            <text:p>0,24</text:p>
          </table:table-cell>
          <table:table-cell office:value-type="float" office:value="64300" calcext:value-type="float">
            <text:p>64300,00</text:p>
          </table:table-cell>
          <table:table-cell office:value-type="float" office:value="0.325699745547074" calcext:value-type="float">
            <text:p>0,33</text:p>
          </table:table-cell>
          <table:table-cell office:value-type="float" office:value="64793" calcext:value-type="float">
            <text:p>64793,00</text:p>
          </table:table-cell>
          <table:table-cell office:value-type="float" office:value="0.424242424242424" calcext:value-type="float">
            <text:p>0,42</text:p>
          </table:table-cell>
        </table:table-row>
        <table:table-row table:style-name="ro2">
          <table:table-cell office:value-type="float" office:value="162" calcext:value-type="float">
            <text:p>162,00</text:p>
          </table:table-cell>
          <table:table-cell office:value-type="float" office:value="82577" calcext:value-type="float">
            <text:p>82577,00</text:p>
          </table:table-cell>
          <table:table-cell office:value-type="float" office:value="0.206766917293233" calcext:value-type="float">
            <text:p>0,21</text:p>
          </table:table-cell>
          <table:table-cell office:value-type="float" office:value="83321" calcext:value-type="float">
            <text:p>83321,00</text:p>
          </table:table-cell>
          <table:table-cell office:value-type="float" office:value="0.250614250614251" calcext:value-type="float">
            <text:p>0,25</text:p>
          </table:table-cell>
          <table:table-cell office:value-type="float" office:value="48662" calcext:value-type="float">
            <text:p>48662,00</text:p>
          </table:table-cell>
          <table:table-cell office:value-type="float" office:value="0.332493702770781" calcext:value-type="float">
            <text:p>0,33</text:p>
          </table:table-cell>
          <table:table-cell office:value-type="float" office:value="65764" calcext:value-type="float">
            <text:p>65764,00</text:p>
          </table:table-cell>
          <table:table-cell office:value-type="float" office:value="0.431761786600496" calcext:value-type="float">
            <text:p>0,43</text:p>
          </table:table-cell>
        </table:table-row>
        <table:table-row table:style-name="ro2">
          <table:table-cell office:value-type="float" office:value="163" calcext:value-type="float">
            <text:p>163,00</text:p>
          </table:table-cell>
          <table:table-cell office:value-type="float" office:value="78671" calcext:value-type="float">
            <text:p>78671,00</text:p>
          </table:table-cell>
          <table:table-cell office:value-type="float" office:value="0.193181818181818" calcext:value-type="float">
            <text:p>0,19</text:p>
          </table:table-cell>
          <table:table-cell office:value-type="float" office:value="82152" calcext:value-type="float">
            <text:p>82152,00</text:p>
          </table:table-cell>
          <table:table-cell office:value-type="float" office:value="0.244772447724477" calcext:value-type="float">
            <text:p>0,24</text:p>
          </table:table-cell>
          <table:table-cell office:value-type="float" office:value="55928" calcext:value-type="float">
            <text:p>55928,00</text:p>
          </table:table-cell>
          <table:table-cell office:value-type="float" office:value="0.316195372750643" calcext:value-type="float">
            <text:p>0,32</text:p>
          </table:table-cell>
          <table:table-cell office:value-type="float" office:value="63404" calcext:value-type="float">
            <text:p>63404,00</text:p>
          </table:table-cell>
          <table:table-cell office:value-type="float" office:value="0.431761786600496" calcext:value-type="float">
            <text:p>0,43</text:p>
          </table:table-cell>
        </table:table-row>
        <table:table-row table:style-name="ro2">
          <table:table-cell office:value-type="float" office:value="164" calcext:value-type="float">
            <text:p>164,00</text:p>
          </table:table-cell>
          <table:table-cell office:value-type="float" office:value="81907" calcext:value-type="float">
            <text:p>81907,00</text:p>
          </table:table-cell>
          <table:table-cell office:value-type="float" office:value="0.2" calcext:value-type="float">
            <text:p>0,20</text:p>
          </table:table-cell>
          <table:table-cell office:value-type="float" office:value="82342" calcext:value-type="float">
            <text:p>82342,00</text:p>
          </table:table-cell>
          <table:table-cell office:value-type="float" office:value="0.2460024600246" calcext:value-type="float">
            <text:p>0,25</text:p>
          </table:table-cell>
          <table:table-cell office:value-type="float" office:value="39206" calcext:value-type="float">
            <text:p>39206,00</text:p>
          </table:table-cell>
          <table:table-cell office:value-type="float" office:value="0.3248730964467" calcext:value-type="float">
            <text:p>0,32</text:p>
          </table:table-cell>
          <table:table-cell office:value-type="float" office:value="63108" calcext:value-type="float">
            <text:p>63108,00</text:p>
          </table:table-cell>
          <table:table-cell office:value-type="float" office:value="0.415816326530612" calcext:value-type="float">
            <text:p>0,42</text:p>
          </table:table-cell>
        </table:table-row>
        <table:table-row table:style-name="ro2">
          <table:table-cell office:value-type="float" office:value="165" calcext:value-type="float">
            <text:p>165,00</text:p>
          </table:table-cell>
          <table:table-cell office:value-type="float" office:value="82680" calcext:value-type="float">
            <text:p>82680,00</text:p>
          </table:table-cell>
          <table:table-cell office:value-type="float" office:value="0.20253164556962" calcext:value-type="float">
            <text:p>0,20</text:p>
          </table:table-cell>
          <table:table-cell office:value-type="float" office:value="80464" calcext:value-type="float">
            <text:p>80464,00</text:p>
          </table:table-cell>
          <table:table-cell office:value-type="float" office:value="0.24537607891492" calcext:value-type="float">
            <text:p>0,25</text:p>
          </table:table-cell>
          <table:table-cell office:value-type="float" office:value="64224" calcext:value-type="float">
            <text:p>64224,00</text:p>
          </table:table-cell>
          <table:table-cell office:value-type="float" office:value="0.331645569620253" calcext:value-type="float">
            <text:p>0,33</text:p>
          </table:table-cell>
          <table:table-cell office:value-type="float" office:value="63370" calcext:value-type="float">
            <text:p>63370,00</text:p>
          </table:table-cell>
          <table:table-cell office:value-type="float" office:value="0.425373134328358" calcext:value-type="float">
            <text:p>0,43</text:p>
          </table:table-cell>
        </table:table-row>
        <table:table-row table:style-name="ro2">
          <table:table-cell office:value-type="float" office:value="166" calcext:value-type="float">
            <text:p>166,00</text:p>
          </table:table-cell>
          <table:table-cell office:value-type="float" office:value="81284" calcext:value-type="float">
            <text:p>81284,00</text:p>
          </table:table-cell>
          <table:table-cell office:value-type="float" office:value="0.19746835443038" calcext:value-type="float">
            <text:p>0,20</text:p>
          </table:table-cell>
          <table:table-cell office:value-type="float" office:value="81937" calcext:value-type="float">
            <text:p>81937,00</text:p>
          </table:table-cell>
          <table:table-cell office:value-type="float" office:value="0.243574051407589" calcext:value-type="float">
            <text:p>0,24</text:p>
          </table:table-cell>
          <table:table-cell office:value-type="float" office:value="67197" calcext:value-type="float">
            <text:p>67197,00</text:p>
          </table:table-cell>
          <table:table-cell office:value-type="float" office:value="0.317135549872123" calcext:value-type="float">
            <text:p>0,32</text:p>
          </table:table-cell>
          <table:table-cell office:value-type="float" office:value="64016" calcext:value-type="float">
            <text:p>64016,00</text:p>
          </table:table-cell>
          <table:table-cell office:value-type="float" office:value="0.435960591133005" calcext:value-type="float">
            <text:p>0,44</text:p>
          </table:table-cell>
        </table:table-row>
        <table:table-row table:style-name="ro2">
          <table:table-cell office:value-type="float" office:value="167" calcext:value-type="float">
            <text:p>167,00</text:p>
          </table:table-cell>
          <table:table-cell office:value-type="float" office:value="78345" calcext:value-type="float">
            <text:p>78345,00</text:p>
          </table:table-cell>
          <table:table-cell office:value-type="float" office:value="0.193426042983565" calcext:value-type="float">
            <text:p>0,19</text:p>
          </table:table-cell>
          <table:table-cell office:value-type="float" office:value="80521" calcext:value-type="float">
            <text:p>80521,00</text:p>
          </table:table-cell>
          <table:table-cell office:value-type="float" office:value="0.23680981595092" calcext:value-type="float">
            <text:p>0,24</text:p>
          </table:table-cell>
          <table:table-cell office:value-type="float" office:value="61978" calcext:value-type="float">
            <text:p>61978,00</text:p>
          </table:table-cell>
          <table:table-cell office:value-type="float" office:value="0.336683417085427" calcext:value-type="float">
            <text:p>0,34</text:p>
          </table:table-cell>
          <table:table-cell office:value-type="float" office:value="65381" calcext:value-type="float">
            <text:p>65381,00</text:p>
          </table:table-cell>
          <table:table-cell office:value-type="float" office:value="0.43424317617866" calcext:value-type="float">
            <text:p>0,43</text:p>
          </table:table-cell>
        </table:table-row>
        <table:table-row table:style-name="ro2">
          <table:table-cell office:value-type="float" office:value="168" calcext:value-type="float">
            <text:p>168,00</text:p>
          </table:table-cell>
          <table:table-cell office:value-type="float" office:value="81326" calcext:value-type="float">
            <text:p>81326,00</text:p>
          </table:table-cell>
          <table:table-cell office:value-type="float" office:value="0.194936708860759" calcext:value-type="float">
            <text:p>0,19</text:p>
          </table:table-cell>
          <table:table-cell office:value-type="float" office:value="81584" calcext:value-type="float">
            <text:p>81584,00</text:p>
          </table:table-cell>
          <table:table-cell office:value-type="float" office:value="0.251231527093596" calcext:value-type="float">
            <text:p>0,25</text:p>
          </table:table-cell>
          <table:table-cell office:value-type="float" office:value="66804" calcext:value-type="float">
            <text:p>66804,00</text:p>
          </table:table-cell>
          <table:table-cell office:value-type="float" office:value="0.311855670103093" calcext:value-type="float">
            <text:p>0,31</text:p>
          </table:table-cell>
          <table:table-cell office:value-type="float" office:value="65254" calcext:value-type="float">
            <text:p>65254,00</text:p>
          </table:table-cell>
          <table:table-cell office:value-type="float" office:value="0.430348258706468" calcext:value-type="float">
            <text:p>0,43</text:p>
          </table:table-cell>
        </table:table-row>
        <table:table-row table:style-name="ro2">
          <table:table-cell office:value-type="float" office:value="169" calcext:value-type="float">
            <text:p>169,00</text:p>
          </table:table-cell>
          <table:table-cell office:value-type="float" office:value="76583" calcext:value-type="float">
            <text:p>76583,00</text:p>
          </table:table-cell>
          <table:table-cell office:value-type="float" office:value="0.185840707964602" calcext:value-type="float">
            <text:p>0,19</text:p>
          </table:table-cell>
          <table:table-cell office:value-type="float" office:value="80302" calcext:value-type="float">
            <text:p>80302,00</text:p>
          </table:table-cell>
          <table:table-cell office:value-type="float" office:value="0.230864197530864" calcext:value-type="float">
            <text:p>0,23</text:p>
          </table:table-cell>
          <table:table-cell office:value-type="float" office:value="47801" calcext:value-type="float">
            <text:p>47801,00</text:p>
          </table:table-cell>
          <table:table-cell office:value-type="float" office:value="0.323979591836735" calcext:value-type="float">
            <text:p>0,32</text:p>
          </table:table-cell>
          <table:table-cell office:value-type="float" office:value="66173" calcext:value-type="float">
            <text:p>66173,00</text:p>
          </table:table-cell>
          <table:table-cell office:value-type="float" office:value="0.448877805486284" calcext:value-type="float">
            <text:p>0,45</text:p>
          </table:table-cell>
        </table:table-row>
        <table:table-row table:style-name="ro2">
          <table:table-cell office:value-type="float" office:value="170" calcext:value-type="float">
            <text:p>170,00</text:p>
          </table:table-cell>
          <table:table-cell office:value-type="float" office:value="76583" calcext:value-type="float">
            <text:p>76583,00</text:p>
          </table:table-cell>
          <table:table-cell office:value-type="float" office:value="0.184243964421855" calcext:value-type="float">
            <text:p>0,18</text:p>
          </table:table-cell>
          <table:table-cell office:value-type="float" office:value="80089" calcext:value-type="float">
            <text:p>80089,00</text:p>
          </table:table-cell>
          <table:table-cell office:value-type="float" office:value="0.235148514851485" calcext:value-type="float">
            <text:p>0,24</text:p>
          </table:table-cell>
          <table:table-cell office:value-type="float" office:value="67127" calcext:value-type="float">
            <text:p>67127,00</text:p>
          </table:table-cell>
          <table:table-cell office:value-type="float" office:value="0.336658354114713" calcext:value-type="float">
            <text:p>0,34</text:p>
          </table:table-cell>
          <table:table-cell office:value-type="float" office:value="65712" calcext:value-type="float">
            <text:p>65712,00</text:p>
          </table:table-cell>
          <table:table-cell office:value-type="float" office:value="0.430348258706468" calcext:value-type="float">
            <text:p>0,43</text:p>
          </table:table-cell>
        </table:table-row>
        <table:table-row table:style-name="ro2">
          <table:table-cell office:value-type="float" office:value="171" calcext:value-type="float">
            <text:p>171,00</text:p>
          </table:table-cell>
          <table:table-cell office:value-type="float" office:value="83077" calcext:value-type="float">
            <text:p>83077,00</text:p>
          </table:table-cell>
          <table:table-cell office:value-type="float" office:value="0.198986058301648" calcext:value-type="float">
            <text:p>0,20</text:p>
          </table:table-cell>
          <table:table-cell office:value-type="float" office:value="73037" calcext:value-type="float">
            <text:p>73037,00</text:p>
          </table:table-cell>
          <table:table-cell office:value-type="float" office:value="0.225647348951911" calcext:value-type="float">
            <text:p>0,23</text:p>
          </table:table-cell>
          <table:table-cell office:value-type="float" office:value="67291" calcext:value-type="float">
            <text:p>67291,00</text:p>
          </table:table-cell>
          <table:table-cell office:value-type="float" office:value="0.330808080808081" calcext:value-type="float">
            <text:p>0,33</text:p>
          </table:table-cell>
          <table:table-cell office:value-type="float" office:value="65392" calcext:value-type="float">
            <text:p>65392,00</text:p>
          </table:table-cell>
          <table:table-cell office:value-type="float" office:value="0.43424317617866" calcext:value-type="float">
            <text:p>0,43</text:p>
          </table:table-cell>
        </table:table-row>
        <table:table-row table:style-name="ro2">
          <table:table-cell office:value-type="float" office:value="172" calcext:value-type="float">
            <text:p>172,00</text:p>
          </table:table-cell>
          <table:table-cell office:value-type="float" office:value="83226" calcext:value-type="float">
            <text:p>83226,00</text:p>
          </table:table-cell>
          <table:table-cell office:value-type="float" office:value="0.196700507614213" calcext:value-type="float">
            <text:p>0,20</text:p>
          </table:table-cell>
          <table:table-cell office:value-type="float" office:value="82304" calcext:value-type="float">
            <text:p>82304,00</text:p>
          </table:table-cell>
          <table:table-cell office:value-type="float" office:value="0.24317617866005" calcext:value-type="float">
            <text:p>0,24</text:p>
          </table:table-cell>
          <table:table-cell office:value-type="float" office:value="65297" calcext:value-type="float">
            <text:p>65297,00</text:p>
          </table:table-cell>
          <table:table-cell office:value-type="float" office:value="0.335012594458438" calcext:value-type="float">
            <text:p>0,34</text:p>
          </table:table-cell>
          <table:table-cell office:value-type="float" office:value="61914" calcext:value-type="float">
            <text:p>61914,00</text:p>
          </table:table-cell>
          <table:table-cell office:value-type="float" office:value="0.431034482758621" calcext:value-type="float">
            <text:p>0,43</text:p>
          </table:table-cell>
        </table:table-row>
        <table:table-row table:style-name="ro2">
          <table:table-cell office:value-type="float" office:value="173" calcext:value-type="float">
            <text:p>173,00</text:p>
          </table:table-cell>
          <table:table-cell office:value-type="float" office:value="81720" calcext:value-type="float">
            <text:p>81720,00</text:p>
          </table:table-cell>
          <table:table-cell office:value-type="float" office:value="0.199491740787802" calcext:value-type="float">
            <text:p>0,20</text:p>
          </table:table-cell>
          <table:table-cell office:value-type="float" office:value="78324" calcext:value-type="float">
            <text:p>78324,00</text:p>
          </table:table-cell>
          <table:table-cell office:value-type="float" office:value="0.24969696969697" calcext:value-type="float">
            <text:p>0,25</text:p>
          </table:table-cell>
          <table:table-cell office:value-type="float" office:value="65183" calcext:value-type="float">
            <text:p>65183,00</text:p>
          </table:table-cell>
          <table:table-cell office:value-type="float" office:value="0.328282828282828" calcext:value-type="float">
            <text:p>0,33</text:p>
          </table:table-cell>
          <table:table-cell office:value-type="float" office:value="64360" calcext:value-type="float">
            <text:p>64360,00</text:p>
          </table:table-cell>
          <table:table-cell office:value-type="float" office:value="0.426065162907268" calcext:value-type="float">
            <text:p>0,43</text:p>
          </table:table-cell>
        </table:table-row>
        <table:table-row table:style-name="ro2">
          <table:table-cell office:value-type="float" office:value="174" calcext:value-type="float">
            <text:p>174,00</text:p>
          </table:table-cell>
          <table:table-cell office:value-type="float" office:value="81079" calcext:value-type="float">
            <text:p>81079,00</text:p>
          </table:table-cell>
          <table:table-cell office:value-type="float" office:value="0.198482932996207" calcext:value-type="float">
            <text:p>0,20</text:p>
          </table:table-cell>
          <table:table-cell office:value-type="float" office:value="82748" calcext:value-type="float">
            <text:p>82748,00</text:p>
          </table:table-cell>
          <table:table-cell office:value-type="float" office:value="0.241082410824108" calcext:value-type="float">
            <text:p>0,24</text:p>
          </table:table-cell>
          <table:table-cell office:value-type="float" office:value="66586" calcext:value-type="float">
            <text:p>66586,00</text:p>
          </table:table-cell>
          <table:table-cell office:value-type="float" office:value="0.323907455012853" calcext:value-type="float">
            <text:p>0,32</text:p>
          </table:table-cell>
          <table:table-cell office:value-type="float" office:value="65817" calcext:value-type="float">
            <text:p>65817,00</text:p>
          </table:table-cell>
          <table:table-cell office:value-type="float" office:value="0.43424317617866" calcext:value-type="float">
            <text:p>0,43</text:p>
          </table:table-cell>
        </table:table-row>
        <table:table-row table:style-name="ro2">
          <table:table-cell office:value-type="float" office:value="175" calcext:value-type="float">
            <text:p>175,00</text:p>
          </table:table-cell>
          <table:table-cell office:value-type="float" office:value="83045" calcext:value-type="float">
            <text:p>83045,00</text:p>
          </table:table-cell>
          <table:table-cell office:value-type="float" office:value="0.196700507614213" calcext:value-type="float">
            <text:p>0,20</text:p>
          </table:table-cell>
          <table:table-cell office:value-type="float" office:value="79993" calcext:value-type="float">
            <text:p>79993,00</text:p>
          </table:table-cell>
          <table:table-cell office:value-type="float" office:value="0.241038318912237" calcext:value-type="float">
            <text:p>0,24</text:p>
          </table:table-cell>
          <table:table-cell office:value-type="float" office:value="67067" calcext:value-type="float">
            <text:p>67067,00</text:p>
          </table:table-cell>
          <table:table-cell office:value-type="float" office:value="0.330808080808081" calcext:value-type="float">
            <text:p>0,33</text:p>
          </table:table-cell>
          <table:table-cell office:value-type="float" office:value="64629" calcext:value-type="float">
            <text:p>64629,00</text:p>
          </table:table-cell>
          <table:table-cell office:value-type="float" office:value="0.442786069651741" calcext:value-type="float">
            <text:p>0,44</text:p>
          </table:table-cell>
        </table:table-row>
        <table:table-row table:style-name="ro2">
          <table:table-cell office:value-type="float" office:value="176" calcext:value-type="float">
            <text:p>176,00</text:p>
          </table:table-cell>
          <table:table-cell office:value-type="float" office:value="82849" calcext:value-type="float">
            <text:p>82849,00</text:p>
          </table:table-cell>
          <table:table-cell office:value-type="float" office:value="0.19440914866582" calcext:value-type="float">
            <text:p>0,19</text:p>
          </table:table-cell>
          <table:table-cell office:value-type="float" office:value="81173" calcext:value-type="float">
            <text:p>81173,00</text:p>
          </table:table-cell>
          <table:table-cell office:value-type="float" office:value="0.248768472906404" calcext:value-type="float">
            <text:p>0,25</text:p>
          </table:table-cell>
          <table:table-cell office:value-type="float" office:value="66583" calcext:value-type="float">
            <text:p>66583,00</text:p>
          </table:table-cell>
          <table:table-cell office:value-type="float" office:value="0.329974811083123" calcext:value-type="float">
            <text:p>0,33</text:p>
          </table:table-cell>
          <table:table-cell office:value-type="float" office:value="60274" calcext:value-type="float">
            <text:p>60274,00</text:p>
          </table:table-cell>
          <table:table-cell office:value-type="float" office:value="0.411616161616162" calcext:value-type="float">
            <text:p>0,41</text:p>
          </table:table-cell>
        </table:table-row>
        <table:table-row table:style-name="ro2">
          <table:table-cell office:value-type="float" office:value="177" calcext:value-type="float">
            <text:p>177,00</text:p>
          </table:table-cell>
          <table:table-cell office:value-type="float" office:value="80670" calcext:value-type="float">
            <text:p>80670,00</text:p>
          </table:table-cell>
          <table:table-cell office:value-type="float" office:value="0.196451204055767" calcext:value-type="float">
            <text:p>0,20</text:p>
          </table:table-cell>
          <table:table-cell office:value-type="float" office:value="82311" calcext:value-type="float">
            <text:p>82311,00</text:p>
          </table:table-cell>
          <table:table-cell office:value-type="float" office:value="0.248462484624846" calcext:value-type="float">
            <text:p>0,25</text:p>
          </table:table-cell>
          <table:table-cell office:value-type="float" office:value="66809" calcext:value-type="float">
            <text:p>66809,00</text:p>
          </table:table-cell>
          <table:table-cell office:value-type="float" office:value="0.323979591836735" calcext:value-type="float">
            <text:p>0,32</text:p>
          </table:table-cell>
          <table:table-cell office:value-type="float" office:value="65307" calcext:value-type="float">
            <text:p>65307,00</text:p>
          </table:table-cell>
          <table:table-cell office:value-type="float" office:value="0.428571428571429" calcext:value-type="float">
            <text:p>0,43</text:p>
          </table:table-cell>
        </table:table-row>
        <table:table-row table:style-name="ro2">
          <table:table-cell office:value-type="float" office:value="178" calcext:value-type="float">
            <text:p>178,00</text:p>
          </table:table-cell>
          <table:table-cell office:value-type="float" office:value="81666" calcext:value-type="float">
            <text:p>81666,00</text:p>
          </table:table-cell>
          <table:table-cell office:value-type="float" office:value="0.195679796696315" calcext:value-type="float">
            <text:p>0,20</text:p>
          </table:table-cell>
          <table:table-cell office:value-type="float" office:value="77865" calcext:value-type="float">
            <text:p>77865,00</text:p>
          </table:table-cell>
          <table:table-cell office:value-type="float" office:value="0.238622386223862" calcext:value-type="float">
            <text:p>0,24</text:p>
          </table:table-cell>
          <table:table-cell office:value-type="float" office:value="64302" calcext:value-type="float">
            <text:p>64302,00</text:p>
          </table:table-cell>
          <table:table-cell office:value-type="float" office:value="0.320512820512821" calcext:value-type="float">
            <text:p>0,32</text:p>
          </table:table-cell>
          <table:table-cell office:value-type="float" office:value="61394" calcext:value-type="float">
            <text:p>61394,00</text:p>
          </table:table-cell>
          <table:table-cell office:value-type="float" office:value="0.431034482758621" calcext:value-type="float">
            <text:p>0,43</text:p>
          </table:table-cell>
        </table:table-row>
        <table:table-row table:style-name="ro2">
          <table:table-cell office:value-type="float" office:value="179" calcext:value-type="float">
            <text:p>179,00</text:p>
          </table:table-cell>
          <table:table-cell office:value-type="float" office:value="79493" calcext:value-type="float">
            <text:p>79493,00</text:p>
          </table:table-cell>
          <table:table-cell office:value-type="float" office:value="0.189086294416244" calcext:value-type="float">
            <text:p>0,19</text:p>
          </table:table-cell>
          <table:table-cell office:value-type="float" office:value="81347" calcext:value-type="float">
            <text:p>81347,00</text:p>
          </table:table-cell>
          <table:table-cell office:value-type="float" office:value="0.240490797546012" calcext:value-type="float">
            <text:p>0,24</text:p>
          </table:table-cell>
          <table:table-cell office:value-type="float" office:value="51034" calcext:value-type="float">
            <text:p>51034,00</text:p>
          </table:table-cell>
          <table:table-cell office:value-type="float" office:value="0.318766066838046" calcext:value-type="float">
            <text:p>0,32</text:p>
          </table:table-cell>
          <table:table-cell office:value-type="float" office:value="62684" calcext:value-type="float">
            <text:p>62684,00</text:p>
          </table:table-cell>
          <table:table-cell office:value-type="float" office:value="0.435960591133005" calcext:value-type="float">
            <text:p>0,44</text:p>
          </table:table-cell>
        </table:table-row>
        <table:table-row table:style-name="ro2">
          <table:table-cell office:value-type="float" office:value="180" calcext:value-type="float">
            <text:p>180,00</text:p>
          </table:table-cell>
          <table:table-cell office:value-type="float" office:value="81495" calcext:value-type="float">
            <text:p>81495,00</text:p>
          </table:table-cell>
          <table:table-cell office:value-type="float" office:value="0.19949494949495" calcext:value-type="float">
            <text:p>0,20</text:p>
          </table:table-cell>
          <table:table-cell office:value-type="float" office:value="78693" calcext:value-type="float">
            <text:p>78693,00</text:p>
          </table:table-cell>
          <table:table-cell office:value-type="float" office:value="0.234857849196539" calcext:value-type="float">
            <text:p>0,23</text:p>
          </table:table-cell>
          <table:table-cell office:value-type="float" office:value="67045" calcext:value-type="float">
            <text:p>67045,00</text:p>
          </table:table-cell>
          <table:table-cell office:value-type="float" office:value="0.330769230769231" calcext:value-type="float">
            <text:p>0,33</text:p>
          </table:table-cell>
          <table:table-cell office:value-type="float" office:value="64823" calcext:value-type="float">
            <text:p>64823,00</text:p>
          </table:table-cell>
          <table:table-cell office:value-type="float" office:value="0.433497536945813" calcext:value-type="float">
            <text:p>0,43</text:p>
          </table:table-cell>
        </table:table-row>
        <table:table-row table:style-name="ro2">
          <table:table-cell office:value-type="float" office:value="181" calcext:value-type="float">
            <text:p>181,00</text:p>
          </table:table-cell>
          <table:table-cell office:value-type="float" office:value="82521" calcext:value-type="float">
            <text:p>82521,00</text:p>
          </table:table-cell>
          <table:table-cell office:value-type="float" office:value="0.20353982300885" calcext:value-type="float">
            <text:p>0,20</text:p>
          </table:table-cell>
          <table:table-cell office:value-type="float" office:value="81133" calcext:value-type="float">
            <text:p>81133,00</text:p>
          </table:table-cell>
          <table:table-cell office:value-type="float" office:value="0.233333333333333" calcext:value-type="float">
            <text:p>0,23</text:p>
          </table:table-cell>
          <table:table-cell office:value-type="float" office:value="67094" calcext:value-type="float">
            <text:p>67094,00</text:p>
          </table:table-cell>
          <table:table-cell office:value-type="float" office:value="0.332493702770781" calcext:value-type="float">
            <text:p>0,33</text:p>
          </table:table-cell>
          <table:table-cell office:value-type="float" office:value="65439" calcext:value-type="float">
            <text:p>65439,00</text:p>
          </table:table-cell>
          <table:table-cell office:value-type="float" office:value="0.433249370277078" calcext:value-type="float">
            <text:p>0,43</text:p>
          </table:table-cell>
        </table:table-row>
        <table:table-row table:style-name="ro2">
          <table:table-cell office:value-type="float" office:value="182" calcext:value-type="float">
            <text:p>182,00</text:p>
          </table:table-cell>
          <table:table-cell office:value-type="float" office:value="80408" calcext:value-type="float">
            <text:p>80408,00</text:p>
          </table:table-cell>
          <table:table-cell office:value-type="float" office:value="0.194690265486726" calcext:value-type="float">
            <text:p>0,19</text:p>
          </table:table-cell>
          <table:table-cell office:value-type="float" office:value="81656" calcext:value-type="float">
            <text:p>81656,00</text:p>
          </table:table-cell>
          <table:table-cell office:value-type="float" office:value="0.236453201970443" calcext:value-type="float">
            <text:p>0,24</text:p>
          </table:table-cell>
          <table:table-cell office:value-type="float" office:value="67151" calcext:value-type="float">
            <text:p>67151,00</text:p>
          </table:table-cell>
          <table:table-cell office:value-type="float" office:value="0.335839598997494" calcext:value-type="float">
            <text:p>0,34</text:p>
          </table:table-cell>
          <table:table-cell office:value-type="float" office:value="59187" calcext:value-type="float">
            <text:p>59187,00</text:p>
          </table:table-cell>
          <table:table-cell office:value-type="float" office:value="0.42" calcext:value-type="float">
            <text:p>0,42</text:p>
          </table:table-cell>
        </table:table-row>
        <table:table-row table:style-name="ro2">
          <table:table-cell office:value-type="float" office:value="183" calcext:value-type="float">
            <text:p>183,00</text:p>
          </table:table-cell>
          <table:table-cell office:value-type="float" office:value="81050" calcext:value-type="float">
            <text:p>81050,00</text:p>
          </table:table-cell>
          <table:table-cell office:value-type="float" office:value="0.19949494949495" calcext:value-type="float">
            <text:p>0,20</text:p>
          </table:table-cell>
          <table:table-cell office:value-type="float" office:value="79076" calcext:value-type="float">
            <text:p>79076,00</text:p>
          </table:table-cell>
          <table:table-cell office:value-type="float" office:value="0.253382533825338" calcext:value-type="float">
            <text:p>0,25</text:p>
          </table:table-cell>
          <table:table-cell office:value-type="float" office:value="66938" calcext:value-type="float">
            <text:p>66938,00</text:p>
          </table:table-cell>
          <table:table-cell office:value-type="float" office:value="0.3248730964467" calcext:value-type="float">
            <text:p>0,32</text:p>
          </table:table-cell>
          <table:table-cell office:value-type="float" office:value="61813" calcext:value-type="float">
            <text:p>61813,00</text:p>
          </table:table-cell>
          <table:table-cell office:value-type="float" office:value="0.421052631578947" calcext:value-type="float">
            <text:p>0,42</text:p>
          </table:table-cell>
        </table:table-row>
        <table:table-row table:style-name="ro2">
          <table:table-cell office:value-type="float" office:value="184" calcext:value-type="float">
            <text:p>184,00</text:p>
          </table:table-cell>
          <table:table-cell office:value-type="float" office:value="83027" calcext:value-type="float">
            <text:p>83027,00</text:p>
          </table:table-cell>
          <table:table-cell office:value-type="float" office:value="0.191815856777494" calcext:value-type="float">
            <text:p>0,19</text:p>
          </table:table-cell>
          <table:table-cell office:value-type="float" office:value="82357" calcext:value-type="float">
            <text:p>82357,00</text:p>
          </table:table-cell>
          <table:table-cell office:value-type="float" office:value="0.245098039215686" calcext:value-type="float">
            <text:p>0,25</text:p>
          </table:table-cell>
          <table:table-cell office:value-type="float" office:value="67296" calcext:value-type="float">
            <text:p>67296,00</text:p>
          </table:table-cell>
          <table:table-cell office:value-type="float" office:value="0.316195372750643" calcext:value-type="float">
            <text:p>0,32</text:p>
          </table:table-cell>
          <table:table-cell office:value-type="float" office:value="61615" calcext:value-type="float">
            <text:p>61615,00</text:p>
          </table:table-cell>
          <table:table-cell office:value-type="float" office:value="0.4275" calcext:value-type="float">
            <text:p>0,43</text:p>
          </table:table-cell>
        </table:table-row>
        <table:table-row table:style-name="ro2">
          <table:table-cell office:value-type="float" office:value="185" calcext:value-type="float">
            <text:p>185,00</text:p>
          </table:table-cell>
          <table:table-cell office:value-type="float" office:value="74542" calcext:value-type="float">
            <text:p>74542,00</text:p>
          </table:table-cell>
          <table:table-cell office:value-type="float" office:value="0.187421383647799" calcext:value-type="float">
            <text:p>0,19</text:p>
          </table:table-cell>
          <table:table-cell office:value-type="float" office:value="80867" calcext:value-type="float">
            <text:p>80867,00</text:p>
          </table:table-cell>
          <table:table-cell office:value-type="float" office:value="0.240831295843521" calcext:value-type="float">
            <text:p>0,24</text:p>
          </table:table-cell>
          <table:table-cell office:value-type="float" office:value="67010" calcext:value-type="float">
            <text:p>67010,00</text:p>
          </table:table-cell>
          <table:table-cell office:value-type="float" office:value="0.332493702770781" calcext:value-type="float">
            <text:p>0,33</text:p>
          </table:table-cell>
          <table:table-cell office:value-type="float" office:value="61643" calcext:value-type="float">
            <text:p>61643,00</text:p>
          </table:table-cell>
          <table:table-cell office:value-type="float" office:value="0.436274509803922" calcext:value-type="float">
            <text:p>0,44</text:p>
          </table:table-cell>
        </table:table-row>
        <table:table-row table:style-name="ro2">
          <table:table-cell office:value-type="float" office:value="186" calcext:value-type="float">
            <text:p>186,00</text:p>
          </table:table-cell>
          <table:table-cell office:value-type="float" office:value="82217" calcext:value-type="float">
            <text:p>82217,00</text:p>
          </table:table-cell>
          <table:table-cell office:value-type="float" office:value="0.194656488549618" calcext:value-type="float">
            <text:p>0,19</text:p>
          </table:table-cell>
          <table:table-cell office:value-type="float" office:value="79324" calcext:value-type="float">
            <text:p>79324,00</text:p>
          </table:table-cell>
          <table:table-cell office:value-type="float" office:value="0.237100737100737" calcext:value-type="float">
            <text:p>0,24</text:p>
          </table:table-cell>
          <table:table-cell office:value-type="float" office:value="66942" calcext:value-type="float">
            <text:p>66942,00</text:p>
          </table:table-cell>
          <table:table-cell office:value-type="float" office:value="0.324742268041237" calcext:value-type="float">
            <text:p>0,32</text:p>
          </table:table-cell>
          <table:table-cell office:value-type="float" office:value="63777" calcext:value-type="float">
            <text:p>63777,00</text:p>
          </table:table-cell>
          <table:table-cell office:value-type="float" office:value="0.421717171717172" calcext:value-type="float">
            <text:p>0,42</text:p>
          </table:table-cell>
        </table:table-row>
        <table:table-row table:style-name="ro2">
          <table:table-cell office:value-type="float" office:value="187" calcext:value-type="float">
            <text:p>187,00</text:p>
          </table:table-cell>
          <table:table-cell office:value-type="float" office:value="82540" calcext:value-type="float">
            <text:p>82540,00</text:p>
          </table:table-cell>
          <table:table-cell office:value-type="float" office:value="0.20377358490566" calcext:value-type="float">
            <text:p>0,20</text:p>
          </table:table-cell>
          <table:table-cell office:value-type="float" office:value="79733" calcext:value-type="float">
            <text:p>79733,00</text:p>
          </table:table-cell>
          <table:table-cell office:value-type="float" office:value="0.244143033292232" calcext:value-type="float">
            <text:p>0,24</text:p>
          </table:table-cell>
          <table:table-cell office:value-type="float" office:value="50104" calcext:value-type="float">
            <text:p>50104,00</text:p>
          </table:table-cell>
          <table:table-cell office:value-type="float" office:value="0.316195372750643" calcext:value-type="float">
            <text:p>0,32</text:p>
          </table:table-cell>
          <table:table-cell office:value-type="float" office:value="65685" calcext:value-type="float">
            <text:p>65685,00</text:p>
          </table:table-cell>
          <table:table-cell office:value-type="float" office:value="0.434673366834171" calcext:value-type="float">
            <text:p>0,43</text:p>
          </table:table-cell>
        </table:table-row>
        <table:table-row table:style-name="ro2">
          <table:table-cell office:value-type="float" office:value="188" calcext:value-type="float">
            <text:p>188,00</text:p>
          </table:table-cell>
          <table:table-cell office:value-type="float" office:value="83210" calcext:value-type="float">
            <text:p>83210,00</text:p>
          </table:table-cell>
          <table:table-cell office:value-type="float" office:value="0.195679796696315" calcext:value-type="float">
            <text:p>0,20</text:p>
          </table:table-cell>
          <table:table-cell office:value-type="float" office:value="74483" calcext:value-type="float">
            <text:p>74483,00</text:p>
          </table:table-cell>
          <table:table-cell office:value-type="float" office:value="0.23680981595092" calcext:value-type="float">
            <text:p>0,24</text:p>
          </table:table-cell>
          <table:table-cell office:value-type="float" office:value="46603" calcext:value-type="float">
            <text:p>46603,00</text:p>
          </table:table-cell>
          <table:table-cell office:value-type="float" office:value="0.316195372750643" calcext:value-type="float">
            <text:p>0,32</text:p>
          </table:table-cell>
          <table:table-cell office:value-type="float" office:value="57153" calcext:value-type="float">
            <text:p>57153,00</text:p>
          </table:table-cell>
          <table:table-cell office:value-type="float" office:value="0.416666666666667" calcext:value-type="float">
            <text:p>0,42</text:p>
          </table:table-cell>
        </table:table-row>
        <table:table-row table:style-name="ro2">
          <table:table-cell office:value-type="float" office:value="189" calcext:value-type="float">
            <text:p>189,00</text:p>
          </table:table-cell>
          <table:table-cell office:value-type="float" office:value="82944" calcext:value-type="float">
            <text:p>82944,00</text:p>
          </table:table-cell>
          <table:table-cell office:value-type="float" office:value="0.199238578680203" calcext:value-type="float">
            <text:p>0,20</text:p>
          </table:table-cell>
          <table:table-cell office:value-type="float" office:value="80678" calcext:value-type="float">
            <text:p>80678,00</text:p>
          </table:table-cell>
          <table:table-cell office:value-type="float" office:value="0.237684729064039" calcext:value-type="float">
            <text:p>0,24</text:p>
          </table:table-cell>
          <table:table-cell office:value-type="float" office:value="66870" calcext:value-type="float">
            <text:p>66870,00</text:p>
          </table:table-cell>
          <table:table-cell office:value-type="float" office:value="0.319587628865979" calcext:value-type="float">
            <text:p>0,32</text:p>
          </table:table-cell>
          <table:table-cell office:value-type="float" office:value="60066" calcext:value-type="float">
            <text:p>60066,00</text:p>
          </table:table-cell>
          <table:table-cell office:value-type="float" office:value="0.433497536945813" calcext:value-type="float">
            <text:p>0,43</text:p>
          </table:table-cell>
        </table:table-row>
        <table:table-row table:style-name="ro2">
          <table:table-cell office:value-type="float" office:value="190" calcext:value-type="float">
            <text:p>190,00</text:p>
          </table:table-cell>
          <table:table-cell office:value-type="float" office:value="81884" calcext:value-type="float">
            <text:p>81884,00</text:p>
          </table:table-cell>
          <table:table-cell office:value-type="float" office:value="0.196969696969697" calcext:value-type="float">
            <text:p>0,20</text:p>
          </table:table-cell>
          <table:table-cell office:value-type="float" office:value="83013" calcext:value-type="float">
            <text:p>83013,00</text:p>
          </table:table-cell>
          <table:table-cell office:value-type="float" office:value="0.23238566131026" calcext:value-type="float">
            <text:p>0,23</text:p>
          </table:table-cell>
          <table:table-cell office:value-type="float" office:value="67006" calcext:value-type="float">
            <text:p>67006,00</text:p>
          </table:table-cell>
          <table:table-cell office:value-type="float" office:value="0.312820512820513" calcext:value-type="float">
            <text:p>0,31</text:p>
          </table:table-cell>
          <table:table-cell office:value-type="float" office:value="63569" calcext:value-type="float">
            <text:p>63569,00</text:p>
          </table:table-cell>
          <table:table-cell office:value-type="float" office:value="0.423173803526448" calcext:value-type="float">
            <text:p>0,42</text:p>
          </table:table-cell>
        </table:table-row>
        <table:table-row table:style-name="ro2">
          <table:table-cell office:value-type="float" office:value="191" calcext:value-type="float">
            <text:p>191,00</text:p>
          </table:table-cell>
          <table:table-cell office:value-type="float" office:value="81608" calcext:value-type="float">
            <text:p>81608,00</text:p>
          </table:table-cell>
          <table:table-cell office:value-type="float" office:value="0.190656565656566" calcext:value-type="float">
            <text:p>0,19</text:p>
          </table:table-cell>
          <table:table-cell office:value-type="float" office:value="81545" calcext:value-type="float">
            <text:p>81545,00</text:p>
          </table:table-cell>
          <table:table-cell office:value-type="float" office:value="0.238566131025958" calcext:value-type="float">
            <text:p>0,24</text:p>
          </table:table-cell>
          <table:table-cell office:value-type="float" office:value="61216" calcext:value-type="float">
            <text:p>61216,00</text:p>
          </table:table-cell>
          <table:table-cell office:value-type="float" office:value="0.326582278481013" calcext:value-type="float">
            <text:p>0,33</text:p>
          </table:table-cell>
          <table:table-cell office:value-type="float" office:value="65363" calcext:value-type="float">
            <text:p>65363,00</text:p>
          </table:table-cell>
          <table:table-cell office:value-type="float" office:value="0.430693069306931" calcext:value-type="float">
            <text:p>0,43</text:p>
          </table:table-cell>
        </table:table-row>
        <table:table-row table:style-name="ro2">
          <table:table-cell office:value-type="float" office:value="192" calcext:value-type="float">
            <text:p>192,00</text:p>
          </table:table-cell>
          <table:table-cell office:value-type="float" office:value="82664" calcext:value-type="float">
            <text:p>82664,00</text:p>
          </table:table-cell>
          <table:table-cell office:value-type="float" office:value="0.200507614213198" calcext:value-type="float">
            <text:p>0,20</text:p>
          </table:table-cell>
          <table:table-cell office:value-type="float" office:value="83709" calcext:value-type="float">
            <text:p>83709,00</text:p>
          </table:table-cell>
          <table:table-cell office:value-type="float" office:value="0.248129675810474" calcext:value-type="float">
            <text:p>0,25</text:p>
          </table:table-cell>
          <table:table-cell office:value-type="float" office:value="66987" calcext:value-type="float">
            <text:p>66987,00</text:p>
          </table:table-cell>
          <table:table-cell office:value-type="float" office:value="0.340050377833753" calcext:value-type="float">
            <text:p>0,34</text:p>
          </table:table-cell>
          <table:table-cell office:value-type="float" office:value="65485" calcext:value-type="float">
            <text:p>65485,00</text:p>
          </table:table-cell>
          <table:table-cell office:value-type="float" office:value="0.431077694235589" calcext:value-type="float">
            <text:p>0,43</text:p>
          </table:table-cell>
        </table:table-row>
        <table:table-row table:style-name="ro2">
          <table:table-cell office:value-type="float" office:value="193" calcext:value-type="float">
            <text:p>193,00</text:p>
          </table:table-cell>
          <table:table-cell office:value-type="float" office:value="82474" calcext:value-type="float">
            <text:p>82474,00</text:p>
          </table:table-cell>
          <table:table-cell office:value-type="float" office:value="0.202275600505689" calcext:value-type="float">
            <text:p>0,20</text:p>
          </table:table-cell>
          <table:table-cell office:value-type="float" office:value="80213" calcext:value-type="float">
            <text:p>80213,00</text:p>
          </table:table-cell>
          <table:table-cell office:value-type="float" office:value="0.236744759556104" calcext:value-type="float">
            <text:p>0,24</text:p>
          </table:table-cell>
          <table:table-cell office:value-type="float" office:value="66887" calcext:value-type="float">
            <text:p>66887,00</text:p>
          </table:table-cell>
          <table:table-cell office:value-type="float" office:value="0.323979591836735" calcext:value-type="float">
            <text:p>0,32</text:p>
          </table:table-cell>
          <table:table-cell office:value-type="float" office:value="65403" calcext:value-type="float">
            <text:p>65403,00</text:p>
          </table:table-cell>
          <table:table-cell office:value-type="float" office:value="0.440298507462687" calcext:value-type="float">
            <text:p>0,44</text:p>
          </table:table-cell>
        </table:table-row>
        <table:table-row table:style-name="ro2">
          <table:table-cell office:value-type="float" office:value="194" calcext:value-type="float">
            <text:p>194,00</text:p>
          </table:table-cell>
          <table:table-cell office:value-type="float" office:value="81806" calcext:value-type="float">
            <text:p>81806,00</text:p>
          </table:table-cell>
          <table:table-cell office:value-type="float" office:value="0.208020050125313" calcext:value-type="float">
            <text:p>0,21</text:p>
          </table:table-cell>
          <table:table-cell office:value-type="float" office:value="80076" calcext:value-type="float">
            <text:p>80076,00</text:p>
          </table:table-cell>
          <table:table-cell office:value-type="float" office:value="0.236744759556104" calcext:value-type="float">
            <text:p>0,24</text:p>
          </table:table-cell>
          <table:table-cell office:value-type="float" office:value="47285" calcext:value-type="float">
            <text:p>47285,00</text:p>
          </table:table-cell>
          <table:table-cell office:value-type="float" office:value="0.324050632911392" calcext:value-type="float">
            <text:p>0,32</text:p>
          </table:table-cell>
          <table:table-cell office:value-type="float" office:value="65335" calcext:value-type="float">
            <text:p>65335,00</text:p>
          </table:table-cell>
          <table:table-cell office:value-type="float" office:value="0.4275" calcext:value-type="float">
            <text:p>0,43</text:p>
          </table:table-cell>
        </table:table-row>
        <table:table-row table:style-name="ro2">
          <table:table-cell office:value-type="float" office:value="195" calcext:value-type="float">
            <text:p>195,00</text:p>
          </table:table-cell>
          <table:table-cell office:value-type="float" office:value="81698" calcext:value-type="float">
            <text:p>81698,00</text:p>
          </table:table-cell>
          <table:table-cell office:value-type="float" office:value="0.179746835443038" calcext:value-type="float">
            <text:p>0,18</text:p>
          </table:table-cell>
          <table:table-cell office:value-type="float" office:value="83419" calcext:value-type="float">
            <text:p>83419,00</text:p>
          </table:table-cell>
          <table:table-cell office:value-type="float" office:value="0.242014742014742" calcext:value-type="float">
            <text:p>0,24</text:p>
          </table:table-cell>
          <table:table-cell office:value-type="float" office:value="39169" calcext:value-type="float">
            <text:p>39169,00</text:p>
          </table:table-cell>
          <table:table-cell office:value-type="float" office:value="0.329113924050633" calcext:value-type="float">
            <text:p>0,33</text:p>
          </table:table-cell>
          <table:table-cell office:value-type="float" office:value="65466" calcext:value-type="float">
            <text:p>65466,00</text:p>
          </table:table-cell>
          <table:table-cell office:value-type="float" office:value="0.427860696517413" calcext:value-type="float">
            <text:p>0,43</text:p>
          </table:table-cell>
        </table:table-row>
        <table:table-row table:style-name="ro2">
          <table:table-cell office:value-type="float" office:value="196" calcext:value-type="float">
            <text:p>196,00</text:p>
          </table:table-cell>
          <table:table-cell office:value-type="float" office:value="82223" calcext:value-type="float">
            <text:p>82223,00</text:p>
          </table:table-cell>
          <table:table-cell office:value-type="float" office:value="0.185929648241206" calcext:value-type="float">
            <text:p>0,19</text:p>
          </table:table-cell>
          <table:table-cell office:value-type="float" office:value="73824" calcext:value-type="float">
            <text:p>73824,00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37336" calcext:value-type="float">
            <text:p>37336,00</text:p>
          </table:table-cell>
          <table:table-cell office:value-type="float" office:value="0.316326530612245" calcext:value-type="float">
            <text:p>0,32</text:p>
          </table:table-cell>
          <table:table-cell office:value-type="float" office:value="65159" calcext:value-type="float">
            <text:p>65159,00</text:p>
          </table:table-cell>
          <table:table-cell office:value-type="float" office:value="0.43424317617866" calcext:value-type="float">
            <text:p>0,43</text:p>
          </table:table-cell>
        </table:table-row>
        <table:table-row table:style-name="ro2">
          <table:table-cell office:value-type="float" office:value="197" calcext:value-type="float">
            <text:p>197,00</text:p>
          </table:table-cell>
          <table:table-cell office:value-type="float" office:value="82671" calcext:value-type="float">
            <text:p>82671,00</text:p>
          </table:table-cell>
          <table:table-cell office:value-type="float" office:value="0.195183776932826" calcext:value-type="float">
            <text:p>0,20</text:p>
          </table:table-cell>
          <table:table-cell office:value-type="float" office:value="77716" calcext:value-type="float">
            <text:p>77716,00</text:p>
          </table:table-cell>
          <table:table-cell office:value-type="float" office:value="0.241676942046856" calcext:value-type="float">
            <text:p>0,24</text:p>
          </table:table-cell>
          <table:table-cell office:value-type="float" office:value="57573" calcext:value-type="float">
            <text:p>57573,00</text:p>
          </table:table-cell>
          <table:table-cell office:value-type="float" office:value="0.335012594458438" calcext:value-type="float">
            <text:p>0,34</text:p>
          </table:table-cell>
          <table:table-cell office:value-type="float" office:value="65435" calcext:value-type="float">
            <text:p>65435,00</text:p>
          </table:table-cell>
          <table:table-cell office:value-type="float" office:value="0.438118811881188" calcext:value-type="float">
            <text:p>0,44</text:p>
          </table:table-cell>
        </table:table-row>
        <table:table-row table:style-name="ro2">
          <table:table-cell office:value-type="float" office:value="198" calcext:value-type="float">
            <text:p>198,00</text:p>
          </table:table-cell>
          <table:table-cell office:value-type="float" office:value="81335" calcext:value-type="float">
            <text:p>81335,00</text:p>
          </table:table-cell>
          <table:table-cell office:value-type="float" office:value="0.198232323232323" calcext:value-type="float">
            <text:p>0,20</text:p>
          </table:table-cell>
          <table:table-cell office:value-type="float" office:value="79838" calcext:value-type="float">
            <text:p>79838,00</text:p>
          </table:table-cell>
          <table:table-cell office:value-type="float" office:value="0.245098039215686" calcext:value-type="float">
            <text:p>0,25</text:p>
          </table:table-cell>
          <table:table-cell office:value-type="float" office:value="37102" calcext:value-type="float">
            <text:p>37102,00</text:p>
          </table:table-cell>
          <table:table-cell office:value-type="float" office:value="0.321428571428571" calcext:value-type="float">
            <text:p>0,32</text:p>
          </table:table-cell>
          <table:table-cell office:value-type="float" office:value="65580" calcext:value-type="float">
            <text:p>65580,00</text:p>
          </table:table-cell>
          <table:table-cell office:value-type="float" office:value="0.437346437346437" calcext:value-type="float">
            <text:p>0,44</text:p>
          </table:table-cell>
        </table:table-row>
        <table:table-row table:style-name="ro2">
          <table:table-cell office:value-type="float" office:value="199" calcext:value-type="float">
            <text:p>199,00</text:p>
          </table:table-cell>
          <table:table-cell office:value-type="float" office:value="82233" calcext:value-type="float">
            <text:p>82233,00</text:p>
          </table:table-cell>
          <table:table-cell office:value-type="float" office:value="0.20353982300885" calcext:value-type="float">
            <text:p>0,20</text:p>
          </table:table-cell>
          <table:table-cell office:value-type="float" office:value="80904" calcext:value-type="float">
            <text:p>80904,00</text:p>
          </table:table-cell>
          <table:table-cell office:value-type="float" office:value="0.226765799256506" calcext:value-type="float">
            <text:p>0,23</text:p>
          </table:table-cell>
          <table:table-cell office:value-type="float" office:value="62298" calcext:value-type="float">
            <text:p>62298,00</text:p>
          </table:table-cell>
          <table:table-cell office:value-type="float" office:value="0.332493702770781" calcext:value-type="float">
            <text:p>0,33</text:p>
          </table:table-cell>
          <table:table-cell office:value-type="float" office:value="64472" calcext:value-type="float">
            <text:p>64472,00</text:p>
          </table:table-cell>
          <table:table-cell office:value-type="float" office:value="0.432835820895522" calcext:value-type="float">
            <text:p>0,43</text:p>
          </table:table-cell>
        </table:table-row>
        <table:table-row table:style-name="ro2">
          <table:table-cell office:value-type="float" office:value="200" calcext:value-type="float">
            <text:p>200,00</text:p>
          </table:table-cell>
          <table:table-cell office:value-type="float" office:value="82641" calcext:value-type="float">
            <text:p>82641,00</text:p>
          </table:table-cell>
          <table:table-cell office:value-type="float" office:value="0.204287515762926" calcext:value-type="float">
            <text:p>0,20</text:p>
          </table:table-cell>
          <table:table-cell office:value-type="float" office:value="82096" calcext:value-type="float">
            <text:p>82096,00</text:p>
          </table:table-cell>
          <table:table-cell office:value-type="float" office:value="0.24384236453202" calcext:value-type="float">
            <text:p>0,24</text:p>
          </table:table-cell>
          <table:table-cell office:value-type="float" office:value="59035" calcext:value-type="float">
            <text:p>59035,00</text:p>
          </table:table-cell>
          <table:table-cell office:value-type="float" office:value="0.319693094629156" calcext:value-type="float">
            <text:p>0,32</text:p>
          </table:table-cell>
          <table:table-cell office:value-type="float" office:value="65321" calcext:value-type="float">
            <text:p>65321,00</text:p>
          </table:table-cell>
          <table:table-cell office:value-type="float" office:value="0.436724565756824" calcext:value-type="float">
            <text:p>0,44</text:p>
          </table:table-cell>
        </table:table-row>
        <table:table-row table:style-name="ro2">
          <table:table-cell office:value-type="float" office:value="201" calcext:value-type="float">
            <text:p>201,00</text:p>
          </table:table-cell>
          <table:table-cell office:value-type="float" office:value="81604" calcext:value-type="float">
            <text:p>81604,00</text:p>
          </table:table-cell>
          <table:table-cell office:value-type="float" office:value="0.190537084398977" calcext:value-type="float">
            <text:p>0,19</text:p>
          </table:table-cell>
          <table:table-cell office:value-type="float" office:value="80744" calcext:value-type="float">
            <text:p>80744,00</text:p>
          </table:table-cell>
          <table:table-cell office:value-type="float" office:value="0.243574051407589" calcext:value-type="float">
            <text:p>0,24</text:p>
          </table:table-cell>
          <table:table-cell office:value-type="float" office:value="39913" calcext:value-type="float">
            <text:p>39913,00</text:p>
          </table:table-cell>
          <table:table-cell office:value-type="float" office:value="0.32741116751269" calcext:value-type="float">
            <text:p>0,33</text:p>
          </table:table-cell>
          <table:table-cell office:value-type="float" office:value="65597" calcext:value-type="float">
            <text:p>65597,00</text:p>
          </table:table-cell>
          <table:table-cell office:value-type="float" office:value="0.426065162907268" calcext:value-type="float">
            <text:p>0,43</text:p>
          </table:table-cell>
        </table:table-row>
        <table:table-row table:style-name="ro2">
          <table:table-cell office:value-type="float" office:value="202" calcext:value-type="float">
            <text:p>202,00</text:p>
          </table:table-cell>
          <table:table-cell office:value-type="float" office:value="80330" calcext:value-type="float">
            <text:p>80330,00</text:p>
          </table:table-cell>
          <table:table-cell office:value-type="float" office:value="0.194444444444444" calcext:value-type="float">
            <text:p>0,19</text:p>
          </table:table-cell>
          <table:table-cell office:value-type="float" office:value="82330" calcext:value-type="float">
            <text:p>82330,00</text:p>
          </table:table-cell>
          <table:table-cell office:value-type="float" office:value="0.252475247524752" calcext:value-type="float">
            <text:p>0,25</text:p>
          </table:table-cell>
          <table:table-cell office:value-type="float" office:value="57962" calcext:value-type="float">
            <text:p>57962,00</text:p>
          </table:table-cell>
          <table:table-cell office:value-type="float" office:value="0.32741116751269" calcext:value-type="float">
            <text:p>0,33</text:p>
          </table:table-cell>
          <table:table-cell office:value-type="float" office:value="65513" calcext:value-type="float">
            <text:p>65513,00</text:p>
          </table:table-cell>
          <table:table-cell office:value-type="float" office:value="0.426065162907268" calcext:value-type="float">
            <text:p>0,43</text:p>
          </table:table-cell>
        </table:table-row>
        <table:table-row table:style-name="ro2">
          <table:table-cell office:value-type="float" office:value="203" calcext:value-type="float">
            <text:p>203,00</text:p>
          </table:table-cell>
          <table:table-cell office:value-type="float" office:value="82304" calcext:value-type="float">
            <text:p>82304,00</text:p>
          </table:table-cell>
          <table:table-cell office:value-type="float" office:value="0.20126582278481" calcext:value-type="float">
            <text:p>0,20</text:p>
          </table:table-cell>
          <table:table-cell office:value-type="float" office:value="82185" calcext:value-type="float">
            <text:p>82185,00</text:p>
          </table:table-cell>
          <table:table-cell office:value-type="float" office:value="0.241126070991432" calcext:value-type="float">
            <text:p>0,24</text:p>
          </table:table-cell>
          <table:table-cell office:value-type="float" office:value="66884" calcext:value-type="float">
            <text:p>66884,00</text:p>
          </table:table-cell>
          <table:table-cell office:value-type="float" office:value="0.329974811083123" calcext:value-type="float">
            <text:p>0,33</text:p>
          </table:table-cell>
          <table:table-cell office:value-type="float" office:value="65113" calcext:value-type="float">
            <text:p>65113,00</text:p>
          </table:table-cell>
          <table:table-cell office:value-type="float" office:value="0.428211586901763" calcext:value-type="float">
            <text:p>0,43</text:p>
          </table:table-cell>
        </table:table-row>
        <table:table-row table:style-name="ro2">
          <table:table-cell office:value-type="float" office:value="204" calcext:value-type="float">
            <text:p>204,00</text:p>
          </table:table-cell>
          <table:table-cell office:value-type="float" office:value="83082" calcext:value-type="float">
            <text:p>83082,00</text:p>
          </table:table-cell>
          <table:table-cell office:value-type="float" office:value="0.193630573248408" calcext:value-type="float">
            <text:p>0,19</text:p>
          </table:table-cell>
          <table:table-cell office:value-type="float" office:value="81416" calcext:value-type="float">
            <text:p>81416,00</text:p>
          </table:table-cell>
          <table:table-cell office:value-type="float" office:value="0.245098039215686" calcext:value-type="float">
            <text:p>0,25</text:p>
          </table:table-cell>
          <table:table-cell office:value-type="float" office:value="66954" calcext:value-type="float">
            <text:p>66954,00</text:p>
          </table:table-cell>
          <table:table-cell office:value-type="float" office:value="0.321428571428571" calcext:value-type="float">
            <text:p>0,32</text:p>
          </table:table-cell>
          <table:table-cell office:value-type="float" office:value="65430" calcext:value-type="float">
            <text:p>65430,00</text:p>
          </table:table-cell>
          <table:table-cell office:value-type="float" office:value="0.43640897755611" calcext:value-type="float">
            <text:p>0,44</text:p>
          </table:table-cell>
        </table:table-row>
        <table:table-row table:style-name="ro2">
          <table:table-cell office:value-type="float" office:value="205" calcext:value-type="float">
            <text:p>205,00</text:p>
          </table:table-cell>
          <table:table-cell office:value-type="float" office:value="80674" calcext:value-type="float">
            <text:p>80674,00</text:p>
          </table:table-cell>
          <table:table-cell office:value-type="float" office:value="0.197718631178707" calcext:value-type="float">
            <text:p>0,20</text:p>
          </table:table-cell>
          <table:table-cell office:value-type="float" office:value="81568" calcext:value-type="float">
            <text:p>81568,00</text:p>
          </table:table-cell>
          <table:table-cell office:value-type="float" office:value="0.238566131025958" calcext:value-type="float">
            <text:p>0,24</text:p>
          </table:table-cell>
          <table:table-cell office:value-type="float" office:value="47761" calcext:value-type="float">
            <text:p>47761,00</text:p>
          </table:table-cell>
          <table:table-cell office:value-type="float" office:value="0.320610687022901" calcext:value-type="float">
            <text:p>0,32</text:p>
          </table:table-cell>
          <table:table-cell office:value-type="float" office:value="63681" calcext:value-type="float">
            <text:p>63681,00</text:p>
          </table:table-cell>
          <table:table-cell office:value-type="float" office:value="0.4275" calcext:value-type="float">
            <text:p>0,43</text:p>
          </table:table-cell>
        </table:table-row>
        <table:table-row table:style-name="ro2">
          <table:table-cell office:value-type="float" office:value="206" calcext:value-type="float">
            <text:p>206,00</text:p>
          </table:table-cell>
          <table:table-cell office:value-type="float" office:value="82689" calcext:value-type="float">
            <text:p>82689,00</text:p>
          </table:table-cell>
          <table:table-cell office:value-type="float" office:value="0.193384223918575" calcext:value-type="float">
            <text:p>0,19</text:p>
          </table:table-cell>
          <table:table-cell office:value-type="float" office:value="79500" calcext:value-type="float">
            <text:p>79500,00</text:p>
          </table:table-cell>
          <table:table-cell office:value-type="float" office:value="0.243510506798517" calcext:value-type="float">
            <text:p>0,24</text:p>
          </table:table-cell>
          <table:table-cell office:value-type="float" office:value="63734" calcext:value-type="float">
            <text:p>63734,00</text:p>
          </table:table-cell>
          <table:table-cell office:value-type="float" office:value="0.312820512820513" calcext:value-type="float">
            <text:p>0,31</text:p>
          </table:table-cell>
          <table:table-cell office:value-type="float" office:value="62921" calcext:value-type="float">
            <text:p>62921,00</text:p>
          </table:table-cell>
          <table:table-cell office:value-type="float" office:value="0.424317617866005" calcext:value-type="float">
            <text:p>0,42</text:p>
          </table:table-cell>
        </table:table-row>
        <table:table-row table:style-name="ro2">
          <table:table-cell office:value-type="float" office:value="207" calcext:value-type="float">
            <text:p>207,00</text:p>
          </table:table-cell>
          <table:table-cell office:value-type="float" office:value="82667" calcext:value-type="float">
            <text:p>82667,00</text:p>
          </table:table-cell>
          <table:table-cell office:value-type="float" office:value="0.20126582278481" calcext:value-type="float">
            <text:p>0,20</text:p>
          </table:table-cell>
          <table:table-cell office:value-type="float" office:value="78763" calcext:value-type="float">
            <text:p>78763,00</text:p>
          </table:table-cell>
          <table:table-cell office:value-type="float" office:value="0.234567901234568" calcext:value-type="float">
            <text:p>0,23</text:p>
          </table:table-cell>
          <table:table-cell office:value-type="float" office:value="67190" calcext:value-type="float">
            <text:p>67190,00</text:p>
          </table:table-cell>
          <table:table-cell office:value-type="float" office:value="0.329113924050633" calcext:value-type="float">
            <text:p>0,33</text:p>
          </table:table-cell>
          <table:table-cell office:value-type="float" office:value="65461" calcext:value-type="float">
            <text:p>65461,00</text:p>
          </table:table-cell>
          <table:table-cell office:value-type="float" office:value="0.433915211970075" calcext:value-type="float">
            <text:p>0,43</text:p>
          </table:table-cell>
        </table:table-row>
        <table:table-row table:style-name="ro2">
          <table:table-cell office:value-type="float" office:value="208" calcext:value-type="float">
            <text:p>208,00</text:p>
          </table:table-cell>
          <table:table-cell office:value-type="float" office:value="79551" calcext:value-type="float">
            <text:p>79551,00</text:p>
          </table:table-cell>
          <table:table-cell office:value-type="float" office:value="0.189086294416244" calcext:value-type="float">
            <text:p>0,19</text:p>
          </table:table-cell>
          <table:table-cell office:value-type="float" office:value="82073" calcext:value-type="float">
            <text:p>82073,00</text:p>
          </table:table-cell>
          <table:table-cell office:value-type="float" office:value="0.247549019607843" calcext:value-type="float">
            <text:p>0,25</text:p>
          </table:table-cell>
          <table:table-cell office:value-type="float" office:value="67152" calcext:value-type="float">
            <text:p>67152,00</text:p>
          </table:table-cell>
          <table:table-cell office:value-type="float" office:value="0.317948717948718" calcext:value-type="float">
            <text:p>0,32</text:p>
          </table:table-cell>
          <table:table-cell office:value-type="float" office:value="66652" calcext:value-type="float">
            <text:p>66652,00</text:p>
          </table:table-cell>
          <table:table-cell office:value-type="float" office:value="0.438902743142145" calcext:value-type="float">
            <text:p>0,44</text:p>
          </table:table-cell>
        </table:table-row>
        <table:table-row table:style-name="ro2">
          <table:table-cell office:value-type="float" office:value="209" calcext:value-type="float">
            <text:p>209,00</text:p>
          </table:table-cell>
          <table:table-cell office:value-type="float" office:value="80818" calcext:value-type="float">
            <text:p>80818,00</text:p>
          </table:table-cell>
          <table:table-cell office:value-type="float" office:value="0.193916349809886" calcext:value-type="float">
            <text:p>0,19</text:p>
          </table:table-cell>
          <table:table-cell office:value-type="float" office:value="82007" calcext:value-type="float">
            <text:p>82007,00</text:p>
          </table:table-cell>
          <table:table-cell office:value-type="float" office:value="0.238566131025958" calcext:value-type="float">
            <text:p>0,24</text:p>
          </table:table-cell>
          <table:table-cell office:value-type="float" office:value="67096" calcext:value-type="float">
            <text:p>67096,00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62596" calcext:value-type="float">
            <text:p>62596,00</text:p>
          </table:table-cell>
          <table:table-cell office:value-type="float" office:value="0.42643391521197" calcext:value-type="float">
            <text:p>0,43</text:p>
          </table:table-cell>
        </table:table-row>
        <table:table-row table:style-name="ro2">
          <table:table-cell office:value-type="float" office:value="210" calcext:value-type="float">
            <text:p>210,00</text:p>
          </table:table-cell>
          <table:table-cell office:value-type="float" office:value="82263" calcext:value-type="float">
            <text:p>82263,00</text:p>
          </table:table-cell>
          <table:table-cell office:value-type="float" office:value="0.192602040816327" calcext:value-type="float">
            <text:p>0,19</text:p>
          </table:table-cell>
          <table:table-cell office:value-type="float" office:value="81774" calcext:value-type="float">
            <text:p>81774,00</text:p>
          </table:table-cell>
          <table:table-cell office:value-type="float" office:value="0.253382533825338" calcext:value-type="float">
            <text:p>0,25</text:p>
          </table:table-cell>
          <table:table-cell office:value-type="float" office:value="66607" calcext:value-type="float">
            <text:p>66607,00</text:p>
          </table:table-cell>
          <table:table-cell office:value-type="float" office:value="0.316195372750643" calcext:value-type="float">
            <text:p>0,32</text:p>
          </table:table-cell>
          <table:table-cell office:value-type="float" office:value="65689" calcext:value-type="float">
            <text:p>65689,00</text:p>
          </table:table-cell>
          <table:table-cell office:value-type="float" office:value="0.42713567839196" calcext:value-type="float">
            <text:p>0,43</text:p>
          </table:table-cell>
        </table:table-row>
        <table:table-row table:style-name="ro2">
          <table:table-cell office:value-type="float" office:value="211" calcext:value-type="float">
            <text:p>211,00</text:p>
          </table:table-cell>
          <table:table-cell office:value-type="float" office:value="83087" calcext:value-type="float">
            <text:p>83087,00</text:p>
          </table:table-cell>
          <table:table-cell office:value-type="float" office:value="0.197969543147208" calcext:value-type="float">
            <text:p>0,20</text:p>
          </table:table-cell>
          <table:table-cell office:value-type="float" office:value="75585" calcext:value-type="float">
            <text:p>75585,00</text:p>
          </table:table-cell>
          <table:table-cell office:value-type="float" office:value="0.228004956629492" calcext:value-type="float">
            <text:p>0,23</text:p>
          </table:table-cell>
          <table:table-cell office:value-type="float" office:value="65266" calcext:value-type="float">
            <text:p>65266,00</text:p>
          </table:table-cell>
          <table:table-cell office:value-type="float" office:value="0.323155216284987" calcext:value-type="float">
            <text:p>0,32</text:p>
          </table:table-cell>
          <table:table-cell office:value-type="float" office:value="65249" calcext:value-type="float">
            <text:p>65249,00</text:p>
          </table:table-cell>
          <table:table-cell office:value-type="float" office:value="0.436724565756824" calcext:value-type="float">
            <text:p>0,44</text:p>
          </table:table-cell>
        </table:table-row>
        <table:table-row table:style-name="ro2">
          <table:table-cell office:value-type="float" office:value="212" calcext:value-type="float">
            <text:p>212,00</text:p>
          </table:table-cell>
          <table:table-cell office:value-type="float" office:value="82468" calcext:value-type="float">
            <text:p>82468,00</text:p>
          </table:table-cell>
          <table:table-cell office:value-type="float" office:value="0.190839694656489" calcext:value-type="float">
            <text:p>0,19</text:p>
          </table:table-cell>
          <table:table-cell office:value-type="float" office:value="81220" calcext:value-type="float">
            <text:p>81220,00</text:p>
          </table:table-cell>
          <table:table-cell office:value-type="float" office:value="0.245679012345679" calcext:value-type="float">
            <text:p>0,25</text:p>
          </table:table-cell>
          <table:table-cell office:value-type="float" office:value="66947" calcext:value-type="float">
            <text:p>66947,00</text:p>
          </table:table-cell>
          <table:table-cell office:value-type="float" office:value="0.328282828282828" calcext:value-type="float">
            <text:p>0,33</text:p>
          </table:table-cell>
          <table:table-cell office:value-type="float" office:value="65508" calcext:value-type="float">
            <text:p>65508,00</text:p>
          </table:table-cell>
          <table:table-cell office:value-type="float" office:value="0.42713567839196" calcext:value-type="float">
            <text:p>0,43</text:p>
          </table:table-cell>
        </table:table-row>
        <table:table-row table:style-name="ro2">
          <table:table-cell office:value-type="float" office:value="213" calcext:value-type="float">
            <text:p>213,00</text:p>
          </table:table-cell>
          <table:table-cell office:value-type="float" office:value="82040" calcext:value-type="float">
            <text:p>82040,00</text:p>
          </table:table-cell>
          <table:table-cell office:value-type="float" office:value="0.195652173913043" calcext:value-type="float">
            <text:p>0,20</text:p>
          </table:table-cell>
          <table:table-cell office:value-type="float" office:value="79918" calcext:value-type="float">
            <text:p>79918,00</text:p>
          </table:table-cell>
          <table:table-cell office:value-type="float" office:value="0.244772447724477" calcext:value-type="float">
            <text:p>0,24</text:p>
          </table:table-cell>
          <table:table-cell office:value-type="float" office:value="55807" calcext:value-type="float">
            <text:p>55807,00</text:p>
          </table:table-cell>
          <table:table-cell office:value-type="float" office:value="0.319693094629156" calcext:value-type="float">
            <text:p>0,32</text:p>
          </table:table-cell>
          <table:table-cell office:value-type="float" office:value="65900" calcext:value-type="float">
            <text:p>65900,00</text:p>
          </table:table-cell>
          <table:table-cell office:value-type="float" office:value="0.435643564356436" calcext:value-type="float">
            <text:p>0,44</text:p>
          </table:table-cell>
        </table:table-row>
        <table:table-row table:style-name="ro2">
          <table:table-cell office:value-type="float" office:value="214" calcext:value-type="float">
            <text:p>214,00</text:p>
          </table:table-cell>
          <table:table-cell office:value-type="float" office:value="78938" calcext:value-type="float">
            <text:p>78938,00</text:p>
          </table:table-cell>
          <table:table-cell office:value-type="float" office:value="0.186548223350254" calcext:value-type="float">
            <text:p>0,19</text:p>
          </table:table-cell>
          <table:table-cell office:value-type="float" office:value="81672" calcext:value-type="float">
            <text:p>81672,00</text:p>
          </table:table-cell>
          <table:table-cell office:value-type="float" office:value="0.247852760736196" calcext:value-type="float">
            <text:p>0,25</text:p>
          </table:table-cell>
          <table:table-cell office:value-type="float" office:value="56433" calcext:value-type="float">
            <text:p>56433,00</text:p>
          </table:table-cell>
          <table:table-cell office:value-type="float" office:value="0.322250639386189" calcext:value-type="float">
            <text:p>0,32</text:p>
          </table:table-cell>
          <table:table-cell office:value-type="float" office:value="64574" calcext:value-type="float">
            <text:p>64574,00</text:p>
          </table:table-cell>
          <table:table-cell office:value-type="float" office:value="0.443627450980392" calcext:value-type="float">
            <text:p>0,44</text:p>
          </table:table-cell>
        </table:table-row>
        <table:table-row table:style-name="ro2">
          <table:table-cell office:value-type="float" office:value="215" calcext:value-type="float">
            <text:p>215,00</text:p>
          </table:table-cell>
          <table:table-cell office:value-type="float" office:value="80640" calcext:value-type="float">
            <text:p>80640,00</text:p>
          </table:table-cell>
          <table:table-cell office:value-type="float" office:value="0.212121212121212" calcext:value-type="float">
            <text:p>0,21</text:p>
          </table:table-cell>
          <table:table-cell office:value-type="float" office:value="82454" calcext:value-type="float">
            <text:p>82454,00</text:p>
          </table:table-cell>
          <table:table-cell office:value-type="float" office:value="0.231722428748451" calcext:value-type="float">
            <text:p>0,23</text:p>
          </table:table-cell>
          <table:table-cell office:value-type="float" office:value="65941" calcext:value-type="float">
            <text:p>65941,00</text:p>
          </table:table-cell>
          <table:table-cell office:value-type="float" office:value="0.325641025641026" calcext:value-type="float">
            <text:p>0,33</text:p>
          </table:table-cell>
          <table:table-cell office:value-type="float" office:value="65026" calcext:value-type="float">
            <text:p>65026,00</text:p>
          </table:table-cell>
          <table:table-cell office:value-type="float" office:value="0.423558897243108" calcext:value-type="float">
            <text:p>0,42</text:p>
          </table:table-cell>
        </table:table-row>
        <table:table-row table:style-name="ro2">
          <table:table-cell office:value-type="float" office:value="216" calcext:value-type="float">
            <text:p>216,00</text:p>
          </table:table-cell>
          <table:table-cell office:value-type="float" office:value="80990" calcext:value-type="float">
            <text:p>80990,00</text:p>
          </table:table-cell>
          <table:table-cell office:value-type="float" office:value="0.192111959287532" calcext:value-type="float">
            <text:p>0,19</text:p>
          </table:table-cell>
          <table:table-cell office:value-type="float" office:value="82821" calcext:value-type="float">
            <text:p>82821,00</text:p>
          </table:table-cell>
          <table:table-cell office:value-type="float" office:value="0.239802224969098" calcext:value-type="float">
            <text:p>0,24</text:p>
          </table:table-cell>
          <table:table-cell office:value-type="float" office:value="62858" calcext:value-type="float">
            <text:p>62858,00</text:p>
          </table:table-cell>
          <table:table-cell office:value-type="float" office:value="0.32994923857868" calcext:value-type="float">
            <text:p>0,33</text:p>
          </table:table-cell>
          <table:table-cell office:value-type="float" office:value="61012" calcext:value-type="float">
            <text:p>61012,00</text:p>
          </table:table-cell>
          <table:table-cell office:value-type="float" office:value="0.426767676767677" calcext:value-type="float">
            <text:p>0,43</text:p>
          </table:table-cell>
        </table:table-row>
        <table:table-row table:style-name="ro2">
          <table:table-cell office:value-type="float" office:value="217" calcext:value-type="float">
            <text:p>217,00</text:p>
          </table:table-cell>
          <table:table-cell office:value-type="float" office:value="83025" calcext:value-type="float">
            <text:p>83025,00</text:p>
          </table:table-cell>
          <table:table-cell office:value-type="float" office:value="0.197969543147208" calcext:value-type="float">
            <text:p>0,20</text:p>
          </table:table-cell>
          <table:table-cell office:value-type="float" office:value="79829" calcext:value-type="float">
            <text:p>79829,00</text:p>
          </table:table-cell>
          <table:table-cell office:value-type="float" office:value="0.24472049689441" calcext:value-type="float">
            <text:p>0,24</text:p>
          </table:table-cell>
          <table:table-cell office:value-type="float" office:value="66921" calcext:value-type="float">
            <text:p>66921,00</text:p>
          </table:table-cell>
          <table:table-cell office:value-type="float" office:value="0.323076923076923" calcext:value-type="float">
            <text:p>0,32</text:p>
          </table:table-cell>
          <table:table-cell office:value-type="float" office:value="65216" calcext:value-type="float">
            <text:p>65216,00</text:p>
          </table:table-cell>
          <table:table-cell office:value-type="float" office:value="0.44390243902439" calcext:value-type="float">
            <text:p>0,44</text:p>
          </table:table-cell>
        </table:table-row>
        <table:table-row table:style-name="ro2">
          <table:table-cell office:value-type="float" office:value="218" calcext:value-type="float">
            <text:p>218,00</text:p>
          </table:table-cell>
          <table:table-cell office:value-type="float" office:value="82500" calcext:value-type="float">
            <text:p>82500,00</text:p>
          </table:table-cell>
          <table:table-cell office:value-type="float" office:value="0.195431472081218" calcext:value-type="float">
            <text:p>0,20</text:p>
          </table:table-cell>
          <table:table-cell office:value-type="float" office:value="81931" calcext:value-type="float">
            <text:p>81931,00</text:p>
          </table:table-cell>
          <table:table-cell office:value-type="float" office:value="0.246305418719212" calcext:value-type="float">
            <text:p>0,25</text:p>
          </table:table-cell>
          <table:table-cell office:value-type="float" office:value="66992" calcext:value-type="float">
            <text:p>66992,00</text:p>
          </table:table-cell>
          <table:table-cell office:value-type="float" office:value="0.325757575757576" calcext:value-type="float">
            <text:p>0,33</text:p>
          </table:table-cell>
          <table:table-cell office:value-type="float" office:value="65390" calcext:value-type="float">
            <text:p>65390,00</text:p>
          </table:table-cell>
          <table:table-cell office:value-type="float" office:value="0.430693069306931" calcext:value-type="float">
            <text:p>0,43</text:p>
          </table:table-cell>
        </table:table-row>
        <table:table-row table:style-name="ro2">
          <table:table-cell office:value-type="float" office:value="219" calcext:value-type="float">
            <text:p>219,00</text:p>
          </table:table-cell>
          <table:table-cell office:value-type="float" office:value="82733" calcext:value-type="float">
            <text:p>82733,00</text:p>
          </table:table-cell>
          <table:table-cell office:value-type="float" office:value="0.194373401534527" calcext:value-type="float">
            <text:p>0,19</text:p>
          </table:table-cell>
          <table:table-cell office:value-type="float" office:value="80389" calcext:value-type="float">
            <text:p>80389,00</text:p>
          </table:table-cell>
          <table:table-cell office:value-type="float" office:value="0.249388753056235" calcext:value-type="float">
            <text:p>0,25</text:p>
          </table:table-cell>
          <table:table-cell office:value-type="float" office:value="66920" calcext:value-type="float">
            <text:p>66920,00</text:p>
          </table:table-cell>
          <table:table-cell office:value-type="float" office:value="0.322250639386189" calcext:value-type="float">
            <text:p>0,32</text:p>
          </table:table-cell>
          <table:table-cell office:value-type="float" office:value="64364" calcext:value-type="float">
            <text:p>64364,00</text:p>
          </table:table-cell>
          <table:table-cell office:value-type="float" office:value="0.43142144638404" calcext:value-type="float">
            <text:p>0,43</text:p>
          </table:table-cell>
        </table:table-row>
        <table:table-row table:style-name="ro2">
          <table:table-cell office:value-type="float" office:value="220" calcext:value-type="float">
            <text:p>220,00</text:p>
          </table:table-cell>
          <table:table-cell office:value-type="float" office:value="82755" calcext:value-type="float">
            <text:p>82755,00</text:p>
          </table:table-cell>
          <table:table-cell office:value-type="float" office:value="0.19873417721519" calcext:value-type="float">
            <text:p>0,20</text:p>
          </table:table-cell>
          <table:table-cell office:value-type="float" office:value="80517" calcext:value-type="float">
            <text:p>80517,00</text:p>
          </table:table-cell>
          <table:table-cell office:value-type="float" office:value="0.248462484624846" calcext:value-type="float">
            <text:p>0,25</text:p>
          </table:table-cell>
          <table:table-cell office:value-type="float" office:value="67224" calcext:value-type="float">
            <text:p>67224,00</text:p>
          </table:table-cell>
          <table:table-cell office:value-type="float" office:value="0.329081632653061" calcext:value-type="float">
            <text:p>0,33</text:p>
          </table:table-cell>
          <table:table-cell office:value-type="float" office:value="65766" calcext:value-type="float">
            <text:p>65766,00</text:p>
          </table:table-cell>
          <table:table-cell office:value-type="float" office:value="0.42713567839196" calcext:value-type="float">
            <text:p>0,43</text:p>
          </table:table-cell>
        </table:table-row>
        <table:table-row table:style-name="ro2">
          <table:table-cell office:value-type="float" office:value="221" calcext:value-type="float">
            <text:p>221,00</text:p>
          </table:table-cell>
          <table:table-cell office:value-type="float" office:value="82738" calcext:value-type="float">
            <text:p>82738,00</text:p>
          </table:table-cell>
          <table:table-cell office:value-type="float" office:value="0.197718631178707" calcext:value-type="float">
            <text:p>0,20</text:p>
          </table:table-cell>
          <table:table-cell office:value-type="float" office:value="80743" calcext:value-type="float">
            <text:p>80743,00</text:p>
          </table:table-cell>
          <table:table-cell office:value-type="float" office:value="0.240831295843521" calcext:value-type="float">
            <text:p>0,24</text:p>
          </table:table-cell>
          <table:table-cell office:value-type="float" office:value="49581" calcext:value-type="float">
            <text:p>49581,00</text:p>
          </table:table-cell>
          <table:table-cell office:value-type="float" office:value="0.319587628865979" calcext:value-type="float">
            <text:p>0,32</text:p>
          </table:table-cell>
          <table:table-cell office:value-type="float" office:value="61544" calcext:value-type="float">
            <text:p>61544,00</text:p>
          </table:table-cell>
          <table:table-cell office:value-type="float" office:value="0.433168316831683" calcext:value-type="float">
            <text:p>0,43</text:p>
          </table:table-cell>
        </table:table-row>
        <table:table-row table:style-name="ro2">
          <table:table-cell office:value-type="float" office:value="222" calcext:value-type="float">
            <text:p>222,00</text:p>
          </table:table-cell>
          <table:table-cell office:value-type="float" office:value="81534" calcext:value-type="float">
            <text:p>81534,00</text:p>
          </table:table-cell>
          <table:table-cell office:value-type="float" office:value="0.192848020434227" calcext:value-type="float">
            <text:p>0,19</text:p>
          </table:table-cell>
          <table:table-cell office:value-type="float" office:value="78806" calcext:value-type="float">
            <text:p>78806,00</text:p>
          </table:table-cell>
          <table:table-cell office:value-type="float" office:value="0.238805970149254" calcext:value-type="float">
            <text:p>0,24</text:p>
          </table:table-cell>
          <table:table-cell office:value-type="float" office:value="59489" calcext:value-type="float">
            <text:p>59489,00</text:p>
          </table:table-cell>
          <table:table-cell office:value-type="float" office:value="0.325699745547074" calcext:value-type="float">
            <text:p>0,33</text:p>
          </table:table-cell>
          <table:table-cell office:value-type="float" office:value="56909" calcext:value-type="float">
            <text:p>56909,00</text:p>
          </table:table-cell>
          <table:table-cell office:value-type="float" office:value="0.419437340153453" calcext:value-type="float">
            <text:p>0,42</text:p>
          </table:table-cell>
        </table:table-row>
        <table:table-row table:style-name="ro2">
          <table:table-cell office:value-type="float" office:value="223" calcext:value-type="float">
            <text:p>223,00</text:p>
          </table:table-cell>
          <table:table-cell office:value-type="float" office:value="76973" calcext:value-type="float">
            <text:p>76973,00</text:p>
          </table:table-cell>
          <table:table-cell office:value-type="float" office:value="0.182397959183673" calcext:value-type="float">
            <text:p>0,18</text:p>
          </table:table-cell>
          <table:table-cell office:value-type="float" office:value="81226" calcext:value-type="float">
            <text:p>81226,00</text:p>
          </table:table-cell>
          <table:table-cell office:value-type="float" office:value="0.237977805178792" calcext:value-type="float">
            <text:p>0,24</text:p>
          </table:table-cell>
          <table:table-cell office:value-type="float" office:value="66600" calcext:value-type="float">
            <text:p>66600,00</text:p>
          </table:table-cell>
          <table:table-cell office:value-type="float" office:value="0.323155216284987" calcext:value-type="float">
            <text:p>0,32</text:p>
          </table:table-cell>
          <table:table-cell office:value-type="float" office:value="65499" calcext:value-type="float">
            <text:p>65499,00</text:p>
          </table:table-cell>
          <table:table-cell office:value-type="float" office:value="0.432098765432099" calcext:value-type="float">
            <text:p>0,43</text:p>
          </table:table-cell>
        </table:table-row>
        <table:table-row table:style-name="ro2">
          <table:table-cell office:value-type="float" office:value="224" calcext:value-type="float">
            <text:p>224,00</text:p>
          </table:table-cell>
          <table:table-cell office:value-type="float" office:value="82133" calcext:value-type="float">
            <text:p>82133,00</text:p>
          </table:table-cell>
          <table:table-cell office:value-type="float" office:value="0.198473282442748" calcext:value-type="float">
            <text:p>0,20</text:p>
          </table:table-cell>
          <table:table-cell office:value-type="float" office:value="81557" calcext:value-type="float">
            <text:p>81557,00</text:p>
          </table:table-cell>
          <table:table-cell office:value-type="float" office:value="0.241676942046856" calcext:value-type="float">
            <text:p>0,24</text:p>
          </table:table-cell>
          <table:table-cell office:value-type="float" office:value="66882" calcext:value-type="float">
            <text:p>66882,00</text:p>
          </table:table-cell>
          <table:table-cell office:value-type="float" office:value="0.322164948453608" calcext:value-type="float">
            <text:p>0,32</text:p>
          </table:table-cell>
          <table:table-cell office:value-type="float" office:value="65490" calcext:value-type="float">
            <text:p>65490,00</text:p>
          </table:table-cell>
          <table:table-cell office:value-type="float" office:value="0.432835820895522" calcext:value-type="float">
            <text:p>0,43</text:p>
          </table:table-cell>
        </table:table-row>
        <table:table-row table:style-name="ro2">
          <table:table-cell office:value-type="float" office:value="225" calcext:value-type="float">
            <text:p>225,00</text:p>
          </table:table-cell>
          <table:table-cell office:value-type="float" office:value="79830" calcext:value-type="float">
            <text:p>79830,00</text:p>
          </table:table-cell>
          <table:table-cell office:value-type="float" office:value="0.197969543147208" calcext:value-type="float">
            <text:p>0,20</text:p>
          </table:table-cell>
          <table:table-cell office:value-type="float" office:value="77795" calcext:value-type="float">
            <text:p>77795,00</text:p>
          </table:table-cell>
          <table:table-cell office:value-type="float" office:value="0.238678090575275" calcext:value-type="float">
            <text:p>0,24</text:p>
          </table:table-cell>
          <table:table-cell office:value-type="float" office:value="66780" calcext:value-type="float">
            <text:p>66780,00</text:p>
          </table:table-cell>
          <table:table-cell office:value-type="float" office:value="0.32824427480916" calcext:value-type="float">
            <text:p>0,33</text:p>
          </table:table-cell>
          <table:table-cell office:value-type="float" office:value="65058" calcext:value-type="float">
            <text:p>65058,00</text:p>
          </table:table-cell>
          <table:table-cell office:value-type="float" office:value="0.432835820895522" calcext:value-type="float">
            <text:p>0,43</text:p>
          </table:table-cell>
        </table:table-row>
        <table:table-row table:style-name="ro2">
          <table:table-cell office:value-type="float" office:value="226" calcext:value-type="float">
            <text:p>226,00</text:p>
          </table:table-cell>
          <table:table-cell office:value-type="float" office:value="82870" calcext:value-type="float">
            <text:p>82870,00</text:p>
          </table:table-cell>
          <table:table-cell office:value-type="float" office:value="0.19746835443038" calcext:value-type="float">
            <text:p>0,20</text:p>
          </table:table-cell>
          <table:table-cell office:value-type="float" office:value="81844" calcext:value-type="float">
            <text:p>81844,00</text:p>
          </table:table-cell>
          <table:table-cell office:value-type="float" office:value="0.233621755253399" calcext:value-type="float">
            <text:p>0,23</text:p>
          </table:table-cell>
          <table:table-cell office:value-type="float" office:value="42790" calcext:value-type="float">
            <text:p>42790,00</text:p>
          </table:table-cell>
          <table:table-cell office:value-type="float" office:value="0.324937027707809" calcext:value-type="float">
            <text:p>0,32</text:p>
          </table:table-cell>
          <table:table-cell office:value-type="float" office:value="65327" calcext:value-type="float">
            <text:p>65327,00</text:p>
          </table:table-cell>
          <table:table-cell office:value-type="float" office:value="0.42713567839196" calcext:value-type="float">
            <text:p>0,43</text:p>
          </table:table-cell>
        </table:table-row>
        <table:table-row table:style-name="ro2">
          <table:table-cell office:value-type="float" office:value="227" calcext:value-type="float">
            <text:p>227,00</text:p>
          </table:table-cell>
          <table:table-cell office:value-type="float" office:value="80639" calcext:value-type="float">
            <text:p>80639,00</text:p>
          </table:table-cell>
          <table:table-cell office:value-type="float" office:value="0.188131313131313" calcext:value-type="float">
            <text:p>0,19</text:p>
          </table:table-cell>
          <table:table-cell office:value-type="float" office:value="80638" calcext:value-type="float">
            <text:p>80638,00</text:p>
          </table:table-cell>
          <table:table-cell office:value-type="float" office:value="0.239157372986369" calcext:value-type="float">
            <text:p>0,24</text:p>
          </table:table-cell>
          <table:table-cell office:value-type="float" office:value="37921" calcext:value-type="float">
            <text:p>37921,00</text:p>
          </table:table-cell>
          <table:table-cell office:value-type="float" office:value="0.31701030927835" calcext:value-type="float">
            <text:p>0,32</text:p>
          </table:table-cell>
          <table:table-cell office:value-type="float" office:value="65310" calcext:value-type="float">
            <text:p>65310,00</text:p>
          </table:table-cell>
          <table:table-cell office:value-type="float" office:value="0.428571428571429" calcext:value-type="float">
            <text:p>0,43</text:p>
          </table:table-cell>
        </table:table-row>
        <table:table-row table:style-name="ro2">
          <table:table-cell office:value-type="float" office:value="228" calcext:value-type="float">
            <text:p>228,00</text:p>
          </table:table-cell>
          <table:table-cell office:value-type="float" office:value="83129" calcext:value-type="float">
            <text:p>83129,00</text:p>
          </table:table-cell>
          <table:table-cell office:value-type="float" office:value="0.19746835443038" calcext:value-type="float">
            <text:p>0,20</text:p>
          </table:table-cell>
          <table:table-cell office:value-type="float" office:value="80944" calcext:value-type="float">
            <text:p>80944,00</text:p>
          </table:table-cell>
          <table:table-cell office:value-type="float" office:value="0.233333333333333" calcext:value-type="float">
            <text:p>0,23</text:p>
          </table:table-cell>
          <table:table-cell office:value-type="float" office:value="38418" calcext:value-type="float">
            <text:p>38418,00</text:p>
          </table:table-cell>
          <table:table-cell office:value-type="float" office:value="0.328282828282828" calcext:value-type="float">
            <text:p>0,33</text:p>
          </table:table-cell>
          <table:table-cell office:value-type="float" office:value="65562" calcext:value-type="float">
            <text:p>65562,00</text:p>
          </table:table-cell>
          <table:table-cell office:value-type="float" office:value="0.436724565756824" calcext:value-type="float">
            <text:p>0,44</text:p>
          </table:table-cell>
        </table:table-row>
        <table:table-row table:style-name="ro2">
          <table:table-cell office:value-type="float" office:value="229" calcext:value-type="float">
            <text:p>229,00</text:p>
          </table:table-cell>
          <table:table-cell office:value-type="float" office:value="82740" calcext:value-type="float">
            <text:p>82740,00</text:p>
          </table:table-cell>
          <table:table-cell office:value-type="float" office:value="0.197718631178707" calcext:value-type="float">
            <text:p>0,20</text:p>
          </table:table-cell>
          <table:table-cell office:value-type="float" office:value="80801" calcext:value-type="float">
            <text:p>80801,00</text:p>
          </table:table-cell>
          <table:table-cell office:value-type="float" office:value="0.237977805178792" calcext:value-type="float">
            <text:p>0,24</text:p>
          </table:table-cell>
          <table:table-cell office:value-type="float" office:value="65300" calcext:value-type="float">
            <text:p>65300,00</text:p>
          </table:table-cell>
          <table:table-cell office:value-type="float" office:value="0.323979591836735" calcext:value-type="float">
            <text:p>0,32</text:p>
          </table:table-cell>
          <table:table-cell office:value-type="float" office:value="65520" calcext:value-type="float">
            <text:p>65520,00</text:p>
          </table:table-cell>
          <table:table-cell office:value-type="float" office:value="0.436724565756824" calcext:value-type="float">
            <text:p>0,44</text:p>
          </table:table-cell>
        </table:table-row>
        <table:table-row table:style-name="ro2">
          <table:table-cell office:value-type="float" office:value="230" calcext:value-type="float">
            <text:p>230,00</text:p>
          </table:table-cell>
          <table:table-cell office:value-type="float" office:value="82961" calcext:value-type="float">
            <text:p>82961,00</text:p>
          </table:table-cell>
          <table:table-cell office:value-type="float" office:value="0.192356687898089" calcext:value-type="float">
            <text:p>0,19</text:p>
          </table:table-cell>
          <table:table-cell office:value-type="float" office:value="81142" calcext:value-type="float">
            <text:p>81142,00</text:p>
          </table:table-cell>
          <table:table-cell office:value-type="float" office:value="0.250608272506083" calcext:value-type="float">
            <text:p>0,25</text:p>
          </table:table-cell>
          <table:table-cell office:value-type="float" office:value="66969" calcext:value-type="float">
            <text:p>66969,00</text:p>
          </table:table-cell>
          <table:table-cell office:value-type="float" office:value="0.317948717948718" calcext:value-type="float">
            <text:p>0,32</text:p>
          </table:table-cell>
          <table:table-cell office:value-type="float" office:value="58246" calcext:value-type="float">
            <text:p>58246,00</text:p>
          </table:table-cell>
          <table:table-cell office:value-type="float" office:value="0.432098765432099" calcext:value-type="float">
            <text:p>0,43</text:p>
          </table:table-cell>
        </table:table-row>
        <table:table-row table:style-name="ro2">
          <table:table-cell office:value-type="float" office:value="231" calcext:value-type="float">
            <text:p>231,00</text:p>
          </table:table-cell>
          <table:table-cell office:value-type="float" office:value="80081" calcext:value-type="float">
            <text:p>80081,00</text:p>
          </table:table-cell>
          <table:table-cell office:value-type="float" office:value="0.194690265486726" calcext:value-type="float">
            <text:p>0,19</text:p>
          </table:table-cell>
          <table:table-cell office:value-type="float" office:value="80146" calcext:value-type="float">
            <text:p>80146,00</text:p>
          </table:table-cell>
          <table:table-cell office:value-type="float" office:value="0.246022031823745" calcext:value-type="float">
            <text:p>0,25</text:p>
          </table:table-cell>
          <table:table-cell office:value-type="float" office:value="67081" calcext:value-type="float">
            <text:p>67081,00</text:p>
          </table:table-cell>
          <table:table-cell office:value-type="float" office:value="0.325757575757576" calcext:value-type="float">
            <text:p>0,33</text:p>
          </table:table-cell>
          <table:table-cell office:value-type="float" office:value="65807" calcext:value-type="float">
            <text:p>65807,00</text:p>
          </table:table-cell>
          <table:table-cell office:value-type="float" office:value="0.43142144638404" calcext:value-type="float">
            <text:p>0,43</text:p>
          </table:table-cell>
        </table:table-row>
        <table:table-row table:style-name="ro2">
          <table:table-cell office:value-type="float" office:value="232" calcext:value-type="float">
            <text:p>232,00</text:p>
          </table:table-cell>
          <table:table-cell office:value-type="float" office:value="81278" calcext:value-type="float">
            <text:p>81278,00</text:p>
          </table:table-cell>
          <table:table-cell office:value-type="float" office:value="0.192356687898089" calcext:value-type="float">
            <text:p>0,19</text:p>
          </table:table-cell>
          <table:table-cell office:value-type="float" office:value="82349" calcext:value-type="float">
            <text:p>82349,00</text:p>
          </table:table-cell>
          <table:table-cell office:value-type="float" office:value="0.24235006119951" calcext:value-type="float">
            <text:p>0,24</text:p>
          </table:table-cell>
          <table:table-cell office:value-type="float" office:value="66993" calcext:value-type="float">
            <text:p>66993,00</text:p>
          </table:table-cell>
          <table:table-cell office:value-type="float" office:value="0.329974811083123" calcext:value-type="float">
            <text:p>0,33</text:p>
          </table:table-cell>
          <table:table-cell office:value-type="float" office:value="59800" calcext:value-type="float">
            <text:p>59800,00</text:p>
          </table:table-cell>
          <table:table-cell office:value-type="float" office:value="0.42643391521197" calcext:value-type="float">
            <text:p>0,43</text:p>
          </table:table-cell>
        </table:table-row>
        <table:table-row table:style-name="ro2">
          <table:table-cell office:value-type="float" office:value="233" calcext:value-type="float">
            <text:p>233,00</text:p>
          </table:table-cell>
          <table:table-cell office:value-type="float" office:value="81230" calcext:value-type="float">
            <text:p>81230,00</text:p>
          </table:table-cell>
          <table:table-cell office:value-type="float" office:value="0.202007528230866" calcext:value-type="float">
            <text:p>0,20</text:p>
          </table:table-cell>
          <table:table-cell office:value-type="float" office:value="82135" calcext:value-type="float">
            <text:p>82135,00</text:p>
          </table:table-cell>
          <table:table-cell office:value-type="float" office:value="0.253071253071253" calcext:value-type="float">
            <text:p>0,25</text:p>
          </table:table-cell>
          <table:table-cell office:value-type="float" office:value="67507" calcext:value-type="float">
            <text:p>67507,00</text:p>
          </table:table-cell>
          <table:table-cell office:value-type="float" office:value="0.331645569620253" calcext:value-type="float">
            <text:p>0,33</text:p>
          </table:table-cell>
          <table:table-cell office:value-type="float" office:value="61063" calcext:value-type="float">
            <text:p>61063,00</text:p>
          </table:table-cell>
          <table:table-cell office:value-type="float" office:value="0.43424317617866" calcext:value-type="float">
            <text:p>0,43</text:p>
          </table:table-cell>
        </table:table-row>
        <table:table-row table:style-name="ro2">
          <table:table-cell office:value-type="float" office:value="234" calcext:value-type="float">
            <text:p>234,00</text:p>
          </table:table-cell>
          <table:table-cell office:value-type="float" office:value="82960" calcext:value-type="float">
            <text:p>82960,00</text:p>
          </table:table-cell>
          <table:table-cell office:value-type="float" office:value="0.192602040816327" calcext:value-type="float">
            <text:p>0,19</text:p>
          </table:table-cell>
          <table:table-cell office:value-type="float" office:value="75620" calcext:value-type="float">
            <text:p>75620,00</text:p>
          </table:table-cell>
          <table:table-cell office:value-type="float" office:value="0.23114956736712" calcext:value-type="float">
            <text:p>0,23</text:p>
          </table:table-cell>
          <table:table-cell office:value-type="float" office:value="65804" calcext:value-type="float">
            <text:p>65804,00</text:p>
          </table:table-cell>
          <table:table-cell office:value-type="float" office:value="0.326582278481013" calcext:value-type="float">
            <text:p>0,33</text:p>
          </table:table-cell>
          <table:table-cell office:value-type="float" office:value="65352" calcext:value-type="float">
            <text:p>65352,00</text:p>
          </table:table-cell>
          <table:table-cell office:value-type="float" office:value="0.421717171717172" calcext:value-type="float">
            <text:p>0,42</text:p>
          </table:table-cell>
        </table:table-row>
        <table:table-row table:style-name="ro2">
          <table:table-cell office:value-type="float" office:value="235" calcext:value-type="float">
            <text:p>235,00</text:p>
          </table:table-cell>
          <table:table-cell office:value-type="float" office:value="82524" calcext:value-type="float">
            <text:p>82524,00</text:p>
          </table:table-cell>
          <table:table-cell office:value-type="float" office:value="0.19949494949495" calcext:value-type="float">
            <text:p>0,20</text:p>
          </table:table-cell>
          <table:table-cell office:value-type="float" office:value="82008" calcext:value-type="float">
            <text:p>82008,00</text:p>
          </table:table-cell>
          <table:table-cell office:value-type="float" office:value="0.235148514851485" calcext:value-type="float">
            <text:p>0,24</text:p>
          </table:table-cell>
          <table:table-cell office:value-type="float" office:value="62826" calcext:value-type="float">
            <text:p>62826,00</text:p>
          </table:table-cell>
          <table:table-cell office:value-type="float" office:value="0.319693094629156" calcext:value-type="float">
            <text:p>0,32</text:p>
          </table:table-cell>
          <table:table-cell office:value-type="float" office:value="65146" calcext:value-type="float">
            <text:p>65146,00</text:p>
          </table:table-cell>
          <table:table-cell office:value-type="float" office:value="0.442822384428224" calcext:value-type="float">
            <text:p>0,44</text:p>
          </table:table-cell>
        </table:table-row>
        <table:table-row table:style-name="ro2">
          <table:table-cell office:value-type="float" office:value="236" calcext:value-type="float">
            <text:p>236,00</text:p>
          </table:table-cell>
          <table:table-cell office:value-type="float" office:value="78158" calcext:value-type="float">
            <text:p>78158,00</text:p>
          </table:table-cell>
          <table:table-cell office:value-type="float" office:value="0.193916349809886" calcext:value-type="float">
            <text:p>0,19</text:p>
          </table:table-cell>
          <table:table-cell office:value-type="float" office:value="77388" calcext:value-type="float">
            <text:p>77388,00</text:p>
          </table:table-cell>
          <table:table-cell office:value-type="float" office:value="0.23370233702337" calcext:value-type="float">
            <text:p>0,23</text:p>
          </table:table-cell>
          <table:table-cell office:value-type="float" office:value="66817" calcext:value-type="float">
            <text:p>66817,00</text:p>
          </table:table-cell>
          <table:table-cell office:value-type="float" office:value="0.331658291457286" calcext:value-type="float">
            <text:p>0,33</text:p>
          </table:table-cell>
          <table:table-cell office:value-type="float" office:value="64834" calcext:value-type="float">
            <text:p>64834,00</text:p>
          </table:table-cell>
          <table:table-cell office:value-type="float" office:value="0.433168316831683" calcext:value-type="float">
            <text:p>0,43</text:p>
          </table:table-cell>
        </table:table-row>
        <table:table-row table:style-name="ro2">
          <table:table-cell office:value-type="float" office:value="237" calcext:value-type="float">
            <text:p>237,00</text:p>
          </table:table-cell>
          <table:table-cell office:value-type="float" office:value="81659" calcext:value-type="float">
            <text:p>81659,00</text:p>
          </table:table-cell>
          <table:table-cell office:value-type="float" office:value="0.196178343949045" calcext:value-type="float">
            <text:p>0,20</text:p>
          </table:table-cell>
          <table:table-cell office:value-type="float" office:value="82024" calcext:value-type="float">
            <text:p>82024,00</text:p>
          </table:table-cell>
          <table:table-cell office:value-type="float" office:value="0.237977805178792" calcext:value-type="float">
            <text:p>0,24</text:p>
          </table:table-cell>
          <table:table-cell office:value-type="float" office:value="66856" calcext:value-type="float">
            <text:p>66856,00</text:p>
          </table:table-cell>
          <table:table-cell office:value-type="float" office:value="0.329081632653061" calcext:value-type="float">
            <text:p>0,33</text:p>
          </table:table-cell>
          <table:table-cell office:value-type="float" office:value="61112" calcext:value-type="float">
            <text:p>61112,00</text:p>
          </table:table-cell>
          <table:table-cell office:value-type="float" office:value="0.430693069306931" calcext:value-type="float">
            <text:p>0,43</text:p>
          </table:table-cell>
        </table:table-row>
        <table:table-row table:style-name="ro2">
          <table:table-cell office:value-type="float" office:value="238" calcext:value-type="float">
            <text:p>238,00</text:p>
          </table:table-cell>
          <table:table-cell office:value-type="float" office:value="82626" calcext:value-type="float">
            <text:p>82626,00</text:p>
          </table:table-cell>
          <table:table-cell office:value-type="float" office:value="0.193384223918575" calcext:value-type="float">
            <text:p>0,19</text:p>
          </table:table-cell>
          <table:table-cell office:value-type="float" office:value="78033" calcext:value-type="float">
            <text:p>78033,00</text:p>
          </table:table-cell>
          <table:table-cell office:value-type="float" office:value="0.24235006119951" calcext:value-type="float">
            <text:p>0,24</text:p>
          </table:table-cell>
          <table:table-cell office:value-type="float" office:value="65375" calcext:value-type="float">
            <text:p>65375,00</text:p>
          </table:table-cell>
          <table:table-cell office:value-type="float" office:value="0.330788804071247" calcext:value-type="float">
            <text:p>0,33</text:p>
          </table:table-cell>
          <table:table-cell office:value-type="float" office:value="64257" calcext:value-type="float">
            <text:p>64257,00</text:p>
          </table:table-cell>
          <table:table-cell office:value-type="float" office:value="0.439205955334988" calcext:value-type="float">
            <text:p>0,44</text:p>
          </table:table-cell>
        </table:table-row>
        <table:table-row table:style-name="ro2">
          <table:table-cell office:value-type="float" office:value="239" calcext:value-type="float">
            <text:p>239,00</text:p>
          </table:table-cell>
          <table:table-cell office:value-type="float" office:value="82017" calcext:value-type="float">
            <text:p>82017,00</text:p>
          </table:table-cell>
          <table:table-cell office:value-type="float" office:value="0.208020050125313" calcext:value-type="float">
            <text:p>0,21</text:p>
          </table:table-cell>
          <table:table-cell office:value-type="float" office:value="80722" calcext:value-type="float">
            <text:p>80722,00</text:p>
          </table:table-cell>
          <table:table-cell office:value-type="float" office:value="0.241038318912237" calcext:value-type="float">
            <text:p>0,24</text:p>
          </table:table-cell>
          <table:table-cell office:value-type="float" office:value="55353" calcext:value-type="float">
            <text:p>55353,00</text:p>
          </table:table-cell>
          <table:table-cell office:value-type="float" office:value="0.326478149100257" calcext:value-type="float">
            <text:p>0,33</text:p>
          </table:table-cell>
          <table:table-cell office:value-type="float" office:value="65601" calcext:value-type="float">
            <text:p>65601,00</text:p>
          </table:table-cell>
          <table:table-cell office:value-type="float" office:value="0.428211586901763" calcext:value-type="float">
            <text:p>0,43</text:p>
          </table:table-cell>
        </table:table-row>
        <table:table-row table:style-name="ro2">
          <table:table-cell office:value-type="float" office:value="240" calcext:value-type="float">
            <text:p>240,00</text:p>
          </table:table-cell>
          <table:table-cell office:value-type="float" office:value="82692" calcext:value-type="float">
            <text:p>82692,00</text:p>
          </table:table-cell>
          <table:table-cell office:value-type="float" office:value="0.192356687898089" calcext:value-type="float">
            <text:p>0,19</text:p>
          </table:table-cell>
          <table:table-cell office:value-type="float" office:value="80903" calcext:value-type="float">
            <text:p>80903,00</text:p>
          </table:table-cell>
          <table:table-cell office:value-type="float" office:value="0.237100737100737" calcext:value-type="float">
            <text:p>0,24</text:p>
          </table:table-cell>
          <table:table-cell office:value-type="float" office:value="59764" calcext:value-type="float">
            <text:p>59764,00</text:p>
          </table:table-cell>
          <table:table-cell office:value-type="float" office:value="0.32741116751269" calcext:value-type="float">
            <text:p>0,33</text:p>
          </table:table-cell>
          <table:table-cell office:value-type="float" office:value="65132" calcext:value-type="float">
            <text:p>65132,00</text:p>
          </table:table-cell>
          <table:table-cell office:value-type="float" office:value="0.433915211970075" calcext:value-type="float">
            <text:p>0,43</text:p>
          </table:table-cell>
        </table:table-row>
        <table:table-row table:style-name="ro2">
          <table:table-cell/>
          <table:table-cell table:style-name="ce2" table:formula="of:=SUM([.B2:.B242])/COUNT([.B2:.B242])" office:value-type="float" office:value="80953.4771784232" calcext:value-type="float">
            <text:p>80953</text:p>
          </table:table-cell>
          <table:table-cell table:style-name="ce2" table:formula="of:=SUM([.C2:.C242])/COUNT([.C2:.C242])*100" office:value-type="float" office:value="19.6401201916668" calcext:value-type="float">
            <text:p>20</text:p>
          </table:table-cell>
          <table:table-cell table:style-name="ce2" table:formula="of:=SUM([.D2:.D242])/COUNT([.D2:.D242])" office:value-type="float" office:value="80310.8506224066" calcext:value-type="float">
            <text:p>80311</text:p>
          </table:table-cell>
          <table:table-cell table:style-name="ce2" table:formula="of:=SUM([.E2:.E242])/COUNT([.E2:.E242])*100" office:value-type="float" office:value="24.2284429708245" calcext:value-type="float">
            <text:p>24</text:p>
          </table:table-cell>
          <table:table-cell table:style-name="ce2" table:formula="of:=SUM([.F2:.F242])/COUNT([.F2:.F242])" office:value-type="float" office:value="60095.1410788382" calcext:value-type="float">
            <text:p>60095</text:p>
          </table:table-cell>
          <table:table-cell table:style-name="ce2" table:formula="of:=SUM([.G2:.G242])/COUNT([.G2:.G242])*100" office:value-type="float" office:value="32.6070738492394" calcext:value-type="float">
            <text:p>33</text:p>
          </table:table-cell>
          <table:table-cell table:style-name="ce2" table:formula="of:=SUM([.H2:.H242])/COUNT([.H2:.H242])" office:value-type="float" office:value="63658.6390041494" calcext:value-type="float">
            <text:p>63659</text:p>
          </table:table-cell>
          <table:table-cell table:style-name="ce2" table:formula="of:=SUM([.I2:.I242])/COUNT([.I2:.I242])*100" office:value-type="float" office:value="43.3560303954156" calcext:value-type="float">
            <text:p>43</text:p>
          </table:table-cell>
        </table:table-row>
      </table:table>
      <table:table table:name="S4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row table:style-name="ro1">
          <table:table-cell table:style-name="Default" office:value-type="string" calcext:value-type="string">
            <text:p>Time</text:p>
          </table:table-cell>
          <table:table-cell table:style-name="Default" office:value-type="string" calcext:value-type="string">
            <text:p><text:s/>MpsStaHi</text:p>
          </table:table-cell>
          <table:table-cell table:style-name="Default" office:value-type="string" calcext:value-type="string">
            <text:p><text:s/>SystemCpuStaHi</text:p>
          </table:table-cell>
          <table:table-cell table:style-name="Default" office:value-type="string" calcext:value-type="string">
            <text:p><text:s/>MpsDynHi</text:p>
          </table:table-cell>
          <table:table-cell table:style-name="Default" office:value-type="string" calcext:value-type="string">
            <text:p><text:s/>SystemCpuDynHi</text:p>
          </table:table-cell>
          <table:table-cell table:style-name="Default" office:value-type="string" calcext:value-type="string">
            <text:p><text:s/>MpsStaLo</text:p>
          </table:table-cell>
          <table:table-cell table:style-name="Default" office:value-type="string" calcext:value-type="string">
            <text:p><text:s/>SystemCpuStaLo</text:p>
          </table:table-cell>
          <table:table-cell table:style-name="Default" office:value-type="string" calcext:value-type="string">
            <text:p><text:s/>MpsDynLo</text:p>
          </table:table-cell>
          <table:table-cell table:style-name="Default" office:value-type="string" calcext:value-type="string">
            <text:p><text:s/>SystemCpuDynLo</text:p>
          </table:table-cell>
        </table:table-row>
        <table:table-row table:style-name="ro2">
          <table:table-cell table:number-columns-repeated="2" office:value-type="float" office:value="0" calcext:value-type="float">
            <text:p>0,00</text:p>
          </table:table-cell>
          <table:table-cell office:value-type="float" office:value="0.113626730230298" calcext:value-type="float">
            <text:p>0,11</text:p>
          </table:table-cell>
          <table:table-cell office:value-type="float" office:value="0" calcext:value-type="float">
            <text:p>0,00</text:p>
          </table:table-cell>
          <table:table-cell office:value-type="float" office:value="0.00216512604677482" calcext:value-type="float">
            <text:p>0,00</text:p>
          </table:table-cell>
          <table:table-cell office:value-type="float" office:value="0" calcext:value-type="float">
            <text:p>0,00</text:p>
          </table:table-cell>
          <table:table-cell office:value-type="float" office:value="0.107308869623382" calcext:value-type="float">
            <text:p>0,11</text:p>
          </table:table-cell>
          <table:table-cell office:value-type="float" office:value="4240" calcext:value-type="float">
            <text:p>4240,00</text:p>
          </table:table-cell>
          <table:table-cell office:value-type="float" office:value="0.101144670742808" calcext:value-type="float">
            <text:p>0,10</text:p>
          </table:table-cell>
        </table:table-row>
        <table:table-row table:style-name="ro2">
          <table:table-cell office:value-type="float" office:value="1" calcext:value-type="float">
            <text:p>1,00</text:p>
          </table:table-cell>
          <table:table-cell office:value-type="float" office:value="17711" calcext:value-type="float">
            <text:p>17711,00</text:p>
          </table:table-cell>
          <table:table-cell office:value-type="float" office:value="0.741488020176545" calcext:value-type="float">
            <text:p>0,74</text:p>
          </table:table-cell>
          <table:table-cell office:value-type="float" office:value="58573" calcext:value-type="float">
            <text:p>58573,00</text:p>
          </table:table-cell>
          <table:table-cell office:value-type="float" office:value="0.821167883211679" calcext:value-type="float">
            <text:p>0,82</text:p>
          </table:table-cell>
          <table:table-cell office:value-type="float" office:value="6465" calcext:value-type="float">
            <text:p>6465,00</text:p>
          </table:table-cell>
          <table:table-cell office:value-type="float" office:value="0.943877551020408" calcext:value-type="float">
            <text:p>0,94</text:p>
          </table:table-cell>
          <table:table-cell office:value-type="float" office:value="72134" calcext:value-type="float">
            <text:p>72134,00</text:p>
          </table:table-cell>
          <table:table-cell office:value-type="float" office:value="0.988623435722412" calcext:value-type="float">
            <text:p>0,99</text:p>
          </table:table-cell>
        </table:table-row>
        <table:table-row table:style-name="ro2">
          <table:table-cell office:value-type="float" office:value="2" calcext:value-type="float">
            <text:p>2,00</text:p>
          </table:table-cell>
          <table:table-cell office:value-type="float" office:value="150702" calcext:value-type="float">
            <text:p>150702,00</text:p>
          </table:table-cell>
          <table:table-cell office:value-type="float" office:value="0.600532623169108" calcext:value-type="float">
            <text:p>0,60</text:p>
          </table:table-cell>
          <table:table-cell office:value-type="float" office:value="186899" calcext:value-type="float">
            <text:p>186899,00</text:p>
          </table:table-cell>
          <table:table-cell office:value-type="float" office:value="0.611183355006502" calcext:value-type="float">
            <text:p>0,61</text:p>
          </table:table-cell>
          <table:table-cell office:value-type="float" office:value="8421" calcext:value-type="float">
            <text:p>8421,00</text:p>
          </table:table-cell>
          <table:table-cell office:value-type="float" office:value="0.994936708860759" calcext:value-type="float">
            <text:p>0,99</text:p>
          </table:table-cell>
          <table:table-cell office:value-type="float" office:value="144983" calcext:value-type="float">
            <text:p>144983,00</text:p>
          </table:table-cell>
          <table:table-cell office:value-type="float" office:value="0.944444444444444" calcext:value-type="float">
            <text:p>0,94</text:p>
          </table:table-cell>
        </table:table-row>
        <table:table-row table:style-name="ro2">
          <table:table-cell office:value-type="float" office:value="3" calcext:value-type="float">
            <text:p>3,00</text:p>
          </table:table-cell>
          <table:table-cell office:value-type="float" office:value="177497" calcext:value-type="float">
            <text:p>177497,00</text:p>
          </table:table-cell>
          <table:table-cell office:value-type="float" office:value="0.582772543741588" calcext:value-type="float">
            <text:p>0,58</text:p>
          </table:table-cell>
          <table:table-cell office:value-type="float" office:value="210206" calcext:value-type="float">
            <text:p>210206,00</text:p>
          </table:table-cell>
          <table:table-cell office:value-type="float" office:value="0.647519582245431" calcext:value-type="float">
            <text:p>0,65</text:p>
          </table:table-cell>
          <table:table-cell office:value-type="float" office:value="59074" calcext:value-type="float">
            <text:p>59074,00</text:p>
          </table:table-cell>
          <table:table-cell office:value-type="float" office:value="0.947916666666667" calcext:value-type="float">
            <text:p>0,95</text:p>
          </table:table-cell>
          <table:table-cell office:value-type="float" office:value="156921" calcext:value-type="float">
            <text:p>156921,00</text:p>
          </table:table-cell>
          <table:table-cell office:value-type="float" office:value="0.941025641025641" calcext:value-type="float">
            <text:p>0,94</text:p>
          </table:table-cell>
        </table:table-row>
        <table:table-row table:style-name="ro2">
          <table:table-cell office:value-type="float" office:value="4" calcext:value-type="float">
            <text:p>4,00</text:p>
          </table:table-cell>
          <table:table-cell office:value-type="float" office:value="169122" calcext:value-type="float">
            <text:p>169122,00</text:p>
          </table:table-cell>
          <table:table-cell office:value-type="float" office:value="0.568493150684932" calcext:value-type="float">
            <text:p>0,57</text:p>
          </table:table-cell>
          <table:table-cell office:value-type="float" office:value="203286" calcext:value-type="float">
            <text:p>203286,00</text:p>
          </table:table-cell>
          <table:table-cell office:value-type="float" office:value="0.61892247043364" calcext:value-type="float">
            <text:p>0,62</text:p>
          </table:table-cell>
          <table:table-cell office:value-type="float" office:value="111084" calcext:value-type="float">
            <text:p>111084,00</text:p>
          </table:table-cell>
          <table:table-cell office:value-type="float" office:value="0.92" calcext:value-type="float">
            <text:p>0,92</text:p>
          </table:table-cell>
          <table:table-cell office:value-type="float" office:value="137961" calcext:value-type="float">
            <text:p>137961,00</text:p>
          </table:table-cell>
          <table:table-cell office:value-type="float" office:value="0.948051948051948" calcext:value-type="float">
            <text:p>0,95</text:p>
          </table:table-cell>
        </table:table-row>
        <table:table-row table:style-name="ro2">
          <table:table-cell office:value-type="float" office:value="5" calcext:value-type="float">
            <text:p>5,00</text:p>
          </table:table-cell>
          <table:table-cell office:value-type="float" office:value="191871" calcext:value-type="float">
            <text:p>191871,00</text:p>
          </table:table-cell>
          <table:table-cell office:value-type="float" office:value="0.594885598923284" calcext:value-type="float">
            <text:p>0,59</text:p>
          </table:table-cell>
          <table:table-cell office:value-type="float" office:value="205128" calcext:value-type="float">
            <text:p>205128,00</text:p>
          </table:table-cell>
          <table:table-cell office:value-type="float" office:value="0.617724867724868" calcext:value-type="float">
            <text:p>0,62</text:p>
          </table:table-cell>
          <table:table-cell office:value-type="float" office:value="66823" calcext:value-type="float">
            <text:p>66823,00</text:p>
          </table:table-cell>
          <table:table-cell office:value-type="float" office:value="0.859504132231405" calcext:value-type="float">
            <text:p>0,86</text:p>
          </table:table-cell>
          <table:table-cell office:value-type="float" office:value="151884" calcext:value-type="float">
            <text:p>151884,00</text:p>
          </table:table-cell>
          <table:table-cell office:value-type="float" office:value="0.941919191919192" calcext:value-type="float">
            <text:p>0,94</text:p>
          </table:table-cell>
        </table:table-row>
        <table:table-row table:style-name="ro2">
          <table:table-cell office:value-type="float" office:value="6" calcext:value-type="float">
            <text:p>6,00</text:p>
          </table:table-cell>
          <table:table-cell office:value-type="float" office:value="161369" calcext:value-type="float">
            <text:p>161369,00</text:p>
          </table:table-cell>
          <table:table-cell office:value-type="float" office:value="0.558704453441296" calcext:value-type="float">
            <text:p>0,56</text:p>
          </table:table-cell>
          <table:table-cell office:value-type="float" office:value="187535" calcext:value-type="float">
            <text:p>187535,00</text:p>
          </table:table-cell>
          <table:table-cell office:value-type="float" office:value="0.624187256176853" calcext:value-type="float">
            <text:p>0,62</text:p>
          </table:table-cell>
          <table:table-cell office:value-type="float" office:value="109313" calcext:value-type="float">
            <text:p>109313,00</text:p>
          </table:table-cell>
          <table:table-cell office:value-type="float" office:value="0.954301075268817" calcext:value-type="float">
            <text:p>0,95</text:p>
          </table:table-cell>
          <table:table-cell office:value-type="float" office:value="142663" calcext:value-type="float">
            <text:p>142663,00</text:p>
          </table:table-cell>
          <table:table-cell office:value-type="float" office:value="0.933823529411765" calcext:value-type="float">
            <text:p>0,93</text:p>
          </table:table-cell>
        </table:table-row>
        <table:table-row table:style-name="ro2">
          <table:table-cell office:value-type="float" office:value="7" calcext:value-type="float">
            <text:p>7,00</text:p>
          </table:table-cell>
          <table:table-cell office:value-type="float" office:value="167787" calcext:value-type="float">
            <text:p>167787,00</text:p>
          </table:table-cell>
          <table:table-cell office:value-type="float" office:value="0.554803788903924" calcext:value-type="float">
            <text:p>0,55</text:p>
          </table:table-cell>
          <table:table-cell office:value-type="float" office:value="208327" calcext:value-type="float">
            <text:p>208327,00</text:p>
          </table:table-cell>
          <table:table-cell office:value-type="float" office:value="0.608233731739708" calcext:value-type="float">
            <text:p>0,61</text:p>
          </table:table-cell>
          <table:table-cell office:value-type="float" office:value="130492" calcext:value-type="float">
            <text:p>130492,00</text:p>
          </table:table-cell>
          <table:table-cell office:value-type="float" office:value="0.942408376963351" calcext:value-type="float">
            <text:p>0,94</text:p>
          </table:table-cell>
          <table:table-cell office:value-type="float" office:value="161370" calcext:value-type="float">
            <text:p>161370,00</text:p>
          </table:table-cell>
          <table:table-cell office:value-type="float" office:value="0.948051948051948" calcext:value-type="float">
            <text:p>0,95</text:p>
          </table:table-cell>
        </table:table-row>
        <table:table-row table:style-name="ro2">
          <table:table-cell office:value-type="float" office:value="8" calcext:value-type="float">
            <text:p>8,00</text:p>
          </table:table-cell>
          <table:table-cell office:value-type="float" office:value="180844" calcext:value-type="float">
            <text:p>180844,00</text:p>
          </table:table-cell>
          <table:table-cell office:value-type="float" office:value="0.573948439620081" calcext:value-type="float">
            <text:p>0,57</text:p>
          </table:table-cell>
          <table:table-cell office:value-type="float" office:value="191828" calcext:value-type="float">
            <text:p>191828,00</text:p>
          </table:table-cell>
          <table:table-cell office:value-type="float" office:value="0.599737532808399" calcext:value-type="float">
            <text:p>0,60</text:p>
          </table:table-cell>
          <table:table-cell office:value-type="float" office:value="133161" calcext:value-type="float">
            <text:p>133161,00</text:p>
          </table:table-cell>
          <table:table-cell office:value-type="float" office:value="0.941018766756032" calcext:value-type="float">
            <text:p>0,94</text:p>
          </table:table-cell>
          <table:table-cell office:value-type="float" office:value="154043" calcext:value-type="float">
            <text:p>154043,00</text:p>
          </table:table-cell>
          <table:table-cell office:value-type="float" office:value="0.951030927835052" calcext:value-type="float">
            <text:p>0,95</text:p>
          </table:table-cell>
        </table:table-row>
        <table:table-row table:style-name="ro2">
          <table:table-cell office:value-type="float" office:value="9" calcext:value-type="float">
            <text:p>9,00</text:p>
          </table:table-cell>
          <table:table-cell office:value-type="float" office:value="191721" calcext:value-type="float">
            <text:p>191721,00</text:p>
          </table:table-cell>
          <table:table-cell office:value-type="float" office:value="0.58611481975968" calcext:value-type="float">
            <text:p>0,59</text:p>
          </table:table-cell>
          <table:table-cell office:value-type="float" office:value="198387" calcext:value-type="float">
            <text:p>198387,00</text:p>
          </table:table-cell>
          <table:table-cell office:value-type="float" office:value="0.594627594627595" calcext:value-type="float">
            <text:p>0,59</text:p>
          </table:table-cell>
          <table:table-cell office:value-type="float" office:value="118852" calcext:value-type="float">
            <text:p>118852,00</text:p>
          </table:table-cell>
          <table:table-cell office:value-type="float" office:value="0.931506849315068" calcext:value-type="float">
            <text:p>0,93</text:p>
          </table:table-cell>
          <table:table-cell office:value-type="float" office:value="148162" calcext:value-type="float">
            <text:p>148162,00</text:p>
          </table:table-cell>
          <table:table-cell office:value-type="float" office:value="0.954545454545455" calcext:value-type="float">
            <text:p>0,95</text:p>
          </table:table-cell>
        </table:table-row>
        <table:table-row table:style-name="ro2">
          <table:table-cell office:value-type="float" office:value="10" calcext:value-type="float">
            <text:p>10,00</text:p>
          </table:table-cell>
          <table:table-cell office:value-type="float" office:value="195711" calcext:value-type="float">
            <text:p>195711,00</text:p>
          </table:table-cell>
          <table:table-cell office:value-type="float" office:value="0.596774193548387" calcext:value-type="float">
            <text:p>0,60</text:p>
          </table:table-cell>
          <table:table-cell office:value-type="float" office:value="222058" calcext:value-type="float">
            <text:p>222058,00</text:p>
          </table:table-cell>
          <table:table-cell office:value-type="float" office:value="0.62982689747004" calcext:value-type="float">
            <text:p>0,63</text:p>
          </table:table-cell>
          <table:table-cell office:value-type="float" office:value="95942" calcext:value-type="float">
            <text:p>95942,00</text:p>
          </table:table-cell>
          <table:table-cell office:value-type="float" office:value="0.85989010989011" calcext:value-type="float">
            <text:p>0,86</text:p>
          </table:table-cell>
          <table:table-cell office:value-type="float" office:value="116612" calcext:value-type="float">
            <text:p>116612,00</text:p>
          </table:table-cell>
          <table:table-cell office:value-type="float" office:value="0.964194373401535" calcext:value-type="float">
            <text:p>0,96</text:p>
          </table:table-cell>
        </table:table-row>
        <table:table-row table:style-name="ro2">
          <table:table-cell office:value-type="float" office:value="11" calcext:value-type="float">
            <text:p>11,00</text:p>
          </table:table-cell>
          <table:table-cell office:value-type="float" office:value="176639" calcext:value-type="float">
            <text:p>176639,00</text:p>
          </table:table-cell>
          <table:table-cell office:value-type="float" office:value="0.571428571428571" calcext:value-type="float">
            <text:p>0,57</text:p>
          </table:table-cell>
          <table:table-cell office:value-type="float" office:value="198414" calcext:value-type="float">
            <text:p>198414,00</text:p>
          </table:table-cell>
          <table:table-cell office:value-type="float" office:value="0.601839684625493" calcext:value-type="float">
            <text:p>0,60</text:p>
          </table:table-cell>
          <table:table-cell office:value-type="float" office:value="127554" calcext:value-type="float">
            <text:p>127554,00</text:p>
          </table:table-cell>
          <table:table-cell office:value-type="float" office:value="0.952506596306069" calcext:value-type="float">
            <text:p>0,95</text:p>
          </table:table-cell>
          <table:table-cell office:value-type="float" office:value="147044" calcext:value-type="float">
            <text:p>147044,00</text:p>
          </table:table-cell>
          <table:table-cell office:value-type="float" office:value="0.936061381074169" calcext:value-type="float">
            <text:p>0,94</text:p>
          </table:table-cell>
        </table:table-row>
        <table:table-row table:style-name="ro2">
          <table:table-cell office:value-type="float" office:value="12" calcext:value-type="float">
            <text:p>12,00</text:p>
          </table:table-cell>
          <table:table-cell office:value-type="float" office:value="183716" calcext:value-type="float">
            <text:p>183716,00</text:p>
          </table:table-cell>
          <table:table-cell office:value-type="float" office:value="0.565217391304348" calcext:value-type="float">
            <text:p>0,57</text:p>
          </table:table-cell>
          <table:table-cell office:value-type="float" office:value="208157" calcext:value-type="float">
            <text:p>208157,00</text:p>
          </table:table-cell>
          <table:table-cell office:value-type="float" office:value="0.62033462033462" calcext:value-type="float">
            <text:p>0,62</text:p>
          </table:table-cell>
          <table:table-cell office:value-type="float" office:value="133271" calcext:value-type="float">
            <text:p>133271,00</text:p>
          </table:table-cell>
          <table:table-cell office:value-type="float" office:value="0.94535519125683" calcext:value-type="float">
            <text:p>0,95</text:p>
          </table:table-cell>
          <table:table-cell office:value-type="float" office:value="147110" calcext:value-type="float">
            <text:p>147110,00</text:p>
          </table:table-cell>
          <table:table-cell office:value-type="float" office:value="0.966666666666667" calcext:value-type="float">
            <text:p>0,97</text:p>
          </table:table-cell>
        </table:table-row>
        <table:table-row table:style-name="ro2">
          <table:table-cell office:value-type="float" office:value="13" calcext:value-type="float">
            <text:p>13,00</text:p>
          </table:table-cell>
          <table:table-cell office:value-type="float" office:value="172607" calcext:value-type="float">
            <text:p>172607,00</text:p>
          </table:table-cell>
          <table:table-cell office:value-type="float" office:value="0.56021650879567" calcext:value-type="float">
            <text:p>0,56</text:p>
          </table:table-cell>
          <table:table-cell office:value-type="float" office:value="191517" calcext:value-type="float">
            <text:p>191517,00</text:p>
          </table:table-cell>
          <table:table-cell office:value-type="float" office:value="0.603153745072273" calcext:value-type="float">
            <text:p>0,60</text:p>
          </table:table-cell>
          <table:table-cell office:value-type="float" office:value="107203" calcext:value-type="float">
            <text:p>107203,00</text:p>
          </table:table-cell>
          <table:table-cell office:value-type="float" office:value="0.96195652173913" calcext:value-type="float">
            <text:p>0,96</text:p>
          </table:table-cell>
          <table:table-cell office:value-type="float" office:value="134988" calcext:value-type="float">
            <text:p>134988,00</text:p>
          </table:table-cell>
          <table:table-cell office:value-type="float" office:value="0.963824289405685" calcext:value-type="float">
            <text:p>0,96</text:p>
          </table:table-cell>
        </table:table-row>
        <table:table-row table:style-name="ro2">
          <table:table-cell office:value-type="float" office:value="14" calcext:value-type="float">
            <text:p>14,00</text:p>
          </table:table-cell>
          <table:table-cell office:value-type="float" office:value="157981" calcext:value-type="float">
            <text:p>157981,00</text:p>
          </table:table-cell>
          <table:table-cell office:value-type="float" office:value="0.554785020804438" calcext:value-type="float">
            <text:p>0,55</text:p>
          </table:table-cell>
          <table:table-cell office:value-type="float" office:value="182682" calcext:value-type="float">
            <text:p>182682,00</text:p>
          </table:table-cell>
          <table:table-cell office:value-type="float" office:value="0.572559366754617" calcext:value-type="float">
            <text:p>0,57</text:p>
          </table:table-cell>
          <table:table-cell office:value-type="float" office:value="113168" calcext:value-type="float">
            <text:p>113168,00</text:p>
          </table:table-cell>
          <table:table-cell office:value-type="float" office:value="0.956989247311828" calcext:value-type="float">
            <text:p>0,96</text:p>
          </table:table-cell>
          <table:table-cell office:value-type="float" office:value="152803" calcext:value-type="float">
            <text:p>152803,00</text:p>
          </table:table-cell>
          <table:table-cell office:value-type="float" office:value="0.961734693877551" calcext:value-type="float">
            <text:p>0,96</text:p>
          </table:table-cell>
        </table:table-row>
        <table:table-row table:style-name="ro2">
          <table:table-cell office:value-type="float" office:value="15" calcext:value-type="float">
            <text:p>15,00</text:p>
          </table:table-cell>
          <table:table-cell office:value-type="float" office:value="194922" calcext:value-type="float">
            <text:p>194922,00</text:p>
          </table:table-cell>
          <table:table-cell office:value-type="float" office:value="0.588709677419355" calcext:value-type="float">
            <text:p>0,59</text:p>
          </table:table-cell>
          <table:table-cell office:value-type="float" office:value="176641" calcext:value-type="float">
            <text:p>176641,00</text:p>
          </table:table-cell>
          <table:table-cell office:value-type="float" office:value="0.578249336870027" calcext:value-type="float">
            <text:p>0,58</text:p>
          </table:table-cell>
          <table:table-cell office:value-type="float" office:value="128271" calcext:value-type="float">
            <text:p>128271,00</text:p>
          </table:table-cell>
          <table:table-cell office:value-type="float" office:value="0.925414364640884" calcext:value-type="float">
            <text:p>0,93</text:p>
          </table:table-cell>
          <table:table-cell office:value-type="float" office:value="110530" calcext:value-type="float">
            <text:p>110530,00</text:p>
          </table:table-cell>
          <table:table-cell office:value-type="float" office:value="0.961832061068702" calcext:value-type="float">
            <text:p>0,96</text:p>
          </table:table-cell>
        </table:table-row>
        <table:table-row table:style-name="ro2">
          <table:table-cell office:value-type="float" office:value="16" calcext:value-type="float">
            <text:p>16,00</text:p>
          </table:table-cell>
          <table:table-cell office:value-type="float" office:value="160755" calcext:value-type="float">
            <text:p>160755,00</text:p>
          </table:table-cell>
          <table:table-cell office:value-type="float" office:value="0.539509536784741" calcext:value-type="float">
            <text:p>0,54</text:p>
          </table:table-cell>
          <table:table-cell office:value-type="float" office:value="194534" calcext:value-type="float">
            <text:p>194534,00</text:p>
          </table:table-cell>
          <table:table-cell office:value-type="float" office:value="0.60079575596817" calcext:value-type="float">
            <text:p>0,60</text:p>
          </table:table-cell>
          <table:table-cell office:value-type="float" office:value="78880" calcext:value-type="float">
            <text:p>78880,00</text:p>
          </table:table-cell>
          <table:table-cell office:value-type="float" office:value="0.859943977591036" calcext:value-type="float">
            <text:p>0,86</text:p>
          </table:table-cell>
          <table:table-cell office:value-type="float" office:value="120750" calcext:value-type="float">
            <text:p>120750,00</text:p>
          </table:table-cell>
          <table:table-cell office:value-type="float" office:value="0.958115183246073" calcext:value-type="float">
            <text:p>0,96</text:p>
          </table:table-cell>
        </table:table-row>
        <table:table-row table:style-name="ro2">
          <table:table-cell office:value-type="float" office:value="17" calcext:value-type="float">
            <text:p>17,00</text:p>
          </table:table-cell>
          <table:table-cell office:value-type="float" office:value="196998" calcext:value-type="float">
            <text:p>196998,00</text:p>
          </table:table-cell>
          <table:table-cell office:value-type="float" office:value="0.595716198125837" calcext:value-type="float">
            <text:p>0,60</text:p>
          </table:table-cell>
          <table:table-cell office:value-type="float" office:value="194522" calcext:value-type="float">
            <text:p>194522,00</text:p>
          </table:table-cell>
          <table:table-cell office:value-type="float" office:value="0.596837944664032" calcext:value-type="float">
            <text:p>0,60</text:p>
          </table:table-cell>
          <table:table-cell office:value-type="float" office:value="132602" calcext:value-type="float">
            <text:p>132602,00</text:p>
          </table:table-cell>
          <table:table-cell office:value-type="float" office:value="0.918478260869565" calcext:value-type="float">
            <text:p>0,92</text:p>
          </table:table-cell>
          <table:table-cell office:value-type="float" office:value="161616" calcext:value-type="float">
            <text:p>161616,00</text:p>
          </table:table-cell>
          <table:table-cell office:value-type="float" office:value="0.958656330749354" calcext:value-type="float">
            <text:p>0,96</text:p>
          </table:table-cell>
        </table:table-row>
        <table:table-row table:style-name="ro2">
          <table:table-cell office:value-type="float" office:value="18" calcext:value-type="float">
            <text:p>18,00</text:p>
          </table:table-cell>
          <table:table-cell office:value-type="float" office:value="175741" calcext:value-type="float">
            <text:p>175741,00</text:p>
          </table:table-cell>
          <table:table-cell office:value-type="float" office:value="0.563093622795115" calcext:value-type="float">
            <text:p>0,56</text:p>
          </table:table-cell>
          <table:table-cell office:value-type="float" office:value="218783" calcext:value-type="float">
            <text:p>218783,00</text:p>
          </table:table-cell>
          <table:table-cell office:value-type="float" office:value="0.608" calcext:value-type="float">
            <text:p>0,61</text:p>
          </table:table-cell>
          <table:table-cell office:value-type="float" office:value="123371" calcext:value-type="float">
            <text:p>123371,00</text:p>
          </table:table-cell>
          <table:table-cell office:value-type="float" office:value="0.96514745308311" calcext:value-type="float">
            <text:p>0,97</text:p>
          </table:table-cell>
          <table:table-cell office:value-type="float" office:value="122093" calcext:value-type="float">
            <text:p>122093,00</text:p>
          </table:table-cell>
          <table:table-cell office:value-type="float" office:value="0.952141057934509" calcext:value-type="float">
            <text:p>0,95</text:p>
          </table:table-cell>
        </table:table-row>
        <table:table-row table:style-name="ro2">
          <table:table-cell office:value-type="float" office:value="19" calcext:value-type="float">
            <text:p>19,00</text:p>
          </table:table-cell>
          <table:table-cell office:value-type="float" office:value="157494" calcext:value-type="float">
            <text:p>157494,00</text:p>
          </table:table-cell>
          <table:table-cell office:value-type="float" office:value="0.542780748663102" calcext:value-type="float">
            <text:p>0,54</text:p>
          </table:table-cell>
          <table:table-cell office:value-type="float" office:value="207343" calcext:value-type="float">
            <text:p>207343,00</text:p>
          </table:table-cell>
          <table:table-cell office:value-type="float" office:value="0.597093791281374" calcext:value-type="float">
            <text:p>0,60</text:p>
          </table:table-cell>
          <table:table-cell office:value-type="float" office:value="131859" calcext:value-type="float">
            <text:p>131859,00</text:p>
          </table:table-cell>
          <table:table-cell office:value-type="float" office:value="0.951482479784367" calcext:value-type="float">
            <text:p>0,95</text:p>
          </table:table-cell>
          <table:table-cell office:value-type="float" office:value="128431" calcext:value-type="float">
            <text:p>128431,00</text:p>
          </table:table-cell>
          <table:table-cell office:value-type="float" office:value="0.951156812339332" calcext:value-type="float">
            <text:p>0,95</text:p>
          </table:table-cell>
        </table:table-row>
        <table:table-row table:style-name="ro2">
          <table:table-cell office:value-type="float" office:value="20" calcext:value-type="float">
            <text:p>20,00</text:p>
          </table:table-cell>
          <table:table-cell office:value-type="float" office:value="187147" calcext:value-type="float">
            <text:p>187147,00</text:p>
          </table:table-cell>
          <table:table-cell office:value-type="float" office:value="0.581173260572988" calcext:value-type="float">
            <text:p>0,58</text:p>
          </table:table-cell>
          <table:table-cell office:value-type="float" office:value="200682" calcext:value-type="float">
            <text:p>200682,00</text:p>
          </table:table-cell>
          <table:table-cell office:value-type="float" office:value="0.607095926412615" calcext:value-type="float">
            <text:p>0,61</text:p>
          </table:table-cell>
          <table:table-cell office:value-type="float" office:value="119607" calcext:value-type="float">
            <text:p>119607,00</text:p>
          </table:table-cell>
          <table:table-cell office:value-type="float" office:value="0.967741935483871" calcext:value-type="float">
            <text:p>0,97</text:p>
          </table:table-cell>
          <table:table-cell office:value-type="float" office:value="155506" calcext:value-type="float">
            <text:p>155506,00</text:p>
          </table:table-cell>
          <table:table-cell office:value-type="float" office:value="0.947368421052632" calcext:value-type="float">
            <text:p>0,95</text:p>
          </table:table-cell>
        </table:table-row>
        <table:table-row table:style-name="ro2">
          <table:table-cell office:value-type="float" office:value="21" calcext:value-type="float">
            <text:p>21,00</text:p>
          </table:table-cell>
          <table:table-cell office:value-type="float" office:value="193114" calcext:value-type="float">
            <text:p>193114,00</text:p>
          </table:table-cell>
          <table:table-cell office:value-type="float" office:value="0.569672131147541" calcext:value-type="float">
            <text:p>0,57</text:p>
          </table:table-cell>
          <table:table-cell office:value-type="float" office:value="192859" calcext:value-type="float">
            <text:p>192859,00</text:p>
          </table:table-cell>
          <table:table-cell office:value-type="float" office:value="0.585006693440428" calcext:value-type="float">
            <text:p>0,59</text:p>
          </table:table-cell>
          <table:table-cell office:value-type="float" office:value="100243" calcext:value-type="float">
            <text:p>100243,00</text:p>
          </table:table-cell>
          <table:table-cell office:value-type="float" office:value="0.905292479108635" calcext:value-type="float">
            <text:p>0,91</text:p>
          </table:table-cell>
          <table:table-cell office:value-type="float" office:value="129623" calcext:value-type="float">
            <text:p>129623,00</text:p>
          </table:table-cell>
          <table:table-cell office:value-type="float" office:value="0.960629921259843" calcext:value-type="float">
            <text:p>0,96</text:p>
          </table:table-cell>
        </table:table-row>
        <table:table-row table:style-name="ro2">
          <table:table-cell office:value-type="float" office:value="22" calcext:value-type="float">
            <text:p>22,00</text:p>
          </table:table-cell>
          <table:table-cell office:value-type="float" office:value="165803" calcext:value-type="float">
            <text:p>165803,00</text:p>
          </table:table-cell>
          <table:table-cell office:value-type="float" office:value="0.550824175824176" calcext:value-type="float">
            <text:p>0,55</text:p>
          </table:table-cell>
          <table:table-cell office:value-type="float" office:value="204259" calcext:value-type="float">
            <text:p>204259,00</text:p>
          </table:table-cell>
          <table:table-cell office:value-type="float" office:value="0.597368421052631" calcext:value-type="float">
            <text:p>0,60</text:p>
          </table:table-cell>
          <table:table-cell office:value-type="float" office:value="112906" calcext:value-type="float">
            <text:p>112906,00</text:p>
          </table:table-cell>
          <table:table-cell office:value-type="float" office:value="0.966666666666667" calcext:value-type="float">
            <text:p>0,97</text:p>
          </table:table-cell>
          <table:table-cell office:value-type="float" office:value="150012" calcext:value-type="float">
            <text:p>150012,00</text:p>
          </table:table-cell>
          <table:table-cell office:value-type="float" office:value="0.954773869346734" calcext:value-type="float">
            <text:p>0,95</text:p>
          </table:table-cell>
        </table:table-row>
        <table:table-row table:style-name="ro2">
          <table:table-cell office:value-type="float" office:value="23" calcext:value-type="float">
            <text:p>23,00</text:p>
          </table:table-cell>
          <table:table-cell office:value-type="float" office:value="189940" calcext:value-type="float">
            <text:p>189940,00</text:p>
          </table:table-cell>
          <table:table-cell office:value-type="float" office:value="0.573748308525034" calcext:value-type="float">
            <text:p>0,57</text:p>
          </table:table-cell>
          <table:table-cell office:value-type="float" office:value="165610" calcext:value-type="float">
            <text:p>165610,00</text:p>
          </table:table-cell>
          <table:table-cell office:value-type="float" office:value="0.576517150395778" calcext:value-type="float">
            <text:p>0,58</text:p>
          </table:table-cell>
          <table:table-cell office:value-type="float" office:value="116849" calcext:value-type="float">
            <text:p>116849,00</text:p>
          </table:table-cell>
          <table:table-cell office:value-type="float" office:value="0.923497267759563" calcext:value-type="float">
            <text:p>0,92</text:p>
          </table:table-cell>
          <table:table-cell office:value-type="float" office:value="149224" calcext:value-type="float">
            <text:p>149224,00</text:p>
          </table:table-cell>
          <table:table-cell office:value-type="float" office:value="0.9559902200489" calcext:value-type="float">
            <text:p>0,96</text:p>
          </table:table-cell>
        </table:table-row>
        <table:table-row table:style-name="ro2">
          <table:table-cell office:value-type="float" office:value="24" calcext:value-type="float">
            <text:p>24,00</text:p>
          </table:table-cell>
          <table:table-cell office:value-type="float" office:value="180630" calcext:value-type="float">
            <text:p>180630,00</text:p>
          </table:table-cell>
          <table:table-cell office:value-type="float" office:value="0.565807327001357" calcext:value-type="float">
            <text:p>0,57</text:p>
          </table:table-cell>
          <table:table-cell office:value-type="float" office:value="176914" calcext:value-type="float">
            <text:p>176914,00</text:p>
          </table:table-cell>
          <table:table-cell office:value-type="float" office:value="0.573333333333333" calcext:value-type="float">
            <text:p>0,57</text:p>
          </table:table-cell>
          <table:table-cell office:value-type="float" office:value="118750" calcext:value-type="float">
            <text:p>118750,00</text:p>
          </table:table-cell>
          <table:table-cell office:value-type="float" office:value="0.96514745308311" calcext:value-type="float">
            <text:p>0,97</text:p>
          </table:table-cell>
          <table:table-cell office:value-type="float" office:value="155682" calcext:value-type="float">
            <text:p>155682,00</text:p>
          </table:table-cell>
          <table:table-cell office:value-type="float" office:value="0.957178841309823" calcext:value-type="float">
            <text:p>0,96</text:p>
          </table:table-cell>
        </table:table-row>
        <table:table-row table:style-name="ro2">
          <table:table-cell office:value-type="float" office:value="25" calcext:value-type="float">
            <text:p>25,00</text:p>
          </table:table-cell>
          <table:table-cell office:value-type="float" office:value="201408" calcext:value-type="float">
            <text:p>201408,00</text:p>
          </table:table-cell>
          <table:table-cell office:value-type="float" office:value="0.594339622641509" calcext:value-type="float">
            <text:p>0,59</text:p>
          </table:table-cell>
          <table:table-cell office:value-type="float" office:value="181497" calcext:value-type="float">
            <text:p>181497,00</text:p>
          </table:table-cell>
          <table:table-cell office:value-type="float" office:value="0.579575596816976" calcext:value-type="float">
            <text:p>0,58</text:p>
          </table:table-cell>
          <table:table-cell office:value-type="float" office:value="127399" calcext:value-type="float">
            <text:p>127399,00</text:p>
          </table:table-cell>
          <table:table-cell office:value-type="float" office:value="0.923497267759563" calcext:value-type="float">
            <text:p>0,92</text:p>
          </table:table-cell>
          <table:table-cell office:value-type="float" office:value="149016" calcext:value-type="float">
            <text:p>149016,00</text:p>
          </table:table-cell>
          <table:table-cell office:value-type="float" office:value="0.955334987593052" calcext:value-type="float">
            <text:p>0,96</text:p>
          </table:table-cell>
        </table:table-row>
        <table:table-row table:style-name="ro2">
          <table:table-cell office:value-type="float" office:value="26" calcext:value-type="float">
            <text:p>26,00</text:p>
          </table:table-cell>
          <table:table-cell office:value-type="float" office:value="173337" calcext:value-type="float">
            <text:p>173337,00</text:p>
          </table:table-cell>
          <table:table-cell office:value-type="float" office:value="0.558265582655826" calcext:value-type="float">
            <text:p>0,56</text:p>
          </table:table-cell>
          <table:table-cell office:value-type="float" office:value="188279" calcext:value-type="float">
            <text:p>188279,00</text:p>
          </table:table-cell>
          <table:table-cell office:value-type="float" office:value="0.589005235602094" calcext:value-type="float">
            <text:p>0,59</text:p>
          </table:table-cell>
          <table:table-cell office:value-type="float" office:value="112568" calcext:value-type="float">
            <text:p>112568,00</text:p>
          </table:table-cell>
          <table:table-cell office:value-type="float" office:value="0.966145833333333" calcext:value-type="float">
            <text:p>0,97</text:p>
          </table:table-cell>
          <table:table-cell office:value-type="float" office:value="150992" calcext:value-type="float">
            <text:p>150992,00</text:p>
          </table:table-cell>
          <table:table-cell office:value-type="float" office:value="0.957393483709273" calcext:value-type="float">
            <text:p>0,96</text:p>
          </table:table-cell>
        </table:table-row>
        <table:table-row table:style-name="ro2">
          <table:table-cell office:value-type="float" office:value="27" calcext:value-type="float">
            <text:p>27,00</text:p>
          </table:table-cell>
          <table:table-cell office:value-type="float" office:value="212393" calcext:value-type="float">
            <text:p>212393,00</text:p>
          </table:table-cell>
          <table:table-cell office:value-type="float" office:value="0.615902964959569" calcext:value-type="float">
            <text:p>0,62</text:p>
          </table:table-cell>
          <table:table-cell office:value-type="float" office:value="209419" calcext:value-type="float">
            <text:p>209419,00</text:p>
          </table:table-cell>
          <table:table-cell office:value-type="float" office:value="0.614058355437666" calcext:value-type="float">
            <text:p>0,61</text:p>
          </table:table-cell>
          <table:table-cell office:value-type="float" office:value="144651" calcext:value-type="float">
            <text:p>144651,00</text:p>
          </table:table-cell>
          <table:table-cell office:value-type="float" office:value="0.9501312335958" calcext:value-type="float">
            <text:p>0,95</text:p>
          </table:table-cell>
          <table:table-cell office:value-type="float" office:value="134027" calcext:value-type="float">
            <text:p>134027,00</text:p>
          </table:table-cell>
          <table:table-cell office:value-type="float" office:value="0.958115183246073" calcext:value-type="float">
            <text:p>0,96</text:p>
          </table:table-cell>
        </table:table-row>
        <table:table-row table:style-name="ro2">
          <table:table-cell office:value-type="float" office:value="28" calcext:value-type="float">
            <text:p>28,00</text:p>
          </table:table-cell>
          <table:table-cell office:value-type="float" office:value="179594" calcext:value-type="float">
            <text:p>179594,00</text:p>
          </table:table-cell>
          <table:table-cell office:value-type="float" office:value="0.563342318059299" calcext:value-type="float">
            <text:p>0,56</text:p>
          </table:table-cell>
          <table:table-cell office:value-type="float" office:value="202650" calcext:value-type="float">
            <text:p>202650,00</text:p>
          </table:table-cell>
          <table:table-cell office:value-type="float" office:value="0.62778505897772" calcext:value-type="float">
            <text:p>0,63</text:p>
          </table:table-cell>
          <table:table-cell office:value-type="float" office:value="134120" calcext:value-type="float">
            <text:p>134120,00</text:p>
          </table:table-cell>
          <table:table-cell office:value-type="float" office:value="0.907103825136612" calcext:value-type="float">
            <text:p>0,91</text:p>
          </table:table-cell>
          <table:table-cell office:value-type="float" office:value="148079" calcext:value-type="float">
            <text:p>148079,00</text:p>
          </table:table-cell>
          <table:table-cell office:value-type="float" office:value="0.951030927835052" calcext:value-type="float">
            <text:p>0,95</text:p>
          </table:table-cell>
        </table:table-row>
        <table:table-row table:style-name="ro2">
          <table:table-cell office:value-type="float" office:value="29" calcext:value-type="float">
            <text:p>29,00</text:p>
          </table:table-cell>
          <table:table-cell office:value-type="float" office:value="187209" calcext:value-type="float">
            <text:p>187209,00</text:p>
          </table:table-cell>
          <table:table-cell office:value-type="float" office:value="0.579017264276228" calcext:value-type="float">
            <text:p>0,58</text:p>
          </table:table-cell>
          <table:table-cell office:value-type="float" office:value="195980" calcext:value-type="float">
            <text:p>195980,00</text:p>
          </table:table-cell>
          <table:table-cell office:value-type="float" office:value="0.594488188976378" calcext:value-type="float">
            <text:p>0,59</text:p>
          </table:table-cell>
          <table:table-cell office:value-type="float" office:value="124351" calcext:value-type="float">
            <text:p>124351,00</text:p>
          </table:table-cell>
          <table:table-cell office:value-type="float" office:value="0.932614555256065" calcext:value-type="float">
            <text:p>0,93</text:p>
          </table:table-cell>
          <table:table-cell office:value-type="float" office:value="141562" calcext:value-type="float">
            <text:p>141562,00</text:p>
          </table:table-cell>
          <table:table-cell office:value-type="float" office:value="0.942786069651741" calcext:value-type="float">
            <text:p>0,94</text:p>
          </table:table-cell>
        </table:table-row>
        <table:table-row table:style-name="ro2">
          <table:table-cell office:value-type="float" office:value="30" calcext:value-type="float">
            <text:p>30,00</text:p>
          </table:table-cell>
          <table:table-cell office:value-type="float" office:value="174325" calcext:value-type="float">
            <text:p>174325,00</text:p>
          </table:table-cell>
          <table:table-cell office:value-type="float" office:value="0.550964187327824" calcext:value-type="float">
            <text:p>0,55</text:p>
          </table:table-cell>
          <table:table-cell office:value-type="float" office:value="189328" calcext:value-type="float">
            <text:p>189328,00</text:p>
          </table:table-cell>
          <table:table-cell office:value-type="float" office:value="0.596078431372549" calcext:value-type="float">
            <text:p>0,60</text:p>
          </table:table-cell>
          <table:table-cell office:value-type="float" office:value="120388" calcext:value-type="float">
            <text:p>120388,00</text:p>
          </table:table-cell>
          <table:table-cell office:value-type="float" office:value="0.956639566395664" calcext:value-type="float">
            <text:p>0,96</text:p>
          </table:table-cell>
          <table:table-cell office:value-type="float" office:value="150484" calcext:value-type="float">
            <text:p>150484,00</text:p>
          </table:table-cell>
          <table:table-cell office:value-type="float" office:value="0.955844155844156" calcext:value-type="float">
            <text:p>0,96</text:p>
          </table:table-cell>
        </table:table-row>
        <table:table-row table:style-name="ro2">
          <table:table-cell office:value-type="float" office:value="31" calcext:value-type="float">
            <text:p>31,00</text:p>
          </table:table-cell>
          <table:table-cell office:value-type="float" office:value="172216" calcext:value-type="float">
            <text:p>172216,00</text:p>
          </table:table-cell>
          <table:table-cell office:value-type="float" office:value="0.579088471849866" calcext:value-type="float">
            <text:p>0,58</text:p>
          </table:table-cell>
          <table:table-cell office:value-type="float" office:value="202224" calcext:value-type="float">
            <text:p>202224,00</text:p>
          </table:table-cell>
          <table:table-cell office:value-type="float" office:value="0.610169491525424" calcext:value-type="float">
            <text:p>0,61</text:p>
          </table:table-cell>
          <table:table-cell office:value-type="float" office:value="129926" calcext:value-type="float">
            <text:p>129926,00</text:p>
          </table:table-cell>
          <table:table-cell office:value-type="float" office:value="0.959677419354839" calcext:value-type="float">
            <text:p>0,96</text:p>
          </table:table-cell>
          <table:table-cell office:value-type="float" office:value="132626" calcext:value-type="float">
            <text:p>132626,00</text:p>
          </table:table-cell>
          <table:table-cell office:value-type="float" office:value="0.959798994974874" calcext:value-type="float">
            <text:p>0,96</text:p>
          </table:table-cell>
        </table:table-row>
        <table:table-row table:style-name="ro2">
          <table:table-cell office:value-type="float" office:value="32" calcext:value-type="float">
            <text:p>32,00</text:p>
          </table:table-cell>
          <table:table-cell office:value-type="float" office:value="179197" calcext:value-type="float">
            <text:p>179197,00</text:p>
          </table:table-cell>
          <table:table-cell office:value-type="float" office:value="0.560483870967742" calcext:value-type="float">
            <text:p>0,56</text:p>
          </table:table-cell>
          <table:table-cell office:value-type="float" office:value="184277" calcext:value-type="float">
            <text:p>184277,00</text:p>
          </table:table-cell>
          <table:table-cell office:value-type="float" office:value="0.588932806324111" calcext:value-type="float">
            <text:p>0,59</text:p>
          </table:table-cell>
          <table:table-cell office:value-type="float" office:value="121094" calcext:value-type="float">
            <text:p>121094,00</text:p>
          </table:table-cell>
          <table:table-cell office:value-type="float" office:value="0.957333333333333" calcext:value-type="float">
            <text:p>0,96</text:p>
          </table:table-cell>
          <table:table-cell office:value-type="float" office:value="146822" calcext:value-type="float">
            <text:p>146822,00</text:p>
          </table:table-cell>
          <table:table-cell office:value-type="float" office:value="0.952020202020202" calcext:value-type="float">
            <text:p>0,95</text:p>
          </table:table-cell>
        </table:table-row>
        <table:table-row table:style-name="ro2">
          <table:table-cell office:value-type="float" office:value="33" calcext:value-type="float">
            <text:p>33,00</text:p>
          </table:table-cell>
          <table:table-cell office:value-type="float" office:value="189773" calcext:value-type="float">
            <text:p>189773,00</text:p>
          </table:table-cell>
          <table:table-cell office:value-type="float" office:value="0.574149659863946" calcext:value-type="float">
            <text:p>0,57</text:p>
          </table:table-cell>
          <table:table-cell office:value-type="float" office:value="196295" calcext:value-type="float">
            <text:p>196295,00</text:p>
          </table:table-cell>
          <table:table-cell office:value-type="float" office:value="0.616294349540079" calcext:value-type="float">
            <text:p>0,62</text:p>
          </table:table-cell>
          <table:table-cell office:value-type="float" office:value="136895" calcext:value-type="float">
            <text:p>136895,00</text:p>
          </table:table-cell>
          <table:table-cell office:value-type="float" office:value="0.941018766756032" calcext:value-type="float">
            <text:p>0,94</text:p>
          </table:table-cell>
          <table:table-cell office:value-type="float" office:value="152764" calcext:value-type="float">
            <text:p>152764,00</text:p>
          </table:table-cell>
          <table:table-cell office:value-type="float" office:value="0.956298200514139" calcext:value-type="float">
            <text:p>0,96</text:p>
          </table:table-cell>
        </table:table-row>
        <table:table-row table:style-name="ro2">
          <table:table-cell office:value-type="float" office:value="34" calcext:value-type="float">
            <text:p>34,00</text:p>
          </table:table-cell>
          <table:table-cell office:value-type="float" office:value="183220" calcext:value-type="float">
            <text:p>183220,00</text:p>
          </table:table-cell>
          <table:table-cell office:value-type="float" office:value="0.580774365821095" calcext:value-type="float">
            <text:p>0,58</text:p>
          </table:table-cell>
          <table:table-cell office:value-type="float" office:value="186959" calcext:value-type="float">
            <text:p>186959,00</text:p>
          </table:table-cell>
          <table:table-cell office:value-type="float" office:value="0.589709762532981" calcext:value-type="float">
            <text:p>0,59</text:p>
          </table:table-cell>
          <table:table-cell office:value-type="float" office:value="104186" calcext:value-type="float">
            <text:p>104186,00</text:p>
          </table:table-cell>
          <table:table-cell office:value-type="float" office:value="0.94054054054054" calcext:value-type="float">
            <text:p>0,94</text:p>
          </table:table-cell>
          <table:table-cell office:value-type="float" office:value="139654" calcext:value-type="float">
            <text:p>139654,00</text:p>
          </table:table-cell>
          <table:table-cell office:value-type="float" office:value="0.946291560102302" calcext:value-type="float">
            <text:p>0,95</text:p>
          </table:table-cell>
        </table:table-row>
        <table:table-row table:style-name="ro2">
          <table:table-cell office:value-type="float" office:value="35" calcext:value-type="float">
            <text:p>35,00</text:p>
          </table:table-cell>
          <table:table-cell office:value-type="float" office:value="171540" calcext:value-type="float">
            <text:p>171540,00</text:p>
          </table:table-cell>
          <table:table-cell office:value-type="float" office:value="0.563002680965147" calcext:value-type="float">
            <text:p>0,56</text:p>
          </table:table-cell>
          <table:table-cell office:value-type="float" office:value="193485" calcext:value-type="float">
            <text:p>193485,00</text:p>
          </table:table-cell>
          <table:table-cell office:value-type="float" office:value="0.587846763540291" calcext:value-type="float">
            <text:p>0,59</text:p>
          </table:table-cell>
          <table:table-cell office:value-type="float" office:value="105038" calcext:value-type="float">
            <text:p>105038,00</text:p>
          </table:table-cell>
          <table:table-cell office:value-type="float" office:value="0.913888888888889" calcext:value-type="float">
            <text:p>0,91</text:p>
          </table:table-cell>
          <table:table-cell office:value-type="float" office:value="145450" calcext:value-type="float">
            <text:p>145450,00</text:p>
          </table:table-cell>
          <table:table-cell office:value-type="float" office:value="0.948979591836735" calcext:value-type="float">
            <text:p>0,95</text:p>
          </table:table-cell>
        </table:table-row>
        <table:table-row table:style-name="ro2">
          <table:table-cell office:value-type="float" office:value="36" calcext:value-type="float">
            <text:p>36,00</text:p>
          </table:table-cell>
          <table:table-cell office:value-type="float" office:value="179504" calcext:value-type="float">
            <text:p>179504,00</text:p>
          </table:table-cell>
          <table:table-cell office:value-type="float" office:value="0.580821917808219" calcext:value-type="float">
            <text:p>0,58</text:p>
          </table:table-cell>
          <table:table-cell office:value-type="float" office:value="202932" calcext:value-type="float">
            <text:p>202932,00</text:p>
          </table:table-cell>
          <table:table-cell office:value-type="float" office:value="0.608355091383812" calcext:value-type="float">
            <text:p>0,61</text:p>
          </table:table-cell>
          <table:table-cell office:value-type="float" office:value="117572" calcext:value-type="float">
            <text:p>117572,00</text:p>
          </table:table-cell>
          <table:table-cell office:value-type="float" office:value="0.951219512195122" calcext:value-type="float">
            <text:p>0,95</text:p>
          </table:table-cell>
          <table:table-cell office:value-type="float" office:value="152535" calcext:value-type="float">
            <text:p>152535,00</text:p>
          </table:table-cell>
          <table:table-cell office:value-type="float" office:value="0.95273631840796" calcext:value-type="float">
            <text:p>0,95</text:p>
          </table:table-cell>
        </table:table-row>
        <table:table-row table:style-name="ro2">
          <table:table-cell office:value-type="float" office:value="37" calcext:value-type="float">
            <text:p>37,00</text:p>
          </table:table-cell>
          <table:table-cell office:value-type="float" office:value="168389" calcext:value-type="float">
            <text:p>168389,00</text:p>
          </table:table-cell>
          <table:table-cell office:value-type="float" office:value="0.549180327868852" calcext:value-type="float">
            <text:p>0,55</text:p>
          </table:table-cell>
          <table:table-cell office:value-type="float" office:value="179750" calcext:value-type="float">
            <text:p>179750,00</text:p>
          </table:table-cell>
          <table:table-cell office:value-type="float" office:value="0.587615283267457" calcext:value-type="float">
            <text:p>0,59</text:p>
          </table:table-cell>
          <table:table-cell office:value-type="float" office:value="125368" calcext:value-type="float">
            <text:p>125368,00</text:p>
          </table:table-cell>
          <table:table-cell office:value-type="float" office:value="0.937837837837838" calcext:value-type="float">
            <text:p>0,94</text:p>
          </table:table-cell>
          <table:table-cell office:value-type="float" office:value="152693" calcext:value-type="float">
            <text:p>152693,00</text:p>
          </table:table-cell>
          <table:table-cell office:value-type="float" office:value="0.954545454545454" calcext:value-type="float">
            <text:p>0,95</text:p>
          </table:table-cell>
        </table:table-row>
        <table:table-row table:style-name="ro2">
          <table:table-cell office:value-type="float" office:value="38" calcext:value-type="float">
            <text:p>38,00</text:p>
          </table:table-cell>
          <table:table-cell office:value-type="float" office:value="182698" calcext:value-type="float">
            <text:p>182698,00</text:p>
          </table:table-cell>
          <table:table-cell office:value-type="float" office:value="0.568335588633288" calcext:value-type="float">
            <text:p>0,57</text:p>
          </table:table-cell>
          <table:table-cell office:value-type="float" office:value="183387" calcext:value-type="float">
            <text:p>183387,00</text:p>
          </table:table-cell>
          <table:table-cell office:value-type="float" office:value="0.578666666666667" calcext:value-type="float">
            <text:p>0,58</text:p>
          </table:table-cell>
          <table:table-cell office:value-type="float" office:value="111510" calcext:value-type="float">
            <text:p>111510,00</text:p>
          </table:table-cell>
          <table:table-cell office:value-type="float" office:value="0.900537634408602" calcext:value-type="float">
            <text:p>0,90</text:p>
          </table:table-cell>
          <table:table-cell office:value-type="float" office:value="121949" calcext:value-type="float">
            <text:p>121949,00</text:p>
          </table:table-cell>
          <table:table-cell office:value-type="float" office:value="0.950261780104712" calcext:value-type="float">
            <text:p>0,95</text:p>
          </table:table-cell>
        </table:table-row>
        <table:table-row table:style-name="ro2">
          <table:table-cell office:value-type="float" office:value="39" calcext:value-type="float">
            <text:p>39,00</text:p>
          </table:table-cell>
          <table:table-cell office:value-type="float" office:value="192271" calcext:value-type="float">
            <text:p>192271,00</text:p>
          </table:table-cell>
          <table:table-cell office:value-type="float" office:value="0.578512396694215" calcext:value-type="float">
            <text:p>0,58</text:p>
          </table:table-cell>
          <table:table-cell office:value-type="float" office:value="206292" calcext:value-type="float">
            <text:p>206292,00</text:p>
          </table:table-cell>
          <table:table-cell office:value-type="float" office:value="0.612945838837516" calcext:value-type="float">
            <text:p>0,61</text:p>
          </table:table-cell>
          <table:table-cell office:value-type="float" office:value="133647" calcext:value-type="float">
            <text:p>133647,00</text:p>
          </table:table-cell>
          <table:table-cell office:value-type="float" office:value="0.932249322493225" calcext:value-type="float">
            <text:p>0,93</text:p>
          </table:table-cell>
          <table:table-cell office:value-type="float" office:value="133957" calcext:value-type="float">
            <text:p>133957,00</text:p>
          </table:table-cell>
          <table:table-cell office:value-type="float" office:value="0.954081632653061" calcext:value-type="float">
            <text:p>0,95</text:p>
          </table:table-cell>
        </table:table-row>
        <table:table-row table:style-name="ro2">
          <table:table-cell office:value-type="float" office:value="40" calcext:value-type="float">
            <text:p>40,00</text:p>
          </table:table-cell>
          <table:table-cell office:value-type="float" office:value="170257" calcext:value-type="float">
            <text:p>170257,00</text:p>
          </table:table-cell>
          <table:table-cell office:value-type="float" office:value="0.571049136786189" calcext:value-type="float">
            <text:p>0,57</text:p>
          </table:table-cell>
          <table:table-cell office:value-type="float" office:value="195906" calcext:value-type="float">
            <text:p>195906,00</text:p>
          </table:table-cell>
          <table:table-cell office:value-type="float" office:value="0.601307189542484" calcext:value-type="float">
            <text:p>0,60</text:p>
          </table:table-cell>
          <table:table-cell office:value-type="float" office:value="113912" calcext:value-type="float">
            <text:p>113912,00</text:p>
          </table:table-cell>
          <table:table-cell office:value-type="float" office:value="0.894021739130435" calcext:value-type="float">
            <text:p>0,89</text:p>
          </table:table-cell>
          <table:table-cell office:value-type="float" office:value="156363" calcext:value-type="float">
            <text:p>156363,00</text:p>
          </table:table-cell>
          <table:table-cell office:value-type="float" office:value="0.958441558441558" calcext:value-type="float">
            <text:p>0,96</text:p>
          </table:table-cell>
        </table:table-row>
        <table:table-row table:style-name="ro2">
          <table:table-cell office:value-type="float" office:value="41" calcext:value-type="float">
            <text:p>41,00</text:p>
          </table:table-cell>
          <table:table-cell office:value-type="float" office:value="170223" calcext:value-type="float">
            <text:p>170223,00</text:p>
          </table:table-cell>
          <table:table-cell office:value-type="float" office:value="0.562162162162162" calcext:value-type="float">
            <text:p>0,56</text:p>
          </table:table-cell>
          <table:table-cell office:value-type="float" office:value="174345" calcext:value-type="float">
            <text:p>174345,00</text:p>
          </table:table-cell>
          <table:table-cell office:value-type="float" office:value="0.596858638743455" calcext:value-type="float">
            <text:p>0,60</text:p>
          </table:table-cell>
          <table:table-cell office:value-type="float" office:value="115334" calcext:value-type="float">
            <text:p>115334,00</text:p>
          </table:table-cell>
          <table:table-cell office:value-type="float" office:value="0.913513513513514" calcext:value-type="float">
            <text:p>0,91</text:p>
          </table:table-cell>
          <table:table-cell office:value-type="float" office:value="142686" calcext:value-type="float">
            <text:p>142686,00</text:p>
          </table:table-cell>
          <table:table-cell office:value-type="float" office:value="0.963350785340314" calcext:value-type="float">
            <text:p>0,96</text:p>
          </table:table-cell>
        </table:table-row>
        <table:table-row table:style-name="ro2">
          <table:table-cell office:value-type="float" office:value="42" calcext:value-type="float">
            <text:p>42,00</text:p>
          </table:table-cell>
          <table:table-cell office:value-type="float" office:value="169419" calcext:value-type="float">
            <text:p>169419,00</text:p>
          </table:table-cell>
          <table:table-cell office:value-type="float" office:value="0.562330623306233" calcext:value-type="float">
            <text:p>0,56</text:p>
          </table:table-cell>
          <table:table-cell office:value-type="float" office:value="203071" calcext:value-type="float">
            <text:p>203071,00</text:p>
          </table:table-cell>
          <table:table-cell office:value-type="float" office:value="0.610013175230567" calcext:value-type="float">
            <text:p>0,61</text:p>
          </table:table-cell>
          <table:table-cell office:value-type="float" office:value="125648" calcext:value-type="float">
            <text:p>125648,00</text:p>
          </table:table-cell>
          <table:table-cell office:value-type="float" office:value="0.932795698924731" calcext:value-type="float">
            <text:p>0,93</text:p>
          </table:table-cell>
          <table:table-cell office:value-type="float" office:value="126880" calcext:value-type="float">
            <text:p>126880,00</text:p>
          </table:table-cell>
          <table:table-cell office:value-type="float" office:value="0.954430379746835" calcext:value-type="float">
            <text:p>0,95</text:p>
          </table:table-cell>
        </table:table-row>
        <table:table-row table:style-name="ro2">
          <table:table-cell office:value-type="float" office:value="43" calcext:value-type="float">
            <text:p>43,00</text:p>
          </table:table-cell>
          <table:table-cell office:value-type="float" office:value="176006" calcext:value-type="float">
            <text:p>176006,00</text:p>
          </table:table-cell>
          <table:table-cell office:value-type="float" office:value="0.57027027027027" calcext:value-type="float">
            <text:p>0,57</text:p>
          </table:table-cell>
          <table:table-cell office:value-type="float" office:value="196745" calcext:value-type="float">
            <text:p>196745,00</text:p>
          </table:table-cell>
          <table:table-cell office:value-type="float" office:value="0.604249667994688" calcext:value-type="float">
            <text:p>0,60</text:p>
          </table:table-cell>
          <table:table-cell office:value-type="float" office:value="156126" calcext:value-type="float">
            <text:p>156126,00</text:p>
          </table:table-cell>
          <table:table-cell office:value-type="float" office:value="0.930851063829787" calcext:value-type="float">
            <text:p>0,93</text:p>
          </table:table-cell>
          <table:table-cell office:value-type="float" office:value="141472" calcext:value-type="float">
            <text:p>141472,00</text:p>
          </table:table-cell>
          <table:table-cell office:value-type="float" office:value="0.948979591836735" calcext:value-type="float">
            <text:p>0,95</text:p>
          </table:table-cell>
        </table:table-row>
        <table:table-row table:style-name="ro2">
          <table:table-cell office:value-type="float" office:value="44" calcext:value-type="float">
            <text:p>44,00</text:p>
          </table:table-cell>
          <table:table-cell office:value-type="float" office:value="172699" calcext:value-type="float">
            <text:p>172699,00</text:p>
          </table:table-cell>
          <table:table-cell office:value-type="float" office:value="0.570659488559892" calcext:value-type="float">
            <text:p>0,57</text:p>
          </table:table-cell>
          <table:table-cell office:value-type="float" office:value="189397" calcext:value-type="float">
            <text:p>189397,00</text:p>
          </table:table-cell>
          <table:table-cell office:value-type="float" office:value="0.581550802139037" calcext:value-type="float">
            <text:p>0,58</text:p>
          </table:table-cell>
          <table:table-cell office:value-type="float" office:value="146374" calcext:value-type="float">
            <text:p>146374,00</text:p>
          </table:table-cell>
          <table:table-cell office:value-type="float" office:value="0.944297082228117" calcext:value-type="float">
            <text:p>0,94</text:p>
          </table:table-cell>
          <table:table-cell office:value-type="float" office:value="151053" calcext:value-type="float">
            <text:p>151053,00</text:p>
          </table:table-cell>
          <table:table-cell office:value-type="float" office:value="0.954430379746835" calcext:value-type="float">
            <text:p>0,95</text:p>
          </table:table-cell>
        </table:table-row>
        <table:table-row table:style-name="ro2">
          <table:table-cell office:value-type="float" office:value="45" calcext:value-type="float">
            <text:p>45,00</text:p>
          </table:table-cell>
          <table:table-cell office:value-type="float" office:value="170192" calcext:value-type="float">
            <text:p>170192,00</text:p>
          </table:table-cell>
          <table:table-cell office:value-type="float" office:value="0.572185430463576" calcext:value-type="float">
            <text:p>0,57</text:p>
          </table:table-cell>
          <table:table-cell office:value-type="float" office:value="192188" calcext:value-type="float">
            <text:p>192188,00</text:p>
          </table:table-cell>
          <table:table-cell office:value-type="float" office:value="0.597640891218873" calcext:value-type="float">
            <text:p>0,60</text:p>
          </table:table-cell>
          <table:table-cell office:value-type="float" office:value="121941" calcext:value-type="float">
            <text:p>121941,00</text:p>
          </table:table-cell>
          <table:table-cell office:value-type="float" office:value="0.940054495912806" calcext:value-type="float">
            <text:p>0,94</text:p>
          </table:table-cell>
          <table:table-cell office:value-type="float" office:value="130995" calcext:value-type="float">
            <text:p>130995,00</text:p>
          </table:table-cell>
          <table:table-cell office:value-type="float" office:value="0.9525" calcext:value-type="float">
            <text:p>0,95</text:p>
          </table:table-cell>
        </table:table-row>
        <table:table-row table:style-name="ro2">
          <table:table-cell office:value-type="float" office:value="46" calcext:value-type="float">
            <text:p>46,00</text:p>
          </table:table-cell>
          <table:table-cell office:value-type="float" office:value="182498" calcext:value-type="float">
            <text:p>182498,00</text:p>
          </table:table-cell>
          <table:table-cell office:value-type="float" office:value="0.568306010928962" calcext:value-type="float">
            <text:p>0,57</text:p>
          </table:table-cell>
          <table:table-cell office:value-type="float" office:value="194253" calcext:value-type="float">
            <text:p>194253,00</text:p>
          </table:table-cell>
          <table:table-cell office:value-type="float" office:value="0.593421052631579" calcext:value-type="float">
            <text:p>0,59</text:p>
          </table:table-cell>
          <table:table-cell office:value-type="float" office:value="108802" calcext:value-type="float">
            <text:p>108802,00</text:p>
          </table:table-cell>
          <table:table-cell office:value-type="float" office:value="0.924324324324324" calcext:value-type="float">
            <text:p>0,92</text:p>
          </table:table-cell>
          <table:table-cell office:value-type="float" office:value="142278" calcext:value-type="float">
            <text:p>142278,00</text:p>
          </table:table-cell>
          <table:table-cell office:value-type="float" office:value="0.938303341902314" calcext:value-type="float">
            <text:p>0,94</text:p>
          </table:table-cell>
        </table:table-row>
        <table:table-row table:style-name="ro2">
          <table:table-cell office:value-type="float" office:value="47" calcext:value-type="float">
            <text:p>47,00</text:p>
          </table:table-cell>
          <table:table-cell office:value-type="float" office:value="190757" calcext:value-type="float">
            <text:p>190757,00</text:p>
          </table:table-cell>
          <table:table-cell office:value-type="float" office:value="0.58" calcext:value-type="float">
            <text:p>0,58</text:p>
          </table:table-cell>
          <table:table-cell office:value-type="float" office:value="206856" calcext:value-type="float">
            <text:p>206856,00</text:p>
          </table:table-cell>
          <table:table-cell office:value-type="float" office:value="0.602902374670185" calcext:value-type="float">
            <text:p>0,60</text:p>
          </table:table-cell>
          <table:table-cell office:value-type="float" office:value="102341" calcext:value-type="float">
            <text:p>102341,00</text:p>
          </table:table-cell>
          <table:table-cell office:value-type="float" office:value="0.929919137466307" calcext:value-type="float">
            <text:p>0,93</text:p>
          </table:table-cell>
          <table:table-cell office:value-type="float" office:value="141311" calcext:value-type="float">
            <text:p>141311,00</text:p>
          </table:table-cell>
          <table:table-cell office:value-type="float" office:value="0.96640826873385" calcext:value-type="float">
            <text:p>0,97</text:p>
          </table:table-cell>
        </table:table-row>
        <table:table-row table:style-name="ro2">
          <table:table-cell office:value-type="float" office:value="48" calcext:value-type="float">
            <text:p>48,00</text:p>
          </table:table-cell>
          <table:table-cell office:value-type="float" office:value="168087" calcext:value-type="float">
            <text:p>168087,00</text:p>
          </table:table-cell>
          <table:table-cell office:value-type="float" office:value="0.549525101763908" calcext:value-type="float">
            <text:p>0,55</text:p>
          </table:table-cell>
          <table:table-cell office:value-type="float" office:value="199140" calcext:value-type="float">
            <text:p>199140,00</text:p>
          </table:table-cell>
          <table:table-cell office:value-type="float" office:value="0.604838709677419" calcext:value-type="float">
            <text:p>0,60</text:p>
          </table:table-cell>
          <table:table-cell office:value-type="float" office:value="128488" calcext:value-type="float">
            <text:p>128488,00</text:p>
          </table:table-cell>
          <table:table-cell office:value-type="float" office:value="0.967567567567568" calcext:value-type="float">
            <text:p>0,97</text:p>
          </table:table-cell>
          <table:table-cell office:value-type="float" office:value="132887" calcext:value-type="float">
            <text:p>132887,00</text:p>
          </table:table-cell>
          <table:table-cell office:value-type="float" office:value="0.94910941475827" calcext:value-type="float">
            <text:p>0,95</text:p>
          </table:table-cell>
        </table:table-row>
        <table:table-row table:style-name="ro2">
          <table:table-cell office:value-type="float" office:value="49" calcext:value-type="float">
            <text:p>49,00</text:p>
          </table:table-cell>
          <table:table-cell office:value-type="float" office:value="185405" calcext:value-type="float">
            <text:p>185405,00</text:p>
          </table:table-cell>
          <table:table-cell office:value-type="float" office:value="0.577597840755735" calcext:value-type="float">
            <text:p>0,58</text:p>
          </table:table-cell>
          <table:table-cell office:value-type="float" office:value="188469" calcext:value-type="float">
            <text:p>188469,00</text:p>
          </table:table-cell>
          <table:table-cell office:value-type="float" office:value="0.585492227979275" calcext:value-type="float">
            <text:p>0,59</text:p>
          </table:table-cell>
          <table:table-cell office:value-type="float" office:value="128060" calcext:value-type="float">
            <text:p>128060,00</text:p>
          </table:table-cell>
          <table:table-cell office:value-type="float" office:value="0.886486486486486" calcext:value-type="float">
            <text:p>0,89</text:p>
          </table:table-cell>
          <table:table-cell office:value-type="float" office:value="154417" calcext:value-type="float">
            <text:p>154417,00</text:p>
          </table:table-cell>
          <table:table-cell office:value-type="float" office:value="0.948320413436692" calcext:value-type="float">
            <text:p>0,95</text:p>
          </table:table-cell>
        </table:table-row>
        <table:table-row table:style-name="ro2">
          <table:table-cell office:value-type="float" office:value="50" calcext:value-type="float">
            <text:p>50,00</text:p>
          </table:table-cell>
          <table:table-cell office:value-type="float" office:value="175359" calcext:value-type="float">
            <text:p>175359,00</text:p>
          </table:table-cell>
          <table:table-cell office:value-type="float" office:value="0.556005398110661" calcext:value-type="float">
            <text:p>0,56</text:p>
          </table:table-cell>
          <table:table-cell office:value-type="float" office:value="192219" calcext:value-type="float">
            <text:p>192219,00</text:p>
          </table:table-cell>
          <table:table-cell office:value-type="float" office:value="0.598435462842243" calcext:value-type="float">
            <text:p>0,60</text:p>
          </table:table-cell>
          <table:table-cell office:value-type="float" office:value="106725" calcext:value-type="float">
            <text:p>106725,00</text:p>
          </table:table-cell>
          <table:table-cell office:value-type="float" office:value="0.919354838709678" calcext:value-type="float">
            <text:p>0,92</text:p>
          </table:table-cell>
          <table:table-cell office:value-type="float" office:value="117449" calcext:value-type="float">
            <text:p>117449,00</text:p>
          </table:table-cell>
          <table:table-cell office:value-type="float" office:value="0.954659949622166" calcext:value-type="float">
            <text:p>0,95</text:p>
          </table:table-cell>
        </table:table-row>
        <table:table-row table:style-name="ro2">
          <table:table-cell office:value-type="float" office:value="51" calcext:value-type="float">
            <text:p>51,00</text:p>
          </table:table-cell>
          <table:table-cell office:value-type="float" office:value="164133" calcext:value-type="float">
            <text:p>164133,00</text:p>
          </table:table-cell>
          <table:table-cell office:value-type="float" office:value="0.562841530054645" calcext:value-type="float">
            <text:p>0,56</text:p>
          </table:table-cell>
          <table:table-cell office:value-type="float" office:value="178597" calcext:value-type="float">
            <text:p>178597,00</text:p>
          </table:table-cell>
          <table:table-cell office:value-type="float" office:value="0.585301837270341" calcext:value-type="float">
            <text:p>0,59</text:p>
          </table:table-cell>
          <table:table-cell office:value-type="float" office:value="109099" calcext:value-type="float">
            <text:p>109099,00</text:p>
          </table:table-cell>
          <table:table-cell office:value-type="float" office:value="0.92972972972973" calcext:value-type="float">
            <text:p>0,93</text:p>
          </table:table-cell>
          <table:table-cell office:value-type="float" office:value="150169" calcext:value-type="float">
            <text:p>150169,00</text:p>
          </table:table-cell>
          <table:table-cell office:value-type="float" office:value="0.952380952380952" calcext:value-type="float">
            <text:p>0,95</text:p>
          </table:table-cell>
        </table:table-row>
        <table:table-row table:style-name="ro2">
          <table:table-cell office:value-type="float" office:value="52" calcext:value-type="float">
            <text:p>52,00</text:p>
          </table:table-cell>
          <table:table-cell office:value-type="float" office:value="184768" calcext:value-type="float">
            <text:p>184768,00</text:p>
          </table:table-cell>
          <table:table-cell office:value-type="float" office:value="0.579651941097724" calcext:value-type="float">
            <text:p>0,58</text:p>
          </table:table-cell>
          <table:table-cell office:value-type="float" office:value="194436" calcext:value-type="float">
            <text:p>194436,00</text:p>
          </table:table-cell>
          <table:table-cell office:value-type="float" office:value="0.588699080157687" calcext:value-type="float">
            <text:p>0,59</text:p>
          </table:table-cell>
          <table:table-cell office:value-type="float" office:value="118361" calcext:value-type="float">
            <text:p>118361,00</text:p>
          </table:table-cell>
          <table:table-cell office:value-type="float" office:value="0.904255319148936" calcext:value-type="float">
            <text:p>0,90</text:p>
          </table:table-cell>
          <table:table-cell office:value-type="float" office:value="93580" calcext:value-type="float">
            <text:p>93580,00</text:p>
          </table:table-cell>
          <table:table-cell office:value-type="float" office:value="0.968911917098446" calcext:value-type="float">
            <text:p>0,97</text:p>
          </table:table-cell>
        </table:table-row>
        <table:table-row table:style-name="ro2">
          <table:table-cell office:value-type="float" office:value="53" calcext:value-type="float">
            <text:p>53,00</text:p>
          </table:table-cell>
          <table:table-cell office:value-type="float" office:value="193802" calcext:value-type="float">
            <text:p>193802,00</text:p>
          </table:table-cell>
          <table:table-cell office:value-type="float" office:value="0.588709677419355" calcext:value-type="float">
            <text:p>0,59</text:p>
          </table:table-cell>
          <table:table-cell office:value-type="float" office:value="201598" calcext:value-type="float">
            <text:p>201598,00</text:p>
          </table:table-cell>
          <table:table-cell office:value-type="float" office:value="0.615584415584416" calcext:value-type="float">
            <text:p>0,62</text:p>
          </table:table-cell>
          <table:table-cell office:value-type="float" office:value="102517" calcext:value-type="float">
            <text:p>102517,00</text:p>
          </table:table-cell>
          <table:table-cell office:value-type="float" office:value="0.84225352112676" calcext:value-type="float">
            <text:p>0,84</text:p>
          </table:table-cell>
          <table:table-cell office:value-type="float" office:value="163201" calcext:value-type="float">
            <text:p>163201,00</text:p>
          </table:table-cell>
          <table:table-cell office:value-type="float" office:value="0.930051813471503" calcext:value-type="float">
            <text:p>0,93</text:p>
          </table:table-cell>
        </table:table-row>
        <table:table-row table:style-name="ro2">
          <table:table-cell office:value-type="float" office:value="54" calcext:value-type="float">
            <text:p>54,00</text:p>
          </table:table-cell>
          <table:table-cell office:value-type="float" office:value="178703" calcext:value-type="float">
            <text:p>178703,00</text:p>
          </table:table-cell>
          <table:table-cell office:value-type="float" office:value="0.566442953020134" calcext:value-type="float">
            <text:p>0,57</text:p>
          </table:table-cell>
          <table:table-cell office:value-type="float" office:value="193051" calcext:value-type="float">
            <text:p>193051,00</text:p>
          </table:table-cell>
          <table:table-cell office:value-type="float" office:value="0.596330275229358" calcext:value-type="float">
            <text:p>0,60</text:p>
          </table:table-cell>
          <table:table-cell office:value-type="float" office:value="65381" calcext:value-type="float">
            <text:p>65381,00</text:p>
          </table:table-cell>
          <table:table-cell office:value-type="float" office:value="0.792243767313019" calcext:value-type="float">
            <text:p>0,79</text:p>
          </table:table-cell>
          <table:table-cell office:value-type="float" office:value="134492" calcext:value-type="float">
            <text:p>134492,00</text:p>
          </table:table-cell>
          <table:table-cell office:value-type="float" office:value="0.95778364116095" calcext:value-type="float">
            <text:p>0,96</text:p>
          </table:table-cell>
        </table:table-row>
        <table:table-row table:style-name="ro2">
          <table:table-cell office:value-type="float" office:value="55" calcext:value-type="float">
            <text:p>55,00</text:p>
          </table:table-cell>
          <table:table-cell office:value-type="float" office:value="162753" calcext:value-type="float">
            <text:p>162753,00</text:p>
          </table:table-cell>
          <table:table-cell office:value-type="float" office:value="0.548993288590604" calcext:value-type="float">
            <text:p>0,55</text:p>
          </table:table-cell>
          <table:table-cell office:value-type="float" office:value="189810" calcext:value-type="float">
            <text:p>189810,00</text:p>
          </table:table-cell>
          <table:table-cell office:value-type="float" office:value="0.587301587301587" calcext:value-type="float">
            <text:p>0,59</text:p>
          </table:table-cell>
          <table:table-cell office:value-type="float" office:value="123676" calcext:value-type="float">
            <text:p>123676,00</text:p>
          </table:table-cell>
          <table:table-cell office:value-type="float" office:value="0.919786096256684" calcext:value-type="float">
            <text:p>0,92</text:p>
          </table:table-cell>
          <table:table-cell office:value-type="float" office:value="129043" calcext:value-type="float">
            <text:p>129043,00</text:p>
          </table:table-cell>
          <table:table-cell office:value-type="float" office:value="0.954430379746835" calcext:value-type="float">
            <text:p>0,95</text:p>
          </table:table-cell>
        </table:table-row>
        <table:table-row table:style-name="ro2">
          <table:table-cell office:value-type="float" office:value="56" calcext:value-type="float">
            <text:p>56,00</text:p>
          </table:table-cell>
          <table:table-cell office:value-type="float" office:value="192308" calcext:value-type="float">
            <text:p>192308,00</text:p>
          </table:table-cell>
          <table:table-cell office:value-type="float" office:value="0.591530054644809" calcext:value-type="float">
            <text:p>0,59</text:p>
          </table:table-cell>
          <table:table-cell office:value-type="float" office:value="183653" calcext:value-type="float">
            <text:p>183653,00</text:p>
          </table:table-cell>
          <table:table-cell office:value-type="float" office:value="0.579365079365079" calcext:value-type="float">
            <text:p>0,58</text:p>
          </table:table-cell>
          <table:table-cell office:value-type="float" office:value="168825" calcext:value-type="float">
            <text:p>168825,00</text:p>
          </table:table-cell>
          <table:table-cell office:value-type="float" office:value="0.92225201072386" calcext:value-type="float">
            <text:p>0,92</text:p>
          </table:table-cell>
          <table:table-cell office:value-type="float" office:value="135309" calcext:value-type="float">
            <text:p>135309,00</text:p>
          </table:table-cell>
          <table:table-cell office:value-type="float" office:value="0.956185567010309" calcext:value-type="float">
            <text:p>0,96</text:p>
          </table:table-cell>
        </table:table-row>
        <table:table-row table:style-name="ro2">
          <table:table-cell office:value-type="float" office:value="57" calcext:value-type="float">
            <text:p>57,00</text:p>
          </table:table-cell>
          <table:table-cell office:value-type="float" office:value="177799" calcext:value-type="float">
            <text:p>177799,00</text:p>
          </table:table-cell>
          <table:table-cell office:value-type="float" office:value="0.565629228687415" calcext:value-type="float">
            <text:p>0,57</text:p>
          </table:table-cell>
          <table:table-cell office:value-type="float" office:value="178977" calcext:value-type="float">
            <text:p>178977,00</text:p>
          </table:table-cell>
          <table:table-cell office:value-type="float" office:value="0.580687830687831" calcext:value-type="float">
            <text:p>0,58</text:p>
          </table:table-cell>
          <table:table-cell office:value-type="float" office:value="107524" calcext:value-type="float">
            <text:p>107524,00</text:p>
          </table:table-cell>
          <table:table-cell office:value-type="float" office:value="0.962666666666667" calcext:value-type="float">
            <text:p>0,96</text:p>
          </table:table-cell>
          <table:table-cell office:value-type="float" office:value="131543" calcext:value-type="float">
            <text:p>131543,00</text:p>
          </table:table-cell>
          <table:table-cell office:value-type="float" office:value="0.947103274559194" calcext:value-type="float">
            <text:p>0,95</text:p>
          </table:table-cell>
        </table:table-row>
        <table:table-row table:style-name="ro2">
          <table:table-cell office:value-type="float" office:value="58" calcext:value-type="float">
            <text:p>58,00</text:p>
          </table:table-cell>
          <table:table-cell office:value-type="float" office:value="172470" calcext:value-type="float">
            <text:p>172470,00</text:p>
          </table:table-cell>
          <table:table-cell office:value-type="float" office:value="0.558265582655827" calcext:value-type="float">
            <text:p>0,56</text:p>
          </table:table-cell>
          <table:table-cell office:value-type="float" office:value="200298" calcext:value-type="float">
            <text:p>200298,00</text:p>
          </table:table-cell>
          <table:table-cell office:value-type="float" office:value="0.62434554973822" calcext:value-type="float">
            <text:p>0,62</text:p>
          </table:table-cell>
          <table:table-cell office:value-type="float" office:value="129602" calcext:value-type="float">
            <text:p>129602,00</text:p>
          </table:table-cell>
          <table:table-cell office:value-type="float" office:value="0.940379403794038" calcext:value-type="float">
            <text:p>0,94</text:p>
          </table:table-cell>
          <table:table-cell office:value-type="float" office:value="129807" calcext:value-type="float">
            <text:p>129807,00</text:p>
          </table:table-cell>
          <table:table-cell office:value-type="float" office:value="0.945273631840796" calcext:value-type="float">
            <text:p>0,95</text:p>
          </table:table-cell>
        </table:table-row>
        <table:table-row table:style-name="ro2">
          <table:table-cell office:value-type="float" office:value="59" calcext:value-type="float">
            <text:p>59,00</text:p>
          </table:table-cell>
          <table:table-cell office:value-type="float" office:value="179375" calcext:value-type="float">
            <text:p>179375,00</text:p>
          </table:table-cell>
          <table:table-cell office:value-type="float" office:value="0.567385444743935" calcext:value-type="float">
            <text:p>0,57</text:p>
          </table:table-cell>
          <table:table-cell office:value-type="float" office:value="202766" calcext:value-type="float">
            <text:p>202766,00</text:p>
          </table:table-cell>
          <table:table-cell office:value-type="float" office:value="0.599206349206349" calcext:value-type="float">
            <text:p>0,60</text:p>
          </table:table-cell>
          <table:table-cell office:value-type="float" office:value="137329" calcext:value-type="float">
            <text:p>137329,00</text:p>
          </table:table-cell>
          <table:table-cell office:value-type="float" office:value="0.920212765957447" calcext:value-type="float">
            <text:p>0,92</text:p>
          </table:table-cell>
          <table:table-cell office:value-type="float" office:value="123415" calcext:value-type="float">
            <text:p>123415,00</text:p>
          </table:table-cell>
          <table:table-cell office:value-type="float" office:value="0.952020202020202" calcext:value-type="float">
            <text:p>0,95</text:p>
          </table:table-cell>
        </table:table-row>
        <table:table-row table:style-name="ro2">
          <table:table-cell office:value-type="float" office:value="60" calcext:value-type="float">
            <text:p>60,00</text:p>
          </table:table-cell>
          <table:table-cell office:value-type="float" office:value="177366" calcext:value-type="float">
            <text:p>177366,00</text:p>
          </table:table-cell>
          <table:table-cell office:value-type="float" office:value="0.576043068640646" calcext:value-type="float">
            <text:p>0,58</text:p>
          </table:table-cell>
          <table:table-cell office:value-type="float" office:value="185074" calcext:value-type="float">
            <text:p>185074,00</text:p>
          </table:table-cell>
          <table:table-cell office:value-type="float" office:value="0.596837944664032" calcext:value-type="float">
            <text:p>0,60</text:p>
          </table:table-cell>
          <table:table-cell office:value-type="float" office:value="147267" calcext:value-type="float">
            <text:p>147267,00</text:p>
          </table:table-cell>
          <table:table-cell office:value-type="float" office:value="0.931216931216931" calcext:value-type="float">
            <text:p>0,93</text:p>
          </table:table-cell>
          <table:table-cell office:value-type="float" office:value="144673" calcext:value-type="float">
            <text:p>144673,00</text:p>
          </table:table-cell>
          <table:table-cell office:value-type="float" office:value="0.948320413436692" calcext:value-type="float">
            <text:p>0,95</text:p>
          </table:table-cell>
        </table:table-row>
        <table:table-row table:style-name="ro2">
          <table:table-cell office:value-type="float" office:value="61" calcext:value-type="float">
            <text:p>61,00</text:p>
          </table:table-cell>
          <table:table-cell office:value-type="float" office:value="191571" calcext:value-type="float">
            <text:p>191571,00</text:p>
          </table:table-cell>
          <table:table-cell office:value-type="float" office:value="0.616216216216216" calcext:value-type="float">
            <text:p>0,62</text:p>
          </table:table-cell>
          <table:table-cell office:value-type="float" office:value="205828" calcext:value-type="float">
            <text:p>205828,00</text:p>
          </table:table-cell>
          <table:table-cell office:value-type="float" office:value="0.605858854860186" calcext:value-type="float">
            <text:p>0,61</text:p>
          </table:table-cell>
          <table:table-cell office:value-type="float" office:value="161439" calcext:value-type="float">
            <text:p>161439,00</text:p>
          </table:table-cell>
          <table:table-cell office:value-type="float" office:value="0.932114882506527" calcext:value-type="float">
            <text:p>0,93</text:p>
          </table:table-cell>
          <table:table-cell office:value-type="float" office:value="164987" calcext:value-type="float">
            <text:p>164987,00</text:p>
          </table:table-cell>
          <table:table-cell office:value-type="float" office:value="0.9453125" calcext:value-type="float">
            <text:p>0,95</text:p>
          </table:table-cell>
        </table:table-row>
        <table:table-row table:style-name="ro2">
          <table:table-cell office:value-type="float" office:value="62" calcext:value-type="float">
            <text:p>62,00</text:p>
          </table:table-cell>
          <table:table-cell office:value-type="float" office:value="160233" calcext:value-type="float">
            <text:p>160233,00</text:p>
          </table:table-cell>
          <table:table-cell office:value-type="float" office:value="0.53232462173315" calcext:value-type="float">
            <text:p>0,53</text:p>
          </table:table-cell>
          <table:table-cell office:value-type="float" office:value="205393" calcext:value-type="float">
            <text:p>205393,00</text:p>
          </table:table-cell>
          <table:table-cell office:value-type="float" office:value="0.608125819134993" calcext:value-type="float">
            <text:p>0,61</text:p>
          </table:table-cell>
          <table:table-cell office:value-type="float" office:value="126438" calcext:value-type="float">
            <text:p>126438,00</text:p>
          </table:table-cell>
          <table:table-cell office:value-type="float" office:value="0.918256130790191" calcext:value-type="float">
            <text:p>0,92</text:p>
          </table:table-cell>
          <table:table-cell office:value-type="float" office:value="143504" calcext:value-type="float">
            <text:p>143504,00</text:p>
          </table:table-cell>
          <table:table-cell office:value-type="float" office:value="0.944020356234097" calcext:value-type="float">
            <text:p>0,94</text:p>
          </table:table-cell>
        </table:table-row>
        <table:table-row table:style-name="ro2">
          <table:table-cell office:value-type="float" office:value="63" calcext:value-type="float">
            <text:p>63,00</text:p>
          </table:table-cell>
          <table:table-cell office:value-type="float" office:value="185462" calcext:value-type="float">
            <text:p>185462,00</text:p>
          </table:table-cell>
          <table:table-cell office:value-type="float" office:value="0.581646423751687" calcext:value-type="float">
            <text:p>0,58</text:p>
          </table:table-cell>
          <table:table-cell office:value-type="float" office:value="192718" calcext:value-type="float">
            <text:p>192718,00</text:p>
          </table:table-cell>
          <table:table-cell office:value-type="float" office:value="0.602597402597403" calcext:value-type="float">
            <text:p>0,60</text:p>
          </table:table-cell>
          <table:table-cell office:value-type="float" office:value="114732" calcext:value-type="float">
            <text:p>114732,00</text:p>
          </table:table-cell>
          <table:table-cell office:value-type="float" office:value="0.956873315363881" calcext:value-type="float">
            <text:p>0,96</text:p>
          </table:table-cell>
          <table:table-cell office:value-type="float" office:value="163713" calcext:value-type="float">
            <text:p>163713,00</text:p>
          </table:table-cell>
          <table:table-cell office:value-type="float" office:value="0.949238578680203" calcext:value-type="float">
            <text:p>0,95</text:p>
          </table:table-cell>
        </table:table-row>
        <table:table-row table:style-name="ro2">
          <table:table-cell office:value-type="float" office:value="64" calcext:value-type="float">
            <text:p>64,00</text:p>
          </table:table-cell>
          <table:table-cell office:value-type="float" office:value="187886" calcext:value-type="float">
            <text:p>187886,00</text:p>
          </table:table-cell>
          <table:table-cell office:value-type="float" office:value="0.574525745257453" calcext:value-type="float">
            <text:p>0,57</text:p>
          </table:table-cell>
          <table:table-cell office:value-type="float" office:value="179957" calcext:value-type="float">
            <text:p>179957,00</text:p>
          </table:table-cell>
          <table:table-cell office:value-type="float" office:value="0.568393094289509" calcext:value-type="float">
            <text:p>0,57</text:p>
          </table:table-cell>
          <table:table-cell office:value-type="float" office:value="114905" calcext:value-type="float">
            <text:p>114905,00</text:p>
          </table:table-cell>
          <table:table-cell office:value-type="float" office:value="0.956756756756757" calcext:value-type="float">
            <text:p>0,96</text:p>
          </table:table-cell>
          <table:table-cell office:value-type="float" office:value="156043" calcext:value-type="float">
            <text:p>156043,00</text:p>
          </table:table-cell>
          <table:table-cell office:value-type="float" office:value="0.949622166246851" calcext:value-type="float">
            <text:p>0,95</text:p>
          </table:table-cell>
        </table:table-row>
        <table:table-row table:style-name="ro2">
          <table:table-cell office:value-type="float" office:value="65" calcext:value-type="float">
            <text:p>65,00</text:p>
          </table:table-cell>
          <table:table-cell office:value-type="float" office:value="171688" calcext:value-type="float">
            <text:p>171688,00</text:p>
          </table:table-cell>
          <table:table-cell office:value-type="float" office:value="0.560053981106613" calcext:value-type="float">
            <text:p>0,56</text:p>
          </table:table-cell>
          <table:table-cell office:value-type="float" office:value="202938" calcext:value-type="float">
            <text:p>202938,00</text:p>
          </table:table-cell>
          <table:table-cell office:value-type="float" office:value="0.599735799207398" calcext:value-type="float">
            <text:p>0,60</text:p>
          </table:table-cell>
          <table:table-cell office:value-type="float" office:value="109221" calcext:value-type="float">
            <text:p>109221,00</text:p>
          </table:table-cell>
          <table:table-cell office:value-type="float" office:value="0.926027397260274" calcext:value-type="float">
            <text:p>0,93</text:p>
          </table:table-cell>
          <table:table-cell office:value-type="float" office:value="137308" calcext:value-type="float">
            <text:p>137308,00</text:p>
          </table:table-cell>
          <table:table-cell office:value-type="float" office:value="0.967254408060453" calcext:value-type="float">
            <text:p>0,97</text:p>
          </table:table-cell>
        </table:table-row>
        <table:table-row table:style-name="ro2">
          <table:table-cell office:value-type="float" office:value="66" calcext:value-type="float">
            <text:p>66,00</text:p>
          </table:table-cell>
          <table:table-cell office:value-type="float" office:value="174594" calcext:value-type="float">
            <text:p>174594,00</text:p>
          </table:table-cell>
          <table:table-cell office:value-type="float" office:value="0.574555403556771" calcext:value-type="float">
            <text:p>0,57</text:p>
          </table:table-cell>
          <table:table-cell office:value-type="float" office:value="201049" calcext:value-type="float">
            <text:p>201049,00</text:p>
          </table:table-cell>
          <table:table-cell office:value-type="float" office:value="0.602902374670185" calcext:value-type="float">
            <text:p>0,60</text:p>
          </table:table-cell>
          <table:table-cell office:value-type="float" office:value="96881" calcext:value-type="float">
            <text:p>96881,00</text:p>
          </table:table-cell>
          <table:table-cell office:value-type="float" office:value="0.954907161803714" calcext:value-type="float">
            <text:p>0,95</text:p>
          </table:table-cell>
          <table:table-cell office:value-type="float" office:value="159659" calcext:value-type="float">
            <text:p>159659,00</text:p>
          </table:table-cell>
          <table:table-cell office:value-type="float" office:value="0.945137157107232" calcext:value-type="float">
            <text:p>0,95</text:p>
          </table:table-cell>
        </table:table-row>
        <table:table-row table:style-name="ro2">
          <table:table-cell office:value-type="float" office:value="67" calcext:value-type="float">
            <text:p>67,00</text:p>
          </table:table-cell>
          <table:table-cell office:value-type="float" office:value="168641" calcext:value-type="float">
            <text:p>168641,00</text:p>
          </table:table-cell>
          <table:table-cell office:value-type="float" office:value="0.549180327868853" calcext:value-type="float">
            <text:p>0,55</text:p>
          </table:table-cell>
          <table:table-cell office:value-type="float" office:value="187723" calcext:value-type="float">
            <text:p>187723,00</text:p>
          </table:table-cell>
          <table:table-cell office:value-type="float" office:value="0.586985391766268" calcext:value-type="float">
            <text:p>0,59</text:p>
          </table:table-cell>
          <table:table-cell office:value-type="float" office:value="156126" calcext:value-type="float">
            <text:p>156126,00</text:p>
          </table:table-cell>
          <table:table-cell office:value-type="float" office:value="0.941176470588235" calcext:value-type="float">
            <text:p>0,94</text:p>
          </table:table-cell>
          <table:table-cell office:value-type="float" office:value="171988" calcext:value-type="float">
            <text:p>171988,00</text:p>
          </table:table-cell>
          <table:table-cell office:value-type="float" office:value="0.950904392764858" calcext:value-type="float">
            <text:p>0,95</text:p>
          </table:table-cell>
        </table:table-row>
        <table:table-row table:style-name="ro2">
          <table:table-cell office:value-type="float" office:value="68" calcext:value-type="float">
            <text:p>68,00</text:p>
          </table:table-cell>
          <table:table-cell office:value-type="float" office:value="148463" calcext:value-type="float">
            <text:p>148463,00</text:p>
          </table:table-cell>
          <table:table-cell office:value-type="float" office:value="0.543091655266758" calcext:value-type="float">
            <text:p>0,54</text:p>
          </table:table-cell>
          <table:table-cell office:value-type="float" office:value="193361" calcext:value-type="float">
            <text:p>193361,00</text:p>
          </table:table-cell>
          <table:table-cell office:value-type="float" office:value="0.600790513833992" calcext:value-type="float">
            <text:p>0,60</text:p>
          </table:table-cell>
          <table:table-cell office:value-type="float" office:value="119288" calcext:value-type="float">
            <text:p>119288,00</text:p>
          </table:table-cell>
          <table:table-cell office:value-type="float" office:value="0.940860215053764" calcext:value-type="float">
            <text:p>0,94</text:p>
          </table:table-cell>
          <table:table-cell office:value-type="float" office:value="143189" calcext:value-type="float">
            <text:p>143189,00</text:p>
          </table:table-cell>
          <table:table-cell office:value-type="float" office:value="0.962216624685138" calcext:value-type="float">
            <text:p>0,96</text:p>
          </table:table-cell>
        </table:table-row>
        <table:table-row table:style-name="ro2">
          <table:table-cell office:value-type="float" office:value="69" calcext:value-type="float">
            <text:p>69,00</text:p>
          </table:table-cell>
          <table:table-cell office:value-type="float" office:value="189682" calcext:value-type="float">
            <text:p>189682,00</text:p>
          </table:table-cell>
          <table:table-cell office:value-type="float" office:value="0.587217043941411" calcext:value-type="float">
            <text:p>0,59</text:p>
          </table:table-cell>
          <table:table-cell office:value-type="float" office:value="177239" calcext:value-type="float">
            <text:p>177239,00</text:p>
          </table:table-cell>
          <table:table-cell office:value-type="float" office:value="0.574636723910172" calcext:value-type="float">
            <text:p>0,57</text:p>
          </table:table-cell>
          <table:table-cell office:value-type="float" office:value="121590" calcext:value-type="float">
            <text:p>121590,00</text:p>
          </table:table-cell>
          <table:table-cell office:value-type="float" office:value="0.948787061994609" calcext:value-type="float">
            <text:p>0,95</text:p>
          </table:table-cell>
          <table:table-cell office:value-type="float" office:value="146989" calcext:value-type="float">
            <text:p>146989,00</text:p>
          </table:table-cell>
          <table:table-cell office:value-type="float" office:value="0.963730569948187" calcext:value-type="float">
            <text:p>0,96</text:p>
          </table:table-cell>
        </table:table-row>
        <table:table-row table:style-name="ro2">
          <table:table-cell office:value-type="float" office:value="70" calcext:value-type="float">
            <text:p>70,00</text:p>
          </table:table-cell>
          <table:table-cell office:value-type="float" office:value="191727" calcext:value-type="float">
            <text:p>191727,00</text:p>
          </table:table-cell>
          <table:table-cell office:value-type="float" office:value="0.581646423751687" calcext:value-type="float">
            <text:p>0,58</text:p>
          </table:table-cell>
          <table:table-cell office:value-type="float" office:value="203415" calcext:value-type="float">
            <text:p>203415,00</text:p>
          </table:table-cell>
          <table:table-cell office:value-type="float" office:value="0.607190412782956" calcext:value-type="float">
            <text:p>0,61</text:p>
          </table:table-cell>
          <table:table-cell office:value-type="float" office:value="131215" calcext:value-type="float">
            <text:p>131215,00</text:p>
          </table:table-cell>
          <table:table-cell office:value-type="float" office:value="0.954177897574124" calcext:value-type="float">
            <text:p>0,95</text:p>
          </table:table-cell>
          <table:table-cell office:value-type="float" office:value="138724" calcext:value-type="float">
            <text:p>138724,00</text:p>
          </table:table-cell>
          <table:table-cell office:value-type="float" office:value="0.948849104859335" calcext:value-type="float">
            <text:p>0,95</text:p>
          </table:table-cell>
        </table:table-row>
        <table:table-row table:style-name="ro2">
          <table:table-cell office:value-type="float" office:value="71" calcext:value-type="float">
            <text:p>71,00</text:p>
          </table:table-cell>
          <table:table-cell office:value-type="float" office:value="177791" calcext:value-type="float">
            <text:p>177791,00</text:p>
          </table:table-cell>
          <table:table-cell office:value-type="float" office:value="0.573351278600269" calcext:value-type="float">
            <text:p>0,57</text:p>
          </table:table-cell>
          <table:table-cell office:value-type="float" office:value="209661" calcext:value-type="float">
            <text:p>209661,00</text:p>
          </table:table-cell>
          <table:table-cell office:value-type="float" office:value="0.608465608465608" calcext:value-type="float">
            <text:p>0,61</text:p>
          </table:table-cell>
          <table:table-cell office:value-type="float" office:value="123584" calcext:value-type="float">
            <text:p>123584,00</text:p>
          </table:table-cell>
          <table:table-cell office:value-type="float" office:value="0.940217391304348" calcext:value-type="float">
            <text:p>0,94</text:p>
          </table:table-cell>
          <table:table-cell office:value-type="float" office:value="139235" calcext:value-type="float">
            <text:p>139235,00</text:p>
          </table:table-cell>
          <table:table-cell office:value-type="float" office:value="0.9425" calcext:value-type="float">
            <text:p>0,94</text:p>
          </table:table-cell>
        </table:table-row>
        <table:table-row table:style-name="ro2">
          <table:table-cell office:value-type="float" office:value="72" calcext:value-type="float">
            <text:p>72,00</text:p>
          </table:table-cell>
          <table:table-cell office:value-type="float" office:value="157853" calcext:value-type="float">
            <text:p>157853,00</text:p>
          </table:table-cell>
          <table:table-cell office:value-type="float" office:value="0.554054054054054" calcext:value-type="float">
            <text:p>0,55</text:p>
          </table:table-cell>
          <table:table-cell office:value-type="float" office:value="179586" calcext:value-type="float">
            <text:p>179586,00</text:p>
          </table:table-cell>
          <table:table-cell office:value-type="float" office:value="0.580602883355177" calcext:value-type="float">
            <text:p>0,58</text:p>
          </table:table-cell>
          <table:table-cell office:value-type="float" office:value="93334" calcext:value-type="float">
            <text:p>93334,00</text:p>
          </table:table-cell>
          <table:table-cell office:value-type="float" office:value="0.886178861788618" calcext:value-type="float">
            <text:p>0,89</text:p>
          </table:table-cell>
          <table:table-cell office:value-type="float" office:value="170142" calcext:value-type="float">
            <text:p>170142,00</text:p>
          </table:table-cell>
          <table:table-cell office:value-type="float" office:value="0.9575" calcext:value-type="float">
            <text:p>0,96</text:p>
          </table:table-cell>
        </table:table-row>
        <table:table-row table:style-name="ro2">
          <table:table-cell office:value-type="float" office:value="73" calcext:value-type="float">
            <text:p>73,00</text:p>
          </table:table-cell>
          <table:table-cell office:value-type="float" office:value="193775" calcext:value-type="float">
            <text:p>193775,00</text:p>
          </table:table-cell>
          <table:table-cell office:value-type="float" office:value="0.602165087956698" calcext:value-type="float">
            <text:p>0,60</text:p>
          </table:table-cell>
          <table:table-cell office:value-type="float" office:value="184533" calcext:value-type="float">
            <text:p>184533,00</text:p>
          </table:table-cell>
          <table:table-cell office:value-type="float" office:value="0.595854922279793" calcext:value-type="float">
            <text:p>0,60</text:p>
          </table:table-cell>
          <table:table-cell office:value-type="float" office:value="105639" calcext:value-type="float">
            <text:p>105639,00</text:p>
          </table:table-cell>
          <table:table-cell office:value-type="float" office:value="0.948924731182796" calcext:value-type="float">
            <text:p>0,95</text:p>
          </table:table-cell>
          <table:table-cell office:value-type="float" office:value="166687" calcext:value-type="float">
            <text:p>166687,00</text:p>
          </table:table-cell>
          <table:table-cell office:value-type="float" office:value="0.957286432160804" calcext:value-type="float">
            <text:p>0,96</text:p>
          </table:table-cell>
        </table:table-row>
        <table:table-row table:style-name="ro2">
          <table:table-cell office:value-type="float" office:value="74" calcext:value-type="float">
            <text:p>74,00</text:p>
          </table:table-cell>
          <table:table-cell office:value-type="float" office:value="193830" calcext:value-type="float">
            <text:p>193830,00</text:p>
          </table:table-cell>
          <table:table-cell office:value-type="float" office:value="0.577027027027027" calcext:value-type="float">
            <text:p>0,58</text:p>
          </table:table-cell>
          <table:table-cell office:value-type="float" office:value="199576" calcext:value-type="float">
            <text:p>199576,00</text:p>
          </table:table-cell>
          <table:table-cell office:value-type="float" office:value="0.594919786096257" calcext:value-type="float">
            <text:p>0,59</text:p>
          </table:table-cell>
          <table:table-cell office:value-type="float" office:value="125914" calcext:value-type="float">
            <text:p>125914,00</text:p>
          </table:table-cell>
          <table:table-cell office:value-type="float" office:value="0.956756756756757" calcext:value-type="float">
            <text:p>0,96</text:p>
          </table:table-cell>
          <table:table-cell office:value-type="float" office:value="147202" calcext:value-type="float">
            <text:p>147202,00</text:p>
          </table:table-cell>
          <table:table-cell office:value-type="float" office:value="0.964376590330789" calcext:value-type="float">
            <text:p>0,96</text:p>
          </table:table-cell>
        </table:table-row>
        <table:table-row table:style-name="ro2">
          <table:table-cell office:value-type="float" office:value="75" calcext:value-type="float">
            <text:p>75,00</text:p>
          </table:table-cell>
          <table:table-cell office:value-type="float" office:value="187597" calcext:value-type="float">
            <text:p>187597,00</text:p>
          </table:table-cell>
          <table:table-cell office:value-type="float" office:value="0.582772543741588" calcext:value-type="float">
            <text:p>0,58</text:p>
          </table:table-cell>
          <table:table-cell office:value-type="float" office:value="202044" calcext:value-type="float">
            <text:p>202044,00</text:p>
          </table:table-cell>
          <table:table-cell office:value-type="float" office:value="0.602346805736636" calcext:value-type="float">
            <text:p>0,60</text:p>
          </table:table-cell>
          <table:table-cell office:value-type="float" office:value="125049" calcext:value-type="float">
            <text:p>125049,00</text:p>
          </table:table-cell>
          <table:table-cell office:value-type="float" office:value="0.951219512195122" calcext:value-type="float">
            <text:p>0,95</text:p>
          </table:table-cell>
          <table:table-cell office:value-type="float" office:value="166780" calcext:value-type="float">
            <text:p>166780,00</text:p>
          </table:table-cell>
          <table:table-cell office:value-type="float" office:value="0.955555555555556" calcext:value-type="float">
            <text:p>0,96</text:p>
          </table:table-cell>
        </table:table-row>
        <table:table-row table:style-name="ro2">
          <table:table-cell office:value-type="float" office:value="76" calcext:value-type="float">
            <text:p>76,00</text:p>
          </table:table-cell>
          <table:table-cell office:value-type="float" office:value="178732" calcext:value-type="float">
            <text:p>178732,00</text:p>
          </table:table-cell>
          <table:table-cell office:value-type="float" office:value="0.553103448275862" calcext:value-type="float">
            <text:p>0,55</text:p>
          </table:table-cell>
          <table:table-cell office:value-type="float" office:value="187029" calcext:value-type="float">
            <text:p>187029,00</text:p>
          </table:table-cell>
          <table:table-cell office:value-type="float" office:value="0.588466579292267" calcext:value-type="float">
            <text:p>0,59</text:p>
          </table:table-cell>
          <table:table-cell office:value-type="float" office:value="108317" calcext:value-type="float">
            <text:p>108317,00</text:p>
          </table:table-cell>
          <table:table-cell office:value-type="float" office:value="0.923913043478261" calcext:value-type="float">
            <text:p>0,92</text:p>
          </table:table-cell>
          <table:table-cell office:value-type="float" office:value="121826" calcext:value-type="float">
            <text:p>121826,00</text:p>
          </table:table-cell>
          <table:table-cell office:value-type="float" office:value="0.952970297029703" calcext:value-type="float">
            <text:p>0,95</text:p>
          </table:table-cell>
        </table:table-row>
        <table:table-row table:style-name="ro2">
          <table:table-cell office:value-type="float" office:value="77" calcext:value-type="float">
            <text:p>77,00</text:p>
          </table:table-cell>
          <table:table-cell office:value-type="float" office:value="186037" calcext:value-type="float">
            <text:p>186037,00</text:p>
          </table:table-cell>
          <table:table-cell office:value-type="float" office:value="0.581867388362652" calcext:value-type="float">
            <text:p>0,58</text:p>
          </table:table-cell>
          <table:table-cell office:value-type="float" office:value="193987" calcext:value-type="float">
            <text:p>193987,00</text:p>
          </table:table-cell>
          <table:table-cell office:value-type="float" office:value="0.600525624178712" calcext:value-type="float">
            <text:p>0,60</text:p>
          </table:table-cell>
          <table:table-cell office:value-type="float" office:value="105067" calcext:value-type="float">
            <text:p>105067,00</text:p>
          </table:table-cell>
          <table:table-cell office:value-type="float" office:value="0.962264150943396" calcext:value-type="float">
            <text:p>0,96</text:p>
          </table:table-cell>
          <table:table-cell office:value-type="float" office:value="161144" calcext:value-type="float">
            <text:p>161144,00</text:p>
          </table:table-cell>
          <table:table-cell office:value-type="float" office:value="0.945" calcext:value-type="float">
            <text:p>0,95</text:p>
          </table:table-cell>
        </table:table-row>
        <table:table-row table:style-name="ro2">
          <table:table-cell office:value-type="float" office:value="78" calcext:value-type="float">
            <text:p>78,00</text:p>
          </table:table-cell>
          <table:table-cell office:value-type="float" office:value="197776" calcext:value-type="float">
            <text:p>197776,00</text:p>
          </table:table-cell>
          <table:table-cell office:value-type="float" office:value="0.586630286493861" calcext:value-type="float">
            <text:p>0,59</text:p>
          </table:table-cell>
          <table:table-cell office:value-type="float" office:value="199016" calcext:value-type="float">
            <text:p>199016,00</text:p>
          </table:table-cell>
          <table:table-cell office:value-type="float" office:value="0.606382978723404" calcext:value-type="float">
            <text:p>0,61</text:p>
          </table:table-cell>
          <table:table-cell office:value-type="float" office:value="109195" calcext:value-type="float">
            <text:p>109195,00</text:p>
          </table:table-cell>
          <table:table-cell office:value-type="float" office:value="0.955801104972375" calcext:value-type="float">
            <text:p>0,96</text:p>
          </table:table-cell>
          <table:table-cell office:value-type="float" office:value="155136" calcext:value-type="float">
            <text:p>155136,00</text:p>
          </table:table-cell>
          <table:table-cell office:value-type="float" office:value="0.960591133004926" calcext:value-type="float">
            <text:p>0,96</text:p>
          </table:table-cell>
        </table:table-row>
        <table:table-row table:style-name="ro2">
          <table:table-cell office:value-type="float" office:value="79" calcext:value-type="float">
            <text:p>79,00</text:p>
          </table:table-cell>
          <table:table-cell office:value-type="float" office:value="178502" calcext:value-type="float">
            <text:p>178502,00</text:p>
          </table:table-cell>
          <table:table-cell office:value-type="float" office:value="0.564802182810368" calcext:value-type="float">
            <text:p>0,56</text:p>
          </table:table-cell>
          <table:table-cell office:value-type="float" office:value="186477" calcext:value-type="float">
            <text:p>186477,00</text:p>
          </table:table-cell>
          <table:table-cell office:value-type="float" office:value="0.594240837696335" calcext:value-type="float">
            <text:p>0,59</text:p>
          </table:table-cell>
          <table:table-cell office:value-type="float" office:value="122472" calcext:value-type="float">
            <text:p>122472,00</text:p>
          </table:table-cell>
          <table:table-cell office:value-type="float" office:value="0.951871657754011" calcext:value-type="float">
            <text:p>0,95</text:p>
          </table:table-cell>
          <table:table-cell office:value-type="float" office:value="146284" calcext:value-type="float">
            <text:p>146284,00</text:p>
          </table:table-cell>
          <table:table-cell office:value-type="float" office:value="0.961439588688946" calcext:value-type="float">
            <text:p>0,96</text:p>
          </table:table-cell>
        </table:table-row>
        <table:table-row table:style-name="ro2">
          <table:table-cell office:value-type="float" office:value="80" calcext:value-type="float">
            <text:p>80,00</text:p>
          </table:table-cell>
          <table:table-cell office:value-type="float" office:value="174007" calcext:value-type="float">
            <text:p>174007,00</text:p>
          </table:table-cell>
          <table:table-cell office:value-type="float" office:value="0.556756756756757" calcext:value-type="float">
            <text:p>0,56</text:p>
          </table:table-cell>
          <table:table-cell office:value-type="float" office:value="179836" calcext:value-type="float">
            <text:p>179836,00</text:p>
          </table:table-cell>
          <table:table-cell office:value-type="float" office:value="0.577023498694517" calcext:value-type="float">
            <text:p>0,58</text:p>
          </table:table-cell>
          <table:table-cell office:value-type="float" office:value="141826" calcext:value-type="float">
            <text:p>141826,00</text:p>
          </table:table-cell>
          <table:table-cell office:value-type="float" office:value="0.946236559139785" calcext:value-type="float">
            <text:p>0,95</text:p>
          </table:table-cell>
          <table:table-cell office:value-type="float" office:value="155926" calcext:value-type="float">
            <text:p>155926,00</text:p>
          </table:table-cell>
          <table:table-cell office:value-type="float" office:value="0.960493827160494" calcext:value-type="float">
            <text:p>0,96</text:p>
          </table:table-cell>
        </table:table-row>
        <table:table-row table:style-name="ro2">
          <table:table-cell office:value-type="float" office:value="81" calcext:value-type="float">
            <text:p>81,00</text:p>
          </table:table-cell>
          <table:table-cell office:value-type="float" office:value="172767" calcext:value-type="float">
            <text:p>172767,00</text:p>
          </table:table-cell>
          <table:table-cell office:value-type="float" office:value="0.561238223418573" calcext:value-type="float">
            <text:p>0,56</text:p>
          </table:table-cell>
          <table:table-cell office:value-type="float" office:value="209841" calcext:value-type="float">
            <text:p>209841,00</text:p>
          </table:table-cell>
          <table:table-cell office:value-type="float" office:value="0.620734908136483" calcext:value-type="float">
            <text:p>0,62</text:p>
          </table:table-cell>
          <table:table-cell office:value-type="float" office:value="109693" calcext:value-type="float">
            <text:p>109693,00</text:p>
          </table:table-cell>
          <table:table-cell office:value-type="float" office:value="0.895027624309392" calcext:value-type="float">
            <text:p>0,90</text:p>
          </table:table-cell>
          <table:table-cell office:value-type="float" office:value="140876" calcext:value-type="float">
            <text:p>140876,00</text:p>
          </table:table-cell>
          <table:table-cell office:value-type="float" office:value="0.952755905511811" calcext:value-type="float">
            <text:p>0,95</text:p>
          </table:table-cell>
        </table:table-row>
        <table:table-row table:style-name="ro2">
          <table:table-cell office:value-type="float" office:value="82" calcext:value-type="float">
            <text:p>82,00</text:p>
          </table:table-cell>
          <table:table-cell office:value-type="float" office:value="180609" calcext:value-type="float">
            <text:p>180609,00</text:p>
          </table:table-cell>
          <table:table-cell office:value-type="float" office:value="0.56734693877551" calcext:value-type="float">
            <text:p>0,57</text:p>
          </table:table-cell>
          <table:table-cell office:value-type="float" office:value="173065" calcext:value-type="float">
            <text:p>173065,00</text:p>
          </table:table-cell>
          <table:table-cell office:value-type="float" office:value="0.568807339449541" calcext:value-type="float">
            <text:p>0,57</text:p>
          </table:table-cell>
          <table:table-cell office:value-type="float" office:value="88360" calcext:value-type="float">
            <text:p>88360,00</text:p>
          </table:table-cell>
          <table:table-cell office:value-type="float" office:value="0.832869080779944" calcext:value-type="float">
            <text:p>0,83</text:p>
          </table:table-cell>
          <table:table-cell office:value-type="float" office:value="143567" calcext:value-type="float">
            <text:p>143567,00</text:p>
          </table:table-cell>
          <table:table-cell office:value-type="float" office:value="0.931937172774869" calcext:value-type="float">
            <text:p>0,93</text:p>
          </table:table-cell>
        </table:table-row>
        <table:table-row table:style-name="ro2">
          <table:table-cell office:value-type="float" office:value="83" calcext:value-type="float">
            <text:p>83,00</text:p>
          </table:table-cell>
          <table:table-cell office:value-type="float" office:value="174334" calcext:value-type="float">
            <text:p>174334,00</text:p>
          </table:table-cell>
          <table:table-cell office:value-type="float" office:value="0.557354925775978" calcext:value-type="float">
            <text:p>0,56</text:p>
          </table:table-cell>
          <table:table-cell office:value-type="float" office:value="187806" calcext:value-type="float">
            <text:p>187806,00</text:p>
          </table:table-cell>
          <table:table-cell office:value-type="float" office:value="0.614266842800528" calcext:value-type="float">
            <text:p>0,61</text:p>
          </table:table-cell>
          <table:table-cell office:value-type="float" office:value="122003" calcext:value-type="float">
            <text:p>122003,00</text:p>
          </table:table-cell>
          <table:table-cell office:value-type="float" office:value="0.920212765957447" calcext:value-type="float">
            <text:p>0,92</text:p>
          </table:table-cell>
          <table:table-cell office:value-type="float" office:value="133378" calcext:value-type="float">
            <text:p>133378,00</text:p>
          </table:table-cell>
          <table:table-cell office:value-type="float" office:value="0.95959595959596" calcext:value-type="float">
            <text:p>0,96</text:p>
          </table:table-cell>
        </table:table-row>
        <table:table-row table:style-name="ro2">
          <table:table-cell office:value-type="float" office:value="84" calcext:value-type="float">
            <text:p>84,00</text:p>
          </table:table-cell>
          <table:table-cell office:value-type="float" office:value="181537" calcext:value-type="float">
            <text:p>181537,00</text:p>
          </table:table-cell>
          <table:table-cell office:value-type="float" office:value="0.580862533692722" calcext:value-type="float">
            <text:p>0,58</text:p>
          </table:table-cell>
          <table:table-cell office:value-type="float" office:value="184531" calcext:value-type="float">
            <text:p>184531,00</text:p>
          </table:table-cell>
          <table:table-cell office:value-type="float" office:value="0.576564580559254" calcext:value-type="float">
            <text:p>0,58</text:p>
          </table:table-cell>
          <table:table-cell office:value-type="float" office:value="117455" calcext:value-type="float">
            <text:p>117455,00</text:p>
          </table:table-cell>
          <table:table-cell office:value-type="float" office:value="0.949197860962567" calcext:value-type="float">
            <text:p>0,95</text:p>
          </table:table-cell>
          <table:table-cell office:value-type="float" office:value="147714" calcext:value-type="float">
            <text:p>147714,00</text:p>
          </table:table-cell>
          <table:table-cell office:value-type="float" office:value="0.9375" calcext:value-type="float">
            <text:p>0,94</text:p>
          </table:table-cell>
        </table:table-row>
        <table:table-row table:style-name="ro2">
          <table:table-cell office:value-type="float" office:value="85" calcext:value-type="float">
            <text:p>85,00</text:p>
          </table:table-cell>
          <table:table-cell office:value-type="float" office:value="164518" calcext:value-type="float">
            <text:p>164518,00</text:p>
          </table:table-cell>
          <table:table-cell office:value-type="float" office:value="0.557823129251701" calcext:value-type="float">
            <text:p>0,56</text:p>
          </table:table-cell>
          <table:table-cell office:value-type="float" office:value="166000" calcext:value-type="float">
            <text:p>166000,00</text:p>
          </table:table-cell>
          <table:table-cell office:value-type="float" office:value="0.572185430463576" calcext:value-type="float">
            <text:p>0,57</text:p>
          </table:table-cell>
          <table:table-cell office:value-type="float" office:value="116639" calcext:value-type="float">
            <text:p>116639,00</text:p>
          </table:table-cell>
          <table:table-cell office:value-type="float" office:value="0.962466487935657" calcext:value-type="float">
            <text:p>0,96</text:p>
          </table:table-cell>
          <table:table-cell office:value-type="float" office:value="139094" calcext:value-type="float">
            <text:p>139094,00</text:p>
          </table:table-cell>
          <table:table-cell office:value-type="float" office:value="0.944444444444444" calcext:value-type="float">
            <text:p>0,94</text:p>
          </table:table-cell>
        </table:table-row>
        <table:table-row table:style-name="ro2">
          <table:table-cell office:value-type="float" office:value="86" calcext:value-type="float">
            <text:p>86,00</text:p>
          </table:table-cell>
          <table:table-cell office:value-type="float" office:value="195552" calcext:value-type="float">
            <text:p>195552,00</text:p>
          </table:table-cell>
          <table:table-cell office:value-type="float" office:value="0.585695006747638" calcext:value-type="float">
            <text:p>0,59</text:p>
          </table:table-cell>
          <table:table-cell office:value-type="float" office:value="185960" calcext:value-type="float">
            <text:p>185960,00</text:p>
          </table:table-cell>
          <table:table-cell office:value-type="float" office:value="0.593264248704663" calcext:value-type="float">
            <text:p>0,59</text:p>
          </table:table-cell>
          <table:table-cell office:value-type="float" office:value="119332" calcext:value-type="float">
            <text:p>119332,00</text:p>
          </table:table-cell>
          <table:table-cell office:value-type="float" office:value="0.965333333333333" calcext:value-type="float">
            <text:p>0,97</text:p>
          </table:table-cell>
          <table:table-cell office:value-type="float" office:value="157151" calcext:value-type="float">
            <text:p>157151,00</text:p>
          </table:table-cell>
          <table:table-cell office:value-type="float" office:value="0.957070707070707" calcext:value-type="float">
            <text:p>0,96</text:p>
          </table:table-cell>
        </table:table-row>
        <table:table-row table:style-name="ro2">
          <table:table-cell office:value-type="float" office:value="87" calcext:value-type="float">
            <text:p>87,00</text:p>
          </table:table-cell>
          <table:table-cell office:value-type="float" office:value="191419" calcext:value-type="float">
            <text:p>191419,00</text:p>
          </table:table-cell>
          <table:table-cell office:value-type="float" office:value="0.580952380952381" calcext:value-type="float">
            <text:p>0,58</text:p>
          </table:table-cell>
          <table:table-cell office:value-type="float" office:value="198275" calcext:value-type="float">
            <text:p>198275,00</text:p>
          </table:table-cell>
          <table:table-cell office:value-type="float" office:value="0.587044534412955" calcext:value-type="float">
            <text:p>0,59</text:p>
          </table:table-cell>
          <table:table-cell office:value-type="float" office:value="125666" calcext:value-type="float">
            <text:p>125666,00</text:p>
          </table:table-cell>
          <table:table-cell office:value-type="float" office:value="0.925824175824176" calcext:value-type="float">
            <text:p>0,93</text:p>
          </table:table-cell>
          <table:table-cell office:value-type="float" office:value="127978" calcext:value-type="float">
            <text:p>127978,00</text:p>
          </table:table-cell>
          <table:table-cell office:value-type="float" office:value="0.942643391521197" calcext:value-type="float">
            <text:p>0,94</text:p>
          </table:table-cell>
        </table:table-row>
        <table:table-row table:style-name="ro2">
          <table:table-cell office:value-type="float" office:value="88" calcext:value-type="float">
            <text:p>88,00</text:p>
          </table:table-cell>
          <table:table-cell office:value-type="float" office:value="186709" calcext:value-type="float">
            <text:p>186709,00</text:p>
          </table:table-cell>
          <table:table-cell office:value-type="float" office:value="0.577235772357724" calcext:value-type="float">
            <text:p>0,58</text:p>
          </table:table-cell>
          <table:table-cell office:value-type="float" office:value="167738" calcext:value-type="float">
            <text:p>167738,00</text:p>
          </table:table-cell>
          <table:table-cell office:value-type="float" office:value="0.568783068783069" calcext:value-type="float">
            <text:p>0,57</text:p>
          </table:table-cell>
          <table:table-cell office:value-type="float" office:value="115977" calcext:value-type="float">
            <text:p>115977,00</text:p>
          </table:table-cell>
          <table:table-cell office:value-type="float" office:value="0.964959568733154" calcext:value-type="float">
            <text:p>0,96</text:p>
          </table:table-cell>
          <table:table-cell office:value-type="float" office:value="163144" calcext:value-type="float">
            <text:p>163144,00</text:p>
          </table:table-cell>
          <table:table-cell office:value-type="float" office:value="0.943734015345269" calcext:value-type="float">
            <text:p>0,94</text:p>
          </table:table-cell>
        </table:table-row>
        <table:table-row table:style-name="ro2">
          <table:table-cell office:value-type="float" office:value="89" calcext:value-type="float">
            <text:p>89,00</text:p>
          </table:table-cell>
          <table:table-cell office:value-type="float" office:value="178231" calcext:value-type="float">
            <text:p>178231,00</text:p>
          </table:table-cell>
          <table:table-cell office:value-type="float" office:value="0.560544217687075" calcext:value-type="float">
            <text:p>0,56</text:p>
          </table:table-cell>
          <table:table-cell office:value-type="float" office:value="195973" calcext:value-type="float">
            <text:p>195973,00</text:p>
          </table:table-cell>
          <table:table-cell office:value-type="float" office:value="0.593955321944809" calcext:value-type="float">
            <text:p>0,59</text:p>
          </table:table-cell>
          <table:table-cell office:value-type="float" office:value="138188" calcext:value-type="float">
            <text:p>138188,00</text:p>
          </table:table-cell>
          <table:table-cell office:value-type="float" office:value="0.946808510638298" calcext:value-type="float">
            <text:p>0,95</text:p>
          </table:table-cell>
          <table:table-cell office:value-type="float" office:value="140346" calcext:value-type="float">
            <text:p>140346,00</text:p>
          </table:table-cell>
          <table:table-cell office:value-type="float" office:value="0.928571428571429" calcext:value-type="float">
            <text:p>0,93</text:p>
          </table:table-cell>
        </table:table-row>
        <table:table-row table:style-name="ro2">
          <table:table-cell office:value-type="float" office:value="90" calcext:value-type="float">
            <text:p>90,00</text:p>
          </table:table-cell>
          <table:table-cell office:value-type="float" office:value="155813" calcext:value-type="float">
            <text:p>155813,00</text:p>
          </table:table-cell>
          <table:table-cell office:value-type="float" office:value="0.550607287449393" calcext:value-type="float">
            <text:p>0,55</text:p>
          </table:table-cell>
          <table:table-cell office:value-type="float" office:value="192328" calcext:value-type="float">
            <text:p>192328,00</text:p>
          </table:table-cell>
          <table:table-cell office:value-type="float" office:value="0.592885375494071" calcext:value-type="float">
            <text:p>0,59</text:p>
          </table:table-cell>
          <table:table-cell office:value-type="float" office:value="151320" calcext:value-type="float">
            <text:p>151320,00</text:p>
          </table:table-cell>
          <table:table-cell office:value-type="float" office:value="0.946380697050938" calcext:value-type="float">
            <text:p>0,95</text:p>
          </table:table-cell>
          <table:table-cell office:value-type="float" office:value="146239" calcext:value-type="float">
            <text:p>146239,00</text:p>
          </table:table-cell>
          <table:table-cell office:value-type="float" office:value="0.955497382198953" calcext:value-type="float">
            <text:p>0,96</text:p>
          </table:table-cell>
        </table:table-row>
        <table:table-row table:style-name="ro2">
          <table:table-cell office:value-type="float" office:value="91" calcext:value-type="float">
            <text:p>91,00</text:p>
          </table:table-cell>
          <table:table-cell office:value-type="float" office:value="176515" calcext:value-type="float">
            <text:p>176515,00</text:p>
          </table:table-cell>
          <table:table-cell office:value-type="float" office:value="0.584450402144772" calcext:value-type="float">
            <text:p>0,58</text:p>
          </table:table-cell>
          <table:table-cell office:value-type="float" office:value="196530" calcext:value-type="float">
            <text:p>196530,00</text:p>
          </table:table-cell>
          <table:table-cell office:value-type="float" office:value="0.588235294117647" calcext:value-type="float">
            <text:p>0,59</text:p>
          </table:table-cell>
          <table:table-cell office:value-type="float" office:value="120765" calcext:value-type="float">
            <text:p>120765,00</text:p>
          </table:table-cell>
          <table:table-cell office:value-type="float" office:value="0.949468085106383" calcext:value-type="float">
            <text:p>0,95</text:p>
          </table:table-cell>
          <table:table-cell office:value-type="float" office:value="125002" calcext:value-type="float">
            <text:p>125002,00</text:p>
          </table:table-cell>
          <table:table-cell office:value-type="float" office:value="0.946835443037975" calcext:value-type="float">
            <text:p>0,95</text:p>
          </table:table-cell>
        </table:table-row>
        <table:table-row table:style-name="ro2">
          <table:table-cell office:value-type="float" office:value="92" calcext:value-type="float">
            <text:p>92,00</text:p>
          </table:table-cell>
          <table:table-cell office:value-type="float" office:value="159387" calcext:value-type="float">
            <text:p>159387,00</text:p>
          </table:table-cell>
          <table:table-cell office:value-type="float" office:value="0.535714285714286" calcext:value-type="float">
            <text:p>0,54</text:p>
          </table:table-cell>
          <table:table-cell office:value-type="float" office:value="185776" calcext:value-type="float">
            <text:p>185776,00</text:p>
          </table:table-cell>
          <table:table-cell office:value-type="float" office:value="0.596354166666667" calcext:value-type="float">
            <text:p>0,60</text:p>
          </table:table-cell>
          <table:table-cell office:value-type="float" office:value="137436" calcext:value-type="float">
            <text:p>137436,00</text:p>
          </table:table-cell>
          <table:table-cell office:value-type="float" office:value="0.931880108991826" calcext:value-type="float">
            <text:p>0,93</text:p>
          </table:table-cell>
          <table:table-cell office:value-type="float" office:value="150635" calcext:value-type="float">
            <text:p>150635,00</text:p>
          </table:table-cell>
          <table:table-cell office:value-type="float" office:value="0.941025641025641" calcext:value-type="float">
            <text:p>0,94</text:p>
          </table:table-cell>
        </table:table-row>
        <table:table-row table:style-name="ro2">
          <table:table-cell office:value-type="float" office:value="93" calcext:value-type="float">
            <text:p>93,00</text:p>
          </table:table-cell>
          <table:table-cell office:value-type="float" office:value="196886" calcext:value-type="float">
            <text:p>196886,00</text:p>
          </table:table-cell>
          <table:table-cell office:value-type="float" office:value="0.586630286493861" calcext:value-type="float">
            <text:p>0,59</text:p>
          </table:table-cell>
          <table:table-cell office:value-type="float" office:value="202050" calcext:value-type="float">
            <text:p>202050,00</text:p>
          </table:table-cell>
          <table:table-cell office:value-type="float" office:value="0.61528326745718" calcext:value-type="float">
            <text:p>0,62</text:p>
          </table:table-cell>
          <table:table-cell office:value-type="float" office:value="113681" calcext:value-type="float">
            <text:p>113681,00</text:p>
          </table:table-cell>
          <table:table-cell office:value-type="float" office:value="0.932249322493225" calcext:value-type="float">
            <text:p>0,93</text:p>
          </table:table-cell>
          <table:table-cell office:value-type="float" office:value="138233" calcext:value-type="float">
            <text:p>138233,00</text:p>
          </table:table-cell>
          <table:table-cell office:value-type="float" office:value="0.947890818858561" calcext:value-type="float">
            <text:p>0,95</text:p>
          </table:table-cell>
        </table:table-row>
        <table:table-row table:style-name="ro2">
          <table:table-cell office:value-type="float" office:value="94" calcext:value-type="float">
            <text:p>94,00</text:p>
          </table:table-cell>
          <table:table-cell office:value-type="float" office:value="178239" calcext:value-type="float">
            <text:p>178239,00</text:p>
          </table:table-cell>
          <table:table-cell office:value-type="float" office:value="0.570478723404255" calcext:value-type="float">
            <text:p>0,57</text:p>
          </table:table-cell>
          <table:table-cell office:value-type="float" office:value="207314" calcext:value-type="float">
            <text:p>207314,00</text:p>
          </table:table-cell>
          <table:table-cell office:value-type="float" office:value="0.595206391478029" calcext:value-type="float">
            <text:p>0,60</text:p>
          </table:table-cell>
          <table:table-cell office:value-type="float" office:value="139281" calcext:value-type="float">
            <text:p>139281,00</text:p>
          </table:table-cell>
          <table:table-cell office:value-type="float" office:value="0.93732970027248" calcext:value-type="float">
            <text:p>0,94</text:p>
          </table:table-cell>
          <table:table-cell office:value-type="float" office:value="140335" calcext:value-type="float">
            <text:p>140335,00</text:p>
          </table:table-cell>
          <table:table-cell office:value-type="float" office:value="0.934177215189874" calcext:value-type="float">
            <text:p>0,93</text:p>
          </table:table-cell>
        </table:table-row>
        <table:table-row table:style-name="ro2">
          <table:table-cell office:value-type="float" office:value="95" calcext:value-type="float">
            <text:p>95,00</text:p>
          </table:table-cell>
          <table:table-cell office:value-type="float" office:value="166185" calcext:value-type="float">
            <text:p>166185,00</text:p>
          </table:table-cell>
          <table:table-cell office:value-type="float" office:value="0.537517053206003" calcext:value-type="float">
            <text:p>0,54</text:p>
          </table:table-cell>
          <table:table-cell office:value-type="float" office:value="215216" calcext:value-type="float">
            <text:p>215216,00</text:p>
          </table:table-cell>
          <table:table-cell office:value-type="float" office:value="0.624178712220762" calcext:value-type="float">
            <text:p>0,62</text:p>
          </table:table-cell>
          <table:table-cell office:value-type="float" office:value="88570" calcext:value-type="float">
            <text:p>88570,00</text:p>
          </table:table-cell>
          <table:table-cell office:value-type="float" office:value="0.875" calcext:value-type="float">
            <text:p>0,88</text:p>
          </table:table-cell>
          <table:table-cell office:value-type="float" office:value="96028" calcext:value-type="float">
            <text:p>96028,00</text:p>
          </table:table-cell>
          <table:table-cell office:value-type="float" office:value="0.971794871794872" calcext:value-type="float">
            <text:p>0,97</text:p>
          </table:table-cell>
        </table:table-row>
        <table:table-row table:style-name="ro2">
          <table:table-cell office:value-type="float" office:value="96" calcext:value-type="float">
            <text:p>96,00</text:p>
          </table:table-cell>
          <table:table-cell office:value-type="float" office:value="169823" calcext:value-type="float">
            <text:p>169823,00</text:p>
          </table:table-cell>
          <table:table-cell office:value-type="float" office:value="0.554054054054054" calcext:value-type="float">
            <text:p>0,55</text:p>
          </table:table-cell>
          <table:table-cell office:value-type="float" office:value="186328" calcext:value-type="float">
            <text:p>186328,00</text:p>
          </table:table-cell>
          <table:table-cell office:value-type="float" office:value="0.593023255813953" calcext:value-type="float">
            <text:p>0,59</text:p>
          </table:table-cell>
          <table:table-cell office:value-type="float" office:value="100351" calcext:value-type="float">
            <text:p>100351,00</text:p>
          </table:table-cell>
          <table:table-cell office:value-type="float" office:value="0.956989247311828" calcext:value-type="float">
            <text:p>0,96</text:p>
          </table:table-cell>
          <table:table-cell office:value-type="float" office:value="177248" calcext:value-type="float">
            <text:p>177248,00</text:p>
          </table:table-cell>
          <table:table-cell office:value-type="float" office:value="0.94320987654321" calcext:value-type="float">
            <text:p>0,94</text:p>
          </table:table-cell>
        </table:table-row>
        <table:table-row table:style-name="ro2">
          <table:table-cell office:value-type="float" office:value="97" calcext:value-type="float">
            <text:p>97,00</text:p>
          </table:table-cell>
          <table:table-cell office:value-type="float" office:value="185770" calcext:value-type="float">
            <text:p>185770,00</text:p>
          </table:table-cell>
          <table:table-cell office:value-type="float" office:value="0.593833780160858" calcext:value-type="float">
            <text:p>0,59</text:p>
          </table:table-cell>
          <table:table-cell office:value-type="float" office:value="189429" calcext:value-type="float">
            <text:p>189429,00</text:p>
          </table:table-cell>
          <table:table-cell office:value-type="float" office:value="0.589076723016905" calcext:value-type="float">
            <text:p>0,59</text:p>
          </table:table-cell>
          <table:table-cell office:value-type="float" office:value="149453" calcext:value-type="float">
            <text:p>149453,00</text:p>
          </table:table-cell>
          <table:table-cell office:value-type="float" office:value="0.93979057591623" calcext:value-type="float">
            <text:p>0,94</text:p>
          </table:table-cell>
          <table:table-cell office:value-type="float" office:value="148238" calcext:value-type="float">
            <text:p>148238,00</text:p>
          </table:table-cell>
          <table:table-cell office:value-type="float" office:value="0.955223880597015" calcext:value-type="float">
            <text:p>0,96</text:p>
          </table:table-cell>
        </table:table-row>
        <table:table-row table:style-name="ro2">
          <table:table-cell office:value-type="float" office:value="98" calcext:value-type="float">
            <text:p>98,00</text:p>
          </table:table-cell>
          <table:table-cell office:value-type="float" office:value="205893" calcext:value-type="float">
            <text:p>205893,00</text:p>
          </table:table-cell>
          <table:table-cell office:value-type="float" office:value="0.59375" calcext:value-type="float">
            <text:p>0,59</text:p>
          </table:table-cell>
          <table:table-cell office:value-type="float" office:value="191282" calcext:value-type="float">
            <text:p>191282,00</text:p>
          </table:table-cell>
          <table:table-cell office:value-type="float" office:value="0.58611481975968" calcext:value-type="float">
            <text:p>0,59</text:p>
          </table:table-cell>
          <table:table-cell office:value-type="float" office:value="140919" calcext:value-type="float">
            <text:p>140919,00</text:p>
          </table:table-cell>
          <table:table-cell office:value-type="float" office:value="0.936" calcext:value-type="float">
            <text:p>0,94</text:p>
          </table:table-cell>
          <table:table-cell office:value-type="float" office:value="139628" calcext:value-type="float">
            <text:p>139628,00</text:p>
          </table:table-cell>
          <table:table-cell office:value-type="float" office:value="0.943444730077121" calcext:value-type="float">
            <text:p>0,94</text:p>
          </table:table-cell>
        </table:table-row>
        <table:table-row table:style-name="ro2">
          <table:table-cell office:value-type="float" office:value="99" calcext:value-type="float">
            <text:p>99,00</text:p>
          </table:table-cell>
          <table:table-cell office:value-type="float" office:value="180230" calcext:value-type="float">
            <text:p>180230,00</text:p>
          </table:table-cell>
          <table:table-cell office:value-type="float" office:value="0.562243502051984" calcext:value-type="float">
            <text:p>0,56</text:p>
          </table:table-cell>
          <table:table-cell office:value-type="float" office:value="197752" calcext:value-type="float">
            <text:p>197752,00</text:p>
          </table:table-cell>
          <table:table-cell office:value-type="float" office:value="0.608982826948481" calcext:value-type="float">
            <text:p>0,61</text:p>
          </table:table-cell>
          <table:table-cell office:value-type="float" office:value="104429" calcext:value-type="float">
            <text:p>104429,00</text:p>
          </table:table-cell>
          <table:table-cell office:value-type="float" office:value="0.956639566395664" calcext:value-type="float">
            <text:p>0,96</text:p>
          </table:table-cell>
          <table:table-cell office:value-type="float" office:value="120275" calcext:value-type="float">
            <text:p>120275,00</text:p>
          </table:table-cell>
          <table:table-cell office:value-type="float" office:value="0.944303797468354" calcext:value-type="float">
            <text:p>0,94</text:p>
          </table:table-cell>
        </table:table-row>
        <table:table-row table:style-name="ro2">
          <table:table-cell office:value-type="float" office:value="100" calcext:value-type="float">
            <text:p>100,00</text:p>
          </table:table-cell>
          <table:table-cell office:value-type="float" office:value="188697" calcext:value-type="float">
            <text:p>188697,00</text:p>
          </table:table-cell>
          <table:table-cell office:value-type="float" office:value="0.582537517053206" calcext:value-type="float">
            <text:p>0,58</text:p>
          </table:table-cell>
          <table:table-cell office:value-type="float" office:value="168360" calcext:value-type="float">
            <text:p>168360,00</text:p>
          </table:table-cell>
          <table:table-cell office:value-type="float" office:value="0.558863328822733" calcext:value-type="float">
            <text:p>0,56</text:p>
          </table:table-cell>
          <table:table-cell office:value-type="float" office:value="101841" calcext:value-type="float">
            <text:p>101841,00</text:p>
          </table:table-cell>
          <table:table-cell office:value-type="float" office:value="0.867403314917127" calcext:value-type="float">
            <text:p>0,87</text:p>
          </table:table-cell>
          <table:table-cell office:value-type="float" office:value="142444" calcext:value-type="float">
            <text:p>142444,00</text:p>
          </table:table-cell>
          <table:table-cell office:value-type="float" office:value="0.956072351421189" calcext:value-type="float">
            <text:p>0,96</text:p>
          </table:table-cell>
        </table:table-row>
        <table:table-row table:style-name="ro2">
          <table:table-cell office:value-type="float" office:value="101" calcext:value-type="float">
            <text:p>101,00</text:p>
          </table:table-cell>
          <table:table-cell office:value-type="float" office:value="169546" calcext:value-type="float">
            <text:p>169546,00</text:p>
          </table:table-cell>
          <table:table-cell office:value-type="float" office:value="0.553888130968622" calcext:value-type="float">
            <text:p>0,55</text:p>
          </table:table-cell>
          <table:table-cell office:value-type="float" office:value="188687" calcext:value-type="float">
            <text:p>188687,00</text:p>
          </table:table-cell>
          <table:table-cell office:value-type="float" office:value="0.580132450331126" calcext:value-type="float">
            <text:p>0,58</text:p>
          </table:table-cell>
          <table:table-cell office:value-type="float" office:value="91241" calcext:value-type="float">
            <text:p>91241,00</text:p>
          </table:table-cell>
          <table:table-cell office:value-type="float" office:value="0.887362637362637" calcext:value-type="float">
            <text:p>0,89</text:p>
          </table:table-cell>
          <table:table-cell office:value-type="float" office:value="140949" calcext:value-type="float">
            <text:p>140949,00</text:p>
          </table:table-cell>
          <table:table-cell office:value-type="float" office:value="0.955958549222798" calcext:value-type="float">
            <text:p>0,96</text:p>
          </table:table-cell>
        </table:table-row>
        <table:table-row table:style-name="ro2">
          <table:table-cell office:value-type="float" office:value="102" calcext:value-type="float">
            <text:p>102,00</text:p>
          </table:table-cell>
          <table:table-cell office:value-type="float" office:value="172237" calcext:value-type="float">
            <text:p>172237,00</text:p>
          </table:table-cell>
          <table:table-cell office:value-type="float" office:value="0.563013698630137" calcext:value-type="float">
            <text:p>0,56</text:p>
          </table:table-cell>
          <table:table-cell office:value-type="float" office:value="202289" calcext:value-type="float">
            <text:p>202289,00</text:p>
          </table:table-cell>
          <table:table-cell office:value-type="float" office:value="0.602597402597403" calcext:value-type="float">
            <text:p>0,60</text:p>
          </table:table-cell>
          <table:table-cell office:value-type="float" office:value="114321" calcext:value-type="float">
            <text:p>114321,00</text:p>
          </table:table-cell>
          <table:table-cell office:value-type="float" office:value="0.959349593495935" calcext:value-type="float">
            <text:p>0,96</text:p>
          </table:table-cell>
          <table:table-cell office:value-type="float" office:value="151680" calcext:value-type="float">
            <text:p>151680,00</text:p>
          </table:table-cell>
          <table:table-cell office:value-type="float" office:value="0.954659949622166" calcext:value-type="float">
            <text:p>0,95</text:p>
          </table:table-cell>
        </table:table-row>
        <table:table-row table:style-name="ro2">
          <table:table-cell office:value-type="float" office:value="103" calcext:value-type="float">
            <text:p>103,00</text:p>
          </table:table-cell>
          <table:table-cell office:value-type="float" office:value="185119" calcext:value-type="float">
            <text:p>185119,00</text:p>
          </table:table-cell>
          <table:table-cell office:value-type="float" office:value="0.579514824797844" calcext:value-type="float">
            <text:p>0,58</text:p>
          </table:table-cell>
          <table:table-cell office:value-type="float" office:value="203727" calcext:value-type="float">
            <text:p>203727,00</text:p>
          </table:table-cell>
          <table:table-cell office:value-type="float" office:value="0.608" calcext:value-type="float">
            <text:p>0,61</text:p>
          </table:table-cell>
          <table:table-cell office:value-type="float" office:value="115019" calcext:value-type="float">
            <text:p>115019,00</text:p>
          </table:table-cell>
          <table:table-cell office:value-type="float" office:value="0.956521739130435" calcext:value-type="float">
            <text:p>0,96</text:p>
          </table:table-cell>
          <table:table-cell office:value-type="float" office:value="161932" calcext:value-type="float">
            <text:p>161932,00</text:p>
          </table:table-cell>
          <table:table-cell office:value-type="float" office:value="0.961538461538462" calcext:value-type="float">
            <text:p>0,96</text:p>
          </table:table-cell>
        </table:table-row>
        <table:table-row table:style-name="ro2">
          <table:table-cell office:value-type="float" office:value="104" calcext:value-type="float">
            <text:p>104,00</text:p>
          </table:table-cell>
          <table:table-cell office:value-type="float" office:value="182809" calcext:value-type="float">
            <text:p>182809,00</text:p>
          </table:table-cell>
          <table:table-cell office:value-type="float" office:value="0.584118438761777" calcext:value-type="float">
            <text:p>0,58</text:p>
          </table:table-cell>
          <table:table-cell office:value-type="float" office:value="199607" calcext:value-type="float">
            <text:p>199607,00</text:p>
          </table:table-cell>
          <table:table-cell office:value-type="float" office:value="0.587765957446808" calcext:value-type="float">
            <text:p>0,59</text:p>
          </table:table-cell>
          <table:table-cell office:value-type="float" office:value="73186" calcext:value-type="float">
            <text:p>73186,00</text:p>
          </table:table-cell>
          <table:table-cell office:value-type="float" office:value="0.829201101928375" calcext:value-type="float">
            <text:p>0,83</text:p>
          </table:table-cell>
          <table:table-cell office:value-type="float" office:value="139151" calcext:value-type="float">
            <text:p>139151,00</text:p>
          </table:table-cell>
          <table:table-cell office:value-type="float" office:value="0.946291560102302" calcext:value-type="float">
            <text:p>0,95</text:p>
          </table:table-cell>
        </table:table-row>
        <table:table-row table:style-name="ro2">
          <table:table-cell office:value-type="float" office:value="105" calcext:value-type="float">
            <text:p>105,00</text:p>
          </table:table-cell>
          <table:table-cell office:value-type="float" office:value="155537" calcext:value-type="float">
            <text:p>155537,00</text:p>
          </table:table-cell>
          <table:table-cell office:value-type="float" office:value="0.525956284153005" calcext:value-type="float">
            <text:p>0,53</text:p>
          </table:table-cell>
          <table:table-cell office:value-type="float" office:value="184216" calcext:value-type="float">
            <text:p>184216,00</text:p>
          </table:table-cell>
          <table:table-cell office:value-type="float" office:value="0.584553928095872" calcext:value-type="float">
            <text:p>0,58</text:p>
          </table:table-cell>
          <table:table-cell office:value-type="float" office:value="113873" calcext:value-type="float">
            <text:p>113873,00</text:p>
          </table:table-cell>
          <table:table-cell office:value-type="float" office:value="0.950953678474114" calcext:value-type="float">
            <text:p>0,95</text:p>
          </table:table-cell>
          <table:table-cell office:value-type="float" office:value="130707" calcext:value-type="float">
            <text:p>130707,00</text:p>
          </table:table-cell>
          <table:table-cell office:value-type="float" office:value="0.952755905511811" calcext:value-type="float">
            <text:p>0,95</text:p>
          </table:table-cell>
        </table:table-row>
        <table:table-row table:style-name="ro2">
          <table:table-cell office:value-type="float" office:value="106" calcext:value-type="float">
            <text:p>106,00</text:p>
          </table:table-cell>
          <table:table-cell office:value-type="float" office:value="165607" calcext:value-type="float">
            <text:p>165607,00</text:p>
          </table:table-cell>
          <table:table-cell office:value-type="float" office:value="0.561736770691995" calcext:value-type="float">
            <text:p>0,56</text:p>
          </table:table-cell>
          <table:table-cell office:value-type="float" office:value="206884" calcext:value-type="float">
            <text:p>206884,00</text:p>
          </table:table-cell>
          <table:table-cell office:value-type="float" office:value="0.616402116402116" calcext:value-type="float">
            <text:p>0,62</text:p>
          </table:table-cell>
          <table:table-cell office:value-type="float" office:value="105838" calcext:value-type="float">
            <text:p>105838,00</text:p>
          </table:table-cell>
          <table:table-cell office:value-type="float" office:value="0.951351351351351" calcext:value-type="float">
            <text:p>0,95</text:p>
          </table:table-cell>
          <table:table-cell office:value-type="float" office:value="142556" calcext:value-type="float">
            <text:p>142556,00</text:p>
          </table:table-cell>
          <table:table-cell office:value-type="float" office:value="0.950777202072539" calcext:value-type="float">
            <text:p>0,95</text:p>
          </table:table-cell>
        </table:table-row>
        <table:table-row table:style-name="ro2">
          <table:table-cell office:value-type="float" office:value="107" calcext:value-type="float">
            <text:p>107,00</text:p>
          </table:table-cell>
          <table:table-cell office:value-type="float" office:value="179066" calcext:value-type="float">
            <text:p>179066,00</text:p>
          </table:table-cell>
          <table:table-cell office:value-type="float" office:value="0.551299589603283" calcext:value-type="float">
            <text:p>0,55</text:p>
          </table:table-cell>
          <table:table-cell office:value-type="float" office:value="205565" calcext:value-type="float">
            <text:p>205565,00</text:p>
          </table:table-cell>
          <table:table-cell office:value-type="float" office:value="0.609561752988048" calcext:value-type="float">
            <text:p>0,61</text:p>
          </table:table-cell>
          <table:table-cell office:value-type="float" office:value="132218" calcext:value-type="float">
            <text:p>132218,00</text:p>
          </table:table-cell>
          <table:table-cell office:value-type="float" office:value="0.913978494623656" calcext:value-type="float">
            <text:p>0,91</text:p>
          </table:table-cell>
          <table:table-cell office:value-type="float" office:value="140742" calcext:value-type="float">
            <text:p>140742,00</text:p>
          </table:table-cell>
          <table:table-cell office:value-type="float" office:value="0.934895833333333" calcext:value-type="float">
            <text:p>0,93</text:p>
          </table:table-cell>
        </table:table-row>
        <table:table-row table:style-name="ro2">
          <table:table-cell office:value-type="float" office:value="108" calcext:value-type="float">
            <text:p>108,00</text:p>
          </table:table-cell>
          <table:table-cell office:value-type="float" office:value="169522" calcext:value-type="float">
            <text:p>169522,00</text:p>
          </table:table-cell>
          <table:table-cell office:value-type="float" office:value="0.562582345191041" calcext:value-type="float">
            <text:p>0,56</text:p>
          </table:table-cell>
          <table:table-cell office:value-type="float" office:value="186843" calcext:value-type="float">
            <text:p>186843,00</text:p>
          </table:table-cell>
          <table:table-cell office:value-type="float" office:value="0.589473684210526" calcext:value-type="float">
            <text:p>0,59</text:p>
          </table:table-cell>
          <table:table-cell office:value-type="float" office:value="130617" calcext:value-type="float">
            <text:p>130617,00</text:p>
          </table:table-cell>
          <table:table-cell office:value-type="float" office:value="0.952254641909814" calcext:value-type="float">
            <text:p>0,95</text:p>
          </table:table-cell>
          <table:table-cell office:value-type="float" office:value="131883" calcext:value-type="float">
            <text:p>131883,00</text:p>
          </table:table-cell>
          <table:table-cell office:value-type="float" office:value="0.940874035989717" calcext:value-type="float">
            <text:p>0,94</text:p>
          </table:table-cell>
        </table:table-row>
        <table:table-row table:style-name="ro2">
          <table:table-cell office:value-type="float" office:value="109" calcext:value-type="float">
            <text:p>109,00</text:p>
          </table:table-cell>
          <table:table-cell office:value-type="float" office:value="183058" calcext:value-type="float">
            <text:p>183058,00</text:p>
          </table:table-cell>
          <table:table-cell office:value-type="float" office:value="0.57543391188251" calcext:value-type="float">
            <text:p>0,58</text:p>
          </table:table-cell>
          <table:table-cell office:value-type="float" office:value="206248" calcext:value-type="float">
            <text:p>206248,00</text:p>
          </table:table-cell>
          <table:table-cell office:value-type="float" office:value="0.617992177314211" calcext:value-type="float">
            <text:p>0,62</text:p>
          </table:table-cell>
          <table:table-cell office:value-type="float" office:value="119042" calcext:value-type="float">
            <text:p>119042,00</text:p>
          </table:table-cell>
          <table:table-cell office:value-type="float" office:value="0.956521739130435" calcext:value-type="float">
            <text:p>0,96</text:p>
          </table:table-cell>
          <table:table-cell office:value-type="float" office:value="136374" calcext:value-type="float">
            <text:p>136374,00</text:p>
          </table:table-cell>
          <table:table-cell office:value-type="float" office:value="0.963541666666667" calcext:value-type="float">
            <text:p>0,96</text:p>
          </table:table-cell>
        </table:table-row>
        <table:table-row table:style-name="ro2">
          <table:table-cell office:value-type="float" office:value="110" calcext:value-type="float">
            <text:p>110,00</text:p>
          </table:table-cell>
          <table:table-cell office:value-type="float" office:value="180561" calcext:value-type="float">
            <text:p>180561,00</text:p>
          </table:table-cell>
          <table:table-cell office:value-type="float" office:value="0.565807327001357" calcext:value-type="float">
            <text:p>0,57</text:p>
          </table:table-cell>
          <table:table-cell office:value-type="float" office:value="179964" calcext:value-type="float">
            <text:p>179964,00</text:p>
          </table:table-cell>
          <table:table-cell office:value-type="float" office:value="0.584954604409857" calcext:value-type="float">
            <text:p>0,58</text:p>
          </table:table-cell>
          <table:table-cell office:value-type="float" office:value="133714" calcext:value-type="float">
            <text:p>133714,00</text:p>
          </table:table-cell>
          <table:table-cell office:value-type="float" office:value="0.949061662198391" calcext:value-type="float">
            <text:p>0,95</text:p>
          </table:table-cell>
          <table:table-cell office:value-type="float" office:value="128999" calcext:value-type="float">
            <text:p>128999,00</text:p>
          </table:table-cell>
          <table:table-cell office:value-type="float" office:value="0.943548387096774" calcext:value-type="float">
            <text:p>0,94</text:p>
          </table:table-cell>
        </table:table-row>
        <table:table-row table:style-name="ro2">
          <table:table-cell office:value-type="float" office:value="111" calcext:value-type="float">
            <text:p>111,00</text:p>
          </table:table-cell>
          <table:table-cell office:value-type="float" office:value="173168" calcext:value-type="float">
            <text:p>173168,00</text:p>
          </table:table-cell>
          <table:table-cell office:value-type="float" office:value="0.568335588633288" calcext:value-type="float">
            <text:p>0,57</text:p>
          </table:table-cell>
          <table:table-cell office:value-type="float" office:value="192414" calcext:value-type="float">
            <text:p>192414,00</text:p>
          </table:table-cell>
          <table:table-cell office:value-type="float" office:value="0.586297760210804" calcext:value-type="float">
            <text:p>0,59</text:p>
          </table:table-cell>
          <table:table-cell office:value-type="float" office:value="130652" calcext:value-type="float">
            <text:p>130652,00</text:p>
          </table:table-cell>
          <table:table-cell office:value-type="float" office:value="0.952631578947368" calcext:value-type="float">
            <text:p>0,95</text:p>
          </table:table-cell>
          <table:table-cell office:value-type="float" office:value="122270" calcext:value-type="float">
            <text:p>122270,00</text:p>
          </table:table-cell>
          <table:table-cell office:value-type="float" office:value="0.952380952380952" calcext:value-type="float">
            <text:p>0,95</text:p>
          </table:table-cell>
        </table:table-row>
        <table:table-row table:style-name="ro2">
          <table:table-cell office:value-type="float" office:value="112" calcext:value-type="float">
            <text:p>112,00</text:p>
          </table:table-cell>
          <table:table-cell office:value-type="float" office:value="181976" calcext:value-type="float">
            <text:p>181976,00</text:p>
          </table:table-cell>
          <table:table-cell office:value-type="float" office:value="0.573170731707317" calcext:value-type="float">
            <text:p>0,57</text:p>
          </table:table-cell>
          <table:table-cell office:value-type="float" office:value="208231" calcext:value-type="float">
            <text:p>208231,00</text:p>
          </table:table-cell>
          <table:table-cell office:value-type="float" office:value="0.601333333333333" calcext:value-type="float">
            <text:p>0,60</text:p>
          </table:table-cell>
          <table:table-cell office:value-type="float" office:value="119399" calcext:value-type="float">
            <text:p>119399,00</text:p>
          </table:table-cell>
          <table:table-cell office:value-type="float" office:value="0.899721448467967" calcext:value-type="float">
            <text:p>0,90</text:p>
          </table:table-cell>
          <table:table-cell office:value-type="float" office:value="151955" calcext:value-type="float">
            <text:p>151955,00</text:p>
          </table:table-cell>
          <table:table-cell office:value-type="float" office:value="0.957711442786069" calcext:value-type="float">
            <text:p>0,96</text:p>
          </table:table-cell>
        </table:table-row>
        <table:table-row table:style-name="ro2">
          <table:table-cell office:value-type="float" office:value="113" calcext:value-type="float">
            <text:p>113,00</text:p>
          </table:table-cell>
          <table:table-cell office:value-type="float" office:value="158200" calcext:value-type="float">
            <text:p>158200,00</text:p>
          </table:table-cell>
          <table:table-cell office:value-type="float" office:value="0.532974427994617" calcext:value-type="float">
            <text:p>0,53</text:p>
          </table:table-cell>
          <table:table-cell office:value-type="float" office:value="187632" calcext:value-type="float">
            <text:p>187632,00</text:p>
          </table:table-cell>
          <table:table-cell office:value-type="float" office:value="0.589189189189189" calcext:value-type="float">
            <text:p>0,59</text:p>
          </table:table-cell>
          <table:table-cell office:value-type="float" office:value="151307" calcext:value-type="float">
            <text:p>151307,00</text:p>
          </table:table-cell>
          <table:table-cell office:value-type="float" office:value="0.926430517711172" calcext:value-type="float">
            <text:p>0,93</text:p>
          </table:table-cell>
          <table:table-cell office:value-type="float" office:value="143035" calcext:value-type="float">
            <text:p>143035,00</text:p>
          </table:table-cell>
          <table:table-cell office:value-type="float" office:value="0.93733681462141" calcext:value-type="float">
            <text:p>0,94</text:p>
          </table:table-cell>
        </table:table-row>
        <table:table-row table:style-name="ro2">
          <table:table-cell office:value-type="float" office:value="114" calcext:value-type="float">
            <text:p>114,00</text:p>
          </table:table-cell>
          <table:table-cell office:value-type="float" office:value="173683" calcext:value-type="float">
            <text:p>173683,00</text:p>
          </table:table-cell>
          <table:table-cell office:value-type="float" office:value="0.567785234899329" calcext:value-type="float">
            <text:p>0,57</text:p>
          </table:table-cell>
          <table:table-cell office:value-type="float" office:value="204837" calcext:value-type="float">
            <text:p>204837,00</text:p>
          </table:table-cell>
          <table:table-cell office:value-type="float" office:value="0.600529100529101" calcext:value-type="float">
            <text:p>0,60</text:p>
          </table:table-cell>
          <table:table-cell office:value-type="float" office:value="110019" calcext:value-type="float">
            <text:p>110019,00</text:p>
          </table:table-cell>
          <table:table-cell office:value-type="float" office:value="0.951742627345844" calcext:value-type="float">
            <text:p>0,95</text:p>
          </table:table-cell>
          <table:table-cell office:value-type="float" office:value="125471" calcext:value-type="float">
            <text:p>125471,00</text:p>
          </table:table-cell>
          <table:table-cell office:value-type="float" office:value="0.945454545454545" calcext:value-type="float">
            <text:p>0,95</text:p>
          </table:table-cell>
        </table:table-row>
        <table:table-row table:style-name="ro2">
          <table:table-cell office:value-type="float" office:value="115" calcext:value-type="float">
            <text:p>115,00</text:p>
          </table:table-cell>
          <table:table-cell office:value-type="float" office:value="196016" calcext:value-type="float">
            <text:p>196016,00</text:p>
          </table:table-cell>
          <table:table-cell office:value-type="float" office:value="0.589430894308943" calcext:value-type="float">
            <text:p>0,59</text:p>
          </table:table-cell>
          <table:table-cell office:value-type="float" office:value="188983" calcext:value-type="float">
            <text:p>188983,00</text:p>
          </table:table-cell>
          <table:table-cell office:value-type="float" office:value="0.58311345646438" calcext:value-type="float">
            <text:p>0,58</text:p>
          </table:table-cell>
          <table:table-cell office:value-type="float" office:value="139818" calcext:value-type="float">
            <text:p>139818,00</text:p>
          </table:table-cell>
          <table:table-cell office:value-type="float" office:value="0.869918699186992" calcext:value-type="float">
            <text:p>0,87</text:p>
          </table:table-cell>
          <table:table-cell office:value-type="float" office:value="147363" calcext:value-type="float">
            <text:p>147363,00</text:p>
          </table:table-cell>
          <table:table-cell office:value-type="float" office:value="0.96401028277635" calcext:value-type="float">
            <text:p>0,96</text:p>
          </table:table-cell>
        </table:table-row>
        <table:table-row table:style-name="ro2">
          <table:table-cell office:value-type="float" office:value="116" calcext:value-type="float">
            <text:p>116,00</text:p>
          </table:table-cell>
          <table:table-cell office:value-type="float" office:value="167236" calcext:value-type="float">
            <text:p>167236,00</text:p>
          </table:table-cell>
          <table:table-cell office:value-type="float" office:value="0.571994715984148" calcext:value-type="float">
            <text:p>0,57</text:p>
          </table:table-cell>
          <table:table-cell office:value-type="float" office:value="191470" calcext:value-type="float">
            <text:p>191470,00</text:p>
          </table:table-cell>
          <table:table-cell office:value-type="float" office:value="0.5859375" calcext:value-type="float">
            <text:p>0,59</text:p>
          </table:table-cell>
          <table:table-cell office:value-type="float" office:value="109194" calcext:value-type="float">
            <text:p>109194,00</text:p>
          </table:table-cell>
          <table:table-cell office:value-type="float" office:value="0.942779291553133" calcext:value-type="float">
            <text:p>0,94</text:p>
          </table:table-cell>
          <table:table-cell office:value-type="float" office:value="131431" calcext:value-type="float">
            <text:p>131431,00</text:p>
          </table:table-cell>
          <table:table-cell office:value-type="float" office:value="0.95822454308094" calcext:value-type="float">
            <text:p>0,96</text:p>
          </table:table-cell>
        </table:table-row>
        <table:table-row table:style-name="ro2">
          <table:table-cell office:value-type="float" office:value="117" calcext:value-type="float">
            <text:p>117,00</text:p>
          </table:table-cell>
          <table:table-cell office:value-type="float" office:value="162205" calcext:value-type="float">
            <text:p>162205,00</text:p>
          </table:table-cell>
          <table:table-cell office:value-type="float" office:value="0.546938775510204" calcext:value-type="float">
            <text:p>0,55</text:p>
          </table:table-cell>
          <table:table-cell office:value-type="float" office:value="186933" calcext:value-type="float">
            <text:p>186933,00</text:p>
          </table:table-cell>
          <table:table-cell office:value-type="float" office:value="0.585526315789474" calcext:value-type="float">
            <text:p>0,59</text:p>
          </table:table-cell>
          <table:table-cell office:value-type="float" office:value="107253" calcext:value-type="float">
            <text:p>107253,00</text:p>
          </table:table-cell>
          <table:table-cell office:value-type="float" office:value="0.959568733153639" calcext:value-type="float">
            <text:p>0,96</text:p>
          </table:table-cell>
          <table:table-cell office:value-type="float" office:value="124186" calcext:value-type="float">
            <text:p>124186,00</text:p>
          </table:table-cell>
          <table:table-cell office:value-type="float" office:value="0.952141057934509" calcext:value-type="float">
            <text:p>0,95</text:p>
          </table:table-cell>
        </table:table-row>
        <table:table-row table:style-name="ro2">
          <table:table-cell office:value-type="float" office:value="118" calcext:value-type="float">
            <text:p>118,00</text:p>
          </table:table-cell>
          <table:table-cell office:value-type="float" office:value="180654" calcext:value-type="float">
            <text:p>180654,00</text:p>
          </table:table-cell>
          <table:table-cell office:value-type="float" office:value="0.571236559139785" calcext:value-type="float">
            <text:p>0,57</text:p>
          </table:table-cell>
          <table:table-cell office:value-type="float" office:value="201774" calcext:value-type="float">
            <text:p>201774,00</text:p>
          </table:table-cell>
          <table:table-cell office:value-type="float" office:value="0.604712041884817" calcext:value-type="float">
            <text:p>0,60</text:p>
          </table:table-cell>
          <table:table-cell office:value-type="float" office:value="125878" calcext:value-type="float">
            <text:p>125878,00</text:p>
          </table:table-cell>
          <table:table-cell office:value-type="float" office:value="0.954301075268817" calcext:value-type="float">
            <text:p>0,95</text:p>
          </table:table-cell>
          <table:table-cell office:value-type="float" office:value="144952" calcext:value-type="float">
            <text:p>144952,00</text:p>
          </table:table-cell>
          <table:table-cell office:value-type="float" office:value="0.950520833333333" calcext:value-type="float">
            <text:p>0,95</text:p>
          </table:table-cell>
        </table:table-row>
        <table:table-row table:style-name="ro2">
          <table:table-cell office:value-type="float" office:value="119" calcext:value-type="float">
            <text:p>119,00</text:p>
          </table:table-cell>
          <table:table-cell office:value-type="float" office:value="187903" calcext:value-type="float">
            <text:p>187903,00</text:p>
          </table:table-cell>
          <table:table-cell office:value-type="float" office:value="0.58950201884253" calcext:value-type="float">
            <text:p>0,59</text:p>
          </table:table-cell>
          <table:table-cell office:value-type="float" office:value="216384" calcext:value-type="float">
            <text:p>216384,00</text:p>
          </table:table-cell>
          <table:table-cell office:value-type="float" office:value="0.617918313570487" calcext:value-type="float">
            <text:p>0,62</text:p>
          </table:table-cell>
          <table:table-cell office:value-type="float" office:value="143243" calcext:value-type="float">
            <text:p>143243,00</text:p>
          </table:table-cell>
          <table:table-cell office:value-type="float" office:value="0.944148936170213" calcext:value-type="float">
            <text:p>0,94</text:p>
          </table:table-cell>
          <table:table-cell office:value-type="float" office:value="125214" calcext:value-type="float">
            <text:p>125214,00</text:p>
          </table:table-cell>
          <table:table-cell office:value-type="float" office:value="0.938118811881188" calcext:value-type="float">
            <text:p>0,94</text:p>
          </table:table-cell>
        </table:table-row>
        <table:table-row table:style-name="ro2">
          <table:table-cell office:value-type="float" office:value="120" calcext:value-type="float">
            <text:p>120,00</text:p>
          </table:table-cell>
          <table:table-cell office:value-type="float" office:value="182209" calcext:value-type="float">
            <text:p>182209,00</text:p>
          </table:table-cell>
          <table:table-cell office:value-type="float" office:value="0.567750677506775" calcext:value-type="float">
            <text:p>0,57</text:p>
          </table:table-cell>
          <table:table-cell office:value-type="float" office:value="195615" calcext:value-type="float">
            <text:p>195615,00</text:p>
          </table:table-cell>
          <table:table-cell office:value-type="float" office:value="0.599221789883268" calcext:value-type="float">
            <text:p>0,60</text:p>
          </table:table-cell>
          <table:table-cell office:value-type="float" office:value="146042" calcext:value-type="float">
            <text:p>146042,00</text:p>
          </table:table-cell>
          <table:table-cell office:value-type="float" office:value="0.94054054054054" calcext:value-type="float">
            <text:p>0,94</text:p>
          </table:table-cell>
          <table:table-cell office:value-type="float" office:value="137010" calcext:value-type="float">
            <text:p>137010,00</text:p>
          </table:table-cell>
          <table:table-cell office:value-type="float" office:value="0.949367088607595" calcext:value-type="float">
            <text:p>0,95</text:p>
          </table:table-cell>
        </table:table-row>
        <table:table-row table:style-name="ro2">
          <table:table-cell office:value-type="float" office:value="121" calcext:value-type="float">
            <text:p>121,00</text:p>
          </table:table-cell>
          <table:table-cell office:value-type="float" office:value="182369" calcext:value-type="float">
            <text:p>182369,00</text:p>
          </table:table-cell>
          <table:table-cell office:value-type="float" office:value="0.562243502051984" calcext:value-type="float">
            <text:p>0,56</text:p>
          </table:table-cell>
          <table:table-cell office:value-type="float" office:value="199833" calcext:value-type="float">
            <text:p>199833,00</text:p>
          </table:table-cell>
          <table:table-cell office:value-type="float" office:value="0.600522193211488" calcext:value-type="float">
            <text:p>0,60</text:p>
          </table:table-cell>
          <table:table-cell office:value-type="float" office:value="104057" calcext:value-type="float">
            <text:p>104057,00</text:p>
          </table:table-cell>
          <table:table-cell office:value-type="float" office:value="0.962466487935657" calcext:value-type="float">
            <text:p>0,96</text:p>
          </table:table-cell>
          <table:table-cell office:value-type="float" office:value="142858" calcext:value-type="float">
            <text:p>142858,00</text:p>
          </table:table-cell>
          <table:table-cell office:value-type="float" office:value="0.945169712793734" calcext:value-type="float">
            <text:p>0,95</text:p>
          </table:table-cell>
        </table:table-row>
        <table:table-row table:style-name="ro2">
          <table:table-cell office:value-type="float" office:value="122" calcext:value-type="float">
            <text:p>122,00</text:p>
          </table:table-cell>
          <table:table-cell office:value-type="float" office:value="169738" calcext:value-type="float">
            <text:p>169738,00</text:p>
          </table:table-cell>
          <table:table-cell office:value-type="float" office:value="0.56734693877551" calcext:value-type="float">
            <text:p>0,57</text:p>
          </table:table-cell>
          <table:table-cell office:value-type="float" office:value="201548" calcext:value-type="float">
            <text:p>201548,00</text:p>
          </table:table-cell>
          <table:table-cell office:value-type="float" office:value="0.609919571045576" calcext:value-type="float">
            <text:p>0,61</text:p>
          </table:table-cell>
          <table:table-cell office:value-type="float" office:value="122719" calcext:value-type="float">
            <text:p>122719,00</text:p>
          </table:table-cell>
          <table:table-cell office:value-type="float" office:value="0.961432506887052" calcext:value-type="float">
            <text:p>0,96</text:p>
          </table:table-cell>
          <table:table-cell office:value-type="float" office:value="132475" calcext:value-type="float">
            <text:p>132475,00</text:p>
          </table:table-cell>
          <table:table-cell office:value-type="float" office:value="0.939546599496222" calcext:value-type="float">
            <text:p>0,94</text:p>
          </table:table-cell>
        </table:table-row>
        <table:table-row table:style-name="ro2">
          <table:table-cell office:value-type="float" office:value="123" calcext:value-type="float">
            <text:p>123,00</text:p>
          </table:table-cell>
          <table:table-cell office:value-type="float" office:value="170900" calcext:value-type="float">
            <text:p>170900,00</text:p>
          </table:table-cell>
          <table:table-cell office:value-type="float" office:value="0.564690026954178" calcext:value-type="float">
            <text:p>0,56</text:p>
          </table:table-cell>
          <table:table-cell office:value-type="float" office:value="184243" calcext:value-type="float">
            <text:p>184243,00</text:p>
          </table:table-cell>
          <table:table-cell office:value-type="float" office:value="0.579427083333333" calcext:value-type="float">
            <text:p>0,58</text:p>
          </table:table-cell>
          <table:table-cell office:value-type="float" office:value="119175" calcext:value-type="float">
            <text:p>119175,00</text:p>
          </table:table-cell>
          <table:table-cell office:value-type="float" office:value="0.967741935483871" calcext:value-type="float">
            <text:p>0,97</text:p>
          </table:table-cell>
          <table:table-cell office:value-type="float" office:value="132020" calcext:value-type="float">
            <text:p>132020,00</text:p>
          </table:table-cell>
          <table:table-cell office:value-type="float" office:value="0.9425" calcext:value-type="float">
            <text:p>0,94</text:p>
          </table:table-cell>
        </table:table-row>
        <table:table-row table:style-name="ro2">
          <table:table-cell office:value-type="float" office:value="124" calcext:value-type="float">
            <text:p>124,00</text:p>
          </table:table-cell>
          <table:table-cell office:value-type="float" office:value="187107" calcext:value-type="float">
            <text:p>187107,00</text:p>
          </table:table-cell>
          <table:table-cell office:value-type="float" office:value="0.57510148849797" calcext:value-type="float">
            <text:p>0,58</text:p>
          </table:table-cell>
          <table:table-cell office:value-type="float" office:value="180541" calcext:value-type="float">
            <text:p>180541,00</text:p>
          </table:table-cell>
          <table:table-cell office:value-type="float" office:value="0.578328981723238" calcext:value-type="float">
            <text:p>0,58</text:p>
          </table:table-cell>
          <table:table-cell office:value-type="float" office:value="115916" calcext:value-type="float">
            <text:p>115916,00</text:p>
          </table:table-cell>
          <table:table-cell office:value-type="float" office:value="0.909090909090909" calcext:value-type="float">
            <text:p>0,91</text:p>
          </table:table-cell>
          <table:table-cell office:value-type="float" office:value="138845" calcext:value-type="float">
            <text:p>138845,00</text:p>
          </table:table-cell>
          <table:table-cell office:value-type="float" office:value="0.932114882506527" calcext:value-type="float">
            <text:p>0,93</text:p>
          </table:table-cell>
        </table:table-row>
        <table:table-row table:style-name="ro2">
          <table:table-cell office:value-type="float" office:value="125" calcext:value-type="float">
            <text:p>125,00</text:p>
          </table:table-cell>
          <table:table-cell office:value-type="float" office:value="159261" calcext:value-type="float">
            <text:p>159261,00</text:p>
          </table:table-cell>
          <table:table-cell office:value-type="float" office:value="0.559782608695652" calcext:value-type="float">
            <text:p>0,56</text:p>
          </table:table-cell>
          <table:table-cell office:value-type="float" office:value="201965" calcext:value-type="float">
            <text:p>201965,00</text:p>
          </table:table-cell>
          <table:table-cell office:value-type="float" office:value="0.609724047306176" calcext:value-type="float">
            <text:p>0,61</text:p>
          </table:table-cell>
          <table:table-cell office:value-type="float" office:value="88496" calcext:value-type="float">
            <text:p>88496,00</text:p>
          </table:table-cell>
          <table:table-cell office:value-type="float" office:value="0.873972602739726" calcext:value-type="float">
            <text:p>0,87</text:p>
          </table:table-cell>
          <table:table-cell office:value-type="float" office:value="118843" calcext:value-type="float">
            <text:p>118843,00</text:p>
          </table:table-cell>
          <table:table-cell office:value-type="float" office:value="0.959183673469388" calcext:value-type="float">
            <text:p>0,96</text:p>
          </table:table-cell>
        </table:table-row>
        <table:table-row table:style-name="ro2">
          <table:table-cell office:value-type="float" office:value="126" calcext:value-type="float">
            <text:p>126,00</text:p>
          </table:table-cell>
          <table:table-cell office:value-type="float" office:value="154908" calcext:value-type="float">
            <text:p>154908,00</text:p>
          </table:table-cell>
          <table:table-cell office:value-type="float" office:value="0.541666666666667" calcext:value-type="float">
            <text:p>0,54</text:p>
          </table:table-cell>
          <table:table-cell office:value-type="float" office:value="194352" calcext:value-type="float">
            <text:p>194352,00</text:p>
          </table:table-cell>
          <table:table-cell office:value-type="float" office:value="0.606217616580311" calcext:value-type="float">
            <text:p>0,61</text:p>
          </table:table-cell>
          <table:table-cell office:value-type="float" office:value="114889" calcext:value-type="float">
            <text:p>114889,00</text:p>
          </table:table-cell>
          <table:table-cell office:value-type="float" office:value="0.96524064171123" calcext:value-type="float">
            <text:p>0,97</text:p>
          </table:table-cell>
          <table:table-cell office:value-type="float" office:value="137631" calcext:value-type="float">
            <text:p>137631,00</text:p>
          </table:table-cell>
          <table:table-cell office:value-type="float" office:value="0.958333333333333" calcext:value-type="float">
            <text:p>0,96</text:p>
          </table:table-cell>
        </table:table-row>
        <table:table-row table:style-name="ro2">
          <table:table-cell office:value-type="float" office:value="127" calcext:value-type="float">
            <text:p>127,00</text:p>
          </table:table-cell>
          <table:table-cell office:value-type="float" office:value="186700" calcext:value-type="float">
            <text:p>186700,00</text:p>
          </table:table-cell>
          <table:table-cell office:value-type="float" office:value="0.574525745257453" calcext:value-type="float">
            <text:p>0,57</text:p>
          </table:table-cell>
          <table:table-cell office:value-type="float" office:value="180457" calcext:value-type="float">
            <text:p>180457,00</text:p>
          </table:table-cell>
          <table:table-cell office:value-type="float" office:value="0.586345381526104" calcext:value-type="float">
            <text:p>0,59</text:p>
          </table:table-cell>
          <table:table-cell office:value-type="float" office:value="110730" calcext:value-type="float">
            <text:p>110730,00</text:p>
          </table:table-cell>
          <table:table-cell office:value-type="float" office:value="0.910863509749304" calcext:value-type="float">
            <text:p>0,91</text:p>
          </table:table-cell>
          <table:table-cell office:value-type="float" office:value="127066" calcext:value-type="float">
            <text:p>127066,00</text:p>
          </table:table-cell>
          <table:table-cell office:value-type="float" office:value="0.951156812339332" calcext:value-type="float">
            <text:p>0,95</text:p>
          </table:table-cell>
        </table:table-row>
        <table:table-row table:style-name="ro2">
          <table:table-cell office:value-type="float" office:value="128" calcext:value-type="float">
            <text:p>128,00</text:p>
          </table:table-cell>
          <table:table-cell office:value-type="float" office:value="186980" calcext:value-type="float">
            <text:p>186980,00</text:p>
          </table:table-cell>
          <table:table-cell office:value-type="float" office:value="0.59005376344086" calcext:value-type="float">
            <text:p>0,59</text:p>
          </table:table-cell>
          <table:table-cell office:value-type="float" office:value="179633" calcext:value-type="float">
            <text:p>179633,00</text:p>
          </table:table-cell>
          <table:table-cell office:value-type="float" office:value="0.56631299734748" calcext:value-type="float">
            <text:p>0,57</text:p>
          </table:table-cell>
          <table:table-cell office:value-type="float" office:value="101519" calcext:value-type="float">
            <text:p>101519,00</text:p>
          </table:table-cell>
          <table:table-cell office:value-type="float" office:value="0.937669376693767" calcext:value-type="float">
            <text:p>0,94</text:p>
          </table:table-cell>
          <table:table-cell office:value-type="float" office:value="132471" calcext:value-type="float">
            <text:p>132471,00</text:p>
          </table:table-cell>
          <table:table-cell office:value-type="float" office:value="0.950904392764858" calcext:value-type="float">
            <text:p>0,95</text:p>
          </table:table-cell>
        </table:table-row>
        <table:table-row table:style-name="ro2">
          <table:table-cell office:value-type="float" office:value="129" calcext:value-type="float">
            <text:p>129,00</text:p>
          </table:table-cell>
          <table:table-cell office:value-type="float" office:value="178101" calcext:value-type="float">
            <text:p>178101,00</text:p>
          </table:table-cell>
          <table:table-cell office:value-type="float" office:value="0.557377049180328" calcext:value-type="float">
            <text:p>0,56</text:p>
          </table:table-cell>
          <table:table-cell office:value-type="float" office:value="193738" calcext:value-type="float">
            <text:p>193738,00</text:p>
          </table:table-cell>
          <table:table-cell office:value-type="float" office:value="0.588541666666667" calcext:value-type="float">
            <text:p>0,59</text:p>
          </table:table-cell>
          <table:table-cell office:value-type="float" office:value="133516" calcext:value-type="float">
            <text:p>133516,00</text:p>
          </table:table-cell>
          <table:table-cell office:value-type="float" office:value="0.96236559139785" calcext:value-type="float">
            <text:p>0,96</text:p>
          </table:table-cell>
          <table:table-cell office:value-type="float" office:value="154421" calcext:value-type="float">
            <text:p>154421,00</text:p>
          </table:table-cell>
          <table:table-cell office:value-type="float" office:value="0.956072351421189" calcext:value-type="float">
            <text:p>0,96</text:p>
          </table:table-cell>
        </table:table-row>
        <table:table-row table:style-name="ro2">
          <table:table-cell office:value-type="float" office:value="130" calcext:value-type="float">
            <text:p>130,00</text:p>
          </table:table-cell>
          <table:table-cell office:value-type="float" office:value="189831" calcext:value-type="float">
            <text:p>189831,00</text:p>
          </table:table-cell>
          <table:table-cell office:value-type="float" office:value="0.577807848443843" calcext:value-type="float">
            <text:p>0,58</text:p>
          </table:table-cell>
          <table:table-cell office:value-type="float" office:value="196045" calcext:value-type="float">
            <text:p>196045,00</text:p>
          </table:table-cell>
          <table:table-cell office:value-type="float" office:value="0.603650586701434" calcext:value-type="float">
            <text:p>0,60</text:p>
          </table:table-cell>
          <table:table-cell office:value-type="float" office:value="120446" calcext:value-type="float">
            <text:p>120446,00</text:p>
          </table:table-cell>
          <table:table-cell office:value-type="float" office:value="0.946666666666667" calcext:value-type="float">
            <text:p>0,95</text:p>
          </table:table-cell>
          <table:table-cell office:value-type="float" office:value="134118" calcext:value-type="float">
            <text:p>134118,00</text:p>
          </table:table-cell>
          <table:table-cell office:value-type="float" office:value="0.952380952380952" calcext:value-type="float">
            <text:p>0,95</text:p>
          </table:table-cell>
        </table:table-row>
        <table:table-row table:style-name="ro2">
          <table:table-cell office:value-type="float" office:value="131" calcext:value-type="float">
            <text:p>131,00</text:p>
          </table:table-cell>
          <table:table-cell office:value-type="float" office:value="172189" calcext:value-type="float">
            <text:p>172189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198211" calcext:value-type="float">
            <text:p>198211,00</text:p>
          </table:table-cell>
          <table:table-cell office:value-type="float" office:value="0.605744125326371" calcext:value-type="float">
            <text:p>0,61</text:p>
          </table:table-cell>
          <table:table-cell office:value-type="float" office:value="120896" calcext:value-type="float">
            <text:p>120896,00</text:p>
          </table:table-cell>
          <table:table-cell office:value-type="float" office:value="0.959785522788204" calcext:value-type="float">
            <text:p>0,96</text:p>
          </table:table-cell>
          <table:table-cell office:value-type="float" office:value="127378" calcext:value-type="float">
            <text:p>127378,00</text:p>
          </table:table-cell>
          <table:table-cell office:value-type="float" office:value="0.94910941475827" calcext:value-type="float">
            <text:p>0,95</text:p>
          </table:table-cell>
        </table:table-row>
        <table:table-row table:style-name="ro2">
          <table:table-cell office:value-type="float" office:value="132" calcext:value-type="float">
            <text:p>132,00</text:p>
          </table:table-cell>
          <table:table-cell office:value-type="float" office:value="182581" calcext:value-type="float">
            <text:p>182581,00</text:p>
          </table:table-cell>
          <table:table-cell office:value-type="float" office:value="0.576612903225807" calcext:value-type="float">
            <text:p>0,58</text:p>
          </table:table-cell>
          <table:table-cell office:value-type="float" office:value="178670" calcext:value-type="float">
            <text:p>178670,00</text:p>
          </table:table-cell>
          <table:table-cell office:value-type="float" office:value="0.585430463576159" calcext:value-type="float">
            <text:p>0,59</text:p>
          </table:table-cell>
          <table:table-cell office:value-type="float" office:value="92210" calcext:value-type="float">
            <text:p>92210,00</text:p>
          </table:table-cell>
          <table:table-cell office:value-type="float" office:value="0.879452054794521" calcext:value-type="float">
            <text:p>0,88</text:p>
          </table:table-cell>
          <table:table-cell office:value-type="float" office:value="147709" calcext:value-type="float">
            <text:p>147709,00</text:p>
          </table:table-cell>
          <table:table-cell office:value-type="float" office:value="0.964646464646465" calcext:value-type="float">
            <text:p>0,96</text:p>
          </table:table-cell>
        </table:table-row>
        <table:table-row table:style-name="ro2">
          <table:table-cell office:value-type="float" office:value="133" calcext:value-type="float">
            <text:p>133,00</text:p>
          </table:table-cell>
          <table:table-cell office:value-type="float" office:value="181095" calcext:value-type="float">
            <text:p>181095,00</text:p>
          </table:table-cell>
          <table:table-cell office:value-type="float" office:value="0.577333333333333" calcext:value-type="float">
            <text:p>0,58</text:p>
          </table:table-cell>
          <table:table-cell office:value-type="float" office:value="206013" calcext:value-type="float">
            <text:p>206013,00</text:p>
          </table:table-cell>
          <table:table-cell office:value-type="float" office:value="0.621409921671018" calcext:value-type="float">
            <text:p>0,62</text:p>
          </table:table-cell>
          <table:table-cell office:value-type="float" office:value="59745" calcext:value-type="float">
            <text:p>59745,00</text:p>
          </table:table-cell>
          <table:table-cell office:value-type="float" office:value="0.76657060518732" calcext:value-type="float">
            <text:p>0,77</text:p>
          </table:table-cell>
          <table:table-cell office:value-type="float" office:value="142138" calcext:value-type="float">
            <text:p>142138,00</text:p>
          </table:table-cell>
          <table:table-cell office:value-type="float" office:value="0.966921119592875" calcext:value-type="float">
            <text:p>0,97</text:p>
          </table:table-cell>
        </table:table-row>
        <table:table-row table:style-name="ro2">
          <table:table-cell office:value-type="float" office:value="134" calcext:value-type="float">
            <text:p>134,00</text:p>
          </table:table-cell>
          <table:table-cell office:value-type="float" office:value="170394" calcext:value-type="float">
            <text:p>170394,00</text:p>
          </table:table-cell>
          <table:table-cell office:value-type="float" office:value="0.55718085106383" calcext:value-type="float">
            <text:p>0,56</text:p>
          </table:table-cell>
          <table:table-cell office:value-type="float" office:value="207875" calcext:value-type="float">
            <text:p>207875,00</text:p>
          </table:table-cell>
          <table:table-cell office:value-type="float" office:value="0.620645161290322" calcext:value-type="float">
            <text:p>0,62</text:p>
          </table:table-cell>
          <table:table-cell office:value-type="float" office:value="130661" calcext:value-type="float">
            <text:p>130661,00</text:p>
          </table:table-cell>
          <table:table-cell office:value-type="float" office:value="0.943548387096774" calcext:value-type="float">
            <text:p>0,94</text:p>
          </table:table-cell>
          <table:table-cell office:value-type="float" office:value="140839" calcext:value-type="float">
            <text:p>140839,00</text:p>
          </table:table-cell>
          <table:table-cell office:value-type="float" office:value="0.951030927835052" calcext:value-type="float">
            <text:p>0,95</text:p>
          </table:table-cell>
        </table:table-row>
        <table:table-row table:style-name="ro2">
          <table:table-cell office:value-type="float" office:value="135" calcext:value-type="float">
            <text:p>135,00</text:p>
          </table:table-cell>
          <table:table-cell office:value-type="float" office:value="194486" calcext:value-type="float">
            <text:p>194486,00</text:p>
          </table:table-cell>
          <table:table-cell office:value-type="float" office:value="0.577134986225895" calcext:value-type="float">
            <text:p>0,58</text:p>
          </table:table-cell>
          <table:table-cell office:value-type="float" office:value="196579" calcext:value-type="float">
            <text:p>196579,00</text:p>
          </table:table-cell>
          <table:table-cell office:value-type="float" office:value="0.61437908496732" calcext:value-type="float">
            <text:p>0,61</text:p>
          </table:table-cell>
          <table:table-cell office:value-type="float" office:value="132379" calcext:value-type="float">
            <text:p>132379,00</text:p>
          </table:table-cell>
          <table:table-cell office:value-type="float" office:value="0.946666666666667" calcext:value-type="float">
            <text:p>0,95</text:p>
          </table:table-cell>
          <table:table-cell office:value-type="float" office:value="126154" calcext:value-type="float">
            <text:p>126154,00</text:p>
          </table:table-cell>
          <table:table-cell office:value-type="float" office:value="0.94559585492228" calcext:value-type="float">
            <text:p>0,95</text:p>
          </table:table-cell>
        </table:table-row>
        <table:table-row table:style-name="ro2">
          <table:table-cell office:value-type="float" office:value="136" calcext:value-type="float">
            <text:p>136,00</text:p>
          </table:table-cell>
          <table:table-cell office:value-type="float" office:value="167871" calcext:value-type="float">
            <text:p>167871,00</text:p>
          </table:table-cell>
          <table:table-cell office:value-type="float" office:value="0.547554347826087" calcext:value-type="float">
            <text:p>0,55</text:p>
          </table:table-cell>
          <table:table-cell office:value-type="float" office:value="195028" calcext:value-type="float">
            <text:p>195028,00</text:p>
          </table:table-cell>
          <table:table-cell office:value-type="float" office:value="0.589167767503302" calcext:value-type="float">
            <text:p>0,59</text:p>
          </table:table-cell>
          <table:table-cell office:value-type="float" office:value="132526" calcext:value-type="float">
            <text:p>132526,00</text:p>
          </table:table-cell>
          <table:table-cell office:value-type="float" office:value="0.944444444444444" calcext:value-type="float">
            <text:p>0,94</text:p>
          </table:table-cell>
          <table:table-cell office:value-type="float" office:value="124178" calcext:value-type="float">
            <text:p>124178,00</text:p>
          </table:table-cell>
          <table:table-cell office:value-type="float" office:value="0.953086419753086" calcext:value-type="float">
            <text:p>0,95</text:p>
          </table:table-cell>
        </table:table-row>
        <table:table-row table:style-name="ro2">
          <table:table-cell office:value-type="float" office:value="137" calcext:value-type="float">
            <text:p>137,00</text:p>
          </table:table-cell>
          <table:table-cell office:value-type="float" office:value="191932" calcext:value-type="float">
            <text:p>191932,00</text:p>
          </table:table-cell>
          <table:table-cell office:value-type="float" office:value="0.582562747688243" calcext:value-type="float">
            <text:p>0,58</text:p>
          </table:table-cell>
          <table:table-cell office:value-type="float" office:value="192384" calcext:value-type="float">
            <text:p>192384,00</text:p>
          </table:table-cell>
          <table:table-cell office:value-type="float" office:value="0.60978835978836" calcext:value-type="float">
            <text:p>0,61</text:p>
          </table:table-cell>
          <table:table-cell office:value-type="float" office:value="113458" calcext:value-type="float">
            <text:p>113458,00</text:p>
          </table:table-cell>
          <table:table-cell office:value-type="float" office:value="0.925619834710744" calcext:value-type="float">
            <text:p>0,93</text:p>
          </table:table-cell>
          <table:table-cell office:value-type="float" office:value="126479" calcext:value-type="float">
            <text:p>126479,00</text:p>
          </table:table-cell>
          <table:table-cell office:value-type="float" office:value="0.954869358669833" calcext:value-type="float">
            <text:p>0,95</text:p>
          </table:table-cell>
        </table:table-row>
        <table:table-row table:style-name="ro2">
          <table:table-cell office:value-type="float" office:value="138" calcext:value-type="float">
            <text:p>138,00</text:p>
          </table:table-cell>
          <table:table-cell office:value-type="float" office:value="189445" calcext:value-type="float">
            <text:p>189445,00</text:p>
          </table:table-cell>
          <table:table-cell office:value-type="float" office:value="0.579161028416779" calcext:value-type="float">
            <text:p>0,58</text:p>
          </table:table-cell>
          <table:table-cell office:value-type="float" office:value="203576" calcext:value-type="float">
            <text:p>203576,00</text:p>
          </table:table-cell>
          <table:table-cell office:value-type="float" office:value="0.60546875" calcext:value-type="float">
            <text:p>0,61</text:p>
          </table:table-cell>
          <table:table-cell office:value-type="float" office:value="132406" calcext:value-type="float">
            <text:p>132406,00</text:p>
          </table:table-cell>
          <table:table-cell office:value-type="float" office:value="0.907859078590786" calcext:value-type="float">
            <text:p>0,91</text:p>
          </table:table-cell>
          <table:table-cell office:value-type="float" office:value="149074" calcext:value-type="float">
            <text:p>149074,00</text:p>
          </table:table-cell>
          <table:table-cell office:value-type="float" office:value="0.953846153846154" calcext:value-type="float">
            <text:p>0,95</text:p>
          </table:table-cell>
        </table:table-row>
        <table:table-row table:style-name="ro2">
          <table:table-cell office:value-type="float" office:value="139" calcext:value-type="float">
            <text:p>139,00</text:p>
          </table:table-cell>
          <table:table-cell office:value-type="float" office:value="194042" calcext:value-type="float">
            <text:p>194042,00</text:p>
          </table:table-cell>
          <table:table-cell office:value-type="float" office:value="0.577445652173913" calcext:value-type="float">
            <text:p>0,58</text:p>
          </table:table-cell>
          <table:table-cell office:value-type="float" office:value="203364" calcext:value-type="float">
            <text:p>203364,00</text:p>
          </table:table-cell>
          <table:table-cell office:value-type="float" office:value="0.606340819022457" calcext:value-type="float">
            <text:p>0,61</text:p>
          </table:table-cell>
          <table:table-cell office:value-type="float" office:value="110193" calcext:value-type="float">
            <text:p>110193,00</text:p>
          </table:table-cell>
          <table:table-cell office:value-type="float" office:value="0.961643835616438" calcext:value-type="float">
            <text:p>0,96</text:p>
          </table:table-cell>
          <table:table-cell office:value-type="float" office:value="123464" calcext:value-type="float">
            <text:p>123464,00</text:p>
          </table:table-cell>
          <table:table-cell office:value-type="float" office:value="0.954436450839328" calcext:value-type="float">
            <text:p>0,95</text:p>
          </table:table-cell>
        </table:table-row>
        <table:table-row table:style-name="ro2">
          <table:table-cell office:value-type="float" office:value="140" calcext:value-type="float">
            <text:p>140,00</text:p>
          </table:table-cell>
          <table:table-cell office:value-type="float" office:value="189633" calcext:value-type="float">
            <text:p>189633,00</text:p>
          </table:table-cell>
          <table:table-cell office:value-type="float" office:value="0.587755102040816" calcext:value-type="float">
            <text:p>0,59</text:p>
          </table:table-cell>
          <table:table-cell office:value-type="float" office:value="207661" calcext:value-type="float">
            <text:p>207661,00</text:p>
          </table:table-cell>
          <table:table-cell office:value-type="float" office:value="0.609042553191489" calcext:value-type="float">
            <text:p>0,61</text:p>
          </table:table-cell>
          <table:table-cell office:value-type="float" office:value="119610" calcext:value-type="float">
            <text:p>119610,00</text:p>
          </table:table-cell>
          <table:table-cell office:value-type="float" office:value="0.911111111111111" calcext:value-type="float">
            <text:p>0,91</text:p>
          </table:table-cell>
          <table:table-cell office:value-type="float" office:value="132435" calcext:value-type="float">
            <text:p>132435,00</text:p>
          </table:table-cell>
          <table:table-cell office:value-type="float" office:value="0.943444730077121" calcext:value-type="float">
            <text:p>0,94</text:p>
          </table:table-cell>
        </table:table-row>
        <table:table-row table:style-name="ro2">
          <table:table-cell office:value-type="float" office:value="141" calcext:value-type="float">
            <text:p>141,00</text:p>
          </table:table-cell>
          <table:table-cell office:value-type="float" office:value="184113" calcext:value-type="float">
            <text:p>184113,00</text:p>
          </table:table-cell>
          <table:table-cell office:value-type="float" office:value="0.577956989247312" calcext:value-type="float">
            <text:p>0,58</text:p>
          </table:table-cell>
          <table:table-cell office:value-type="float" office:value="169706" calcext:value-type="float">
            <text:p>169706,00</text:p>
          </table:table-cell>
          <table:table-cell office:value-type="float" office:value="0.576361221779549" calcext:value-type="float">
            <text:p>0,58</text:p>
          </table:table-cell>
          <table:table-cell office:value-type="float" office:value="127026" calcext:value-type="float">
            <text:p>127026,00</text:p>
          </table:table-cell>
          <table:table-cell office:value-type="float" office:value="0.946666666666667" calcext:value-type="float">
            <text:p>0,95</text:p>
          </table:table-cell>
          <table:table-cell office:value-type="float" office:value="135030" calcext:value-type="float">
            <text:p>135030,00</text:p>
          </table:table-cell>
          <table:table-cell office:value-type="float" office:value="0.959697732997481" calcext:value-type="float">
            <text:p>0,96</text:p>
          </table:table-cell>
        </table:table-row>
        <table:table-row table:style-name="ro2">
          <table:table-cell office:value-type="float" office:value="142" calcext:value-type="float">
            <text:p>142,00</text:p>
          </table:table-cell>
          <table:table-cell office:value-type="float" office:value="180471" calcext:value-type="float">
            <text:p>180471,00</text:p>
          </table:table-cell>
          <table:table-cell office:value-type="float" office:value="0.557377049180328" calcext:value-type="float">
            <text:p>0,56</text:p>
          </table:table-cell>
          <table:table-cell office:value-type="float" office:value="188753" calcext:value-type="float">
            <text:p>188753,00</text:p>
          </table:table-cell>
          <table:table-cell office:value-type="float" office:value="0.588390501319261" calcext:value-type="float">
            <text:p>0,59</text:p>
          </table:table-cell>
          <table:table-cell office:value-type="float" office:value="113549" calcext:value-type="float">
            <text:p>113549,00</text:p>
          </table:table-cell>
          <table:table-cell office:value-type="float" office:value="0.951612903225806" calcext:value-type="float">
            <text:p>0,95</text:p>
          </table:table-cell>
          <table:table-cell office:value-type="float" office:value="140415" calcext:value-type="float">
            <text:p>140415,00</text:p>
          </table:table-cell>
          <table:table-cell office:value-type="float" office:value="0.956962025316455" calcext:value-type="float">
            <text:p>0,96</text:p>
          </table:table-cell>
        </table:table-row>
        <table:table-row table:style-name="ro2">
          <table:table-cell office:value-type="float" office:value="143" calcext:value-type="float">
            <text:p>143,00</text:p>
          </table:table-cell>
          <table:table-cell office:value-type="float" office:value="167461" calcext:value-type="float">
            <text:p>167461,00</text:p>
          </table:table-cell>
          <table:table-cell office:value-type="float" office:value="0.577716643741403" calcext:value-type="float">
            <text:p>0,58</text:p>
          </table:table-cell>
          <table:table-cell office:value-type="float" office:value="211932" calcext:value-type="float">
            <text:p>211932,00</text:p>
          </table:table-cell>
          <table:table-cell office:value-type="float" office:value="0.627604166666667" calcext:value-type="float">
            <text:p>0,63</text:p>
          </table:table-cell>
          <table:table-cell office:value-type="float" office:value="133858" calcext:value-type="float">
            <text:p>133858,00</text:p>
          </table:table-cell>
          <table:table-cell office:value-type="float" office:value="0.948787061994609" calcext:value-type="float">
            <text:p>0,95</text:p>
          </table:table-cell>
          <table:table-cell office:value-type="float" office:value="145183" calcext:value-type="float">
            <text:p>145183,00</text:p>
          </table:table-cell>
          <table:table-cell office:value-type="float" office:value="0.95778364116095" calcext:value-type="float">
            <text:p>0,96</text:p>
          </table:table-cell>
        </table:table-row>
        <table:table-row table:style-name="ro2">
          <table:table-cell office:value-type="float" office:value="144" calcext:value-type="float">
            <text:p>144,00</text:p>
          </table:table-cell>
          <table:table-cell office:value-type="float" office:value="192910" calcext:value-type="float">
            <text:p>192910,00</text:p>
          </table:table-cell>
          <table:table-cell office:value-type="float" office:value="0.601864181091877" calcext:value-type="float">
            <text:p>0,60</text:p>
          </table:table-cell>
          <table:table-cell office:value-type="float" office:value="197419" calcext:value-type="float">
            <text:p>197419,00</text:p>
          </table:table-cell>
          <table:table-cell office:value-type="float" office:value="0.607792207792208" calcext:value-type="float">
            <text:p>0,61</text:p>
          </table:table-cell>
          <table:table-cell office:value-type="float" office:value="123930" calcext:value-type="float">
            <text:p>123930,00</text:p>
          </table:table-cell>
          <table:table-cell office:value-type="float" office:value="0.962466487935657" calcext:value-type="float">
            <text:p>0,96</text:p>
          </table:table-cell>
          <table:table-cell office:value-type="float" office:value="131476" calcext:value-type="float">
            <text:p>131476,00</text:p>
          </table:table-cell>
          <table:table-cell office:value-type="float" office:value="0.958974358974359" calcext:value-type="float">
            <text:p>0,96</text:p>
          </table:table-cell>
        </table:table-row>
        <table:table-row table:style-name="ro2">
          <table:table-cell office:value-type="float" office:value="145" calcext:value-type="float">
            <text:p>145,00</text:p>
          </table:table-cell>
          <table:table-cell office:value-type="float" office:value="189246" calcext:value-type="float">
            <text:p>189246,00</text:p>
          </table:table-cell>
          <table:table-cell office:value-type="float" office:value="0.596" calcext:value-type="float">
            <text:p>0,60</text:p>
          </table:table-cell>
          <table:table-cell office:value-type="float" office:value="196661" calcext:value-type="float">
            <text:p>196661,00</text:p>
          </table:table-cell>
          <table:table-cell office:value-type="float" office:value="0.6" calcext:value-type="float">
            <text:p>0,60</text:p>
          </table:table-cell>
          <table:table-cell office:value-type="float" office:value="129524" calcext:value-type="float">
            <text:p>129524,00</text:p>
          </table:table-cell>
          <table:table-cell office:value-type="float" office:value="0.955922865013774" calcext:value-type="float">
            <text:p>0,96</text:p>
          </table:table-cell>
          <table:table-cell office:value-type="float" office:value="144540" calcext:value-type="float">
            <text:p>144540,00</text:p>
          </table:table-cell>
          <table:table-cell office:value-type="float" office:value="0.957671957671958" calcext:value-type="float">
            <text:p>0,96</text:p>
          </table:table-cell>
        </table:table-row>
        <table:table-row table:style-name="ro2">
          <table:table-cell office:value-type="float" office:value="146" calcext:value-type="float">
            <text:p>146,00</text:p>
          </table:table-cell>
          <table:table-cell office:value-type="float" office:value="187522" calcext:value-type="float">
            <text:p>187522,00</text:p>
          </table:table-cell>
          <table:table-cell office:value-type="float" office:value="0.579088471849866" calcext:value-type="float">
            <text:p>0,58</text:p>
          </table:table-cell>
          <table:table-cell office:value-type="float" office:value="184441" calcext:value-type="float">
            <text:p>184441,00</text:p>
          </table:table-cell>
          <table:table-cell office:value-type="float" office:value="0.586475942782835" calcext:value-type="float">
            <text:p>0,59</text:p>
          </table:table-cell>
          <table:table-cell office:value-type="float" office:value="133727" calcext:value-type="float">
            <text:p>133727,00</text:p>
          </table:table-cell>
          <table:table-cell office:value-type="float" office:value="0.943396226415094" calcext:value-type="float">
            <text:p>0,94</text:p>
          </table:table-cell>
          <table:table-cell office:value-type="float" office:value="123460" calcext:value-type="float">
            <text:p>123460,00</text:p>
          </table:table-cell>
          <table:table-cell office:value-type="float" office:value="0.9559902200489" calcext:value-type="float">
            <text:p>0,96</text:p>
          </table:table-cell>
        </table:table-row>
        <table:table-row table:style-name="ro2">
          <table:table-cell office:value-type="float" office:value="147" calcext:value-type="float">
            <text:p>147,00</text:p>
          </table:table-cell>
          <table:table-cell office:value-type="float" office:value="184252" calcext:value-type="float">
            <text:p>184252,00</text:p>
          </table:table-cell>
          <table:table-cell office:value-type="float" office:value="0.574496644295302" calcext:value-type="float">
            <text:p>0,57</text:p>
          </table:table-cell>
          <table:table-cell office:value-type="float" office:value="190073" calcext:value-type="float">
            <text:p>190073,00</text:p>
          </table:table-cell>
          <table:table-cell office:value-type="float" office:value="0.602362204724409" calcext:value-type="float">
            <text:p>0,60</text:p>
          </table:table-cell>
          <table:table-cell office:value-type="float" office:value="136546" calcext:value-type="float">
            <text:p>136546,00</text:p>
          </table:table-cell>
          <table:table-cell office:value-type="float" office:value="0.948924731182796" calcext:value-type="float">
            <text:p>0,95</text:p>
          </table:table-cell>
          <table:table-cell office:value-type="float" office:value="152860" calcext:value-type="float">
            <text:p>152860,00</text:p>
          </table:table-cell>
          <table:table-cell office:value-type="float" office:value="0.942558746736292" calcext:value-type="float">
            <text:p>0,94</text:p>
          </table:table-cell>
        </table:table-row>
        <table:table-row table:style-name="ro2">
          <table:table-cell office:value-type="float" office:value="148" calcext:value-type="float">
            <text:p>148,00</text:p>
          </table:table-cell>
          <table:table-cell office:value-type="float" office:value="196584" calcext:value-type="float">
            <text:p>196584,00</text:p>
          </table:table-cell>
          <table:table-cell office:value-type="float" office:value="0.605121293800539" calcext:value-type="float">
            <text:p>0,61</text:p>
          </table:table-cell>
          <table:table-cell office:value-type="float" office:value="188999" calcext:value-type="float">
            <text:p>188999,00</text:p>
          </table:table-cell>
          <table:table-cell office:value-type="float" office:value="0.596306068601583" calcext:value-type="float">
            <text:p>0,60</text:p>
          </table:table-cell>
          <table:table-cell office:value-type="float" office:value="141903" calcext:value-type="float">
            <text:p>141903,00</text:p>
          </table:table-cell>
          <table:table-cell office:value-type="float" office:value="0.960526315789473" calcext:value-type="float">
            <text:p>0,96</text:p>
          </table:table-cell>
          <table:table-cell office:value-type="float" office:value="134366" calcext:value-type="float">
            <text:p>134366,00</text:p>
          </table:table-cell>
          <table:table-cell office:value-type="float" office:value="0.945876288659794" calcext:value-type="float">
            <text:p>0,95</text:p>
          </table:table-cell>
        </table:table-row>
        <table:table-row table:style-name="ro2">
          <table:table-cell office:value-type="float" office:value="149" calcext:value-type="float">
            <text:p>149,00</text:p>
          </table:table-cell>
          <table:table-cell office:value-type="float" office:value="178007" calcext:value-type="float">
            <text:p>178007,00</text:p>
          </table:table-cell>
          <table:table-cell office:value-type="float" office:value="0.576612903225807" calcext:value-type="float">
            <text:p>0,58</text:p>
          </table:table-cell>
          <table:table-cell office:value-type="float" office:value="202220" calcext:value-type="float">
            <text:p>202220,00</text:p>
          </table:table-cell>
          <table:table-cell office:value-type="float" office:value="0.597897503285151" calcext:value-type="float">
            <text:p>0,60</text:p>
          </table:table-cell>
          <table:table-cell office:value-type="float" office:value="125510" calcext:value-type="float">
            <text:p>125510,00</text:p>
          </table:table-cell>
          <table:table-cell office:value-type="float" office:value="0.946949602122016" calcext:value-type="float">
            <text:p>0,95</text:p>
          </table:table-cell>
          <table:table-cell office:value-type="float" office:value="134162" calcext:value-type="float">
            <text:p>134162,00</text:p>
          </table:table-cell>
          <table:table-cell office:value-type="float" office:value="0.935567010309278" calcext:value-type="float">
            <text:p>0,94</text:p>
          </table:table-cell>
        </table:table-row>
        <table:table-row table:style-name="ro2">
          <table:table-cell office:value-type="float" office:value="150" calcext:value-type="float">
            <text:p>150,00</text:p>
          </table:table-cell>
          <table:table-cell office:value-type="float" office:value="201792" calcext:value-type="float">
            <text:p>201792,00</text:p>
          </table:table-cell>
          <table:table-cell office:value-type="float" office:value="0.595108695652174" calcext:value-type="float">
            <text:p>0,60</text:p>
          </table:table-cell>
          <table:table-cell office:value-type="float" office:value="190686" calcext:value-type="float">
            <text:p>190686,00</text:p>
          </table:table-cell>
          <table:table-cell office:value-type="float" office:value="0.591809775429326" calcext:value-type="float">
            <text:p>0,59</text:p>
          </table:table-cell>
          <table:table-cell office:value-type="float" office:value="129880" calcext:value-type="float">
            <text:p>129880,00</text:p>
          </table:table-cell>
          <table:table-cell office:value-type="float" office:value="0.957219251336898" calcext:value-type="float">
            <text:p>0,96</text:p>
          </table:table-cell>
          <table:table-cell office:value-type="float" office:value="130741" calcext:value-type="float">
            <text:p>130741,00</text:p>
          </table:table-cell>
          <table:table-cell office:value-type="float" office:value="0.958974358974359" calcext:value-type="float">
            <text:p>0,96</text:p>
          </table:table-cell>
        </table:table-row>
        <table:table-row table:style-name="ro2">
          <table:table-cell office:value-type="float" office:value="151" calcext:value-type="float">
            <text:p>151,00</text:p>
          </table:table-cell>
          <table:table-cell office:value-type="float" office:value="172095" calcext:value-type="float">
            <text:p>172095,00</text:p>
          </table:table-cell>
          <table:table-cell office:value-type="float" office:value="0.563685636856369" calcext:value-type="float">
            <text:p>0,56</text:p>
          </table:table-cell>
          <table:table-cell office:value-type="float" office:value="208444" calcext:value-type="float">
            <text:p>208444,00</text:p>
          </table:table-cell>
          <table:table-cell office:value-type="float" office:value="0.607661822985469" calcext:value-type="float">
            <text:p>0,61</text:p>
          </table:table-cell>
          <table:table-cell office:value-type="float" office:value="121368" calcext:value-type="float">
            <text:p>121368,00</text:p>
          </table:table-cell>
          <table:table-cell office:value-type="float" office:value="0.946380697050938" calcext:value-type="float">
            <text:p>0,95</text:p>
          </table:table-cell>
          <table:table-cell office:value-type="float" office:value="142043" calcext:value-type="float">
            <text:p>142043,00</text:p>
          </table:table-cell>
          <table:table-cell office:value-type="float" office:value="0.946564885496183" calcext:value-type="float">
            <text:p>0,95</text:p>
          </table:table-cell>
        </table:table-row>
        <table:table-row table:style-name="ro2">
          <table:table-cell office:value-type="float" office:value="152" calcext:value-type="float">
            <text:p>152,00</text:p>
          </table:table-cell>
          <table:table-cell office:value-type="float" office:value="202393" calcext:value-type="float">
            <text:p>202393,00</text:p>
          </table:table-cell>
          <table:table-cell office:value-type="float" office:value="0.590163934426229" calcext:value-type="float">
            <text:p>0,59</text:p>
          </table:table-cell>
          <table:table-cell office:value-type="float" office:value="210322" calcext:value-type="float">
            <text:p>210322,00</text:p>
          </table:table-cell>
          <table:table-cell office:value-type="float" office:value="0.629242819843342" calcext:value-type="float">
            <text:p>0,63</text:p>
          </table:table-cell>
          <table:table-cell office:value-type="float" office:value="111738" calcext:value-type="float">
            <text:p>111738,00</text:p>
          </table:table-cell>
          <table:table-cell office:value-type="float" office:value="0.970430107526881" calcext:value-type="float">
            <text:p>0,97</text:p>
          </table:table-cell>
          <table:table-cell office:value-type="float" office:value="145078" calcext:value-type="float">
            <text:p>145078,00</text:p>
          </table:table-cell>
          <table:table-cell office:value-type="float" office:value="0.946428571428571" calcext:value-type="float">
            <text:p>0,95</text:p>
          </table:table-cell>
        </table:table-row>
        <table:table-row table:style-name="ro2">
          <table:table-cell office:value-type="float" office:value="153" calcext:value-type="float">
            <text:p>153,00</text:p>
          </table:table-cell>
          <table:table-cell office:value-type="float" office:value="196553" calcext:value-type="float">
            <text:p>196553,00</text:p>
          </table:table-cell>
          <table:table-cell office:value-type="float" office:value="0.605156037991859" calcext:value-type="float">
            <text:p>0,61</text:p>
          </table:table-cell>
          <table:table-cell office:value-type="float" office:value="183946" calcext:value-type="float">
            <text:p>183946,00</text:p>
          </table:table-cell>
          <table:table-cell office:value-type="float" office:value="0.573684210526316" calcext:value-type="float">
            <text:p>0,57</text:p>
          </table:table-cell>
          <table:table-cell office:value-type="float" office:value="129271" calcext:value-type="float">
            <text:p>129271,00</text:p>
          </table:table-cell>
          <table:table-cell office:value-type="float" office:value="0.944148936170213" calcext:value-type="float">
            <text:p>0,94</text:p>
          </table:table-cell>
          <table:table-cell office:value-type="float" office:value="134826" calcext:value-type="float">
            <text:p>134826,00</text:p>
          </table:table-cell>
          <table:table-cell office:value-type="float" office:value="0.941798941798942" calcext:value-type="float">
            <text:p>0,94</text:p>
          </table:table-cell>
        </table:table-row>
        <table:table-row table:style-name="ro2">
          <table:table-cell office:value-type="float" office:value="154" calcext:value-type="float">
            <text:p>154,00</text:p>
          </table:table-cell>
          <table:table-cell office:value-type="float" office:value="168005" calcext:value-type="float">
            <text:p>168005,00</text:p>
          </table:table-cell>
          <table:table-cell office:value-type="float" office:value="0.561917443408788" calcext:value-type="float">
            <text:p>0,56</text:p>
          </table:table-cell>
          <table:table-cell office:value-type="float" office:value="216753" calcext:value-type="float">
            <text:p>216753,00</text:p>
          </table:table-cell>
          <table:table-cell office:value-type="float" office:value="0.621409921671018" calcext:value-type="float">
            <text:p>0,62</text:p>
          </table:table-cell>
          <table:table-cell office:value-type="float" office:value="110463" calcext:value-type="float">
            <text:p>110463,00</text:p>
          </table:table-cell>
          <table:table-cell office:value-type="float" office:value="0.855555555555556" calcext:value-type="float">
            <text:p>0,86</text:p>
          </table:table-cell>
          <table:table-cell office:value-type="float" office:value="129934" calcext:value-type="float">
            <text:p>129934,00</text:p>
          </table:table-cell>
          <table:table-cell office:value-type="float" office:value="0.9525" calcext:value-type="float">
            <text:p>0,95</text:p>
          </table:table-cell>
        </table:table-row>
        <table:table-row table:style-name="ro2">
          <table:table-cell office:value-type="float" office:value="155" calcext:value-type="float">
            <text:p>155,00</text:p>
          </table:table-cell>
          <table:table-cell office:value-type="float" office:value="171771" calcext:value-type="float">
            <text:p>171771,00</text:p>
          </table:table-cell>
          <table:table-cell office:value-type="float" office:value="0.558423913043478" calcext:value-type="float">
            <text:p>0,56</text:p>
          </table:table-cell>
          <table:table-cell office:value-type="float" office:value="205433" calcext:value-type="float">
            <text:p>205433,00</text:p>
          </table:table-cell>
          <table:table-cell office:value-type="float" office:value="0.617918313570487" calcext:value-type="float">
            <text:p>0,62</text:p>
          </table:table-cell>
          <table:table-cell office:value-type="float" office:value="114981" calcext:value-type="float">
            <text:p>114981,00</text:p>
          </table:table-cell>
          <table:table-cell office:value-type="float" office:value="0.945054945054945" calcext:value-type="float">
            <text:p>0,95</text:p>
          </table:table-cell>
          <table:table-cell office:value-type="float" office:value="132779" calcext:value-type="float">
            <text:p>132779,00</text:p>
          </table:table-cell>
          <table:table-cell office:value-type="float" office:value="0.948186528497409" calcext:value-type="float">
            <text:p>0,95</text:p>
          </table:table-cell>
        </table:table-row>
        <table:table-row table:style-name="ro2">
          <table:table-cell office:value-type="float" office:value="156" calcext:value-type="float">
            <text:p>156,00</text:p>
          </table:table-cell>
          <table:table-cell office:value-type="float" office:value="168877" calcext:value-type="float">
            <text:p>168877,00</text:p>
          </table:table-cell>
          <table:table-cell office:value-type="float" office:value="0.555704697986577" calcext:value-type="float">
            <text:p>0,56</text:p>
          </table:table-cell>
          <table:table-cell office:value-type="float" office:value="199637" calcext:value-type="float">
            <text:p>199637,00</text:p>
          </table:table-cell>
          <table:table-cell office:value-type="float" office:value="0.602649006622517" calcext:value-type="float">
            <text:p>0,60</text:p>
          </table:table-cell>
          <table:table-cell office:value-type="float" office:value="152927" calcext:value-type="float">
            <text:p>152927,00</text:p>
          </table:table-cell>
          <table:table-cell office:value-type="float" office:value="0.943850267379679" calcext:value-type="float">
            <text:p>0,94</text:p>
          </table:table-cell>
          <table:table-cell office:value-type="float" office:value="147171" calcext:value-type="float">
            <text:p>147171,00</text:p>
          </table:table-cell>
          <table:table-cell office:value-type="float" office:value="0.953727506426735" calcext:value-type="float">
            <text:p>0,95</text:p>
          </table:table-cell>
        </table:table-row>
        <table:table-row table:style-name="ro2">
          <table:table-cell office:value-type="float" office:value="157" calcext:value-type="float">
            <text:p>157,00</text:p>
          </table:table-cell>
          <table:table-cell office:value-type="float" office:value="170424" calcext:value-type="float">
            <text:p>170424,00</text:p>
          </table:table-cell>
          <table:table-cell office:value-type="float" office:value="0.566088117489987" calcext:value-type="float">
            <text:p>0,57</text:p>
          </table:table-cell>
          <table:table-cell office:value-type="float" office:value="186846" calcext:value-type="float">
            <text:p>186846,00</text:p>
          </table:table-cell>
          <table:table-cell office:value-type="float" office:value="0.587765957446808" calcext:value-type="float">
            <text:p>0,59</text:p>
          </table:table-cell>
          <table:table-cell office:value-type="float" office:value="161137" calcext:value-type="float">
            <text:p>161137,00</text:p>
          </table:table-cell>
          <table:table-cell office:value-type="float" office:value="0.941644562334218" calcext:value-type="float">
            <text:p>0,94</text:p>
          </table:table-cell>
          <table:table-cell office:value-type="float" office:value="157635" calcext:value-type="float">
            <text:p>157635,00</text:p>
          </table:table-cell>
          <table:table-cell office:value-type="float" office:value="0.947780678851175" calcext:value-type="float">
            <text:p>0,95</text:p>
          </table:table-cell>
        </table:table-row>
        <table:table-row table:style-name="ro2">
          <table:table-cell office:value-type="float" office:value="158" calcext:value-type="float">
            <text:p>158,00</text:p>
          </table:table-cell>
          <table:table-cell office:value-type="float" office:value="196003" calcext:value-type="float">
            <text:p>196003,00</text:p>
          </table:table-cell>
          <table:table-cell office:value-type="float" office:value="0.599462365591398" calcext:value-type="float">
            <text:p>0,60</text:p>
          </table:table-cell>
          <table:table-cell office:value-type="float" office:value="183339" calcext:value-type="float">
            <text:p>183339,00</text:p>
          </table:table-cell>
          <table:table-cell office:value-type="float" office:value="0.578807947019867" calcext:value-type="float">
            <text:p>0,58</text:p>
          </table:table-cell>
          <table:table-cell office:value-type="float" office:value="104620" calcext:value-type="float">
            <text:p>104620,00</text:p>
          </table:table-cell>
          <table:table-cell office:value-type="float" office:value="0.940217391304348" calcext:value-type="float">
            <text:p>0,94</text:p>
          </table:table-cell>
          <table:table-cell office:value-type="float" office:value="140319" calcext:value-type="float">
            <text:p>140319,00</text:p>
          </table:table-cell>
          <table:table-cell office:value-type="float" office:value="0.9475" calcext:value-type="float">
            <text:p>0,95</text:p>
          </table:table-cell>
        </table:table-row>
        <table:table-row table:style-name="ro2">
          <table:table-cell office:value-type="float" office:value="159" calcext:value-type="float">
            <text:p>159,00</text:p>
          </table:table-cell>
          <table:table-cell office:value-type="float" office:value="180638" calcext:value-type="float">
            <text:p>180638,00</text:p>
          </table:table-cell>
          <table:table-cell office:value-type="float" office:value="0.568151147098515" calcext:value-type="float">
            <text:p>0,57</text:p>
          </table:table-cell>
          <table:table-cell office:value-type="float" office:value="191595" calcext:value-type="float">
            <text:p>191595,00</text:p>
          </table:table-cell>
          <table:table-cell office:value-type="float" office:value="0.595520421607378" calcext:value-type="float">
            <text:p>0,60</text:p>
          </table:table-cell>
          <table:table-cell office:value-type="float" office:value="124795" calcext:value-type="float">
            <text:p>124795,00</text:p>
          </table:table-cell>
          <table:table-cell office:value-type="float" office:value="0.945945945945946" calcext:value-type="float">
            <text:p>0,95</text:p>
          </table:table-cell>
          <table:table-cell office:value-type="float" office:value="155563" calcext:value-type="float">
            <text:p>155563,00</text:p>
          </table:table-cell>
          <table:table-cell office:value-type="float" office:value="0.946428571428571" calcext:value-type="float">
            <text:p>0,95</text:p>
          </table:table-cell>
        </table:table-row>
        <table:table-row table:style-name="ro2">
          <table:table-cell office:value-type="float" office:value="160" calcext:value-type="float">
            <text:p>160,00</text:p>
          </table:table-cell>
          <table:table-cell office:value-type="float" office:value="182226" calcext:value-type="float">
            <text:p>182226,00</text:p>
          </table:table-cell>
          <table:table-cell office:value-type="float" office:value="0.558459422283356" calcext:value-type="float">
            <text:p>0,56</text:p>
          </table:table-cell>
          <table:table-cell office:value-type="float" office:value="189514" calcext:value-type="float">
            <text:p>189514,00</text:p>
          </table:table-cell>
          <table:table-cell office:value-type="float" office:value="0.592447916666667" calcext:value-type="float">
            <text:p>0,59</text:p>
          </table:table-cell>
          <table:table-cell office:value-type="float" office:value="108115" calcext:value-type="float">
            <text:p>108115,00</text:p>
          </table:table-cell>
          <table:table-cell office:value-type="float" office:value="0.931506849315069" calcext:value-type="float">
            <text:p>0,93</text:p>
          </table:table-cell>
          <table:table-cell office:value-type="float" office:value="149937" calcext:value-type="float">
            <text:p>149937,00</text:p>
          </table:table-cell>
          <table:table-cell office:value-type="float" office:value="0.961240310077519" calcext:value-type="float">
            <text:p>0,96</text:p>
          </table:table-cell>
        </table:table-row>
        <table:table-row table:style-name="ro2">
          <table:table-cell office:value-type="float" office:value="161" calcext:value-type="float">
            <text:p>161,00</text:p>
          </table:table-cell>
          <table:table-cell office:value-type="float" office:value="193836" calcext:value-type="float">
            <text:p>193836,00</text:p>
          </table:table-cell>
          <table:table-cell office:value-type="float" office:value="0.579591836734694" calcext:value-type="float">
            <text:p>0,58</text:p>
          </table:table-cell>
          <table:table-cell office:value-type="float" office:value="197605" calcext:value-type="float">
            <text:p>197605,00</text:p>
          </table:table-cell>
          <table:table-cell office:value-type="float" office:value="0.59526938239159" calcext:value-type="float">
            <text:p>0,60</text:p>
          </table:table-cell>
          <table:table-cell office:value-type="float" office:value="131950" calcext:value-type="float">
            <text:p>131950,00</text:p>
          </table:table-cell>
          <table:table-cell office:value-type="float" office:value="0.946091644204852" calcext:value-type="float">
            <text:p>0,95</text:p>
          </table:table-cell>
          <table:table-cell office:value-type="float" office:value="146935" calcext:value-type="float">
            <text:p>146935,00</text:p>
          </table:table-cell>
          <table:table-cell office:value-type="float" office:value="0.954314720812183" calcext:value-type="float">
            <text:p>0,95</text:p>
          </table:table-cell>
        </table:table-row>
        <table:table-row table:style-name="ro2">
          <table:table-cell office:value-type="float" office:value="162" calcext:value-type="float">
            <text:p>162,00</text:p>
          </table:table-cell>
          <table:table-cell office:value-type="float" office:value="162937" calcext:value-type="float">
            <text:p>162937,00</text:p>
          </table:table-cell>
          <table:table-cell office:value-type="float" office:value="0.543010752688172" calcext:value-type="float">
            <text:p>0,54</text:p>
          </table:table-cell>
          <table:table-cell office:value-type="float" office:value="205898" calcext:value-type="float">
            <text:p>205898,00</text:p>
          </table:table-cell>
          <table:table-cell office:value-type="float" office:value="0.598382749326145" calcext:value-type="float">
            <text:p>0,60</text:p>
          </table:table-cell>
          <table:table-cell office:value-type="float" office:value="141286" calcext:value-type="float">
            <text:p>141286,00</text:p>
          </table:table-cell>
          <table:table-cell office:value-type="float" office:value="0.95778364116095" calcext:value-type="float">
            <text:p>0,96</text:p>
          </table:table-cell>
          <table:table-cell office:value-type="float" office:value="131311" calcext:value-type="float">
            <text:p>131311,00</text:p>
          </table:table-cell>
          <table:table-cell office:value-type="float" office:value="0.95360824742268" calcext:value-type="float">
            <text:p>0,95</text:p>
          </table:table-cell>
        </table:table-row>
        <table:table-row table:style-name="ro2">
          <table:table-cell office:value-type="float" office:value="163" calcext:value-type="float">
            <text:p>163,00</text:p>
          </table:table-cell>
          <table:table-cell office:value-type="float" office:value="184788" calcext:value-type="float">
            <text:p>184788,00</text:p>
          </table:table-cell>
          <table:table-cell office:value-type="float" office:value="0.578313253012048" calcext:value-type="float">
            <text:p>0,58</text:p>
          </table:table-cell>
          <table:table-cell office:value-type="float" office:value="207093" calcext:value-type="float">
            <text:p>207093,00</text:p>
          </table:table-cell>
          <table:table-cell office:value-type="float" office:value="0.617608409986859" calcext:value-type="float">
            <text:p>0,62</text:p>
          </table:table-cell>
          <table:table-cell office:value-type="float" office:value="132562" calcext:value-type="float">
            <text:p>132562,00</text:p>
          </table:table-cell>
          <table:table-cell office:value-type="float" office:value="0.934210526315789" calcext:value-type="float">
            <text:p>0,93</text:p>
          </table:table-cell>
          <table:table-cell office:value-type="float" office:value="142849" calcext:value-type="float">
            <text:p>142849,00</text:p>
          </table:table-cell>
          <table:table-cell office:value-type="float" office:value="0.953367875647668" calcext:value-type="float">
            <text:p>0,95</text:p>
          </table:table-cell>
        </table:table-row>
        <table:table-row table:style-name="ro2">
          <table:table-cell office:value-type="float" office:value="164" calcext:value-type="float">
            <text:p>164,00</text:p>
          </table:table-cell>
          <table:table-cell office:value-type="float" office:value="177476" calcext:value-type="float">
            <text:p>177476,00</text:p>
          </table:table-cell>
          <table:table-cell office:value-type="float" office:value="0.560709413369713" calcext:value-type="float">
            <text:p>0,56</text:p>
          </table:table-cell>
          <table:table-cell office:value-type="float" office:value="191633" calcext:value-type="float">
            <text:p>191633,00</text:p>
          </table:table-cell>
          <table:table-cell office:value-type="float" office:value="0.582460732984293" calcext:value-type="float">
            <text:p>0,58</text:p>
          </table:table-cell>
          <table:table-cell office:value-type="float" office:value="133910" calcext:value-type="float">
            <text:p>133910,00</text:p>
          </table:table-cell>
          <table:table-cell office:value-type="float" office:value="0.914835164835165" calcext:value-type="float">
            <text:p>0,91</text:p>
          </table:table-cell>
          <table:table-cell office:value-type="float" office:value="141652" calcext:value-type="float">
            <text:p>141652,00</text:p>
          </table:table-cell>
          <table:table-cell office:value-type="float" office:value="0.956521739130435" calcext:value-type="float">
            <text:p>0,96</text:p>
          </table:table-cell>
        </table:table-row>
        <table:table-row table:style-name="ro2">
          <table:table-cell office:value-type="float" office:value="165" calcext:value-type="float">
            <text:p>165,00</text:p>
          </table:table-cell>
          <table:table-cell office:value-type="float" office:value="175559" calcext:value-type="float">
            <text:p>175559,00</text:p>
          </table:table-cell>
          <table:table-cell office:value-type="float" office:value="0.570054945054945" calcext:value-type="float">
            <text:p>0,57</text:p>
          </table:table-cell>
          <table:table-cell office:value-type="float" office:value="196204" calcext:value-type="float">
            <text:p>196204,00</text:p>
          </table:table-cell>
          <table:table-cell office:value-type="float" office:value="0.601333333333333" calcext:value-type="float">
            <text:p>0,60</text:p>
          </table:table-cell>
          <table:table-cell office:value-type="float" office:value="136545" calcext:value-type="float">
            <text:p>136545,00</text:p>
          </table:table-cell>
          <table:table-cell office:value-type="float" office:value="0.948924731182796" calcext:value-type="float">
            <text:p>0,95</text:p>
          </table:table-cell>
          <table:table-cell office:value-type="float" office:value="137906" calcext:value-type="float">
            <text:p>137906,00</text:p>
          </table:table-cell>
          <table:table-cell office:value-type="float" office:value="0.940721649484536" calcext:value-type="float">
            <text:p>0,94</text:p>
          </table:table-cell>
        </table:table-row>
        <table:table-row table:style-name="ro2">
          <table:table-cell office:value-type="float" office:value="166" calcext:value-type="float">
            <text:p>166,00</text:p>
          </table:table-cell>
          <table:table-cell office:value-type="float" office:value="175242" calcext:value-type="float">
            <text:p>175242,00</text:p>
          </table:table-cell>
          <table:table-cell office:value-type="float" office:value="0.56986301369863" calcext:value-type="float">
            <text:p>0,57</text:p>
          </table:table-cell>
          <table:table-cell office:value-type="float" office:value="211347" calcext:value-type="float">
            <text:p>211347,00</text:p>
          </table:table-cell>
          <table:table-cell office:value-type="float" office:value="0.623359580052493" calcext:value-type="float">
            <text:p>0,62</text:p>
          </table:table-cell>
          <table:table-cell office:value-type="float" office:value="115419" calcext:value-type="float">
            <text:p>115419,00</text:p>
          </table:table-cell>
          <table:table-cell office:value-type="float" office:value="0.878048780487805" calcext:value-type="float">
            <text:p>0,88</text:p>
          </table:table-cell>
          <table:table-cell office:value-type="float" office:value="140727" calcext:value-type="float">
            <text:p>140727,00</text:p>
          </table:table-cell>
          <table:table-cell office:value-type="float" office:value="0.96" calcext:value-type="float">
            <text:p>0,96</text:p>
          </table:table-cell>
        </table:table-row>
        <table:table-row table:style-name="ro2">
          <table:table-cell office:value-type="float" office:value="167" calcext:value-type="float">
            <text:p>167,00</text:p>
          </table:table-cell>
          <table:table-cell office:value-type="float" office:value="189501" calcext:value-type="float">
            <text:p>189501,00</text:p>
          </table:table-cell>
          <table:table-cell office:value-type="float" office:value="0.576819407008086" calcext:value-type="float">
            <text:p>0,58</text:p>
          </table:table-cell>
          <table:table-cell office:value-type="float" office:value="206338" calcext:value-type="float">
            <text:p>206338,00</text:p>
          </table:table-cell>
          <table:table-cell office:value-type="float" office:value="0.621513944223108" calcext:value-type="float">
            <text:p>0,62</text:p>
          </table:table-cell>
          <table:table-cell office:value-type="float" office:value="99220" calcext:value-type="float">
            <text:p>99220,00</text:p>
          </table:table-cell>
          <table:table-cell office:value-type="float" office:value="0.907859078590786" calcext:value-type="float">
            <text:p>0,91</text:p>
          </table:table-cell>
          <table:table-cell office:value-type="float" office:value="150943" calcext:value-type="float">
            <text:p>150943,00</text:p>
          </table:table-cell>
          <table:table-cell office:value-type="float" office:value="0.953727506426735" calcext:value-type="float">
            <text:p>0,95</text:p>
          </table:table-cell>
        </table:table-row>
        <table:table-row table:style-name="ro2">
          <table:table-cell office:value-type="float" office:value="168" calcext:value-type="float">
            <text:p>168,00</text:p>
          </table:table-cell>
          <table:table-cell office:value-type="float" office:value="188955" calcext:value-type="float">
            <text:p>188955,00</text:p>
          </table:table-cell>
          <table:table-cell office:value-type="float" office:value="0.592991913746631" calcext:value-type="float">
            <text:p>0,59</text:p>
          </table:table-cell>
          <table:table-cell office:value-type="float" office:value="174063" calcext:value-type="float">
            <text:p>174063,00</text:p>
          </table:table-cell>
          <table:table-cell office:value-type="float" office:value="0.571240105540897" calcext:value-type="float">
            <text:p>0,57</text:p>
          </table:table-cell>
          <table:table-cell office:value-type="float" office:value="162465" calcext:value-type="float">
            <text:p>162465,00</text:p>
          </table:table-cell>
          <table:table-cell office:value-type="float" office:value="0.954907161803714" calcext:value-type="float">
            <text:p>0,95</text:p>
          </table:table-cell>
          <table:table-cell office:value-type="float" office:value="122529" calcext:value-type="float">
            <text:p>122529,00</text:p>
          </table:table-cell>
          <table:table-cell office:value-type="float" office:value="0.951653944020356" calcext:value-type="float">
            <text:p>0,95</text:p>
          </table:table-cell>
        </table:table-row>
        <table:table-row table:style-name="ro2">
          <table:table-cell office:value-type="float" office:value="169" calcext:value-type="float">
            <text:p>169,00</text:p>
          </table:table-cell>
          <table:table-cell office:value-type="float" office:value="180660" calcext:value-type="float">
            <text:p>180660,00</text:p>
          </table:table-cell>
          <table:table-cell office:value-type="float" office:value="0.566757493188011" calcext:value-type="float">
            <text:p>0,57</text:p>
          </table:table-cell>
          <table:table-cell office:value-type="float" office:value="186665" calcext:value-type="float">
            <text:p>186665,00</text:p>
          </table:table-cell>
          <table:table-cell office:value-type="float" office:value="0.584856396866841" calcext:value-type="float">
            <text:p>0,58</text:p>
          </table:table-cell>
          <table:table-cell office:value-type="float" office:value="123823" calcext:value-type="float">
            <text:p>123823,00</text:p>
          </table:table-cell>
          <table:table-cell office:value-type="float" office:value="0.942934782608696" calcext:value-type="float">
            <text:p>0,94</text:p>
          </table:table-cell>
          <table:table-cell office:value-type="float" office:value="145730" calcext:value-type="float">
            <text:p>145730,00</text:p>
          </table:table-cell>
          <table:table-cell office:value-type="float" office:value="0.945736434108527" calcext:value-type="float">
            <text:p>0,95</text:p>
          </table:table-cell>
        </table:table-row>
        <table:table-row table:style-name="ro2">
          <table:table-cell office:value-type="float" office:value="170" calcext:value-type="float">
            <text:p>170,00</text:p>
          </table:table-cell>
          <table:table-cell office:value-type="float" office:value="175347" calcext:value-type="float">
            <text:p>175347,00</text:p>
          </table:table-cell>
          <table:table-cell office:value-type="float" office:value="0.574270557029178" calcext:value-type="float">
            <text:p>0,57</text:p>
          </table:table-cell>
          <table:table-cell office:value-type="float" office:value="181583" calcext:value-type="float">
            <text:p>181583,00</text:p>
          </table:table-cell>
          <table:table-cell office:value-type="float" office:value="0.58102766798419" calcext:value-type="float">
            <text:p>0,58</text:p>
          </table:table-cell>
          <table:table-cell office:value-type="float" office:value="112314" calcext:value-type="float">
            <text:p>112314,00</text:p>
          </table:table-cell>
          <table:table-cell office:value-type="float" office:value="0.968586387434555" calcext:value-type="float">
            <text:p>0,97</text:p>
          </table:table-cell>
          <table:table-cell office:value-type="float" office:value="150410" calcext:value-type="float">
            <text:p>150410,00</text:p>
          </table:table-cell>
          <table:table-cell office:value-type="float" office:value="0.934177215189874" calcext:value-type="float">
            <text:p>0,93</text:p>
          </table:table-cell>
        </table:table-row>
        <table:table-row table:style-name="ro2">
          <table:table-cell office:value-type="float" office:value="171" calcext:value-type="float">
            <text:p>171,00</text:p>
          </table:table-cell>
          <table:table-cell office:value-type="float" office:value="191448" calcext:value-type="float">
            <text:p>191448,00</text:p>
          </table:table-cell>
          <table:table-cell office:value-type="float" office:value="0.583446404341927" calcext:value-type="float">
            <text:p>0,58</text:p>
          </table:table-cell>
          <table:table-cell office:value-type="float" office:value="210237" calcext:value-type="float">
            <text:p>210237,00</text:p>
          </table:table-cell>
          <table:table-cell office:value-type="float" office:value="0.609498680738786" calcext:value-type="float">
            <text:p>0,61</text:p>
          </table:table-cell>
          <table:table-cell office:value-type="float" office:value="117479" calcext:value-type="float">
            <text:p>117479,00</text:p>
          </table:table-cell>
          <table:table-cell office:value-type="float" office:value="0.951351351351351" calcext:value-type="float">
            <text:p>0,95</text:p>
          </table:table-cell>
          <table:table-cell office:value-type="float" office:value="156231" calcext:value-type="float">
            <text:p>156231,00</text:p>
          </table:table-cell>
          <table:table-cell office:value-type="float" office:value="0.93734335839599" calcext:value-type="float">
            <text:p>0,94</text:p>
          </table:table-cell>
        </table:table-row>
        <table:table-row table:style-name="ro2">
          <table:table-cell office:value-type="float" office:value="172" calcext:value-type="float">
            <text:p>172,00</text:p>
          </table:table-cell>
          <table:table-cell office:value-type="float" office:value="191330" calcext:value-type="float">
            <text:p>191330,00</text:p>
          </table:table-cell>
          <table:table-cell office:value-type="float" office:value="0.578444747612551" calcext:value-type="float">
            <text:p>0,58</text:p>
          </table:table-cell>
          <table:table-cell office:value-type="float" office:value="192651" calcext:value-type="float">
            <text:p>192651,00</text:p>
          </table:table-cell>
          <table:table-cell office:value-type="float" office:value="0.585790884718499" calcext:value-type="float">
            <text:p>0,59</text:p>
          </table:table-cell>
          <table:table-cell office:value-type="float" office:value="124123" calcext:value-type="float">
            <text:p>124123,00</text:p>
          </table:table-cell>
          <table:table-cell office:value-type="float" office:value="0.962566844919786" calcext:value-type="float">
            <text:p>0,96</text:p>
          </table:table-cell>
          <table:table-cell office:value-type="float" office:value="130925" calcext:value-type="float">
            <text:p>130925,00</text:p>
          </table:table-cell>
          <table:table-cell office:value-type="float" office:value="0.951776649746193" calcext:value-type="float">
            <text:p>0,95</text:p>
          </table:table-cell>
        </table:table-row>
        <table:table-row table:style-name="ro2">
          <table:table-cell office:value-type="float" office:value="173" calcext:value-type="float">
            <text:p>173,00</text:p>
          </table:table-cell>
          <table:table-cell office:value-type="float" office:value="190502" calcext:value-type="float">
            <text:p>190502,00</text:p>
          </table:table-cell>
          <table:table-cell office:value-type="float" office:value="0.58355795148248" calcext:value-type="float">
            <text:p>0,58</text:p>
          </table:table-cell>
          <table:table-cell office:value-type="float" office:value="195541" calcext:value-type="float">
            <text:p>195541,00</text:p>
          </table:table-cell>
          <table:table-cell office:value-type="float" office:value="0.599206349206349" calcext:value-type="float">
            <text:p>0,60</text:p>
          </table:table-cell>
          <table:table-cell office:value-type="float" office:value="119305" calcext:value-type="float">
            <text:p>119305,00</text:p>
          </table:table-cell>
          <table:table-cell office:value-type="float" office:value="0.957219251336898" calcext:value-type="float">
            <text:p>0,96</text:p>
          </table:table-cell>
          <table:table-cell office:value-type="float" office:value="147965" calcext:value-type="float">
            <text:p>147965,00</text:p>
          </table:table-cell>
          <table:table-cell office:value-type="float" office:value="0.946524064171123" calcext:value-type="float">
            <text:p>0,95</text:p>
          </table:table-cell>
        </table:table-row>
        <table:table-row table:style-name="ro2">
          <table:table-cell office:value-type="float" office:value="174" calcext:value-type="float">
            <text:p>174,00</text:p>
          </table:table-cell>
          <table:table-cell office:value-type="float" office:value="184883" calcext:value-type="float">
            <text:p>184883,00</text:p>
          </table:table-cell>
          <table:table-cell office:value-type="float" office:value="0.566939890710382" calcext:value-type="float">
            <text:p>0,57</text:p>
          </table:table-cell>
          <table:table-cell office:value-type="float" office:value="209831" calcext:value-type="float">
            <text:p>209831,00</text:p>
          </table:table-cell>
          <table:table-cell office:value-type="float" office:value="0.624836601307189" calcext:value-type="float">
            <text:p>0,62</text:p>
          </table:table-cell>
          <table:table-cell office:value-type="float" office:value="129092" calcext:value-type="float">
            <text:p>129092,00</text:p>
          </table:table-cell>
          <table:table-cell office:value-type="float" office:value="0.951482479784367" calcext:value-type="float">
            <text:p>0,95</text:p>
          </table:table-cell>
          <table:table-cell office:value-type="float" office:value="156005" calcext:value-type="float">
            <text:p>156005,00</text:p>
          </table:table-cell>
          <table:table-cell office:value-type="float" office:value="0.962593516209476" calcext:value-type="float">
            <text:p>0,96</text:p>
          </table:table-cell>
        </table:table-row>
        <table:table-row table:style-name="ro2">
          <table:table-cell office:value-type="float" office:value="175" calcext:value-type="float">
            <text:p>175,00</text:p>
          </table:table-cell>
          <table:table-cell office:value-type="float" office:value="180284" calcext:value-type="float">
            <text:p>180284,00</text:p>
          </table:table-cell>
          <table:table-cell office:value-type="float" office:value="0.564864864864865" calcext:value-type="float">
            <text:p>0,56</text:p>
          </table:table-cell>
          <table:table-cell office:value-type="float" office:value="215958" calcext:value-type="float">
            <text:p>215958,00</text:p>
          </table:table-cell>
          <table:table-cell office:value-type="float" office:value="0.626806833114323" calcext:value-type="float">
            <text:p>0,63</text:p>
          </table:table-cell>
          <table:table-cell office:value-type="float" office:value="118865" calcext:value-type="float">
            <text:p>118865,00</text:p>
          </table:table-cell>
          <table:table-cell office:value-type="float" office:value="0.959568733153639" calcext:value-type="float">
            <text:p>0,96</text:p>
          </table:table-cell>
          <table:table-cell office:value-type="float" office:value="123809" calcext:value-type="float">
            <text:p>123809,00</text:p>
          </table:table-cell>
          <table:table-cell office:value-type="float" office:value="0.962025316455696" calcext:value-type="float">
            <text:p>0,96</text:p>
          </table:table-cell>
        </table:table-row>
        <table:table-row table:style-name="ro2">
          <table:table-cell office:value-type="float" office:value="176" calcext:value-type="float">
            <text:p>176,00</text:p>
          </table:table-cell>
          <table:table-cell office:value-type="float" office:value="168751" calcext:value-type="float">
            <text:p>168751,00</text:p>
          </table:table-cell>
          <table:table-cell office:value-type="float" office:value="0.556010928961749" calcext:value-type="float">
            <text:p>0,56</text:p>
          </table:table-cell>
          <table:table-cell office:value-type="float" office:value="197769" calcext:value-type="float">
            <text:p>197769,00</text:p>
          </table:table-cell>
          <table:table-cell office:value-type="float" office:value="0.60079575596817" calcext:value-type="float">
            <text:p>0,60</text:p>
          </table:table-cell>
          <table:table-cell office:value-type="float" office:value="114944" calcext:value-type="float">
            <text:p>114944,00</text:p>
          </table:table-cell>
          <table:table-cell office:value-type="float" office:value="0.954787234042553" calcext:value-type="float">
            <text:p>0,95</text:p>
          </table:table-cell>
          <table:table-cell office:value-type="float" office:value="154121" calcext:value-type="float">
            <text:p>154121,00</text:p>
          </table:table-cell>
          <table:table-cell office:value-type="float" office:value="0.941326530612245" calcext:value-type="float">
            <text:p>0,94</text:p>
          </table:table-cell>
        </table:table-row>
        <table:table-row table:style-name="ro2">
          <table:table-cell office:value-type="float" office:value="177" calcext:value-type="float">
            <text:p>177,00</text:p>
          </table:table-cell>
          <table:table-cell office:value-type="float" office:value="162134" calcext:value-type="float">
            <text:p>162134,00</text:p>
          </table:table-cell>
          <table:table-cell office:value-type="float" office:value="0.555555555555556" calcext:value-type="float">
            <text:p>0,56</text:p>
          </table:table-cell>
          <table:table-cell office:value-type="float" office:value="205762" calcext:value-type="float">
            <text:p>205762,00</text:p>
          </table:table-cell>
          <table:table-cell office:value-type="float" office:value="0.61968085106383" calcext:value-type="float">
            <text:p>0,62</text:p>
          </table:table-cell>
          <table:table-cell office:value-type="float" office:value="150582" calcext:value-type="float">
            <text:p>150582,00</text:p>
          </table:table-cell>
          <table:table-cell office:value-type="float" office:value="0.92225201072386" calcext:value-type="float">
            <text:p>0,92</text:p>
          </table:table-cell>
          <table:table-cell office:value-type="float" office:value="117251" calcext:value-type="float">
            <text:p>117251,00</text:p>
          </table:table-cell>
          <table:table-cell office:value-type="float" office:value="0.942408376963351" calcext:value-type="float">
            <text:p>0,94</text:p>
          </table:table-cell>
        </table:table-row>
        <table:table-row table:style-name="ro2">
          <table:table-cell office:value-type="float" office:value="178" calcext:value-type="float">
            <text:p>178,00</text:p>
          </table:table-cell>
          <table:table-cell office:value-type="float" office:value="187258" calcext:value-type="float">
            <text:p>187258,00</text:p>
          </table:table-cell>
          <table:table-cell office:value-type="float" office:value="0.578018995929444" calcext:value-type="float">
            <text:p>0,58</text:p>
          </table:table-cell>
          <table:table-cell office:value-type="float" office:value="187234" calcext:value-type="float">
            <text:p>187234,00</text:p>
          </table:table-cell>
          <table:table-cell office:value-type="float" office:value="0.587301587301587" calcext:value-type="float">
            <text:p>0,59</text:p>
          </table:table-cell>
          <table:table-cell office:value-type="float" office:value="128198" calcext:value-type="float">
            <text:p>128198,00</text:p>
          </table:table-cell>
          <table:table-cell office:value-type="float" office:value="0.956639566395664" calcext:value-type="float">
            <text:p>0,96</text:p>
          </table:table-cell>
          <table:table-cell office:value-type="float" office:value="132343" calcext:value-type="float">
            <text:p>132343,00</text:p>
          </table:table-cell>
          <table:table-cell office:value-type="float" office:value="0.947643979057592" calcext:value-type="float">
            <text:p>0,95</text:p>
          </table:table-cell>
        </table:table-row>
        <table:table-row table:style-name="ro2">
          <table:table-cell office:value-type="float" office:value="179" calcext:value-type="float">
            <text:p>179,00</text:p>
          </table:table-cell>
          <table:table-cell office:value-type="float" office:value="157671" calcext:value-type="float">
            <text:p>157671,00</text:p>
          </table:table-cell>
          <table:table-cell office:value-type="float" office:value="0.53941908713693" calcext:value-type="float">
            <text:p>0,54</text:p>
          </table:table-cell>
          <table:table-cell office:value-type="float" office:value="211097" calcext:value-type="float">
            <text:p>211097,00</text:p>
          </table:table-cell>
          <table:table-cell office:value-type="float" office:value="0.608811748998665" calcext:value-type="float">
            <text:p>0,61</text:p>
          </table:table-cell>
          <table:table-cell office:value-type="float" office:value="130499" calcext:value-type="float">
            <text:p>130499,00</text:p>
          </table:table-cell>
          <table:table-cell office:value-type="float" office:value="0.956989247311828" calcext:value-type="float">
            <text:p>0,96</text:p>
          </table:table-cell>
          <table:table-cell office:value-type="float" office:value="137160" calcext:value-type="float">
            <text:p>137160,00</text:p>
          </table:table-cell>
          <table:table-cell office:value-type="float" office:value="0.940874035989717" calcext:value-type="float">
            <text:p>0,94</text:p>
          </table:table-cell>
        </table:table-row>
        <table:table-row table:style-name="ro2">
          <table:table-cell office:value-type="float" office:value="180" calcext:value-type="float">
            <text:p>180,00</text:p>
          </table:table-cell>
          <table:table-cell office:value-type="float" office:value="174858" calcext:value-type="float">
            <text:p>174858,00</text:p>
          </table:table-cell>
          <table:table-cell office:value-type="float" office:value="0.557795698924731" calcext:value-type="float">
            <text:p>0,56</text:p>
          </table:table-cell>
          <table:table-cell office:value-type="float" office:value="209371" calcext:value-type="float">
            <text:p>209371,00</text:p>
          </table:table-cell>
          <table:table-cell office:value-type="float" office:value="0.620553359683794" calcext:value-type="float">
            <text:p>0,62</text:p>
          </table:table-cell>
          <table:table-cell office:value-type="float" office:value="125421" calcext:value-type="float">
            <text:p>125421,00</text:p>
          </table:table-cell>
          <table:table-cell office:value-type="float" office:value="0.975609756097561" calcext:value-type="float">
            <text:p>0,98</text:p>
          </table:table-cell>
          <table:table-cell office:value-type="float" office:value="145907" calcext:value-type="float">
            <text:p>145907,00</text:p>
          </table:table-cell>
          <table:table-cell office:value-type="float" office:value="0.953488372093023" calcext:value-type="float">
            <text:p>0,95</text:p>
          </table:table-cell>
        </table:table-row>
        <table:table-row table:style-name="ro2">
          <table:table-cell office:value-type="float" office:value="181" calcext:value-type="float">
            <text:p>181,00</text:p>
          </table:table-cell>
          <table:table-cell office:value-type="float" office:value="162244" calcext:value-type="float">
            <text:p>162244,00</text:p>
          </table:table-cell>
          <table:table-cell office:value-type="float" office:value="0.557951482479784" calcext:value-type="float">
            <text:p>0,56</text:p>
          </table:table-cell>
          <table:table-cell office:value-type="float" office:value="208754" calcext:value-type="float">
            <text:p>208754,00</text:p>
          </table:table-cell>
          <table:table-cell office:value-type="float" office:value="0.631233595800525" calcext:value-type="float">
            <text:p>0,63</text:p>
          </table:table-cell>
          <table:table-cell office:value-type="float" office:value="120689" calcext:value-type="float">
            <text:p>120689,00</text:p>
          </table:table-cell>
          <table:table-cell office:value-type="float" office:value="0.934959349593496" calcext:value-type="float">
            <text:p>0,93</text:p>
          </table:table-cell>
          <table:table-cell office:value-type="float" office:value="141016" calcext:value-type="float">
            <text:p>141016,00</text:p>
          </table:table-cell>
          <table:table-cell office:value-type="float" office:value="0.948849104859335" calcext:value-type="float">
            <text:p>0,95</text:p>
          </table:table-cell>
        </table:table-row>
        <table:table-row table:style-name="ro2">
          <table:table-cell office:value-type="float" office:value="182" calcext:value-type="float">
            <text:p>182,00</text:p>
          </table:table-cell>
          <table:table-cell office:value-type="float" office:value="156219" calcext:value-type="float">
            <text:p>156219,00</text:p>
          </table:table-cell>
          <table:table-cell office:value-type="float" office:value="0.541383989145183" calcext:value-type="float">
            <text:p>0,54</text:p>
          </table:table-cell>
          <table:table-cell office:value-type="float" office:value="205463" calcext:value-type="float">
            <text:p>205463,00</text:p>
          </table:table-cell>
          <table:table-cell office:value-type="float" office:value="0.602666666666667" calcext:value-type="float">
            <text:p>0,60</text:p>
          </table:table-cell>
          <table:table-cell office:value-type="float" office:value="133480" calcext:value-type="float">
            <text:p>133480,00</text:p>
          </table:table-cell>
          <table:table-cell office:value-type="float" office:value="0.924932975871314" calcext:value-type="float">
            <text:p>0,92</text:p>
          </table:table-cell>
          <table:table-cell office:value-type="float" office:value="129296" calcext:value-type="float">
            <text:p>129296,00</text:p>
          </table:table-cell>
          <table:table-cell office:value-type="float" office:value="0.946291560102302" calcext:value-type="float">
            <text:p>0,95</text:p>
          </table:table-cell>
        </table:table-row>
        <table:table-row table:style-name="ro2">
          <table:table-cell office:value-type="float" office:value="183" calcext:value-type="float">
            <text:p>183,00</text:p>
          </table:table-cell>
          <table:table-cell office:value-type="float" office:value="169763" calcext:value-type="float">
            <text:p>169763,00</text:p>
          </table:table-cell>
          <table:table-cell office:value-type="float" office:value="0.558863328822733" calcext:value-type="float">
            <text:p>0,56</text:p>
          </table:table-cell>
          <table:table-cell office:value-type="float" office:value="180542" calcext:value-type="float">
            <text:p>180542,00</text:p>
          </table:table-cell>
          <table:table-cell office:value-type="float" office:value="0.586387434554974" calcext:value-type="float">
            <text:p>0,59</text:p>
          </table:table-cell>
          <table:table-cell office:value-type="float" office:value="133816" calcext:value-type="float">
            <text:p>133816,00</text:p>
          </table:table-cell>
          <table:table-cell office:value-type="float" office:value="0.946949602122016" calcext:value-type="float">
            <text:p>0,95</text:p>
          </table:table-cell>
          <table:table-cell office:value-type="float" office:value="125006" calcext:value-type="float">
            <text:p>125006,00</text:p>
          </table:table-cell>
          <table:table-cell office:value-type="float" office:value="0.950391644908616" calcext:value-type="float">
            <text:p>0,95</text:p>
          </table:table-cell>
        </table:table-row>
        <table:table-row table:style-name="ro2">
          <table:table-cell office:value-type="float" office:value="184" calcext:value-type="float">
            <text:p>184,00</text:p>
          </table:table-cell>
          <table:table-cell office:value-type="float" office:value="194876" calcext:value-type="float">
            <text:p>194876,00</text:p>
          </table:table-cell>
          <table:table-cell office:value-type="float" office:value="0.591700133868809" calcext:value-type="float">
            <text:p>0,59</text:p>
          </table:table-cell>
          <table:table-cell office:value-type="float" office:value="191328" calcext:value-type="float">
            <text:p>191328,00</text:p>
          </table:table-cell>
          <table:table-cell office:value-type="float" office:value="0.600525624178712" calcext:value-type="float">
            <text:p>0,60</text:p>
          </table:table-cell>
          <table:table-cell office:value-type="float" office:value="143654" calcext:value-type="float">
            <text:p>143654,00</text:p>
          </table:table-cell>
          <table:table-cell office:value-type="float" office:value="0.947229551451187" calcext:value-type="float">
            <text:p>0,95</text:p>
          </table:table-cell>
          <table:table-cell office:value-type="float" office:value="119843" calcext:value-type="float">
            <text:p>119843,00</text:p>
          </table:table-cell>
          <table:table-cell office:value-type="float" office:value="0.959079283887468" calcext:value-type="float">
            <text:p>0,96</text:p>
          </table:table-cell>
        </table:table-row>
        <table:table-row table:style-name="ro2">
          <table:table-cell office:value-type="float" office:value="185" calcext:value-type="float">
            <text:p>185,00</text:p>
          </table:table-cell>
          <table:table-cell office:value-type="float" office:value="181895" calcext:value-type="float">
            <text:p>181895,00</text:p>
          </table:table-cell>
          <table:table-cell office:value-type="float" office:value="0.589333333333333" calcext:value-type="float">
            <text:p>0,59</text:p>
          </table:table-cell>
          <table:table-cell office:value-type="float" office:value="197737" calcext:value-type="float">
            <text:p>197737,00</text:p>
          </table:table-cell>
          <table:table-cell office:value-type="float" office:value="0.607561929595828" calcext:value-type="float">
            <text:p>0,61</text:p>
          </table:table-cell>
          <table:table-cell office:value-type="float" office:value="138001" calcext:value-type="float">
            <text:p>138001,00</text:p>
          </table:table-cell>
          <table:table-cell office:value-type="float" office:value="0.921832884097035" calcext:value-type="float">
            <text:p>0,92</text:p>
          </table:table-cell>
          <table:table-cell office:value-type="float" office:value="149665" calcext:value-type="float">
            <text:p>149665,00</text:p>
          </table:table-cell>
          <table:table-cell office:value-type="float" office:value="0.93984962406015" calcext:value-type="float">
            <text:p>0,94</text:p>
          </table:table-cell>
        </table:table-row>
        <table:table-row table:style-name="ro2">
          <table:table-cell office:value-type="float" office:value="186" calcext:value-type="float">
            <text:p>186,00</text:p>
          </table:table-cell>
          <table:table-cell office:value-type="float" office:value="188318" calcext:value-type="float">
            <text:p>188318,00</text:p>
          </table:table-cell>
          <table:table-cell office:value-type="float" office:value="0.577597840755735" calcext:value-type="float">
            <text:p>0,58</text:p>
          </table:table-cell>
          <table:table-cell office:value-type="float" office:value="186480" calcext:value-type="float">
            <text:p>186480,00</text:p>
          </table:table-cell>
          <table:table-cell office:value-type="float" office:value="0.592105263157895" calcext:value-type="float">
            <text:p>0,59</text:p>
          </table:table-cell>
          <table:table-cell office:value-type="float" office:value="118276" calcext:value-type="float">
            <text:p>118276,00</text:p>
          </table:table-cell>
          <table:table-cell office:value-type="float" office:value="0.931506849315068" calcext:value-type="float">
            <text:p>0,93</text:p>
          </table:table-cell>
          <table:table-cell office:value-type="float" office:value="138233" calcext:value-type="float">
            <text:p>138233,00</text:p>
          </table:table-cell>
          <table:table-cell office:value-type="float" office:value="0.951030927835052" calcext:value-type="float">
            <text:p>0,95</text:p>
          </table:table-cell>
        </table:table-row>
        <table:table-row table:style-name="ro2">
          <table:table-cell office:value-type="float" office:value="187" calcext:value-type="float">
            <text:p>187,00</text:p>
          </table:table-cell>
          <table:table-cell office:value-type="float" office:value="168775" calcext:value-type="float">
            <text:p>168775,00</text:p>
          </table:table-cell>
          <table:table-cell office:value-type="float" office:value="0.548076923076923" calcext:value-type="float">
            <text:p>0,55</text:p>
          </table:table-cell>
          <table:table-cell office:value-type="float" office:value="185925" calcext:value-type="float">
            <text:p>185925,00</text:p>
          </table:table-cell>
          <table:table-cell office:value-type="float" office:value="0.589308996088657" calcext:value-type="float">
            <text:p>0,59</text:p>
          </table:table-cell>
          <table:table-cell office:value-type="float" office:value="109938" calcext:value-type="float">
            <text:p>109938,00</text:p>
          </table:table-cell>
          <table:table-cell office:value-type="float" office:value="0.965333333333333" calcext:value-type="float">
            <text:p>0,97</text:p>
          </table:table-cell>
          <table:table-cell office:value-type="float" office:value="118558" calcext:value-type="float">
            <text:p>118558,00</text:p>
          </table:table-cell>
          <table:table-cell office:value-type="float" office:value="0.94331983805668" calcext:value-type="float">
            <text:p>0,94</text:p>
          </table:table-cell>
        </table:table-row>
        <table:table-row table:style-name="ro2">
          <table:table-cell office:value-type="float" office:value="188" calcext:value-type="float">
            <text:p>188,00</text:p>
          </table:table-cell>
          <table:table-cell office:value-type="float" office:value="172952" calcext:value-type="float">
            <text:p>172952,00</text:p>
          </table:table-cell>
          <table:table-cell office:value-type="float" office:value="0.561643835616438" calcext:value-type="float">
            <text:p>0,56</text:p>
          </table:table-cell>
          <table:table-cell office:value-type="float" office:value="198187" calcext:value-type="float">
            <text:p>198187,00</text:p>
          </table:table-cell>
          <table:table-cell office:value-type="float" office:value="0.614980289093298" calcext:value-type="float">
            <text:p>0,61</text:p>
          </table:table-cell>
          <table:table-cell office:value-type="float" office:value="144734" calcext:value-type="float">
            <text:p>144734,00</text:p>
          </table:table-cell>
          <table:table-cell office:value-type="float" office:value="0.957446808510638" calcext:value-type="float">
            <text:p>0,96</text:p>
          </table:table-cell>
          <table:table-cell office:value-type="float" office:value="188829" calcext:value-type="float">
            <text:p>188829,00</text:p>
          </table:table-cell>
          <table:table-cell office:value-type="float" office:value="0.941624365482234" calcext:value-type="float">
            <text:p>0,94</text:p>
          </table:table-cell>
        </table:table-row>
        <table:table-row table:style-name="ro2">
          <table:table-cell office:value-type="float" office:value="189" calcext:value-type="float">
            <text:p>189,00</text:p>
          </table:table-cell>
          <table:table-cell office:value-type="float" office:value="170737" calcext:value-type="float">
            <text:p>170737,00</text:p>
          </table:table-cell>
          <table:table-cell office:value-type="float" office:value="0.574636723910172" calcext:value-type="float">
            <text:p>0,57</text:p>
          </table:table-cell>
          <table:table-cell office:value-type="float" office:value="194842" calcext:value-type="float">
            <text:p>194842,00</text:p>
          </table:table-cell>
          <table:table-cell office:value-type="float" office:value="0.589403973509934" calcext:value-type="float">
            <text:p>0,59</text:p>
          </table:table-cell>
          <table:table-cell office:value-type="float" office:value="142947" calcext:value-type="float">
            <text:p>142947,00</text:p>
          </table:table-cell>
          <table:table-cell office:value-type="float" office:value="0.932065217391304" calcext:value-type="float">
            <text:p>0,93</text:p>
          </table:table-cell>
          <table:table-cell office:value-type="float" office:value="133936" calcext:value-type="float">
            <text:p>133936,00</text:p>
          </table:table-cell>
          <table:table-cell office:value-type="float" office:value="0.957070707070707" calcext:value-type="float">
            <text:p>0,96</text:p>
          </table:table-cell>
        </table:table-row>
        <table:table-row table:style-name="ro2">
          <table:table-cell office:value-type="float" office:value="190" calcext:value-type="float">
            <text:p>190,00</text:p>
          </table:table-cell>
          <table:table-cell office:value-type="float" office:value="183327" calcext:value-type="float">
            <text:p>183327,00</text:p>
          </table:table-cell>
          <table:table-cell office:value-type="float" office:value="0.581989247311828" calcext:value-type="float">
            <text:p>0,58</text:p>
          </table:table-cell>
          <table:table-cell office:value-type="float" office:value="194862" calcext:value-type="float">
            <text:p>194862,00</text:p>
          </table:table-cell>
          <table:table-cell office:value-type="float" office:value="0.601307189542484" calcext:value-type="float">
            <text:p>0,60</text:p>
          </table:table-cell>
          <table:table-cell office:value-type="float" office:value="148798" calcext:value-type="float">
            <text:p>148798,00</text:p>
          </table:table-cell>
          <table:table-cell office:value-type="float" office:value="0.941333333333333" calcext:value-type="float">
            <text:p>0,94</text:p>
          </table:table-cell>
          <table:table-cell office:value-type="float" office:value="159089" calcext:value-type="float">
            <text:p>159089,00</text:p>
          </table:table-cell>
          <table:table-cell office:value-type="float" office:value="0.947780678851175" calcext:value-type="float">
            <text:p>0,95</text:p>
          </table:table-cell>
        </table:table-row>
        <table:table-row table:style-name="ro2">
          <table:table-cell office:value-type="float" office:value="191" calcext:value-type="float">
            <text:p>191,00</text:p>
          </table:table-cell>
          <table:table-cell office:value-type="float" office:value="186039" calcext:value-type="float">
            <text:p>186039,00</text:p>
          </table:table-cell>
          <table:table-cell office:value-type="float" office:value="0.583106267029973" calcext:value-type="float">
            <text:p>0,58</text:p>
          </table:table-cell>
          <table:table-cell office:value-type="float" office:value="178036" calcext:value-type="float">
            <text:p>178036,00</text:p>
          </table:table-cell>
          <table:table-cell office:value-type="float" office:value="0.571619812583668" calcext:value-type="float">
            <text:p>0,57</text:p>
          </table:table-cell>
          <table:table-cell office:value-type="float" office:value="110361" calcext:value-type="float">
            <text:p>110361,00</text:p>
          </table:table-cell>
          <table:table-cell office:value-type="float" office:value="0.96524064171123" calcext:value-type="float">
            <text:p>0,97</text:p>
          </table:table-cell>
          <table:table-cell office:value-type="float" office:value="154010" calcext:value-type="float">
            <text:p>154010,00</text:p>
          </table:table-cell>
          <table:table-cell office:value-type="float" office:value="0.950904392764858" calcext:value-type="float">
            <text:p>0,95</text:p>
          </table:table-cell>
        </table:table-row>
        <table:table-row table:style-name="ro2">
          <table:table-cell office:value-type="float" office:value="192" calcext:value-type="float">
            <text:p>192,00</text:p>
          </table:table-cell>
          <table:table-cell office:value-type="float" office:value="187154" calcext:value-type="float">
            <text:p>187154,00</text:p>
          </table:table-cell>
          <table:table-cell office:value-type="float" office:value="0.57972972972973" calcext:value-type="float">
            <text:p>0,58</text:p>
          </table:table-cell>
          <table:table-cell office:value-type="float" office:value="168241" calcext:value-type="float">
            <text:p>168241,00</text:p>
          </table:table-cell>
          <table:table-cell office:value-type="float" office:value="0.55659121171771" calcext:value-type="float">
            <text:p>0,56</text:p>
          </table:table-cell>
          <table:table-cell office:value-type="float" office:value="109031" calcext:value-type="float">
            <text:p>109031,00</text:p>
          </table:table-cell>
          <table:table-cell office:value-type="float" office:value="0.932432432432432" calcext:value-type="float">
            <text:p>0,93</text:p>
          </table:table-cell>
          <table:table-cell office:value-type="float" office:value="118515" calcext:value-type="float">
            <text:p>118515,00</text:p>
          </table:table-cell>
          <table:table-cell office:value-type="float" office:value="0.939393939393939" calcext:value-type="float">
            <text:p>0,94</text:p>
          </table:table-cell>
        </table:table-row>
        <table:table-row table:style-name="ro2">
          <table:table-cell office:value-type="float" office:value="193" calcext:value-type="float">
            <text:p>193,00</text:p>
          </table:table-cell>
          <table:table-cell office:value-type="float" office:value="188259" calcext:value-type="float">
            <text:p>188259,00</text:p>
          </table:table-cell>
          <table:table-cell office:value-type="float" office:value="0.581550802139037" calcext:value-type="float">
            <text:p>0,58</text:p>
          </table:table-cell>
          <table:table-cell office:value-type="float" office:value="199465" calcext:value-type="float">
            <text:p>199465,00</text:p>
          </table:table-cell>
          <table:table-cell office:value-type="float" office:value="0.597093791281374" calcext:value-type="float">
            <text:p>0,60</text:p>
          </table:table-cell>
          <table:table-cell office:value-type="float" office:value="131481" calcext:value-type="float">
            <text:p>131481,00</text:p>
          </table:table-cell>
          <table:table-cell office:value-type="float" office:value="0.965425531914894" calcext:value-type="float">
            <text:p>0,97</text:p>
          </table:table-cell>
          <table:table-cell office:value-type="float" office:value="150444" calcext:value-type="float">
            <text:p>150444,00</text:p>
          </table:table-cell>
          <table:table-cell office:value-type="float" office:value="0.954887218045113" calcext:value-type="float">
            <text:p>0,95</text:p>
          </table:table-cell>
        </table:table-row>
        <table:table-row table:style-name="ro2">
          <table:table-cell office:value-type="float" office:value="194" calcext:value-type="float">
            <text:p>194,00</text:p>
          </table:table-cell>
          <table:table-cell office:value-type="float" office:value="174401" calcext:value-type="float">
            <text:p>174401,00</text:p>
          </table:table-cell>
          <table:table-cell office:value-type="float" office:value="0.5656836461126" calcext:value-type="float">
            <text:p>0,57</text:p>
          </table:table-cell>
          <table:table-cell office:value-type="float" office:value="179730" calcext:value-type="float">
            <text:p>179730,00</text:p>
          </table:table-cell>
          <table:table-cell office:value-type="float" office:value="0.579920739762219" calcext:value-type="float">
            <text:p>0,58</text:p>
          </table:table-cell>
          <table:table-cell office:value-type="float" office:value="109572" calcext:value-type="float">
            <text:p>109572,00</text:p>
          </table:table-cell>
          <table:table-cell office:value-type="float" office:value="0.944" calcext:value-type="float">
            <text:p>0,94</text:p>
          </table:table-cell>
          <table:table-cell office:value-type="float" office:value="153613" calcext:value-type="float">
            <text:p>153613,00</text:p>
          </table:table-cell>
          <table:table-cell office:value-type="float" office:value="0.958549222797927" calcext:value-type="float">
            <text:p>0,96</text:p>
          </table:table-cell>
        </table:table-row>
        <table:table-row table:style-name="ro2">
          <table:table-cell office:value-type="float" office:value="195" calcext:value-type="float">
            <text:p>195,00</text:p>
          </table:table-cell>
          <table:table-cell office:value-type="float" office:value="169833" calcext:value-type="float">
            <text:p>169833,00</text:p>
          </table:table-cell>
          <table:table-cell office:value-type="float" office:value="0.558743169398907" calcext:value-type="float">
            <text:p>0,56</text:p>
          </table:table-cell>
          <table:table-cell office:value-type="float" office:value="205277" calcext:value-type="float">
            <text:p>205277,00</text:p>
          </table:table-cell>
          <table:table-cell office:value-type="float" office:value="0.611764705882353" calcext:value-type="float">
            <text:p>0,61</text:p>
          </table:table-cell>
          <table:table-cell office:value-type="float" office:value="106660" calcext:value-type="float">
            <text:p>106660,00</text:p>
          </table:table-cell>
          <table:table-cell office:value-type="float" office:value="0.911357340720222" calcext:value-type="float">
            <text:p>0,91</text:p>
          </table:table-cell>
          <table:table-cell office:value-type="float" office:value="99216" calcext:value-type="float">
            <text:p>99216,00</text:p>
          </table:table-cell>
          <table:table-cell office:value-type="float" office:value="0.958115183246073" calcext:value-type="float">
            <text:p>0,96</text:p>
          </table:table-cell>
        </table:table-row>
        <table:table-row table:style-name="ro2">
          <table:table-cell office:value-type="float" office:value="196" calcext:value-type="float">
            <text:p>196,00</text:p>
          </table:table-cell>
          <table:table-cell office:value-type="float" office:value="167027" calcext:value-type="float">
            <text:p>167027,00</text:p>
          </table:table-cell>
          <table:table-cell office:value-type="float" office:value="0.560379918588874" calcext:value-type="float">
            <text:p>0,56</text:p>
          </table:table-cell>
          <table:table-cell office:value-type="float" office:value="204587" calcext:value-type="float">
            <text:p>204587,00</text:p>
          </table:table-cell>
          <table:table-cell office:value-type="float" office:value="0.610372340425532" calcext:value-type="float">
            <text:p>0,61</text:p>
          </table:table-cell>
          <table:table-cell office:value-type="float" office:value="107063" calcext:value-type="float">
            <text:p>107063,00</text:p>
          </table:table-cell>
          <table:table-cell office:value-type="float" office:value="0.935483870967742" calcext:value-type="float">
            <text:p>0,94</text:p>
          </table:table-cell>
          <table:table-cell office:value-type="float" office:value="150464" calcext:value-type="float">
            <text:p>150464,00</text:p>
          </table:table-cell>
          <table:table-cell office:value-type="float" office:value="0.960099750623441" calcext:value-type="float">
            <text:p>0,96</text:p>
          </table:table-cell>
        </table:table-row>
        <table:table-row table:style-name="ro2">
          <table:table-cell office:value-type="float" office:value="197" calcext:value-type="float">
            <text:p>197,00</text:p>
          </table:table-cell>
          <table:table-cell office:value-type="float" office:value="179538" calcext:value-type="float">
            <text:p>179538,00</text:p>
          </table:table-cell>
          <table:table-cell office:value-type="float" office:value="0.562841530054645" calcext:value-type="float">
            <text:p>0,56</text:p>
          </table:table-cell>
          <table:table-cell office:value-type="float" office:value="191352" calcext:value-type="float">
            <text:p>191352,00</text:p>
          </table:table-cell>
          <table:table-cell office:value-type="float" office:value="0.583333333333333" calcext:value-type="float">
            <text:p>0,58</text:p>
          </table:table-cell>
          <table:table-cell office:value-type="float" office:value="112389" calcext:value-type="float">
            <text:p>112389,00</text:p>
          </table:table-cell>
          <table:table-cell office:value-type="float" office:value="0.968169761273209" calcext:value-type="float">
            <text:p>0,97</text:p>
          </table:table-cell>
          <table:table-cell office:value-type="float" office:value="151506" calcext:value-type="float">
            <text:p>151506,00</text:p>
          </table:table-cell>
          <table:table-cell office:value-type="float" office:value="0.951653944020356" calcext:value-type="float">
            <text:p>0,95</text:p>
          </table:table-cell>
        </table:table-row>
        <table:table-row table:style-name="ro2">
          <table:table-cell office:value-type="float" office:value="198" calcext:value-type="float">
            <text:p>198,00</text:p>
          </table:table-cell>
          <table:table-cell office:value-type="float" office:value="182716" calcext:value-type="float">
            <text:p>182716,00</text:p>
          </table:table-cell>
          <table:table-cell office:value-type="float" office:value="0.57986577181208" calcext:value-type="float">
            <text:p>0,58</text:p>
          </table:table-cell>
          <table:table-cell office:value-type="float" office:value="201319" calcext:value-type="float">
            <text:p>201319,00</text:p>
          </table:table-cell>
          <table:table-cell office:value-type="float" office:value="0.611688311688312" calcext:value-type="float">
            <text:p>0,61</text:p>
          </table:table-cell>
          <table:table-cell office:value-type="float" office:value="120832" calcext:value-type="float">
            <text:p>120832,00</text:p>
          </table:table-cell>
          <table:table-cell office:value-type="float" office:value="0.959459459459459" calcext:value-type="float">
            <text:p>0,96</text:p>
          </table:table-cell>
          <table:table-cell office:value-type="float" office:value="130918" calcext:value-type="float">
            <text:p>130918,00</text:p>
          </table:table-cell>
          <table:table-cell office:value-type="float" office:value="0.9625" calcext:value-type="float">
            <text:p>0,96</text:p>
          </table:table-cell>
        </table:table-row>
        <table:table-row table:style-name="ro2">
          <table:table-cell office:value-type="float" office:value="199" calcext:value-type="float">
            <text:p>199,00</text:p>
          </table:table-cell>
          <table:table-cell office:value-type="float" office:value="180953" calcext:value-type="float">
            <text:p>180953,00</text:p>
          </table:table-cell>
          <table:table-cell office:value-type="float" office:value="0.575396825396825" calcext:value-type="float">
            <text:p>0,58</text:p>
          </table:table-cell>
          <table:table-cell office:value-type="float" office:value="176595" calcext:value-type="float">
            <text:p>176595,00</text:p>
          </table:table-cell>
          <table:table-cell office:value-type="float" office:value="0.583662714097497" calcext:value-type="float">
            <text:p>0,58</text:p>
          </table:table-cell>
          <table:table-cell office:value-type="float" office:value="111610" calcext:value-type="float">
            <text:p>111610,00</text:p>
          </table:table-cell>
          <table:table-cell office:value-type="float" office:value="0.946091644204852" calcext:value-type="float">
            <text:p>0,95</text:p>
          </table:table-cell>
          <table:table-cell office:value-type="float" office:value="140127" calcext:value-type="float">
            <text:p>140127,00</text:p>
          </table:table-cell>
          <table:table-cell office:value-type="float" office:value="0.955334987593052" calcext:value-type="float">
            <text:p>0,96</text:p>
          </table:table-cell>
        </table:table-row>
        <table:table-row table:style-name="ro2">
          <table:table-cell office:value-type="float" office:value="200" calcext:value-type="float">
            <text:p>200,00</text:p>
          </table:table-cell>
          <table:table-cell office:value-type="float" office:value="169445" calcext:value-type="float">
            <text:p>169445,00</text:p>
          </table:table-cell>
          <table:table-cell office:value-type="float" office:value="0.56021650879567" calcext:value-type="float">
            <text:p>0,56</text:p>
          </table:table-cell>
          <table:table-cell office:value-type="float" office:value="174770" calcext:value-type="float">
            <text:p>174770,00</text:p>
          </table:table-cell>
          <table:table-cell office:value-type="float" office:value="0.584415584415584" calcext:value-type="float">
            <text:p>0,58</text:p>
          </table:table-cell>
          <table:table-cell office:value-type="float" office:value="119112" calcext:value-type="float">
            <text:p>119112,00</text:p>
          </table:table-cell>
          <table:table-cell office:value-type="float" office:value="0.967302452316076" calcext:value-type="float">
            <text:p>0,97</text:p>
          </table:table-cell>
          <table:table-cell office:value-type="float" office:value="149818" calcext:value-type="float">
            <text:p>149818,00</text:p>
          </table:table-cell>
          <table:table-cell office:value-type="float" office:value="0.950520833333333" calcext:value-type="float">
            <text:p>0,95</text:p>
          </table:table-cell>
        </table:table-row>
        <table:table-row table:style-name="ro2">
          <table:table-cell office:value-type="float" office:value="201" calcext:value-type="float">
            <text:p>201,00</text:p>
          </table:table-cell>
          <table:table-cell office:value-type="float" office:value="174342" calcext:value-type="float">
            <text:p>174342,00</text:p>
          </table:table-cell>
          <table:table-cell office:value-type="float" office:value="0.574468085106383" calcext:value-type="float">
            <text:p>0,57</text:p>
          </table:table-cell>
          <table:table-cell office:value-type="float" office:value="194235" calcext:value-type="float">
            <text:p>194235,00</text:p>
          </table:table-cell>
          <table:table-cell office:value-type="float" office:value="0.596026490066225" calcext:value-type="float">
            <text:p>0,60</text:p>
          </table:table-cell>
          <table:table-cell office:value-type="float" office:value="92572" calcext:value-type="float">
            <text:p>92572,00</text:p>
          </table:table-cell>
          <table:table-cell office:value-type="float" office:value="0.882513661202186" calcext:value-type="float">
            <text:p>0,88</text:p>
          </table:table-cell>
          <table:table-cell office:value-type="float" office:value="137107" calcext:value-type="float">
            <text:p>137107,00</text:p>
          </table:table-cell>
          <table:table-cell office:value-type="float" office:value="0.955665024630542" calcext:value-type="float">
            <text:p>0,96</text:p>
          </table:table-cell>
        </table:table-row>
        <table:table-row table:style-name="ro2">
          <table:table-cell office:value-type="float" office:value="202" calcext:value-type="float">
            <text:p>202,00</text:p>
          </table:table-cell>
          <table:table-cell office:value-type="float" office:value="166850" calcext:value-type="float">
            <text:p>166850,00</text:p>
          </table:table-cell>
          <table:table-cell office:value-type="float" office:value="0.546308724832215" calcext:value-type="float">
            <text:p>0,55</text:p>
          </table:table-cell>
          <table:table-cell office:value-type="float" office:value="187061" calcext:value-type="float">
            <text:p>187061,00</text:p>
          </table:table-cell>
          <table:table-cell office:value-type="float" office:value="0.590013140604468" calcext:value-type="float">
            <text:p>0,59</text:p>
          </table:table-cell>
          <table:table-cell office:value-type="float" office:value="82325" calcext:value-type="float">
            <text:p>82325,00</text:p>
          </table:table-cell>
          <table:table-cell office:value-type="float" office:value="0.930362116991643" calcext:value-type="float">
            <text:p>0,93</text:p>
          </table:table-cell>
          <table:table-cell office:value-type="float" office:value="150893" calcext:value-type="float">
            <text:p>150893,00</text:p>
          </table:table-cell>
          <table:table-cell office:value-type="float" office:value="0.934010152284264" calcext:value-type="float">
            <text:p>0,93</text:p>
          </table:table-cell>
        </table:table-row>
        <table:table-row table:style-name="ro2">
          <table:table-cell office:value-type="float" office:value="203" calcext:value-type="float">
            <text:p>203,00</text:p>
          </table:table-cell>
          <table:table-cell office:value-type="float" office:value="171871" calcext:value-type="float">
            <text:p>171871,00</text:p>
          </table:table-cell>
          <table:table-cell office:value-type="float" office:value="0.564690026954178" calcext:value-type="float">
            <text:p>0,56</text:p>
          </table:table-cell>
          <table:table-cell office:value-type="float" office:value="186099" calcext:value-type="float">
            <text:p>186099,00</text:p>
          </table:table-cell>
          <table:table-cell office:value-type="float" office:value="0.588311688311688" calcext:value-type="float">
            <text:p>0,59</text:p>
          </table:table-cell>
          <table:table-cell office:value-type="float" office:value="121163" calcext:value-type="float">
            <text:p>121163,00</text:p>
          </table:table-cell>
          <table:table-cell office:value-type="float" office:value="0.948228882833788" calcext:value-type="float">
            <text:p>0,95</text:p>
          </table:table-cell>
          <table:table-cell office:value-type="float" office:value="140777" calcext:value-type="float">
            <text:p>140777,00</text:p>
          </table:table-cell>
          <table:table-cell office:value-type="float" office:value="0.941176470588235" calcext:value-type="float">
            <text:p>0,94</text:p>
          </table:table-cell>
        </table:table-row>
        <table:table-row table:style-name="ro2">
          <table:table-cell office:value-type="float" office:value="204" calcext:value-type="float">
            <text:p>204,00</text:p>
          </table:table-cell>
          <table:table-cell office:value-type="float" office:value="170477" calcext:value-type="float">
            <text:p>170477,00</text:p>
          </table:table-cell>
          <table:table-cell office:value-type="float" office:value="0.568942436412316" calcext:value-type="float">
            <text:p>0,57</text:p>
          </table:table-cell>
          <table:table-cell office:value-type="float" office:value="201984" calcext:value-type="float">
            <text:p>201984,00</text:p>
          </table:table-cell>
          <table:table-cell office:value-type="float" office:value="0.616294349540079" calcext:value-type="float">
            <text:p>0,62</text:p>
          </table:table-cell>
          <table:table-cell office:value-type="float" office:value="127869" calcext:value-type="float">
            <text:p>127869,00</text:p>
          </table:table-cell>
          <table:table-cell office:value-type="float" office:value="0.946380697050938" calcext:value-type="float">
            <text:p>0,95</text:p>
          </table:table-cell>
          <table:table-cell office:value-type="float" office:value="161745" calcext:value-type="float">
            <text:p>161745,00</text:p>
          </table:table-cell>
          <table:table-cell office:value-type="float" office:value="0.960591133004926" calcext:value-type="float">
            <text:p>0,96</text:p>
          </table:table-cell>
        </table:table-row>
        <table:table-row table:style-name="ro2">
          <table:table-cell office:value-type="float" office:value="205" calcext:value-type="float">
            <text:p>205,00</text:p>
          </table:table-cell>
          <table:table-cell office:value-type="float" office:value="176683" calcext:value-type="float">
            <text:p>176683,00</text:p>
          </table:table-cell>
          <table:table-cell office:value-type="float" office:value="0.564" calcext:value-type="float">
            <text:p>0,56</text:p>
          </table:table-cell>
          <table:table-cell office:value-type="float" office:value="201030" calcext:value-type="float">
            <text:p>201030,00</text:p>
          </table:table-cell>
          <table:table-cell office:value-type="float" office:value="0.620645161290322" calcext:value-type="float">
            <text:p>0,62</text:p>
          </table:table-cell>
          <table:table-cell office:value-type="float" office:value="121721" calcext:value-type="float">
            <text:p>121721,00</text:p>
          </table:table-cell>
          <table:table-cell office:value-type="float" office:value="0.901907356948229" calcext:value-type="float">
            <text:p>0,90</text:p>
          </table:table-cell>
          <table:table-cell office:value-type="float" office:value="125993" calcext:value-type="float">
            <text:p>125993,00</text:p>
          </table:table-cell>
          <table:table-cell office:value-type="float" office:value="0.951530612244898" calcext:value-type="float">
            <text:p>0,95</text:p>
          </table:table-cell>
        </table:table-row>
        <table:table-row table:style-name="ro2">
          <table:table-cell office:value-type="float" office:value="206" calcext:value-type="float">
            <text:p>206,00</text:p>
          </table:table-cell>
          <table:table-cell office:value-type="float" office:value="184065" calcext:value-type="float">
            <text:p>184065,00</text:p>
          </table:table-cell>
          <table:table-cell office:value-type="float" office:value="0.572192513368984" calcext:value-type="float">
            <text:p>0,57</text:p>
          </table:table-cell>
          <table:table-cell office:value-type="float" office:value="207891" calcext:value-type="float">
            <text:p>207891,00</text:p>
          </table:table-cell>
          <table:table-cell office:value-type="float" office:value="0.613157894736842" calcext:value-type="float">
            <text:p>0,61</text:p>
          </table:table-cell>
          <table:table-cell office:value-type="float" office:value="105402" calcext:value-type="float">
            <text:p>105402,00</text:p>
          </table:table-cell>
          <table:table-cell office:value-type="float" office:value="0.961852861035422" calcext:value-type="float">
            <text:p>0,96</text:p>
          </table:table-cell>
          <table:table-cell office:value-type="float" office:value="141969" calcext:value-type="float">
            <text:p>141969,00</text:p>
          </table:table-cell>
          <table:table-cell office:value-type="float" office:value="0.940874035989717" calcext:value-type="float">
            <text:p>0,94</text:p>
          </table:table-cell>
        </table:table-row>
        <table:table-row table:style-name="ro2">
          <table:table-cell office:value-type="float" office:value="207" calcext:value-type="float">
            <text:p>207,00</text:p>
          </table:table-cell>
          <table:table-cell office:value-type="float" office:value="169017" calcext:value-type="float">
            <text:p>169017,00</text:p>
          </table:table-cell>
          <table:table-cell office:value-type="float" office:value="0.556300268096515" calcext:value-type="float">
            <text:p>0,56</text:p>
          </table:table-cell>
          <table:table-cell office:value-type="float" office:value="192160" calcext:value-type="float">
            <text:p>192160,00</text:p>
          </table:table-cell>
          <table:table-cell office:value-type="float" office:value="0.593915343915344" calcext:value-type="float">
            <text:p>0,59</text:p>
          </table:table-cell>
          <table:table-cell office:value-type="float" office:value="116902" calcext:value-type="float">
            <text:p>116902,00</text:p>
          </table:table-cell>
          <table:table-cell office:value-type="float" office:value="0.94973544973545" calcext:value-type="float">
            <text:p>0,95</text:p>
          </table:table-cell>
          <table:table-cell office:value-type="float" office:value="137031" calcext:value-type="float">
            <text:p>137031,00</text:p>
          </table:table-cell>
          <table:table-cell office:value-type="float" office:value="0.946428571428571" calcext:value-type="float">
            <text:p>0,95</text:p>
          </table:table-cell>
        </table:table-row>
        <table:table-row table:style-name="ro2">
          <table:table-cell office:value-type="float" office:value="208" calcext:value-type="float">
            <text:p>208,00</text:p>
          </table:table-cell>
          <table:table-cell office:value-type="float" office:value="183788" calcext:value-type="float">
            <text:p>183788,00</text:p>
          </table:table-cell>
          <table:table-cell office:value-type="float" office:value="0.568870523415978" calcext:value-type="float">
            <text:p>0,57</text:p>
          </table:table-cell>
          <table:table-cell office:value-type="float" office:value="202431" calcext:value-type="float">
            <text:p>202431,00</text:p>
          </table:table-cell>
          <table:table-cell office:value-type="float" office:value="0.617493472584856" calcext:value-type="float">
            <text:p>0,62</text:p>
          </table:table-cell>
          <table:table-cell office:value-type="float" office:value="111704" calcext:value-type="float">
            <text:p>111704,00</text:p>
          </table:table-cell>
          <table:table-cell office:value-type="float" office:value="0.962666666666667" calcext:value-type="float">
            <text:p>0,96</text:p>
          </table:table-cell>
          <table:table-cell office:value-type="float" office:value="155697" calcext:value-type="float">
            <text:p>155697,00</text:p>
          </table:table-cell>
          <table:table-cell office:value-type="float" office:value="0.961734693877551" calcext:value-type="float">
            <text:p>0,96</text:p>
          </table:table-cell>
        </table:table-row>
        <table:table-row table:style-name="ro2">
          <table:table-cell office:value-type="float" office:value="209" calcext:value-type="float">
            <text:p>209,00</text:p>
          </table:table-cell>
          <table:table-cell office:value-type="float" office:value="178624" calcext:value-type="float">
            <text:p>178624,00</text:p>
          </table:table-cell>
          <table:table-cell office:value-type="float" office:value="0.56027397260274" calcext:value-type="float">
            <text:p>0,56</text:p>
          </table:table-cell>
          <table:table-cell office:value-type="float" office:value="214440" calcext:value-type="float">
            <text:p>214440,00</text:p>
          </table:table-cell>
          <table:table-cell office:value-type="float" office:value="0.615789473684211" calcext:value-type="float">
            <text:p>0,62</text:p>
          </table:table-cell>
          <table:table-cell office:value-type="float" office:value="126537" calcext:value-type="float">
            <text:p>126537,00</text:p>
          </table:table-cell>
          <table:table-cell office:value-type="float" office:value="0.930851063829787" calcext:value-type="float">
            <text:p>0,93</text:p>
          </table:table-cell>
          <table:table-cell office:value-type="float" office:value="130189" calcext:value-type="float">
            <text:p>130189,00</text:p>
          </table:table-cell>
          <table:table-cell office:value-type="float" office:value="0.95360824742268" calcext:value-type="float">
            <text:p>0,95</text:p>
          </table:table-cell>
        </table:table-row>
        <table:table-row table:style-name="ro2">
          <table:table-cell office:value-type="float" office:value="210" calcext:value-type="float">
            <text:p>210,00</text:p>
          </table:table-cell>
          <table:table-cell office:value-type="float" office:value="148346" calcext:value-type="float">
            <text:p>148346,00</text:p>
          </table:table-cell>
          <table:table-cell office:value-type="float" office:value="0.53475935828877" calcext:value-type="float">
            <text:p>0,53</text:p>
          </table:table-cell>
          <table:table-cell office:value-type="float" office:value="180339" calcext:value-type="float">
            <text:p>180339,00</text:p>
          </table:table-cell>
          <table:table-cell office:value-type="float" office:value="0.588005215123859" calcext:value-type="float">
            <text:p>0,59</text:p>
          </table:table-cell>
          <table:table-cell office:value-type="float" office:value="131147" calcext:value-type="float">
            <text:p>131147,00</text:p>
          </table:table-cell>
          <table:table-cell office:value-type="float" office:value="0.951871657754011" calcext:value-type="float">
            <text:p>0,95</text:p>
          </table:table-cell>
          <table:table-cell office:value-type="float" office:value="129434" calcext:value-type="float">
            <text:p>129434,00</text:p>
          </table:table-cell>
          <table:table-cell office:value-type="float" office:value="0.959390862944162" calcext:value-type="float">
            <text:p>0,96</text:p>
          </table:table-cell>
        </table:table-row>
        <table:table-row table:style-name="ro2">
          <table:table-cell office:value-type="float" office:value="211" calcext:value-type="float">
            <text:p>211,00</text:p>
          </table:table-cell>
          <table:table-cell office:value-type="float" office:value="171569" calcext:value-type="float">
            <text:p>171569,00</text:p>
          </table:table-cell>
          <table:table-cell office:value-type="float" office:value="0.557534246575342" calcext:value-type="float">
            <text:p>0,56</text:p>
          </table:table-cell>
          <table:table-cell office:value-type="float" office:value="200213" calcext:value-type="float">
            <text:p>200213,00</text:p>
          </table:table-cell>
          <table:table-cell office:value-type="float" office:value="0.602362204724409" calcext:value-type="float">
            <text:p>0,60</text:p>
          </table:table-cell>
          <table:table-cell office:value-type="float" office:value="83824" calcext:value-type="float">
            <text:p>83824,00</text:p>
          </table:table-cell>
          <table:table-cell office:value-type="float" office:value="0.853591160220994" calcext:value-type="float">
            <text:p>0,85</text:p>
          </table:table-cell>
          <table:table-cell office:value-type="float" office:value="148935" calcext:value-type="float">
            <text:p>148935,00</text:p>
          </table:table-cell>
          <table:table-cell office:value-type="float" office:value="0.953846153846154" calcext:value-type="float">
            <text:p>0,95</text:p>
          </table:table-cell>
        </table:table-row>
        <table:table-row table:style-name="ro2">
          <table:table-cell office:value-type="float" office:value="212" calcext:value-type="float">
            <text:p>212,00</text:p>
          </table:table-cell>
          <table:table-cell office:value-type="float" office:value="187295" calcext:value-type="float">
            <text:p>187295,00</text:p>
          </table:table-cell>
          <table:table-cell office:value-type="float" office:value="0.581521739130435" calcext:value-type="float">
            <text:p>0,58</text:p>
          </table:table-cell>
          <table:table-cell office:value-type="float" office:value="197590" calcext:value-type="float">
            <text:p>197590,00</text:p>
          </table:table-cell>
          <table:table-cell office:value-type="float" office:value="0.594202898550725" calcext:value-type="float">
            <text:p>0,59</text:p>
          </table:table-cell>
          <table:table-cell office:value-type="float" office:value="103678" calcext:value-type="float">
            <text:p>103678,00</text:p>
          </table:table-cell>
          <table:table-cell office:value-type="float" office:value="0.896739130434783" calcext:value-type="float">
            <text:p>0,90</text:p>
          </table:table-cell>
          <table:table-cell office:value-type="float" office:value="148655" calcext:value-type="float">
            <text:p>148655,00</text:p>
          </table:table-cell>
          <table:table-cell office:value-type="float" office:value="0.959697732997481" calcext:value-type="float">
            <text:p>0,96</text:p>
          </table:table-cell>
        </table:table-row>
        <table:table-row table:style-name="ro2">
          <table:table-cell office:value-type="float" office:value="213" calcext:value-type="float">
            <text:p>213,00</text:p>
          </table:table-cell>
          <table:table-cell office:value-type="float" office:value="186947" calcext:value-type="float">
            <text:p>186947,00</text:p>
          </table:table-cell>
          <table:table-cell office:value-type="float" office:value="0.591891891891892" calcext:value-type="float">
            <text:p>0,59</text:p>
          </table:table-cell>
          <table:table-cell office:value-type="float" office:value="210070" calcext:value-type="float">
            <text:p>210070,00</text:p>
          </table:table-cell>
          <table:table-cell office:value-type="float" office:value="0.620871862615588" calcext:value-type="float">
            <text:p>0,62</text:p>
          </table:table-cell>
          <table:table-cell office:value-type="float" office:value="117873" calcext:value-type="float">
            <text:p>117873,00</text:p>
          </table:table-cell>
          <table:table-cell office:value-type="float" office:value="0.921409214092141" calcext:value-type="float">
            <text:p>0,92</text:p>
          </table:table-cell>
          <table:table-cell office:value-type="float" office:value="138862" calcext:value-type="float">
            <text:p>138862,00</text:p>
          </table:table-cell>
          <table:table-cell office:value-type="float" office:value="0.941326530612245" calcext:value-type="float">
            <text:p>0,94</text:p>
          </table:table-cell>
        </table:table-row>
        <table:table-row table:style-name="ro2">
          <table:table-cell office:value-type="float" office:value="214" calcext:value-type="float">
            <text:p>214,00</text:p>
          </table:table-cell>
          <table:table-cell office:value-type="float" office:value="161621" calcext:value-type="float">
            <text:p>161621,00</text:p>
          </table:table-cell>
          <table:table-cell office:value-type="float" office:value="0.542349726775956" calcext:value-type="float">
            <text:p>0,54</text:p>
          </table:table-cell>
          <table:table-cell office:value-type="float" office:value="212330" calcext:value-type="float">
            <text:p>212330,00</text:p>
          </table:table-cell>
          <table:table-cell office:value-type="float" office:value="0.604806408544726" calcext:value-type="float">
            <text:p>0,60</text:p>
          </table:table-cell>
          <table:table-cell office:value-type="float" office:value="100833" calcext:value-type="float">
            <text:p>100833,00</text:p>
          </table:table-cell>
          <table:table-cell office:value-type="float" office:value="0.852861035422343" calcext:value-type="float">
            <text:p>0,85</text:p>
          </table:table-cell>
          <table:table-cell office:value-type="float" office:value="142894" calcext:value-type="float">
            <text:p>142894,00</text:p>
          </table:table-cell>
          <table:table-cell office:value-type="float" office:value="0.945736434108527" calcext:value-type="float">
            <text:p>0,95</text:p>
          </table:table-cell>
        </table:table-row>
        <table:table-row table:style-name="ro2">
          <table:table-cell office:value-type="float" office:value="215" calcext:value-type="float">
            <text:p>215,00</text:p>
          </table:table-cell>
          <table:table-cell office:value-type="float" office:value="186935" calcext:value-type="float">
            <text:p>186935,00</text:p>
          </table:table-cell>
          <table:table-cell office:value-type="float" office:value="0.582109479305741" calcext:value-type="float">
            <text:p>0,58</text:p>
          </table:table-cell>
          <table:table-cell office:value-type="float" office:value="208545" calcext:value-type="float">
            <text:p>208545,00</text:p>
          </table:table-cell>
          <table:table-cell office:value-type="float" office:value="0.609271523178808" calcext:value-type="float">
            <text:p>0,61</text:p>
          </table:table-cell>
          <table:table-cell office:value-type="float" office:value="67305" calcext:value-type="float">
            <text:p>67305,00</text:p>
          </table:table-cell>
          <table:table-cell office:value-type="float" office:value="0.8" calcext:value-type="float">
            <text:p>0,80</text:p>
          </table:table-cell>
          <table:table-cell office:value-type="float" office:value="134291" calcext:value-type="float">
            <text:p>134291,00</text:p>
          </table:table-cell>
          <table:table-cell office:value-type="float" office:value="0.948019801980198" calcext:value-type="float">
            <text:p>0,95</text:p>
          </table:table-cell>
        </table:table-row>
        <table:table-row table:style-name="ro2">
          <table:table-cell office:value-type="float" office:value="216" calcext:value-type="float">
            <text:p>216,00</text:p>
          </table:table-cell>
          <table:table-cell office:value-type="float" office:value="177891" calcext:value-type="float">
            <text:p>177891,00</text:p>
          </table:table-cell>
          <table:table-cell office:value-type="float" office:value="0.567967698519515" calcext:value-type="float">
            <text:p>0,57</text:p>
          </table:table-cell>
          <table:table-cell office:value-type="float" office:value="220397" calcext:value-type="float">
            <text:p>220397,00</text:p>
          </table:table-cell>
          <table:table-cell office:value-type="float" office:value="0.627659574468085" calcext:value-type="float">
            <text:p>0,63</text:p>
          </table:table-cell>
          <table:table-cell office:value-type="float" office:value="120212" calcext:value-type="float">
            <text:p>120212,00</text:p>
          </table:table-cell>
          <table:table-cell office:value-type="float" office:value="0.962162162162162" calcext:value-type="float">
            <text:p>0,96</text:p>
          </table:table-cell>
          <table:table-cell office:value-type="float" office:value="150027" calcext:value-type="float">
            <text:p>150027,00</text:p>
          </table:table-cell>
          <table:table-cell office:value-type="float" office:value="0.961734693877551" calcext:value-type="float">
            <text:p>0,96</text:p>
          </table:table-cell>
        </table:table-row>
        <table:table-row table:style-name="ro2">
          <table:table-cell office:value-type="float" office:value="217" calcext:value-type="float">
            <text:p>217,00</text:p>
          </table:table-cell>
          <table:table-cell office:value-type="float" office:value="197154" calcext:value-type="float">
            <text:p>197154,00</text:p>
          </table:table-cell>
          <table:table-cell office:value-type="float" office:value="0.607816711590296" calcext:value-type="float">
            <text:p>0,61</text:p>
          </table:table-cell>
          <table:table-cell office:value-type="float" office:value="189816" calcext:value-type="float">
            <text:p>189816,00</text:p>
          </table:table-cell>
          <table:table-cell office:value-type="float" office:value="0.58421052631579" calcext:value-type="float">
            <text:p>0,58</text:p>
          </table:table-cell>
          <table:table-cell office:value-type="float" office:value="105085" calcext:value-type="float">
            <text:p>105085,00</text:p>
          </table:table-cell>
          <table:table-cell office:value-type="float" office:value="0.91304347826087" calcext:value-type="float">
            <text:p>0,91</text:p>
          </table:table-cell>
          <table:table-cell office:value-type="float" office:value="142720" calcext:value-type="float">
            <text:p>142720,00</text:p>
          </table:table-cell>
          <table:table-cell office:value-type="float" office:value="0.938618925831202" calcext:value-type="float">
            <text:p>0,94</text:p>
          </table:table-cell>
        </table:table-row>
        <table:table-row table:style-name="ro2">
          <table:table-cell office:value-type="float" office:value="218" calcext:value-type="float">
            <text:p>218,00</text:p>
          </table:table-cell>
          <table:table-cell office:value-type="float" office:value="188543" calcext:value-type="float">
            <text:p>188543,00</text:p>
          </table:table-cell>
          <table:table-cell office:value-type="float" office:value="0.584905660377358" calcext:value-type="float">
            <text:p>0,58</text:p>
          </table:table-cell>
          <table:table-cell office:value-type="float" office:value="198756" calcext:value-type="float">
            <text:p>198756,00</text:p>
          </table:table-cell>
          <table:table-cell office:value-type="float" office:value="0.598944591029024" calcext:value-type="float">
            <text:p>0,60</text:p>
          </table:table-cell>
          <table:table-cell office:value-type="float" office:value="118008" calcext:value-type="float">
            <text:p>118008,00</text:p>
          </table:table-cell>
          <table:table-cell office:value-type="float" office:value="0.962666666666667" calcext:value-type="float">
            <text:p>0,96</text:p>
          </table:table-cell>
          <table:table-cell office:value-type="float" office:value="126535" calcext:value-type="float">
            <text:p>126535,00</text:p>
          </table:table-cell>
          <table:table-cell office:value-type="float" office:value="0.956852791878173" calcext:value-type="float">
            <text:p>0,96</text:p>
          </table:table-cell>
        </table:table-row>
        <table:table-row table:style-name="ro2">
          <table:table-cell office:value-type="float" office:value="219" calcext:value-type="float">
            <text:p>219,00</text:p>
          </table:table-cell>
          <table:table-cell office:value-type="float" office:value="156926" calcext:value-type="float">
            <text:p>156926,00</text:p>
          </table:table-cell>
          <table:table-cell office:value-type="float" office:value="0.554803788903924" calcext:value-type="float">
            <text:p>0,55</text:p>
          </table:table-cell>
          <table:table-cell office:value-type="float" office:value="207243" calcext:value-type="float">
            <text:p>207243,00</text:p>
          </table:table-cell>
          <table:table-cell office:value-type="float" office:value="0.614882506527415" calcext:value-type="float">
            <text:p>0,61</text:p>
          </table:table-cell>
          <table:table-cell office:value-type="float" office:value="116116" calcext:value-type="float">
            <text:p>116116,00</text:p>
          </table:table-cell>
          <table:table-cell office:value-type="float" office:value="0.953929539295393" calcext:value-type="float">
            <text:p>0,95</text:p>
          </table:table-cell>
          <table:table-cell office:value-type="float" office:value="129263" calcext:value-type="float">
            <text:p>129263,00</text:p>
          </table:table-cell>
          <table:table-cell office:value-type="float" office:value="0.957070707070707" calcext:value-type="float">
            <text:p>0,96</text:p>
          </table:table-cell>
        </table:table-row>
        <table:table-row table:style-name="ro2">
          <table:table-cell office:value-type="float" office:value="220" calcext:value-type="float">
            <text:p>220,00</text:p>
          </table:table-cell>
          <table:table-cell office:value-type="float" office:value="177823" calcext:value-type="float">
            <text:p>177823,00</text:p>
          </table:table-cell>
          <table:table-cell office:value-type="float" office:value="0.553306342780027" calcext:value-type="float">
            <text:p>0,55</text:p>
          </table:table-cell>
          <table:table-cell office:value-type="float" office:value="187809" calcext:value-type="float">
            <text:p>187809,00</text:p>
          </table:table-cell>
          <table:table-cell office:value-type="float" office:value="0.601315789473684" calcext:value-type="float">
            <text:p>0,60</text:p>
          </table:table-cell>
          <table:table-cell office:value-type="float" office:value="101871" calcext:value-type="float">
            <text:p>101871,00</text:p>
          </table:table-cell>
          <table:table-cell office:value-type="float" office:value="0.958563535911602" calcext:value-type="float">
            <text:p>0,96</text:p>
          </table:table-cell>
          <table:table-cell office:value-type="float" office:value="150588" calcext:value-type="float">
            <text:p>150588,00</text:p>
          </table:table-cell>
          <table:table-cell office:value-type="float" office:value="0.952261306532663" calcext:value-type="float">
            <text:p>0,95</text:p>
          </table:table-cell>
        </table:table-row>
        <table:table-row table:style-name="ro2">
          <table:table-cell office:value-type="float" office:value="221" calcext:value-type="float">
            <text:p>221,00</text:p>
          </table:table-cell>
          <table:table-cell office:value-type="float" office:value="190799" calcext:value-type="float">
            <text:p>190799,00</text:p>
          </table:table-cell>
          <table:table-cell office:value-type="float" office:value="0.589333333333333" calcext:value-type="float">
            <text:p>0,59</text:p>
          </table:table-cell>
          <table:table-cell office:value-type="float" office:value="181950" calcext:value-type="float">
            <text:p>181950,00</text:p>
          </table:table-cell>
          <table:table-cell office:value-type="float" office:value="0.575558475689882" calcext:value-type="float">
            <text:p>0,58</text:p>
          </table:table-cell>
          <table:table-cell office:value-type="float" office:value="149441" calcext:value-type="float">
            <text:p>149441,00</text:p>
          </table:table-cell>
          <table:table-cell office:value-type="float" office:value="0.933155080213904" calcext:value-type="float">
            <text:p>0,93</text:p>
          </table:table-cell>
          <table:table-cell office:value-type="float" office:value="136565" calcext:value-type="float">
            <text:p>136565,00</text:p>
          </table:table-cell>
          <table:table-cell office:value-type="float" office:value="0.951406649616368" calcext:value-type="float">
            <text:p>0,95</text:p>
          </table:table-cell>
        </table:table-row>
        <table:table-row table:style-name="ro2">
          <table:table-cell office:value-type="float" office:value="222" calcext:value-type="float">
            <text:p>222,00</text:p>
          </table:table-cell>
          <table:table-cell office:value-type="float" office:value="171730" calcext:value-type="float">
            <text:p>171730,00</text:p>
          </table:table-cell>
          <table:table-cell office:value-type="float" office:value="0.560747663551402" calcext:value-type="float">
            <text:p>0,56</text:p>
          </table:table-cell>
          <table:table-cell office:value-type="float" office:value="157851" calcext:value-type="float">
            <text:p>157851,00</text:p>
          </table:table-cell>
          <table:table-cell office:value-type="float" office:value="0.58005249343832" calcext:value-type="float">
            <text:p>0,58</text:p>
          </table:table-cell>
          <table:table-cell office:value-type="float" office:value="122725" calcext:value-type="float">
            <text:p>122725,00</text:p>
          </table:table-cell>
          <table:table-cell office:value-type="float" office:value="0.948924731182796" calcext:value-type="float">
            <text:p>0,95</text:p>
          </table:table-cell>
          <table:table-cell office:value-type="float" office:value="149597" calcext:value-type="float">
            <text:p>149597,00</text:p>
          </table:table-cell>
          <table:table-cell office:value-type="float" office:value="0.948849104859335" calcext:value-type="float">
            <text:p>0,95</text:p>
          </table:table-cell>
        </table:table-row>
        <table:table-row table:style-name="ro2">
          <table:table-cell office:value-type="float" office:value="223" calcext:value-type="float">
            <text:p>223,00</text:p>
          </table:table-cell>
          <table:table-cell office:value-type="float" office:value="170313" calcext:value-type="float">
            <text:p>170313,00</text:p>
          </table:table-cell>
          <table:table-cell office:value-type="float" office:value="0.561238223418573" calcext:value-type="float">
            <text:p>0,56</text:p>
          </table:table-cell>
          <table:table-cell office:value-type="float" office:value="206773" calcext:value-type="float">
            <text:p>206773,00</text:p>
          </table:table-cell>
          <table:table-cell office:value-type="float" office:value="0.605298013245033" calcext:value-type="float">
            <text:p>0,61</text:p>
          </table:table-cell>
          <table:table-cell office:value-type="float" office:value="128802" calcext:value-type="float">
            <text:p>128802,00</text:p>
          </table:table-cell>
          <table:table-cell office:value-type="float" office:value="0.959785522788204" calcext:value-type="float">
            <text:p>0,96</text:p>
          </table:table-cell>
          <table:table-cell office:value-type="float" office:value="133715" calcext:value-type="float">
            <text:p>133715,00</text:p>
          </table:table-cell>
          <table:table-cell office:value-type="float" office:value="0.954314720812183" calcext:value-type="float">
            <text:p>0,95</text:p>
          </table:table-cell>
        </table:table-row>
        <table:table-row table:style-name="ro2">
          <table:table-cell office:value-type="float" office:value="224" calcext:value-type="float">
            <text:p>224,00</text:p>
          </table:table-cell>
          <table:table-cell office:value-type="float" office:value="176588" calcext:value-type="float">
            <text:p>176588,00</text:p>
          </table:table-cell>
          <table:table-cell office:value-type="float" office:value="0.561736770691995" calcext:value-type="float">
            <text:p>0,56</text:p>
          </table:table-cell>
          <table:table-cell office:value-type="float" office:value="204911" calcext:value-type="float">
            <text:p>204911,00</text:p>
          </table:table-cell>
          <table:table-cell office:value-type="float" office:value="0.602631578947368" calcext:value-type="float">
            <text:p>0,60</text:p>
          </table:table-cell>
          <table:table-cell office:value-type="float" office:value="85670" calcext:value-type="float">
            <text:p>85670,00</text:p>
          </table:table-cell>
          <table:table-cell office:value-type="float" office:value="0.850574712643678" calcext:value-type="float">
            <text:p>0,85</text:p>
          </table:table-cell>
          <table:table-cell office:value-type="float" office:value="133712" calcext:value-type="float">
            <text:p>133712,00</text:p>
          </table:table-cell>
          <table:table-cell office:value-type="float" office:value="0.951776649746193" calcext:value-type="float">
            <text:p>0,95</text:p>
          </table:table-cell>
        </table:table-row>
        <table:table-row table:style-name="ro2">
          <table:table-cell office:value-type="float" office:value="225" calcext:value-type="float">
            <text:p>225,00</text:p>
          </table:table-cell>
          <table:table-cell office:value-type="float" office:value="163320" calcext:value-type="float">
            <text:p>163320,00</text:p>
          </table:table-cell>
          <table:table-cell office:value-type="float" office:value="0.551539491298527" calcext:value-type="float">
            <text:p>0,55</text:p>
          </table:table-cell>
          <table:table-cell office:value-type="float" office:value="208042" calcext:value-type="float">
            <text:p>208042,00</text:p>
          </table:table-cell>
          <table:table-cell office:value-type="float" office:value="0.611842105263158" calcext:value-type="float">
            <text:p>0,61</text:p>
          </table:table-cell>
          <table:table-cell office:value-type="float" office:value="87575" calcext:value-type="float">
            <text:p>87575,00</text:p>
          </table:table-cell>
          <table:table-cell office:value-type="float" office:value="0.854341736694678" calcext:value-type="float">
            <text:p>0,85</text:p>
          </table:table-cell>
          <table:table-cell office:value-type="float" office:value="130949" calcext:value-type="float">
            <text:p>130949,00</text:p>
          </table:table-cell>
          <table:table-cell office:value-type="float" office:value="0.951282051282051" calcext:value-type="float">
            <text:p>0,95</text:p>
          </table:table-cell>
        </table:table-row>
        <table:table-row table:style-name="ro2">
          <table:table-cell office:value-type="float" office:value="226" calcext:value-type="float">
            <text:p>226,00</text:p>
          </table:table-cell>
          <table:table-cell office:value-type="float" office:value="164352" calcext:value-type="float">
            <text:p>164352,00</text:p>
          </table:table-cell>
          <table:table-cell office:value-type="float" office:value="0.56763925729443" calcext:value-type="float">
            <text:p>0,57</text:p>
          </table:table-cell>
          <table:table-cell office:value-type="float" office:value="191409" calcext:value-type="float">
            <text:p>191409,00</text:p>
          </table:table-cell>
          <table:table-cell office:value-type="float" office:value="0.577689243027888" calcext:value-type="float">
            <text:p>0,58</text:p>
          </table:table-cell>
          <table:table-cell office:value-type="float" office:value="123938" calcext:value-type="float">
            <text:p>123938,00</text:p>
          </table:table-cell>
          <table:table-cell office:value-type="float" office:value="0.923482849604222" calcext:value-type="float">
            <text:p>0,92</text:p>
          </table:table-cell>
          <table:table-cell office:value-type="float" office:value="139486" calcext:value-type="float">
            <text:p>139486,00</text:p>
          </table:table-cell>
          <table:table-cell office:value-type="float" office:value="0.958005249343832" calcext:value-type="float">
            <text:p>0,96</text:p>
          </table:table-cell>
        </table:table-row>
        <table:table-row table:style-name="ro2">
          <table:table-cell office:value-type="float" office:value="227" calcext:value-type="float">
            <text:p>227,00</text:p>
          </table:table-cell>
          <table:table-cell office:value-type="float" office:value="181605" calcext:value-type="float">
            <text:p>181605,00</text:p>
          </table:table-cell>
          <table:table-cell office:value-type="float" office:value="0.563093622795115" calcext:value-type="float">
            <text:p>0,56</text:p>
          </table:table-cell>
          <table:table-cell office:value-type="float" office:value="206240" calcext:value-type="float">
            <text:p>206240,00</text:p>
          </table:table-cell>
          <table:table-cell office:value-type="float" office:value="0.615283267457181" calcext:value-type="float">
            <text:p>0,62</text:p>
          </table:table-cell>
          <table:table-cell office:value-type="float" office:value="123616" calcext:value-type="float">
            <text:p>123616,00</text:p>
          </table:table-cell>
          <table:table-cell office:value-type="float" office:value="0.948228882833788" calcext:value-type="float">
            <text:p>0,95</text:p>
          </table:table-cell>
          <table:table-cell office:value-type="float" office:value="142653" calcext:value-type="float">
            <text:p>142653,00</text:p>
          </table:table-cell>
          <table:table-cell office:value-type="float" office:value="0.946564885496183" calcext:value-type="float">
            <text:p>0,95</text:p>
          </table:table-cell>
        </table:table-row>
        <table:table-row table:style-name="ro2">
          <table:table-cell office:value-type="float" office:value="228" calcext:value-type="float">
            <text:p>228,00</text:p>
          </table:table-cell>
          <table:table-cell office:value-type="float" office:value="167257" calcext:value-type="float">
            <text:p>167257,00</text:p>
          </table:table-cell>
          <table:table-cell office:value-type="float" office:value="0.536152796725784" calcext:value-type="float">
            <text:p>0,54</text:p>
          </table:table-cell>
          <table:table-cell office:value-type="float" office:value="197071" calcext:value-type="float">
            <text:p>197071,00</text:p>
          </table:table-cell>
          <table:table-cell office:value-type="float" office:value="0.590909090909091" calcext:value-type="float">
            <text:p>0,59</text:p>
          </table:table-cell>
          <table:table-cell office:value-type="float" office:value="153726" calcext:value-type="float">
            <text:p>153726,00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138801" calcext:value-type="float">
            <text:p>138801,00</text:p>
          </table:table-cell>
          <table:table-cell office:value-type="float" office:value="0.947103274559194" calcext:value-type="float">
            <text:p>0,95</text:p>
          </table:table-cell>
        </table:table-row>
        <table:table-row table:style-name="ro2">
          <table:table-cell office:value-type="float" office:value="229" calcext:value-type="float">
            <text:p>229,00</text:p>
          </table:table-cell>
          <table:table-cell office:value-type="float" office:value="175727" calcext:value-type="float">
            <text:p>175727,00</text:p>
          </table:table-cell>
          <table:table-cell office:value-type="float" office:value="0.570080862533693" calcext:value-type="float">
            <text:p>0,57</text:p>
          </table:table-cell>
          <table:table-cell office:value-type="float" office:value="166169" calcext:value-type="float">
            <text:p>166169,00</text:p>
          </table:table-cell>
          <table:table-cell office:value-type="float" office:value="0.562248995983936" calcext:value-type="float">
            <text:p>0,56</text:p>
          </table:table-cell>
          <table:table-cell office:value-type="float" office:value="128418" calcext:value-type="float">
            <text:p>128418,00</text:p>
          </table:table-cell>
          <table:table-cell office:value-type="float" office:value="0.951612903225806" calcext:value-type="float">
            <text:p>0,95</text:p>
          </table:table-cell>
          <table:table-cell office:value-type="float" office:value="145168" calcext:value-type="float">
            <text:p>145168,00</text:p>
          </table:table-cell>
          <table:table-cell office:value-type="float" office:value="0.937984496124031" calcext:value-type="float">
            <text:p>0,94</text:p>
          </table:table-cell>
        </table:table-row>
        <table:table-row table:style-name="ro2">
          <table:table-cell office:value-type="float" office:value="230" calcext:value-type="float">
            <text:p>230,00</text:p>
          </table:table-cell>
          <table:table-cell office:value-type="float" office:value="160866" calcext:value-type="float">
            <text:p>160866,00</text:p>
          </table:table-cell>
          <table:table-cell office:value-type="float" office:value="0.550938337801609" calcext:value-type="float">
            <text:p>0,55</text:p>
          </table:table-cell>
          <table:table-cell office:value-type="float" office:value="194853" calcext:value-type="float">
            <text:p>194853,00</text:p>
          </table:table-cell>
          <table:table-cell office:value-type="float" office:value="0.603448275862069" calcext:value-type="float">
            <text:p>0,60</text:p>
          </table:table-cell>
          <table:table-cell office:value-type="float" office:value="142431" calcext:value-type="float">
            <text:p>142431,00</text:p>
          </table:table-cell>
          <table:table-cell office:value-type="float" office:value="0.923076923076923" calcext:value-type="float">
            <text:p>0,92</text:p>
          </table:table-cell>
          <table:table-cell office:value-type="float" office:value="117497" calcext:value-type="float">
            <text:p>117497,00</text:p>
          </table:table-cell>
          <table:table-cell office:value-type="float" office:value="0.954314720812183" calcext:value-type="float">
            <text:p>0,95</text:p>
          </table:table-cell>
        </table:table-row>
        <table:table-row table:style-name="ro2">
          <table:table-cell office:value-type="float" office:value="231" calcext:value-type="float">
            <text:p>231,00</text:p>
          </table:table-cell>
          <table:table-cell office:value-type="float" office:value="181780" calcext:value-type="float">
            <text:p>181780,00</text:p>
          </table:table-cell>
          <table:table-cell office:value-type="float" office:value="0.569688768606225" calcext:value-type="float">
            <text:p>0,57</text:p>
          </table:table-cell>
          <table:table-cell office:value-type="float" office:value="177878" calcext:value-type="float">
            <text:p>177878,00</text:p>
          </table:table-cell>
          <table:table-cell office:value-type="float" office:value="0.561007957559682" calcext:value-type="float">
            <text:p>0,56</text:p>
          </table:table-cell>
          <table:table-cell office:value-type="float" office:value="135995" calcext:value-type="float">
            <text:p>135995,00</text:p>
          </table:table-cell>
          <table:table-cell office:value-type="float" office:value="0.924119241192412" calcext:value-type="float">
            <text:p>0,92</text:p>
          </table:table-cell>
          <table:table-cell office:value-type="float" office:value="138425" calcext:value-type="float">
            <text:p>138425,00</text:p>
          </table:table-cell>
          <table:table-cell office:value-type="float" office:value="0.938992042440318" calcext:value-type="float">
            <text:p>0,94</text:p>
          </table:table-cell>
        </table:table-row>
        <table:table-row table:style-name="ro2">
          <table:table-cell office:value-type="float" office:value="232" calcext:value-type="float">
            <text:p>232,00</text:p>
          </table:table-cell>
          <table:table-cell office:value-type="float" office:value="179778" calcext:value-type="float">
            <text:p>179778,00</text:p>
          </table:table-cell>
          <table:table-cell office:value-type="float" office:value="0.553250345781466" calcext:value-type="float">
            <text:p>0,55</text:p>
          </table:table-cell>
          <table:table-cell office:value-type="float" office:value="187324" calcext:value-type="float">
            <text:p>187324,00</text:p>
          </table:table-cell>
          <table:table-cell office:value-type="float" office:value="0.590612777053455" calcext:value-type="float">
            <text:p>0,59</text:p>
          </table:table-cell>
          <table:table-cell office:value-type="float" office:value="130184" calcext:value-type="float">
            <text:p>130184,00</text:p>
          </table:table-cell>
          <table:table-cell office:value-type="float" office:value="0.890666666666667" calcext:value-type="float">
            <text:p>0,89</text:p>
          </table:table-cell>
          <table:table-cell office:value-type="float" office:value="125871" calcext:value-type="float">
            <text:p>125871,00</text:p>
          </table:table-cell>
          <table:table-cell office:value-type="float" office:value="0.957070707070707" calcext:value-type="float">
            <text:p>0,96</text:p>
          </table:table-cell>
        </table:table-row>
        <table:table-row table:style-name="ro2">
          <table:table-cell office:value-type="float" office:value="233" calcext:value-type="float">
            <text:p>233,00</text:p>
          </table:table-cell>
          <table:table-cell office:value-type="float" office:value="188702" calcext:value-type="float">
            <text:p>188702,00</text:p>
          </table:table-cell>
          <table:table-cell office:value-type="float" office:value="0.58029689608637" calcext:value-type="float">
            <text:p>0,58</text:p>
          </table:table-cell>
          <table:table-cell office:value-type="float" office:value="171309" calcext:value-type="float">
            <text:p>171309,00</text:p>
          </table:table-cell>
          <table:table-cell office:value-type="float" office:value="0.567105263157895" calcext:value-type="float">
            <text:p>0,57</text:p>
          </table:table-cell>
          <table:table-cell office:value-type="float" office:value="119231" calcext:value-type="float">
            <text:p>119231,00</text:p>
          </table:table-cell>
          <table:table-cell office:value-type="float" office:value="0.924119241192412" calcext:value-type="float">
            <text:p>0,92</text:p>
          </table:table-cell>
          <table:table-cell office:value-type="float" office:value="139433" calcext:value-type="float">
            <text:p>139433,00</text:p>
          </table:table-cell>
          <table:table-cell office:value-type="float" office:value="0.957178841309823" calcext:value-type="float">
            <text:p>0,96</text:p>
          </table:table-cell>
        </table:table-row>
        <table:table-row table:style-name="ro2">
          <table:table-cell office:value-type="float" office:value="234" calcext:value-type="float">
            <text:p>234,00</text:p>
          </table:table-cell>
          <table:table-cell office:value-type="float" office:value="193644" calcext:value-type="float">
            <text:p>193644,00</text:p>
          </table:table-cell>
          <table:table-cell office:value-type="float" office:value="0.591032608695652" calcext:value-type="float">
            <text:p>0,59</text:p>
          </table:table-cell>
          <table:table-cell office:value-type="float" office:value="175733" calcext:value-type="float">
            <text:p>175733,00</text:p>
          </table:table-cell>
          <table:table-cell office:value-type="float" office:value="0.570866141732283" calcext:value-type="float">
            <text:p>0,57</text:p>
          </table:table-cell>
          <table:table-cell office:value-type="float" office:value="124969" calcext:value-type="float">
            <text:p>124969,00</text:p>
          </table:table-cell>
          <table:table-cell office:value-type="float" office:value="0.957219251336898" calcext:value-type="float">
            <text:p>0,96</text:p>
          </table:table-cell>
          <table:table-cell office:value-type="float" office:value="114478" calcext:value-type="float">
            <text:p>114478,00</text:p>
          </table:table-cell>
          <table:table-cell office:value-type="float" office:value="0.960526315789473" calcext:value-type="float">
            <text:p>0,96</text:p>
          </table:table-cell>
        </table:table-row>
        <table:table-row table:style-name="ro2">
          <table:table-cell office:value-type="float" office:value="235" calcext:value-type="float">
            <text:p>235,00</text:p>
          </table:table-cell>
          <table:table-cell office:value-type="float" office:value="159335" calcext:value-type="float">
            <text:p>159335,00</text:p>
          </table:table-cell>
          <table:table-cell office:value-type="float" office:value="0.559254327563249" calcext:value-type="float">
            <text:p>0,56</text:p>
          </table:table-cell>
          <table:table-cell office:value-type="float" office:value="175303" calcext:value-type="float">
            <text:p>175303,00</text:p>
          </table:table-cell>
          <table:table-cell office:value-type="float" office:value="0.576517150395778" calcext:value-type="float">
            <text:p>0,58</text:p>
          </table:table-cell>
          <table:table-cell office:value-type="float" office:value="126461" calcext:value-type="float">
            <text:p>126461,00</text:p>
          </table:table-cell>
          <table:table-cell office:value-type="float" office:value="0.953929539295393" calcext:value-type="float">
            <text:p>0,95</text:p>
          </table:table-cell>
          <table:table-cell office:value-type="float" office:value="151626" calcext:value-type="float">
            <text:p>151626,00</text:p>
          </table:table-cell>
          <table:table-cell office:value-type="float" office:value="0.942857142857143" calcext:value-type="float">
            <text:p>0,94</text:p>
          </table:table-cell>
        </table:table-row>
        <table:table-row table:style-name="ro2">
          <table:table-cell office:value-type="float" office:value="236" calcext:value-type="float">
            <text:p>236,00</text:p>
          </table:table-cell>
          <table:table-cell office:value-type="float" office:value="174201" calcext:value-type="float">
            <text:p>174201,00</text:p>
          </table:table-cell>
          <table:table-cell office:value-type="float" office:value="0.564102564102564" calcext:value-type="float">
            <text:p>0,56</text:p>
          </table:table-cell>
          <table:table-cell office:value-type="float" office:value="173289" calcext:value-type="float">
            <text:p>173289,00</text:p>
          </table:table-cell>
          <table:table-cell office:value-type="float" office:value="0.596560846560847" calcext:value-type="float">
            <text:p>0,60</text:p>
          </table:table-cell>
          <table:table-cell office:value-type="float" office:value="93961" calcext:value-type="float">
            <text:p>93961,00</text:p>
          </table:table-cell>
          <table:table-cell office:value-type="float" office:value="0.859550561797753" calcext:value-type="float">
            <text:p>0,86</text:p>
          </table:table-cell>
          <table:table-cell office:value-type="float" office:value="124030" calcext:value-type="float">
            <text:p>124030,00</text:p>
          </table:table-cell>
          <table:table-cell office:value-type="float" office:value="0.960199004975124" calcext:value-type="float">
            <text:p>0,96</text:p>
          </table:table-cell>
        </table:table-row>
        <table:table-row table:style-name="ro2">
          <table:table-cell office:value-type="float" office:value="237" calcext:value-type="float">
            <text:p>237,00</text:p>
          </table:table-cell>
          <table:table-cell office:value-type="float" office:value="178437" calcext:value-type="float">
            <text:p>178437,00</text:p>
          </table:table-cell>
          <table:table-cell office:value-type="float" office:value="0.56267029972752" calcext:value-type="float">
            <text:p>0,56</text:p>
          </table:table-cell>
          <table:table-cell office:value-type="float" office:value="187248" calcext:value-type="float">
            <text:p>187248,00</text:p>
          </table:table-cell>
          <table:table-cell office:value-type="float" office:value="0.587615283267457" calcext:value-type="float">
            <text:p>0,59</text:p>
          </table:table-cell>
          <table:table-cell office:value-type="float" office:value="112657" calcext:value-type="float">
            <text:p>112657,00</text:p>
          </table:table-cell>
          <table:table-cell office:value-type="float" office:value="0.93010752688172" calcext:value-type="float">
            <text:p>0,93</text:p>
          </table:table-cell>
          <table:table-cell office:value-type="float" office:value="146901" calcext:value-type="float">
            <text:p>146901,00</text:p>
          </table:table-cell>
          <table:table-cell office:value-type="float" office:value="0.94910941475827" calcext:value-type="float">
            <text:p>0,95</text:p>
          </table:table-cell>
        </table:table-row>
        <table:table-row table:style-name="ro2">
          <table:table-cell office:value-type="float" office:value="238" calcext:value-type="float">
            <text:p>238,00</text:p>
          </table:table-cell>
          <table:table-cell office:value-type="float" office:value="164411" calcext:value-type="float">
            <text:p>164411,00</text:p>
          </table:table-cell>
          <table:table-cell office:value-type="float" office:value="0.547554347826087" calcext:value-type="float">
            <text:p>0,55</text:p>
          </table:table-cell>
          <table:table-cell office:value-type="float" office:value="199754" calcext:value-type="float">
            <text:p>199754,00</text:p>
          </table:table-cell>
          <table:table-cell office:value-type="float" office:value="0.597368421052631" calcext:value-type="float">
            <text:p>0,60</text:p>
          </table:table-cell>
          <table:table-cell office:value-type="float" office:value="120811" calcext:value-type="float">
            <text:p>120811,00</text:p>
          </table:table-cell>
          <table:table-cell office:value-type="float" office:value="0.911111111111111" calcext:value-type="float">
            <text:p>0,91</text:p>
          </table:table-cell>
          <table:table-cell office:value-type="float" office:value="132681" calcext:value-type="float">
            <text:p>132681,00</text:p>
          </table:table-cell>
          <table:table-cell office:value-type="float" office:value="0.937655860349127" calcext:value-type="float">
            <text:p>0,94</text:p>
          </table:table-cell>
        </table:table-row>
        <table:table-row table:style-name="ro2">
          <table:table-cell office:value-type="float" office:value="239" calcext:value-type="float">
            <text:p>239,00</text:p>
          </table:table-cell>
          <table:table-cell office:value-type="float" office:value="162052" calcext:value-type="float">
            <text:p>162052,00</text:p>
          </table:table-cell>
          <table:table-cell office:value-type="float" office:value="0.542005420054201" calcext:value-type="float">
            <text:p>0,54</text:p>
          </table:table-cell>
          <table:table-cell office:value-type="float" office:value="188639" calcext:value-type="float">
            <text:p>188639,00</text:p>
          </table:table-cell>
          <table:table-cell office:value-type="float" office:value="0.580687830687831" calcext:value-type="float">
            <text:p>0,58</text:p>
          </table:table-cell>
          <table:table-cell office:value-type="float" office:value="106799" calcext:value-type="float">
            <text:p>106799,00</text:p>
          </table:table-cell>
          <table:table-cell office:value-type="float" office:value="0.945652173913044" calcext:value-type="float">
            <text:p>0,95</text:p>
          </table:table-cell>
          <table:table-cell office:value-type="float" office:value="153498" calcext:value-type="float">
            <text:p>153498,00</text:p>
          </table:table-cell>
          <table:table-cell office:value-type="float" office:value="0.940414507772021" calcext:value-type="float">
            <text:p>0,94</text:p>
          </table:table-cell>
        </table:table-row>
        <table:table-row table:style-name="ro2">
          <table:table-cell office:value-type="float" office:value="240" calcext:value-type="float">
            <text:p>240,00</text:p>
          </table:table-cell>
          <table:table-cell office:value-type="float" office:value="194750" calcext:value-type="float">
            <text:p>194750,00</text:p>
          </table:table-cell>
          <table:table-cell office:value-type="float" office:value="0.591891891891892" calcext:value-type="float">
            <text:p>0,59</text:p>
          </table:table-cell>
          <table:table-cell office:value-type="float" office:value="172446" calcext:value-type="float">
            <text:p>172446,00</text:p>
          </table:table-cell>
          <table:table-cell office:value-type="float" office:value="0.566929133858268" calcext:value-type="float">
            <text:p>0,57</text:p>
          </table:table-cell>
          <table:table-cell office:value-type="float" office:value="118088" calcext:value-type="float">
            <text:p>118088,00</text:p>
          </table:table-cell>
          <table:table-cell office:value-type="float" office:value="0.954054054054054" calcext:value-type="float">
            <text:p>0,95</text:p>
          </table:table-cell>
          <table:table-cell office:value-type="float" office:value="108247" calcext:value-type="float">
            <text:p>108247,00</text:p>
          </table:table-cell>
          <table:table-cell office:value-type="float" office:value="0.948186528497409" calcext:value-type="float">
            <text:p>0,95</text:p>
          </table:table-cell>
        </table:table-row>
        <table:table-row table:style-name="ro2">
          <table:table-cell/>
          <table:table-cell table:style-name="ce2" table:formula="of:=SUM([.B2:.B242])/COUNT([.B2:.B242])" office:value-type="float" office:value="177036.34439834" calcext:value-type="float">
            <text:p>177036</text:p>
          </table:table-cell>
          <table:table-cell table:style-name="ce2" table:formula="of:=SUM([.C2:.C242])/COUNT([.C2:.C242])*100" office:value-type="float" office:value="56.8409782715731" calcext:value-type="float">
            <text:p>57</text:p>
          </table:table-cell>
          <table:table-cell table:style-name="ce2" table:formula="of:=SUM([.D2:.D242])/COUNT([.D2:.D242])" office:value-type="float" office:value="192864.763485477" calcext:value-type="float">
            <text:p>192865</text:p>
          </table:table-cell>
          <table:table-cell table:style-name="ce2" table:formula="of:=SUM([.E2:.E242])/COUNT([.E2:.E242])*100" office:value-type="float" office:value="59.6073254516058" calcext:value-type="float">
            <text:p>60</text:p>
          </table:table-cell>
          <table:table-cell table:style-name="ce2" table:formula="of:=SUM([.F2:.F242])/COUNT([.F2:.F242])" office:value-type="float" office:value="118506.958506224" calcext:value-type="float">
            <text:p>118507</text:p>
          </table:table-cell>
          <table:table-cell table:style-name="ce2" table:formula="of:=SUM([.G2:.G242])/COUNT([.G2:.G242])*100" office:value-type="float" office:value="92.9963254748649" calcext:value-type="float">
            <text:p>93</text:p>
          </table:table-cell>
          <table:table-cell table:style-name="ce2" table:formula="of:=SUM([.H2:.H242])/COUNT([.H2:.H242])" office:value-type="float" office:value="139642.157676349" calcext:value-type="float">
            <text:p>139642</text:p>
          </table:table-cell>
          <table:table-cell table:style-name="ce2" table:formula="of:=SUM([.I2:.I242])/COUNT([.I2:.I242])*100" office:value-type="float" office:value="94.7756621179392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ard Bergen</meta:initial-creator>
    <meta:creation-date>2014-10-13T15:06:17.354000000</meta:creation-date>
    <dc:date>2014-10-13T15:36:40.182000000</dc:date>
    <dc:creator>Eduard Bergen</dc:creator>
    <meta:editing-duration>PT22M15S</meta:editing-duration>
    <meta:editing-cycles>21</meta:editing-cycles>
    <meta:generator>LibreOffice/4.1.3.2$Windows_x86 LibreOffice_project/70feb7d99726f064edab4605a8ab840c50ec57a</meta:generator>
    <meta:document-statistic meta:table-count="4" meta:cell-count="8744" meta:object-count="0"/>
  </office:meta>
</office:document-meta>
</file>